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48in"/>
    </style:style>
    <style:style style:name="co2" style:family="table-column">
      <style:table-column-properties fo:break-before="auto" style:column-width="3.2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0492in"/>
    </style:style>
    <style:style style:name="co5" style:family="table-column">
      <style:table-column-properties fo:break-before="auto" style:column-width="4.4744in"/>
    </style:style>
    <style:style style:name="co6" style:family="table-column">
      <style:table-column-properties fo:break-before="auto" style:column-width="3.4508in"/>
    </style:style>
    <style:style style:name="co7" style:family="table-column">
      <style:table-column-properties fo:break-before="auto" style:column-width="3.1484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6.0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osample_typ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Human BALF sample</text:p>
          </table:table-cell>
          <table:table-cell office:value-type="string" calcext:value-type="string">
            <text:p>bronchoalveolar lavage fluid </text:p>
          </table:table-cell>
        </table:table-row>
        <table:table-row table:style-name="ro1">
          <table:table-cell office:value-type="string" calcext:value-type="string">
            <text:p>Bronchoalveolar lavage fluid</text:p>
          </table:table-cell>
          <table:table-cell office:value-type="string" calcext:value-type="string">
            <text:p>bronchoalveolar lavage fluid </text:p>
          </table:table-cell>
        </table:table-row>
        <table:table-row table:style-name="ro1">
          <table:table-cell office:value-type="string" calcext:value-type="string">
            <text:p>bronchoalveolar lavage fluid(BALF)</text:p>
          </table:table-cell>
          <table:table-cell office:value-type="string" calcext:value-type="string">
            <text:p>bronchoalveolar lavage fluid <text:s/></text:p>
          </table:table-cell>
        </table:table-row>
        <table:table-row table:style-name="ro1">
          <table:table-cell office:value-type="string" calcext:value-type="string">
            <text:p>Oro-pharyngeal swab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or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ynx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respiratory nasopharyngeal sample 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Nasopharyngeal/throat swab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Combined nasopharyngeal and or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Diagnostic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tracheal swab </text:p>
          </table:table-cell>
          <table:table-cell office:value-type="string" calcext:value-type="string">
            <text:p>tracheal swab/wash</text:p>
          </table:table-cell>
        </table:table-row>
        <table:table-row table:style-name="ro1">
          <table:table-cell office:value-type="string" calcext:value-type="string">
            <text:p>bronchoalveolar lavage</text:p>
          </table:table-cell>
          <table:table-cell office:value-type="string" calcext:value-type="string">
            <text:p>bronchoalveolar lavage fluid</text:p>
          </table:table-cell>
        </table:table-row>
        <table:table-row table:style-name="ro1">
          <table:table-cell table:number-columns-repeated="2" office:value-type="string" calcext:value-type="string">
            <text:p>sputum</text:p>
          </table:table-cell>
        </table:table-row>
        <table:table-row table:style-name="ro1">
          <table:table-cell office:value-type="string" calcext:value-type="string">
            <text:p>oralpharyngeal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al swab <text:s/>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oropharynx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feces</text:p>
          </table:table-cell>
        </table:table-row>
        <table:table-row table:style-name="ro1">
          <table:table-cell office:value-type="string" calcext:value-type="string">
            <text:p>nas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putum <text:s text:c="17"/></text:p>
          </table:table-cell>
          <table:table-cell office:value-type="string" calcext:value-type="string">
            <text:p>sputum</text:p>
          </table:table-cell>
        </table:table-row>
        <table:table-row table:style-name="ro1">
          <table:table-cell office:value-type="string" calcext:value-type="string">
            <text:p>nasopharynx, oropharynx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Nasal-Swab and Oro-pharyngeal swab <text:s/>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oral swab; nasal swab; tracheal wash</text:p>
          </table:table-cell>
          <table:table-cell office:value-type="string" calcext:value-type="string">
            <text:p>oro/naso-pharyngeal swab, tracheal swab/wash</text:p>
          </table:table-cell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NPA/TS</text:p>
          </table:table-cell>
          <table:table-cell office:value-type="string" calcext:value-type="string">
            <text:p>oro/naso-pharyngeal swab, tracheal swab/wash</text:p>
          </table:table-cell>
        </table:table-row>
        <table:table-row table:style-name="ro1">
          <table:table-cell office:value-type="string" calcext:value-type="string">
            <text:p>NPS/TS</text:p>
          </table:table-cell>
          <table:table-cell office:value-type="string" calcext:value-type="string">
            <text:p>oro/naso-pharyngeal swab, tracheal swab/wash</text:p>
          </table:table-cell>
        </table:table-row>
        <table:table-row table:style-name="ro1">
          <table:table-cell office:value-type="string" calcext:value-type="string">
            <text:p>Nasopharyngeal Swab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ingeal exudate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Pharyngeal exudate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yngeal exudate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yngeal swabs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yngeal sample <text:s/></text:p>
          </table:table-cell>
          <table:table-cell office:value-type="string" calcext:value-type="string">
            <text:p>oro/naso-pharyngeal swab </text:p>
          </table:table-cell>
        </table:table-row>
      </table:table>
      <table:table table:name="geo_locat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</table:table-row>
        <table:table-row table:style-name="ro1">
          <table:table-cell office:value-type="string" calcext:value-type="string">
            <text:p>Nepal: Kathmandu</text:p>
          </table:table-cell>
          <table:table-cell office:value-type="string" calcext:value-type="string">
            <text:p>Asia:Nepal:Kathmandu:-</text:p>
          </table:table-cell>
        </table:table-row>
        <table:table-row table:style-name="ro1">
          <table:table-cell office:value-type="string" calcext:value-type="string">
            <text:p>USA: Seattle, WA</text:p>
          </table:table-cell>
          <table:table-cell office:value-type="string" calcext:value-type="string">
            <text:p>North America:USA:Washington:Seattle</text:p>
          </table:table-cell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China: Hubei</text:p>
          </table:table-cell>
          <table:table-cell office:value-type="string" calcext:value-type="string">
            <text:p>Asia:China:Hubei:-</text:p>
          </table:table-cell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Australia: Northern Territory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office:value-type="string" calcext:value-type="string">
            <text:p>Peru: Lima</text:p>
          </table:table-cell>
          <table:table-cell office:value-type="string" calcext:value-type="string">
            <text:p>South America:Peru:Lima:-</text:p>
          </table:table-cell>
        </table:table-row>
        <table:table-row table:style-name="ro1">
          <table:table-cell office:value-type="string" calcext:value-type="string">
            <text:p>Cambodia:Sihanoukville</text:p>
          </table:table-cell>
          <table:table-cell office:value-type="string" calcext:value-type="string">
            <text:p>Asia:Cambodia:Sihanoukville:-</text:p>
          </table:table-cell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</table:table-row>
        <table:table-row table:style-name="ro1">
          <table:table-cell office:value-type="string" calcext:value-type="string">
            <text:p>USA: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-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China:Shanghai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office:value-type="string" calcext:value-type="string">
            <text:p>Netherlands: Leiden</text:p>
          </table:table-cell>
          <table:table-cell office:value-type="string" calcext:value-type="string">
            <text:p>Europe:Netherlands:Leiden:-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:Egypt:-:-</text:p>
          </table:table-cell>
        </table:table-row>
        <table:table-row table:style-name="ro1">
          <table:table-cell office:value-type="string" calcext:value-type="string">
            <text:p>USA:Los Angeles</text:p>
          </table:table-cell>
          <table:table-cell office:value-type="string" calcext:value-type="string">
            <text:p>North America:USA:California:Los Angeles</text:p>
          </table:table-cell>
        </table:table-row>
        <table:table-row table:style-name="ro1">
          <table:table-cell office:value-type="string" calcext:value-type="string">
            <text:p>USA:Minnesota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USA: Hamilton, MT</text:p>
          </table:table-cell>
          <table:table-cell office:value-type="string" calcext:value-type="string">
            <text:p>North America:USA:Montana:Hamilton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USA: Georgia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Australia: NSW</text:p>
          </table:table-cell>
          <table:table-cell office:value-type="string" calcext:value-type="string">
            <text:p>Oceania:Australia:New South Wales:-</text:p>
          </table:table-cell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USA:Californi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:Portugal:-:-</text:p>
          </table:table-cell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Spain:Valencia</text:p>
          </table:table-cell>
          <table:table-cell office:value-type="string" calcext:value-type="string">
            <text:p>Europe:Spain:Comunitat Valenciana:Valencia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Brazil: Feira de Santana, BA</text:p>
          </table:table-cell>
          <table:table-cell office:value-type="string" calcext:value-type="string">
            <text:p>South America:Brazil:Bahia:Feira de Santana</text:p>
          </table:table-cell>
        </table:table-row>
        <table:table-row table:style-name="ro1">
          <table:table-cell office:value-type="string" calcext:value-type="string">
            <text:p>USA: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 Connecticut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USA: Racine, Wisconsin</text:p>
          </table:table-cell>
          <table:table-cell office:value-type="string" calcext:value-type="string">
            <text:p>North America:USA:Wisconsin:Racine</text:p>
          </table:table-cell>
        </table:table-row>
        <table:table-row table:style-name="ro1">
          <table:table-cell office:value-type="string" calcext:value-type="string">
            <text:p>USA: Milwaukee, Wisconsin</text:p>
          </table:table-cell>
          <table:table-cell office:value-type="string" calcext:value-type="string">
            <text:p>North America:USA:Wisconsin:Milwaukee</text:p>
          </table:table-cell>
        </table:table-row>
        <table:table-row table:style-name="ro1">
          <table:table-cell office:value-type="string" calcext:value-type="string">
            <text:p>USA: Port Washi, Wisconsin</text:p>
          </table:table-cell>
          <table:table-cell office:value-type="string" calcext:value-type="string">
            <text:p>North America:USA:Wisconsin:Port Washington</text:p>
          </table:table-cell>
        </table:table-row>
        <table:table-row table:style-name="ro1">
          <table:table-cell office:value-type="string" calcext:value-type="string">
            <text:p>USA: Thiensvill, Wisconsin</text:p>
          </table:table-cell>
          <table:table-cell office:value-type="string" calcext:value-type="string">
            <text:p>North America:USA:Wisconsin:Thiensville</text:p>
          </table:table-cell>
        </table:table-row>
        <table:table-row table:style-name="ro1">
          <table:table-cell office:value-type="string" calcext:value-type="string">
            <text:p>USA: Grafton, Wisconsin</text:p>
          </table:table-cell>
          <table:table-cell office:value-type="string" calcext:value-type="string">
            <text:p>North America:USA:Wisconsin:Grafton</text:p>
          </table:table-cell>
        </table:table-row>
        <table:table-row table:style-name="ro1">
          <table:table-cell office:value-type="string" calcext:value-type="string">
            <text:p>USA: Mequon, Wisconsin</text:p>
          </table:table-cell>
          <table:table-cell office:value-type="string" calcext:value-type="string">
            <text:p>North America:USA:Wisconsin:Mequon</text:p>
          </table:table-cell>
        </table:table-row>
        <table:table-row table:style-name="ro1">
          <table:table-cell office:value-type="string" calcext:value-type="string">
            <text:p>USA: Whitefish, Wisconsin</text:p>
          </table:table-cell>
          <table:table-cell office:value-type="string" calcext:value-type="string">
            <text:p>North America:USA:Wisconsin:Whitefish Bay</text:p>
          </table:table-cell>
        </table:table-row>
        <table:table-row table:style-name="ro1">
          <table:table-cell office:value-type="string" calcext:value-type="string">
            <text:p>USA: Pewaukee, Wisconsin</text:p>
          </table:table-cell>
          <table:table-cell office:value-type="string" calcext:value-type="string">
            <text:p>North America:USA:Wisconsin:Pewaukee</text:p>
          </table:table-cell>
        </table:table-row>
        <table:table-row table:style-name="ro1">
          <table:table-cell office:value-type="string" calcext:value-type="string">
            <text:p>USA: Cudahy, Wisconsin</text:p>
          </table:table-cell>
          <table:table-cell office:value-type="string" calcext:value-type="string">
            <text:p>North America:USA:Wisconsin:Cudahy</text:p>
          </table:table-cell>
        </table:table-row>
        <table:table-row table:style-name="ro1">
          <table:table-cell office:value-type="string" calcext:value-type="string">
            <text:p>USA: Glendale, Wisconsin</text:p>
          </table:table-cell>
          <table:table-cell office:value-type="string" calcext:value-type="string">
            <text:p>North America:USA:Wisconsin:Glendale</text:p>
          </table:table-cell>
        </table:table-row>
        <table:table-row table:style-name="ro1">
          <table:table-cell office:value-type="string" calcext:value-type="string">
            <text:p>USA: Greenfield, Wisconsin</text:p>
          </table:table-cell>
          <table:table-cell office:value-type="string" calcext:value-type="string">
            <text:p>North America:USA:Wisconsin:Greenfield</text:p>
          </table:table-cell>
        </table:table-row>
        <table:table-row table:style-name="ro1">
          <table:table-cell office:value-type="string" calcext:value-type="string">
            <text:p>USA: South Milwaukee, Wisconsin</text:p>
          </table:table-cell>
          <table:table-cell office:value-type="string" calcext:value-type="string">
            <text:p>North America:USA:Wisconsin:South Milwaukee</text:p>
          </table:table-cell>
        </table:table-row>
        <table:table-row table:style-name="ro1">
          <table:table-cell office:value-type="string" calcext:value-type="string">
            <text:p>USA: Elm Grove, Wisconsin</text:p>
          </table:table-cell>
          <table:table-cell office:value-type="string" calcext:value-type="string">
            <text:p>North America:USA:Wisconsin:Elm Grove</text:p>
          </table:table-cell>
        </table:table-row>
        <table:table-row table:style-name="ro1">
          <table:table-cell office:value-type="string" calcext:value-type="string">
            <text:p>USA: Franklin, Wisconsin</text:p>
          </table:table-cell>
          <table:table-cell office:value-type="string" calcext:value-type="string">
            <text:p>North America:USA:Wisconsin:Franklin</text:p>
          </table:table-cell>
        </table:table-row>
        <table:table-row table:style-name="ro1">
          <table:table-cell office:value-type="string" calcext:value-type="string">
            <text:p>USA: Brookfield, Wisconsin</text:p>
          </table:table-cell>
          <table:table-cell office:value-type="string" calcext:value-type="string">
            <text:p>North America:USA:Wisconsin:Brookfield</text:p>
          </table:table-cell>
        </table:table-row>
        <table:table-row table:style-name="ro1">
          <table:table-cell office:value-type="string" calcext:value-type="string">
            <text:p>USA: Campbellsp, Wisconsin</text:p>
          </table:table-cell>
          <table:table-cell office:value-type="string" calcext:value-type="string">
            <text:p>North America:USA:Wisconsin:Campbellsport</text:p>
          </table:table-cell>
        </table:table-row>
        <table:table-row table:style-name="ro1">
          <table:table-cell office:value-type="string" calcext:value-type="string">
            <text:p>USA: Green Field, Wisconsin</text:p>
          </table:table-cell>
          <table:table-cell office:value-type="string" calcext:value-type="string">
            <text:p>North America:USA:Wisconsin:Greenfield</text:p>
          </table:table-cell>
        </table:table-row>
        <table:table-row table:style-name="ro1">
          <table:table-cell office:value-type="string" calcext:value-type="string">
            <text:p>USA: Oak Creek, Wisconsin</text:p>
          </table:table-cell>
          <table:table-cell office:value-type="string" calcext:value-type="string">
            <text:p>North America:USA:Wisconsin:Oak Creek</text:p>
          </table:table-cell>
        </table:table-row>
        <table:table-row table:style-name="ro1">
          <table:table-cell office:value-type="string" calcext:value-type="string">
            <text:p>USA: Jackson, Wisconsin</text:p>
          </table:table-cell>
          <table:table-cell office:value-type="string" calcext:value-type="string">
            <text:p>North America:USA:Wisconsin:Jackson</text:p>
          </table:table-cell>
        </table:table-row>
        <table:table-row table:style-name="ro1">
          <table:table-cell office:value-type="string" calcext:value-type="string">
            <text:p>USA: Wauwatosa, Wisconsin</text:p>
          </table:table-cell>
          <table:table-cell office:value-type="string" calcext:value-type="string">
            <text:p>North America:USA:Wisconsin:Wauwatosa</text:p>
          </table:table-cell>
        </table:table-row>
        <table:table-row table:style-name="ro1">
          <table:table-cell office:value-type="string" calcext:value-type="string">
            <text:p>USA: New Berlin, Wisconsin</text:p>
          </table:table-cell>
          <table:table-cell office:value-type="string" calcext:value-type="string">
            <text:p>North America:USA:Wisconsin:New Berlin</text:p>
          </table:table-cell>
        </table:table-row>
        <table:table-row table:style-name="ro1">
          <table:table-cell office:value-type="string" calcext:value-type="string">
            <text:p>USA: New York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North Rhine Westphalia:Dusseldorf</text:p>
          </table:table-cell>
        </table:table-row>
        <table:table-row table:style-name="ro1">
          <table:table-cell office:value-type="string" calcext:value-type="string">
            <text:p>USA: Californi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USA: Texas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USA: Arizona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office:value-type="string" calcext:value-type="string">
            <text:p>USA: Massachusetts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USA: Iowa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USA: South Carolina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USA: New Jersey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office:value-type="string" calcext:value-type="string">
            <text:p>India:Gujarat,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Gujarat,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India:Gujarat,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USA: River Hills, Wisconsin</text:p>
          </table:table-cell>
          <table:table-cell office:value-type="string" calcext:value-type="string">
            <text:p>North America:USA:Wisconsin:River Hills</text:p>
          </table:table-cell>
        </table:table-row>
        <table:table-row table:style-name="ro1">
          <table:table-cell office:value-type="string" calcext:value-type="string">
            <text:p>USA: Greater Milwakuee Area, Wisconsin</text:p>
          </table:table-cell>
          <table:table-cell office:value-type="string" calcext:value-type="string">
            <text:p>North America:USA:Wisconsin:Greater Milwaukee Area</text:p>
          </table:table-cell>
        </table:table-row>
        <table:table-row table:style-name="ro1">
          <table:table-cell office:value-type="string" calcext:value-type="string">
            <text:p>USA: Brown Deer, Wisconsin</text:p>
          </table:table-cell>
          <table:table-cell office:value-type="string" calcext:value-type="string">
            <text:p>North America:USA:Wisconsin:Brown Deer</text:p>
          </table:table-cell>
        </table:table-row>
        <table:table-row table:style-name="ro1">
          <table:table-cell office:value-type="string" calcext:value-type="string">
            <text:p>USA: Bayside, Wisconsin</text:p>
          </table:table-cell>
          <table:table-cell office:value-type="string" calcext:value-type="string">
            <text:p>North America:USA:Wisconsin:Bayside</text:p>
          </table:table-cell>
        </table:table-row>
        <table:table-row table:style-name="ro1">
          <table:table-cell office:value-type="string" calcext:value-type="string">
            <text:p>USA: Hartford, Wisconsin</text:p>
          </table:table-cell>
          <table:table-cell office:value-type="string" calcext:value-type="string">
            <text:p>North America:USA:Wisconsin:Hartford</text:p>
          </table:table-cell>
        </table:table-row>
        <table:table-row table:style-name="ro1">
          <table:table-cell office:value-type="string" calcext:value-type="string">
            <text:p>USA: Slinger, Wisconsin</text:p>
          </table:table-cell>
          <table:table-cell office:value-type="string" calcext:value-type="string">
            <text:p>North America:USA:Wisconsin:Slinger</text:p>
          </table:table-cell>
        </table:table-row>
        <table:table-row table:style-name="ro1">
          <table:table-cell office:value-type="string" calcext:value-type="string">
            <text:p>USA: Saukville, Wisconsin</text:p>
          </table:table-cell>
          <table:table-cell office:value-type="string" calcext:value-type="string">
            <text:p>North America:USA:Wisconsin:Saukville</text:p>
          </table:table-cell>
        </table:table-row>
        <table:table-row table:style-name="ro1">
          <table:table-cell office:value-type="string" calcext:value-type="string">
            <text:p>India:Gujarat, Surat</text:p>
          </table:table-cell>
          <table:table-cell office:value-type="string" calcext:value-type="string">
            <text:p>Asia:India:Gujarat:Surat</text:p>
          </table:table-cell>
        </table:table-row>
        <table:table-row table:style-name="ro1">
          <table:table-cell office:value-type="string" calcext:value-type="string">
            <text:p>India: Gujarat,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India: Gujarat, Dhansura</text:p>
          </table:table-cell>
          <table:table-cell office:value-type="string" calcext:value-type="string">
            <text:p>Asia:India:Gujarat:Dhansura</text:p>
          </table:table-cell>
        </table:table-row>
        <table:table-row table:style-name="ro1">
          <table:table-cell office:value-type="string" calcext:value-type="string">
            <text:p>India: Gujarat, Modasa</text:p>
          </table:table-cell>
          <table:table-cell office:value-type="string" calcext:value-type="string">
            <text:p>Asia:India:Gujarat:Modasa</text:p>
          </table:table-cell>
        </table:table-row>
        <table:table-row table:style-name="ro1">
          <table:table-cell office:value-type="string" calcext:value-type="string">
            <text:p>India: Gujarat, Prantij</text:p>
          </table:table-cell>
          <table:table-cell office:value-type="string" calcext:value-type="string">
            <text:p>Asia:India:Gujarat:Prantij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office:value-type="string" calcext:value-type="string">
            <text:p>India: Gujarat,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 Gujarat, Himatnagar</text:p>
          </table:table-cell>
          <table:table-cell office:value-type="string" calcext:value-type="string">
            <text:p>Asia:India:Gujarat:Himatnagar</text:p>
          </table:table-cell>
        </table:table-row>
        <table:table-row table:style-name="ro1">
          <table:table-cell office:value-type="string" calcext:value-type="string">
            <text:p>India: Gujarat,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India: Gujarat, Dahegam</text:p>
          </table:table-cell>
          <table:table-cell office:value-type="string" calcext:value-type="string">
            <text:p>Asia:India:Gujarat:Dahegam</text:p>
          </table:table-cell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Denmark:not provided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Netherlands:Delft</text:p>
          </table:table-cell>
          <table:table-cell office:value-type="string" calcext:value-type="string">
            <text:p>Europe:Netherlands:South Holland:Delft</text:p>
          </table:table-cell>
        </table:table-row>
        <table:table-row table:style-name="ro1">
          <table:table-cell office:value-type="string" calcext:value-type="string">
            <text:p>Netherlands:Nieuwendijk</text:p>
          </table:table-cell>
          <table:table-cell office:value-type="string" calcext:value-type="string">
            <text:p>Europe:Netherlands:North Brabant:Nieuwendijk</text:p>
          </table:table-cell>
        </table:table-row>
        <table:table-row table:style-name="ro1">
          <table:table-cell office:value-type="string" calcext:value-type="string">
            <text:p>Netherlands:Diemen</text:p>
          </table:table-cell>
          <table:table-cell office:value-type="string" calcext:value-type="string">
            <text:p>Europe:Netherlands:North Holland:Diemen</text:p>
          </table:table-cell>
        </table:table-row>
        <table:table-row table:style-name="ro1">
          <table:table-cell office:value-type="string" calcext:value-type="string">
            <text:p>Netherlands:Oss</text:p>
          </table:table-cell>
          <table:table-cell office:value-type="string" calcext:value-type="string">
            <text:p>Europe:Netherlands:North Brabant:Oss</text:p>
          </table:table-cell>
        </table:table-row>
        <table:table-row table:style-name="ro1">
          <table:table-cell office:value-type="string" calcext:value-type="string">
            <text:p>Netherlands:Houten</text:p>
          </table:table-cell>
          <table:table-cell office:value-type="string" calcext:value-type="string">
            <text:p>Europe:Netherlands:Utrecht:Houten</text:p>
          </table:table-cell>
        </table:table-row>
        <table:table-row table:style-name="ro1">
          <table:table-cell office:value-type="string" calcext:value-type="string">
            <text:p>Netherlands:Helmond</text:p>
          </table:table-cell>
          <table:table-cell office:value-type="string" calcext:value-type="string">
            <text:p>Europe:Netherlands:North Brabant:Helmond</text:p>
          </table:table-cell>
        </table:table-row>
        <table:table-row table:style-name="ro1">
          <table:table-cell office:value-type="string" calcext:value-type="string">
            <text:p>Netherlands:Utrecht</text:p>
          </table:table-cell>
          <table:table-cell office:value-type="string" calcext:value-type="string">
            <text:p>Europe:Netherlands:Utrecht:-</text:p>
          </table:table-cell>
        </table:table-row>
        <table:table-row table:style-name="ro1">
          <table:table-cell office:value-type="string" calcext:value-type="string">
            <text:p>Netherlands:Loon</text:p>
          </table:table-cell>
          <table:table-cell office:value-type="string" calcext:value-type="string">
            <text:p>Europe:Netherlands:North Brabant:Loon op zand</text:p>
          </table:table-cell>
        </table:table-row>
        <table:table-row table:style-name="ro1">
          <table:table-cell office:value-type="string" calcext:value-type="string">
            <text:p>Netherlands:Tilburg</text:p>
          </table:table-cell>
          <table:table-cell office:value-type="string" calcext:value-type="string">
            <text:p>Europe:Netherlands:North Brabant:Tilburg</text:p>
          </table:table-cell>
        </table:table-row>
        <table:table-row table:style-name="ro1">
          <table:table-cell office:value-type="string" calcext:value-type="string">
            <text:p>Netherlands:Coevorden</text:p>
          </table:table-cell>
          <table:table-cell office:value-type="string" calcext:value-type="string">
            <text:p>Europe:Netherlands:Drenthe:Coevorden</text:p>
          </table:table-cell>
        </table:table-row>
        <table:table-row table:style-name="ro1">
          <table:table-cell office:value-type="string" calcext:value-type="string">
            <text:p>Netherlands:Rotterdam</text:p>
          </table:table-cell>
          <table:table-cell office:value-type="string" calcext:value-type="string">
            <text:p>Europe:Netherlands:South Holland:Rotterdam</text:p>
          </table:table-cell>
        </table:table-row>
        <table:table-row table:style-name="ro1">
          <table:table-cell office:value-type="string" calcext:value-type="string">
            <text:p>Netherlands:Eindhoven</text:p>
          </table:table-cell>
          <table:table-cell office:value-type="string" calcext:value-type="string">
            <text:p>Europe:Netherlands:North Brabant:Eindhoven</text:p>
          </table:table-cell>
        </table:table-row>
        <table:table-row table:style-name="ro1">
          <table:table-cell office:value-type="string" calcext:value-type="string">
            <text:p>Netherlands:Haarlem</text:p>
          </table:table-cell>
          <table:table-cell office:value-type="string" calcext:value-type="string">
            <text:p>Europe:Netherlands:North Holland:Haarlem</text:p>
          </table:table-cell>
        </table:table-row>
        <table:table-row table:style-name="ro1">
          <table:table-cell office:value-type="string" calcext:value-type="string">
            <text:p>Netherlands:Dalen</text:p>
          </table:table-cell>
          <table:table-cell office:value-type="string" calcext:value-type="string">
            <text:p>Europe:Netherlands:Drenthe:Dalen</text:p>
          </table:table-cell>
        </table:table-row>
        <table:table-row table:style-name="ro1">
          <table:table-cell office:value-type="string" calcext:value-type="string">
            <text:p>Netherlands:Andel</text:p>
          </table:table-cell>
          <table:table-cell office:value-type="string" calcext:value-type="string">
            <text:p>Europe:Netherlands:North Brabant:Andel</text:p>
          </table:table-cell>
        </table:table-row>
        <table:table-row table:style-name="ro1">
          <table:table-cell office:value-type="string" calcext:value-type="string">
            <text:p>Netherlands:Berlicum</text:p>
          </table:table-cell>
          <table:table-cell office:value-type="string" calcext:value-type="string">
            <text:p>Europe:Netherlands:North Brabant:Berlicum</text:p>
          </table:table-cell>
        </table:table-row>
        <table:table-row table:style-name="ro1">
          <table:table-cell office:value-type="string" calcext:value-type="string">
            <text:p>Netherlands:Hardinxveld</text:p>
          </table:table-cell>
          <table:table-cell office:value-type="string" calcext:value-type="string">
            <text:p>Europe:Netherlands:South Holland:Hardinxveld Giessendam</text:p>
          </table:table-cell>
        </table:table-row>
        <table:table-row table:style-name="ro1">
          <table:table-cell office:value-type="string" calcext:value-type="string">
            <text:p>Netherlands:Oisterwijk</text:p>
          </table:table-cell>
          <table:table-cell office:value-type="string" calcext:value-type="string">
            <text:p>Europe:Netherlands:North Brabant:Oisterwijk</text:p>
          </table:table-cell>
        </table:table-row>
        <table:table-row table:style-name="ro1">
          <table:table-cell office:value-type="string" calcext:value-type="string">
            <text:p>Netherlands:Blaricum</text:p>
          </table:table-cell>
          <table:table-cell office:value-type="string" calcext:value-type="string">
            <text:p>Europe:Netherlands:North Brabant:Blaricum</text:p>
          </table:table-cell>
        </table:table-row>
        <table:table-row table:style-name="ro1">
          <table:table-cell office:value-type="string" calcext:value-type="string">
            <text:p>Netherlands:Naarden</text:p>
          </table:table-cell>
          <table:table-cell office:value-type="string" calcext:value-type="string">
            <text:p>Europe:Netherlands:North Holland:Naarden</text:p>
          </table:table-cell>
        </table:table-row>
        <table:table-row table:style-name="ro1">
          <table:table-cell office:value-type="string" calcext:value-type="string">
            <text:p>Netherlands:Zeewolde</text:p>
          </table:table-cell>
          <table:table-cell office:value-type="string" calcext:value-type="string">
            <text:p>Europe:Netherlands:Flevoland:Zeewolde</text:p>
          </table:table-cell>
        </table:table-row>
        <table:table-row table:style-name="ro1">
          <table:table-cell office:value-type="string" calcext:value-type="string">
            <text:p>Netherlands:Nootdorp</text:p>
          </table:table-cell>
          <table:table-cell office:value-type="string" calcext:value-type="string">
            <text:p>Europe:Netherlands:South Holland:Nootdorp</text:p>
          </table:table-cell>
        </table:table-row>
        <table:table-row table:style-name="ro1">
          <table:table-cell office:value-type="string" calcext:value-type="string">
            <text:p>Netherlands:NoordBrabant</text:p>
          </table:table-cell>
          <table:table-cell office:value-type="string" calcext:value-type="string">
            <text:p>Europe:Netherlands:North Brabant:-</text:p>
          </table:table-cell>
        </table:table-row>
        <table:table-row table:style-name="ro1">
          <table:table-cell office:value-type="string" calcext:value-type="string">
            <text:p>Netherlands:Limburg</text:p>
          </table:table-cell>
          <table:table-cell office:value-type="string" calcext:value-type="string">
            <text:p>Europe:Netherlands:Limburg:-</text:p>
          </table:table-cell>
        </table:table-row>
        <table:table-row table:style-name="ro1">
          <table:table-cell office:value-type="string" calcext:value-type="string">
            <text:p>Netherlands:Overijssel</text:p>
          </table:table-cell>
          <table:table-cell office:value-type="string" calcext:value-type="string">
            <text:p>Europe:Netherlands:Overijssel:-</text:p>
          </table:table-cell>
        </table:table-row>
        <table:table-row table:style-name="ro1">
          <table:table-cell office:value-type="string" calcext:value-type="string">
            <text:p>Netherlands:ZuidHolland</text:p>
          </table:table-cell>
          <table:table-cell office:value-type="string" calcext:value-type="string">
            <text:p>Europe:Netherlands:South Holland:-</text:p>
          </table:table-cell>
        </table:table-row>
        <table:table-row table:style-name="ro1">
          <table:table-cell office:value-type="string" calcext:value-type="string">
            <text:p>Netherlands:Gelderland</text:p>
          </table:table-cell>
          <table:table-cell office:value-type="string" calcext:value-type="string">
            <text:p>Europe:Netherlands:Gelderland:-</text:p>
          </table:table-cell>
        </table:table-row>
        <table:table-row table:style-name="ro1">
          <table:table-cell office:value-type="string" calcext:value-type="string">
            <text:p>Netherlands:NoordHolland</text:p>
          </table:table-cell>
          <table:table-cell office:value-type="string" calcext:value-type="string">
            <text:p>Europe:Netherlands:North Holland:-</text:p>
          </table:table-cell>
        </table:table-row>
        <table:table-row table:style-name="ro1">
          <table:table-cell office:value-type="string" calcext:value-type="string">
            <text:p>Netherlands:Flevoland</text:p>
          </table:table-cell>
          <table:table-cell office:value-type="string" calcext:value-type="string">
            <text:p>Europe:Netherlands:Flevoland:-</text:p>
          </table:table-cell>
        </table:table-row>
        <table:table-row table:style-name="ro1">
          <table:table-cell office:value-type="string" calcext:value-type="string">
            <text:p>Netherlands:not collected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office:value-type="string" calcext:value-type="string">
            <text:p>Denmark: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:Japan:-:-</text:p>
          </table:table-cell>
        </table:table-row>
        <table:table-row table:style-name="ro1">
          <table:table-cell office:value-type="string" calcext:value-type="string">
            <text:p>Japan:Kochi</text:p>
          </table:table-cell>
          <table:table-cell office:value-type="string" calcext:value-type="string">
            <text:p>Asia:Japan:Kochi:-</text:p>
          </table:table-cell>
        </table:table-row>
        <table:table-row table:style-name="ro1">
          <table:table-cell office:value-type="string" calcext:value-type="string">
            <text:p>Japan:Chiba</text:p>
          </table:table-cell>
          <table:table-cell office:value-type="string" calcext:value-type="string">
            <text:p>Asia:Japan:Chiba:-</text:p>
          </table:table-cell>
        </table:table-row>
        <table:table-row table:style-name="ro1">
          <table:table-cell office:value-type="string" calcext:value-type="string">
            <text:p>Japan:Ishikawa</text:p>
          </table:table-cell>
          <table:table-cell office:value-type="string" calcext:value-type="string">
            <text:p>Asia:Japan:Ishikawa:-</text:p>
          </table:table-cell>
        </table:table-row>
        <table:table-row table:style-name="ro1">
          <table:table-cell office:value-type="string" calcext:value-type="string">
            <text:p>Japan:Saitama</text:p>
          </table:table-cell>
          <table:table-cell office:value-type="string" calcext:value-type="string">
            <text:p>Asia:Japan:Saitama:-</text:p>
          </table:table-cell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USA: C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 AZ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India: Kerala State</text:p>
          </table:table-cell>
          <table:table-cell office:value-type="string" calcext:value-type="string">
            <text:p>Asia:India:Kerala:-</text:p>
          </table:table-cell>
        </table:table-row>
        <table:table-row table:style-name="ro1">
          <table:table-cell office:value-type="string" calcext:value-type="string">
            <text:p>China: Hubei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 WI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: MA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:South Korea:South Korea:-</text:p>
          </table:table-cell>
        </table:table-row>
        <table:table-row table:style-name="ro1">
          <table:table-cell office:value-type="string" calcext:value-type="string">
            <text:p>USA: IL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China: Yunnan</text:p>
          </table:table-cell>
          <table:table-cell office:value-type="string" calcext:value-type="string">
            <text:p>Asia:China:Yunnan:-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:Italy:-:-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:Taiwan:-:-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:Nepal:-:-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:Sweden:-:-</text:p>
          </table:table-cell>
        </table:table-row>
        <table:table-row table:style-name="ro1">
          <table:table-cell office:value-type="string" calcext:value-type="string">
            <text:p>USA: TX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China: Shanghai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office:value-type="string" calcext:value-type="string">
            <text:p>China: Guangzhou</text:p>
          </table:table-cell>
          <table:table-cell office:value-type="string" calcext:value-type="string">
            <text:p>Asia:China:Guangdong:Guangzhou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:Brazil:-:-</text:p>
          </table:table-cell>
        </table:table-row>
        <table:table-row table:style-name="ro1">
          <table:table-cell office:value-type="string" calcext:value-type="string">
            <text:p>China: Beijing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USA: Snohomish County WA</text:p>
          </table:table-cell>
          <table:table-cell office:value-type="string" calcext:value-type="string">
            <text:p>North America:USA:Washington:Snohomish County</text:p>
          </table:table-cell>
        </table:table-row>
        <table:table-row table:style-name="ro1">
          <table:table-cell office:value-type="string" calcext:value-type="string">
            <text:p>USA: MN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USA: CA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Viet Nam: Ho Chi Minh city</text:p>
          </table:table-cell>
          <table:table-cell office:value-type="string" calcext:value-type="string">
            <text:p>Asia:Vietnam:Ho Chi Minh City:-</text:p>
          </table:table-cell>
        </table:table-row>
        <table:table-row table:style-name="ro1">
          <table:table-cell office:value-type="string" calcext:value-type="string">
            <text:p>Spain: Valencia</text:p>
          </table:table-cell>
          <table:table-cell office:value-type="string" calcext:value-type="string">
            <text:p>Europe:Spain:Comunitat Valenciana:Valencia</text:p>
          </table:table-cell>
        </table:table-row>
        <table:table-row table:style-name="ro1">
          <table:table-cell office:value-type="string" calcext:value-type="string">
            <text:p>Pakistan: Gilgit</text:p>
          </table:table-cell>
          <table:table-cell office:value-type="string" calcext:value-type="string">
            <text:p>Asia:Pakistan:Gilgit Baltistan:Gilgit</text:p>
          </table:table-cell>
        </table:table-row>
        <table:table-row table:style-name="ro1">
          <table:table-cell office:value-type="string" calcext:value-type="string">
            <text:p>USA: CT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office:value-type="string" calcext:value-type="string">
            <text:p>China: Zhejiang Hangzhou</text:p>
          </table:table-cell>
          <table:table-cell office:value-type="string" calcext:value-type="string">
            <text:p>Asia:China:Zhejiang:Hangzhou</text:p>
          </table:table-cell>
        </table:table-row>
        <table:table-row table:style-name="ro1">
          <table:table-cell office:value-type="string" calcext:value-type="string">
            <text:p>Colombia: Antioquia</text:p>
          </table:table-cell>
          <table:table-cell office:value-type="string" calcext:value-type="string">
            <text:p>South America:Colombia:Antioquia:-</text:p>
          </table:table-cell>
        </table:table-row>
        <table:table-row table:style-name="ro1">
          <table:table-cell office:value-type="string" calcext:value-type="string">
            <text:p>USA: San Francisco CA</text:p>
          </table:table-cell>
          <table:table-cell office:value-type="string" calcext:value-type="string">
            <text:p>North America:USA:California:San Francisco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:Peru:-:-</text:p>
          </table:table-cell>
        </table:table-row>
        <table:table-row table:style-name="ro1">
          <table:table-cell office:value-type="string" calcext:value-type="string">
            <text:p>Germany: Bavaria</text:p>
          </table:table-cell>
          <table:table-cell office:value-type="string" calcext:value-type="string">
            <text:p>Europe:Germany:Bavaria:-</text:p>
          </table:table-cell>
        </table:table-row>
        <table:table-row table:style-name="ro1">
          <table:table-cell office:value-type="string" calcext:value-type="string">
            <text:p>USA: RI</text:p>
          </table:table-cell>
          <table:table-cell office:value-type="string" calcext:value-type="string">
            <text:p>North America:USA:Rhode Island:-</text:p>
          </table:table-cell>
        </table:table-row>
        <table:table-row table:style-name="ro1">
          <table:table-cell office:value-type="string" calcext:value-type="string">
            <text:p>USA: GA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USA: OR</text:p>
          </table:table-cell>
          <table:table-cell office:value-type="string" calcext:value-type="string">
            <text:p>North America:USA:Oregon:-</text:p>
          </table:table-cell>
        </table:table-row>
        <table:table-row table:style-name="ro1">
          <table:table-cell office:value-type="string" calcext:value-type="string">
            <text:p>USA: FL</text:p>
          </table:table-cell>
          <table:table-cell office:value-type="string" calcext:value-type="string">
            <text:p>North America:USA:Florida:-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</text:p>
          </table:table-cell>
        </table:table-row>
        <table:table-row table:style-name="ro1">
          <table:table-cell office:value-type="string" calcext:value-type="string">
            <text:p>China: Anhui Fuyang</text:p>
          </table:table-cell>
          <table:table-cell office:value-type="string" calcext:value-type="string">
            <text:p>Asia:China:Anhui:Fuyang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:Spain:-:-</text:p>
          </table:table-cell>
        </table:table-row>
        <table:table-row table:style-name="ro1">
          <table:table-cell office:value-type="string" calcext:value-type="string">
            <text:p>USA: North Carolina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USA: NH</text:p>
          </table:table-cell>
          <table:table-cell office:value-type="string" calcext:value-type="string">
            <text:p>North America:USA:New Hampshire:-</text:p>
          </table:table-cell>
        </table:table-row>
        <table:table-row table:style-name="ro1">
          <table:table-cell office:value-type="string" calcext:value-type="string">
            <text:p>USA: NY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office:value-type="string" calcext:value-type="string">
            <text:p>USA: MI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USA: NC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:France:-:-</text:p>
          </table:table-cell>
        </table:table-row>
        <table:table-row table:style-name="ro1">
          <table:table-cell office:value-type="string" calcext:value-type="string">
            <text:p>USA: V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USA: DC</text:p>
          </table:table-cell>
          <table:table-cell office:value-type="string" calcext:value-type="string">
            <text:p>North America:USA:Washington DC:-</text:p>
          </table:table-cell>
        </table:table-row>
        <table:table-row table:style-name="ro1">
          <table:table-cell office:value-type="string" calcext:value-type="string">
            <text:p>USA: IA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USA: IN</text:p>
          </table:table-cell>
          <table:table-cell office:value-type="string" calcext:value-type="string">
            <text:p>North America:USA:Indiana:-</text:p>
          </table:table-cell>
        </table:table-row>
        <table:table-row table:style-name="ro1">
          <table:table-cell office:value-type="string" calcext:value-type="string">
            <text:p>USA: KS</text:p>
          </table:table-cell>
          <table:table-cell office:value-type="string" calcext:value-type="string">
            <text:p>North America:USA:Kansas:-</text:p>
          </table:table-cell>
        </table:table-row>
        <table:table-row table:style-name="ro1">
          <table:table-cell office:value-type="string" calcext:value-type="string">
            <text:p>USA: LA</text:p>
          </table:table-cell>
          <table:table-cell office:value-type="string" calcext:value-type="string">
            <text:p>North America:USA:Louisiana:-</text:p>
          </table:table-cell>
        </table:table-row>
        <table:table-row table:style-name="ro1">
          <table:table-cell office:value-type="string" calcext:value-type="string">
            <text:p>USA: MD</text:p>
          </table:table-cell>
          <table:table-cell office:value-type="string" calcext:value-type="string">
            <text:p>North America:USA:Maryland:-</text:p>
          </table:table-cell>
        </table:table-row>
        <table:table-row table:style-name="ro1">
          <table:table-cell office:value-type="string" calcext:value-type="string">
            <text:p>USA: MO</text:p>
          </table:table-cell>
          <table:table-cell office:value-type="string" calcext:value-type="string">
            <text:p>North America:USA:Missouri:-</text:p>
          </table:table-cell>
        </table:table-row>
        <table:table-row table:style-name="ro1">
          <table:table-cell office:value-type="string" calcext:value-type="string">
            <text:p>USA: NE</text:p>
          </table:table-cell>
          <table:table-cell office:value-type="string" calcext:value-type="string">
            <text:p>North America:USA:Nebraska:-</text:p>
          </table:table-cell>
        </table:table-row>
        <table:table-row table:style-name="ro1">
          <table:table-cell office:value-type="string" calcext:value-type="string">
            <text:p>USA: NJ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office:value-type="string" calcext:value-type="string">
            <text:p>USA: NV</text:p>
          </table:table-cell>
          <table:table-cell office:value-type="string" calcext:value-type="string">
            <text:p>North America:USA:Nevada:-</text:p>
          </table:table-cell>
        </table:table-row>
        <table:table-row table:style-name="ro1">
          <table:table-cell office:value-type="string" calcext:value-type="string">
            <text:p>USA: OH</text:p>
          </table:table-cell>
          <table:table-cell office:value-type="string" calcext:value-type="string">
            <text:p>North America:USA:Ohio:-</text:p>
          </table:table-cell>
        </table:table-row>
        <table:table-row table:style-name="ro1">
          <table:table-cell office:value-type="string" calcext:value-type="string">
            <text:p>USA: PA</text:p>
          </table:table-cell>
          <table:table-cell office:value-type="string" calcext:value-type="string">
            <text:p>North America:USA:Pennsylvania:-</text:p>
          </table:table-cell>
        </table:table-row>
        <table:table-row table:style-name="ro1">
          <table:table-cell office:value-type="string" calcext:value-type="string">
            <text:p>USA: SC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USA: UT</text:p>
          </table:table-cell>
          <table:table-cell office:value-type="string" calcext:value-type="string">
            <text:p>North America:USA:Utah:-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:Turkey:-:-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:Greece:-:-</text:p>
          </table:table-cell>
        </table:table-row>
        <table:table-row table:style-name="ro1">
          <table:table-cell office:value-type="string" calcext:value-type="string">
            <text:p>USA: Maricopa County Arizona</text:p>
          </table:table-cell>
          <table:table-cell office:value-type="string" calcext:value-type="string">
            <text:p>North America:USA:Arizona:Maricopa County</text:p>
          </table:table-cell>
        </table:table-row>
        <table:table-row table:style-name="ro1">
          <table:table-cell office:value-type="string" calcext:value-type="string">
            <text:p>USA: HI</text:p>
          </table:table-cell>
          <table:table-cell office:value-type="string" calcext:value-type="string">
            <text:p>North America:USA:Hawaii:-</text:p>
          </table:table-cell>
        </table:table-row>
        <table:table-row table:style-name="ro1">
          <table:table-cell office:value-type="string" calcext:value-type="string">
            <text:p>USA: ID</text:p>
          </table:table-cell>
          <table:table-cell office:value-type="string" calcext:value-type="string">
            <text:p>North America:USA:Idaho:-</text:p>
          </table:table-cell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:India:-:-</text:p>
          </table:table-cell>
        </table:table-row>
        <table:table-row table:style-name="ro1">
          <table:table-cell office:value-type="string" calcext:value-type="string">
            <text:p>Netherlands: Milheeze</text:p>
          </table:table-cell>
          <table:table-cell office:value-type="string" calcext:value-type="string">
            <text:p>Europe:Netherlands:Milheeze:-</text:p>
          </table:table-cell>
        </table:table-row>
        <table:table-row table:style-name="ro1">
          <table:table-cell office:value-type="string" calcext:value-type="string">
            <text:p>USA: Michigan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:Kazakhstan:-:-</text:p>
          </table:table-cell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: East Feliciana Parish Louisiana</text:p>
          </table:table-cell>
          <table:table-cell office:value-type="string" calcext:value-type="string">
            <text:p>North America:USA:Louisiana:East Feliciana Parish</text:p>
          </table:table-cell>
        </table:table-row>
        <table:table-row table:style-name="ro1">
          <table:table-cell office:value-type="string" calcext:value-type="string">
            <text:p>India: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India: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China: Guangdong Guangzhou</text:p>
          </table:table-cell>
          <table:table-cell office:value-type="string" calcext:value-type="string">
            <text:p>Asia:China:Guangdong:Guangzhou</text:p>
          </table:table-cell>
        </table:table-row>
        <table:table-row table:style-name="ro1">
          <table:table-cell office:value-type="string" calcext:value-type="string">
            <text:p>USA: MARINGOUIN LA</text:p>
          </table:table-cell>
          <table:table-cell office:value-type="string" calcext:value-type="string">
            <text:p>North America:USA:Louisiana:Maringouin</text:p>
          </table:table-cell>
        </table:table-row>
        <table:table-row table:style-name="ro1">
          <table:table-cell office:value-type="string" calcext:value-type="string">
            <text:p>USA: KENNER LA</text:p>
          </table:table-cell>
          <table:table-cell office:value-type="string" calcext:value-type="string">
            <text:p>North America:USA:Louisiana:Kenner</text:p>
          </table:table-cell>
        </table:table-row>
        <table:table-row table:style-name="ro1">
          <table:table-cell office:value-type="string" calcext:value-type="string">
            <text:p>USA: KILLONA LA</text:p>
          </table:table-cell>
          <table:table-cell office:value-type="string" calcext:value-type="string">
            <text:p>North America:USA:Louisiana:Killona</text:p>
          </table:table-cell>
        </table:table-row>
        <table:table-row table:style-name="ro1">
          <table:table-cell office:value-type="string" calcext:value-type="string">
            <text:p>USA: SAINT ROSE LA</text:p>
          </table:table-cell>
          <table:table-cell office:value-type="string" calcext:value-type="string">
            <text:p>North America:USA:Louisiana:Sant Rose</text:p>
          </table:table-cell>
        </table:table-row>
        <table:table-row table:style-name="ro1">
          <table:table-cell office:value-type="string" calcext:value-type="string">
            <text:p>USA: LOCKPORT LA</text:p>
          </table:table-cell>
          <table:table-cell office:value-type="string" calcext:value-type="string">
            <text:p>North America:USA:Louisiana:Lockport</text:p>
          </table:table-cell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USA: LULING LA</text:p>
          </table:table-cell>
          <table:table-cell office:value-type="string" calcext:value-type="string">
            <text:p>North America:USA:Louisiana:Luling</text:p>
          </table:table-cell>
        </table:table-row>
        <table:table-row table:style-name="ro1">
          <table:table-cell office:value-type="string" calcext:value-type="string">
            <text:p>USA: RACELAND LA</text:p>
          </table:table-cell>
          <table:table-cell office:value-type="string" calcext:value-type="string">
            <text:p>North America:USA:Louisiana:Raceland</text:p>
          </table:table-cell>
        </table:table-row>
        <table:table-row table:style-name="ro1">
          <table:table-cell office:value-type="string" calcext:value-type="string">
            <text:p>USA: GHEENS LA</text:p>
          </table:table-cell>
          <table:table-cell office:value-type="string" calcext:value-type="string">
            <text:p>North America:USA:Louisiana:Gheens</text:p>
          </table:table-cell>
        </table:table-row>
        <table:table-row table:style-name="ro1">
          <table:table-cell office:value-type="string" calcext:value-type="string">
            <text:p>USA: THIBODAUX LA</text:p>
          </table:table-cell>
          <table:table-cell office:value-type="string" calcext:value-type="string">
            <text:p>North America:USA:Louisiana:Thibodaux</text:p>
          </table:table-cell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</table:table-row>
        <table:table-row table:style-name="ro1">
          <table:table-cell office:value-type="string" calcext:value-type="string">
            <text:p>USA: Lacombe LA</text:p>
          </table:table-cell>
          <table:table-cell office:value-type="string" calcext:value-type="string">
            <text:p>North America:USA:Louisiana:Lacombe</text:p>
          </table:table-cell>
        </table:table-row>
        <table:table-row table:style-name="ro1">
          <table:table-cell office:value-type="string" calcext:value-type="string">
            <text:p>USA: HOUMA LA</text:p>
          </table:table-cell>
          <table:table-cell office:value-type="string" calcext:value-type="string">
            <text:p>North America:USA:Louisiana:Houma</text:p>
          </table:table-cell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:Thailand:-:-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:Iran:-:-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:Serbia:-:-</text:p>
          </table:table-cell>
        </table:table-row>
        <table:table-row table:style-name="ro1">
          <table:table-cell office:value-type="string" calcext:value-type="string">
            <text:p>India: Surat</text:p>
          </table:table-cell>
          <table:table-cell office:value-type="string" calcext:value-type="string">
            <text:p>Asia:India:Gujarat:Surat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office:value-type="string" calcext:value-type="string">
            <text:p>India: Hyderabad</text:p>
          </table:table-cell>
          <table:table-cell office:value-type="string" calcext:value-type="string">
            <text:p>Asia:India:Telangana:Hyderabad</text:p>
          </table:table-cell>
        </table:table-row>
        <table:table-row table:style-name="ro1">
          <table:table-cell office:value-type="string" calcext:value-type="string">
            <text:p>Greece: Athens</text:p>
          </table:table-cell>
          <table:table-cell office:value-type="string" calcext:value-type="string">
            <text:p>Europe:Greece:Athens:-</text:p>
          </table:table-cell>
        </table:table-row>
        <table:table-row table:style-name="ro1">
          <table:table-cell office:value-type="string" calcext:value-type="string">
            <text:p>Serbia: Novi Pazar</text:p>
          </table:table-cell>
          <table:table-cell office:value-type="string" calcext:value-type="string">
            <text:p>Europe:Serbia:Novi Pazar:-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:Guam:-:-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:Uruguay:-:-</text:p>
          </table:table-cell>
        </table:table-row>
        <table:table-row table:style-name="ro1">
          <table:table-cell office:value-type="string" calcext:value-type="string">
            <text:p>USA: AK</text:p>
          </table:table-cell>
          <table:table-cell office:value-type="string" calcext:value-type="string">
            <text:p>North America:USA:Alaska:-</text:p>
          </table:table-cell>
        </table:table-row>
        <table:table-row table:style-name="ro1">
          <table:table-cell office:value-type="string" calcext:value-type="string">
            <text:p>India: Prantij</text:p>
          </table:table-cell>
          <table:table-cell office:value-type="string" calcext:value-type="string">
            <text:p>Asia:India:Gujarat:Prantij</text:p>
          </table:table-cell>
        </table:table-row>
        <table:table-row table:style-name="ro1">
          <table:table-cell office:value-type="string" calcext:value-type="string">
            <text:p>India: Modasa</text:p>
          </table:table-cell>
          <table:table-cell office:value-type="string" calcext:value-type="string">
            <text:p>Asia:India:Gujarat:Modasa</text:p>
          </table:table-cell>
        </table:table-row>
        <table:table-row table:style-name="ro1">
          <table:table-cell office:value-type="string" calcext:value-type="string">
            <text:p>India: Dhansura</text:p>
          </table:table-cell>
          <table:table-cell office:value-type="string" calcext:value-type="string">
            <text:p>Asia:India:Gujarat:Dhansur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office:value-type="string" calcext:value-type="string">
            <text:p>USA: VT</text:p>
          </table:table-cell>
          <table:table-cell office:value-type="string" calcext:value-type="string">
            <text:p>North America:USA:Vermont:-</text:p>
          </table:table-cell>
        </table:table-row>
        <table:table-row table:style-name="ro1">
          <table:table-cell office:value-type="string" calcext:value-type="string">
            <text:p>USA: PR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India: Himatnagar</text:p>
          </table:table-cell>
          <table:table-cell office:value-type="string" calcext:value-type="string">
            <text:p>Asia:India:Gujarat:Himatnagar</text:p>
          </table:table-cell>
        </table:table-row>
        <table:table-row table:style-name="ro1">
          <table:table-cell office:value-type="string" calcext:value-type="string">
            <text:p>India: Dahegam</text:p>
          </table:table-cell>
          <table:table-cell office:value-type="string" calcext:value-type="string">
            <text:p>Asia:India:Gujarat:Dahegam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:Poland:-:-</text:p>
          </table:table-cell>
        </table:table-row>
        <table:table-row table:style-name="ro1">
          <table:table-cell office:value-type="string" calcext:value-type="string">
            <text:p>Pakistan: Karachi</text:p>
          </table:table-cell>
          <table:table-cell office:value-type="string" calcext:value-type="string">
            <text:p>Asia:Pakistan:Karachi:-</text:p>
          </table:table-cell>
        </table:table-row>
        <table:table-row table:style-name="ro1">
          <table:table-cell office:value-type="string" calcext:value-type="string">
            <text:p>Africa:Algeria:Boufarik:</text:p>
          </table:table-cell>
          <table:table-cell office:value-type="string" calcext:value-type="string">
            <text:p>Africa:Algeria:Boufarik:-</text:p>
          </table:table-cell>
        </table:table-row>
        <table:table-row table:style-name="ro1">
          <table:table-cell office:value-type="string" calcext:value-type="string">
            <text:p>South America:Argentina:Ciudad Autonoma de Buenos Aires:</text:p>
          </table:table-cell>
          <table:table-cell office:value-type="string" calcext:value-type="string">
            <text:p>South America:Argentina:Ciudad Autonoma de Buenos Aires:-</text:p>
          </table:table-cell>
        </table:table-row>
        <table:table-row table:style-name="ro1">
          <table:table-cell table:number-columns-repeated="2" office:value-type="string" calcext:value-type="string">
            <text:p>Oceania:Australia:New South Wales:Sydney</text:p>
          </table:table-cell>
        </table:table-row>
        <table:table-row table:style-name="ro1">
          <table:table-cell office:value-type="string" calcext:value-type="string">
            <text:p>Oceania:Australia:Victoria: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Europe:United Kingdom:England: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South America:Argentina:Buenos Aires:</text:p>
          </table:table-cell>
          <table:table-cell office:value-type="string" calcext:value-type="string">
            <text:p>South America:Argentina:Buenos Aires:-</text:p>
          </table:table-cell>
        </table:table-row>
        <table:table-row table:style-name="ro1">
          <table:table-cell table:number-columns-repeated="2" office:value-type="string" calcext:value-type="string">
            <text:p>South America:Argentina:Buenos Aires:Quilmes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South York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Northamton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London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Nottingham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Derby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Yorkshire</text:p>
          </table:table-cell>
        </table:table-row>
        <table:table-row table:style-name="ro1">
          <table:table-cell office:value-type="string" calcext:value-type="string">
            <text:p>Europe:Estonia:Estonia:</text:p>
          </table:table-cell>
          <table:table-cell office:value-type="string" calcext:value-type="string">
            <text:p>Europe:Estonia:Estonia:-</text:p>
          </table:table-cell>
        </table:table-row>
        <table:table-row table:style-name="ro1">
          <table:table-cell office:value-type="string" calcext:value-type="string">
            <text:p>Europe:Finland:Finland:</text:p>
          </table:table-cell>
          <table:table-cell office:value-type="string" calcext:value-type="string">
            <text:p>Europe:Finland:-:-</text:p>
          </table:table-cell>
        </table:table-row>
        <table:table-row table:style-name="ro1">
          <table:table-cell office:value-type="string" calcext:value-type="string">
            <text:p>Europe:Finland:Helsinki:</text:p>
          </table:table-cell>
          <table:table-cell office:value-type="string" calcext:value-type="string">
            <text:p>Europe:Finland:Helsinki:-</text:p>
          </table:table-cell>
        </table:table-row>
        <table:table-row table:style-name="ro1">
          <table:table-cell table:number-columns-repeated="2" office:value-type="string" calcext:value-type="string">
            <text:p>Europe:Finland:Finland:Rovaniemi</text:p>
          </table:table-cell>
        </table:table-row>
        <table:table-row table:style-name="ro1">
          <table:table-cell table:number-columns-repeated="2" office:value-type="string" calcext:value-type="string">
            <text:p>Asia:China:Guangdong:Foshan</text:p>
          </table:table-cell>
        </table:table-row>
        <table:table-row table:style-name="ro1">
          <table:table-cell office:value-type="string" calcext:value-type="string">
            <text:p>Europe:France:France:</text:p>
          </table:table-cell>
          <table:table-cell office:value-type="string" calcext:value-type="string">
            <text:p>Europe:France:-:-</text:p>
          </table:table-cell>
        </table:table-row>
        <table:table-row table:style-name="ro1">
          <table:table-cell office:value-type="string" calcext:value-type="string">
            <text:p>Europe:France:Auvergne-RhÃ´ne-Alpes:Privas</text:p>
          </table:table-cell>
          <table:table-cell office:value-type="string" calcext:value-type="string">
            <text:p>Europe:France:Auvergne-Rhone-Alpes:Privas</text:p>
          </table:table-cell>
        </table:table-row>
        <table:table-row table:style-name="ro1">
          <table:table-cell office:value-type="string" calcext:value-type="string">
            <text:p>Europe:France:Auvergne-RhÃ´ne-Alpes:Macon</text:p>
          </table:table-cell>
          <table:table-cell office:value-type="string" calcext:value-type="string">
            <text:p>Europe:France:Auvergne-Rhone-Alpes:Macon</text:p>
          </table:table-cell>
        </table:table-row>
        <table:table-row table:style-name="ro1">
          <table:table-cell office:value-type="string" calcext:value-type="string">
            <text:p>Europe:France:Auvergne-RhÃ´ne-Alpes:Valence</text:p>
          </table:table-cell>
          <table:table-cell office:value-type="string" calcext:value-type="string">
            <text:p>Europe:France:Auvergne-Rhone-Alpes:Valence</text:p>
          </table:table-cell>
        </table:table-row>
        <table:table-row table:style-name="ro1">
          <table:table-cell office:value-type="string" calcext:value-type="string">
            <text:p>Europe:France:Auvergne-RhÃ´ne-Alpes:Venissieux</text:p>
          </table:table-cell>
          <table:table-cell office:value-type="string" calcext:value-type="string">
            <text:p>Europe:France:Auvergne-Rhone-Alpes:Venissieux</text:p>
          </table:table-cell>
        </table:table-row>
        <table:table-row table:style-name="ro1">
          <table:table-cell office:value-type="string" calcext:value-type="string">
            <text:p>Europe:France:Auvergne-RhÃ´ne-Alpes:Lyon</text:p>
          </table:table-cell>
          <table:table-cell office:value-type="string" calcext:value-type="string">
            <text:p>Europe:France:Auvergne-Rhone-Alpes:Lyon</text:p>
          </table:table-cell>
        </table:table-row>
        <table:table-row table:style-name="ro1">
          <table:table-cell office:value-type="string" calcext:value-type="string">
            <text:p>Europe:France:Auvergne-RhÃ´ne-Alpes:Bourg-en-Bresse</text:p>
          </table:table-cell>
          <table:table-cell office:value-type="string" calcext:value-type="string">
            <text:p>Europe:France:Auvergne-Rhone-Alpes:Bourg-en-Bresse</text:p>
          </table:table-cell>
        </table:table-row>
        <table:table-row table:style-name="ro1">
          <table:table-cell office:value-type="string" calcext:value-type="string">
            <text:p>Europe:France:Auvergne-RhÃ´ne-Alpes:Saint-Priest</text:p>
          </table:table-cell>
          <table:table-cell office:value-type="string" calcext:value-type="string">
            <text:p>Europe:France:Auvergne-Rhone-Alpes:Saint-Priest</text:p>
          </table:table-cell>
        </table:table-row>
        <table:table-row table:style-name="ro1">
          <table:table-cell office:value-type="string" calcext:value-type="string">
            <text:p>Europe:France:Auvergne-RhÃ´ne-Alpes:Vienne</text:p>
          </table:table-cell>
          <table:table-cell office:value-type="string" calcext:value-type="string">
            <text:p>Europe:France:Auvergne-Rhone-Alpes:Vienne</text:p>
          </table:table-cell>
        </table:table-row>
        <table:table-row table:style-name="ro1">
          <table:table-cell table:number-columns-repeated="2" office:value-type="string" calcext:value-type="string">
            <text:p>Europe:France:Bretagne:Brest</text:p>
          </table:table-cell>
        </table:table-row>
        <table:table-row table:style-name="ro1">
          <table:table-cell table:number-columns-repeated="2" office:value-type="string" calcext:value-type="string">
            <text:p>Europe:France:Bretagne:Rennes</text:p>
          </table:table-cell>
        </table:table-row>
        <table:table-row table:style-name="ro1">
          <table:table-cell table:number-columns-repeated="2" office:value-type="string" calcext:value-type="string">
            <text:p>Europe:France:Bretagne:Ploudalmezeau</text:p>
          </table:table-cell>
        </table:table-row>
        <table:table-row table:style-name="ro1">
          <table:table-cell office:value-type="string" calcext:value-type="string">
            <text:p>Europe:France:Bourgogne-France-ComtÃ©:Montreux-Chateau</text:p>
          </table:table-cell>
          <table:table-cell office:value-type="string" calcext:value-type="string">
            <text:p>Europe:France:Bourgogne-Franche-Comte:Montreux-Chateau</text:p>
          </table:table-cell>
        </table:table-row>
        <table:table-row table:style-name="ro1">
          <table:table-cell office:value-type="string" calcext:value-type="string">
            <text:p>Europe:France:Bourgogne-France-ComtÃ©:Thise</text:p>
          </table:table-cell>
          <table:table-cell office:value-type="string" calcext:value-type="string">
            <text:p>Europe:France:Bourgogne-Franche-Comte:Thise</text:p>
          </table:table-cell>
        </table:table-row>
        <table:table-row table:style-name="ro1">
          <table:table-cell table:number-columns-repeated="2" office:value-type="string" calcext:value-type="string">
            <text:p>Europe:France:Bourgogne:Dijon</text:p>
          </table:table-cell>
        </table:table-row>
        <table:table-row table:style-name="ro1">
          <table:table-cell office:value-type="string" calcext:value-type="string">
            <text:p>Europe:France:Bourgogne-France-ComtÃ©:Chalon sur Saone</text:p>
          </table:table-cell>
          <table:table-cell office:value-type="string" calcext:value-type="string">
            <text:p>Europe:France:Bourgogne-Franche-Comte:Chalon sur Saone</text:p>
          </table:table-cell>
        </table:table-row>
        <table:table-row table:style-name="ro1">
          <table:table-cell office:value-type="string" calcext:value-type="string">
            <text:p>Europe:France:Auvergne-RhÃ´ne-Alpes:</text:p>
          </table:table-cell>
          <table:table-cell office:value-type="string" calcext:value-type="string">
            <text:p>Europe:France:Auvergne-Rhone-Alpes:-</text:p>
          </table:table-cell>
        </table:table-row>
        <table:table-row table:style-name="ro1">
          <table:table-cell office:value-type="string" calcext:value-type="string">
            <text:p>Europe:France:Ile de France:</text:p>
          </table:table-cell>
          <table:table-cell office:value-type="string" calcext:value-type="string">
            <text:p>Europe:France:Ile de France:-</text:p>
          </table:table-cell>
        </table:table-row>
        <table:table-row table:style-name="ro1">
          <table:table-cell office:value-type="string" calcext:value-type="string">
            <text:p>Europe:France:Hauts de France:</text:p>
          </table:table-cell>
          <table:table-cell office:value-type="string" calcext:value-type="string">
            <text:p>Europe:France:Hauts de France:-</text:p>
          </table:table-cell>
        </table:table-row>
        <table:table-row table:style-name="ro1">
          <table:table-cell table:number-columns-repeated="2" office:value-type="string" calcext:value-type="string">
            <text:p>Europe:France:Centre-Val de Loire:Tours</text:p>
          </table:table-cell>
        </table:table-row>
        <table:table-row table:style-name="ro1">
          <table:table-cell table:number-columns-repeated="2" office:value-type="string" calcext:value-type="string">
            <text:p>Europe:France:Centre-Val de Loire:Abondant</text:p>
          </table:table-cell>
        </table:table-row>
        <table:table-row table:style-name="ro1">
          <table:table-cell table:number-columns-repeated="2" office:value-type="string" calcext:value-type="string">
            <text:p>Europe:France:Grand Est:Strasbourg</text:p>
          </table:table-cell>
        </table:table-row>
        <table:table-row table:style-name="ro1">
          <table:table-cell table:number-columns-repeated="2" office:value-type="string" calcext:value-type="string">
            <text:p>Europe:France:Grand Est:Reims</text:p>
          </table:table-cell>
        </table:table-row>
        <table:table-row table:style-name="ro1">
          <table:table-cell table:number-columns-repeated="2" office:value-type="string" calcext:value-type="string">
            <text:p>Europe:France:Grand Est:Woippy</text:p>
          </table:table-cell>
        </table:table-row>
        <table:table-row table:style-name="ro1">
          <table:table-cell table:number-columns-repeated="2" office:value-type="string" calcext:value-type="string">
            <text:p>Europe:France:Grand Est:Spicheren</text:p>
          </table:table-cell>
        </table:table-row>
        <table:table-row table:style-name="ro1">
          <table:table-cell table:number-columns-repeated="2" office:value-type="string" calcext:value-type="string">
            <text:p>Europe:France:Grand Est:Gondrecourt-le-chateau</text:p>
          </table:table-cell>
        </table:table-row>
        <table:table-row table:style-name="ro1">
          <table:table-cell table:number-columns-repeated="2" office:value-type="string" calcext:value-type="string">
            <text:p>Europe:France:Grand Est:Ham sous Varsberg</text:p>
          </table:table-cell>
        </table:table-row>
        <table:table-row table:style-name="ro1">
          <table:table-cell table:number-columns-repeated="2" office:value-type="string" calcext:value-type="string">
            <text:p>Europe:France:Grand Est:Nancy</text:p>
          </table:table-cell>
        </table:table-row>
        <table:table-row table:style-name="ro1">
          <table:table-cell office:value-type="string" calcext:value-type="string">
            <text:p>Europe:France:Hauts de France:CompiÃ¨gne</text:p>
          </table:table-cell>
          <table:table-cell office:value-type="string" calcext:value-type="string">
            <text:p>Europe:France:Hauts de France:Compiegne</text:p>
          </table:table-cell>
        </table:table-row>
        <table:table-row table:style-name="ro1">
          <table:table-cell office:value-type="string" calcext:value-type="string">
            <text:p>Europe:France:Hauts de France:CrÃ©py en Valois</text:p>
          </table:table-cell>
          <table:table-cell office:value-type="string" calcext:value-type="string">
            <text:p>Europe:France:Hauts de France:Crepy en Valois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rouy en Thelle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Nogent-l'Artaud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Pari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Pontois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arche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ongjumeau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evallois-Perre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aint Germain en Laye</text:p>
          </table:table-cell>
        </table:table-row>
        <table:table-row table:style-name="ro1">
          <table:table-cell office:value-type="string" calcext:value-type="string">
            <text:p>Europe:France:Ile de France:Meudon la ForÃªt</text:p>
          </table:table-cell>
          <table:table-cell office:value-type="string" calcext:value-type="string">
            <text:p>Europe:France:Ile de France:Meudon la Fore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Vanve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Orsay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ennevillier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aint-Thibault-des-Vignes</text:p>
          </table:table-cell>
        </table:table-row>
        <table:table-row table:style-name="ro1">
          <table:table-cell office:value-type="string" calcext:value-type="string">
            <text:p>Europe:France:Ile de France:AsniÃ¨res-sur-Seine</text:p>
          </table:table-cell>
          <table:table-cell office:value-type="string" calcext:value-type="string">
            <text:p>Europe:France:Ile de France:Asnieres-sur-Sein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Noisy le Roi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e Pecq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Juvisy-sur-Org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eine-Por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uyancour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Cergy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Moussy Le Neuf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Montigny le Bretonneux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Pontois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Colombes</text:p>
          </table:table-cell>
        </table:table-row>
        <table:table-row table:style-name="ro1">
          <table:table-cell office:value-type="string" calcext:value-type="string">
            <text:p>Europe:France:Toulouse:</text:p>
          </table:table-cell>
          <table:table-cell office:value-type="string" calcext:value-type="string">
            <text:p>Europe:France:Toulouse:-</text:p>
          </table:table-cell>
        </table:table-row>
        <table:table-row table:style-name="ro1">
          <table:table-cell table:number-columns-repeated="2" office:value-type="string" calcext:value-type="string">
            <text:p>Europe:France:Normandie:Rouen</text:p>
          </table:table-cell>
        </table:table-row>
        <table:table-row table:style-name="ro1">
          <table:table-cell table:number-columns-repeated="2" office:value-type="string" calcext:value-type="string">
            <text:p>Europe:France:Normandie:Carentan</text:p>
          </table:table-cell>
        </table:table-row>
        <table:table-row table:style-name="ro1">
          <table:table-cell office:value-type="string" calcext:value-type="string">
            <text:p>Europe:France:Occitanie:</text:p>
          </table:table-cell>
          <table:table-cell office:value-type="string" calcext:value-type="string">
            <text:p>Europe:France:Occitanie:-</text:p>
          </table:table-cell>
        </table:table-row>
        <table:table-row table:style-name="ro1">
          <table:table-cell table:number-columns-repeated="2" office:value-type="string" calcext:value-type="string">
            <text:p>Europe:France:Pays de la Loire:Nantes</text:p>
          </table:table-cell>
        </table:table-row>
        <table:table-row table:style-name="ro1">
          <table:table-cell office:value-type="string" calcext:value-type="string">
            <text:p>Europe:France:Auvergne Rhone Alpes:Contamines</text:p>
          </table:table-cell>
          <table:table-cell office:value-type="string" calcext:value-type="string">
            <text:p>Europe:France:Auvergne-Rhone-Alpes:Contamines</text:p>
          </table:table-cell>
        </table:table-row>
        <table:table-row table:style-name="ro1">
          <table:table-cell office:value-type="string" calcext:value-type="string">
            <text:p>Asia:China:Fujian:</text:p>
          </table:table-cell>
          <table:table-cell office:value-type="string" calcext:value-type="string">
            <text:p>Asia:China:Fujian:-</text:p>
          </table:table-cell>
        </table:table-row>
        <table:table-row table:style-name="ro1">
          <table:table-cell table:number-columns-repeated="2" office:value-type="string" calcext:value-type="string">
            <text:p>Asia:China:Anhui:Fuyang</text:p>
          </table:table-cell>
        </table:table-row>
        <table:table-row table:style-name="ro1">
          <table:table-cell office:value-type="string" calcext:value-type="string">
            <text:p>Africa:Gambia:West Coast Region:</text:p>
          </table:table-cell>
          <table:table-cell office:value-type="string" calcext:value-type="string">
            <text:p>Africa:Gambia:West Coast Region:-</text:p>
          </table:table-cell>
        </table:table-row>
        <table:table-row table:style-name="ro1">
          <table:table-cell table:number-columns-repeated="2" office:value-type="string" calcext:value-type="string">
            <text:p>Asia:China:Jiangxi:Ganzhou</text:p>
          </table:table-cell>
        </table:table-row>
        <table:table-row table:style-name="ro1">
          <table:table-cell office:value-type="string" calcext:value-type="string">
            <text:p>Asia:Georgia:Tbilisi:</text:p>
          </table:table-cell>
          <table:table-cell office:value-type="string" calcext:value-type="string">
            <text:p>Asia:Georgia:Tbilisi:-</text:p>
          </table:table-cell>
        </table:table-row>
        <table:table-row table:style-name="ro1">
          <table:table-cell table:number-columns-repeated="2" office:value-type="string" calcext:value-type="string">
            <text:p>Europe:Germany:Bavaria:Munich</text:p>
          </table:table-cell>
        </table:table-row>
        <table:table-row table:style-name="ro1">
          <table:table-cell office:value-type="string" calcext:value-type="string">
            <text:p>Europe:Germany:Baden-Wuerttemberg:</text:p>
          </table:table-cell>
          <table:table-cell office:value-type="string" calcext:value-type="string">
            <text:p>Europe:Germany:Baden-Wuerttemberg:-</text:p>
          </table:table-cell>
        </table:table-row>
        <table:table-row table:style-name="ro1">
          <table:table-cell office:value-type="string" calcext:value-type="string">
            <text:p>Europe:Germany:Bavaria:</text:p>
          </table:table-cell>
          <table:table-cell office:value-type="string" calcext:value-type="string">
            <text:p>Europe:Germany:Bavaria:-</text:p>
          </table:table-cell>
        </table:table-row>
        <table:table-row table:style-name="ro1">
          <table:table-cell table:number-columns-repeated="2" office:value-type="string" calcext:value-type="string">
            <text:p>Europe:Germany:Bavaria:Starnberg</text:p>
          </table:table-cell>
        </table:table-row>
        <table:table-row table:style-name="ro1">
          <table:table-cell office:value-type="string" calcext:value-type="string">
            <text:p>Europe:Germany:Germany: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Europe:Germany:Frankfurt:</text:p>
          </table:table-cell>
          <table:table-cell office:value-type="string" calcext:value-type="string">
            <text:p>Europe:Germany:Frankfurt:-</text:p>
          </table:table-cell>
        </table:table-row>
        <table:table-row table:style-name="ro1">
          <table:table-cell office:value-type="string" calcext:value-type="string">
            <text:p>Europe:Germany:North Rhine Westphalia:Duesseldorf</text:p>
          </table:table-cell>
          <table:table-cell office:value-type="string" calcext:value-type="string">
            <text:p>Europe:Germany:North Rhine Westphalia:Dusseldorf</text:p>
          </table:table-cell>
        </table:table-row>
        <table:table-row table:style-name="ro1">
          <table:table-cell table:number-columns-repeated="2"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Europe:Germany:Duesseldorf: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Africa:Ghana:Greater Accra:</text:p>
          </table:table-cell>
          <table:table-cell office:value-type="string" calcext:value-type="string">
            <text:p>Africa:Ghana:Greater Accra:-</text:p>
          </table:table-cell>
        </table:table-row>
        <table:table-row table:style-name="ro1">
          <table:table-cell table:number-columns-repeated="2" office:value-type="string" calcext:value-type="string">
            <text:p>Africa:Ghana:Greater Accra:Accra</text:p>
          </table:table-cell>
        </table:table-row>
        <table:table-row table:style-name="ro1">
          <table:table-cell office:value-type="string" calcext:value-type="string">
            <text:p>Europe:Greece:Athens:</text:p>
          </table:table-cell>
          <table:table-cell office:value-type="string" calcext:value-type="string">
            <text:p>Europe:Greece:Athens:-</text:p>
          </table:table-cell>
        </table:table-row>
        <table:table-row table:style-name="ro1">
          <table:table-cell office:value-type="string" calcext:value-type="string">
            <text:p>Oceania:Guam:Guam:</text:p>
          </table:table-cell>
          <table:table-cell office:value-type="string" calcext:value-type="string">
            <text:p>Oceania:Guam:-:-</text:p>
          </table:table-cell>
        </table:table-row>
        <table:table-row table:style-name="ro1">
          <table:table-cell office:value-type="string" calcext:value-type="string">
            <text:p>Asia:China:Guangdong:</text:p>
          </table:table-cell>
          <table:table-cell office:value-type="string" calcext:value-type="string">
            <text:p>Asia:China:Guangdong:-</text:p>
          </table:table-cell>
        </table:table-row>
        <table:table-row table:style-name="ro1">
          <table:table-cell table:number-columns-repeated="2" office:value-type="string" calcext:value-type="string">
            <text:p>Asia:China:Guangdong:Shenzhen</text:p>
          </table:table-cell>
        </table:table-row>
        <table:table-row table:style-name="ro1">
          <table:table-cell table:number-columns-repeated="2" office:value-type="string" calcext:value-type="string">
            <text:p>Asia:China:Guangdong:Zhuhai</text:p>
          </table:table-cell>
        </table:table-row>
        <table:table-row table:style-name="ro1">
          <table:table-cell table:number-columns-repeated="2" office:value-type="string" calcext:value-type="string">
            <text:p>Asia:China:Guangdong:Huizhou</text:p>
          </table:table-cell>
        </table:table-row>
        <table:table-row table:style-name="ro1">
          <table:table-cell table:number-columns-repeated="2" office:value-type="string" calcext:value-type="string">
            <text:p>Asia:China:Guangdong:Shanwei</text:p>
          </table:table-cell>
        </table:table-row>
        <table:table-row table:style-name="ro1">
          <table:table-cell table:number-columns-repeated="2" office:value-type="string" calcext:value-type="string">
            <text:p>Asia:China:Guangdong:Guangzhou</text:p>
          </table:table-cell>
        </table:table-row>
        <table:table-row table:style-name="ro1">
          <table:table-cell table:number-columns-repeated="2" office:value-type="string" calcext:value-type="string">
            <text:p>Asia:China:Guangdong:Zhanjiang</text:p>
          </table:table-cell>
        </table:table-row>
        <table:table-row table:style-name="ro1">
          <table:table-cell table:number-columns-repeated="2" office:value-type="string" calcext:value-type="string">
            <text:p>Asia:China:Guangdong:Shaoguan</text:p>
          </table:table-cell>
        </table:table-row>
        <table:table-row table:style-name="ro1">
          <table:table-cell table:number-columns-repeated="2" office:value-type="string" calcext:value-type="string">
            <text:p>Asia:China:Guangdong:Yangjiang</text:p>
          </table:table-cell>
        </table:table-row>
        <table:table-row table:style-name="ro1">
          <table:table-cell table:number-columns-repeated="2" office:value-type="string" calcext:value-type="string">
            <text:p>Asia:China:Guangdong:Dongguan</text:p>
          </table:table-cell>
        </table:table-row>
        <table:table-row table:style-name="ro1">
          <table:table-cell table:number-columns-repeated="2" office:value-type="string" calcext:value-type="string">
            <text:p>Asia:China:Guangdong:Zhongshan</text:p>
          </table:table-cell>
        </table:table-row>
        <table:table-row table:style-name="ro1">
          <table:table-cell table:number-columns-repeated="2" office:value-type="string" calcext:value-type="string">
            <text:p>Asia:China:Guangdong:Shantou</text:p>
          </table:table-cell>
        </table:table-row>
        <table:table-row table:style-name="ro1">
          <table:table-cell table:number-columns-repeated="2" office:value-type="string" calcext:value-type="string">
            <text:p>Asia:China:Zhejiang:Hangzhou</text:p>
          </table:table-cell>
        </table:table-row>
        <table:table-row table:style-name="ro1">
          <table:table-cell table:number-columns-repeated="2" office:value-type="string" calcext:value-type="string">
            <text:p>Asia:China:Anhui:Hefei</text:p>
          </table:table-cell>
        </table:table-row>
        <table:table-row table:style-name="ro1">
          <table:table-cell office:value-type="string" calcext:value-type="string">
            <text:p>Asia:China:Henan:</text:p>
          </table:table-cell>
          <table:table-cell office:value-type="string" calcext:value-type="string">
            <text:p>Asia:China:Henan:-</text:p>
          </table:table-cell>
        </table:table-row>
        <table:table-row table:style-name="ro1">
          <table:table-cell table:number-columns-repeated="2" office:value-type="string" calcext:value-type="string">
            <text:p>Asia:China:Henan:Zhengzhou</text:p>
          </table:table-cell>
        </table:table-row>
        <table:table-row table:style-name="ro1">
          <table:table-cell office:value-type="string" calcext:value-type="string">
            <text:p>Asia:Hong Kong:Hong Kong: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Asia:Hong Kong:Hong Kong: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table:number-columns-repeated="2" office:value-type="string" calcext:value-type="string">
            <text:p>Europe:Hungary:Central Hungary:Budapest</text:p>
          </table:table-cell>
        </table:table-row>
        <table:table-row table:style-name="ro1">
          <table:table-cell office:value-type="string" calcext:value-type="string">
            <text:p>Europe:Hungary:Balatonfured:</text:p>
          </table:table-cell>
          <table:table-cell office:value-type="string" calcext:value-type="string">
            <text:p>Europe:Hungary:Balatonfured:-</text:p>
          </table:table-cell>
        </table:table-row>
        <table:table-row table:style-name="ro1">
          <table:table-cell office:value-type="string" calcext:value-type="string">
            <text:p>Europe:Hungary:Balassagyarmat:</text:p>
          </table:table-cell>
          <table:table-cell office:value-type="string" calcext:value-type="string">
            <text:p>Europe:Hungary:Balassagyarmat:-</text:p>
          </table:table-cell>
        </table:table-row>
        <table:table-row table:style-name="ro1">
          <table:table-cell office:value-type="string" calcext:value-type="string">
            <text:p>Europe:Hungary:Baranya:</text:p>
          </table:table-cell>
          <table:table-cell office:value-type="string" calcext:value-type="string">
            <text:p>Europe:Hungary:Baranya:-</text:p>
          </table:table-cell>
        </table:table-row>
        <table:table-row table:style-name="ro1">
          <table:table-cell office:value-type="string" calcext:value-type="string">
            <text:p>Europe:Hungary:Kecskemet:</text:p>
          </table:table-cell>
          <table:table-cell office:value-type="string" calcext:value-type="string">
            <text:p>Europe:Hungary:Kecskemet:-</text:p>
          </table:table-cell>
        </table:table-row>
        <table:table-row table:style-name="ro1">
          <table:table-cell office:value-type="string" calcext:value-type="string">
            <text:p>Europe:Hungary:Oroshaza:</text:p>
          </table:table-cell>
          <table:table-cell office:value-type="string" calcext:value-type="string">
            <text:p>Europe:Hungary:Oroshaza:-</text:p>
          </table:table-cell>
        </table:table-row>
        <table:table-row table:style-name="ro1">
          <table:table-cell office:value-type="string" calcext:value-type="string">
            <text:p>Europe:Hungary:Bekesszentandras:</text:p>
          </table:table-cell>
          <table:table-cell office:value-type="string" calcext:value-type="string">
            <text:p>Europe:Hungary:Bekesszentandras:-</text:p>
          </table:table-cell>
        </table:table-row>
        <table:table-row table:style-name="ro1">
          <table:table-cell office:value-type="string" calcext:value-type="string">
            <text:p>Europe:Hungary:Szeged:</text:p>
          </table:table-cell>
          <table:table-cell office:value-type="string" calcext:value-type="string">
            <text:p>Europe:Hungary:Szeged:-</text:p>
          </table:table-cell>
        </table:table-row>
        <table:table-row table:style-name="ro1">
          <table:table-cell office:value-type="string" calcext:value-type="string">
            <text:p>Europe:Iceland:Reykjavik:</text:p>
          </table:table-cell>
          <table:table-cell office:value-type="string" calcext:value-type="string">
            <text:p>Europe:Iceland:Reykjavik:-</text:p>
          </table:table-cell>
        </table:table-row>
        <table:table-row table:style-name="ro1">
          <table:table-cell office:value-type="string" calcext:value-type="string">
            <text:p>Oceania:Australia:Australia:</text:p>
          </table:table-cell>
          <table:table-cell office:value-type="string" calcext:value-type="string">
            <text:p>Oceania:Australia:-:-</text:p>
          </table:table-cell>
        </table:table-row>
        <table:table-row table:style-name="ro1">
          <table:table-cell table:number-columns-repeated="2" office:value-type="string" calcext:value-type="string">
            <text:p>Oceania:Australia:Western Australia:Perth</text:p>
          </table:table-cell>
        </table:table-row>
        <table:table-row table:style-name="ro1">
          <table:table-cell office:value-type="string" calcext:value-type="string">
            <text:p>Europe:Austria:Austria:</text:p>
          </table:table-cell>
          <table:table-cell office:value-type="string" calcext:value-type="string">
            <text:p>Europe:Austria:Austria:-</text:p>
          </table:table-cell>
        </table:table-row>
        <table:table-row table:style-name="ro1">
          <table:table-cell office:value-type="string" calcext:value-type="string">
            <text:p>Europe:Austria:Vienna:</text:p>
          </table:table-cell>
          <table:table-cell office:value-type="string" calcext:value-type="string">
            <text:p>Europe:Austria:Vienna:-</text:p>
          </table:table-cell>
        </table:table-row>
        <table:table-row table:style-name="ro1">
          <table:table-cell table:number-columns-repeated="2" office:value-type="string" calcext:value-type="string">
            <text:p>Europe:Austria:Tyrol:Ischgl</text:p>
          </table:table-cell>
        </table:table-row>
        <table:table-row table:style-name="ro1">
          <table:table-cell office:value-type="string" calcext:value-type="string">
            <text:p>Asia:India:Kerala:</text:p>
          </table:table-cell>
          <table:table-cell office:value-type="string" calcext:value-type="string">
            <text:p>Asia:India:Kerala:-</text:p>
          </table:table-cell>
        </table:table-row>
        <table:table-row table:style-name="ro1">
          <table:table-cell office:value-type="string" calcext:value-type="string">
            <text:p>Asia:India:India:</text:p>
          </table:table-cell>
          <table:table-cell office:value-type="string" calcext:value-type="string">
            <text:p>Asia:India:-:-</text:p>
          </table:table-cell>
        </table:table-row>
        <table:table-row table:style-name="ro1">
          <table:table-cell office:value-type="string" calcext:value-type="string">
            <text:p>Asia:India:Tamil Nadu:</text:p>
          </table:table-cell>
          <table:table-cell office:value-type="string" calcext:value-type="string">
            <text:p>Asia:India:Tamil Nadu:-</text:p>
          </table:table-cell>
        </table:table-row>
        <table:table-row table:style-name="ro1">
          <table:table-cell office:value-type="string" calcext:value-type="string">
            <text:p>Asia:India:Telangana:</text:p>
          </table:table-cell>
          <table:table-cell office:value-type="string" calcext:value-type="string">
            <text:p>Asia:India:Telangana:-</text:p>
          </table:table-cell>
        </table:table-row>
        <table:table-row table:style-name="ro1">
          <table:table-cell office:value-type="string" calcext:value-type="string">
            <text:p>Asia:India:Maharashtra:</text:p>
          </table:table-cell>
          <table:table-cell office:value-type="string" calcext:value-type="string">
            <text:p>Asia:India:Maharashtra:-</text:p>
          </table:table-cell>
        </table:table-row>
        <table:table-row table:style-name="ro1">
          <table:table-cell table:number-columns-repeated="2" office:value-type="string" calcext:value-type="string">
            <text:p>Asia:India:Gujarat:Kodinar</text:p>
          </table:table-cell>
        </table:table-row>
        <table:table-row table:style-name="ro1">
          <table:table-cell table:number-columns-repeated="2" office:value-type="string" calcext:value-type="string">
            <text:p>Asia:India:Gujarat:Rajkot</text:p>
          </table:table-cell>
        </table:table-row>
        <table:table-row table:style-name="ro1">
          <table:table-cell table:number-columns-repeated="2" office:value-type="string" calcext:value-type="string">
            <text:p>Asia:India:Gujarat:Jamnagar</text:p>
          </table:table-cell>
        </table:table-row>
        <table:table-row table:style-name="ro1">
          <table:table-cell table:number-columns-repeated="2" office:value-type="string" calcext:value-type="string">
            <text:p>Europe:Austria:Tyrol:Innsbruck</text:p>
          </table:table-cell>
        </table:table-row>
        <table:table-row table:style-name="ro1">
          <table:table-cell table:number-columns-repeated="2" office:value-type="string" calcext:value-type="string">
            <text:p>Asia:India:Gujarat:Dahod</text:p>
          </table:table-cell>
        </table:table-row>
        <table:table-row table:style-name="ro1">
          <table:table-cell table:number-columns-repeated="2" office:value-type="string" calcext:value-type="string">
            <text:p>Asia:India:Gujarat:Surat</text:p>
          </table:table-cell>
        </table:table-row>
        <table:table-row table:style-name="ro1">
          <table:table-cell table:number-columns-repeated="2" office:value-type="string" calcext:value-type="string">
            <text:p>Asia:India:Gujarat:Vadodara</text:p>
          </table:table-cell>
        </table:table-row>
        <table:table-row table:style-name="ro1">
          <table:table-cell table:number-columns-repeated="2"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Asia:India:Gujarat:</text:p>
          </table:table-cell>
          <table:table-cell office:value-type="string" calcext:value-type="string">
            <text:p>Asia:India:Gujarat:-</text:p>
          </table:table-cell>
        </table:table-row>
        <table:table-row table:style-name="ro1">
          <table:table-cell table:number-columns-repeated="2" office:value-type="string" calcext:value-type="string">
            <text:p>Europe:Austria:Tyrol:Matrei am Brenner</text:p>
          </table:table-cell>
        </table:table-row>
        <table:table-row table:style-name="ro1">
          <table:table-cell table:number-columns-repeated="2" office:value-type="string" calcext:value-type="string">
            <text:p>Asia:India:Gujarat:Prantij</text:p>
          </table:table-cell>
        </table:table-row>
        <table:table-row table:style-name="ro1">
          <table:table-cell table:number-columns-repeated="2" office:value-type="string" calcext:value-type="string">
            <text:p>Europe:Austria:Tyrol:Strass im Zillertal</text:p>
          </table:table-cell>
        </table:table-row>
        <table:table-row table:style-name="ro1">
          <table:table-cell table:number-columns-repeated="2" office:value-type="string" calcext:value-type="string">
            <text:p>Asia:India:Gujarat:Modasa</text:p>
          </table:table-cell>
        </table:table-row>
        <table:table-row table:style-name="ro1">
          <table:table-cell table:number-columns-repeated="2" office:value-type="string" calcext:value-type="string">
            <text:p>Asia:India:Gujarat:Dhansura</text:p>
          </table:table-cell>
        </table:table-row>
        <table:table-row table:style-name="ro1">
          <table:table-cell table:number-columns-repeated="2" office:value-type="string" calcext:value-type="string">
            <text:p>Asia:India:Gujarat:Gandhinagar</text:p>
          </table:table-cell>
        </table:table-row>
        <table:table-row table:style-name="ro1">
          <table:table-cell table:number-columns-repeated="2" office:value-type="string" calcext:value-type="string">
            <text:p>Europe:Austria:Tyrol:Elbigenalp</text:p>
          </table:table-cell>
        </table:table-row>
        <table:table-row table:style-name="ro1">
          <table:table-cell table:number-columns-repeated="2" office:value-type="string" calcext:value-type="string">
            <text:p>Asia:India:Gujarat:Himatnagar</text:p>
          </table:table-cell>
        </table:table-row>
        <table:table-row table:style-name="ro1">
          <table:table-cell table:number-columns-repeated="2" office:value-type="string" calcext:value-type="string">
            <text:p>Asia:India:Gujarat:Dahegam</text:p>
          </table:table-cell>
        </table:table-row>
        <table:table-row table:style-name="ro1">
          <table:table-cell table:number-columns-repeated="2" office:value-type="string" calcext:value-type="string">
            <text:p>Europe:Austria:Tyrol:Aldrans</text:p>
          </table:table-cell>
        </table:table-row>
        <table:table-row table:style-name="ro1">
          <table:table-cell table:number-columns-repeated="2" office:value-type="string" calcext:value-type="string">
            <text:p>Asia:India:Gujarat:Mansa</text:p>
          </table:table-cell>
        </table:table-row>
        <table:table-row table:style-name="ro1">
          <table:table-cell table:number-columns-repeated="2" office:value-type="string" calcext:value-type="string">
            <text:p>Asia:India:Gujarat:Junagadh</text:p>
          </table:table-cell>
        </table:table-row>
        <table:table-row table:style-name="ro1">
          <table:table-cell table:number-columns-repeated="2" office:value-type="string" calcext:value-type="string">
            <text:p>Asia:India:Gujarat:Botad</text:p>
          </table:table-cell>
        </table:table-row>
        <table:table-row table:style-name="ro1">
          <table:table-cell table:number-columns-repeated="2" office:value-type="string" calcext:value-type="string">
            <text:p>Asia:India:Gujarat:Una</text:p>
          </table:table-cell>
        </table:table-row>
        <table:table-row table:style-name="ro1">
          <table:table-cell table:number-columns-repeated="2" office:value-type="string" calcext:value-type="string">
            <text:p>Asia:India:Telangana:Hyderabad</text:p>
          </table:table-cell>
        </table:table-row>
        <table:table-row table:style-name="ro1">
          <table:table-cell table:number-columns-repeated="2" office:value-type="string" calcext:value-type="string">
            <text:p>Asia:India:Uttar Pradesh:Noida</text:p>
          </table:table-cell>
        </table:table-row>
        <table:table-row table:style-name="ro1">
          <table:table-cell office:value-type="string" calcext:value-type="string">
            <text:p>Asia:India:Delhi:</text:p>
          </table:table-cell>
          <table:table-cell office:value-type="string" calcext:value-type="string">
            <text:p>Asia:India:Delhi:-</text:p>
          </table:table-cell>
        </table:table-row>
        <table:table-row table:style-name="ro1">
          <table:table-cell office:value-type="string" calcext:value-type="string">
            <text:p>Asia:India:Ladakh:</text:p>
          </table:table-cell>
          <table:table-cell office:value-type="string" calcext:value-type="string">
            <text:p>Asia:India:Ladakh:-</text:p>
          </table:table-cell>
        </table:table-row>
        <table:table-row table:style-name="ro1">
          <table:table-cell office:value-type="string" calcext:value-type="string">
            <text:p>Asia:India:Punjab:</text:p>
          </table:table-cell>
          <table:table-cell office:value-type="string" calcext:value-type="string">
            <text:p>Asia:India:Punjab:-</text:p>
          </table:table-cell>
        </table:table-row>
        <table:table-row table:style-name="ro1">
          <table:table-cell table:number-columns-repeated="2" office:value-type="string" calcext:value-type="string">
            <text:p>Europe:Austria:Tyrol:Ramsau im Zillertal</text:p>
          </table:table-cell>
        </table:table-row>
        <table:table-row table:style-name="ro1">
          <table:table-cell office:value-type="string" calcext:value-type="string">
            <text:p>Asia:India:West Bengal:</text:p>
          </table:table-cell>
          <table:table-cell office:value-type="string" calcext:value-type="string">
            <text:p>Asia:India:West Bengal:-</text:p>
          </table:table-cell>
        </table:table-row>
        <table:table-row table:style-name="ro1">
          <table:table-cell office:value-type="string" calcext:value-type="string">
            <text:p>Asia:India:Bihar:</text:p>
          </table:table-cell>
          <table:table-cell office:value-type="string" calcext:value-type="string">
            <text:p>Asia:India:Bihar:-</text:p>
          </table:table-cell>
        </table:table-row>
        <table:table-row table:style-name="ro1">
          <table:table-cell table:number-columns-repeated="2" office:value-type="string" calcext:value-type="string">
            <text:p>Europe:Austria:Tyrol:Steinach am Brenner</text:p>
          </table:table-cell>
        </table:table-row>
        <table:table-row table:style-name="ro1">
          <table:table-cell office:value-type="string" calcext:value-type="string">
            <text:p>Asia:India:Mumbai:</text:p>
          </table:table-cell>
          <table:table-cell office:value-type="string" calcext:value-type="string">
            <text:p>Asia:India:Mumbai:-</text:p>
          </table:table-cell>
        </table:table-row>
        <table:table-row table:style-name="ro1">
          <table:table-cell office:value-type="string" calcext:value-type="string">
            <text:p>Asia:India:Uttar Pradesh:</text:p>
          </table:table-cell>
          <table:table-cell office:value-type="string" calcext:value-type="string">
            <text:p>Asia:India:Uttar Pradesh:-</text:p>
          </table:table-cell>
        </table:table-row>
        <table:table-row table:style-name="ro1">
          <table:table-cell table:number-columns-repeated="2" office:value-type="string" calcext:value-type="string">
            <text:p>Europe:Austria:Tyrol:Zams</text:p>
          </table:table-cell>
        </table:table-row>
        <table:table-row table:style-name="ro1">
          <table:table-cell office:value-type="string" calcext:value-type="string">
            <text:p>Asia:India:Andhra Pradesh:</text:p>
          </table:table-cell>
          <table:table-cell office:value-type="string" calcext:value-type="string">
            <text:p>Asia:India:Andhra Pradesh:-</text:p>
          </table:table-cell>
        </table:table-row>
        <table:table-row table:style-name="ro1">
          <table:table-cell office:value-type="string" calcext:value-type="string">
            <text:p>Asia:India:Jammu:</text:p>
          </table:table-cell>
          <table:table-cell office:value-type="string" calcext:value-type="string">
            <text:p>Asia:India:Jammu:-</text:p>
          </table:table-cell>
        </table:table-row>
        <table:table-row table:style-name="ro1">
          <table:table-cell office:value-type="string" calcext:value-type="string">
            <text:p>Asia:India:Haryana:</text:p>
          </table:table-cell>
          <table:table-cell office:value-type="string" calcext:value-type="string">
            <text:p>Asia:India:Haryana:-</text:p>
          </table:table-cell>
        </table:table-row>
        <table:table-row table:style-name="ro1">
          <table:table-cell office:value-type="string" calcext:value-type="string">
            <text:p>Asia:India:Odisha:</text:p>
          </table:table-cell>
          <table:table-cell office:value-type="string" calcext:value-type="string">
            <text:p>Asia:India:Odisha:-</text:p>
          </table:table-cell>
        </table:table-row>
        <table:table-row table:style-name="ro1">
          <table:table-cell office:value-type="string" calcext:value-type="string">
            <text:p>Asia:India:Kargil:</text:p>
          </table:table-cell>
          <table:table-cell office:value-type="string" calcext:value-type="string">
            <text:p>Asia:India:Kargil:-</text:p>
          </table:table-cell>
        </table:table-row>
        <table:table-row table:style-name="ro1">
          <table:table-cell office:value-type="string" calcext:value-type="string">
            <text:p>Asia:India:Rajsathan:</text:p>
          </table:table-cell>
          <table:table-cell office:value-type="string" calcext:value-type="string">
            <text:p>Asia:India:Rajsathan:-</text:p>
          </table:table-cell>
        </table:table-row>
        <table:table-row table:style-name="ro1">
          <table:table-cell office:value-type="string" calcext:value-type="string">
            <text:p>Asia:India:Assam:</text:p>
          </table:table-cell>
          <table:table-cell office:value-type="string" calcext:value-type="string">
            <text:p>Asia:India:Assam:-</text:p>
          </table:table-cell>
        </table:table-row>
        <table:table-row table:style-name="ro1">
          <table:table-cell table:number-columns-repeated="2" office:value-type="string" calcext:value-type="string">
            <text:p>Europe:Austria:Tyrol:Seefeld in Tirol</text:p>
          </table:table-cell>
        </table:table-row>
        <table:table-row table:style-name="ro1">
          <table:table-cell office:value-type="string" calcext:value-type="string">
            <text:p>Asia:India:Madhya Pradesh:</text:p>
          </table:table-cell>
          <table:table-cell office:value-type="string" calcext:value-type="string">
            <text:p>Asia:India:Madhya Pradesh:-</text:p>
          </table:table-cell>
        </table:table-row>
        <table:table-row table:style-name="ro1">
          <table:table-cell office:value-type="string" calcext:value-type="string">
            <text:p>Asia:India:Karnataka:</text:p>
          </table:table-cell>
          <table:table-cell office:value-type="string" calcext:value-type="string">
            <text:p>Asia:India:Karnataka:-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Mandsaur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Neemach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Burhanpur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Ujjain</text:p>
          </table:table-cell>
        </table:table-row>
        <table:table-row table:style-name="ro1">
          <table:table-cell table:number-columns-repeated="2" office:value-type="string" calcext:value-type="string">
            <text:p>Europe:Austria:Salzburg:Bad Gastein</text:p>
          </table:table-cell>
        </table:table-row>
        <table:table-row table:style-name="ro1">
          <table:table-cell table:number-columns-repeated="2" office:value-type="string" calcext:value-type="string">
            <text:p>Europe:Austria:Tyrol:Kematen in Tirol</text:p>
          </table:table-cell>
        </table:table-row>
        <table:table-row table:style-name="ro1">
          <table:table-cell table:number-columns-repeated="2" office:value-type="string" calcext:value-type="string">
            <text:p>Asia:India:West Bengal:Kolkata</text:p>
          </table:table-cell>
        </table:table-row>
        <table:table-row table:style-name="ro1">
          <table:table-cell table:number-columns-repeated="2" office:value-type="string" calcext:value-type="string">
            <text:p>Asia:India:West Bengal:East Medinipur</text:p>
          </table:table-cell>
        </table:table-row>
        <table:table-row table:style-name="ro1">
          <table:table-cell table:number-columns-repeated="2" office:value-type="string" calcext:value-type="string">
            <text:p>Asia:India:West Bengal:South 24 Parganas</text:p>
          </table:table-cell>
        </table:table-row>
        <table:table-row table:style-name="ro1">
          <table:table-cell table:number-columns-repeated="2" office:value-type="string" calcext:value-type="string">
            <text:p>Asia:India:West Bengal:Darjeeling</text:p>
          </table:table-cell>
        </table:table-row>
        <table:table-row table:style-name="ro1">
          <table:table-cell table:number-columns-repeated="2" office:value-type="string" calcext:value-type="string">
            <text:p>Asia:India:West Bengal:Tehatta</text:p>
          </table:table-cell>
        </table:table-row>
        <table:table-row table:style-name="ro1">
          <table:table-cell table:number-columns-repeated="2" office:value-type="string" calcext:value-type="string">
            <text:p>Asia:India:West Bengal:Howrah</text:p>
          </table:table-cell>
        </table:table-row>
        <table:table-row table:style-name="ro1">
          <table:table-cell table:number-columns-repeated="2" office:value-type="string" calcext:value-type="string">
            <text:p>Europe:Austria:Tyrol:Laengenfeld</text:p>
          </table:table-cell>
        </table:table-row>
        <table:table-row table:style-name="ro1">
          <table:table-cell table:number-columns-repeated="2" office:value-type="string" calcext:value-type="string">
            <text:p>Europe:Austria:Tyrol:St. Anton</text:p>
          </table:table-cell>
        </table:table-row>
        <table:table-row table:style-name="ro1">
          <table:table-cell office:value-type="string" calcext:value-type="string">
            <text:p>Asia:Indonesia:Surabaya:</text:p>
          </table:table-cell>
          <table:table-cell office:value-type="string" calcext:value-type="string">
            <text:p>Asia:Indonesia:Surabaya:-</text:p>
          </table:table-cell>
        </table:table-row>
        <table:table-row table:style-name="ro1">
          <table:table-cell office:value-type="string" calcext:value-type="string">
            <text:p>Asia:Indonesia:Jakarta:</text:p>
          </table:table-cell>
          <table:table-cell office:value-type="string" calcext:value-type="string">
            <text:p>Asia:Indonesia:Jakarta:-</text:p>
          </table:table-cell>
        </table:table-row>
        <table:table-row table:style-name="ro1">
          <table:table-cell office:value-type="string" calcext:value-type="string">
            <text:p>Asia:Iran:Iran:</text:p>
          </table:table-cell>
          <table:table-cell office:value-type="string" calcext:value-type="string">
            <text:p>Asia:Iran:-:-</text:p>
          </table:table-cell>
        </table:table-row>
        <table:table-row table:style-name="ro1">
          <table:table-cell office:value-type="string" calcext:value-type="string">
            <text:p>Asia:Iran:Semnan:</text:p>
          </table:table-cell>
          <table:table-cell office:value-type="string" calcext:value-type="string">
            <text:p>Asia:Iran:Semnan:-</text:p>
          </table:table-cell>
        </table:table-row>
        <table:table-row table:style-name="ro1">
          <table:table-cell office:value-type="string" calcext:value-type="string">
            <text:p>Asia:Iran:Tehran:</text:p>
          </table:table-cell>
          <table:table-cell office:value-type="string" calcext:value-type="string">
            <text:p>Asia:Iran:Tehran:-</text:p>
          </table:table-cell>
        </table:table-row>
        <table:table-row table:style-name="ro1">
          <table:table-cell table:number-columns-repeated="2" office:value-type="string" calcext:value-type="string">
            <text:p>South America:Argentina:Buenos Aires:Bahia Blanca</text:p>
          </table:table-cell>
        </table:table-row>
        <table:table-row table:style-name="ro1">
          <table:table-cell office:value-type="string" calcext:value-type="string">
            <text:p>Europe:Ireland:Ireland:</text:p>
          </table:table-cell>
          <table:table-cell office:value-type="string" calcext:value-type="string">
            <text:p>Europe:Ireland:Ireland:-</text:p>
          </table:table-cell>
        </table:table-row>
        <table:table-row table:style-name="ro1">
          <table:table-cell office:value-type="string" calcext:value-type="string">
            <text:p>Europe:Ireland:Tipperary:</text:p>
          </table:table-cell>
          <table:table-cell office:value-type="string" calcext:value-type="string">
            <text:p>Europe:Ireland:Tipperary:-</text:p>
          </table:table-cell>
        </table:table-row>
        <table:table-row table:style-name="ro1">
          <table:table-cell office:value-type="string" calcext:value-type="string">
            <text:p>Europe:Ireland:Dublin:</text:p>
          </table:table-cell>
          <table:table-cell office:value-type="string" calcext:value-type="string">
            <text:p>Europe:Ireland:Dublin:-</text:p>
          </table:table-cell>
        </table:table-row>
        <table:table-row table:style-name="ro1">
          <table:table-cell office:value-type="string" calcext:value-type="string">
            <text:p>Europe:Ireland:Louth:</text:p>
          </table:table-cell>
          <table:table-cell office:value-type="string" calcext:value-type="string">
            <text:p>Europe:Ireland:Louth:-</text:p>
          </table:table-cell>
        </table:table-row>
        <table:table-row table:style-name="ro1">
          <table:table-cell office:value-type="string" calcext:value-type="string">
            <text:p>Europe:Ireland:Wicklow:</text:p>
          </table:table-cell>
          <table:table-cell office:value-type="string" calcext:value-type="string">
            <text:p>Europe:Ireland:Wicklow:-</text:p>
          </table:table-cell>
        </table:table-row>
        <table:table-row table:style-name="ro1">
          <table:table-cell table:number-columns-repeated="2" office:value-type="string" calcext:value-type="string">
            <text:p>Europe:Austria:Tyrol:Sistrans</text:p>
          </table:table-cell>
        </table:table-row>
        <table:table-row table:style-name="ro1">
          <table:table-cell office:value-type="string" calcext:value-type="string">
            <text:p>Europe:Ireland:Cork:</text:p>
          </table:table-cell>
          <table:table-cell office:value-type="string" calcext:value-type="string">
            <text:p>Europe:Ireland:Cork:-</text:p>
          </table:table-cell>
        </table:table-row>
        <table:table-row table:style-name="ro1">
          <table:table-cell office:value-type="string" calcext:value-type="string">
            <text:p>Europe:Ireland:Limerick:</text:p>
          </table:table-cell>
          <table:table-cell office:value-type="string" calcext:value-type="string">
            <text:p>Europe:Ireland:Limerick:-</text:p>
          </table:table-cell>
        </table:table-row>
        <table:table-row table:style-name="ro1">
          <table:table-cell office:value-type="string" calcext:value-type="string">
            <text:p>Asia:Israel:Tel Aviv District:</text:p>
          </table:table-cell>
          <table:table-cell office:value-type="string" calcext:value-type="string">
            <text:p>Asia:Israel:Tel Aviv District:-</text:p>
          </table:table-cell>
        </table:table-row>
        <table:table-row table:style-name="ro1">
          <table:table-cell office:value-type="string" calcext:value-type="string">
            <text:p>Asia:Israel:North District:</text:p>
          </table:table-cell>
          <table:table-cell office:value-type="string" calcext:value-type="string">
            <text:p>Asia:Israel:North District:-</text:p>
          </table:table-cell>
        </table:table-row>
        <table:table-row table:style-name="ro1">
          <table:table-cell office:value-type="string" calcext:value-type="string">
            <text:p>Asia:Israel:Jerusalem District:</text:p>
          </table:table-cell>
          <table:table-cell office:value-type="string" calcext:value-type="string">
            <text:p>Asia:Israel:Jerusalem District:-</text:p>
          </table:table-cell>
        </table:table-row>
        <table:table-row table:style-name="ro1">
          <table:table-cell office:value-type="string" calcext:value-type="string">
            <text:p>Asia:Israel:South Coast District:</text:p>
          </table:table-cell>
          <table:table-cell office:value-type="string" calcext:value-type="string">
            <text:p>Asia:Israel:South Coast District:-</text:p>
          </table:table-cell>
        </table:table-row>
        <table:table-row table:style-name="ro1">
          <table:table-cell office:value-type="string" calcext:value-type="string">
            <text:p>Asia:Israel:South District:</text:p>
          </table:table-cell>
          <table:table-cell office:value-type="string" calcext:value-type="string">
            <text:p>Asia:Israel:South District:-</text:p>
          </table:table-cell>
        </table:table-row>
        <table:table-row table:style-name="ro1">
          <table:table-cell office:value-type="string" calcext:value-type="string">
            <text:p>Asia:Israel:Israel:</text:p>
          </table:table-cell>
          <table:table-cell office:value-type="string" calcext:value-type="string">
            <text:p>Asia:Israel:-:</text:p>
          </table:table-cell>
        </table:table-row>
        <table:table-row table:style-name="ro1">
          <table:table-cell office:value-type="string" calcext:value-type="string">
            <text:p>Asia:Israel:Ramat Gan:</text:p>
          </table:table-cell>
          <table:table-cell office:value-type="string" calcext:value-type="string">
            <text:p>Asia:Israel:Ramat Gan:-</text:p>
          </table:table-cell>
        </table:table-row>
        <table:table-row table:style-name="ro1">
          <table:table-cell office:value-type="string" calcext:value-type="string">
            <text:p>Europe:Italy:Abruzzo:</text:p>
          </table:table-cell>
          <table:table-cell office:value-type="string" calcext:value-type="string">
            <text:p>Europe:Italy:Abruzzo:-</text:p>
          </table:table-cell>
        </table:table-row>
        <table:table-row table:style-name="ro1">
          <table:table-cell office:value-type="string" calcext:value-type="string">
            <text:p>Europe:Italy:Lombardy:</text:p>
          </table:table-cell>
          <table:table-cell office:value-type="string" calcext:value-type="string">
            <text:p>Europe:Italy:Lombardy:-</text:p>
          </table:table-cell>
        </table:table-row>
        <table:table-row table:style-name="ro1">
          <table:table-cell office:value-type="string" calcext:value-type="string">
            <text:p>Europe:Italy:Friuli Venezia Giulia:</text:p>
          </table:table-cell>
          <table:table-cell office:value-type="string" calcext:value-type="string">
            <text:p>Europe:Italy:Friuli Venezia Giulia:-</text:p>
          </table:table-cell>
        </table:table-row>
        <table:table-row table:style-name="ro1">
          <table:table-cell office:value-type="string" calcext:value-type="string">
            <text:p>Europe:Italy:Lazio:</text:p>
          </table:table-cell>
          <table:table-cell office:value-type="string" calcext:value-type="string">
            <text:p>Europe:Italy:Lazio:-</text:p>
          </table:table-cell>
        </table:table-row>
        <table:table-row table:style-name="ro1">
          <table:table-cell table:number-columns-repeated="2" office:value-type="string" calcext:value-type="string">
            <text:p>Europe:Italy:Lazio:Rome</text:p>
          </table:table-cell>
        </table:table-row>
        <table:table-row table:style-name="ro1">
          <table:table-cell office:value-type="string" calcext:value-type="string">
            <text:p>Europe:Italy:Apulia:</text:p>
          </table:table-cell>
          <table:table-cell office:value-type="string" calcext:value-type="string">
            <text:p>Europe:Italy:Apulia:-</text:p>
          </table:table-cell>
        </table:table-row>
        <table:table-row table:style-name="ro1">
          <table:table-cell office:value-type="string" calcext:value-type="string">
            <text:p>Europe:Italy:Italy:</text:p>
          </table:table-cell>
          <table:table-cell office:value-type="string" calcext:value-type="string">
            <text:p>Europe:Italy:-:-</text:p>
          </table:table-cell>
        </table:table-row>
        <table:table-row table:style-name="ro1">
          <table:table-cell table:number-columns-repeated="2" office:value-type="string" calcext:value-type="string">
            <text:p>Europe:Italy:Abruzzo:Teramo</text:p>
          </table:table-cell>
        </table:table-row>
        <table:table-row table:style-name="ro1">
          <table:table-cell office:value-type="string" calcext:value-type="string">
            <text:p>Europe:Italy:Castel di Sangro:</text:p>
          </table:table-cell>
          <table:table-cell office:value-type="string" calcext:value-type="string">
            <text:p>Europe:Italy:Castel di Sangro:-</text:p>
          </table:table-cell>
        </table:table-row>
        <table:table-row table:style-name="ro1">
          <table:table-cell table:number-columns-repeated="2" office:value-type="string" calcext:value-type="string">
            <text:p>Europe:Italy:Abruzzo:L'Aquila</text:p>
          </table:table-cell>
        </table:table-row>
        <table:table-row table:style-name="ro1">
          <table:table-cell office:value-type="string" calcext:value-type="string">
            <text:p>Europe:Austria:Italian cruise ship:</text:p>
          </table:table-cell>
          <table:table-cell office:value-type="string" calcext:value-type="string">
            <text:p>Europe:Austria:Italian cruise ship:-</text:p>
          </table:table-cell>
        </table:table-row>
        <table:table-row table:style-name="ro1">
          <table:table-cell table:number-columns-repeated="2" office:value-type="string" calcext:value-type="string">
            <text:p>Europe:Italy:Lombardy:Milan</text:p>
          </table:table-cell>
        </table:table-row>
        <table:table-row table:style-name="ro1">
          <table:table-cell office:value-type="string" calcext:value-type="string">
            <text:p>Europe:Italy:Marche:</text:p>
          </table:table-cell>
          <table:table-cell office:value-type="string" calcext:value-type="string">
            <text:p>Europe:Italy:Marche:-</text:p>
          </table:table-cell>
        </table:table-row>
        <table:table-row table:style-name="ro1">
          <table:table-cell office:value-type="string" calcext:value-type="string">
            <text:p>Europe:Italy:Veneto:Verona IT</text:p>
          </table:table-cell>
          <table:table-cell office:value-type="string" calcext:value-type="string">
            <text:p>Europe:Italy:Veneto:Verona</text:p>
          </table:table-cell>
        </table:table-row>
        <table:table-row table:style-name="ro1">
          <table:table-cell office:value-type="string" calcext:value-type="string">
            <text:p>North America:Jamaica:Jamaica:</text:p>
          </table:table-cell>
          <table:table-cell office:value-type="string" calcext:value-type="string">
            <text:p>North America:Jamaica:Jamaica:-</text:p>
          </table:table-cell>
        </table:table-row>
        <table:table-row table:style-name="ro1">
          <table:table-cell office:value-type="string" calcext:value-type="string">
            <text:p>Asia:Japan:Aichi:Aichi</text:p>
          </table:table-cell>
          <table:table-cell office:value-type="string" calcext:value-type="string">
            <text:p>Asia:Japan:Aichi:-</text:p>
          </table:table-cell>
        </table:table-row>
        <table:table-row table:style-name="ro1">
          <table:table-cell office:value-type="string" calcext:value-type="string">
            <text:p>Asia:Japan:Japan:</text:p>
          </table:table-cell>
          <table:table-cell office:value-type="string" calcext:value-type="string">
            <text:p>Asia:Japan:-:-</text:p>
          </table:table-cell>
        </table:table-row>
        <table:table-row table:style-name="ro1">
          <table:table-cell office:value-type="string" calcext:value-type="string">
            <text:p>Asia:Japan:Kanto:</text:p>
          </table:table-cell>
          <table:table-cell office:value-type="string" calcext:value-type="string">
            <text:p>Asia:Japan:Kanto:-</text:p>
          </table:table-cell>
        </table:table-row>
        <table:table-row table:style-name="ro1">
          <table:table-cell office:value-type="string" calcext:value-type="string">
            <text:p>Asia:Japan:Kanagawa:</text:p>
          </table:table-cell>
          <table:table-cell office:value-type="string" calcext:value-type="string">
            <text:p>Asia:Japan:Kanagawa:-</text:p>
          </table:table-cell>
        </table:table-row>
        <table:table-row table:style-name="ro1">
          <table:table-cell office:value-type="string" calcext:value-type="string">
            <text:p>Asia:Japan:Kyoto:Kyoto</text:p>
          </table:table-cell>
          <table:table-cell office:value-type="string" calcext:value-type="string">
            <text:p>Asia:Japan:Kyoto:-</text:p>
          </table:table-cell>
        </table:table-row>
        <table:table-row table:style-name="ro1">
          <table:table-cell office:value-type="string" calcext:value-type="string">
            <text:p>Asia:Japan:Nara:</text:p>
          </table:table-cell>
          <table:table-cell office:value-type="string" calcext:value-type="string">
            <text:p>Asia:Japan:Nara:-</text:p>
          </table:table-cell>
        </table:table-row>
        <table:table-row table:style-name="ro1">
          <table:table-cell office:value-type="string" calcext:value-type="string">
            <text:p>Asia:Japan:Osaka:</text:p>
          </table:table-cell>
          <table:table-cell office:value-type="string" calcext:value-type="string">
            <text:p>Asia:Japan:Osaka:-</text:p>
          </table:table-cell>
        </table:table-row>
        <table:table-row table:style-name="ro1">
          <table:table-cell office:value-type="string" calcext:value-type="string">
            <text:p>Asia:Japan:Kochi:</text:p>
          </table:table-cell>
          <table:table-cell office:value-type="string" calcext:value-type="string">
            <text:p>Asia:Japan:Kochi:-</text:p>
          </table:table-cell>
        </table:table-row>
        <table:table-row table:style-name="ro1">
          <table:table-cell office:value-type="string" calcext:value-type="string">
            <text:p>Asia:Japan:Chiba:</text:p>
          </table:table-cell>
          <table:table-cell office:value-type="string" calcext:value-type="string">
            <text:p>Asia:Japan:Chiba:-</text:p>
          </table:table-cell>
        </table:table-row>
        <table:table-row table:style-name="ro1">
          <table:table-cell office:value-type="string" calcext:value-type="string">
            <text:p>Asia:Japan:Ishikawa:</text:p>
          </table:table-cell>
          <table:table-cell office:value-type="string" calcext:value-type="string">
            <text:p>Asia:Japan:Ishikawa:-</text:p>
          </table:table-cell>
        </table:table-row>
        <table:table-row table:style-name="ro1">
          <table:table-cell office:value-type="string" calcext:value-type="string">
            <text:p>Asia:Japan:Saitama:</text:p>
          </table:table-cell>
          <table:table-cell office:value-type="string" calcext:value-type="string">
            <text:p>Asia:Japan:Saitama:-</text:p>
          </table:table-cell>
        </table:table-row>
        <table:table-row table:style-name="ro1">
          <table:table-cell office:value-type="string" calcext:value-type="string">
            <text:p>Asia:Japan:Tokyo:</text:p>
          </table:table-cell>
          <table:table-cell office:value-type="string" calcext:value-type="string">
            <text:p>Asia:Japan:Tokyo:-</text:p>
          </table:table-cell>
        </table:table-row>
        <table:table-row table:style-name="ro1">
          <table:table-cell office:value-type="string" calcext:value-type="string">
            <text:p>Asia:Japan:Tokyo:Tokyo</text:p>
          </table:table-cell>
          <table:table-cell office:value-type="string" calcext:value-type="string">
            <text:p>Asia:Japan:Tokyo:-</text:p>
          </table:table-cell>
        </table:table-row>
        <table:table-row table:style-name="ro1">
          <table:table-cell table:number-columns-repeated="2" office:value-type="string" calcext:value-type="string">
            <text:p>Asia:China:Jiangsu:Huaian</text:p>
          </table:table-cell>
        </table:table-row>
        <table:table-row table:style-name="ro1">
          <table:table-cell office:value-type="string" calcext:value-type="string">
            <text:p>Asia:China:Jiangsu:</text:p>
          </table:table-cell>
          <table:table-cell office:value-type="string" calcext:value-type="string">
            <text:p>Asia:China:Jiangsu:-</text:p>
          </table:table-cell>
        </table:table-row>
        <table:table-row table:style-name="ro1">
          <table:table-cell table:number-columns-repeated="2" office:value-type="string" calcext:value-type="string">
            <text:p>Asia:China:Jiangxi:Pingxiang</text:p>
          </table:table-cell>
        </table:table-row>
        <table:table-row table:style-name="ro1">
          <table:table-cell table:number-columns-repeated="2" office:value-type="string" calcext:value-type="string">
            <text:p>Asia:China:Jiangxi:Jian</text:p>
          </table:table-cell>
        </table:table-row>
        <table:table-row table:style-name="ro1">
          <table:table-cell table:number-columns-repeated="2" office:value-type="string" calcext:value-type="string">
            <text:p>Asia:China:Hubei:Jingzhou</text:p>
          </table:table-cell>
        </table:table-row>
        <table:table-row table:style-name="ro1">
          <table:table-cell table:number-columns-repeated="2" office:value-type="string" calcext:value-type="string">
            <text:p>Asia:China:Jiangxi:Jiujiang</text:p>
          </table:table-cell>
        </table:table-row>
        <table:table-row table:style-name="ro1">
          <table:table-cell office:value-type="string" calcext:value-type="string">
            <text:p>Asia:Jordan:Amman:</text:p>
          </table:table-cell>
          <table:table-cell office:value-type="string" calcext:value-type="string">
            <text:p>Asia:Jordan:Amman:-</text:p>
          </table:table-cell>
        </table:table-row>
        <table:table-row table:style-name="ro1">
          <table:table-cell office:value-type="string" calcext:value-type="string">
            <text:p>Asia:Jordan:Irbid:</text:p>
          </table:table-cell>
          <table:table-cell office:value-type="string" calcext:value-type="string">
            <text:p>Asia:Jordan:Irbid:-</text:p>
          </table:table-cell>
        </table:table-row>
        <table:table-row table:style-name="ro1">
          <table:table-cell office:value-type="string" calcext:value-type="string">
            <text:p>Asia:Kazakhstan:Nur-Sultan:</text:p>
          </table:table-cell>
          <table:table-cell office:value-type="string" calcext:value-type="string">
            <text:p>Asia:Kazakhstan:Nur-Sultan:-</text:p>
          </table:table-cell>
        </table:table-row>
        <table:table-row table:style-name="ro1">
          <table:table-cell office:value-type="string" calcext:value-type="string">
            <text:p>Europe:Austria:Tyrol:</text:p>
          </table:table-cell>
          <table:table-cell office:value-type="string" calcext:value-type="string">
            <text:p>Europe:Austria:Tyrol:-</text:p>
          </table:table-cell>
        </table:table-row>
        <table:table-row table:style-name="ro1">
          <table:table-cell office:value-type="string" calcext:value-type="string">
            <text:p>Asia:South Korea:South Korea:</text:p>
          </table:table-cell>
          <table:table-cell office:value-type="string" calcext:value-type="string">
            <text:p>Asia:South Korea:-:-</text:p>
          </table:table-cell>
        </table:table-row>
        <table:table-row table:style-name="ro1">
          <table:table-cell table:number-columns-repeated="2" office:value-type="string" calcext:value-type="string">
            <text:p>Asia:Kuwait:Kuwait:Dasman</text:p>
          </table:table-cell>
        </table:table-row>
        <table:table-row table:style-name="ro1">
          <table:table-cell table:number-columns-repeated="2" office:value-type="string" calcext:value-type="string">
            <text:p>Asia:Kuwait:Kuwait:Hawali</text:p>
          </table:table-cell>
        </table:table-row>
        <table:table-row table:style-name="ro1">
          <table:table-cell office:value-type="string" calcext:value-type="string">
            <text:p>Europe:Latvia:Latvia:</text:p>
          </table:table-cell>
          <table:table-cell office:value-type="string" calcext:value-type="string">
            <text:p>Europe:Latvia:-:-</text:p>
          </table:table-cell>
        </table:table-row>
        <table:table-row table:style-name="ro1">
          <table:table-cell office:value-type="string" calcext:value-type="string">
            <text:p>Europe:Latvia:Riga:</text:p>
          </table:table-cell>
          <table:table-cell office:value-type="string" calcext:value-type="string">
            <text:p>Europe:Latvia:Riga:-</text:p>
          </table:table-cell>
        </table:table-row>
        <table:table-row table:style-name="ro1">
          <table:table-cell office:value-type="string" calcext:value-type="string">
            <text:p>Asia:Lebanon:Beirut:</text:p>
          </table:table-cell>
          <table:table-cell office:value-type="string" calcext:value-type="string">
            <text:p>Asia:Lebanon:Beirut:-</text:p>
          </table:table-cell>
        </table:table-row>
        <table:table-row table:style-name="ro1">
          <table:table-cell office:value-type="string" calcext:value-type="string">
            <text:p>Europe:Austria:Styria:</text:p>
          </table:table-cell>
          <table:table-cell office:value-type="string" calcext:value-type="string">
            <text:p>Europe:Austria:Styria:-</text:p>
          </table:table-cell>
        </table:table-row>
        <table:table-row table:style-name="ro1">
          <table:table-cell table:number-columns-repeated="2" office:value-type="string" calcext:value-type="string">
            <text:p>Asia:China:Zhejiang:Lishui</text:p>
          </table:table-cell>
        </table:table-row>
        <table:table-row table:style-name="ro1">
          <table:table-cell office:value-type="string" calcext:value-type="string">
            <text:p>Europe:Lithuania:Vilnius:</text:p>
          </table:table-cell>
          <table:table-cell office:value-type="string" calcext:value-type="string">
            <text:p>Europe:Lithuania:Vilnius:-</text:p>
          </table:table-cell>
        </table:table-row>
        <table:table-row table:style-name="ro1">
          <table:table-cell office:value-type="string" calcext:value-type="string">
            <text:p>Europe:Lithuania:Lithuania:</text:p>
          </table:table-cell>
          <table:table-cell office:value-type="string" calcext:value-type="string">
            <text:p>Europe:Lithuania:Lithuania:-</text:p>
          </table:table-cell>
        </table:table-row>
        <table:table-row table:style-name="ro1">
          <table:table-cell office:value-type="string" calcext:value-type="string">
            <text:p>Europe:Luxembourg:Luxembourg:Luxembourg</text:p>
          </table:table-cell>
          <table:table-cell office:value-type="string" calcext:value-type="string">
            <text:p>Europe:Luxembourg:-:-</text:p>
          </table:table-cell>
        </table:table-row>
        <table:table-row table:style-name="ro1">
          <table:table-cell office:value-type="string" calcext:value-type="string">
            <text:p>Europe:Luxembourg:Luxembourg:</text:p>
          </table:table-cell>
          <table:table-cell office:value-type="string" calcext:value-type="string">
            <text:p>Europe:Luxembourg:-:-</text:p>
          </table:table-cell>
        </table:table-row>
        <table:table-row table:style-name="ro1">
          <table:table-cell office:value-type="string" calcext:value-type="string">
            <text:p>Asia:Malaysia:Kuala Lumpur: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Asia:Malaysia:Malaysia: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Asia:Malaysia:Selangor:</text:p>
          </table:table-cell>
          <table:table-cell office:value-type="string" calcext:value-type="string">
            <text:p>Asia:Malaysia:Selangor:-</text:p>
          </table:table-cell>
        </table:table-row>
        <table:table-row table:style-name="ro1">
          <table:table-cell office:value-type="string" calcext:value-type="string">
            <text:p>Asia:China:Meizhou:</text:p>
          </table:table-cell>
          <table:table-cell office:value-type="string" calcext:value-type="string">
            <text:p>Asia:China:Meizhou:-</text:p>
          </table:table-cell>
        </table:table-row>
        <table:table-row table:style-name="ro1">
          <table:table-cell office:value-type="string" calcext:value-type="string">
            <text:p>North America:Mexico:Mexico City:</text:p>
          </table:table-cell>
          <table:table-cell office:value-type="string" calcext:value-type="string">
            <text:p>North America:Mexico:Mexico City:-</text:p>
          </table:table-cell>
        </table:table-row>
        <table:table-row table:style-name="ro1">
          <table:table-cell office:value-type="string" calcext:value-type="string">
            <text:p>North America:Mexico:Mexico:</text:p>
          </table:table-cell>
          <table:table-cell office:value-type="string" calcext:value-type="string">
            <text:p>North America:Mexico:Mexico:-</text:p>
          </table:table-cell>
        </table:table-row>
        <table:table-row table:style-name="ro1">
          <table:table-cell office:value-type="string" calcext:value-type="string">
            <text:p>North America:Mexico:Chiapas:</text:p>
          </table:table-cell>
          <table:table-cell office:value-type="string" calcext:value-type="string">
            <text:p>North America:Mexico:Chiapas:-</text:p>
          </table:table-cell>
        </table:table-row>
        <table:table-row table:style-name="ro1">
          <table:table-cell office:value-type="string" calcext:value-type="string">
            <text:p>North America:Mexico:Chihuahua:</text:p>
          </table:table-cell>
          <table:table-cell office:value-type="string" calcext:value-type="string">
            <text:p>North America:Mexico:Chihuahua:-</text:p>
          </table:table-cell>
        </table:table-row>
        <table:table-row table:style-name="ro1">
          <table:table-cell office:value-type="string" calcext:value-type="string">
            <text:p>North America:Mexico:Estado de Mexico:</text:p>
          </table:table-cell>
          <table:table-cell office:value-type="string" calcext:value-type="string">
            <text:p>North America:Mexico:Estado de Mexico:-</text:p>
          </table:table-cell>
        </table:table-row>
        <table:table-row table:style-name="ro1">
          <table:table-cell office:value-type="string" calcext:value-type="string">
            <text:p>North America:Mexico:Puebla:</text:p>
          </table:table-cell>
          <table:table-cell office:value-type="string" calcext:value-type="string">
            <text:p>North America:Mexico:Puebla:-</text:p>
          </table:table-cell>
        </table:table-row>
        <table:table-row table:style-name="ro1">
          <table:table-cell office:value-type="string" calcext:value-type="string">
            <text:p>North America:Mexico:Queretaro:</text:p>
          </table:table-cell>
          <table:table-cell office:value-type="string" calcext:value-type="string">
            <text:p>North America:Mexico:Queretaro:-</text:p>
          </table:table-cell>
        </table:table-row>
        <table:table-row table:style-name="ro1">
          <table:table-cell table:number-columns-repeated="2" office:value-type="string" calcext:value-type="string">
            <text:p>Europe:Spain:Andalusia:Cadiz</text:p>
          </table:table-cell>
        </table:table-row>
        <table:table-row table:style-name="ro1">
          <table:table-cell office:value-type="string" calcext:value-type="string">
            <text:p>Asia:Myanmar:Myanmar:</text:p>
          </table:table-cell>
          <table:table-cell office:value-type="string" calcext:value-type="string">
            <text:p>Asia:Myanmar:Myanmar:-</text:p>
          </table:table-cell>
        </table:table-row>
        <table:table-row table:style-name="ro1">
          <table:table-cell office:value-type="string" calcext:value-type="string">
            <text:p>Asia:China:Jiangxi:</text:p>
          </table:table-cell>
          <table:table-cell office:value-type="string" calcext:value-type="string">
            <text:p>Asia:China:Jiangxi:-</text:p>
          </table:table-cell>
        </table:table-row>
        <table:table-row table:style-name="ro1">
          <table:table-cell table:number-columns-repeated="2" office:value-type="string" calcext:value-type="string">
            <text:p>Asia:China:Jiangxi:Nanchang</text:p>
          </table:table-cell>
        </table:table-row>
        <table:table-row table:style-name="ro1">
          <table:table-cell office:value-type="string" calcext:value-type="string">
            <text:p>Asia:Nepal:Kathmandu:Kathmandu</text:p>
          </table:table-cell>
          <table:table-cell office:value-type="string" calcext:value-type="string">
            <text:p>Asia:Nepal:Kathmandu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Andel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Berlicu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Blaricum</text:p>
          </table:table-cell>
        </table:table-row>
        <table:table-row table:style-name="ro1">
          <table:table-cell table:number-columns-repeated="2" office:value-type="string" calcext:value-type="string">
            <text:p>Europe:Netherlands:Drenthe:Coevorden</text:p>
          </table:table-cell>
        </table:table-row>
        <table:table-row table:style-name="ro1">
          <table:table-cell table:number-columns-repeated="2" office:value-type="string" calcext:value-type="string">
            <text:p>Europe:Netherlands:Drenthe:Dalen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Delft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Diemen</text:p>
          </table:table-cell>
        </table:table-row>
        <table:table-row table:style-name="ro1">
          <table:table-cell office:value-type="string" calcext:value-type="string">
            <text:p>Europe:Netherlands:Drenthe:</text:p>
          </table:table-cell>
          <table:table-cell office:value-type="string" calcext:value-type="string">
            <text:p>Europe:Netherlands:Drenthe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Eindhoven</text:p>
          </table:table-cell>
        </table:table-row>
        <table:table-row table:style-name="ro1">
          <table:table-cell office:value-type="string" calcext:value-type="string">
            <text:p>Europe:Netherlands:Flevoland:</text:p>
          </table:table-cell>
          <table:table-cell office:value-type="string" calcext:value-type="string">
            <text:p>Europe:Netherlands:Flevoland:-</text:p>
          </table:table-cell>
        </table:table-row>
        <table:table-row table:style-name="ro1">
          <table:table-cell office:value-type="string" calcext:value-type="string">
            <text:p>Europe:Netherlands:Friesland:</text:p>
          </table:table-cell>
          <table:table-cell office:value-type="string" calcext:value-type="string">
            <text:p>Europe:Netherlands:Friesland:-</text:p>
          </table:table-cell>
        </table:table-row>
        <table:table-row table:style-name="ro1">
          <table:table-cell office:value-type="string" calcext:value-type="string">
            <text:p>Europe:Netherlands:Gelderland:</text:p>
          </table:table-cell>
          <table:table-cell office:value-type="string" calcext:value-type="string">
            <text:p>Europe:Netherlands:Gelderland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Haarlem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Hardinxveld Giessenda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Helmond</text:p>
          </table:table-cell>
        </table:table-row>
        <table:table-row table:style-name="ro1">
          <table:table-cell table:number-columns-repeated="2" office:value-type="string" calcext:value-type="string">
            <text:p>Europe:Netherlands:Utrecht:Houten</text:p>
          </table:table-cell>
        </table:table-row>
        <table:table-row table:style-name="ro1">
          <table:table-cell office:value-type="string" calcext:value-type="string">
            <text:p>Europe:Netherlands:Leiden:</text:p>
          </table:table-cell>
          <table:table-cell office:value-type="string" calcext:value-type="string">
            <text:p>Europe:Netherlands:Leiden:-</text:p>
          </table:table-cell>
        </table:table-row>
        <table:table-row table:style-name="ro1">
          <table:table-cell office:value-type="string" calcext:value-type="string">
            <text:p>Europe:Netherlands:Limburg:</text:p>
          </table:table-cell>
          <table:table-cell office:value-type="string" calcext:value-type="string">
            <text:p>Europe:Netherlands:Limburg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Loon op zand</text:p>
          </table:table-cell>
        </table:table-row>
        <table:table-row table:style-name="ro1">
          <table:table-cell office:value-type="string" calcext:value-type="string">
            <text:p>Europe:Netherlands:Netherlands: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Naarden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Nieuwendijk</text:p>
          </table:table-cell>
        </table:table-row>
        <table:table-row table:style-name="ro1">
          <table:table-cell office:value-type="string" calcext:value-type="string">
            <text:p>Europe:Netherlands:North Brabant:</text:p>
          </table:table-cell>
          <table:table-cell office:value-type="string" calcext:value-type="string">
            <text:p>Europe:Netherlands:North Brabant:-</text:p>
          </table:table-cell>
        </table:table-row>
        <table:table-row table:style-name="ro1">
          <table:table-cell office:value-type="string" calcext:value-type="string">
            <text:p>Europe:Netherlands:North Holland:</text:p>
          </table:table-cell>
          <table:table-cell office:value-type="string" calcext:value-type="string">
            <text:p>Europe:Netherlands:North Holland:-</text:p>
          </table:table-cell>
        </table:table-row>
        <table:table-row table:style-name="ro1">
          <table:table-cell office:value-type="string" calcext:value-type="string">
            <text:p>Europe:Netherlands:South Holland:</text:p>
          </table:table-cell>
          <table:table-cell office:value-type="string" calcext:value-type="string">
            <text:p>Europe:Netherlands:South Holland:-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Nootdorp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Oisterwijk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Oss</text:p>
          </table:table-cell>
        </table:table-row>
        <table:table-row table:style-name="ro1">
          <table:table-cell office:value-type="string" calcext:value-type="string">
            <text:p>Europe:Netherlands:Overijssel:</text:p>
          </table:table-cell>
          <table:table-cell office:value-type="string" calcext:value-type="string">
            <text:p>Europe:Netherlands:Overijssel:-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Rotterda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Tilburg</text:p>
          </table:table-cell>
        </table:table-row>
        <table:table-row table:style-name="ro1">
          <table:table-cell office:value-type="string" calcext:value-type="string">
            <text:p>Europe:Netherlands:Utrecht:</text:p>
          </table:table-cell>
          <table:table-cell office:value-type="string" calcext:value-type="string">
            <text:p>Europe:Netherlands:Utrecht:-</text:p>
          </table:table-cell>
        </table:table-row>
        <table:table-row table:style-name="ro1">
          <table:table-cell table:number-columns-repeated="2" office:value-type="string" calcext:value-type="string">
            <text:p>Europe:Netherlands:Utrecht:Utrecht</text:p>
          </table:table-cell>
        </table:table-row>
        <table:table-row table:style-name="ro1">
          <table:table-cell office:value-type="string" calcext:value-type="string">
            <text:p>Europe:Austria:Burgenland:</text:p>
          </table:table-cell>
          <table:table-cell office:value-type="string" calcext:value-type="string">
            <text:p>Europe:Austria:Burgenland:-</text:p>
          </table:table-cell>
        </table:table-row>
        <table:table-row table:style-name="ro1">
          <table:table-cell table:number-columns-repeated="2" office:value-type="string" calcext:value-type="string">
            <text:p>Europe:Netherlands:Flevoland:Zeewolde</text:p>
          </table:table-cell>
        </table:table-row>
        <table:table-row table:style-name="ro1">
          <table:table-cell table:number-columns-repeated="2" office:value-type="string" calcext:value-type="string">
            <text:p>Oceania:New Zealand:Auckland:Auckland</text:p>
          </table:table-cell>
        </table:table-row>
        <table:table-row table:style-name="ro1">
          <table:table-cell office:value-type="string" calcext:value-type="string">
            <text:p>Oceania:New Zealand:Auckland:</text:p>
          </table:table-cell>
          <table:table-cell office:value-type="string" calcext:value-type="string">
            <text:p>Oceania:New Zealand:Auckland:-</text:p>
          </table:table-cell>
        </table:table-row>
        <table:table-row table:style-name="ro1">
          <table:table-cell office:value-type="string" calcext:value-type="string">
            <text:p>Oceania:New Zealand:Wellington:</text:p>
          </table:table-cell>
          <table:table-cell office:value-type="string" calcext:value-type="string">
            <text:p>Oceania:New Zealand:Wellington:-</text:p>
          </table:table-cell>
        </table:table-row>
        <table:table-row table:style-name="ro1">
          <table:table-cell office:value-type="string" calcext:value-type="string">
            <text:p>Oceania:New Zealand:Otago:</text:p>
          </table:table-cell>
          <table:table-cell office:value-type="string" calcext:value-type="string">
            <text:p>Oceania:New Zealand:Otago:-</text:p>
          </table:table-cell>
        </table:table-row>
        <table:table-row table:style-name="ro1">
          <table:table-cell office:value-type="string" calcext:value-type="string">
            <text:p>Africa:Nigeria:Lagos:</text:p>
          </table:table-cell>
          <table:table-cell office:value-type="string" calcext:value-type="string">
            <text:p>Africa:Nigeria:Lagos:-</text:p>
          </table:table-cell>
        </table:table-row>
        <table:table-row table:style-name="ro1">
          <table:table-cell office:value-type="string" calcext:value-type="string">
            <text:p>Europe:United Kingdom:Northern Ireland:</text:p>
          </table:table-cell>
          <table:table-cell office:value-type="string" calcext:value-type="string">
            <text:p>Europe:United Kingdom:Northern Ireland:-</text:p>
          </table:table-cell>
        </table:table-row>
        <table:table-row table:style-name="ro1">
          <table:table-cell office:value-type="string" calcext:value-type="string">
            <text:p>Asia:Bangladesh:Bangladesh: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Asia:Bangladesh:Chattogram:</text:p>
          </table:table-cell>
          <table:table-cell office:value-type="string" calcext:value-type="string">
            <text:p>Asia:Bangladesh:Chattogram:-</text:p>
          </table:table-cell>
        </table:table-row>
        <table:table-row table:style-name="ro1">
          <table:table-cell office:value-type="string" calcext:value-type="string">
            <text:p>Europe:Norway:Oslo:</text:p>
          </table:table-cell>
          <table:table-cell office:value-type="string" calcext:value-type="string">
            <text:p>Europe:Norway:Oslo:-</text:p>
          </table:table-cell>
        </table:table-row>
        <table:table-row table:style-name="ro1">
          <table:table-cell office:value-type="string" calcext:value-type="string">
            <text:p>Europe:Norway:Norway:</text:p>
          </table:table-cell>
          <table:table-cell office:value-type="string" calcext:value-type="string">
            <text:p>Europe:Norway:Norway:-</text:p>
          </table:table-cell>
        </table:table-row>
        <table:table-row table:style-name="ro1">
          <table:table-cell office:value-type="string" calcext:value-type="string">
            <text:p>Europe:Norway:Trondheim:</text:p>
          </table:table-cell>
          <table:table-cell office:value-type="string" calcext:value-type="string">
            <text:p>Europe:Norway:Trondheim:-</text:p>
          </table:table-cell>
        </table:table-row>
        <table:table-row table:style-name="ro1">
          <table:table-cell table:number-columns-repeated="2" office:value-type="string" calcext:value-type="string">
            <text:p>Asia:Pakistan:Gilgit Baltistan:Gilgit</text:p>
          </table:table-cell>
        </table:table-row>
        <table:table-row table:style-name="ro1">
          <table:table-cell office:value-type="string" calcext:value-type="string">
            <text:p>Asia:Pakistan:Karachi:</text:p>
          </table:table-cell>
          <table:table-cell office:value-type="string" calcext:value-type="string">
            <text:p>Asia:Pakistan:Karachi:-</text:p>
          </table:table-cell>
        </table:table-row>
        <table:table-row table:style-name="ro1">
          <table:table-cell office:value-type="string" calcext:value-type="string">
            <text:p>Asia:Pakistan:Khyber Pakhtunkhwa:</text:p>
          </table:table-cell>
          <table:table-cell office:value-type="string" calcext:value-type="string">
            <text:p>Asia:Pakistan:Khyber Pakhtunkhwa:-</text:p>
          </table:table-cell>
        </table:table-row>
        <table:table-row table:style-name="ro1">
          <table:table-cell office:value-type="string" calcext:value-type="string">
            <text:p>North America:Panama:Panama City:</text:p>
          </table:table-cell>
          <table:table-cell office:value-type="string" calcext:value-type="string">
            <text:p>North America:Panama:Panama City:-</text:p>
          </table:table-cell>
        </table:table-row>
        <table:table-row table:style-name="ro1">
          <table:table-cell office:value-type="string" calcext:value-type="string">
            <text:p>South America:Peru:Lima:</text:p>
          </table:table-cell>
          <table:table-cell office:value-type="string" calcext:value-type="string">
            <text:p>South America:Peru:Lima:-</text:p>
          </table:table-cell>
        </table:table-row>
        <table:table-row table:style-name="ro1">
          <table:table-cell office:value-type="string" calcext:value-type="string">
            <text:p>Asia:Philippines:Manila:</text:p>
          </table:table-cell>
          <table:table-cell office:value-type="string" calcext:value-type="string">
            <text:p>Asia:Philippines:Manila:-</text:p>
          </table:table-cell>
        </table:table-row>
        <table:table-row table:style-name="ro1">
          <table:table-cell office:value-type="string" calcext:value-type="string">
            <text:p>Asia:Philippines:Philippines:</text:p>
          </table:table-cell>
          <table:table-cell office:value-type="string" calcext:value-type="string">
            <text:p>Asia:Philippines:-:-</text:p>
          </table:table-cell>
        </table:table-row>
        <table:table-row table:style-name="ro1">
          <table:table-cell office:value-type="string" calcext:value-type="string">
            <text:p>Asia:Bangladesh:Dhaka:</text:p>
          </table:table-cell>
          <table:table-cell office:value-type="string" calcext:value-type="string">
            <text:p>Asia:Bangladesh:Dhaka:-</text:p>
          </table:table-cell>
        </table:table-row>
        <table:table-row table:style-name="ro1">
          <table:table-cell office:value-type="string" calcext:value-type="string">
            <text:p>Europe:Poland:Pomorskie:</text:p>
          </table:table-cell>
          <table:table-cell office:value-type="string" calcext:value-type="string">
            <text:p>Europe:Poland:Pomorskie:-</text:p>
          </table:table-cell>
        </table:table-row>
        <table:table-row table:style-name="ro1">
          <table:table-cell office:value-type="string" calcext:value-type="string">
            <text:p>Europe:Poland:Wielkopolskie:</text:p>
          </table:table-cell>
          <table:table-cell office:value-type="string" calcext:value-type="string">
            <text:p>Europe:Poland:Wielkopolskie:-</text:p>
          </table:table-cell>
        </table:table-row>
        <table:table-row table:style-name="ro1">
          <table:table-cell office:value-type="string" calcext:value-type="string">
            <text:p>Europe:Poland:Malopolskie:KrakÃ³w</text:p>
          </table:table-cell>
          <table:table-cell office:value-type="string" calcext:value-type="string">
            <text:p>Europe:Poland:Malopolskie:Krakow</text:p>
          </table:table-cell>
        </table:table-row>
        <table:table-row table:style-name="ro1">
          <table:table-cell office:value-type="string" calcext:value-type="string">
            <text:p>Europe:Poland:Zielonogorskie:</text:p>
          </table:table-cell>
          <table:table-cell office:value-type="string" calcext:value-type="string">
            <text:p>Europe:Poland:Zielonogorskie:-</text:p>
          </table:table-cell>
        </table:table-row>
        <table:table-row table:style-name="ro1">
          <table:table-cell office:value-type="string" calcext:value-type="string">
            <text:p>Europe:Poland:Malopolskie:</text:p>
          </table:table-cell>
          <table:table-cell office:value-type="string" calcext:value-type="string">
            <text:p>Europe:Poland:Malopolskie:-</text:p>
          </table:table-cell>
        </table:table-row>
        <table:table-row table:style-name="ro1">
          <table:table-cell office:value-type="string" calcext:value-type="string">
            <text:p>Europe:Poland:Slask:</text:p>
          </table:table-cell>
          <table:table-cell office:value-type="string" calcext:value-type="string">
            <text:p>Europe:Poland:Slask:-</text:p>
          </table:table-cell>
        </table:table-row>
        <table:table-row table:style-name="ro1">
          <table:table-cell office:value-type="string" calcext:value-type="string">
            <text:p>Europe:Poland:Dolnoslaskie:</text:p>
          </table:table-cell>
          <table:table-cell office:value-type="string" calcext:value-type="string">
            <text:p>Europe:Poland:Dolnoslaskie:-</text:p>
          </table:table-cell>
        </table:table-row>
        <table:table-row table:style-name="ro1">
          <table:table-cell office:value-type="string" calcext:value-type="string">
            <text:p>Europe:Portugal:Portugal:</text:p>
          </table:table-cell>
          <table:table-cell office:value-type="string" calcext:value-type="string">
            <text:p>Europe:Portugal:-:-</text:p>
          </table:table-cell>
        </table:table-row>
        <table:table-row table:style-name="ro1">
          <table:table-cell office:value-type="string" calcext:value-type="string">
            <text:p>Europe:Portugal:Lisbon:</text:p>
          </table:table-cell>
          <table:table-cell office:value-type="string" calcext:value-type="string">
            <text:p>Europe:Portugal:Lisbon:-</text:p>
          </table:table-cell>
        </table:table-row>
        <table:table-row table:style-name="ro1">
          <table:table-cell office:value-type="string" calcext:value-type="string">
            <text:p>Asia:China:Beijing:Beijing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Asia:China:Beijing: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North America:USA:Puerto Rico: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Asia:Qatar:Doha:</text:p>
          </table:table-cell>
          <table:table-cell office:value-type="string" calcext:value-type="string">
            <text:p>Asia:Qatar:Doha:-</text:p>
          </table:table-cell>
        </table:table-row>
        <table:table-row table:style-name="ro1">
          <table:table-cell office:value-type="string" calcext:value-type="string">
            <text:p>Europe:Romania:Bucharest:</text:p>
          </table:table-cell>
          <table:table-cell office:value-type="string" calcext:value-type="string">
            <text:p>Europe:Romania:Bucharest:-</text:p>
          </table:table-cell>
        </table:table-row>
        <table:table-row table:style-name="ro1">
          <table:table-cell office:value-type="string" calcext:value-type="string">
            <text:p>Europe:Romania:Constanta:</text:p>
          </table:table-cell>
          <table:table-cell office:value-type="string" calcext:value-type="string">
            <text:p>Europe:Romania:Constanta:-</text:p>
          </table:table-cell>
        </table:table-row>
        <table:table-row table:style-name="ro1">
          <table:table-cell office:value-type="string" calcext:value-type="string">
            <text:p>Europe:Russia:Republic of Buryatia:</text:p>
          </table:table-cell>
          <table:table-cell office:value-type="string" calcext:value-type="string">
            <text:p>Europe:Russia:Republic of Buryatia:-</text:p>
          </table:table-cell>
        </table:table-row>
        <table:table-row table:style-name="ro1">
          <table:table-cell office:value-type="string" calcext:value-type="string">
            <text:p>Europe:Russia:Chechen Republic:</text:p>
          </table:table-cell>
          <table:table-cell office:value-type="string" calcext:value-type="string">
            <text:p>Europe:Russia:Chechen Republic:-</text:p>
          </table:table-cell>
        </table:table-row>
        <table:table-row table:style-name="ro1">
          <table:table-cell office:value-type="string" calcext:value-type="string">
            <text:p>Europe:Russia:Chelyabinsk Region:</text:p>
          </table:table-cell>
          <table:table-cell office:value-type="string" calcext:value-type="string">
            <text:p>Europe:Russia:Chelyabinsk Region:-</text:p>
          </table:table-cell>
        </table:table-row>
        <table:table-row table:style-name="ro1">
          <table:table-cell office:value-type="string" calcext:value-type="string">
            <text:p>Europe:Russia:Republic of Crymea:</text:p>
          </table:table-cell>
          <table:table-cell office:value-type="string" calcext:value-type="string">
            <text:p>Europe:Russia:Republic of Crymea:-</text:p>
          </table:table-cell>
        </table:table-row>
        <table:table-row table:style-name="ro1">
          <table:table-cell office:value-type="string" calcext:value-type="string">
            <text:p>Europe:Russia:Republic of Kabardino-Balkaria:</text:p>
          </table:table-cell>
          <table:table-cell office:value-type="string" calcext:value-type="string">
            <text:p>Europe:Russia:Republic of Kabardino-Balkaria:-</text:p>
          </table:table-cell>
        </table:table-row>
        <table:table-row table:style-name="ro1">
          <table:table-cell office:value-type="string" calcext:value-type="string">
            <text:p>Europe:Russia:Khabarovsk Region:</text:p>
          </table:table-cell>
          <table:table-cell office:value-type="string" calcext:value-type="string">
            <text:p>Europe:Russia:Khabarovsk Region:-</text:p>
          </table:table-cell>
        </table:table-row>
        <table:table-row table:style-name="ro1">
          <table:table-cell table:number-columns-repeated="2" office:value-type="string" calcext:value-type="string">
            <text:p>Europe:Russia:Leningrad Region:Kipen</text:p>
          </table:table-cell>
        </table:table-row>
        <table:table-row table:style-name="ro1">
          <table:table-cell office:value-type="string" calcext:value-type="string">
            <text:p>Europe:Russia:Krasnodar Region:</text:p>
          </table:table-cell>
          <table:table-cell office:value-type="string" calcext:value-type="string">
            <text:p>Europe:Russia:Krasnodar Region:-</text:p>
          </table:table-cell>
        </table:table-row>
        <table:table-row table:style-name="ro1">
          <table:table-cell office:value-type="string" calcext:value-type="string">
            <text:p>Europe:Russia:Krasnoyarsk Region:</text:p>
          </table:table-cell>
          <table:table-cell office:value-type="string" calcext:value-type="string">
            <text:p>Europe:Russia:Krasnoyarsk Region:-</text:p>
          </table:table-cell>
        </table:table-row>
        <table:table-row table:style-name="ro1">
          <table:table-cell office:value-type="string" calcext:value-type="string">
            <text:p>Europe:Russia:Lipetsk Region:</text:p>
          </table:table-cell>
          <table:table-cell office:value-type="string" calcext:value-type="string">
            <text:p>Europe:Russia:Lipetsk Region:-</text:p>
          </table:table-cell>
        </table:table-row>
        <table:table-row table:style-name="ro1">
          <table:table-cell office:value-type="string" calcext:value-type="string">
            <text:p>Europe:Russia:Moscow:</text:p>
          </table:table-cell>
          <table:table-cell office:value-type="string" calcext:value-type="string">
            <text:p>Europe:Russia:Moscow:-</text:p>
          </table:table-cell>
        </table:table-row>
        <table:table-row table:style-name="ro1">
          <table:table-cell office:value-type="string" calcext:value-type="string">
            <text:p>Europe:Russia:Moscow Region:</text:p>
          </table:table-cell>
          <table:table-cell office:value-type="string" calcext:value-type="string">
            <text:p>Europe:Russia:Moscow Region:-</text:p>
          </table:table-cell>
        </table:table-row>
        <table:table-row table:style-name="ro1">
          <table:table-cell office:value-type="string" calcext:value-type="string">
            <text:p>Europe:Russia:Novosibirsk Region:</text:p>
          </table:table-cell>
          <table:table-cell office:value-type="string" calcext:value-type="string">
            <text:p>Europe:Russia:Novosibirsk Region:-</text:p>
          </table:table-cell>
        </table:table-row>
        <table:table-row table:style-name="ro1">
          <table:table-cell office:value-type="string" calcext:value-type="string">
            <text:p>Europe:Russia:Omsk Region:</text:p>
          </table:table-cell>
          <table:table-cell office:value-type="string" calcext:value-type="string">
            <text:p>Europe:Russia:Omsk Region:-</text:p>
          </table:table-cell>
        </table:table-row>
        <table:table-row table:style-name="ro1">
          <table:table-cell office:value-type="string" calcext:value-type="string">
            <text:p>Europe:Russia:Orenburg Region:</text:p>
          </table:table-cell>
          <table:table-cell office:value-type="string" calcext:value-type="string">
            <text:p>Europe:Russia:Orenburg Region:-</text:p>
          </table:table-cell>
        </table:table-row>
        <table:table-row table:style-name="ro1">
          <table:table-cell office:value-type="string" calcext:value-type="string">
            <text:p>Europe:Russia:Perm Region:</text:p>
          </table:table-cell>
          <table:table-cell office:value-type="string" calcext:value-type="string">
            <text:p>Europe:Russia:Perm Region:-</text:p>
          </table:table-cell>
        </table:table-row>
        <table:table-row table:style-name="ro1">
          <table:table-cell office:value-type="string" calcext:value-type="string">
            <text:p>Europe:Russia:Primorskiy Region:</text:p>
          </table:table-cell>
          <table:table-cell office:value-type="string" calcext:value-type="string">
            <text:p>Europe:Russia:Primorskiy Region:-</text:p>
          </table:table-cell>
        </table:table-row>
        <table:table-row table:style-name="ro1">
          <table:table-cell office:value-type="string" calcext:value-type="string">
            <text:p>Europe:Russia:Pskov Region:</text:p>
          </table:table-cell>
          <table:table-cell office:value-type="string" calcext:value-type="string">
            <text:p>Europe:Russia:Pskov Region:-</text:p>
          </table:table-cell>
        </table:table-row>
        <table:table-row table:style-name="ro1">
          <table:table-cell office:value-type="string" calcext:value-type="string">
            <text:p>Europe:Russia:Republic of Sakha:</text:p>
          </table:table-cell>
          <table:table-cell office:value-type="string" calcext:value-type="string">
            <text:p>Europe:Russia:Republic of Sakha:-</text:p>
          </table:table-cell>
        </table:table-row>
        <table:table-row table:style-name="ro1">
          <table:table-cell office:value-type="string" calcext:value-type="string">
            <text:p>Europe:Russia:Sakhalin Region:</text:p>
          </table:table-cell>
          <table:table-cell office:value-type="string" calcext:value-type="string">
            <text:p>Europe:Russia:Sakhalin Region:-</text:p>
          </table:table-cell>
        </table:table-row>
        <table:table-row table:style-name="ro1">
          <table:table-cell office:value-type="string" calcext:value-type="string">
            <text:p>Europe:Russia:Samara Region:</text:p>
          </table:table-cell>
          <table:table-cell office:value-type="string" calcext:value-type="string">
            <text:p>Europe:Russia:Samara Region:-</text:p>
          </table:table-cell>
        </table:table-row>
        <table:table-row table:style-name="ro1">
          <table:table-cell office:value-type="string" calcext:value-type="string">
            <text:p>Europe:Russia:Saint-Petersburg:</text:p>
          </table:table-cell>
          <table:table-cell office:value-type="string" calcext:value-type="string">
            <text:p>Europe:Russia:Saint-Petersburg:-</text:p>
          </table:table-cell>
        </table:table-row>
        <table:table-row table:style-name="ro1">
          <table:table-cell office:value-type="string" calcext:value-type="string">
            <text:p>Europe:Belarus:Belarus:</text:p>
          </table:table-cell>
          <table:table-cell office:value-type="string" calcext:value-type="string">
            <text:p>Europe:Belarus:Belarus:-</text:p>
          </table:table-cell>
        </table:table-row>
        <table:table-row table:style-name="ro1">
          <table:table-cell office:value-type="string" calcext:value-type="string">
            <text:p>Europe:Belgium:Ukkel:</text:p>
          </table:table-cell>
          <table:table-cell office:value-type="string" calcext:value-type="string">
            <text:p>Europe:Belgium:Ukkel:-</text:p>
          </table:table-cell>
        </table:table-row>
        <table:table-row table:style-name="ro1">
          <table:table-cell office:value-type="string" calcext:value-type="string">
            <text:p>Europe:Belgium:Brussels:</text:p>
          </table:table-cell>
          <table:table-cell office:value-type="string" calcext:value-type="string">
            <text:p>Europe:Belgium:Brussels:-</text:p>
          </table:table-cell>
        </table:table-row>
        <table:table-row table:style-name="ro1">
          <table:table-cell office:value-type="string" calcext:value-type="string">
            <text:p>Europe:Russia:Sverdlovsk Region:</text:p>
          </table:table-cell>
          <table:table-cell office:value-type="string" calcext:value-type="string">
            <text:p>Europe:Russia:Sverdlovsk Region:-</text:p>
          </table:table-cell>
        </table:table-row>
        <table:table-row table:style-name="ro1">
          <table:table-cell office:value-type="string" calcext:value-type="string">
            <text:p>Europe:Russia:Tatarstan:</text:p>
          </table:table-cell>
          <table:table-cell office:value-type="string" calcext:value-type="string">
            <text:p>Europe:Russia:Tatarstan:-</text:p>
          </table:table-cell>
        </table:table-row>
        <table:table-row table:style-name="ro1">
          <table:table-cell office:value-type="string" calcext:value-type="string">
            <text:p>Europe:Russia:Tver Region:</text:p>
          </table:table-cell>
          <table:table-cell office:value-type="string" calcext:value-type="string">
            <text:p>Europe:Russia:Tver Region:-</text:p>
          </table:table-cell>
        </table:table-row>
        <table:table-row table:style-name="ro1">
          <table:table-cell table:number-columns-repeated="2" office:value-type="string" calcext:value-type="string">
            <text:p>Europe:Russia:Buryat Republic:Ulan-Ude</text:p>
          </table:table-cell>
        </table:table-row>
        <table:table-row table:style-name="ro1">
          <table:table-cell table:number-columns-repeated="2" office:value-type="string" calcext:value-type="string">
            <text:p>Europe:Belgium:Blegny:Saive</text:p>
          </table:table-cell>
        </table:table-row>
        <table:table-row table:style-name="ro1">
          <table:table-cell office:value-type="string" calcext:value-type="string">
            <text:p>Asia:Saudi Arabia:Riyadh:</text:p>
          </table:table-cell>
          <table:table-cell office:value-type="string" calcext:value-type="string">
            <text:p>Asia:Saudi Arabia:Riyadh:-</text:p>
          </table:table-cell>
        </table:table-row>
        <table:table-row table:style-name="ro1">
          <table:table-cell office:value-type="string" calcext:value-type="string">
            <text:p>Asia:Saudi Arabia:Jeddah:</text:p>
          </table:table-cell>
          <table:table-cell office:value-type="string" calcext:value-type="string">
            <text:p>Asia:Saudi Arabia:Jeddah:-</text:p>
          </table:table-cell>
        </table:table-row>
        <table:table-row table:style-name="ro1">
          <table:table-cell office:value-type="string" calcext:value-type="string">
            <text:p>Europe:Belgium:Belgium:</text:p>
          </table:table-cell>
          <table:table-cell office:value-type="string" calcext:value-type="string">
            <text:p>Europe:Belgium:-:-</text:p>
          </table:table-cell>
        </table:table-row>
        <table:table-row table:style-name="ro1">
          <table:table-cell office:value-type="string" calcext:value-type="string">
            <text:p>Asia:Saudi Arabia:Madinah:</text:p>
          </table:table-cell>
          <table:table-cell office:value-type="string" calcext:value-type="string">
            <text:p>Asia:Saudi Arabia:Madinah:-</text:p>
          </table:table-cell>
        </table:table-row>
        <table:table-row table:style-name="ro1">
          <table:table-cell table:number-columns-repeated="2" office:value-type="string" calcext:value-type="string">
            <text:p>Europe:Belgium:Herent:Winksele</text:p>
          </table:table-cell>
        </table:table-row>
        <table:table-row table:style-name="ro1">
          <table:table-cell office:value-type="string" calcext:value-type="string">
            <text:p>Europe:Belgium:Leuven:</text:p>
          </table:table-cell>
          <table:table-cell office:value-type="string" calcext:value-type="string">
            <text:p>Europe:Belgium:Leuven:-</text:p>
          </table:table-cell>
        </table:table-row>
        <table:table-row table:style-name="ro1">
          <table:table-cell office:value-type="string" calcext:value-type="string">
            <text:p>Europe:Belgium:Sint-Niklaas:</text:p>
          </table:table-cell>
          <table:table-cell office:value-type="string" calcext:value-type="string">
            <text:p>Europe:Belgium:Sint-Niklaas:-</text:p>
          </table:table-cell>
        </table:table-row>
        <table:table-row table:style-name="ro1">
          <table:table-cell office:value-type="string" calcext:value-type="string">
            <text:p>Europe:Belgium:Saint-Ghislain:</text:p>
          </table:table-cell>
          <table:table-cell office:value-type="string" calcext:value-type="string">
            <text:p>Europe:Belgium:Saint-Ghislain:-</text:p>
          </table:table-cell>
        </table:table-row>
        <table:table-row table:style-name="ro1">
          <table:table-cell office:value-type="string" calcext:value-type="string">
            <text:p>Asia:Saudi Arabia:Makkah:</text:p>
          </table:table-cell>
          <table:table-cell office:value-type="string" calcext:value-type="string">
            <text:p>Asia:Saudi Arabia:Makkah:-</text:p>
          </table:table-cell>
        </table:table-row>
        <table:table-row table:style-name="ro1">
          <table:table-cell table:number-columns-repeated="2" office:value-type="string" calcext:value-type="string">
            <text:p>Europe:Belgium:Wervik:Geluwe</text:p>
          </table:table-cell>
        </table:table-row>
        <table:table-row table:style-name="ro1">
          <table:table-cell office:value-type="string" calcext:value-type="string">
            <text:p>Europe:Belgium:Tubize:</text:p>
          </table:table-cell>
          <table:table-cell office:value-type="string" calcext:value-type="string">
            <text:p>Europe:Belgium:Tubize:-</text:p>
          </table:table-cell>
        </table:table-row>
        <table:table-row table:style-name="ro1">
          <table:table-cell office:value-type="string" calcext:value-type="string">
            <text:p>Europe:Belgium:Colfontaine:</text:p>
          </table:table-cell>
          <table:table-cell office:value-type="string" calcext:value-type="string">
            <text:p>Europe:Belgium:Colfontaine:-</text:p>
          </table:table-cell>
        </table:table-row>
        <table:table-row table:style-name="ro1">
          <table:table-cell office:value-type="string" calcext:value-type="string">
            <text:p>Europe:Belgium:Beersel:</text:p>
          </table:table-cell>
          <table:table-cell office:value-type="string" calcext:value-type="string">
            <text:p>Europe:Belgium:Beersel:-</text:p>
          </table:table-cell>
        </table:table-row>
        <table:table-row table:style-name="ro1">
          <table:table-cell office:value-type="string" calcext:value-type="string">
            <text:p>Europe:Belgium:Kaulile:</text:p>
          </table:table-cell>
          <table:table-cell office:value-type="string" calcext:value-type="string">
            <text:p>Europe:Belgium:Kaulile:-</text:p>
          </table:table-cell>
        </table:table-row>
        <table:table-row table:style-name="ro1">
          <table:table-cell office:value-type="string" calcext:value-type="string">
            <text:p>Europe:Belgium:Lubbeek:</text:p>
          </table:table-cell>
          <table:table-cell office:value-type="string" calcext:value-type="string">
            <text:p>Europe:Belgium:Lubbeek:-</text:p>
          </table:table-cell>
        </table:table-row>
        <table:table-row table:style-name="ro1">
          <table:table-cell office:value-type="string" calcext:value-type="string">
            <text:p>Asia:Saudi Arabia:Saudi Arabia:</text:p>
          </table:table-cell>
          <table:table-cell office:value-type="string" calcext:value-type="string">
            <text:p>Asia:Saudi Arabia:Saudi Arabia:-</text:p>
          </table:table-cell>
        </table:table-row>
        <table:table-row table:style-name="ro1">
          <table:table-cell office:value-type="string" calcext:value-type="string">
            <text:p>Europe:United Kingdom:Scotland: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Europe:Belgium:Waterloo:</text:p>
          </table:table-cell>
          <table:table-cell office:value-type="string" calcext:value-type="string">
            <text:p>Europe:Belgium:Waterloo:-</text:p>
          </table:table-cell>
        </table:table-row>
        <table:table-row table:style-name="ro1">
          <table:table-cell table:number-columns-repeated="2" office:value-type="string" calcext:value-type="string">
            <text:p>Europe:Belgium:Beringen:Koersel</text:p>
          </table:table-cell>
        </table:table-row>
        <table:table-row table:style-name="ro1">
          <table:table-cell office:value-type="string" calcext:value-type="string">
            <text:p>Europe:Belgium:Herselt:</text:p>
          </table:table-cell>
          <table:table-cell office:value-type="string" calcext:value-type="string">
            <text:p>Europe:Belgium:Herselt:-</text:p>
          </table:table-cell>
        </table:table-row>
        <table:table-row table:style-name="ro1">
          <table:table-cell office:value-type="string" calcext:value-type="string">
            <text:p>Europe:Belgium:Kraainem:</text:p>
          </table:table-cell>
          <table:table-cell office:value-type="string" calcext:value-type="string">
            <text:p>Europe:Belgium:Kraainem:-</text:p>
          </table:table-cell>
        </table:table-row>
        <table:table-row table:style-name="ro1">
          <table:table-cell office:value-type="string" calcext:value-type="string">
            <text:p>Europe:Belgium:Andenne:</text:p>
          </table:table-cell>
          <table:table-cell office:value-type="string" calcext:value-type="string">
            <text:p>Europe:Belgium:Andenne:-</text:p>
          </table:table-cell>
        </table:table-row>
        <table:table-row table:style-name="ro1">
          <table:table-cell office:value-type="string" calcext:value-type="string">
            <text:p>Europe:Belgium:Waasmunster:</text:p>
          </table:table-cell>
          <table:table-cell office:value-type="string" calcext:value-type="string">
            <text:p>Europe:Belgium:Waasmunster:-</text:p>
          </table:table-cell>
        </table:table-row>
        <table:table-row table:style-name="ro1">
          <table:table-cell table:number-columns-repeated="2" office:value-type="string" calcext:value-type="string">
            <text:p>Europe:Belgium:Tournai:Kain</text:p>
          </table:table-cell>
        </table:table-row>
        <table:table-row table:style-name="ro1">
          <table:table-cell office:value-type="string" calcext:value-type="string">
            <text:p>Europe:Belgium:Boussu:</text:p>
          </table:table-cell>
          <table:table-cell office:value-type="string" calcext:value-type="string">
            <text:p>Europe:Belgium:Boussu:-</text:p>
          </table:table-cell>
        </table:table-row>
        <table:table-row table:style-name="ro1">
          <table:table-cell office:value-type="string" calcext:value-type="string">
            <text:p>Europe:Belgium:Mons:</text:p>
          </table:table-cell>
          <table:table-cell office:value-type="string" calcext:value-type="string">
            <text:p>Europe:Belgium:Mons:-</text:p>
          </table:table-cell>
        </table:table-row>
        <table:table-row table:style-name="ro1">
          <table:table-cell office:value-type="string" calcext:value-type="string">
            <text:p>Europe:Belgium:LiÃ¨ge:Bierset</text:p>
          </table:table-cell>
          <table:table-cell office:value-type="string" calcext:value-type="string">
            <text:p>Europe:Belgium:Liege:Bierset</text:p>
          </table:table-cell>
        </table:table-row>
        <table:table-row table:style-name="ro1">
          <table:table-cell office:value-type="string" calcext:value-type="string">
            <text:p>Europe:Belgium:Zinnik:</text:p>
          </table:table-cell>
          <table:table-cell office:value-type="string" calcext:value-type="string">
            <text:p>Europe:Belgium:Zinnik:-</text:p>
          </table:table-cell>
        </table:table-row>
        <table:table-row table:style-name="ro1">
          <table:table-cell office:value-type="string" calcext:value-type="string">
            <text:p>Europe:Belgium:Eupen:</text:p>
          </table:table-cell>
          <table:table-cell office:value-type="string" calcext:value-type="string">
            <text:p>Europe:Belgium:Eupen:-</text:p>
          </table:table-cell>
        </table:table-row>
        <table:table-row table:style-name="ro1">
          <table:table-cell office:value-type="string" calcext:value-type="string">
            <text:p>Africa:Algeria:Blida:</text:p>
          </table:table-cell>
          <table:table-cell office:value-type="string" calcext:value-type="string">
            <text:p>Africa:Algeria:Blida:-</text:p>
          </table:table-cell>
        </table:table-row>
        <table:table-row table:style-name="ro1">
          <table:table-cell table:number-columns-repeated="2" office:value-type="string" calcext:value-type="string">
            <text:p>Europe:Belgium:Mouscron:Quevaucamps</text:p>
          </table:table-cell>
        </table:table-row>
        <table:table-row table:style-name="ro1">
          <table:table-cell office:value-type="string" calcext:value-type="string">
            <text:p>Europe:Belgium:Gierle:</text:p>
          </table:table-cell>
          <table:table-cell office:value-type="string" calcext:value-type="string">
            <text:p>Europe:Belgium:Gierle:-</text:p>
          </table:table-cell>
        </table:table-row>
        <table:table-row table:style-name="ro1">
          <table:table-cell office:value-type="string" calcext:value-type="string">
            <text:p>Europe:Belgium:Courcelles:</text:p>
          </table:table-cell>
          <table:table-cell office:value-type="string" calcext:value-type="string">
            <text:p>Europe:Belgium:Courcelles:-</text:p>
          </table:table-cell>
        </table:table-row>
        <table:table-row table:style-name="ro1">
          <table:table-cell office:value-type="string" calcext:value-type="string">
            <text:p>Europe:Belgium:Quevy:</text:p>
          </table:table-cell>
          <table:table-cell office:value-type="string" calcext:value-type="string">
            <text:p>Europe:Belgium:Quevy:-</text:p>
          </table:table-cell>
        </table:table-row>
        <table:table-row table:style-name="ro1">
          <table:table-cell office:value-type="string" calcext:value-type="string">
            <text:p>Europe:Belgium:Oostrozebeke:</text:p>
          </table:table-cell>
          <table:table-cell office:value-type="string" calcext:value-type="string">
            <text:p>Europe:Belgium:Oostrozebeke:-</text:p>
          </table:table-cell>
        </table:table-row>
        <table:table-row table:style-name="ro1">
          <table:table-cell office:value-type="string" calcext:value-type="string">
            <text:p>Europe:Belgium:Couthuin:</text:p>
          </table:table-cell>
          <table:table-cell office:value-type="string" calcext:value-type="string">
            <text:p>Europe:Belgium:Couthuin:-</text:p>
          </table:table-cell>
        </table:table-row>
        <table:table-row table:style-name="ro1">
          <table:table-cell office:value-type="string" calcext:value-type="string">
            <text:p>Europe:Belgium:Kessel-Lo:</text:p>
          </table:table-cell>
          <table:table-cell office:value-type="string" calcext:value-type="string">
            <text:p>Europe:Belgium:Kessel-Lo:-</text:p>
          </table:table-cell>
        </table:table-row>
        <table:table-row table:style-name="ro1">
          <table:table-cell office:value-type="string" calcext:value-type="string">
            <text:p>Europe:Belgium:Elsene:</text:p>
          </table:table-cell>
          <table:table-cell office:value-type="string" calcext:value-type="string">
            <text:p>Europe:Belgium:Elsene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Forchies-la-marche</text:p>
          </table:table-cell>
        </table:table-row>
        <table:table-row table:style-name="ro1">
          <table:table-cell office:value-type="string" calcext:value-type="string">
            <text:p>Europe:Belgium:Sint-Gillis-Waas:</text:p>
          </table:table-cell>
          <table:table-cell office:value-type="string" calcext:value-type="string">
            <text:p>Europe:Belgium:Sint-Gillis-Waas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Montignies-Sur-Sambre</text:p>
          </table:table-cell>
        </table:table-row>
        <table:table-row table:style-name="ro1">
          <table:table-cell table:number-columns-repeated="2" office:value-type="string" calcext:value-type="string">
            <text:p>Europe:Belgium:Estinnes:Haulchin</text:p>
          </table:table-cell>
        </table:table-row>
        <table:table-row table:style-name="ro1">
          <table:table-cell office:value-type="string" calcext:value-type="string">
            <text:p>Europe:Belgium:Dilbeek:</text:p>
          </table:table-cell>
          <table:table-cell office:value-type="string" calcext:value-type="string">
            <text:p>Europe:Belgium:Dilbeek:-</text:p>
          </table:table-cell>
        </table:table-row>
        <table:table-row table:style-name="ro1">
          <table:table-cell office:value-type="string" calcext:value-type="string">
            <text:p>Europe:Belgium:Dendermonde:</text:p>
          </table:table-cell>
          <table:table-cell office:value-type="string" calcext:value-type="string">
            <text:p>Europe:Belgium:Dendermonde:-</text:p>
          </table:table-cell>
        </table:table-row>
        <table:table-row table:style-name="ro1">
          <table:table-cell office:value-type="string" calcext:value-type="string">
            <text:p>Europe:Belgium:Mouscron:</text:p>
          </table:table-cell>
          <table:table-cell office:value-type="string" calcext:value-type="string">
            <text:p>Europe:Belgium:Mouscron:-</text:p>
          </table:table-cell>
        </table:table-row>
        <table:table-row table:style-name="ro1">
          <table:table-cell table:number-columns-repeated="2" office:value-type="string" calcext:value-type="string">
            <text:p>Europe:Belgium:Ravels:Poppel</text:p>
          </table:table-cell>
        </table:table-row>
        <table:table-row table:style-name="ro1">
          <table:table-cell office:value-type="string" calcext:value-type="string">
            <text:p>Europe:Belgium:Linter:</text:p>
          </table:table-cell>
          <table:table-cell office:value-type="string" calcext:value-type="string">
            <text:p>Europe:Belgium:Linter:-</text:p>
          </table:table-cell>
        </table:table-row>
        <table:table-row table:style-name="ro1">
          <table:table-cell office:value-type="string" calcext:value-type="string">
            <text:p>Europe:Belgium:Grimbergen:</text:p>
          </table:table-cell>
          <table:table-cell office:value-type="string" calcext:value-type="string">
            <text:p>Europe:Belgium:Grimbergen:-</text:p>
          </table:table-cell>
        </table:table-row>
        <table:table-row table:style-name="ro1">
          <table:table-cell office:value-type="string" calcext:value-type="string">
            <text:p>Europe:Belgium:Fontaine-l Eveque:</text:p>
          </table:table-cell>
          <table:table-cell office:value-type="string" calcext:value-type="string">
            <text:p>Europe:Belgium:Fontaine-l Eveque:-</text:p>
          </table:table-cell>
        </table:table-row>
        <table:table-row table:style-name="ro1">
          <table:table-cell table:number-columns-repeated="2" office:value-type="string" calcext:value-type="string">
            <text:p>Europe:Belgium:Mons:Jemappes</text:p>
          </table:table-cell>
        </table:table-row>
        <table:table-row table:style-name="ro1">
          <table:table-cell office:value-type="string" calcext:value-type="string">
            <text:p>Europe:Belgium:Wanze:</text:p>
          </table:table-cell>
          <table:table-cell office:value-type="string" calcext:value-type="string">
            <text:p>Europe:Belgium:Wanze:-</text:p>
          </table:table-cell>
        </table:table-row>
        <table:table-row table:style-name="ro1">
          <table:table-cell table:number-columns-repeated="2" office:value-type="string" calcext:value-type="string">
            <text:p>Europe:Belgium:Walloon Brabant:Braine-le-Chateau</text:p>
          </table:table-cell>
        </table:table-row>
        <table:table-row table:style-name="ro1">
          <table:table-cell office:value-type="string" calcext:value-type="string">
            <text:p>Europe:Belgium:Geraardsbergen:</text:p>
          </table:table-cell>
          <table:table-cell office:value-type="string" calcext:value-type="string">
            <text:p>Europe:Belgium:Geraardsbergen:-</text:p>
          </table:table-cell>
        </table:table-row>
        <table:table-row table:style-name="ro1">
          <table:table-cell office:value-type="string" calcext:value-type="string">
            <text:p>Europe:Belgium:Asse:</text:p>
          </table:table-cell>
          <table:table-cell office:value-type="string" calcext:value-type="string">
            <text:p>Europe:Belgium:Asse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Couillet</text:p>
          </table:table-cell>
        </table:table-row>
        <table:table-row table:style-name="ro1">
          <table:table-cell office:value-type="string" calcext:value-type="string">
            <text:p>Europe:Belgium:Genappe:</text:p>
          </table:table-cell>
          <table:table-cell office:value-type="string" calcext:value-type="string">
            <text:p>Europe:Belgium:Genappe:-</text:p>
          </table:table-cell>
        </table:table-row>
        <table:table-row table:style-name="ro1">
          <table:table-cell table:number-columns-repeated="2" office:value-type="string" calcext:value-type="string">
            <text:p>Europe:Belgium:Namur:Temploux</text:p>
          </table:table-cell>
        </table:table-row>
        <table:table-row table:style-name="ro1">
          <table:table-cell office:value-type="string" calcext:value-type="string">
            <text:p>Europe:Belgium:LiÃ¨ge:Wandre</text:p>
          </table:table-cell>
          <table:table-cell office:value-type="string" calcext:value-type="string">
            <text:p>Europe:Belgium:Liege:Wandre</text:p>
          </table:table-cell>
        </table:table-row>
        <table:table-row table:style-name="ro1">
          <table:table-cell table:number-columns-repeated="2" office:value-type="string" calcext:value-type="string">
            <text:p>Europe:Belgium:Mons:Saisinne</text:p>
          </table:table-cell>
        </table:table-row>
        <table:table-row table:style-name="ro1">
          <table:table-cell table:number-columns-repeated="2" office:value-type="string" calcext:value-type="string">
            <text:p>Europe:Belgium:Mons:Havre</text:p>
          </table:table-cell>
        </table:table-row>
        <table:table-row table:style-name="ro1">
          <table:table-cell office:value-type="string" calcext:value-type="string">
            <text:p>Europe:Belgium:Lasne:</text:p>
          </table:table-cell>
          <table:table-cell office:value-type="string" calcext:value-type="string">
            <text:p>Europe:Belgium:Lasne:-</text:p>
          </table:table-cell>
        </table:table-row>
        <table:table-row table:style-name="ro1">
          <table:table-cell office:value-type="string" calcext:value-type="string">
            <text:p>Europe:Belgium:Rixensart:</text:p>
          </table:table-cell>
          <table:table-cell office:value-type="string" calcext:value-type="string">
            <text:p>Europe:Belgium:Rixensart:-</text:p>
          </table:table-cell>
        </table:table-row>
        <table:table-row table:style-name="ro1">
          <table:table-cell office:value-type="string" calcext:value-type="string">
            <text:p>Europe:Belgium:Riemst:</text:p>
          </table:table-cell>
          <table:table-cell office:value-type="string" calcext:value-type="string">
            <text:p>Europe:Belgium:Riemst:-</text:p>
          </table:table-cell>
        </table:table-row>
        <table:table-row table:style-name="ro1">
          <table:table-cell table:number-columns-repeated="2" office:value-type="string" calcext:value-type="string">
            <text:p>Europe:Belgium:Saint-Ghislain:Villerot</text:p>
          </table:table-cell>
        </table:table-row>
        <table:table-row table:style-name="ro1">
          <table:table-cell table:number-columns-repeated="2" office:value-type="string" calcext:value-type="string">
            <text:p>Europe:Belgium:Flanders:Leuven</text:p>
          </table:table-cell>
        </table:table-row>
        <table:table-row table:style-name="ro1">
          <table:table-cell office:value-type="string" calcext:value-type="string">
            <text:p>Europe:Belgium:Montigny-le-Tilleul:</text:p>
          </table:table-cell>
          <table:table-cell office:value-type="string" calcext:value-type="string">
            <text:p>Europe:Belgium:Montigny-le-Tilleul:-</text:p>
          </table:table-cell>
        </table:table-row>
        <table:table-row table:style-name="ro1">
          <table:table-cell office:value-type="string" calcext:value-type="string">
            <text:p>Europe:Belgium:Zolder:</text:p>
          </table:table-cell>
          <table:table-cell office:value-type="string" calcext:value-type="string">
            <text:p>Europe:Belgium:Zolder:-</text:p>
          </table:table-cell>
        </table:table-row>
        <table:table-row table:style-name="ro1">
          <table:table-cell office:value-type="string" calcext:value-type="string">
            <text:p>Europe:Belgium:Houthalen-Helchteren:</text:p>
          </table:table-cell>
          <table:table-cell office:value-type="string" calcext:value-type="string">
            <text:p>Europe:Belgium:Houthalen-Helchteren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Jumet</text:p>
          </table:table-cell>
        </table:table-row>
        <table:table-row table:style-name="ro1">
          <table:table-cell office:value-type="string" calcext:value-type="string">
            <text:p>Europe:Belgium:Holsbeek:</text:p>
          </table:table-cell>
          <table:table-cell office:value-type="string" calcext:value-type="string">
            <text:p>Europe:Belgium:Holsbeek:-</text:p>
          </table:table-cell>
        </table:table-row>
        <table:table-row table:style-name="ro1">
          <table:table-cell office:value-type="string" calcext:value-type="string">
            <text:p>Europe:Belgium:Berloz:</text:p>
          </table:table-cell>
          <table:table-cell office:value-type="string" calcext:value-type="string">
            <text:p>Europe:Belgium:Berloz:-</text:p>
          </table:table-cell>
        </table:table-row>
        <table:table-row table:style-name="ro1">
          <table:table-cell office:value-type="string" calcext:value-type="string">
            <text:p>Europe:Belgium:Chaineux:</text:p>
          </table:table-cell>
          <table:table-cell office:value-type="string" calcext:value-type="string">
            <text:p>Europe:Belgium:Chaineux:-</text:p>
          </table:table-cell>
        </table:table-row>
        <table:table-row table:style-name="ro1">
          <table:table-cell office:value-type="string" calcext:value-type="string">
            <text:p>Europe:Belgium:Oevel:</text:p>
          </table:table-cell>
          <table:table-cell office:value-type="string" calcext:value-type="string">
            <text:p>Europe:Belgium:Oevel:-</text:p>
          </table:table-cell>
        </table:table-row>
        <table:table-row table:style-name="ro1">
          <table:table-cell office:value-type="string" calcext:value-type="string">
            <text:p>Europe:Belgium:Braine-l alleud:</text:p>
          </table:table-cell>
          <table:table-cell office:value-type="string" calcext:value-type="string">
            <text:p>Europe:Belgium:Braine-l’Alleud:-</text:p>
          </table:table-cell>
        </table:table-row>
        <table:table-row table:style-name="ro1">
          <table:table-cell office:value-type="string" calcext:value-type="string">
            <text:p>Europe:Belgium:Zonhoven:</text:p>
          </table:table-cell>
          <table:table-cell office:value-type="string" calcext:value-type="string">
            <text:p>Europe:Belgium:Zonhoven:-</text:p>
          </table:table-cell>
        </table:table-row>
        <table:table-row table:style-name="ro1">
          <table:table-cell office:value-type="string" calcext:value-type="string">
            <text:p>Europe:Belgium:Anderlecht:</text:p>
          </table:table-cell>
          <table:table-cell office:value-type="string" calcext:value-type="string">
            <text:p>Europe:Belgium:Anderlecht:-</text:p>
          </table:table-cell>
        </table:table-row>
        <table:table-row table:style-name="ro1">
          <table:table-cell office:value-type="string" calcext:value-type="string">
            <text:p>Europe:Belgium:Antwerp:</text:p>
          </table:table-cell>
          <table:table-cell office:value-type="string" calcext:value-type="string">
            <text:p>Europe:Belgium:Antwerp:-</text:p>
          </table:table-cell>
        </table:table-row>
        <table:table-row table:style-name="ro1">
          <table:table-cell office:value-type="string" calcext:value-type="string">
            <text:p>Europe:Belgium:Tielt-Winge:</text:p>
          </table:table-cell>
          <table:table-cell office:value-type="string" calcext:value-type="string">
            <text:p>Europe:Belgium:Tielt-Winge:-</text:p>
          </table:table-cell>
        </table:table-row>
        <table:table-row table:style-name="ro1">
          <table:table-cell office:value-type="string" calcext:value-type="string">
            <text:p>Europe:Belgium:Knokke-Heist:</text:p>
          </table:table-cell>
          <table:table-cell office:value-type="string" calcext:value-type="string">
            <text:p>Europe:Belgium:Knokke-Heist:-</text:p>
          </table:table-cell>
        </table:table-row>
        <table:table-row table:style-name="ro1">
          <table:table-cell office:value-type="string" calcext:value-type="string">
            <text:p>Europe:Belgium:Etterbeek:</text:p>
          </table:table-cell>
          <table:table-cell office:value-type="string" calcext:value-type="string">
            <text:p>Europe:Belgium:Etterbeek:-</text:p>
          </table:table-cell>
        </table:table-row>
        <table:table-row table:style-name="ro1">
          <table:table-cell office:value-type="string" calcext:value-type="string">
            <text:p>Europe:Belgium:Kasterlee:</text:p>
          </table:table-cell>
          <table:table-cell office:value-type="string" calcext:value-type="string">
            <text:p>Europe:Belgium:Kasterlee:-</text:p>
          </table:table-cell>
        </table:table-row>
        <table:table-row table:style-name="ro1">
          <table:table-cell office:value-type="string" calcext:value-type="string">
            <text:p>Europe:Belgium:Oudergem:</text:p>
          </table:table-cell>
          <table:table-cell office:value-type="string" calcext:value-type="string">
            <text:p>Europe:Belgium:Oudergem:-</text:p>
          </table:table-cell>
        </table:table-row>
        <table:table-row table:style-name="ro1">
          <table:table-cell office:value-type="string" calcext:value-type="string">
            <text:p>Europe:Belgium:Sint-Agatha-Berchem:</text:p>
          </table:table-cell>
          <table:table-cell office:value-type="string" calcext:value-type="string">
            <text:p>Europe:Belgium:Sint-Agatha-Berchem:-</text:p>
          </table:table-cell>
        </table:table-row>
        <table:table-row table:style-name="ro1">
          <table:table-cell office:value-type="string" calcext:value-type="string">
            <text:p>Europe:Belgium:Stekene:</text:p>
          </table:table-cell>
          <table:table-cell office:value-type="string" calcext:value-type="string">
            <text:p>Europe:Belgium:Stekene:-</text:p>
          </table:table-cell>
        </table:table-row>
        <table:table-row table:style-name="ro1">
          <table:table-cell office:value-type="string" calcext:value-type="string">
            <text:p>Europe:Belgium:Sint-Truiden:</text:p>
          </table:table-cell>
          <table:table-cell office:value-type="string" calcext:value-type="string">
            <text:p>Europe:Belgium:Sint-Truiden:-</text:p>
          </table:table-cell>
        </table:table-row>
        <table:table-row table:style-name="ro1">
          <table:table-cell office:value-type="string" calcext:value-type="string">
            <text:p>Europe:Belgium:Theux:</text:p>
          </table:table-cell>
          <table:table-cell office:value-type="string" calcext:value-type="string">
            <text:p>Europe:Belgium:Theux:-</text:p>
          </table:table-cell>
        </table:table-row>
        <table:table-row table:style-name="ro1">
          <table:table-cell office:value-type="string" calcext:value-type="string">
            <text:p>Europe:Belgium:Vorst:</text:p>
          </table:table-cell>
          <table:table-cell office:value-type="string" calcext:value-type="string">
            <text:p>Europe:Belgium:Vorst:-</text:p>
          </table:table-cell>
        </table:table-row>
        <table:table-row table:style-name="ro1">
          <table:table-cell office:value-type="string" calcext:value-type="string">
            <text:p>Europe:Belgium:Ellezelles:</text:p>
          </table:table-cell>
          <table:table-cell office:value-type="string" calcext:value-type="string">
            <text:p>Europe:Belgium:Ellezelles:-</text:p>
          </table:table-cell>
        </table:table-row>
        <table:table-row table:style-name="ro1">
          <table:table-cell office:value-type="string" calcext:value-type="string">
            <text:p>Europe:Belgium:Bree:</text:p>
          </table:table-cell>
          <table:table-cell office:value-type="string" calcext:value-type="string">
            <text:p>Europe:Belgium:Bree:-</text:p>
          </table:table-cell>
        </table:table-row>
        <table:table-row table:style-name="ro1">
          <table:table-cell office:value-type="string" calcext:value-type="string">
            <text:p>Europe:Belgium:Zoutleeuw:</text:p>
          </table:table-cell>
          <table:table-cell office:value-type="string" calcext:value-type="string">
            <text:p>Europe:Belgium:Zoutleeuw:-</text:p>
          </table:table-cell>
        </table:table-row>
        <table:table-row table:style-name="ro1">
          <table:table-cell office:value-type="string" calcext:value-type="string">
            <text:p>Europe:Belgium:Couvin:</text:p>
          </table:table-cell>
          <table:table-cell office:value-type="string" calcext:value-type="string">
            <text:p>Europe:Belgium:Couvin:-</text:p>
          </table:table-cell>
        </table:table-row>
        <table:table-row table:style-name="ro1">
          <table:table-cell office:value-type="string" calcext:value-type="string">
            <text:p>Europe:Belgium:Watermaal-Bosvoorde:</text:p>
          </table:table-cell>
          <table:table-cell office:value-type="string" calcext:value-type="string">
            <text:p>Europe:Belgium:Watermaal-Bosvoorde:-</text:p>
          </table:table-cell>
        </table:table-row>
        <table:table-row table:style-name="ro1">
          <table:table-cell table:number-columns-repeated="2" office:value-type="string" calcext:value-type="string">
            <text:p>Europe:Belgium:Pelt:Neerpelt</text:p>
          </table:table-cell>
        </table:table-row>
        <table:table-row table:style-name="ro1">
          <table:table-cell office:value-type="string" calcext:value-type="string">
            <text:p>Europe:Belgium:Lanaken:</text:p>
          </table:table-cell>
          <table:table-cell office:value-type="string" calcext:value-type="string">
            <text:p>Europe:Belgium:Lanaken:-</text:p>
          </table:table-cell>
        </table:table-row>
        <table:table-row table:style-name="ro1">
          <table:table-cell office:value-type="string" calcext:value-type="string">
            <text:p>Europe:Belgium:Henri-chapelle:</text:p>
          </table:table-cell>
          <table:table-cell office:value-type="string" calcext:value-type="string">
            <text:p>Europe:Belgium:Henri-chapelle:-</text:p>
          </table:table-cell>
        </table:table-row>
        <table:table-row table:style-name="ro1">
          <table:table-cell office:value-type="string" calcext:value-type="string">
            <text:p>Europe:Belgium:Quaregnon:</text:p>
          </table:table-cell>
          <table:table-cell office:value-type="string" calcext:value-type="string">
            <text:p>Europe:Belgium:Quaregnon:-</text:p>
          </table:table-cell>
        </table:table-row>
        <table:table-row table:style-name="ro1">
          <table:table-cell office:value-type="string" calcext:value-type="string">
            <text:p>Europe:Belgium:Frameries:</text:p>
          </table:table-cell>
          <table:table-cell office:value-type="string" calcext:value-type="string">
            <text:p>Europe:Belgium:Frameries:-</text:p>
          </table:table-cell>
        </table:table-row>
        <table:table-row table:style-name="ro1">
          <table:table-cell office:value-type="string" calcext:value-type="string">
            <text:p>Europe:Belgium:Vilvoorde:</text:p>
          </table:table-cell>
          <table:table-cell office:value-type="string" calcext:value-type="string">
            <text:p>Europe:Belgium:Vilvoorde:-</text:p>
          </table:table-cell>
        </table:table-row>
        <table:table-row table:style-name="ro1">
          <table:table-cell office:value-type="string" calcext:value-type="string">
            <text:p>Europe:Belgium:Nieuwerkerken:</text:p>
          </table:table-cell>
          <table:table-cell office:value-type="string" calcext:value-type="string">
            <text:p>Europe:Belgium:Nieuwerkerken:-</text:p>
          </table:table-cell>
        </table:table-row>
        <table:table-row table:style-name="ro1">
          <table:table-cell table:number-columns-repeated="2" office:value-type="string" calcext:value-type="string">
            <text:p>Europe:Belgium:Silly:Bassilly</text:p>
          </table:table-cell>
        </table:table-row>
        <table:table-row table:style-name="ro1">
          <table:table-cell table:number-columns-repeated="2" office:value-type="string" calcext:value-type="string">
            <text:p>Europe:Belgium:Leuven:Ladeuze</text:p>
          </table:table-cell>
        </table:table-row>
        <table:table-row table:style-name="ro1">
          <table:table-cell office:value-type="string" calcext:value-type="string">
            <text:p>Europe:Belgium:Ganshoren:</text:p>
          </table:table-cell>
          <table:table-cell office:value-type="string" calcext:value-type="string">
            <text:p>Europe:Belgium:Ganshoren:-</text:p>
          </table:table-cell>
        </table:table-row>
        <table:table-row table:style-name="ro1">
          <table:table-cell office:value-type="string" calcext:value-type="string">
            <text:p>Europe:Belgium:Sint-Pieters-Woluwe:</text:p>
          </table:table-cell>
          <table:table-cell office:value-type="string" calcext:value-type="string">
            <text:p>Europe:Belgium:Sint-Pieters-Woluwe:-</text:p>
          </table:table-cell>
        </table:table-row>
        <table:table-row table:style-name="ro1">
          <table:table-cell office:value-type="string" calcext:value-type="string">
            <text:p>Europe:Belgium:LiÃ¨ge:</text:p>
          </table:table-cell>
          <table:table-cell office:value-type="string" calcext:value-type="string">
            <text:p>Europe:Belgium:Liege:-</text:p>
          </table:table-cell>
        </table:table-row>
        <table:table-row table:style-name="ro1">
          <table:table-cell office:value-type="string" calcext:value-type="string">
            <text:p>Europe:Belgium:Soumagne:</text:p>
          </table:table-cell>
          <table:table-cell office:value-type="string" calcext:value-type="string">
            <text:p>Europe:Belgium:Soumagne:-</text:p>
          </table:table-cell>
        </table:table-row>
        <table:table-row table:style-name="ro1">
          <table:table-cell office:value-type="string" calcext:value-type="string">
            <text:p>Europe:Belgium:Herve:</text:p>
          </table:table-cell>
          <table:table-cell office:value-type="string" calcext:value-type="string">
            <text:p>Europe:Belgium:Herve:-</text:p>
          </table:table-cell>
        </table:table-row>
        <table:table-row table:style-name="ro1">
          <table:table-cell office:value-type="string" calcext:value-type="string">
            <text:p>Europe:Belgium:Soignies:</text:p>
          </table:table-cell>
          <table:table-cell office:value-type="string" calcext:value-type="string">
            <text:p>Europe:Belgium:Soignies:-</text:p>
          </table:table-cell>
        </table:table-row>
        <table:table-row table:style-name="ro1">
          <table:table-cell office:value-type="string" calcext:value-type="string">
            <text:p>Europe:Belgium:Ath:</text:p>
          </table:table-cell>
          <table:table-cell office:value-type="string" calcext:value-type="string">
            <text:p>Europe:Belgium:Ath:-</text:p>
          </table:table-cell>
        </table:table-row>
        <table:table-row table:style-name="ro1">
          <table:table-cell table:number-columns-repeated="2" office:value-type="string" calcext:value-type="string">
            <text:p>Europe:Belgium:Mons:Cuesmes</text:p>
          </table:table-cell>
        </table:table-row>
        <table:table-row table:style-name="ro1">
          <table:table-cell office:value-type="string" calcext:value-type="string">
            <text:p>Europe:Belgium:Hasselt:</text:p>
          </table:table-cell>
          <table:table-cell office:value-type="string" calcext:value-type="string">
            <text:p>Europe:Belgium:Hasselt:-</text:p>
          </table:table-cell>
        </table:table-row>
        <table:table-row table:style-name="ro1">
          <table:table-cell office:value-type="string" calcext:value-type="string">
            <text:p>Europe:Belgium:Sint-Genesius-Rode:</text:p>
          </table:table-cell>
          <table:table-cell office:value-type="string" calcext:value-type="string">
            <text:p>Europe:Belgium:Sint-Genesius-Rode:-</text:p>
          </table:table-cell>
        </table:table-row>
        <table:table-row table:style-name="ro1">
          <table:table-cell office:value-type="string" calcext:value-type="string">
            <text:p>Europe:Belgium:Tienen:</text:p>
          </table:table-cell>
          <table:table-cell office:value-type="string" calcext:value-type="string">
            <text:p>Europe:Belgium:Tienen:-</text:p>
          </table:table-cell>
        </table:table-row>
        <table:table-row table:style-name="ro1">
          <table:table-cell table:number-columns-repeated="2" office:value-type="string" calcext:value-type="string">
            <text:p>Europe:Belgium:Saint-Ghislain:Tertre</text:p>
          </table:table-cell>
        </table:table-row>
        <table:table-row table:style-name="ro1">
          <table:table-cell table:number-columns-repeated="2" office:value-type="string" calcext:value-type="string">
            <text:p>Europe:Belgium:Leuven:Heverlee</text:p>
          </table:table-cell>
        </table:table-row>
        <table:table-row table:style-name="ro1">
          <table:table-cell office:value-type="string" calcext:value-type="string">
            <text:p>Europe:Belgium:Havelange:</text:p>
          </table:table-cell>
          <table:table-cell office:value-type="string" calcext:value-type="string">
            <text:p>Europe:Belgium:Havelange:-</text:p>
          </table:table-cell>
        </table:table-row>
        <table:table-row table:style-name="ro1">
          <table:table-cell office:value-type="string" calcext:value-type="string">
            <text:p>Europe:Belgium:Ronse:</text:p>
          </table:table-cell>
          <table:table-cell office:value-type="string" calcext:value-type="string">
            <text:p>Europe:Belgium:Ronse:-</text:p>
          </table:table-cell>
        </table:table-row>
        <table:table-row table:style-name="ro1">
          <table:table-cell office:value-type="string" calcext:value-type="string">
            <text:p>Europe:Belgium:Hoegaarden:</text:p>
          </table:table-cell>
          <table:table-cell office:value-type="string" calcext:value-type="string">
            <text:p>Europe:Belgium:Hoegaarden:-</text:p>
          </table:table-cell>
        </table:table-row>
        <table:table-row table:style-name="ro1">
          <table:table-cell office:value-type="string" calcext:value-type="string">
            <text:p>Europe:Belgium:Seraing:</text:p>
          </table:table-cell>
          <table:table-cell office:value-type="string" calcext:value-type="string">
            <text:p>Europe:Belgium:Seraing:-</text:p>
          </table:table-cell>
        </table:table-row>
        <table:table-row table:style-name="ro1">
          <table:table-cell table:number-columns-repeated="2" office:value-type="string" calcext:value-type="string">
            <text:p>Europe:Belgium:Courcelles:Trazegnies</text:p>
          </table:table-cell>
        </table:table-row>
        <table:table-row table:style-name="ro1">
          <table:table-cell office:value-type="string" calcext:value-type="string">
            <text:p>Europe:Belgium:LiÃ¨ge:Yernee-fraineux</text:p>
          </table:table-cell>
          <table:table-cell office:value-type="string" calcext:value-type="string">
            <text:p>Europe:Belgium:Liege:Yernee-fraineux</text:p>
          </table:table-cell>
        </table:table-row>
        <table:table-row table:style-name="ro1">
          <table:table-cell office:value-type="string" calcext:value-type="string">
            <text:p>Europe:Belgium:Charleroi:</text:p>
          </table:table-cell>
          <table:table-cell office:value-type="string" calcext:value-type="string">
            <text:p>Europe:Belgium:Charleroi:-</text:p>
          </table:table-cell>
        </table:table-row>
        <table:table-row table:style-name="ro1">
          <table:table-cell office:value-type="string" calcext:value-type="string">
            <text:p>Europe:Belgium:Namur:</text:p>
          </table:table-cell>
          <table:table-cell office:value-type="string" calcext:value-type="string">
            <text:p>Europe:Belgium:Namur:-</text:p>
          </table:table-cell>
        </table:table-row>
        <table:table-row table:style-name="ro1">
          <table:table-cell office:value-type="string" calcext:value-type="string">
            <text:p>Europe:Belgium:Beringen:</text:p>
          </table:table-cell>
          <table:table-cell office:value-type="string" calcext:value-type="string">
            <text:p>Europe:Belgium:Beringen:-</text:p>
          </table:table-cell>
        </table:table-row>
        <table:table-row table:style-name="ro1">
          <table:table-cell office:value-type="string" calcext:value-type="string">
            <text:p>Europe:Belgium:Huldenberg:</text:p>
          </table:table-cell>
          <table:table-cell office:value-type="string" calcext:value-type="string">
            <text:p>Europe:Belgium:Huldenberg:-</text:p>
          </table:table-cell>
        </table:table-row>
        <table:table-row table:style-name="ro1">
          <table:table-cell office:value-type="string" calcext:value-type="string">
            <text:p>Europe:Belgium:Limburg:</text:p>
          </table:table-cell>
          <table:table-cell office:value-type="string" calcext:value-type="string">
            <text:p>Europe:Belgium:Limburg:-</text:p>
          </table:table-cell>
        </table:table-row>
        <table:table-row table:style-name="ro1">
          <table:table-cell office:value-type="string" calcext:value-type="string">
            <text:p>Europe:Belgium:La Louviere:</text:p>
          </table:table-cell>
          <table:table-cell office:value-type="string" calcext:value-type="string">
            <text:p>Europe:Belgium:La Louviere:-</text:p>
          </table:table-cell>
        </table:table-row>
        <table:table-row table:style-name="ro1">
          <table:table-cell table:number-columns-repeated="2" office:value-type="string" calcext:value-type="string">
            <text:p>Europe:Belgium:Ath:Arbre</text:p>
          </table:table-cell>
        </table:table-row>
        <table:table-row table:style-name="ro1">
          <table:table-cell office:value-type="string" calcext:value-type="string">
            <text:p>Europe:Belgium:Ghent:</text:p>
          </table:table-cell>
          <table:table-cell office:value-type="string" calcext:value-type="string">
            <text:p>Europe:Belgium:Ghent:-</text:p>
          </table:table-cell>
        </table:table-row>
        <table:table-row table:style-name="ro1">
          <table:table-cell office:value-type="string" calcext:value-type="string">
            <text:p>Africa:Senegal:Dakar:</text:p>
          </table:table-cell>
          <table:table-cell office:value-type="string" calcext:value-type="string">
            <text:p>Africa:Senegal:Dakar:-</text:p>
          </table:table-cell>
        </table:table-row>
        <table:table-row table:style-name="ro1">
          <table:table-cell office:value-type="string" calcext:value-type="string">
            <text:p>Africa:Senegal:Touba:</text:p>
          </table:table-cell>
          <table:table-cell office:value-type="string" calcext:value-type="string">
            <text:p>Africa:Senegal:Touba:-</text:p>
          </table:table-cell>
        </table:table-row>
        <table:table-row table:style-name="ro1">
          <table:table-cell office:value-type="string" calcext:value-type="string">
            <text:p>Africa:Senegal:Mbour:</text:p>
          </table:table-cell>
          <table:table-cell office:value-type="string" calcext:value-type="string">
            <text:p>Africa:Senegal:Mbour:-</text:p>
          </table:table-cell>
        </table:table-row>
        <table:table-row table:style-name="ro1">
          <table:table-cell office:value-type="string" calcext:value-type="string">
            <text:p>Africa:Senegal:St-Louis:</text:p>
          </table:table-cell>
          <table:table-cell office:value-type="string" calcext:value-type="string">
            <text:p>Africa:Senegal:St-Louis:-</text:p>
          </table:table-cell>
        </table:table-row>
        <table:table-row table:style-name="ro1">
          <table:table-cell office:value-type="string" calcext:value-type="string">
            <text:p>Africa:Senegal:Thies:</text:p>
          </table:table-cell>
          <table:table-cell office:value-type="string" calcext:value-type="string">
            <text:p>Africa:Senegal:Thies:-</text:p>
          </table:table-cell>
        </table:table-row>
        <table:table-row table:style-name="ro1">
          <table:table-cell office:value-type="string" calcext:value-type="string">
            <text:p>Europe:Serbia:Kraljevo:</text:p>
          </table:table-cell>
          <table:table-cell office:value-type="string" calcext:value-type="string">
            <text:p>Europe:Serbia:Kraljevo:-</text:p>
          </table:table-cell>
        </table:table-row>
        <table:table-row table:style-name="ro1">
          <table:table-cell office:value-type="string" calcext:value-type="string">
            <text:p>Europe:Serbia:Novi Pazar:</text:p>
          </table:table-cell>
          <table:table-cell office:value-type="string" calcext:value-type="string">
            <text:p>Europe:Serbia:Novi Pazar:-</text:p>
          </table:table-cell>
        </table:table-row>
        <table:table-row table:style-name="ro1">
          <table:table-cell table:number-columns-repeated="2" office:value-type="string" calcext:value-type="string">
            <text:p>Asia:China:Shandong:Qingdao</text:p>
          </table:table-cell>
        </table:table-row>
        <table:table-row table:style-name="ro1">
          <table:table-cell office:value-type="string" calcext:value-type="string">
            <text:p>Asia:China:Shandong:</text:p>
          </table:table-cell>
          <table:table-cell office:value-type="string" calcext:value-type="string">
            <text:p>Asia:China:Shandong:-</text:p>
          </table:table-cell>
        </table:table-row>
        <table:table-row table:style-name="ro1">
          <table:table-cell office:value-type="string" calcext:value-type="string">
            <text:p>Asia:China:Shanghai: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table:number-columns-repeated="2" office:value-type="string" calcext:value-type="string">
            <text:p>Asia:China:Jiangxi:Shangrao</text:p>
          </table:table-cell>
        </table:table-row>
        <table:table-row table:style-name="ro1">
          <table:table-cell table:number-columns-repeated="2" office:value-type="string" calcext:value-type="string">
            <text:p>Asia:China:Sichuan:Chengdu</text:p>
          </table:table-cell>
        </table:table-row>
        <table:table-row table:style-name="ro1">
          <table:table-cell office:value-type="string" calcext:value-type="string">
            <text:p>Asia:China:Sichuan:</text:p>
          </table:table-cell>
          <table:table-cell office:value-type="string" calcext:value-type="string">
            <text:p>Asia:China:Sichuan:-</text:p>
          </table:table-cell>
        </table:table-row>
        <table:table-row table:style-name="ro1">
          <table:table-cell office:value-type="string" calcext:value-type="string">
            <text:p>Asia:Singapore:Singapore:</text:p>
          </table:table-cell>
          <table:table-cell office:value-type="string" calcext:value-type="string">
            <text:p>Asia:Singapore:Singapore:-</text:p>
          </table:table-cell>
        </table:table-row>
        <table:table-row table:style-name="ro1">
          <table:table-cell office:value-type="string" calcext:value-type="string">
            <text:p>Asia:Singapore:Singapore:Singapore</text:p>
          </table:table-cell>
          <table:table-cell office:value-type="string" calcext:value-type="string">
            <text:p>Asia:Singapore:-:-</text:p>
          </table:table-cell>
        </table:table-row>
        <table:table-row table:style-name="ro1">
          <table:table-cell office:value-type="string" calcext:value-type="string">
            <text:p>Europe:Slovakia:Kostoliste:</text:p>
          </table:table-cell>
          <table:table-cell office:value-type="string" calcext:value-type="string">
            <text:p>Europe:Slovakia:Kostoliste:-</text:p>
          </table:table-cell>
        </table:table-row>
        <table:table-row table:style-name="ro1">
          <table:table-cell office:value-type="string" calcext:value-type="string">
            <text:p>Europe:Slovakia:Bratislava:</text:p>
          </table:table-cell>
          <table:table-cell office:value-type="string" calcext:value-type="string">
            <text:p>Europe:Slovakia:Bratislava:-</text:p>
          </table:table-cell>
        </table:table-row>
        <table:table-row table:style-name="ro1">
          <table:table-cell office:value-type="string" calcext:value-type="string">
            <text:p>Europe:Slovakia:Kosice:</text:p>
          </table:table-cell>
          <table:table-cell office:value-type="string" calcext:value-type="string">
            <text:p>Europe:Slovakia:Kosice:-</text:p>
          </table:table-cell>
        </table:table-row>
        <table:table-row table:style-name="ro1">
          <table:table-cell office:value-type="string" calcext:value-type="string">
            <text:p>Europe:Slovakia:Martin:</text:p>
          </table:table-cell>
          <table:table-cell office:value-type="string" calcext:value-type="string">
            <text:p>Europe:Slovakia:Martin:-</text:p>
          </table:table-cell>
        </table:table-row>
        <table:table-row table:style-name="ro1">
          <table:table-cell office:value-type="string" calcext:value-type="string">
            <text:p>Europe:Slovenia:Slovenia:</text:p>
          </table:table-cell>
          <table:table-cell office:value-type="string" calcext:value-type="string">
            <text:p>Europe:Slovenia:Slovenia:-</text:p>
          </table:table-cell>
        </table:table-row>
        <table:table-row table:style-name="ro1">
          <table:table-cell office:value-type="string" calcext:value-type="string">
            <text:p>Africa:South Africa:KwaZulu-Natal: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Africa:South Africa:Gauteng:</text:p>
          </table:table-cell>
          <table:table-cell office:value-type="string" calcext:value-type="string">
            <text:p>Africa:South Africa:Gauteng:-</text:p>
          </table:table-cell>
        </table:table-row>
        <table:table-row table:style-name="ro1">
          <table:table-cell office:value-type="string" calcext:value-type="string">
            <text:p>Africa:South Africa:Mpumalanga:</text:p>
          </table:table-cell>
          <table:table-cell office:value-type="string" calcext:value-type="string">
            <text:p>Africa:South Africa:Mpumalanga:-</text:p>
          </table:table-cell>
        </table:table-row>
        <table:table-row table:style-name="ro1">
          <table:table-cell office:value-type="string" calcext:value-type="string">
            <text:p>Africa:South Africa:Eastern Cape:</text:p>
          </table:table-cell>
          <table:table-cell office:value-type="string" calcext:value-type="string">
            <text:p>Africa:South Africa:Eastern Cape:-</text:p>
          </table:table-cell>
        </table:table-row>
        <table:table-row table:style-name="ro1">
          <table:table-cell office:value-type="string" calcext:value-type="string">
            <text:p>Africa:South Africa:Limpopo:</text:p>
          </table:table-cell>
          <table:table-cell office:value-type="string" calcext:value-type="string">
            <text:p>Africa:South Africa:Limpopo:-</text:p>
          </table:table-cell>
        </table:table-row>
        <table:table-row table:style-name="ro1">
          <table:table-cell office:value-type="string" calcext:value-type="string">
            <text:p>Africa:South Africa:South Africa:</text:p>
          </table:table-cell>
          <table:table-cell office:value-type="string" calcext:value-type="string">
            <text:p>Africa:South Africa:-:-</text:p>
          </table:table-cell>
        </table:table-row>
        <table:table-row table:style-name="ro1">
          <table:table-cell office:value-type="string" calcext:value-type="string">
            <text:p>Asia:South Korea:Gyeonggi:Gyeonggi</text:p>
          </table:table-cell>
          <table:table-cell office:value-type="string" calcext:value-type="string">
            <text:p>Asia:South Korea:Gyeonggi:-</text:p>
          </table:table-cell>
        </table:table-row>
        <table:table-row table:style-name="ro1">
          <table:table-cell office:value-type="string" calcext:value-type="string">
            <text:p>Asia:South Korea:Seoul:Seoul</text:p>
          </table:table-cell>
          <table:table-cell office:value-type="string" calcext:value-type="string">
            <text:p>Asia:South Korea:Seoul:-</text:p>
          </table:table-cell>
        </table:table-row>
        <table:table-row table:style-name="ro1">
          <table:table-cell office:value-type="string" calcext:value-type="string">
            <text:p>Asia:South Korea:Chungcheongnam:Chungcheongnam</text:p>
          </table:table-cell>
          <table:table-cell office:value-type="string" calcext:value-type="string">
            <text:p>Asia:South Korea:Chungcheongnam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Elda</text:p>
          </table:table-cell>
        </table:table-row>
        <table:table-row table:style-name="ro1">
          <table:table-cell office:value-type="string" calcext:value-type="string">
            <text:p>Europe:Spain:Andalusia:</text:p>
          </table:table-cell>
          <table:table-cell office:value-type="string" calcext:value-type="string">
            <text:p>Europe:Spain:Andalusia:-</text:p>
          </table:table-cell>
        </table:table-row>
        <table:table-row table:style-name="ro1">
          <table:table-cell office:value-type="string" calcext:value-type="string">
            <text:p>Europe:Spain:Catalunya:</text:p>
          </table:table-cell>
          <table:table-cell office:value-type="string" calcext:value-type="string">
            <text:p>Europe:Spain:Catalunya:-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Vitoria-Gasteiz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Donostia-San Sebastian</text:p>
          </table:table-cell>
        </table:table-row>
        <table:table-row table:style-name="ro1">
          <table:table-cell table:number-columns-repeated="2" office:value-type="string" calcext:value-type="string">
            <text:p>Europe:Spain:Andalusia:Sevilla</text:p>
          </table:table-cell>
        </table:table-row>
        <table:table-row table:style-name="ro1">
          <table:table-cell table:number-columns-repeated="2" office:value-type="string" calcext:value-type="string">
            <text:p>Europe:Spain:Navarra:Pamplona</text:p>
          </table:table-cell>
        </table:table-row>
        <table:table-row table:style-name="ro1">
          <table:table-cell table:number-columns-repeated="2" office:value-type="string" calcext:value-type="string">
            <text:p>Europe:Spain:Navarra:Baranain</text:p>
          </table:table-cell>
        </table:table-row>
        <table:table-row table:style-name="ro1">
          <table:table-cell table:number-columns-repeated="2" office:value-type="string" calcext:value-type="string">
            <text:p>Europe:Spain:Madrid:Alcobendas</text:p>
          </table:table-cell>
        </table:table-row>
        <table:table-row table:style-name="ro1">
          <table:table-cell table:number-columns-repeated="2" office:value-type="string" calcext:value-type="string">
            <text:p>Europe:Spain:Madrid:Madrid</text:p>
          </table:table-cell>
        </table:table-row>
        <table:table-row table:style-name="ro1">
          <table:table-cell table:number-columns-repeated="2" office:value-type="string" calcext:value-type="string">
            <text:p>Europe:Spain:Navarra:Cizur Menor</text:p>
          </table:table-cell>
        </table:table-row>
        <table:table-row table:style-name="ro1">
          <table:table-cell table:number-columns-repeated="2" office:value-type="string" calcext:value-type="string">
            <text:p>Europe:Spain:Navarra:Zulueta</text:p>
          </table:table-cell>
        </table:table-row>
        <table:table-row table:style-name="ro1">
          <table:table-cell table:number-columns-repeated="2" office:value-type="string" calcext:value-type="string">
            <text:p>Europe:Spain:Navarra:Barasoain</text:p>
          </table:table-cell>
        </table:table-row>
        <table:table-row table:style-name="ro1">
          <table:table-cell table:number-columns-repeated="2" office:value-type="string" calcext:value-type="string">
            <text:p>Europe:Spain:La Rioja:Logrono</text:p>
          </table:table-cell>
        </table:table-row>
        <table:table-row table:style-name="ro1">
          <table:table-cell table:number-columns-repeated="2" office:value-type="string" calcext:value-type="string">
            <text:p>Europe:Spain:Navarra:Mutilva</text:p>
          </table:table-cell>
        </table:table-row>
        <table:table-row table:style-name="ro1">
          <table:table-cell table:number-columns-repeated="2" office:value-type="string" calcext:value-type="string">
            <text:p>Europe:Spain:La Rioja:Calahorra</text:p>
          </table:table-cell>
        </table:table-row>
        <table:table-row table:style-name="ro1">
          <table:table-cell table:number-columns-repeated="2" office:value-type="string" calcext:value-type="string">
            <text:p>Europe:Spain:Navarra:Cintruenigo</text:p>
          </table:table-cell>
        </table:table-row>
        <table:table-row table:style-name="ro1">
          <table:table-cell table:number-columns-repeated="2" office:value-type="string" calcext:value-type="string">
            <text:p>Europe:Spain:Navarra:Noain</text:p>
          </table:table-cell>
        </table:table-row>
        <table:table-row table:style-name="ro1">
          <table:table-cell table:number-columns-repeated="2" office:value-type="string" calcext:value-type="string">
            <text:p>Europe:Spain:Navarra:Tafalla</text:p>
          </table:table-cell>
        </table:table-row>
        <table:table-row table:style-name="ro1">
          <table:table-cell table:number-columns-repeated="2" office:value-type="string" calcext:value-type="string">
            <text:p>Europe:Spain:Navarra:Fitero</text:p>
          </table:table-cell>
        </table:table-row>
        <table:table-row table:style-name="ro1">
          <table:table-cell table:number-columns-repeated="2" office:value-type="string" calcext:value-type="string">
            <text:p>Europe:Spain:Navarra:Peralta</text:p>
          </table:table-cell>
        </table:table-row>
        <table:table-row table:style-name="ro1">
          <table:table-cell table:number-columns-repeated="2" office:value-type="string" calcext:value-type="string">
            <text:p>Europe:Spain:La Rioja:Pradejon</text:p>
          </table:table-cell>
        </table:table-row>
        <table:table-row table:style-name="ro1">
          <table:table-cell table:number-columns-repeated="2" office:value-type="string" calcext:value-type="string">
            <text:p>Europe:Spain:Navarra:Echavarri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Portugalete</text:p>
          </table:table-cell>
        </table:table-row>
        <table:table-row table:style-name="ro1">
          <table:table-cell table:number-columns-repeated="2" office:value-type="string" calcext:value-type="string">
            <text:p>Europe:Spain:Navarra:Torres De Elorz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Bermeo</text:p>
          </table:table-cell>
        </table:table-row>
        <table:table-row table:style-name="ro1">
          <table:table-cell table:number-columns-repeated="2" office:value-type="string" calcext:value-type="string">
            <text:p>Europe:Spain:Andalusia:Rota</text:p>
          </table:table-cell>
        </table:table-row>
        <table:table-row table:style-name="ro1">
          <table:table-cell table:number-columns-repeated="2" office:value-type="string" calcext:value-type="string">
            <text:p>Europe:Spain:Andalusia:Puerto Santa Ma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San Fernando</text:p>
          </table:table-cell>
        </table:table-row>
        <table:table-row table:style-name="ro1">
          <table:table-cell table:number-columns-repeated="2" office:value-type="string" calcext:value-type="string">
            <text:p>Europe:Spain:Andalusia:Mairena Aljarafe</text:p>
          </table:table-cell>
        </table:table-row>
        <table:table-row table:style-name="ro1">
          <table:table-cell table:number-columns-repeated="2" office:value-type="string" calcext:value-type="string">
            <text:p>Europe:Spain:Andalusia:Chiclana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San Roque</text:p>
          </table:table-cell>
        </table:table-row>
        <table:table-row table:style-name="ro1">
          <table:table-cell table:number-columns-repeated="2" office:value-type="string" calcext:value-type="string">
            <text:p>Europe:Spain:Andalusia:Algeciras</text:p>
          </table:table-cell>
        </table:table-row>
        <table:table-row table:style-name="ro1">
          <table:table-cell table:number-columns-repeated="2" office:value-type="string" calcext:value-type="string">
            <text:p>Europe:Spain:Andalusia:La Linea de la Concepcion</text:p>
          </table:table-cell>
        </table:table-row>
        <table:table-row table:style-name="ro1">
          <table:table-cell table:number-columns-repeated="2" office:value-type="string" calcext:value-type="string">
            <text:p>Europe:Spain:Andalusia:Conil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Malaga</text:p>
          </table:table-cell>
        </table:table-row>
        <table:table-row table:style-name="ro1">
          <table:table-cell table:number-columns-repeated="2" office:value-type="string" calcext:value-type="string">
            <text:p>Europe:Spain:Andalusia:Jerez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Alhaurin de la Torr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Chilches</text:p>
          </table:table-cell>
        </table:table-row>
        <table:table-row table:style-name="ro1">
          <table:table-cell table:number-columns-repeated="2" office:value-type="string" calcext:value-type="string">
            <text:p>Europe:Spain:Andalusia:Rincon de la Victo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Alme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Torremolinos</text:p>
          </table:table-cell>
        </table:table-row>
        <table:table-row table:style-name="ro1">
          <table:table-cell table:number-columns-repeated="2" office:value-type="string" calcext:value-type="string">
            <text:p>Europe:Spain:Andalusia:Benajarafe</text:p>
          </table:table-cell>
        </table:table-row>
        <table:table-row table:style-name="ro1">
          <table:table-cell table:number-columns-repeated="2" office:value-type="string" calcext:value-type="string">
            <text:p>Europe:Spain:Andalusia:Velez_Malaga</text:p>
          </table:table-cell>
        </table:table-row>
        <table:table-row table:style-name="ro1">
          <table:table-cell table:number-columns-repeated="2" office:value-type="string" calcext:value-type="string">
            <text:p>Europe:Spain:Andalusia:Antequera</text:p>
          </table:table-cell>
        </table:table-row>
        <table:table-row table:style-name="ro1">
          <table:table-cell office:value-type="string" calcext:value-type="string">
            <text:p>Europe:Spain:Canary Islands:</text:p>
          </table:table-cell>
          <table:table-cell office:value-type="string" calcext:value-type="string">
            <text:p>Europe:Spain:Canary Islands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Segorb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ilet</text:p>
          </table:table-cell>
        </table:table-row>
        <table:table-row table:style-name="ro1">
          <table:table-cell office:value-type="string" calcext:value-type="string">
            <text:p>Europe:Spain:Castilla La Mancha:</text:p>
          </table:table-cell>
          <table:table-cell office:value-type="string" calcext:value-type="string">
            <text:p>Europe:Spain:Castilla La Mancha:-</text:p>
          </table:table-cell>
        </table:table-row>
        <table:table-row table:style-name="ro1">
          <table:table-cell office:value-type="string" calcext:value-type="string">
            <text:p>Europe:Spain:Castilla y Leon:</text:p>
          </table:table-cell>
          <table:table-cell office:value-type="string" calcext:value-type="string">
            <text:p>Europe:Spain:Castilla y Leon:-</text:p>
          </table:table-cell>
        </table:table-row>
        <table:table-row table:style-name="ro1">
          <table:table-cell office:value-type="string" calcext:value-type="string">
            <text:p>Europe:Spain:Galicia:</text:p>
          </table:table-cell>
          <table:table-cell office:value-type="string" calcext:value-type="string">
            <text:p>Europe:Spain:Galicia:-</text:p>
          </table:table-cell>
        </table:table-row>
        <table:table-row table:style-name="ro1">
          <table:table-cell office:value-type="string" calcext:value-type="string">
            <text:p>Europe:Spain:La Rioja:</text:p>
          </table:table-cell>
          <table:table-cell office:value-type="string" calcext:value-type="string">
            <text:p>Europe:Spain:La Rioja:-</text:p>
          </table:table-cell>
        </table:table-row>
        <table:table-row table:style-name="ro1">
          <table:table-cell office:value-type="string" calcext:value-type="string">
            <text:p>Europe:Spain:Madrid:</text:p>
          </table:table-cell>
          <table:table-cell office:value-type="string" calcext:value-type="string">
            <text:p>Europe:Spain:Madrid:-</text:p>
          </table:table-cell>
        </table:table-row>
        <table:table-row table:style-name="ro1">
          <table:table-cell office:value-type="string" calcext:value-type="string">
            <text:p>Europe:Spain:Basque Country:</text:p>
          </table:table-cell>
          <table:table-cell office:value-type="string" calcext:value-type="string">
            <text:p>Europe:Spain:Basque Country:-</text:p>
          </table:table-cell>
        </table:table-row>
        <table:table-row table:style-name="ro1">
          <table:table-cell office:value-type="string" calcext:value-type="string">
            <text:p>Europe:Spain:Barcelona:</text:p>
          </table:table-cell>
          <table:table-cell office:value-type="string" calcext:value-type="string">
            <text:p>Europe:Spain:Barcelona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Valencia</text:p>
          </table:table-cell>
        </table:table-row>
        <table:table-row table:style-name="ro1">
          <table:table-cell table:number-columns-repeated="2" office:value-type="string" calcext:value-type="string">
            <text:p>South America:Argentina:Rio Negro:San Carlos de Bariloch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Canet d'en Berenguer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Sagu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and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Alboray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Albuixech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El Puig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enirredr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Oliv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Llutxe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rau de Sagu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Tavernes de la Valldign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Oller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Puzol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Melian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Valencia Hort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eniganim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Palma de Gand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onrepos i Mirambell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Miramar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Xeraco</text:p>
          </table:table-cell>
        </table:table-row>
        <table:table-row table:style-name="ro1">
          <table:table-cell office:value-type="string" calcext:value-type="string">
            <text:p>Asia:Sri Lanka:Sri Lanka:</text:p>
          </table:table-cell>
          <table:table-cell office:value-type="string" calcext:value-type="string">
            <text:p>Asia:Sri Lanka:Sri Lanka:-</text:p>
          </table:table-cell>
        </table:table-row>
        <table:table-row table:style-name="ro1">
          <table:table-cell office:value-type="string" calcext:value-type="string">
            <text:p>Europe:Sweden:SmÃ¥land:JÃ¶nkÃ¶ping</text:p>
          </table:table-cell>
          <table:table-cell office:value-type="string" calcext:value-type="string">
            <text:p>Europe:Sweden:Smaland:Jonkoping</text:p>
          </table:table-cell>
        </table:table-row>
        <table:table-row table:style-name="ro1">
          <table:table-cell office:value-type="string" calcext:value-type="string">
            <text:p>Europe:Sweden:Stockholm:</text:p>
          </table:table-cell>
          <table:table-cell office:value-type="string" calcext:value-type="string">
            <text:p>Europe:Sweden:Stockholm:-</text:p>
          </table:table-cell>
        </table:table-row>
        <table:table-row table:style-name="ro1">
          <table:table-cell office:value-type="string" calcext:value-type="string">
            <text:p>Europe:Sweden:Vastra Gotaland:</text:p>
          </table:table-cell>
          <table:table-cell office:value-type="string" calcext:value-type="string">
            <text:p>Europe:Sweden:Vastra Gotaland:-</text:p>
          </table:table-cell>
        </table:table-row>
        <table:table-row table:style-name="ro1">
          <table:table-cell office:value-type="string" calcext:value-type="string">
            <text:p>Europe:Sweden:Uppsala:</text:p>
          </table:table-cell>
          <table:table-cell office:value-type="string" calcext:value-type="string">
            <text:p>Europe:Sweden:Uppsala:-</text:p>
          </table:table-cell>
        </table:table-row>
        <table:table-row table:style-name="ro1">
          <table:table-cell office:value-type="string" calcext:value-type="string">
            <text:p>Europe:Sweden:Dalarna:</text:p>
          </table:table-cell>
          <table:table-cell office:value-type="string" calcext:value-type="string">
            <text:p>Europe:Sweden:Dalarna:-</text:p>
          </table:table-cell>
        </table:table-row>
        <table:table-row table:style-name="ro1">
          <table:table-cell office:value-type="string" calcext:value-type="string">
            <text:p>Europe:Sweden:Skane:</text:p>
          </table:table-cell>
          <table:table-cell office:value-type="string" calcext:value-type="string">
            <text:p>Europe:Sweden:Skane:-</text:p>
          </table:table-cell>
        </table:table-row>
        <table:table-row table:style-name="ro1">
          <table:table-cell office:value-type="string" calcext:value-type="string">
            <text:p>Europe:Sweden:Halland:</text:p>
          </table:table-cell>
          <table:table-cell office:value-type="string" calcext:value-type="string">
            <text:p>Europe:Sweden:Halland:-</text:p>
          </table:table-cell>
        </table:table-row>
        <table:table-row table:style-name="ro1">
          <table:table-cell office:value-type="string" calcext:value-type="string">
            <text:p>Europe:Sweden:Jamtland:</text:p>
          </table:table-cell>
          <table:table-cell office:value-type="string" calcext:value-type="string">
            <text:p>Europe:Sweden:Jamtland:-</text:p>
          </table:table-cell>
        </table:table-row>
        <table:table-row table:style-name="ro1">
          <table:table-cell office:value-type="string" calcext:value-type="string">
            <text:p>Europe:Sweden:Vasterbotten:</text:p>
          </table:table-cell>
          <table:table-cell office:value-type="string" calcext:value-type="string">
            <text:p>Europe:Sweden:Vasterbotten:-</text:p>
          </table:table-cell>
        </table:table-row>
        <table:table-row table:style-name="ro1">
          <table:table-cell office:value-type="string" calcext:value-type="string">
            <text:p>Europe:Sweden:Vastmanland:</text:p>
          </table:table-cell>
          <table:table-cell office:value-type="string" calcext:value-type="string">
            <text:p>Europe:Sweden:Vastmanland:-</text:p>
          </table:table-cell>
        </table:table-row>
        <table:table-row table:style-name="ro1">
          <table:table-cell office:value-type="string" calcext:value-type="string">
            <text:p>Europe:Sweden:Kalmar:</text:p>
          </table:table-cell>
          <table:table-cell office:value-type="string" calcext:value-type="string">
            <text:p>Europe:Sweden:Kalmar:-</text:p>
          </table:table-cell>
        </table:table-row>
        <table:table-row table:style-name="ro1">
          <table:table-cell office:value-type="string" calcext:value-type="string">
            <text:p>Europe:Sweden:Ostergotland:</text:p>
          </table:table-cell>
          <table:table-cell office:value-type="string" calcext:value-type="string">
            <text:p>Europe:Sweden:Ostergotland:-</text:p>
          </table:table-cell>
        </table:table-row>
        <table:table-row table:style-name="ro1">
          <table:table-cell office:value-type="string" calcext:value-type="string">
            <text:p>Europe:Sweden:Jonkoping:</text:p>
          </table:table-cell>
          <table:table-cell office:value-type="string" calcext:value-type="string">
            <text:p>Europe:Sweden:Jonkoping:-</text:p>
          </table:table-cell>
        </table:table-row>
        <table:table-row table:style-name="ro1">
          <table:table-cell office:value-type="string" calcext:value-type="string">
            <text:p>Europe:Sweden:Norrbotten:</text:p>
          </table:table-cell>
          <table:table-cell office:value-type="string" calcext:value-type="string">
            <text:p>Europe:Sweden:Norrbotten:-</text:p>
          </table:table-cell>
        </table:table-row>
        <table:table-row table:style-name="ro1">
          <table:table-cell office:value-type="string" calcext:value-type="string">
            <text:p>Europe:Sweden:Sormland:</text:p>
          </table:table-cell>
          <table:table-cell office:value-type="string" calcext:value-type="string">
            <text:p>Europe:Sweden:Sormland:-</text:p>
          </table:table-cell>
        </table:table-row>
        <table:table-row table:style-name="ro1">
          <table:table-cell office:value-type="string" calcext:value-type="string">
            <text:p>Europe:Sweden:Gavleborgs lan:</text:p>
          </table:table-cell>
          <table:table-cell office:value-type="string" calcext:value-type="string">
            <text:p>Europe:Sweden:Gavleborgs lan:-</text:p>
          </table:table-cell>
        </table:table-row>
        <table:table-row table:style-name="ro1">
          <table:table-cell office:value-type="string" calcext:value-type="string">
            <text:p>Europe:Sweden:Vasternorrland:</text:p>
          </table:table-cell>
          <table:table-cell office:value-type="string" calcext:value-type="string">
            <text:p>Europe:Sweden:Vasternorrland:-</text:p>
          </table:table-cell>
        </table:table-row>
        <table:table-row table:style-name="ro1">
          <table:table-cell office:value-type="string" calcext:value-type="string">
            <text:p>Europe:Sweden:Varmland:</text:p>
          </table:table-cell>
          <table:table-cell office:value-type="string" calcext:value-type="string">
            <text:p>Europe:Sweden:Varmland:-</text:p>
          </table:table-cell>
        </table:table-row>
        <table:table-row table:style-name="ro1">
          <table:table-cell office:value-type="string" calcext:value-type="string">
            <text:p>Europe:Sweden:Orebro lan:</text:p>
          </table:table-cell>
          <table:table-cell office:value-type="string" calcext:value-type="string">
            <text:p>Europe:Sweden:Orebro lan:-</text:p>
          </table:table-cell>
        </table:table-row>
        <table:table-row table:style-name="ro1">
          <table:table-cell office:value-type="string" calcext:value-type="string">
            <text:p>Europe:Switzerland:ZÃ¼rich:</text:p>
          </table:table-cell>
          <table:table-cell office:value-type="string" calcext:value-type="string">
            <text:p>Europe:Switzerland:Zurich:-</text:p>
          </table:table-cell>
        </table:table-row>
        <table:table-row table:style-name="ro1">
          <table:table-cell office:value-type="string" calcext:value-type="string">
            <text:p>Europe:Switzerland:Ticino:</text:p>
          </table:table-cell>
          <table:table-cell office:value-type="string" calcext:value-type="string">
            <text:p>Europe:Switzerland:Ticino:-</text:p>
          </table:table-cell>
        </table:table-row>
        <table:table-row table:style-name="ro1">
          <table:table-cell office:value-type="string" calcext:value-type="string">
            <text:p>Europe:Switzerland:Vaud:</text:p>
          </table:table-cell>
          <table:table-cell office:value-type="string" calcext:value-type="string">
            <text:p>Europe:Switzerland:Vaud:-</text:p>
          </table:table-cell>
        </table:table-row>
        <table:table-row table:style-name="ro1">
          <table:table-cell office:value-type="string" calcext:value-type="string">
            <text:p>Europe:Switzerland:Basel-Land:</text:p>
          </table:table-cell>
          <table:table-cell office:value-type="string" calcext:value-type="string">
            <text:p>Europe:Switzerland:Basel-Land:-</text:p>
          </table:table-cell>
        </table:table-row>
        <table:table-row table:style-name="ro1">
          <table:table-cell office:value-type="string" calcext:value-type="string">
            <text:p>Europe:Switzerland:Aargau:</text:p>
          </table:table-cell>
          <table:table-cell office:value-type="string" calcext:value-type="string">
            <text:p>Europe:Switzerland:Aargau:-</text:p>
          </table:table-cell>
        </table:table-row>
        <table:table-row table:style-name="ro1">
          <table:table-cell office:value-type="string" calcext:value-type="string">
            <text:p>Europe:Switzerland:Basel-Stadt:</text:p>
          </table:table-cell>
          <table:table-cell office:value-type="string" calcext:value-type="string">
            <text:p>Europe:Switzerland:Basel-Stadt:-</text:p>
          </table:table-cell>
        </table:table-row>
        <table:table-row table:style-name="ro1">
          <table:table-cell office:value-type="string" calcext:value-type="string">
            <text:p>Europe:Switzerland:GraubÃ¼nden:</text:p>
          </table:table-cell>
          <table:table-cell office:value-type="string" calcext:value-type="string">
            <text:p>Europe:Switzerland:Graubunden:-</text:p>
          </table:table-cell>
        </table:table-row>
        <table:table-row table:style-name="ro1">
          <table:table-cell office:value-type="string" calcext:value-type="string">
            <text:p>Europe:Switzerland:Valais:</text:p>
          </table:table-cell>
          <table:table-cell office:value-type="string" calcext:value-type="string">
            <text:p>Europe:Switzerland:Valais:-</text:p>
          </table:table-cell>
        </table:table-row>
        <table:table-row table:style-name="ro1">
          <table:table-cell office:value-type="string" calcext:value-type="string">
            <text:p>Europe:Switzerland:Jura:</text:p>
          </table:table-cell>
          <table:table-cell office:value-type="string" calcext:value-type="string">
            <text:p>Europe:Switzerland:Jura:-</text:p>
          </table:table-cell>
        </table:table-row>
        <table:table-row table:style-name="ro1">
          <table:table-cell office:value-type="string" calcext:value-type="string">
            <text:p>Europe:Switzerland:Bern:</text:p>
          </table:table-cell>
          <table:table-cell office:value-type="string" calcext:value-type="string">
            <text:p>Europe:Switzerland:Bern:-</text:p>
          </table:table-cell>
        </table:table-row>
        <table:table-row table:style-name="ro1">
          <table:table-cell office:value-type="string" calcext:value-type="string">
            <text:p>Europe:Switzerland:Schwyz:</text:p>
          </table:table-cell>
          <table:table-cell office:value-type="string" calcext:value-type="string">
            <text:p>Europe:Switzerland:Schwyz:-</text:p>
          </table:table-cell>
        </table:table-row>
        <table:table-row table:style-name="ro1">
          <table:table-cell office:value-type="string" calcext:value-type="string">
            <text:p>Europe:Switzerland:Thurgau:</text:p>
          </table:table-cell>
          <table:table-cell office:value-type="string" calcext:value-type="string">
            <text:p>Europe:Switzerland:Thurgau:-</text:p>
          </table:table-cell>
        </table:table-row>
        <table:table-row table:style-name="ro1">
          <table:table-cell office:value-type="string" calcext:value-type="string">
            <text:p>Europe:Switzerland:Sankt Gallen:</text:p>
          </table:table-cell>
          <table:table-cell office:value-type="string" calcext:value-type="string">
            <text:p>Europe:Switzerland:Sankt Gallen:-</text:p>
          </table:table-cell>
        </table:table-row>
        <table:table-row table:style-name="ro1">
          <table:table-cell office:value-type="string" calcext:value-type="string">
            <text:p>Europe:Switzerland:Uri:</text:p>
          </table:table-cell>
          <table:table-cell office:value-type="string" calcext:value-type="string">
            <text:p>Europe:Switzerland:Uri:-</text:p>
          </table:table-cell>
        </table:table-row>
        <table:table-row table:style-name="ro1">
          <table:table-cell office:value-type="string" calcext:value-type="string">
            <text:p>Europe:Switzerland:Schaffhausen:</text:p>
          </table:table-cell>
          <table:table-cell office:value-type="string" calcext:value-type="string">
            <text:p>Europe:Switzerland:Schaffhausen:-</text:p>
          </table:table-cell>
        </table:table-row>
        <table:table-row table:style-name="ro1">
          <table:table-cell office:value-type="string" calcext:value-type="string">
            <text:p>Europe:Switzerland:Geneva:</text:p>
          </table:table-cell>
          <table:table-cell office:value-type="string" calcext:value-type="string">
            <text:p>Europe:Switzerland:Geneva:-</text:p>
          </table:table-cell>
        </table:table-row>
        <table:table-row table:style-name="ro1">
          <table:table-cell office:value-type="string" calcext:value-type="string">
            <text:p>Europe:Switzerland:Lucerne:</text:p>
          </table:table-cell>
          <table:table-cell office:value-type="string" calcext:value-type="string">
            <text:p>Europe:Switzerland:Lucerne:-</text:p>
          </table:table-cell>
        </table:table-row>
        <table:table-row table:style-name="ro1">
          <table:table-cell office:value-type="string" calcext:value-type="string">
            <text:p>Europe:Switzerland:Glarus:</text:p>
          </table:table-cell>
          <table:table-cell office:value-type="string" calcext:value-type="string">
            <text:p>Europe:Switzerland:Glarus:-</text:p>
          </table:table-cell>
        </table:table-row>
        <table:table-row table:style-name="ro1">
          <table:table-cell office:value-type="string" calcext:value-type="string">
            <text:p>Europe:Switzerland:Fribourg:</text:p>
          </table:table-cell>
          <table:table-cell office:value-type="string" calcext:value-type="string">
            <text:p>Europe:Switzerland:Fribourg:-</text:p>
          </table:table-cell>
        </table:table-row>
        <table:table-row table:style-name="ro1">
          <table:table-cell office:value-type="string" calcext:value-type="string">
            <text:p>Asia:Taiwan:Taiwan:</text:p>
          </table:table-cell>
          <table:table-cell office:value-type="string" calcext:value-type="string">
            <text:p>Asia:Taiwan:-:-</text:p>
          </table:table-cell>
        </table:table-row>
        <table:table-row table:style-name="ro1">
          <table:table-cell table:number-columns-repeated="2" office:value-type="string" calcext:value-type="string">
            <text:p>Asia:Taiwan:Taiwan:Taipei</text:p>
          </table:table-cell>
        </table:table-row>
        <table:table-row table:style-name="ro1">
          <table:table-cell table:number-columns-repeated="2" office:value-type="string" calcext:value-type="string">
            <text:p>Asia:Taiwan:Taiwan:Kaohsiung</text:p>
          </table:table-cell>
        </table:table-row>
        <table:table-row table:style-name="ro1">
          <table:table-cell table:number-columns-repeated="2" office:value-type="string" calcext:value-type="string">
            <text:p>Asia:Taiwan:Taiwan:Taoyuan</text:p>
          </table:table-cell>
        </table:table-row>
        <table:table-row table:style-name="ro1">
          <table:table-cell office:value-type="string" calcext:value-type="string">
            <text:p>Asia:Taiwan:Taoyuan:</text:p>
          </table:table-cell>
          <table:table-cell office:value-type="string" calcext:value-type="string">
            <text:p>Asia:Taiwan:Taoyuan:-</text:p>
          </table:table-cell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</table:table-row>
        <table:table-row table:style-name="ro1">
          <table:table-cell office:value-type="string" calcext:value-type="string">
            <text:p>Asia:Taiwan:Keelung:</text:p>
          </table:table-cell>
          <table:table-cell office:value-type="string" calcext:value-type="string">
            <text:p>Asia:Taiwan:Keelung:-</text:p>
          </table:table-cell>
        </table:table-row>
        <table:table-row table:style-name="ro1">
          <table:table-cell table:number-columns-repeated="2" office:value-type="string" calcext:value-type="string">
            <text:p>Asia:Thailand:Nonthaburi:Bangkok</text:p>
          </table:table-cell>
        </table:table-row>
        <table:table-row table:style-name="ro1">
          <table:table-cell office:value-type="string" calcext:value-type="string">
            <text:p>Asia:Thailand:Bangkok:</text:p>
          </table:table-cell>
          <table:table-cell office:value-type="string" calcext:value-type="string">
            <text:p>Asia:Thailand:Bangkok:-</text:p>
          </table:table-cell>
        </table:table-row>
        <table:table-row table:style-name="ro1">
          <table:table-cell office:value-type="string" calcext:value-type="string">
            <text:p>Asia:Thailand:Nonthaburi:</text:p>
          </table:table-cell>
          <table:table-cell office:value-type="string" calcext:value-type="string">
            <text:p>Asia:Thailand:Nonthaburi:-</text:p>
          </table:table-cell>
        </table:table-row>
        <table:table-row table:style-name="ro1">
          <table:table-cell office:value-type="string" calcext:value-type="string">
            <text:p>Asia:Thailand:Samut Prakarn:</text:p>
          </table:table-cell>
          <table:table-cell office:value-type="string" calcext:value-type="string">
            <text:p>Asia:Thailand:Samut Prakarn:-</text:p>
          </table:table-cell>
        </table:table-row>
        <table:table-row table:style-name="ro1">
          <table:table-cell office:value-type="string" calcext:value-type="string">
            <text:p>Asia:Thailand:Pathum Thani:</text:p>
          </table:table-cell>
          <table:table-cell office:value-type="string" calcext:value-type="string">
            <text:p>Asia:Thailand:Pathum Thani:-</text:p>
          </table:table-cell>
        </table:table-row>
        <table:table-row table:style-name="ro1">
          <table:table-cell office:value-type="string" calcext:value-type="string">
            <text:p>Asia:Thailand:Thailand:</text:p>
          </table:table-cell>
          <table:table-cell office:value-type="string" calcext:value-type="string">
            <text:p>Asia:Thailand:-:-</text:p>
          </table:table-cell>
        </table:table-row>
        <table:table-row table:style-name="ro1">
          <table:table-cell office:value-type="string" calcext:value-type="string">
            <text:p>Asia:Thailand:Phuket:</text:p>
          </table:table-cell>
          <table:table-cell office:value-type="string" calcext:value-type="string">
            <text:p>Asia:Thailand:Phuket:-</text:p>
          </table:table-cell>
        </table:table-row>
        <table:table-row table:style-name="ro1">
          <table:table-cell table:number-columns-repeated="2" office:value-type="string" calcext:value-type="string">
            <text:p>Asia:China:Hubei:Tianmen</text:p>
          </table:table-cell>
        </table:table-row>
        <table:table-row table:style-name="ro1">
          <table:table-cell office:value-type="string" calcext:value-type="string">
            <text:p>Europe:Turkey:Turkey:</text:p>
          </table:table-cell>
          <table:table-cell office:value-type="string" calcext:value-type="string">
            <text:p>Europe:Turkey:-:-</text:p>
          </table:table-cell>
        </table:table-row>
        <table:table-row table:style-name="ro1">
          <table:table-cell office:value-type="string" calcext:value-type="string">
            <text:p>Europe:Turkey:Kayseri:</text:p>
          </table:table-cell>
          <table:table-cell office:value-type="string" calcext:value-type="string">
            <text:p>Europe:Turkey:Kayseri:-</text:p>
          </table:table-cell>
        </table:table-row>
        <table:table-row table:style-name="ro1">
          <table:table-cell office:value-type="string" calcext:value-type="string">
            <text:p>Europe:Turkey:Istanbul:</text:p>
          </table:table-cell>
          <table:table-cell office:value-type="string" calcext:value-type="string">
            <text:p>Europe:Turkey:Istanbul:-</text:p>
          </table:table-cell>
        </table:table-row>
        <table:table-row table:style-name="ro1">
          <table:table-cell office:value-type="string" calcext:value-type="string">
            <text:p>Europe:Turkey:Denizli:</text:p>
          </table:table-cell>
          <table:table-cell office:value-type="string" calcext:value-type="string">
            <text:p>Europe:Turkey:Denizli:-</text:p>
          </table:table-cell>
        </table:table-row>
        <table:table-row table:style-name="ro1">
          <table:table-cell office:value-type="string" calcext:value-type="string">
            <text:p>Europe:Turkey:Ankara:</text:p>
          </table:table-cell>
          <table:table-cell office:value-type="string" calcext:value-type="string">
            <text:p>Europe:Turkey:Ankara:-</text:p>
          </table:table-cell>
        </table:table-row>
        <table:table-row table:style-name="ro1">
          <table:table-cell office:value-type="string" calcext:value-type="string">
            <text:p>Europe:Turkey:Kocaeli:</text:p>
          </table:table-cell>
          <table:table-cell office:value-type="string" calcext:value-type="string">
            <text:p>Europe:Turkey:Kocaeli:-</text:p>
          </table:table-cell>
        </table:table-row>
        <table:table-row table:style-name="ro1">
          <table:table-cell office:value-type="string" calcext:value-type="string">
            <text:p>Europe:Turkey:Tokat:</text:p>
          </table:table-cell>
          <table:table-cell office:value-type="string" calcext:value-type="string">
            <text:p>Europe:Turkey:Tokat:-</text:p>
          </table:table-cell>
        </table:table-row>
        <table:table-row table:style-name="ro1">
          <table:table-cell office:value-type="string" calcext:value-type="string">
            <text:p>Europe:Turkey:Agri:</text:p>
          </table:table-cell>
          <table:table-cell office:value-type="string" calcext:value-type="string">
            <text:p>Europe:Turkey:Agri:-</text:p>
          </table:table-cell>
        </table:table-row>
        <table:table-row table:style-name="ro1">
          <table:table-cell office:value-type="string" calcext:value-type="string">
            <text:p>Europe:Turkey:Afyon:</text:p>
          </table:table-cell>
          <table:table-cell office:value-type="string" calcext:value-type="string">
            <text:p>Europe:Turkey:Afyon:-</text:p>
          </table:table-cell>
        </table:table-row>
        <table:table-row table:style-name="ro1">
          <table:table-cell office:value-type="string" calcext:value-type="string">
            <text:p>Europe:Turkey:Mardin:</text:p>
          </table:table-cell>
          <table:table-cell office:value-type="string" calcext:value-type="string">
            <text:p>Europe:Turkey:Mardin:-</text:p>
          </table:table-cell>
        </table:table-row>
        <table:table-row table:style-name="ro1">
          <table:table-cell office:value-type="string" calcext:value-type="string">
            <text:p>Europe:Turkey:Balikesir:</text:p>
          </table:table-cell>
          <table:table-cell office:value-type="string" calcext:value-type="string">
            <text:p>Europe:Turkey:Balikesir:-</text:p>
          </table:table-cell>
        </table:table-row>
        <table:table-row table:style-name="ro1">
          <table:table-cell office:value-type="string" calcext:value-type="string">
            <text:p>Europe:Turkey:Eskisehir:</text:p>
          </table:table-cell>
          <table:table-cell office:value-type="string" calcext:value-type="string">
            <text:p>Europe:Turkey:Eskisehir:-</text:p>
          </table:table-cell>
        </table:table-row>
        <table:table-row table:style-name="ro1">
          <table:table-cell office:value-type="string" calcext:value-type="string">
            <text:p>Europe:Turkey:Konya:</text:p>
          </table:table-cell>
          <table:table-cell office:value-type="string" calcext:value-type="string">
            <text:p>Europe:Turkey:Konya:-</text:p>
          </table:table-cell>
        </table:table-row>
        <table:table-row table:style-name="ro1">
          <table:table-cell office:value-type="string" calcext:value-type="string">
            <text:p>Europe:Turkey:Karaman:</text:p>
          </table:table-cell>
          <table:table-cell office:value-type="string" calcext:value-type="string">
            <text:p>Europe:Turkey:Karaman:-</text:p>
          </table:table-cell>
        </table:table-row>
        <table:table-row table:style-name="ro1">
          <table:table-cell office:value-type="string" calcext:value-type="string">
            <text:p>Europe:Turkey:Kastamonu:</text:p>
          </table:table-cell>
          <table:table-cell office:value-type="string" calcext:value-type="string">
            <text:p>Europe:Turkey:Kastamonu:-</text:p>
          </table:table-cell>
        </table:table-row>
        <table:table-row table:style-name="ro1">
          <table:table-cell office:value-type="string" calcext:value-type="string">
            <text:p>Europe:Turkey:Nevsehir:</text:p>
          </table:table-cell>
          <table:table-cell office:value-type="string" calcext:value-type="string">
            <text:p>Europe:Turkey:Nevsehir:-</text:p>
          </table:table-cell>
        </table:table-row>
        <table:table-row table:style-name="ro1">
          <table:table-cell office:value-type="string" calcext:value-type="string">
            <text:p>Europe:Turkey:Tekirdag:</text:p>
          </table:table-cell>
          <table:table-cell office:value-type="string" calcext:value-type="string">
            <text:p>Europe:Turkey:Tekirdag:-</text:p>
          </table:table-cell>
        </table:table-row>
        <table:table-row table:style-name="ro1">
          <table:table-cell office:value-type="string" calcext:value-type="string">
            <text:p>Europe:Turkey:Siirt:</text:p>
          </table:table-cell>
          <table:table-cell office:value-type="string" calcext:value-type="string">
            <text:p>Europe:Turkey:Siirt:-</text:p>
          </table:table-cell>
        </table:table-row>
        <table:table-row table:style-name="ro1">
          <table:table-cell office:value-type="string" calcext:value-type="string">
            <text:p>Europe:Turkey:Aksaray:</text:p>
          </table:table-cell>
          <table:table-cell office:value-type="string" calcext:value-type="string">
            <text:p>Europe:Turkey:Aksaray:-</text:p>
          </table:table-cell>
        </table:table-row>
        <table:table-row table:style-name="ro1">
          <table:table-cell office:value-type="string" calcext:value-type="string">
            <text:p>Europe:Turkey:Sakarya:</text:p>
          </table:table-cell>
          <table:table-cell office:value-type="string" calcext:value-type="string">
            <text:p>Europe:Turkey:Sakarya:-</text:p>
          </table:table-cell>
        </table:table-row>
        <table:table-row table:style-name="ro1">
          <table:table-cell office:value-type="string" calcext:value-type="string">
            <text:p>Europe:Turkey:Canakkale:</text:p>
          </table:table-cell>
          <table:table-cell office:value-type="string" calcext:value-type="string">
            <text:p>Europe:Turkey:Canakkale:-</text:p>
          </table:table-cell>
        </table:table-row>
        <table:table-row table:style-name="ro1">
          <table:table-cell office:value-type="string" calcext:value-type="string">
            <text:p>Europe:Turkey:AdÄ±yaman:</text:p>
          </table:table-cell>
          <table:table-cell office:value-type="string" calcext:value-type="string">
            <text:p>Europe:Turkey:Adiyaman:-</text:p>
          </table:table-cell>
        </table:table-row>
        <table:table-row table:style-name="ro1">
          <table:table-cell table:number-columns-repeated="2" office:value-type="string" calcext:value-type="string">
            <text:p>North America:USA:Alaska:Interior Alaska</text:p>
          </table:table-cell>
        </table:table-row>
        <table:table-row table:style-name="ro1">
          <table:table-cell table:number-columns-repeated="2" office:value-type="string" calcext:value-type="string">
            <text:p>North America:USA:Alaska:Anchorage</text:p>
          </table:table-cell>
        </table:table-row>
        <table:table-row table:style-name="ro1">
          <table:table-cell table:number-columns-repeated="2" office:value-type="string" calcext:value-type="string">
            <text:p>North America:USA:Alaska:Southeast Alaska</text:p>
          </table:table-cell>
        </table:table-row>
        <table:table-row table:style-name="ro1">
          <table:table-cell table:number-columns-repeated="2" office:value-type="string" calcext:value-type="string">
            <text:p>North America:USA:Alaska:Fairbanks</text:p>
          </table:table-cell>
        </table:table-row>
        <table:table-row table:style-name="ro1">
          <table:table-cell table:number-columns-repeated="2" office:value-type="string" calcext:value-type="string">
            <text:p>North America:USA:Alaska:Mat-Su</text:p>
          </table:table-cell>
        </table:table-row>
        <table:table-row table:style-name="ro1">
          <table:table-cell office:value-type="string" calcext:value-type="string">
            <text:p>North America:USA:Alabama:</text:p>
          </table:table-cell>
          <table:table-cell office:value-type="string" calcext:value-type="string">
            <text:p>North America:USA:Alabama:-</text:p>
          </table:table-cell>
        </table:table-row>
        <table:table-row table:style-name="ro1">
          <table:table-cell office:value-type="string" calcext:value-type="string">
            <text:p>North America:USA:Arkansas:</text:p>
          </table:table-cell>
          <table:table-cell office:value-type="string" calcext:value-type="string">
            <text:p>North America:USA:Arkansas:-</text:p>
          </table:table-cell>
        </table:table-row>
        <table:table-row table:style-name="ro1">
          <table:table-cell office:value-type="string" calcext:value-type="string">
            <text:p>North America:USA:Arizona: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table:number-columns-repeated="2" office:value-type="string" calcext:value-type="string">
            <text:p>North America:USA:Arizona:Phoenix</text:p>
          </table:table-cell>
        </table:table-row>
        <table:table-row table:style-name="ro1">
          <table:table-cell office:value-type="string" calcext:value-type="string">
            <text:p>North America:USA:California: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Francisco</text:p>
          </table:table-cell>
        </table:table-row>
        <table:table-row table:style-name="ro1">
          <table:table-cell table:number-columns-repeated="2" office:value-type="string" calcext:value-type="string">
            <text:p>North America:USA:Grand Princess:Grand Princess cruise ship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Mate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Mar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Grand Princess:Sonom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olan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Joaqu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crament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Grand Princess cruise ship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ta Clar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Davi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Alameda County</text:p>
          </table:table-cell>
        </table:table-row>
        <table:table-row table:style-name="ro1">
          <table:table-cell office:value-type="string" calcext:value-type="string">
            <text:p>Europe:Belgium:Honnelles:</text:p>
          </table:table-cell>
          <table:table-cell office:value-type="string" calcext:value-type="string">
            <text:p>Europe:Belgium:Honnelles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Luis Obisp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Humboldt County</text:p>
          </table:table-cell>
        </table:table-row>
        <table:table-row table:style-name="ro1">
          <table:table-cell office:value-type="string" calcext:value-type="string">
            <text:p>Europe:Belgium:Schoten:</text:p>
          </table:table-cell>
          <table:table-cell office:value-type="string" calcext:value-type="string">
            <text:p>Europe:Belgium:Schoten:-</text:p>
          </table:table-cell>
        </table:table-row>
        <table:table-row table:style-name="ro1">
          <table:table-cell office:value-type="string" calcext:value-type="string">
            <text:p>Europe:Belgium:Kalmthout:</text:p>
          </table:table-cell>
          <table:table-cell office:value-type="string" calcext:value-type="string">
            <text:p>Europe:Belgium:Kalmthout:-</text:p>
          </table:table-cell>
        </table:table-row>
        <table:table-row table:style-name="ro1">
          <table:table-cell office:value-type="string" calcext:value-type="string">
            <text:p>Europe:Belgium:Wevelgem:</text:p>
          </table:table-cell>
          <table:table-cell office:value-type="string" calcext:value-type="string">
            <text:p>Europe:Belgium:Wevelgem:-</text:p>
          </table:table-cell>
        </table:table-row>
        <table:table-row table:style-name="ro1">
          <table:table-cell office:value-type="string" calcext:value-type="string">
            <text:p>Europe:Belgium:Alken:</text:p>
          </table:table-cell>
          <table:table-cell office:value-type="string" calcext:value-type="string">
            <text:p>Europe:Belgium:Alken:-</text:p>
          </table:table-cell>
        </table:table-row>
        <table:table-row table:style-name="ro1">
          <table:table-cell office:value-type="string" calcext:value-type="string">
            <text:p>Europe:Belgium:Dalhem:</text:p>
          </table:table-cell>
          <table:table-cell office:value-type="string" calcext:value-type="string">
            <text:p>Europe:Belgium:Dalhem:-</text:p>
          </table:table-cell>
        </table:table-row>
        <table:table-row table:style-name="ro1">
          <table:table-cell office:value-type="string" calcext:value-type="string">
            <text:p>Europe:Belgium:Nevele:</text:p>
          </table:table-cell>
          <table:table-cell office:value-type="string" calcext:value-type="string">
            <text:p>Europe:Belgium:Nevele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Europe:Belgium:Tervuren:</text:p>
          </table:table-cell>
          <table:table-cell office:value-type="string" calcext:value-type="string">
            <text:p>Europe:Belgium:Tervuren:-</text:p>
          </table:table-cell>
        </table:table-row>
        <table:table-row table:style-name="ro1">
          <table:table-cell office:value-type="string" calcext:value-type="string">
            <text:p>Europe:Belgium:Bonheiden:</text:p>
          </table:table-cell>
          <table:table-cell office:value-type="string" calcext:value-type="string">
            <text:p>Europe:Belgium:Bonheiden:-</text:p>
          </table:table-cell>
        </table:table-row>
        <table:table-row table:style-name="ro1">
          <table:table-cell office:value-type="string" calcext:value-type="string">
            <text:p>Europe:Belgium:Doornik:</text:p>
          </table:table-cell>
          <table:table-cell office:value-type="string" calcext:value-type="string">
            <text:p>Europe:Belgium:Doornik:-</text:p>
          </table:table-cell>
        </table:table-row>
        <table:table-row table:style-name="ro1">
          <table:table-cell office:value-type="string" calcext:value-type="string">
            <text:p>Europe:Belgium:Boutersem:</text:p>
          </table:table-cell>
          <table:table-cell office:value-type="string" calcext:value-type="string">
            <text:p>Europe:Belgium:Boutersem:-</text:p>
          </table:table-cell>
        </table:table-row>
        <table:table-row table:style-name="ro1">
          <table:table-cell office:value-type="string" calcext:value-type="string">
            <text:p>Europe:Belgium:Gent:</text:p>
          </table:table-cell>
          <table:table-cell office:value-type="string" calcext:value-type="string">
            <text:p>Europe:Belgium:Gent:-</text:p>
          </table:table-cell>
        </table:table-row>
        <table:table-row table:style-name="ro1">
          <table:table-cell office:value-type="string" calcext:value-type="string">
            <text:p>Europe:Belgium:Deinze:</text:p>
          </table:table-cell>
          <table:table-cell office:value-type="string" calcext:value-type="string">
            <text:p>Europe:Belgium:Deinze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Diego</text:p>
          </table:table-cell>
        </table:table-row>
        <table:table-row table:style-name="ro1">
          <table:table-cell office:value-type="string" calcext:value-type="string">
            <text:p>Europe:Belgium:Merelbeke:</text:p>
          </table:table-cell>
          <table:table-cell office:value-type="string" calcext:value-type="string">
            <text:p>Europe:Belgium:Merelbeke:-</text:p>
          </table:table-cell>
        </table:table-row>
        <table:table-row table:style-name="ro1">
          <table:table-cell office:value-type="string" calcext:value-type="string">
            <text:p>Europe:Belgium:Hemiksem:</text:p>
          </table:table-cell>
          <table:table-cell office:value-type="string" calcext:value-type="string">
            <text:p>Europe:Belgium:Hemiksem:-</text:p>
          </table:table-cell>
        </table:table-row>
        <table:table-row table:style-name="ro1">
          <table:table-cell office:value-type="string" calcext:value-type="string">
            <text:p>Europe:Belgium:Komen:</text:p>
          </table:table-cell>
          <table:table-cell office:value-type="string" calcext:value-type="string">
            <text:p>Europe:Belgium:Komen:-</text:p>
          </table:table-cell>
        </table:table-row>
        <table:table-row table:style-name="ro1">
          <table:table-cell office:value-type="string" calcext:value-type="string">
            <text:p>Europe:Belgium:Lummen:</text:p>
          </table:table-cell>
          <table:table-cell office:value-type="string" calcext:value-type="string">
            <text:p>Europe:Belgium:Lummen:-</text:p>
          </table:table-cell>
        </table:table-row>
        <table:table-row table:style-name="ro1">
          <table:table-cell office:value-type="string" calcext:value-type="string">
            <text:p>Europe:Belgium:Bierbeek:</text:p>
          </table:table-cell>
          <table:table-cell office:value-type="string" calcext:value-type="string">
            <text:p>Europe:Belgium:Bierbeek:-</text:p>
          </table:table-cell>
        </table:table-row>
        <table:table-row table:style-name="ro1">
          <table:table-cell office:value-type="string" calcext:value-type="string">
            <text:p>Europe:Belgium:Herstal:</text:p>
          </table:table-cell>
          <table:table-cell office:value-type="string" calcext:value-type="string">
            <text:p>Europe:Belgium:Herstal:-</text:p>
          </table:table-cell>
        </table:table-row>
        <table:table-row table:style-name="ro1">
          <table:table-cell table:number-columns-repeated="2" office:value-type="string" calcext:value-type="string">
            <text:p>Europe:Belgium:Tournai:Blandain</text:p>
          </table:table-cell>
        </table:table-row>
        <table:table-row table:style-name="ro1">
          <table:table-cell table:number-columns-repeated="2" office:value-type="string" calcext:value-type="string">
            <text:p>South America:Brazil:Alagoas:Maceio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Francisco County</text:p>
          </table:table-cell>
        </table:table-row>
        <table:table-row table:style-name="ro1">
          <table:table-cell table:number-columns-repeated="2" office:value-type="string" calcext:value-type="string">
            <text:p>South America:Brazil:Amazonas State:Manau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Los Angele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Orange County CA</text:p>
          </table:table-cell>
        </table:table-row>
        <table:table-row table:style-name="ro1">
          <table:table-cell office:value-type="string" calcext:value-type="string">
            <text:p>South America:Brazil:Amapa:</text:p>
          </table:table-cell>
          <table:table-cell office:value-type="string" calcext:value-type="string">
            <text:p>South America:Brazil:Amapa:-</text:p>
          </table:table-cell>
        </table:table-row>
        <table:table-row table:style-name="ro1">
          <table:table-cell office:value-type="string" calcext:value-type="string">
            <text:p>North America:USA:Colorado:</text:p>
          </table:table-cell>
          <table:table-cell office:value-type="string" calcext:value-type="string">
            <text:p>North America:USA:Colorado:-</text:p>
          </table:table-cell>
        </table:table-row>
        <table:table-row table:style-name="ro1">
          <table:table-cell office:value-type="string" calcext:value-type="string">
            <text:p>North America:USA:Connecticut: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table:number-columns-repeated="2" office:value-type="string" calcext:value-type="string">
            <text:p>South America:Brazil:Bahia:Feira de Santana</text:p>
          </table:table-cell>
        </table:table-row>
        <table:table-row table:style-name="ro1">
          <table:table-cell table:number-columns-repeated="2" office:value-type="string" calcext:value-type="string">
            <text:p>North America:USA:Connecticut:Fairfield County</text:p>
          </table:table-cell>
        </table:table-row>
        <table:table-row table:style-name="ro1">
          <table:table-cell office:value-type="string" calcext:value-type="string">
            <text:p>South America:Brazil:Minas Gerais:</text:p>
          </table:table-cell>
          <table:table-cell office:value-type="string" calcext:value-type="string">
            <text:p>South America:Brazil:Minas Gerais:-</text:p>
          </table:table-cell>
        </table:table-row>
        <table:table-row table:style-name="ro1">
          <table:table-cell table:number-columns-repeated="2" office:value-type="string" calcext:value-type="string">
            <text:p>North America:USA:Ohio:Cincinnati</text:p>
          </table:table-cell>
        </table:table-row>
        <table:table-row table:style-name="ro1">
          <table:table-cell office:value-type="string" calcext:value-type="string">
            <text:p>North America:USA:Diamond Princess:</text:p>
          </table:table-cell>
          <table:table-cell office:value-type="string" calcext:value-type="string">
            <text:p>North America:USA:Diamond Princess:-</text:p>
          </table:table-cell>
        </table:table-row>
        <table:table-row table:style-name="ro1">
          <table:table-cell office:value-type="string" calcext:value-type="string">
            <text:p>North America:USA:Washington DC:</text:p>
          </table:table-cell>
          <table:table-cell office:value-type="string" calcext:value-type="string">
            <text:p>North America:USA:Washington DC:-</text:p>
          </table:table-cell>
        </table:table-row>
        <table:table-row table:style-name="ro1">
          <table:table-cell office:value-type="string" calcext:value-type="string">
            <text:p>North America:USA:Florida:</text:p>
          </table:table-cell>
          <table:table-cell office:value-type="string" calcext:value-type="string">
            <text:p>North America:USA:Florida:-</text:p>
          </table:table-cell>
        </table:table-row>
        <table:table-row table:style-name="ro1">
          <table:table-cell office:value-type="string" calcext:value-type="string">
            <text:p>North America:USA:Georgia: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North America:USA:Hawaii:</text:p>
          </table:table-cell>
          <table:table-cell office:value-type="string" calcext:value-type="string">
            <text:p>North America:USA:Hawaii:-</text:p>
          </table:table-cell>
        </table:table-row>
        <table:table-row table:style-name="ro1">
          <table:table-cell office:value-type="string" calcext:value-type="string">
            <text:p>North America:USA:Iowa: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North America:USA:Idaho:</text:p>
          </table:table-cell>
          <table:table-cell office:value-type="string" calcext:value-type="string">
            <text:p>North America:USA:Idaho:-</text:p>
          </table:table-cell>
        </table:table-row>
        <table:table-row table:style-name="ro1">
          <table:table-cell table:number-columns-repeated="2" office:value-type="string" calcext:value-type="string">
            <text:p>South America:Brazil:Distrito Federal:Brasilia</text:p>
          </table:table-cell>
        </table:table-row>
        <table:table-row table:style-name="ro1">
          <table:table-cell office:value-type="string" calcext:value-type="string">
            <text:p>North America:USA:Illinois: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table:number-columns-repeated="2" office:value-type="string" calcext:value-type="string">
            <text:p>North America:USA:Illinois:Chicago</text:p>
          </table:table-cell>
        </table:table-row>
        <table:table-row table:style-name="ro1">
          <table:table-cell table:number-columns-repeated="2" office:value-type="string" calcext:value-type="string">
            <text:p>South America:Brazil:Espirito Santo:Vila Velha</text:p>
          </table:table-cell>
        </table:table-row>
        <table:table-row table:style-name="ro1">
          <table:table-cell office:value-type="string" calcext:value-type="string">
            <text:p>South America:Brazil:Goiais:</text:p>
          </table:table-cell>
          <table:table-cell office:value-type="string" calcext:value-type="string">
            <text:p>South America:Brazil:Goiais:-</text:p>
          </table:table-cell>
        </table:table-row>
        <table:table-row table:style-name="ro1">
          <table:table-cell office:value-type="string" calcext:value-type="string">
            <text:p>South America:Brazil:Para:</text:p>
          </table:table-cell>
          <table:table-cell office:value-type="string" calcext:value-type="string">
            <text:p>South America:Brazil:Para:-</text:p>
          </table:table-cell>
        </table:table-row>
        <table:table-row table:style-name="ro1">
          <table:table-cell table:number-columns-repeated="2" office:value-type="string" calcext:value-type="string">
            <text:p>South America:Brazil:Rio de Janeiro:Rio de Janeiro</text:p>
          </table:table-cell>
        </table:table-row>
        <table:table-row table:style-name="ro1">
          <table:table-cell table:number-columns-repeated="2" office:value-type="string" calcext:value-type="string">
            <text:p>South America:Brazil:Rio de Janeiro:Niteroi</text:p>
          </table:table-cell>
        </table:table-row>
        <table:table-row table:style-name="ro1">
          <table:table-cell office:value-type="string" calcext:value-type="string">
            <text:p>North America:USA:Indiana:</text:p>
          </table:table-cell>
          <table:table-cell office:value-type="string" calcext:value-type="string">
            <text:p>North America:USA:Indiana:-</text:p>
          </table:table-cell>
        </table:table-row>
        <table:table-row table:style-name="ro1">
          <table:table-cell table:number-columns-repeated="2" office:value-type="string" calcext:value-type="string">
            <text:p>North America:USA:Indiana:Indianapolis</text:p>
          </table:table-cell>
        </table:table-row>
        <table:table-row table:style-name="ro1">
          <table:table-cell office:value-type="string" calcext:value-type="string">
            <text:p>North America:USA:Kansas:</text:p>
          </table:table-cell>
          <table:table-cell office:value-type="string" calcext:value-type="string">
            <text:p>North America:USA:Kansas:-</text:p>
          </table:table-cell>
        </table:table-row>
        <table:table-row table:style-name="ro1">
          <table:table-cell office:value-type="string" calcext:value-type="string">
            <text:p>North America:USA:Louisiana:</text:p>
          </table:table-cell>
          <table:table-cell office:value-type="string" calcext:value-type="string">
            <text:p>North America:USA:Louisiana:-</text:p>
          </table:table-cell>
        </table:table-row>
        <table:table-row table:style-name="ro1">
          <table:table-cell office:value-type="string" calcext:value-type="string">
            <text:p>South America:Brazil:Rio de Janeiro:</text:p>
          </table:table-cell>
          <table:table-cell office:value-type="string" calcext:value-type="string">
            <text:p>South America:Brazil:Rio de Janeiro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Caddo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East Feliciana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East Baton Roug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Bienvill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Webster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Morehous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Livingston Parish</text:p>
          </table:table-cell>
        </table:table-row>
        <table:table-row table:style-name="ro1">
          <table:table-cell office:value-type="string" calcext:value-type="string">
            <text:p>South America:Brazil:Rio Grande do Sul:</text:p>
          </table:table-cell>
          <table:table-cell office:value-type="string" calcext:value-type="string">
            <text:p>South America:Brazil:Rio Grande do Sul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Iberville Parish</text:p>
          </table:table-cell>
        </table:table-row>
        <table:table-row table:style-name="ro1">
          <table:table-cell table:number-columns-repeated="2" office:value-type="string" calcext:value-type="string">
            <text:p>South America:Brazil:Santa Catarina:Joinville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Rapides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Tensas Parish</text:p>
          </table:table-cell>
        </table:table-row>
        <table:table-row table:style-name="ro1">
          <table:table-cell table:number-columns-repeated="2" office:value-type="string" calcext:value-type="string">
            <text:p>South America:Brazil:Santa Catarina:Florianopolis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Bossier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Grant Parish</text:p>
          </table:table-cell>
        </table:table-row>
        <table:table-row table:style-name="ro1">
          <table:table-cell office:value-type="string" calcext:value-type="string">
            <text:p>South America:Brazil:Sao Paulo:</text:p>
          </table:table-cell>
          <table:table-cell office:value-type="string" calcext:value-type="string">
            <text:p>South America:Brazil:Sao Paulo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DeSoto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South America:Brazil:Brazil:</text:p>
          </table:table-cell>
          <table:table-cell office:value-type="string" calcext:value-type="string">
            <text:p>South America:Brazil:-:-</text:p>
          </table:table-cell>
        </table:table-row>
        <table:table-row table:style-name="ro1">
          <table:table-cell table:number-columns-repeated="2" office:value-type="string" calcext:value-type="string">
            <text:p>South America:Brazil:Sao Paulo:Sao Paulo</text:p>
          </table:table-cell>
        </table:table-row>
        <table:table-row table:style-name="ro1">
          <table:table-cell table:number-columns-repeated="2" office:value-type="string" calcext:value-type="string">
            <text:p>North America:USA:Massachusetts:Boston</text:p>
          </table:table-cell>
        </table:table-row>
        <table:table-row table:style-name="ro1">
          <table:table-cell office:value-type="string" calcext:value-type="string">
            <text:p>North America:USA:Massachusetts: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North America:USA:Maryland:</text:p>
          </table:table-cell>
          <table:table-cell office:value-type="string" calcext:value-type="string">
            <text:p>North America:USA:Maryland:-</text:p>
          </table:table-cell>
        </table:table-row>
        <table:table-row table:style-name="ro1">
          <table:table-cell office:value-type="string" calcext:value-type="string">
            <text:p>Asia:Brunei:Brunei:</text:p>
          </table:table-cell>
          <table:table-cell office:value-type="string" calcext:value-type="string">
            <text:p>Asia:Brunei:-:-</text:p>
          </table:table-cell>
        </table:table-row>
        <table:table-row table:style-name="ro1">
          <table:table-cell office:value-type="string" calcext:value-type="string">
            <text:p>North America:USA:Michigan: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Asia:Cambodia:Sihanoukville:</text:p>
          </table:table-cell>
          <table:table-cell office:value-type="string" calcext:value-type="string">
            <text:p>Asia:Cambodia:Sihanoukville:-</text:p>
          </table:table-cell>
        </table:table-row>
        <table:table-row table:style-name="ro1">
          <table:table-cell office:value-type="string" calcext:value-type="string">
            <text:p>North America:Canada:Quebec:</text:p>
          </table:table-cell>
          <table:table-cell office:value-type="string" calcext:value-type="string">
            <text:p>North America:Canada:Quebec:-</text:p>
          </table:table-cell>
        </table:table-row>
        <table:table-row table:style-name="ro1">
          <table:table-cell office:value-type="string" calcext:value-type="string">
            <text:p>North America:Canada:British Columbia:</text:p>
          </table:table-cell>
          <table:table-cell office:value-type="string" calcext:value-type="string">
            <text:p>North America:Canada:British Columbia:-</text:p>
          </table:table-cell>
        </table:table-row>
        <table:table-row table:style-name="ro1">
          <table:table-cell office:value-type="string" calcext:value-type="string">
            <text:p>North America:USA:Minnesota: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North America:USA:Missouri:</text:p>
          </table:table-cell>
          <table:table-cell office:value-type="string" calcext:value-type="string">
            <text:p>North America:USA:Missouri:-</text:p>
          </table:table-cell>
        </table:table-row>
        <table:table-row table:style-name="ro1">
          <table:table-cell office:value-type="string" calcext:value-type="string">
            <text:p>North America:USA:Montana:</text:p>
          </table:table-cell>
          <table:table-cell office:value-type="string" calcext:value-type="string">
            <text:p>North America:USA:Montana:-</text:p>
          </table:table-cell>
        </table:table-row>
        <table:table-row table:style-name="ro1">
          <table:table-cell office:value-type="string" calcext:value-type="string">
            <text:p>North America:USA:North Carolina: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North America:USA:Nebraska:</text:p>
          </table:table-cell>
          <table:table-cell office:value-type="string" calcext:value-type="string">
            <text:p>North America:USA:Nebraska:-</text:p>
          </table:table-cell>
        </table:table-row>
        <table:table-row table:style-name="ro1">
          <table:table-cell office:value-type="string" calcext:value-type="string">
            <text:p>North America:USA:New Hampshire:</text:p>
          </table:table-cell>
          <table:table-cell office:value-type="string" calcext:value-type="string">
            <text:p>North America:USA:New Hampshire:-</text:p>
          </table:table-cell>
        </table:table-row>
        <table:table-row table:style-name="ro1">
          <table:table-cell office:value-type="string" calcext:value-type="string">
            <text:p>North America:USA:New Jersey: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Berge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Hudson County</text:p>
          </table:table-cell>
        </table:table-row>
        <table:table-row table:style-name="ro1">
          <table:table-cell office:value-type="string" calcext:value-type="string">
            <text:p>North America:USA:New York: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Camde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Essex County</text:p>
          </table:table-cell>
        </table:table-row>
        <table:table-row table:style-name="ro1">
          <table:table-cell office:value-type="string" calcext:value-type="string">
            <text:p>North America:USA:New Mexico:</text:p>
          </table:table-cell>
          <table:table-cell office:value-type="string" calcext:value-type="string">
            <text:p>North America:USA:New Mexico:-</text:p>
          </table:table-cell>
        </table:table-row>
        <table:table-row table:style-name="ro1">
          <table:table-cell office:value-type="string" calcext:value-type="string">
            <text:p>North America:USA:Nevada:</text:p>
          </table:table-cell>
          <table:table-cell office:value-type="string" calcext:value-type="string">
            <text:p>North America:USA:Nevada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oklyn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Queens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Manhattan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taten Island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nx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</table:table-row>
        <table:table-row table:style-name="ro1">
          <table:table-cell office:value-type="string" calcext:value-type="string">
            <text:p>North America:Canada:Manitoba:</text:p>
          </table:table-cell>
          <table:table-cell office:value-type="string" calcext:value-type="string">
            <text:p>North America:Canada:Manitoba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Rockland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</table:table-row>
        <table:table-row table:style-name="ro1">
          <table:table-cell office:value-type="string" calcext:value-type="string">
            <text:p>North America:Canada:New Brunswick:</text:p>
          </table:table-cell>
          <table:table-cell office:value-type="string" calcext:value-type="string">
            <text:p>North America:Canada:New Brunswick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Passaic County</text:p>
          </table:table-cell>
        </table:table-row>
        <table:table-row table:style-name="ro1">
          <table:table-cell office:value-type="string" calcext:value-type="string">
            <text:p>North America:Canada:Newfoundland and Labrador:</text:p>
          </table:table-cell>
          <table:table-cell office:value-type="string" calcext:value-type="string">
            <text:p>North America:Canada:Newfoundland and Labrador:-</text:p>
          </table:table-cell>
        </table:table-row>
        <table:table-row table:style-name="ro1">
          <table:table-cell office:value-type="string" calcext:value-type="string">
            <text:p>North America:Canada:Nova Scotia:</text:p>
          </table:table-cell>
          <table:table-cell office:value-type="string" calcext:value-type="string">
            <text:p>North America:Canada:Nova Scotia:-</text:p>
          </table:table-cell>
        </table:table-row>
        <table:table-row table:style-name="ro1">
          <table:table-cell office:value-type="string" calcext:value-type="string">
            <text:p>North America:Canada:Ontario:</text:p>
          </table:table-cell>
          <table:table-cell office:value-type="string" calcext:value-type="string">
            <text:p>North America:Canada:Ontario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Westchester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ew York Ci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aratog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chenectad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Richmond County</text:p>
          </table:table-cell>
        </table:table-row>
        <table:table-row table:style-name="ro1">
          <table:table-cell office:value-type="string" calcext:value-type="string">
            <text:p>North America:USA:New York:Orange County NY</text:p>
          </table:table-cell>
          <table:table-cell office:value-type="string" calcext:value-type="string">
            <text:p>North America:USA:New York:Orang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Dutchess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lin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Onondag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om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Ulster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Putnam County</text:p>
          </table:table-cell>
        </table:table-row>
        <table:table-row table:style-name="ro1">
          <table:table-cell office:value-type="string" calcext:value-type="string">
            <text:p>North America:USA:New York:Jefferson County NY</text:p>
          </table:table-cell>
          <table:table-cell office:value-type="string" calcext:value-type="string">
            <text:p>North America:USA:New York:Jeffers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Alban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Montgomer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ayuga County</text:p>
          </table:table-cell>
        </table:table-row>
        <table:table-row table:style-name="ro1">
          <table:table-cell office:value-type="string" calcext:value-type="string">
            <text:p>North America:USA:New York:Franklin County NY</text:p>
          </table:table-cell>
          <table:table-cell office:value-type="string" calcext:value-type="string">
            <text:p>North America:USA:New York:Frankl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henango County</text:p>
          </table:table-cell>
        </table:table-row>
        <table:table-row table:style-name="ro1">
          <table:table-cell office:value-type="string" calcext:value-type="string">
            <text:p>North America:USA:New York:Washington County NY</text:p>
          </table:table-cell>
          <table:table-cell office:value-type="string" calcext:value-type="string">
            <text:p>North America:USA:New York:Washington County</text:p>
          </table:table-cell>
        </table:table-row>
        <table:table-row table:style-name="ro1">
          <table:table-cell office:value-type="string" calcext:value-type="string">
            <text:p>North America:USA:Ohio:</text:p>
          </table:table-cell>
          <table:table-cell office:value-type="string" calcext:value-type="string">
            <text:p>North America:USA:Ohio:-</text:p>
          </table:table-cell>
        </table:table-row>
        <table:table-row table:style-name="ro1">
          <table:table-cell office:value-type="string" calcext:value-type="string">
            <text:p>North America:USA:Ohio:Columbus OH</text:p>
          </table:table-cell>
          <table:table-cell office:value-type="string" calcext:value-type="string">
            <text:p>North America:USA:Ohio:Columbus</text:p>
          </table:table-cell>
        </table:table-row>
        <table:table-row table:style-name="ro1">
          <table:table-cell table:number-columns-repeated="2" office:value-type="string" calcext:value-type="string">
            <text:p>North America:USA:Oregon:Columbia County</text:p>
          </table:table-cell>
        </table:table-row>
        <table:table-row table:style-name="ro1">
          <table:table-cell office:value-type="string" calcext:value-type="string">
            <text:p>North America:USA:Oregon:Washington County OR</text:p>
          </table:table-cell>
          <table:table-cell office:value-type="string" calcext:value-type="string">
            <text:p>North America:USA:Oregon:Washing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Oregon:Multnomah County</text:p>
          </table:table-cell>
        </table:table-row>
        <table:table-row table:style-name="ro1">
          <table:table-cell table:number-columns-repeated="2" office:value-type="string" calcext:value-type="string">
            <text:p>North America:USA:Oregon:Wasco County</text:p>
          </table:table-cell>
        </table:table-row>
        <table:table-row table:style-name="ro1">
          <table:table-cell office:value-type="string" calcext:value-type="string">
            <text:p>North America:USA:Oregon:</text:p>
          </table:table-cell>
          <table:table-cell office:value-type="string" calcext:value-type="string">
            <text:p>North America:USA:Oregon:-</text:p>
          </table:table-cell>
        </table:table-row>
        <table:table-row table:style-name="ro1">
          <table:table-cell office:value-type="string" calcext:value-type="string">
            <text:p>North America:USA:Pennsylvania:</text:p>
          </table:table-cell>
          <table:table-cell office:value-type="string" calcext:value-type="string">
            <text:p>North America:USA:Pennsylvania:-</text:p>
          </table:table-cell>
        </table:table-row>
        <table:table-row table:style-name="ro1">
          <table:table-cell table:number-columns-repeated="2" office:value-type="string" calcext:value-type="string">
            <text:p>North America:USA:Pennsylvania:Pittsburgh</text:p>
          </table:table-cell>
        </table:table-row>
        <table:table-row table:style-name="ro1">
          <table:table-cell office:value-type="string" calcext:value-type="string">
            <text:p>North America:Canada:Saskatchewan:</text:p>
          </table:table-cell>
          <table:table-cell office:value-type="string" calcext:value-type="string">
            <text:p>North America:Canada:Saskatchewan:-</text:p>
          </table:table-cell>
        </table:table-row>
        <table:table-row table:style-name="ro1">
          <table:table-cell office:value-type="string" calcext:value-type="string">
            <text:p>South America:Chile:Antofagasta:</text:p>
          </table:table-cell>
          <table:table-cell office:value-type="string" calcext:value-type="string">
            <text:p>South America:Chile:Antofagasta:-</text:p>
          </table:table-cell>
        </table:table-row>
        <table:table-row table:style-name="ro1">
          <table:table-cell office:value-type="string" calcext:value-type="string">
            <text:p>North America:USA:Rhode Island:</text:p>
          </table:table-cell>
          <table:table-cell office:value-type="string" calcext:value-type="string">
            <text:p>North America:USA:Rhode Island:-</text:p>
          </table:table-cell>
        </table:table-row>
        <table:table-row table:style-name="ro1">
          <table:table-cell office:value-type="string" calcext:value-type="string">
            <text:p>North America:USA:South Carolina: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South America:Chile:Chillan:</text:p>
          </table:table-cell>
          <table:table-cell office:value-type="string" calcext:value-type="string">
            <text:p>South America:Chile:Chillan:-</text:p>
          </table:table-cell>
        </table:table-row>
        <table:table-row table:style-name="ro1">
          <table:table-cell office:value-type="string" calcext:value-type="string">
            <text:p>North America:USA:Texas: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South America:Chile:Concepcion:</text:p>
          </table:table-cell>
          <table:table-cell office:value-type="string" calcext:value-type="string">
            <text:p>South America:Chile:Concepcion:-</text:p>
          </table:table-cell>
        </table:table-row>
        <table:table-row table:style-name="ro1">
          <table:table-cell office:value-type="string" calcext:value-type="string">
            <text:p>South America:Chile:Coyhaique:</text:p>
          </table:table-cell>
          <table:table-cell office:value-type="string" calcext:value-type="string">
            <text:p>South America:Chile:Coyhaique:-</text:p>
          </table:table-cell>
        </table:table-row>
        <table:table-row table:style-name="ro1">
          <table:table-cell office:value-type="string" calcext:value-type="string">
            <text:p>South America:Chile:Puerto Montt:</text:p>
          </table:table-cell>
          <table:table-cell office:value-type="string" calcext:value-type="string">
            <text:p>South America:Chile:Puerto Montt:-</text:p>
          </table:table-cell>
        </table:table-row>
        <table:table-row table:style-name="ro1">
          <table:table-cell office:value-type="string" calcext:value-type="string">
            <text:p>South America:Chile:Punta Arenas:</text:p>
          </table:table-cell>
          <table:table-cell office:value-type="string" calcext:value-type="string">
            <text:p>South America:Chile:Punta Arenas:-</text:p>
          </table:table-cell>
        </table:table-row>
        <table:table-row table:style-name="ro1">
          <table:table-cell office:value-type="string" calcext:value-type="string">
            <text:p>South America:Chile:Rancagua:</text:p>
          </table:table-cell>
          <table:table-cell office:value-type="string" calcext:value-type="string">
            <text:p>South America:Chile:Rancagua:-</text:p>
          </table:table-cell>
        </table:table-row>
        <table:table-row table:style-name="ro1">
          <table:table-cell table:number-columns-repeated="2" office:value-type="string" calcext:value-type="string">
            <text:p>North America:USA:Texas:Houston</text:p>
          </table:table-cell>
        </table:table-row>
        <table:table-row table:style-name="ro1">
          <table:table-cell office:value-type="string" calcext:value-type="string">
            <text:p>North America:USA:USA:</text:p>
          </table:table-cell>
          <table:table-cell office:value-type="string" calcext:value-type="string">
            <text:p>North America:USA:USA:-</text:p>
          </table:table-cell>
        </table:table-row>
        <table:table-row table:style-name="ro1">
          <table:table-cell office:value-type="string" calcext:value-type="string">
            <text:p>South America:Chile:Santiago:</text:p>
          </table:table-cell>
          <table:table-cell office:value-type="string" calcext:value-type="string">
            <text:p>South America:Chile:Santiago:-</text:p>
          </table:table-cell>
        </table:table-row>
        <table:table-row table:style-name="ro1">
          <table:table-cell office:value-type="string" calcext:value-type="string">
            <text:p>North America:USA:Utah:</text:p>
          </table:table-cell>
          <table:table-cell office:value-type="string" calcext:value-type="string">
            <text:p>North America:USA:Utah:-</text:p>
          </table:table-cell>
        </table:table-row>
        <table:table-row table:style-name="ro1">
          <table:table-cell office:value-type="string" calcext:value-type="string">
            <text:p>North America:USA:Virginia: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North America:USA:Virgin Islands:</text:p>
          </table:table-cell>
          <table:table-cell office:value-type="string" calcext:value-type="string">
            <text:p>North America:USA:Virgin Islands:-</text:p>
          </table:table-cell>
        </table:table-row>
        <table:table-row table:style-name="ro1">
          <table:table-cell office:value-type="string" calcext:value-type="string">
            <text:p>North America:USA:Vermont:</text:p>
          </table:table-cell>
          <table:table-cell office:value-type="string" calcext:value-type="string">
            <text:p>North America:USA:Vermont:-</text:p>
          </table:table-cell>
        </table:table-row>
        <table:table-row table:style-name="ro1">
          <table:table-cell office:value-type="string" calcext:value-type="string">
            <text:p>North America:USA:Washington: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ng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nohomish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Grant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Whatcom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Yakim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Pierc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Clar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Thurs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kagit County</text:p>
          </table:table-cell>
        </table:table-row>
        <table:table-row table:style-name="ro1">
          <table:table-cell office:value-type="string" calcext:value-type="string">
            <text:p>South America:Chile:Talca:</text:p>
          </table:table-cell>
          <table:table-cell office:value-type="string" calcext:value-type="string">
            <text:p>South America:Chile:Talca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Asot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Benton County</text:p>
          </table:table-cell>
        </table:table-row>
        <table:table-row table:style-name="ro1">
          <table:table-cell office:value-type="string" calcext:value-type="string">
            <text:p>North America:USA:Washington:Franklin County WA</text:p>
          </table:table-cell>
          <table:table-cell office:value-type="string" calcext:value-type="string">
            <text:p>North America:USA:Washington:Franklin County</text:p>
          </table:table-cell>
        </table:table-row>
        <table:table-row table:style-name="ro1">
          <table:table-cell office:value-type="string" calcext:value-type="string">
            <text:p>North America:USA:Washington:Adams County WA</text:p>
          </table:table-cell>
          <table:table-cell office:value-type="string" calcext:value-type="string">
            <text:p>North America:USA:Washington:Adams County</text:p>
          </table:table-cell>
        </table:table-row>
        <table:table-row table:style-name="ro1">
          <table:table-cell office:value-type="string" calcext:value-type="string">
            <text:p>South America:Chile:Temuco:</text:p>
          </table:table-cell>
          <table:table-cell office:value-type="string" calcext:value-type="string">
            <text:p>South America:Chile:Temuco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Mason County</text:p>
          </table:table-cell>
        </table:table-row>
        <table:table-row table:style-name="ro1">
          <table:table-cell office:value-type="string" calcext:value-type="string">
            <text:p>South America:Chile:Valparaiso:</text:p>
          </table:table-cell>
          <table:table-cell office:value-type="string" calcext:value-type="string">
            <text:p>South America:Chile:Valparaiso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ttitas County</text:p>
          </table:table-cell>
        </table:table-row>
        <table:table-row table:style-name="ro1">
          <table:table-cell office:value-type="string" calcext:value-type="string">
            <text:p>North America:USA:Washington:Jefferson County WA</text:p>
          </table:table-cell>
          <table:table-cell office:value-type="string" calcext:value-type="string">
            <text:p>North America:USA:Washington:Jefferson County</text:p>
          </table:table-cell>
        </table:table-row>
        <table:table-row table:style-name="ro1">
          <table:table-cell table:number-columns-repeated="2"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Asia:China:Chongqing:</text:p>
          </table:table-cell>
          <table:table-cell office:value-type="string" calcext:value-type="string">
            <text:p>Asia:China:Chongqing:-</text:p>
          </table:table-cell>
        </table:table-row>
        <table:table-row table:style-name="ro1">
          <table:table-cell table:number-columns-repeated="2" office:value-type="string" calcext:value-type="string">
            <text:p>Asia:China:Chongqing:Yongchuan</text:p>
          </table:table-cell>
        </table:table-row>
        <table:table-row table:style-name="ro1">
          <table:table-cell table:number-columns-repeated="2" office:value-type="string" calcext:value-type="string">
            <text:p>Asia:China:Chongqing:Zhongxian</text:p>
          </table:table-cell>
        </table:table-row>
        <table:table-row table:style-name="ro1">
          <table:table-cell office:value-type="string" calcext:value-type="string">
            <text:p>South America:Colombia:Antioquia:</text:p>
          </table:table-cell>
          <table:table-cell office:value-type="string" calcext:value-type="string">
            <text:p>South America:Colombia:Antioquia:-</text:p>
          </table:table-cell>
        </table:table-row>
        <table:table-row table:style-name="ro1">
          <table:table-cell office:value-type="string" calcext:value-type="string">
            <text:p>South America:Colombia:Bogota:</text:p>
          </table:table-cell>
          <table:table-cell office:value-type="string" calcext:value-type="string">
            <text:p>South America:Colombia:Bogota:-</text:p>
          </table:table-cell>
        </table:table-row>
        <table:table-row table:style-name="ro1">
          <table:table-cell office:value-type="string" calcext:value-type="string">
            <text:p>South America:Colombia:Colombia: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table:number-columns-repeated="2" office:value-type="string" calcext:value-type="string">
            <text:p>South America:Colombia:Caldas:Anserm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Cali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Palm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Togui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Umatilla County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Soacha</text:p>
          </table:table-cell>
        </table:table-row>
        <table:table-row table:style-name="ro1">
          <table:table-cell office:value-type="string" calcext:value-type="string">
            <text:p>South America:Colombia:Cundinamarca:Madrid CO</text:p>
          </table:table-cell>
          <table:table-cell office:value-type="string" calcext:value-type="string">
            <text:p>South America:Colombia:Cundinamarca:Madrid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Zipaqu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Santa Sofia</text:p>
          </table:table-cell>
        </table:table-row>
        <table:table-row table:style-name="ro1">
          <table:table-cell table:number-columns-repeated="2" office:value-type="string" calcext:value-type="string">
            <text:p>South America:Colombia:Narino:Ipiales</text:p>
          </table:table-cell>
        </table:table-row>
        <table:table-row table:style-name="ro1">
          <table:table-cell table:number-columns-repeated="2" office:value-type="string" calcext:value-type="string">
            <text:p>South America:Colombia:Choco:Quibdo</text:p>
          </table:table-cell>
        </table:table-row>
        <table:table-row table:style-name="ro1">
          <table:table-cell table:number-columns-repeated="2" office:value-type="string" calcext:value-type="string">
            <text:p>South America:Colombia:Risaralda:Pere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Huila:Neiva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Funz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Buga</text:p>
          </table:table-cell>
        </table:table-row>
        <table:table-row table:style-name="ro1">
          <table:table-cell table:number-columns-repeated="2" office:value-type="string" calcext:value-type="string">
            <text:p>South America:Colombia:Tolima:Ibague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Medellin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Envigado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Itagui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Sabaneta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Chocont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Tulua</text:p>
          </table:table-cell>
        </table:table-row>
        <table:table-row table:style-name="ro1">
          <table:table-cell table:number-columns-repeated="2" office:value-type="string" calcext:value-type="string">
            <text:p>South America:Colombia:Magdalena:Santa Mart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Trujillo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Andaluci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Jamundi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El cerrito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Santana</text:p>
          </table:table-cell>
        </table:table-row>
        <table:table-row table:style-name="ro1">
          <table:table-cell table:number-columns-repeated="2" office:value-type="string" calcext:value-type="string">
            <text:p>South America:Colombia:Cesar:Valledupar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Cajica</text:p>
          </table:table-cell>
        </table:table-row>
        <table:table-row table:style-name="ro1">
          <table:table-cell office:value-type="string" calcext:value-type="string">
            <text:p>South America:Colombia:Norte de santander:CÃºcuta</text:p>
          </table:table-cell>
          <table:table-cell office:value-type="string" calcext:value-type="string">
            <text:p>South America:Colombia:Norte de santander:Cucuta</text:p>
          </table:table-cell>
        </table:table-row>
        <table:table-row table:style-name="ro1">
          <table:table-cell table:number-columns-repeated="2" office:value-type="string" calcext:value-type="string">
            <text:p>South America:Colombia:Meta:Villavicencio</text:p>
          </table:table-cell>
        </table:table-row>
        <table:table-row table:style-name="ro1">
          <table:table-cell table:number-columns-repeated="2" office:value-type="string" calcext:value-type="string">
            <text:p>South America:Colombia:Risaralda:Dosquebradas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Yumbo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Pacho</text:p>
          </table:table-cell>
        </table:table-row>
        <table:table-row table:style-name="ro1">
          <table:table-cell table:number-columns-repeated="2" office:value-type="string" calcext:value-type="string">
            <text:p>South America:Colombia:Cordoba:Tierralta</text:p>
          </table:table-cell>
        </table:table-row>
        <table:table-row table:style-name="ro1">
          <table:table-cell table:number-columns-repeated="2" office:value-type="string" calcext:value-type="string">
            <text:p>South America:Colombia:Cordoba:Monteria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rkland</text:p>
          </table:table-cell>
        </table:table-row>
        <table:table-row table:style-name="ro1">
          <table:table-cell table:number-columns-repeated="2" office:value-type="string" calcext:value-type="string">
            <text:p>North America:Costa Rica:Alajuela:San Rafael de Alajuela</text:p>
          </table:table-cell>
        </table:table-row>
        <table:table-row table:style-name="ro1">
          <table:table-cell table:number-columns-repeated="2" office:value-type="string" calcext:value-type="string">
            <text:p>North America:Costa Rica:Heredia:San Rafael Heredia</text:p>
          </table:table-cell>
        </table:table-row>
        <table:table-row table:style-name="ro1">
          <table:table-cell table:number-columns-repeated="2" office:value-type="string" calcext:value-type="string">
            <text:p>North America:Costa Rica:Cartago:La Union</text:p>
          </table:table-cell>
        </table:table-row>
        <table:table-row table:style-name="ro1">
          <table:table-cell table:number-columns-repeated="2" office:value-type="string" calcext:value-type="string">
            <text:p>North America:Costa Rica:San Jose:Tibas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eattle</text:p>
          </table:table-cell>
        </table:table-row>
        <table:table-row table:style-name="ro1">
          <table:table-cell table:number-columns-repeated="2" office:value-type="string" calcext:value-type="string">
            <text:p>North America:Costa Rica:Alajuela:Orotina</text:p>
          </table:table-cell>
        </table:table-row>
        <table:table-row table:style-name="ro1">
          <table:table-cell office:value-type="string" calcext:value-type="string">
            <text:p>Europe:Croatia:Split:</text:p>
          </table:table-cell>
          <table:table-cell office:value-type="string" calcext:value-type="string">
            <text:p>Europe:Croatia:Split:-</text:p>
          </table:table-cell>
        </table:table-row>
        <table:table-row table:style-name="ro1">
          <table:table-cell office:value-type="string" calcext:value-type="string">
            <text:p>Europe:Croatia:Koprivnica:</text:p>
          </table:table-cell>
          <table:table-cell office:value-type="string" calcext:value-type="string">
            <text:p>Europe:Croatia:Koprivnica:-</text:p>
          </table:table-cell>
        </table:table-row>
        <table:table-row table:style-name="ro1">
          <table:table-cell office:value-type="string" calcext:value-type="string">
            <text:p>Europe:Croatia:Istria:</text:p>
          </table:table-cell>
          <table:table-cell office:value-type="string" calcext:value-type="string">
            <text:p>Europe:Croatia:Istria:-</text:p>
          </table:table-cell>
        </table:table-row>
        <table:table-row table:style-name="ro1">
          <table:table-cell office:value-type="string" calcext:value-type="string">
            <text:p>Europe:Croatia:Dubrovnik:</text:p>
          </table:table-cell>
          <table:table-cell office:value-type="string" calcext:value-type="string">
            <text:p>Europe:Croatia:Dubrovnik:-</text:p>
          </table:table-cell>
        </table:table-row>
        <table:table-row table:style-name="ro1">
          <table:table-cell office:value-type="string" calcext:value-type="string">
            <text:p>Europe:Croatia:Varazdin:</text:p>
          </table:table-cell>
          <table:table-cell office:value-type="string" calcext:value-type="string">
            <text:p>Europe:Croatia:Varazdin County:-</text:p>
          </table:table-cell>
        </table:table-row>
        <table:table-row table:style-name="ro1">
          <table:table-cell office:value-type="string" calcext:value-type="string">
            <text:p>Europe:Croatia:Osijek:</text:p>
          </table:table-cell>
          <table:table-cell office:value-type="string" calcext:value-type="string">
            <text:p>Europe:Croatia:Osijek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La Crosse County</text:p>
          </table:table-cell>
        </table:table-row>
        <table:table-row table:style-name="ro1">
          <table:table-cell office:value-type="string" calcext:value-type="string">
            <text:p>North America:USA:Wisconsin: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nro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cks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Minnesota:Winon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Adams County WI</text:p>
          </table:table-cell>
        </table:table-row>
        <table:table-row table:style-name="ro1">
          <table:table-cell table:number-columns-repeated="2" office:value-type="string" calcext:value-type="string">
            <text:p>North America:USA:Iowa:Allamake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Iowa:Winneshie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rempeale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une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Vern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Iowa:Fayett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adis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Dane County</text:p>
          </table:table-cell>
        </table:table-row>
        <table:table-row table:style-name="ro1">
          <table:table-cell office:value-type="string" calcext:value-type="string">
            <text:p>Europe:Croatia:VaraÅ¾din County:</text:p>
          </table:table-cell>
          <table:table-cell office:value-type="string" calcext:value-type="string">
            <text:p>Europe:Croatia:Varazdin County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Fitchburg</text:p>
          </table:table-cell>
        </table:table-row>
        <table:table-row table:style-name="ro1">
          <table:table-cell office:value-type="string" calcext:value-type="string">
            <text:p>Europe:Czech Republic:Prague:</text:p>
          </table:table-cell>
          <table:table-cell office:value-type="string" calcext:value-type="string">
            <text:p>Europe:Czech Republic:Prague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pring Gree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iddle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unt Horeb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ttage Grov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ross Plain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lorado Spring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elle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tough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illpoin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Verona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oly Cross</text:p>
          </table:table-cell>
        </table:table-row>
        <table:table-row table:style-name="ro1">
          <table:table-cell table:number-columns-repeated="2" office:value-type="string" calcext:value-type="string">
            <text:p>Europe:Czech Republic:Vysocina Region:Bela - Ledec na Sazavou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un Prari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ichland Cent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eloi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uscod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auna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DeForest</text:p>
          </table:table-cell>
        </table:table-row>
        <table:table-row table:style-name="ro1">
          <table:table-cell office:value-type="string" calcext:value-type="string">
            <text:p>Europe:Czech Republic:Usti nad Labem:</text:p>
          </table:table-cell>
          <table:table-cell office:value-type="string" calcext:value-type="string">
            <text:p>Europe:Czech Republic:Usti nad Labem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omah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auwatos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il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Oak Creek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Elm Grov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Pe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eenfiel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New Berli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afton</text:p>
          </table:table-cell>
        </table:table-row>
        <table:table-row table:style-name="ro1">
          <table:table-cell office:value-type="string" calcext:value-type="string">
            <text:p>Europe:Czech Republic:Czech Republic:</text:p>
          </table:table-cell>
          <table:table-cell office:value-type="string" calcext:value-type="string">
            <text:p>Europe:Czech Republic:Czech Republic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cks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okfiel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ampbellspor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equ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Frankli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outh Mil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lenda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udah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hitefish Ba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hiens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Port Washing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acin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iver Hill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eater Milwaukee Are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lumbus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auk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ling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artfor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aysid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wn De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Oregon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nes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arshall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hippewa Fall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oklyn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non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lanchardville</text:p>
          </table:table-cell>
        </table:table-row>
        <table:table-row table:style-name="ro1">
          <table:table-cell office:value-type="string" calcext:value-type="string">
            <text:p>Africa:Democratic Republic of the Congo:Kinshasa:</text:p>
          </table:table-cell>
          <table:table-cell office:value-type="string" calcext:value-type="string">
            <text:p>Africa:Democratic Republic of the Congo:Kinshasa:-</text:p>
          </table:table-cell>
        </table:table-row>
        <table:table-row table:style-name="ro1">
          <table:table-cell office:value-type="string" calcext:value-type="string">
            <text:p>North America:USA:Wyoming:</text:p>
          </table:table-cell>
          <table:table-cell office:value-type="string" calcext:value-type="string">
            <text:p>North America:USA:Wyoming:-</text:p>
          </table:table-cell>
        </table:table-row>
        <table:table-row table:style-name="ro1">
          <table:table-cell office:value-type="string" calcext:value-type="string">
            <text:p>Africa:Uganda:Uganda:</text:p>
          </table:table-cell>
          <table:table-cell office:value-type="string" calcext:value-type="string">
            <text:p>Africa:Uganda:-:-</text:p>
          </table:table-cell>
        </table:table-row>
        <table:table-row table:style-name="ro1">
          <table:table-cell office:value-type="string" calcext:value-type="string">
            <text:p>Asia:United Arab Emirates:United Arab Emirates:</text:p>
          </table:table-cell>
          <table:table-cell office:value-type="string" calcext:value-type="string">
            <text:p>Asia:United Arab Emirates:United Arab Emirates:-</text:p>
          </table:table-cell>
        </table:table-row>
        <table:table-row table:style-name="ro1">
          <table:table-cell office:value-type="string" calcext:value-type="string">
            <text:p>South America:Uruguay:Montevideo:</text:p>
          </table:table-cell>
          <table:table-cell office:value-type="string" calcext:value-type="string">
            <text:p>South America:Uruguay:Montevideo:-</text:p>
          </table:table-cell>
        </table:table-row>
        <table:table-row table:style-name="ro1">
          <table:table-cell office:value-type="string" calcext:value-type="string">
            <text:p>Asia:Vietnam:Ho Chi Minh City:</text:p>
          </table:table-cell>
          <table:table-cell office:value-type="string" calcext:value-type="string">
            <text:p>Asia:Vietnam:Ho Chi Minh City:-</text:p>
          </table:table-cell>
        </table:table-row>
        <table:table-row table:style-name="ro1">
          <table:table-cell office:value-type="string" calcext:value-type="string">
            <text:p>Asia:Vietnam:Thanh Hoa:</text:p>
          </table:table-cell>
          <table:table-cell office:value-type="string" calcext:value-type="string">
            <text:p>Asia:Vietnam:Thanh Hoa:-</text:p>
          </table:table-cell>
        </table:table-row>
        <table:table-row table:style-name="ro1">
          <table:table-cell office:value-type="string" calcext:value-type="string">
            <text:p>Asia:Vietnam:Quangning:</text:p>
          </table:table-cell>
          <table:table-cell office:value-type="string" calcext:value-type="string">
            <text:p>Asia:Vietnam:Quangning:-</text:p>
          </table:table-cell>
        </table:table-row>
        <table:table-row table:style-name="ro1">
          <table:table-cell table:number-columns-repeated="2" office:value-type="string" calcext:value-type="string">
            <text:p>Asia:Vietnam:Red River Delta:Hanoi</text:p>
          </table:table-cell>
        </table:table-row>
        <table:table-row table:style-name="ro1">
          <table:table-cell office:value-type="string" calcext:value-type="string">
            <text:p>Asia:Vietnam:Vinhphuc:</text:p>
          </table:table-cell>
          <table:table-cell office:value-type="string" calcext:value-type="string">
            <text:p>Asia:Vietnam:Vinhphuc:-</text:p>
          </table:table-cell>
        </table:table-row>
        <table:table-row table:style-name="ro1">
          <table:table-cell office:value-type="string" calcext:value-type="string">
            <text:p>Asia:Vietnam:Vietnam:</text:p>
          </table:table-cell>
          <table:table-cell office:value-type="string" calcext:value-type="string">
            <text:p>Asia:Vietnam:Vietnam:-</text:p>
          </table:table-cell>
        </table:table-row>
        <table:table-row table:style-name="ro1">
          <table:table-cell office:value-type="string" calcext:value-type="string">
            <text:p>Europe:United Kingdom:Wales: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table:number-columns-repeated="2" office:value-type="string" calcext:value-type="string">
            <text:p>Europe:United Kingdom:Wales:Cardiff</text:p>
          </table:table-cell>
        </table:table-row>
        <table:table-row table:style-name="ro1">
          <table:table-cell office:value-type="string" calcext:value-type="string">
            <text:p>Africa:Democratic Republic of the Congo:Sud Kivu:</text:p>
          </table:table-cell>
          <table:table-cell office:value-type="string" calcext:value-type="string">
            <text:p>Africa:Democratic Republic of the Congo:Sud Kivu:-</text:p>
          </table:table-cell>
        </table:table-row>
        <table:table-row table:style-name="ro1">
          <table:table-cell office:value-type="string" calcext:value-type="string">
            <text:p>Africa:Democratic Republic of the Congo:Democratic Republic of the Congo:</text:p>
          </table:table-cell>
          <table:table-cell office:value-type="string" calcext:value-type="string">
            <text:p>Africa:Democratic Republic of the Congo:-:-</text:p>
          </table:table-cell>
        </table:table-row>
        <table:table-row table:style-name="ro1">
          <table:table-cell office:value-type="string" calcext:value-type="string">
            <text:p>Europe:Denmark:Denmark:</text:p>
          </table:table-cell>
          <table:table-cell office:value-type="string" calcext:value-type="string">
            <text:p>Europe:Denmark:Denmark:-</text:p>
          </table:table-cell>
        </table:table-row>
        <table:table-row table:style-name="ro1">
          <table:table-cell table:number-columns-repeated="2" office:value-type="string" calcext:value-type="string">
            <text:p>Asia:China:Jiangxi:Xinyu</text:p>
          </table:table-cell>
        </table:table-row>
        <table:table-row table:style-name="ro1">
          <table:table-cell office:value-type="string" calcext:value-type="string">
            <text:p>Asia:China:Yunnan:</text:p>
          </table:table-cell>
          <table:table-cell office:value-type="string" calcext:value-type="string">
            <text:p>Asia:China:Yunnan:-</text:p>
          </table:table-cell>
        </table:table-row>
        <table:table-row table:style-name="ro1">
          <table:table-cell table:number-columns-repeated="2" office:value-type="string" calcext:value-type="string">
            <text:p>Asia:China:Yunnan:Kunming</text:p>
          </table:table-cell>
        </table:table-row>
        <table:table-row table:style-name="ro1">
          <table:table-cell office:value-type="string" calcext:value-type="string">
            <text:p>Asia:China:Zhejiang:</text:p>
          </table:table-cell>
          <table:table-cell office:value-type="string" calcext:value-type="string">
            <text:p>Asia:China:Zhejiang:-</text:p>
          </table:table-cell>
        </table:table-row>
        <table:table-row table:style-name="ro1">
          <table:table-cell table:number-columns-repeated="2" office:value-type="string" calcext:value-type="string">
            <text:p>Asia:China:Yunnan:Pu'er</text:p>
          </table:table-cell>
        </table:table-row>
        <table:table-row table:style-name="ro1">
          <table:table-cell table:number-columns-repeated="2" office:value-type="string" calcext:value-type="string">
            <text:p>Asia:China:Yunnan:Xishuangbanna</text:p>
          </table:table-cell>
        </table:table-row>
        <table:table-row table:style-name="ro1">
          <table:table-cell office:value-type="string" calcext:value-type="string">
            <text:p>Europe:Netherlands:Milheeze:</text:p>
          </table:table-cell>
          <table:table-cell office:value-type="string" calcext:value-type="string">
            <text:p>Europe:Netherlands:Milheeze:-</text:p>
          </table:table-cell>
        </table:table-row>
        <table:table-row table:style-name="ro1">
          <table:table-cell office:value-type="string" calcext:value-type="string">
            <text:p>Asia:China:China: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Asia:China:Guangxi:</text:p>
          </table:table-cell>
          <table:table-cell office:value-type="string" calcext:value-type="string">
            <text:p>Asia:China:Guangxi:-</text:p>
          </table:table-cell>
        </table:table-row>
        <table:table-row table:style-name="ro1">
          <table:table-cell office:value-type="string" calcext:value-type="string">
            <text:p>Europe:Denmark:Copenhagen:</text:p>
          </table:table-cell>
          <table:table-cell office:value-type="string" calcext:value-type="string">
            <text:p>Europe:Denmark:Copenhagen:-</text:p>
          </table:table-cell>
        </table:table-row>
        <table:table-row table:style-name="ro1">
          <table:table-cell office:value-type="string" calcext:value-type="string">
            <text:p>South America:Ecuador:Quito:</text:p>
          </table:table-cell>
          <table:table-cell office:value-type="string" calcext:value-type="string">
            <text:p>South America:Ecuador:Quito:-</text:p>
          </table:table-cell>
        </table:table-row>
        <table:table-row table:style-name="ro1">
          <table:table-cell office:value-type="string" calcext:value-type="string">
            <text:p>South America:Ecuador:Pichincha:</text:p>
          </table:table-cell>
          <table:table-cell office:value-type="string" calcext:value-type="string">
            <text:p>South America:Ecuador:Pichincha:-</text:p>
          </table:table-cell>
        </table:table-row>
        <table:table-row table:style-name="ro1">
          <table:table-cell office:value-type="string" calcext:value-type="string">
            <text:p>Africa:Egypt:Egypt:</text:p>
          </table:table-cell>
          <table:table-cell office:value-type="string" calcext:value-type="string">
            <text:p>Africa:Egypt:-:-</text:p>
          </table:table-cell>
        </table:table-row>
        <table:table-row table:style-name="ro1">
          <table:table-cell table:number-columns-repeated="2" office:value-type="string" calcext:value-type="string">
            <text:p>Asia:China:Anhui:Suzhou</text:p>
          </table:table-cell>
        </table:table-row>
        <table:table-row table:style-name="ro1">
          <table:table-cell table:number-columns-repeated="2" office:value-type="string" calcext:value-type="string">
            <text:p>Oceania:Australia:New South Wales:Tweed Heads</text:p>
          </table:table-cell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Gold Coast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Rockhampton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Brisbane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Sunshine Coast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Southeast Queensland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Northern Queensland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Cairns</text:p>
          </table:table-cell>
        </table:table-row>
        <table:table-row table:style-name="ro1">
          <table:table-cell office:value-type="string" calcext:value-type="string">
            <text:p>Oceania:Australia:South Australia:</text:p>
          </table:table-cell>
          <table:table-cell office:value-type="string" calcext:value-type="string">
            <text:p>Oceania:Australia:South Australia:-</text:p>
          </table:table-cell>
        </table:table-row>
        <table:table-row table:style-name="ro1">
          <table:table-cell office:value-type="string" calcext:value-type="string">
            <text:p>South America:Argentina:Argentina:</text:p>
          </table:table-cell>
          <table:table-cell office:value-type="string" calcext:value-type="string">
            <text:p>South America:Argentina:-:-</text:p>
          </table:table-cell>
        </table:table-row>
        <table:table-row table:style-name="ro1">
          <table:table-cell table:number-columns-repeated="2" office:value-type="string" calcext:value-type="string">
            <text:p>Oceania:Australia:Victoria:Clayton</text:p>
          </table:table-cell>
        </table:table-row>
        <table:table-row table:style-name="ro1">
          <table:table-cell table:number-columns-repeated="2"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Canada: Toronto </text:p>
          </table:table-cell>
          <table:table-cell office:value-type="string" calcext:value-type="string">
            <text:p>North America:Canada:Ontario:Toronto</text:p>
          </table:table-cell>
        </table:table-row>
        <table:table-row table:style-name="ro1">
          <table:table-cell office:value-type="string" calcext:value-type="string">
            <text:p>Timor-Leste <text:s text:c="3"/></text:p>
          </table:table-cell>
          <table:table-cell office:value-type="string" calcext:value-type="string">
            <text:p><text:span text:style-name="T1">Asia:Timor-Leste</text:span>:-:-</text:p>
          </table:table-cell>
        </table:table-row>
        <table:table-row table:style-name="ro1">
          <table:table-cell office:value-type="string" calcext:value-type="string">
            <text:p>South Africa: KZN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<text:span text:style-name="T1">Africa:Morocco</text:span>:-:-"</text:p>
          </table:table-cell>
        </table:table-row>
      </table:table>
      <table:table table:name="host_ag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 yea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5 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 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NULL</text:p>
          </table:table-cell>
        </table:table-row>
      </table:table>
      <table:table table:name="host_sex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2"/>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5"/>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female <text:s text:c="4"/>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/></text:p>
          </table:table-cell>
        </table:table-row>
      </table:table>
      <table:table table:name="taxon_id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2697049" calcext:value-type="float">
            <text:p>2697049</text:p>
          </table:table-cell>
        </table:table-row>
        <table:table-row table:style-name="ro1">
          <table:table-cell office:value-type="float" office:value="433733" calcext:value-type="float">
            <text:p>433733</text:p>
          </table:table-cell>
          <table:table-cell office:value-type="float" office:value="2697049" calcext:value-type="float">
            <text:p>2697049</text:p>
          </table:table-cell>
        </table:table-row>
      </table:table>
      <table:table table:name="unified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insert into harmonization_table (table_name, column_name, valid_value, final_value) values 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Human BALF sample</text:p>
          </table:table-cell>
          <table:table-cell office:value-type="string" calcext:value-type="string">
            <text:p>bronchoalveolar lavage fluid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]);&quot;','&quot;;TRIM([.D2]);&quot;','&quot;;TRIM([.A2]);&quot;','&quot;;TRIM([.B2]);&quot;'&quot;;[.$F$1])" office:value-type="string" office:string-value="insert into harmonization_table (table_name, column_name, valid_value, final_value) values ('sample_table','type','Human BALF sample','bronchoalveolar lavage fluid');" calcext:value-type="string">
            <text:p>insert into harmonization_table (table_name, column_name, valid_value, final_value) values ('sample_table','type','Human BALF sample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Bronchoalveolar lavage fluid</text:p>
          </table:table-cell>
          <table:table-cell office:value-type="string" calcext:value-type="string">
            <text:p>bronchoalveolar lavage fluid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3]);&quot;','&quot;;TRIM([.D3]);&quot;','&quot;;TRIM([.A3]);&quot;','&quot;;TRIM([.B3]);&quot;'&quot;;[.$F$1])" office:value-type="string" office:string-value="insert into harmonization_table (table_name, column_name, valid_value, final_value) values ('sample_table','type','Bronchoalveolar lavage fluid','bronchoalveolar lavage fluid');" calcext:value-type="string">
            <text:p>insert into harmonization_table (table_name, column_name, valid_value, final_value) values ('sample_table','type','Bronchoalveolar lavage fluid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bronchoalveolar lavage fluid(BALF)</text:p>
          </table:table-cell>
          <table:table-cell office:value-type="string" calcext:value-type="string">
            <text:p>bronchoalveolar lavage fluid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4]);&quot;','&quot;;TRIM([.D4]);&quot;','&quot;;TRIM([.A4]);&quot;','&quot;;TRIM([.B4]);&quot;'&quot;;[.$F$1])" office:value-type="string" office:string-value="insert into harmonization_table (table_name, column_name, valid_value, final_value) values ('sample_table','type','bronchoalveolar lavage fluid(BALF)','bronchoalveolar lavage fluid');" calcext:value-type="string">
            <text:p>insert into harmonization_table (table_name, column_name, valid_value, final_value) values ('sample_table','type','bronchoalveolar lavage fluid(BALF)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Oro-pharyngeal swab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5]);&quot;','&quot;;TRIM([.D5]);&quot;','&quot;;TRIM([.A5]);&quot;','&quot;;TRIM([.B5]);&quot;'&quot;;[.$F$1])" office:value-type="string" office:string-value="insert into harmonization_table (table_name, column_name, valid_value, final_value) values ('sample_table','type','Oro-pharyngeal swab','oro/naso-pharyngeal swab');" calcext:value-type="string">
            <text:p>insert into harmonization_table (table_name, column_name, valid_value, final_value) values ('sample_table','type','Oro-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6]);&quot;','&quot;;TRIM([.D6]);&quot;','&quot;;TRIM([.A6]);&quot;','&quot;;TRIM([.B6]);&quot;'&quot;;[.$F$1])" office:value-type="string" office:string-value="insert into harmonization_table (table_name, column_name, valid_value, final_value) values ('sample_table','type','oropharyngeal swab','oro/naso-pharyngeal swab');" calcext:value-type="string">
            <text:p>insert into harmonization_table (table_name, column_name, valid_value, final_value) values ('sample_table','type','or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opharynx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7]);&quot;','&quot;;TRIM([.D7]);&quot;','&quot;;TRIM([.A7]);&quot;','&quot;;TRIM([.B7]);&quot;'&quot;;[.$F$1])" office:value-type="string" office:string-value="insert into harmonization_table (table_name, column_name, valid_value, final_value) values ('sample_table','type','nasopharynx','oro/naso-pharyngeal swab');" calcext:value-type="string">
            <text:p>insert into harmonization_table (table_name, column_name, valid_value, final_value) values ('sample_table','type','nas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8]);&quot;','&quot;;TRIM([.D8]);&quot;','&quot;;TRIM([.A8]);&quot;','&quot;;TRIM([.B8]);&quot;'&quot;;[.$F$1])" office:value-type="string" office:string-value="insert into harmonization_table (table_name, column_name, valid_value, final_value) values ('sample_table','type','swab','oro/naso-pharyngeal swab');" calcext:value-type="string">
            <text:p>insert into harmonization_table (table_name, column_name, valid_value, final_value) values ('sample_table','type','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respiratory nasopharyngeal sample 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9]);&quot;','&quot;;TRIM([.D9]);&quot;','&quot;;TRIM([.A9]);&quot;','&quot;;TRIM([.B9]);&quot;'&quot;;[.$F$1])" office:value-type="string" office:string-value="insert into harmonization_table (table_name, column_name, valid_value, final_value) values ('sample_table','type','respiratory nasopharyngeal sample','oro/naso-pharyngeal swab');" calcext:value-type="string">
            <text:p>insert into harmonization_table (table_name, column_name, valid_value, final_value) values ('sample_table','type','respiratory nasopharyngeal sample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opharyngeal/throat swab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0]);&quot;','&quot;;TRIM([.D10]);&quot;','&quot;;TRIM([.A10]);&quot;','&quot;;TRIM([.B10]);&quot;'&quot;;[.$F$1])" office:value-type="string" office:string-value="insert into harmonization_table (table_name, column_name, valid_value, final_value) values ('sample_table','type','Nasopharyngeal/throat swab','oro/naso-pharyngeal swab');" calcext:value-type="string">
            <text:p>insert into harmonization_table (table_name, column_name, valid_value, final_value) values ('sample_table','type','Nasopharyngeal/throat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Combined nasopharyngeal and or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1]);&quot;','&quot;;TRIM([.D11]);&quot;','&quot;;TRIM([.A11]);&quot;','&quot;;TRIM([.B11]);&quot;'&quot;;[.$F$1])" office:value-type="string" office:string-value="insert into harmonization_table (table_name, column_name, valid_value, final_value) values ('sample_table','type','Combined nasopharyngeal and oropharyngeal swab','oro/naso-pharyngeal swab');" calcext:value-type="string">
            <text:p>insert into harmonization_table (table_name, column_name, valid_value, final_value) values ('sample_table','type','Combined nasopharyngeal and or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Diagnostic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2]);&quot;','&quot;;TRIM([.D12]);&quot;','&quot;;TRIM([.A12]);&quot;','&quot;;TRIM([.B12]);&quot;'&quot;;[.$F$1])" office:value-type="string" office:string-value="insert into harmonization_table (table_name, column_name, valid_value, final_value) values ('sample_table','type','Diagnostic Swab','oro/naso-pharyngeal swab');" calcext:value-type="string">
            <text:p>insert into harmonization_table (table_name, column_name, valid_value, final_value) values ('sample_table','type','Diagnostic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tracheal swab </text:p>
          </table:table-cell>
          <table:table-cell office:value-type="string" calcext:value-type="string">
            <text:p>tracheal swab/wa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3]);&quot;','&quot;;TRIM([.D13]);&quot;','&quot;;TRIM([.A13]);&quot;','&quot;;TRIM([.B13]);&quot;'&quot;;[.$F$1])" office:value-type="string" office:string-value="insert into harmonization_table (table_name, column_name, valid_value, final_value) values ('sample_table','type','tracheal swab','tracheal swab/wash');" calcext:value-type="string">
            <text:p>insert into harmonization_table (table_name, column_name, valid_value, final_value) values ('sample_table','type','tracheal swab','tracheal swab/wash');</text:p>
          </table:table-cell>
          <table:table-cell/>
        </table:table-row>
        <table:table-row table:style-name="ro1">
          <table:table-cell office:value-type="string" calcext:value-type="string">
            <text:p>bronchoalveolar lavage</text:p>
          </table:table-cell>
          <table:table-cell office:value-type="string" calcext:value-type="string">
            <text:p>bronchoalveolar lavage flu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4]);&quot;','&quot;;TRIM([.D14]);&quot;','&quot;;TRIM([.A14]);&quot;','&quot;;TRIM([.B14]);&quot;'&quot;;[.$F$1])" office:value-type="string" office:string-value="insert into harmonization_table (table_name, column_name, valid_value, final_value) values ('sample_table','type','bronchoalveolar lavage','bronchoalveolar lavage fluid');" calcext:value-type="string">
            <text:p>insert into harmonization_table (table_name, column_name, valid_value, final_value) values ('sample_table','type','bronchoalveolar lavage','bronchoalveolar lavage flu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ut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5]);&quot;','&quot;;TRIM([.D15]);&quot;','&quot;;TRIM([.A15]);&quot;','&quot;;TRIM([.B15]);&quot;'&quot;;[.$F$1])" office:value-type="string" office:string-value="insert into harmonization_table (table_name, column_name, valid_value, final_value) values ('sample_table','type','sputum','sputum');" calcext:value-type="string">
            <text:p>insert into harmonization_table (table_name, column_name, valid_value, final_value) values ('sample_table','type','sputum','sputum');</text:p>
          </table:table-cell>
          <table:table-cell/>
        </table:table-row>
        <table:table-row table:style-name="ro1">
          <table:table-cell office:value-type="string" calcext:value-type="string">
            <text:p>oralpharyngeal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6]);&quot;','&quot;;TRIM([.D16]);&quot;','&quot;;TRIM([.A16]);&quot;','&quot;;TRIM([.B16]);&quot;'&quot;;[.$F$1])" office:value-type="string" office:string-value="insert into harmonization_table (table_name, column_name, valid_value, final_value) values ('sample_table','type','oralpharyngeal','oro/naso-pharyngeal swab');" calcext:value-type="string">
            <text:p>insert into harmonization_table (table_name, column_name, valid_value, final_value) values ('sample_table','type','oralpharyngeal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al swab <text:s/>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7]);&quot;','&quot;;TRIM([.D17]);&quot;','&quot;;TRIM([.A17]);&quot;','&quot;;TRIM([.B17]);&quot;'&quot;;[.$F$1])" office:value-type="string" office:string-value="insert into harmonization_table (table_name, column_name, valid_value, final_value) values ('sample_table','type','nasal swab','oro/naso-pharyngeal swab');" calcext:value-type="string">
            <text:p>insert into harmonization_table (table_name, column_name, valid_value, final_value) values ('sample_table','type','nas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opharynx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8]);&quot;','&quot;;TRIM([.D18]);&quot;','&quot;;TRIM([.A18]);&quot;','&quot;;TRIM([.B18]);&quot;'&quot;;[.$F$1])" office:value-type="string" office:string-value="insert into harmonization_table (table_name, column_name, valid_value, final_value) values ('sample_table','type','oropharynx','oro/naso-pharyngeal swab');" calcext:value-type="string">
            <text:p>insert into harmonization_table (table_name, column_name, valid_value, final_value) values ('sample_table','type','or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9]);&quot;','&quot;;TRIM([.D19]);&quot;','&quot;;TRIM([.A19]);&quot;','&quot;;TRIM([.B19]);&quot;'&quot;;[.$F$1])" office:value-type="string" office:string-value="insert into harmonization_table (table_name, column_name, valid_value, final_value) values ('sample_table','type','Stool','feces');" calcext:value-type="string">
            <text:p>insert into harmonization_table (table_name, column_name, valid_value, final_value) values ('sample_table','type','Stool','feces');</text:p>
          </table:table-cell>
          <table:table-cell/>
        </table:table-row>
        <table:table-row table:style-name="ro1">
          <table:table-cell office:value-type="string" calcext:value-type="string">
            <text:p>nas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0]);&quot;','&quot;;TRIM([.D20]);&quot;','&quot;;TRIM([.A20]);&quot;','&quot;;TRIM([.B20]);&quot;'&quot;;[.$F$1])" office:value-type="string" office:string-value="insert into harmonization_table (table_name, column_name, valid_value, final_value) values ('sample_table','type','nasopharyngeal swab','oro/naso-pharyngeal swab');" calcext:value-type="string">
            <text:p>insert into harmonization_table (table_name, column_name, valid_value, final_value) values ('sample_table','type','nas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putum <text:s text:c="17"/>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1]);&quot;','&quot;;TRIM([.D21]);&quot;','&quot;;TRIM([.A21]);&quot;','&quot;;TRIM([.B21]);&quot;'&quot;;[.$F$1])" office:value-type="string" office:string-value="insert into harmonization_table (table_name, column_name, valid_value, final_value) values ('sample_table','type','Sputum','sputum');" calcext:value-type="string">
            <text:p>insert into harmonization_table (table_name, column_name, valid_value, final_value) values ('sample_table','type','Sputum','sputum');</text:p>
          </table:table-cell>
          <table:table-cell/>
        </table:table-row>
        <table:table-row table:style-name="ro1">
          <table:table-cell office:value-type="string" calcext:value-type="string">
            <text:p>nasopharynx, oropharynx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2]);&quot;','&quot;;TRIM([.D22]);&quot;','&quot;;TRIM([.A22]);&quot;','&quot;;TRIM([.B22]);&quot;'&quot;;[.$F$1])" office:value-type="string" office:string-value="insert into harmonization_table (table_name, column_name, valid_value, final_value) values ('sample_table','type','nasopharynx, oropharynx','oro/naso-pharyngeal swab');" calcext:value-type="string">
            <text:p>insert into harmonization_table (table_name, column_name, valid_value, final_value) values ('sample_table','type','nasopharynx, or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3]);&quot;','&quot;;TRIM([.D23]);&quot;','&quot;;TRIM([.A23]);&quot;','&quot;;TRIM([.B23]);&quot;'&quot;;[.$F$1])" office:value-type="string" office:string-value="insert into harmonization_table (table_name, column_name, valid_value, final_value) values ('sample_table','type','saliva','oro/naso-pharyngeal swab');" calcext:value-type="string">
            <text:p>insert into harmonization_table (table_name, column_name, valid_value, final_value) values ('sample_table','type','saliva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al-Swab and Oro-pharyngeal swab <text:s/>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4]);&quot;','&quot;;TRIM([.D24]);&quot;','&quot;;TRIM([.A24]);&quot;','&quot;;TRIM([.B24]);&quot;'&quot;;[.$F$1])" office:value-type="string" office:string-value="insert into harmonization_table (table_name, column_name, valid_value, final_value) values ('sample_table','type','Nasal-Swab and Oro-pharyngeal swab','oro/naso-pharyngeal swab');" calcext:value-type="string">
            <text:p>insert into harmonization_table (table_name, column_name, valid_value, final_value) values ('sample_table','type','Nasal-Swab and Oro-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al swab; nasal swab; tracheal wash</text:p>
          </table:table-cell>
          <table:table-cell office:value-type="string" calcext:value-type="string">
            <text:p>oro/naso-pharyngeal swab, tracheal swab/wa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5]);&quot;','&quot;;TRIM([.D25]);&quot;','&quot;;TRIM([.A25]);&quot;','&quot;;TRIM([.B25]);&quot;'&quot;;[.$F$1])" office:value-type="string" office:string-value="insert into harmonization_table (table_name, column_name, valid_value, final_value) values ('sample_table','type','oral swab; nasal swab; tracheal wash','oro/naso-pharyngeal swab, tracheal swab/wash');" calcext:value-type="string">
            <text:p>insert into harmonization_table (table_name, column_name, valid_value, final_value) values ('sample_table','type','oral swab; nasal swab; tracheal wash','oro/naso-pharyngeal swab, tracheal swab/wash');</text:p>
          </table:table-cell>
          <table:table-cell/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6]);&quot;','&quot;;TRIM([.D26]);&quot;','&quot;;TRIM([.A26]);&quot;','&quot;;TRIM([.B26]);&quot;'&quot;;[.$F$1])" office:value-type="string" office:string-value="insert into harmonization_table (table_name, column_name, valid_value, final_value) values ('sample_table','type','China:Wuhan','Asia:China:Hubei:Wuhan');" calcext:value-type="string">
            <text:p>insert into harmonization_table (table_name, column_name, valid_value, final_value) values ('sample_table','type','China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]);&quot;','&quot;;TRIM([.D27]);&quot;','&quot;;TRIM([.A27]);&quot;','&quot;;TRIM([.B27]);&quot;'&quot;;[.$F$1])" office:value-type="string" office:string-value="insert into harmonization_table (table_name, column_name, valid_value, final_value) values ('sample_table','host_geo_origin','USA:WI,Madison','North America:USA:Wisconsin:Madison');" calcext:value-type="string">
            <text:p>insert into harmonization_table (table_name, column_name, valid_value, final_value) values ('sample_table','host_geo_origin','USA:WI,Madison','North America:USA:Wisconsin:Madison');</text:p>
          </table:table-cell>
          <table:table-cell/>
        </table:table-row>
        <table:table-row table:style-name="ro1">
          <table:table-cell office:value-type="string" calcext:value-type="string">
            <text:p>Nepal: Kathmandu</text:p>
          </table:table-cell>
          <table:table-cell office:value-type="string" calcext:value-type="string">
            <text:p>Asia:Nepal:Kathman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]);&quot;','&quot;;TRIM([.D28]);&quot;','&quot;;TRIM([.A28]);&quot;','&quot;;TRIM([.B28]);&quot;'&quot;;[.$F$1])" office:value-type="string" office:string-value="insert into harmonization_table (table_name, column_name, valid_value, final_value) values ('sample_table','host_geo_origin','Nepal: Kathmandu','Asia:Nepal:Kathmandu:-');" calcext:value-type="string">
            <text:p>insert into harmonization_table (table_name, column_name, valid_value, final_value) values ('sample_table','host_geo_origin','Nepal: Kathmandu','Asia:Nepal:Kathmandu:-');</text:p>
          </table:table-cell>
          <table:table-cell/>
        </table:table-row>
        <table:table-row table:style-name="ro1">
          <table:table-cell office:value-type="string" calcext:value-type="string">
            <text:p>USA: Seattle, WA</text:p>
          </table:table-cell>
          <table:table-cell office:value-type="string" calcext:value-type="string">
            <text:p>North America:USA:Washington:Seatt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]);&quot;','&quot;;TRIM([.D29]);&quot;','&quot;;TRIM([.A29]);&quot;','&quot;;TRIM([.B29]);&quot;'&quot;;[.$F$1])" office:value-type="string" office:string-value="insert into harmonization_table (table_name, column_name, valid_value, final_value) values ('sample_table','host_geo_origin','USA: Seattle, WA','North America:USA:Washington:Seattle');" calcext:value-type="string">
            <text:p>insert into harmonization_table (table_name, column_name, valid_value, final_value) values ('sample_table','host_geo_origin','USA: Seattle, WA','North America:USA:Washington:Seattle');</text:p>
          </table:table-cell>
          <table:table-cell/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]);&quot;','&quot;;TRIM([.D30]);&quot;','&quot;;TRIM([.A30]);&quot;','&quot;;TRIM([.B30]);&quot;'&quot;;[.$F$1])" office:value-type="string" office:string-value="insert into harmonization_table (table_name, column_name, valid_value, final_value) values ('sample_table','host_geo_origin','USA: WA','North America:USA:Washington:-');" calcext:value-type="string">
            <text:p>insert into harmonization_table (table_name, column_name, valid_value, final_value) values ('sample_table','host_geo_origin','USA: 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]);&quot;','&quot;;TRIM([.D31]);&quot;','&quot;;TRIM([.A31]);&quot;','&quot;;TRIM([.B31]);&quot;'&quot;;[.$F$1])" office:value-type="string" office:string-value="insert into harmonization_table (table_name, column_name, valid_value, final_value) values ('sample_table','host_geo_origin','USA:WA','North America:USA:Washington:-');" calcext:value-type="string">
            <text:p>insert into harmonization_table (table_name, column_name, valid_value, final_value) values ('sample_table','host_geo_origin','USA: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]);&quot;','&quot;;TRIM([.D32]);&quot;','&quot;;TRIM([.A32]);&quot;','&quot;;TRIM([.B32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]);&quot;','&quot;;TRIM([.D33]);&quot;','&quot;;TRIM([.A33]);&quot;','&quot;;TRIM([.B33]);&quot;'&quot;;[.$F$1])" office:value-type="string" office:string-value="insert into harmonization_table (table_name, column_name, valid_value, final_value) values ('sample_table','host_geo_origin','Australia: Melbourne, Victoria','Oceania:Australia:Victoria:Melbourne');" calcext:value-type="string">
            <text:p>insert into harmonization_table (table_name, column_name, valid_value, final_value) values ('sample_table','host_geo_origin','Australia: Melbourne, Victoria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China: Hubei</text:p>
          </table:table-cell>
          <table:table-cell office:value-type="string" calcext:value-type="string">
            <text:p>Asia:China:Hube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]);&quot;','&quot;;TRIM([.D34]);&quot;','&quot;;TRIM([.A34]);&quot;','&quot;;TRIM([.B34]);&quot;'&quot;;[.$F$1])" office:value-type="string" office:string-value="insert into harmonization_table (table_name, column_name, valid_value, final_value) values ('sample_table','host_geo_origin','China: Hubei','Asia:China:Hubei:-');" calcext:value-type="string">
            <text:p>insert into harmonization_table (table_name, column_name, valid_value, final_value) values ('sample_table','host_geo_origin','China: Hubei','Asia:China:Hubei:-');</text:p>
          </table:table-cell>
          <table:table-cell/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]);&quot;','&quot;;TRIM([.D35]);&quot;','&quot;;TRIM([.A35]);&quot;','&quot;;TRIM([.B35]);&quot;'&quot;;[.$F$1])" office:value-type="string" office:string-value="insert into harmonization_table (table_name, column_name, valid_value, final_value) values ('sample_table','host_geo_origin','USA: Washington','North America:USA:Washington:-');" calcext:value-type="string">
            <text:p>insert into harmonization_table (table_name, column_name, valid_value, final_value) values ('sample_table','host_geo_origin','USA: Washington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]);&quot;','&quot;;TRIM([.D36]);&quot;','&quot;;TRIM([.A36]);&quot;','&quot;;TRIM([.B36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Australia: Northern Territory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]);&quot;','&quot;;TRIM([.D37]);&quot;','&quot;;TRIM([.A37]);&quot;','&quot;;TRIM([.B37]);&quot;'&quot;;[.$F$1])" office:value-type="string" office:string-value="insert into harmonization_table (table_name, column_name, valid_value, final_value) values ('sample_table','host_geo_origin','Australia: Northern Territory','Oceania:Australia:Northern Territory:-');" calcext:value-type="string">
            <text:p>insert into harmonization_table (table_name, column_name, valid_value, final_value) values ('sample_table','host_geo_origin','Australia: Northern Territory','Oceania:Australia:Northern Territory:-');</text:p>
          </table:table-cell>
          <table:table-cell/>
        </table:table-row>
        <table:table-row table:style-name="ro1">
          <table:table-cell office:value-type="string" calcext:value-type="string">
            <text:p>Peru: Lima</text:p>
          </table:table-cell>
          <table:table-cell office:value-type="string" calcext:value-type="string">
            <text:p>South America:Peru:Li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]);&quot;','&quot;;TRIM([.D38]);&quot;','&quot;;TRIM([.A38]);&quot;','&quot;;TRIM([.B38]);&quot;'&quot;;[.$F$1])" office:value-type="string" office:string-value="insert into harmonization_table (table_name, column_name, valid_value, final_value) values ('sample_table','host_geo_origin','Peru: Lima','South America:Peru:Lima:-');" calcext:value-type="string">
            <text:p>insert into harmonization_table (table_name, column_name, valid_value, final_value) values ('sample_table','host_geo_origin','Peru: Lima','South America:Peru:Lima:-');</text:p>
          </table:table-cell>
          <table:table-cell/>
        </table:table-row>
        <table:table-row table:style-name="ro1">
          <table:table-cell office:value-type="string" calcext:value-type="string">
            <text:p>Cambodia:Sihanoukville</text:p>
          </table:table-cell>
          <table:table-cell office:value-type="string" calcext:value-type="string">
            <text:p>Asia:Cambodia:Sihanoukvi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]);&quot;','&quot;;TRIM([.D39]);&quot;','&quot;;TRIM([.A39]);&quot;','&quot;;TRIM([.B39]);&quot;'&quot;;[.$F$1])" office:value-type="string" office:string-value="insert into harmonization_table (table_name, column_name, valid_value, final_value) values ('sample_table','host_geo_origin','Cambodia:Sihanoukville','Asia:Cambodia:Sihanoukville:-');" calcext:value-type="string">
            <text:p>insert into harmonization_table (table_name, column_name, valid_value, final_value) values ('sample_table','host_geo_origin','Cambodia:Sihanoukville','Asia:Cambodia:Sihanoukville:-');</text:p>
          </table:table-cell>
          <table:table-cell/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]);&quot;','&quot;;TRIM([.D40]);&quot;','&quot;;TRIM([.A40]);&quot;','&quot;;TRIM([.B40]);&quot;'&quot;;[.$F$1])" office:value-type="string" office:string-value="insert into harmonization_table (table_name, column_name, valid_value, final_value) values ('sample_table','host_geo_origin','Malaysia: Kuala Lumpur','Asia:Malaysia:Kuala Lumpur:-');" calcext:value-type="string">
            <text:p>insert into harmonization_table (table_name, column_name, valid_value, final_value) values ('sample_table','host_geo_origin','Malaysia: Kuala Lumpur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]);&quot;','&quot;;TRIM([.D41]);&quot;','&quot;;TRIM([.A41]);&quot;','&quot;;TRIM([.B41]);&quot;'&quot;;[.$F$1])" office:value-type="string" office:string-value="insert into harmonization_table (table_name, column_name, valid_value, final_value) values ('sample_table','host_geo_origin','Germany','Europe:Germany:-:-');" calcext:value-type="string">
            <text:p>insert into harmonization_table (table_name, column_name, valid_value, final_value) values ('sample_table','host_geo_origin','Germany','Europe:Germany:-:-');</text:p>
          </table:table-cell>
          <table:table-cell/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]);&quot;','&quot;;TRIM([.D42]);&quot;','&quot;;TRIM([.A42]);&quot;','&quot;;TRIM([.B42]);&quot;'&quot;;[.$F$1])" office:value-type="string" office:string-value="insert into harmonization_table (table_name, column_name, valid_value, final_value) values ('sample_table','host_geo_origin','South Africa: KwaZulu-Natal','Africa:South Africa:KwaZulu-Natal:-');" calcext:value-type="string">
            <text:p>insert into harmonization_table (table_name, column_name, valid_value, final_value) values ('sample_table','host_geo_origin','South Africa: KwaZulu-Natal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]);&quot;','&quot;;TRIM([.D43]);&quot;','&quot;;TRIM([.A43]);&quot;','&quot;;TRIM([.B43]);&quot;'&quot;;[.$F$1])" office:value-type="string" office:string-value="insert into harmonization_table (table_name, column_name, valid_value, final_value) values ('sample_table','host_geo_origin','Malaysia','Asia:Malaysia:-:-');" calcext:value-type="string">
            <text:p>insert into harmonization_table (table_name, column_name, valid_value, final_value) values ('sample_table','host_geo_origin','Malaysia','Asia:Malaysia:-:-');</text:p>
          </table:table-cell>
          <table:table-cell/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]);&quot;','&quot;;TRIM([.D44]);&quot;','&quot;;TRIM([.A44]);&quot;','&quot;;TRIM([.B44]);&quot;'&quot;;[.$F$1])" office:value-type="string" office:string-value="insert into harmonization_table (table_name, column_name, valid_value, final_value) values ('sample_table','host_geo_origin','India: Rajkot','Asia:India:Gujarat:Rajkot');" calcext:value-type="string">
            <text:p>insert into harmonization_table (table_name, column_name, valid_value, final_value) values ('sample_table','host_geo_origin','India: Rajkot','Asia:India:Gujarat:Rajkot');</text:p>
          </table:table-cell>
          <table:table-cell/>
        </table:table-row>
        <table:table-row table:style-name="ro1">
          <table:table-cell office:value-type="string" calcext:value-type="string">
            <text:p>USA: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]);&quot;','&quot;;TRIM([.D45]);&quot;','&quot;;TRIM([.A45]);&quot;','&quot;;TRIM([.B45]);&quot;'&quot;;[.$F$1])" office:value-type="string" office:string-value="insert into harmonization_table (table_name, column_name, valid_value, final_value) values ('sample_table','host_geo_origin','USA:Virginia','North America:USA:Virginia:-');" calcext:value-type="string">
            <text:p>insert into harmonization_table (table_name, column_name, valid_value, final_value) values ('sample_table','host_geo_origin','USA: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]);&quot;','&quot;;TRIM([.D46]);&quot;','&quot;;TRIM([.A46]);&quot;','&quot;;TRIM([.B46]);&quot;'&quot;;[.$F$1])" office:value-type="string" office:string-value="insert into harmonization_table (table_name, column_name, valid_value, final_value) values ('sample_table','host_geo_origin','Israel','Asia:Israel:-:-');" calcext:value-type="string">
            <text:p>insert into harmonization_table (table_name, column_name, valid_value, final_value) values ('sample_table','host_geo_origin','Israel','Asia:Israel:-:-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]);&quot;','&quot;;TRIM([.D47]);&quot;','&quot;;TRIM([.A47]);&quot;','&quot;;TRIM([.B47]);&quot;'&quot;;[.$F$1])" office:value-type="string" office:string-value="insert into harmonization_table (table_name, column_name, valid_value, final_value) values ('sample_table','host_geo_origin','Germany: Dusseldorf','Europe:Germany:Dusseldorf:-');" calcext:value-type="string">
            <text:p>insert into harmonization_table (table_name, column_name, valid_value, final_value) values ('sample_table','host_geo_origin','Germany: Dusseldorf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]);&quot;','&quot;;TRIM([.D48]);&quot;','&quot;;TRIM([.A48]);&quot;','&quot;;TRIM([.B48]);&quot;'&quot;;[.$F$1])" office:value-type="string" office:string-value="insert into harmonization_table (table_name, column_name, valid_value, final_value) values ('sample_table','host_geo_origin','Germany: Heinsberg','Europe:Germany:North Rhine Westphalia:Heinsberg District');" calcext:value-type="string">
            <text:p>insert into harmonization_table (table_name, column_name, valid_value, final_value) values ('sample_table','host_geo_origin','Germany: Heinsberg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China:Shanghai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]);&quot;','&quot;;TRIM([.D49]);&quot;','&quot;;TRIM([.A49]);&quot;','&quot;;TRIM([.B49]);&quot;'&quot;;[.$F$1])" office:value-type="string" office:string-value="insert into harmonization_table (table_name, column_name, valid_value, final_value) values ('sample_table','host_geo_origin','China:Shanghai','Asia:China:Shanghai:-');" calcext:value-type="string">
            <text:p>insert into harmonization_table (table_name, column_name, valid_value, final_value) values ('sample_table','host_geo_origin','China:Shanghai','Asia:China:Shanghai:-');</text:p>
          </table:table-cell>
          <table:table-cell/>
        </table:table-row>
        <table:table-row table:style-name="ro1">
          <table:table-cell office:value-type="string" calcext:value-type="string">
            <text:p>Netherlands: Leiden</text:p>
          </table:table-cell>
          <table:table-cell office:value-type="string" calcext:value-type="string">
            <text:p>Europe:Netherlands:L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]);&quot;','&quot;;TRIM([.D50]);&quot;','&quot;;TRIM([.A50]);&quot;','&quot;;TRIM([.B50]);&quot;'&quot;;[.$F$1])" office:value-type="string" office:string-value="insert into harmonization_table (table_name, column_name, valid_value, final_value) values ('sample_table','host_geo_origin','Netherlands: Leiden','Europe:Netherlands:Leiden:-');" calcext:value-type="string">
            <text:p>insert into harmonization_table (table_name, column_name, valid_value, final_value) values ('sample_table','host_geo_origin','Netherlands: Leiden','Europe:Netherlands:Leiden:-');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:Egypt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]);&quot;','&quot;;TRIM([.D51]);&quot;','&quot;;TRIM([.A51]);&quot;','&quot;;TRIM([.B51]);&quot;'&quot;;[.$F$1])" office:value-type="string" office:string-value="insert into harmonization_table (table_name, column_name, valid_value, final_value) values ('sample_table','host_geo_origin','Egypt','Africa:Egypt:-:-');" calcext:value-type="string">
            <text:p>insert into harmonization_table (table_name, column_name, valid_value, final_value) values ('sample_table','host_geo_origin','Egypt','Africa:Egypt:-:-');</text:p>
          </table:table-cell>
          <table:table-cell/>
        </table:table-row>
        <table:table-row table:style-name="ro1">
          <table:table-cell office:value-type="string" calcext:value-type="string">
            <text:p>USA:Los Angeles</text:p>
          </table:table-cell>
          <table:table-cell office:value-type="string" calcext:value-type="string">
            <text:p>North America:USA:California:Los Ange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]);&quot;','&quot;;TRIM([.D52]);&quot;','&quot;;TRIM([.A52]);&quot;','&quot;;TRIM([.B52]);&quot;'&quot;;[.$F$1])" office:value-type="string" office:string-value="insert into harmonization_table (table_name, column_name, valid_value, final_value) values ('sample_table','host_geo_origin','USA:Los Angeles','North America:USA:California:Los Angeles');" calcext:value-type="string">
            <text:p>insert into harmonization_table (table_name, column_name, valid_value, final_value) values ('sample_table','host_geo_origin','USA:Los Angeles','North America:USA:California:Los Angeles');</text:p>
          </table:table-cell>
          <table:table-cell/>
        </table:table-row>
        <table:table-row table:style-name="ro1">
          <table:table-cell office:value-type="string" calcext:value-type="string">
            <text:p>USA:Minnesota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]);&quot;','&quot;;TRIM([.D53]);&quot;','&quot;;TRIM([.A53]);&quot;','&quot;;TRIM([.B53]);&quot;'&quot;;[.$F$1])" office:value-type="string" office:string-value="insert into harmonization_table (table_name, column_name, valid_value, final_value) values ('sample_table','host_geo_origin','USA:Minnesota','North America:USA:Minnesota:-');" calcext:value-type="string">
            <text:p>insert into harmonization_table (table_name, column_name, valid_value, final_value) values ('sample_table','host_geo_origin','USA:Minnesota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USA: Hamilton, MT</text:p>
          </table:table-cell>
          <table:table-cell office:value-type="string" calcext:value-type="string">
            <text:p>North America:USA:Montana:Hamil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]);&quot;','&quot;;TRIM([.D54]);&quot;','&quot;;TRIM([.A54]);&quot;','&quot;;TRIM([.B54]);&quot;'&quot;;[.$F$1])" office:value-type="string" office:string-value="insert into harmonization_table (table_name, column_name, valid_value, final_value) values ('sample_table','host_geo_origin','USA: Hamilton, MT','North America:USA:Montana:Hamilton');" calcext:value-type="string">
            <text:p>insert into harmonization_table (table_name, column_name, valid_value, final_value) values ('sample_table','host_geo_origin','USA: Hamilton, MT','North America:USA:Montana:Hamilton');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]);&quot;','&quot;;TRIM([.D55]);&quot;','&quot;;TRIM([.A55]);&quot;','&quot;;TRIM([.B55]);&quot;'&quot;;[.$F$1])" office:value-type="string" office:string-value="insert into harmonization_table (table_name, column_name, valid_value, final_value) values ('sample_table','host_geo_origin','Bangladesh','Asia:Bangladesh:-:-');" calcext:value-type="string">
            <text:p>insert into harmonization_table (table_name, column_name, valid_value, final_value) values ('sample_table','host_geo_origin','Bangladesh','Asia:Bangladesh:-:-');</text:p>
          </table:table-cell>
          <table:table-cell/>
        </table:table-row>
        <table:table-row table:style-name="ro1">
          <table:table-cell office:value-type="string" calcext:value-type="string">
            <text:p>USA: Georgia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]);&quot;','&quot;;TRIM([.D56]);&quot;','&quot;;TRIM([.A56]);&quot;','&quot;;TRIM([.B56]);&quot;'&quot;;[.$F$1])" office:value-type="string" office:string-value="insert into harmonization_table (table_name, column_name, valid_value, final_value) values ('sample_table','host_geo_origin','USA: Georgia','North America:USA:Georgia:-');" calcext:value-type="string">
            <text:p>insert into harmonization_table (table_name, column_name, valid_value, final_value) values ('sample_table','host_geo_origin','USA: Georgia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Australia: NSW</text:p>
          </table:table-cell>
          <table:table-cell office:value-type="string" calcext:value-type="string">
            <text:p>Oceania:Australia:New South 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]);&quot;','&quot;;TRIM([.D57]);&quot;','&quot;;TRIM([.A57]);&quot;','&quot;;TRIM([.B57]);&quot;'&quot;;[.$F$1])" office:value-type="string" office:string-value="insert into harmonization_table (table_name, column_name, valid_value, final_value) values ('sample_table','host_geo_origin','Australia: NSW','Oceania:Australia:New South Wales:-');" calcext:value-type="string">
            <text:p>insert into harmonization_table (table_name, column_name, valid_value, final_value) values ('sample_table','host_geo_origin','Australia: NSW','Oceania:Australia:New South Wales:-');</text:p>
          </table:table-cell>
          <table:table-cell/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]);&quot;','&quot;;TRIM([.D58]);&quot;','&quot;;TRIM([.A58]);&quot;','&quot;;TRIM([.B58]);&quot;'&quot;;[.$F$1])" office:value-type="string" office:string-value="insert into harmonization_table (table_name, column_name, valid_value, final_value) values ('sample_table','host_geo_origin','USA: Virginia','North America:USA:Virginia:-');" calcext:value-type="string">
            <text:p>insert into harmonization_table (table_name, column_name, valid_value, final_value) values ('sample_table','host_geo_origin','USA: 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USA:Californi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]);&quot;','&quot;;TRIM([.D59]);&quot;','&quot;;TRIM([.A59]);&quot;','&quot;;TRIM([.B59]);&quot;'&quot;;[.$F$1])" office:value-type="string" office:string-value="insert into harmonization_table (table_name, column_name, valid_value, final_value) values ('sample_table','host_geo_origin','USA:California','North America:USA:California:-');" calcext:value-type="string">
            <text:p>insert into harmonization_table (table_name, column_name, valid_value, final_value) values ('sample_table','host_geo_origin','USA:Californi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:Portug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]);&quot;','&quot;;TRIM([.D60]);&quot;','&quot;;TRIM([.A60]);&quot;','&quot;;TRIM([.B60]);&quot;'&quot;;[.$F$1])" office:value-type="string" office:string-value="insert into harmonization_table (table_name, column_name, valid_value, final_value) values ('sample_table','host_geo_origin','Portugal','Europe:Portugal:-:-');" calcext:value-type="string">
            <text:p>insert into harmonization_table (table_name, column_name, valid_value, final_value) values ('sample_table','host_geo_origin','Portugal','Europe:Portugal:-:-');</text:p>
          </table:table-cell>
          <table:table-cell/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]);&quot;','&quot;;TRIM([.D61]);&quot;','&quot;;TRIM([.A61]);&quot;','&quot;;TRIM([.B61]);&quot;'&quot;;[.$F$1])" office:value-type="string" office:string-value="insert into harmonization_table (table_name, column_name, valid_value, final_value) values ('sample_table','host_geo_origin','USA: CA, San Diego County','North America:USA:California:San Diego County');" calcext:value-type="string">
            <text:p>insert into harmonization_table (table_name, column_name, valid_value, final_value) values ('sample_table','host_geo_origin','USA: CA,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]);&quot;','&quot;;TRIM([.D62]);&quot;','&quot;;TRIM([.A62]);&quot;','&quot;;TRIM([.B62]);&quot;'&quot;;[.$F$1])" office:value-type="string" office:string-value="insert into harmonization_table (table_name, column_name, valid_value, final_value) values ('sample_table','host_geo_origin','United Kingdom:Scotland','Europe:United Kingdom:Scotland:-');" calcext:value-type="string">
            <text:p>insert into harmonization_table (table_name, column_name, valid_value, final_value) values ('sample_table','host_geo_origin','United Kingdom:Scotland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]);&quot;','&quot;;TRIM([.D63]);&quot;','&quot;;TRIM([.A63]);&quot;','&quot;;TRIM([.B63]);&quot;'&quot;;[.$F$1])" office:value-type="string" office:string-value="insert into harmonization_table (table_name, column_name, valid_value, final_value) values ('sample_table','host_geo_origin','United Kingdom:Wales','Europe:United Kingdom:Wales:-');" calcext:value-type="string">
            <text:p>insert into harmonization_table (table_name, column_name, valid_value, final_value) values ('sample_table','host_geo_origin','United Kingdom:Wales','Europe:United Kingdom:Wales:-');</text:p>
          </table:table-cell>
          <table:table-cell/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]);&quot;','&quot;;TRIM([.D64]);&quot;','&quot;;TRIM([.A64]);&quot;','&quot;;TRIM([.B64]);&quot;'&quot;;[.$F$1])" office:value-type="string" office:string-value="insert into harmonization_table (table_name, column_name, valid_value, final_value) values ('sample_table','host_geo_origin','United Kingdom:England','Europe:United Kingdom:England:-');" calcext:value-type="string">
            <text:p>insert into harmonization_table (table_name, column_name, valid_value, final_value) values ('sample_table','host_geo_origin','United Kingdom:England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Spain:Valencia</text:p>
          </table:table-cell>
          <table:table-cell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]);&quot;','&quot;;TRIM([.D65]);&quot;','&quot;;TRIM([.A65]);&quot;','&quot;;TRIM([.B65]);&quot;'&quot;;[.$F$1])" office:value-type="string" office:string-value="insert into harmonization_table (table_name, column_name, valid_value, final_value) values ('sample_table','host_geo_origin','Spain:Valencia','Europe:Spain:Comunitat Valenciana:Valencia');" calcext:value-type="string">
            <text:p>insert into harmonization_table (table_name, column_name, valid_value, final_value) values ('sample_table','host_geo_origin','Spain:Valencia','Europe:Spain:Comunitat Valenciana:Valencia');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]);&quot;','&quot;;TRIM([.D66]);&quot;','&quot;;TRIM([.A66]);&quot;','&quot;;TRIM([.B66]);&quot;'&quot;;[.$F$1])" office:value-type="string" office:string-value="insert into harmonization_table (table_name, column_name, valid_value, final_value) values ('sample_table','host_geo_origin','China','Asia:China:-:-');" calcext:value-type="string">
            <text:p>insert into harmonization_table (table_name, column_name, valid_value, final_value) values ('sample_table','host_geo_origin','China','Asia:China:-:-');</text:p>
          </table:table-cell>
          <table:table-cell/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]);&quot;','&quot;;TRIM([.D67]);&quot;','&quot;;TRIM([.A67]);&quot;','&quot;;TRIM([.B67]);&quot;'&quot;;[.$F$1])" office:value-type="string" office:string-value="insert into harmonization_table (table_name, column_name, valid_value, final_value) values ('sample_table','host_geo_origin','USA:WI,Madison','North America:USA:Wisconsin:Madison');" calcext:value-type="string">
            <text:p>insert into harmonization_table (table_name, column_name, valid_value, final_value) values ('sample_table','host_geo_origin','USA:WI,Madison','North America:USA:Wisconsin:Madison');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]);&quot;','&quot;;TRIM([.D68]);&quot;','&quot;;TRIM([.A68]);&quot;','&quot;;TRIM([.B68]);&quot;'&quot;;[.$F$1])" office:value-type="string" office:string-value="insert into harmonization_table (table_name, column_name, valid_value, final_value) values ('sample_table','host_geo_origin','Hong Kong','Asia:Hong Kong:-:-');" calcext:value-type="string">
            <text:p>insert into harmonization_table (table_name, column_name, valid_value, final_value) values ('sample_table','host_geo_origin','Hong Kong','Asia:Hong Kong:-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]);&quot;','&quot;;TRIM([.D69]);&quot;','&quot;;TRIM([.A69]);&quot;','&quot;;TRIM([.B69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]);&quot;','&quot;;TRIM([.D70]);&quot;','&quot;;TRIM([.A70]);&quot;','&quot;;TRIM([.B70]);&quot;'&quot;;[.$F$1])" office:value-type="string" office:string-value="insert into harmonization_table (table_name, column_name, valid_value, final_value) values ('sample_table','host_geo_origin','China: Wuhan','Asia:China:Hubei:Wuhan');" calcext:value-type="string">
            <text:p>insert into harmonization_table (table_name, column_name, valid_value, final_value) values ('sample_table','host_geo_origin','China: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Brazil: Feira de Santana, BA</text:p>
          </table:table-cell>
          <table:table-cell office:value-type="string" calcext:value-type="string">
            <text:p>South America:Brazil:Bahia:Feira de 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]);&quot;','&quot;;TRIM([.D71]);&quot;','&quot;;TRIM([.A71]);&quot;','&quot;;TRIM([.B71]);&quot;'&quot;;[.$F$1])" office:value-type="string" office:string-value="insert into harmonization_table (table_name, column_name, valid_value, final_value) values ('sample_table','host_geo_origin','Brazil: Feira de Santana, BA','South America:Brazil:Bahia:Feira de Santana');" calcext:value-type="string">
            <text:p>insert into harmonization_table (table_name, column_name, valid_value, final_value) values ('sample_table','host_geo_origin','Brazil: Feira de Santana, BA','South America:Brazil:Bahia:Feira de Santana');</text:p>
          </table:table-cell>
          <table:table-cell/>
        </table:table-row>
        <table:table-row table:style-name="ro1">
          <table:table-cell office:value-type="string" calcext:value-type="string">
            <text:p>USA: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]);&quot;','&quot;;TRIM([.D72]);&quot;','&quot;;TRIM([.A72]);&quot;','&quot;;TRIM([.B72]);&quot;'&quot;;[.$F$1])" office:value-type="string" office:string-value="insert into harmonization_table (table_name, column_name, valid_value, final_value) values ('sample_table','host_geo_origin','USA:Wisconsin','North America:USA:Wisconsin:-');" calcext:value-type="string">
            <text:p>insert into harmonization_table (table_name, column_name, valid_value, final_value) values ('sample_table','host_geo_origin','USA: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]);&quot;','&quot;;TRIM([.D73]);&quot;','&quot;;TRIM([.A73]);&quot;','&quot;;TRIM([.B73]);&quot;'&quot;;[.$F$1])" office:value-type="string" office:string-value="insert into harmonization_table (table_name, column_name, valid_value, final_value) values ('sample_table','host_geo_origin','Australia: Melbourne, Victoria','Oceania:Australia:Victoria:Melbourne');" calcext:value-type="string">
            <text:p>insert into harmonization_table (table_name, column_name, valid_value, final_value) values ('sample_table','host_geo_origin','Australia: Melbourne, Victoria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]);&quot;','&quot;;TRIM([.D74]);&quot;','&quot;;TRIM([.A74]);&quot;','&quot;;TRIM([.B74]);&quot;'&quot;;[.$F$1])" office:value-type="string" office:string-value="insert into harmonization_table (table_name, column_name, valid_value, final_value) values ('sample_table','host_geo_origin','USA: Wisconsin','North America:USA:Wisconsin:-');" calcext:value-type="string">
            <text:p>insert into harmonization_table (table_name, column_name, valid_value, final_value) values ('sample_table','host_geo_origin','USA: 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]);&quot;','&quot;;TRIM([.D75]);&quot;','&quot;;TRIM([.A75]);&quot;','&quot;;TRIM([.B75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]);&quot;','&quot;;TRIM([.D76]);&quot;','&quot;;TRIM([.A76]);&quot;','&quot;;TRIM([.B76]);&quot;'&quot;;[.$F$1])" office:value-type="string" office:string-value="insert into harmonization_table (table_name, column_name, valid_value, final_value) values ('sample_table','host_geo_origin','Malaysia: Kuala Lumpur','Asia:Malaysia:Kuala Lumpur:-');" calcext:value-type="string">
            <text:p>insert into harmonization_table (table_name, column_name, valid_value, final_value) values ('sample_table','host_geo_origin','Malaysia: Kuala Lumpur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]);&quot;','&quot;;TRIM([.D77]);&quot;','&quot;;TRIM([.A77]);&quot;','&quot;;TRIM([.B77]);&quot;'&quot;;[.$F$1])" office:value-type="string" office:string-value="insert into harmonization_table (table_name, column_name, valid_value, final_value) values ('sample_table','host_geo_origin','USA: Washington','North America:USA:Washington:-');" calcext:value-type="string">
            <text:p>insert into harmonization_table (table_name, column_name, valid_value, final_value) values ('sample_table','host_geo_origin','USA: Washington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 Connecticut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]);&quot;','&quot;;TRIM([.D78]);&quot;','&quot;;TRIM([.A78]);&quot;','&quot;;TRIM([.B78]);&quot;'&quot;;[.$F$1])" office:value-type="string" office:string-value="insert into harmonization_table (table_name, column_name, valid_value, final_value) values ('sample_table','host_geo_origin','USA: Connecticut','North America:USA:Connecticut:-');" calcext:value-type="string">
            <text:p>insert into harmonization_table (table_name, column_name, valid_value, final_value) values ('sample_table','host_geo_origin','USA: Connecticut','North America:USA:Connecticut:-');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]);&quot;','&quot;;TRIM([.D79]);&quot;','&quot;;TRIM([.A79]);&quot;','&quot;;TRIM([.B79]);&quot;'&quot;;[.$F$1])" office:value-type="string" office:string-value="insert into harmonization_table (table_name, column_name, valid_value, final_value) values ('sample_table','host_geo_origin','Malaysia','Asia:Malaysia:-:-');" calcext:value-type="string">
            <text:p>insert into harmonization_table (table_name, column_name, valid_value, final_value) values ('sample_table','host_geo_origin','Malaysia','Asia:Malaysia:-:-');</text:p>
          </table:table-cell>
          <table:table-cell/>
        </table:table-row>
        <table:table-row table:style-name="ro1">
          <table:table-cell office:value-type="string" calcext:value-type="string">
            <text:p>USA: Racine, Wisconsin</text:p>
          </table:table-cell>
          <table:table-cell office:value-type="string" calcext:value-type="string">
            <text:p>North America:USA:Wisconsin:Rac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]);&quot;','&quot;;TRIM([.D80]);&quot;','&quot;;TRIM([.A80]);&quot;','&quot;;TRIM([.B80]);&quot;'&quot;;[.$F$1])" office:value-type="string" office:string-value="insert into harmonization_table (table_name, column_name, valid_value, final_value) values ('sample_table','host_geo_origin','USA: Racine, Wisconsin','North America:USA:Wisconsin:Racine');" calcext:value-type="string">
            <text:p>insert into harmonization_table (table_name, column_name, valid_value, final_value) values ('sample_table','host_geo_origin','USA: Racine, Wisconsin','North America:USA:Wisconsin:Racine');</text:p>
          </table:table-cell>
          <table:table-cell/>
        </table:table-row>
        <table:table-row table:style-name="ro1">
          <table:table-cell office:value-type="string" calcext:value-type="string">
            <text:p>USA: Milwaukee, Wisconsin</text:p>
          </table:table-cell>
          <table:table-cell office:value-type="string" calcext:value-type="string">
            <text:p>North America:USA:Wisconsin: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]);&quot;','&quot;;TRIM([.D81]);&quot;','&quot;;TRIM([.A81]);&quot;','&quot;;TRIM([.B81]);&quot;'&quot;;[.$F$1])" office:value-type="string" office:string-value="insert into harmonization_table (table_name, column_name, valid_value, final_value) values ('sample_table','host_geo_origin','USA: Milwaukee, Wisconsin','North America:USA:Wisconsin:Milwaukee');" calcext:value-type="string">
            <text:p>insert into harmonization_table (table_name, column_name, valid_value, final_value) values ('sample_table','host_geo_origin','USA: Milwaukee, Wisconsin','North America:USA:Wisconsin:Milwaukee');</text:p>
          </table:table-cell>
          <table:table-cell/>
        </table:table-row>
        <table:table-row table:style-name="ro1">
          <table:table-cell office:value-type="string" calcext:value-type="string">
            <text:p>USA: Port Washi, Wisconsin</text:p>
          </table:table-cell>
          <table:table-cell office:value-type="string" calcext:value-type="string">
            <text:p>North America:USA:Wisconsin:Port Washing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]);&quot;','&quot;;TRIM([.D82]);&quot;','&quot;;TRIM([.A82]);&quot;','&quot;;TRIM([.B82]);&quot;'&quot;;[.$F$1])" office:value-type="string" office:string-value="insert into harmonization_table (table_name, column_name, valid_value, final_value) values ('sample_table','host_geo_origin','USA: Port Washi, Wisconsin','North America:USA:Wisconsin:Port Washington');" calcext:value-type="string">
            <text:p>insert into harmonization_table (table_name, column_name, valid_value, final_value) values ('sample_table','host_geo_origin','USA: Port Washi, Wisconsin','North America:USA:Wisconsin:Port Washington');</text:p>
          </table:table-cell>
          <table:table-cell/>
        </table:table-row>
        <table:table-row table:style-name="ro1">
          <table:table-cell office:value-type="string" calcext:value-type="string">
            <text:p>USA: Thiensvill, Wisconsin</text:p>
          </table:table-cell>
          <table:table-cell office:value-type="string" calcext:value-type="string">
            <text:p>North America:USA:Wisconsin:Thien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]);&quot;','&quot;;TRIM([.D83]);&quot;','&quot;;TRIM([.A83]);&quot;','&quot;;TRIM([.B83]);&quot;'&quot;;[.$F$1])" office:value-type="string" office:string-value="insert into harmonization_table (table_name, column_name, valid_value, final_value) values ('sample_table','host_geo_origin','USA: Thiensvill, Wisconsin','North America:USA:Wisconsin:Thiensville');" calcext:value-type="string">
            <text:p>insert into harmonization_table (table_name, column_name, valid_value, final_value) values ('sample_table','host_geo_origin','USA: Thiensvill, Wisconsin','North America:USA:Wisconsin:Thiensville');</text:p>
          </table:table-cell>
          <table:table-cell/>
        </table:table-row>
        <table:table-row table:style-name="ro1">
          <table:table-cell office:value-type="string" calcext:value-type="string">
            <text:p>USA: Grafton, Wisconsin</text:p>
          </table:table-cell>
          <table:table-cell office:value-type="string" calcext:value-type="string">
            <text:p>North America:USA:Wisconsin:Graf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]);&quot;','&quot;;TRIM([.D84]);&quot;','&quot;;TRIM([.A84]);&quot;','&quot;;TRIM([.B84]);&quot;'&quot;;[.$F$1])" office:value-type="string" office:string-value="insert into harmonization_table (table_name, column_name, valid_value, final_value) values ('sample_table','host_geo_origin','USA: Grafton, Wisconsin','North America:USA:Wisconsin:Grafton');" calcext:value-type="string">
            <text:p>insert into harmonization_table (table_name, column_name, valid_value, final_value) values ('sample_table','host_geo_origin','USA: Grafton, Wisconsin','North America:USA:Wisconsin:Grafton');</text:p>
          </table:table-cell>
          <table:table-cell/>
        </table:table-row>
        <table:table-row table:style-name="ro1">
          <table:table-cell office:value-type="string" calcext:value-type="string">
            <text:p>USA: Mequon, Wisconsin</text:p>
          </table:table-cell>
          <table:table-cell office:value-type="string" calcext:value-type="string">
            <text:p>North America:USA:Wisconsin:Mequ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]);&quot;','&quot;;TRIM([.D85]);&quot;','&quot;;TRIM([.A85]);&quot;','&quot;;TRIM([.B85]);&quot;'&quot;;[.$F$1])" office:value-type="string" office:string-value="insert into harmonization_table (table_name, column_name, valid_value, final_value) values ('sample_table','host_geo_origin','USA: Mequon, Wisconsin','North America:USA:Wisconsin:Mequon');" calcext:value-type="string">
            <text:p>insert into harmonization_table (table_name, column_name, valid_value, final_value) values ('sample_table','host_geo_origin','USA: Mequon, Wisconsin','North America:USA:Wisconsin:Mequon');</text:p>
          </table:table-cell>
          <table:table-cell/>
        </table:table-row>
        <table:table-row table:style-name="ro1">
          <table:table-cell office:value-type="string" calcext:value-type="string">
            <text:p>USA: Whitefish, Wisconsin</text:p>
          </table:table-cell>
          <table:table-cell office:value-type="string" calcext:value-type="string">
            <text:p>North America:USA:Wisconsin:Whitefish B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]);&quot;','&quot;;TRIM([.D86]);&quot;','&quot;;TRIM([.A86]);&quot;','&quot;;TRIM([.B86]);&quot;'&quot;;[.$F$1])" office:value-type="string" office:string-value="insert into harmonization_table (table_name, column_name, valid_value, final_value) values ('sample_table','host_geo_origin','USA: Whitefish, Wisconsin','North America:USA:Wisconsin:Whitefish Bay');" calcext:value-type="string">
            <text:p>insert into harmonization_table (table_name, column_name, valid_value, final_value) values ('sample_table','host_geo_origin','USA: Whitefish, Wisconsin','North America:USA:Wisconsin:Whitefish Bay');</text:p>
          </table:table-cell>
          <table:table-cell/>
        </table:table-row>
        <table:table-row table:style-name="ro1">
          <table:table-cell office:value-type="string" calcext:value-type="string">
            <text:p>USA: Pewaukee, Wisconsin</text:p>
          </table:table-cell>
          <table:table-cell office:value-type="string" calcext:value-type="string">
            <text:p>North America:USA:Wisconsin:Pe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]);&quot;','&quot;;TRIM([.D87]);&quot;','&quot;;TRIM([.A87]);&quot;','&quot;;TRIM([.B87]);&quot;'&quot;;[.$F$1])" office:value-type="string" office:string-value="insert into harmonization_table (table_name, column_name, valid_value, final_value) values ('sample_table','host_geo_origin','USA: Pewaukee, Wisconsin','North America:USA:Wisconsin:Pewaukee');" calcext:value-type="string">
            <text:p>insert into harmonization_table (table_name, column_name, valid_value, final_value) values ('sample_table','host_geo_origin','USA: Pewaukee, Wisconsin','North America:USA:Wisconsin:Pewaukee');</text:p>
          </table:table-cell>
          <table:table-cell/>
        </table:table-row>
        <table:table-row table:style-name="ro1">
          <table:table-cell office:value-type="string" calcext:value-type="string">
            <text:p>USA: Cudahy, Wisconsin</text:p>
          </table:table-cell>
          <table:table-cell office:value-type="string" calcext:value-type="string">
            <text:p>North America:USA:Wisconsin:Cudah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]);&quot;','&quot;;TRIM([.D88]);&quot;','&quot;;TRIM([.A88]);&quot;','&quot;;TRIM([.B88]);&quot;'&quot;;[.$F$1])" office:value-type="string" office:string-value="insert into harmonization_table (table_name, column_name, valid_value, final_value) values ('sample_table','host_geo_origin','USA: Cudahy, Wisconsin','North America:USA:Wisconsin:Cudahy');" calcext:value-type="string">
            <text:p>insert into harmonization_table (table_name, column_name, valid_value, final_value) values ('sample_table','host_geo_origin','USA: Cudahy, Wisconsin','North America:USA:Wisconsin:Cudahy');</text:p>
          </table:table-cell>
          <table:table-cell/>
        </table:table-row>
        <table:table-row table:style-name="ro1">
          <table:table-cell office:value-type="string" calcext:value-type="string">
            <text:p>USA: Glendale, Wisconsin</text:p>
          </table:table-cell>
          <table:table-cell office:value-type="string" calcext:value-type="string">
            <text:p>North America:USA:Wisconsin:Glenda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]);&quot;','&quot;;TRIM([.D89]);&quot;','&quot;;TRIM([.A89]);&quot;','&quot;;TRIM([.B89]);&quot;'&quot;;[.$F$1])" office:value-type="string" office:string-value="insert into harmonization_table (table_name, column_name, valid_value, final_value) values ('sample_table','host_geo_origin','USA: Glendale, Wisconsin','North America:USA:Wisconsin:Glendale');" calcext:value-type="string">
            <text:p>insert into harmonization_table (table_name, column_name, valid_value, final_value) values ('sample_table','host_geo_origin','USA: Glendale, Wisconsin','North America:USA:Wisconsin:Glendale');</text:p>
          </table:table-cell>
          <table:table-cell/>
        </table:table-row>
        <table:table-row table:style-name="ro1">
          <table:table-cell office:value-type="string" calcext:value-type="string">
            <text:p>USA: Greenfield, Wisconsin</text:p>
          </table:table-cell>
          <table:table-cell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]);&quot;','&quot;;TRIM([.D90]);&quot;','&quot;;TRIM([.A90]);&quot;','&quot;;TRIM([.B90]);&quot;'&quot;;[.$F$1])" office:value-type="string" office:string-value="insert into harmonization_table (table_name, column_name, valid_value, final_value) values ('sample_table','host_geo_origin','USA: Greenfield, Wisconsin','North America:USA:Wisconsin:Greenfield');" calcext:value-type="string">
            <text:p>insert into harmonization_table (table_name, column_name, valid_value, final_value) values ('sample_table','host_geo_origin','USA: Greenfield, Wisconsin','North America:USA:Wisconsin:Greenfield');</text:p>
          </table:table-cell>
          <table:table-cell/>
        </table:table-row>
        <table:table-row table:style-name="ro1">
          <table:table-cell office:value-type="string" calcext:value-type="string">
            <text:p>USA: South Milwaukee, Wisconsin</text:p>
          </table:table-cell>
          <table:table-cell office:value-type="string" calcext:value-type="string">
            <text:p>North America:USA:Wisconsin:South 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]);&quot;','&quot;;TRIM([.D91]);&quot;','&quot;;TRIM([.A91]);&quot;','&quot;;TRIM([.B91]);&quot;'&quot;;[.$F$1])" office:value-type="string" office:string-value="insert into harmonization_table (table_name, column_name, valid_value, final_value) values ('sample_table','host_geo_origin','USA: South Milwaukee, Wisconsin','North America:USA:Wisconsin:South Milwaukee');" calcext:value-type="string">
            <text:p>insert into harmonization_table (table_name, column_name, valid_value, final_value) values ('sample_table','host_geo_origin','USA: South Milwaukee, Wisconsin','North America:USA:Wisconsin:South Milwaukee');</text:p>
          </table:table-cell>
          <table:table-cell/>
        </table:table-row>
        <table:table-row table:style-name="ro1">
          <table:table-cell office:value-type="string" calcext:value-type="string">
            <text:p>USA: Elm Grove, Wisconsin</text:p>
          </table:table-cell>
          <table:table-cell office:value-type="string" calcext:value-type="string">
            <text:p>North America:USA:Wisconsin:Elm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]);&quot;','&quot;;TRIM([.D92]);&quot;','&quot;;TRIM([.A92]);&quot;','&quot;;TRIM([.B92]);&quot;'&quot;;[.$F$1])" office:value-type="string" office:string-value="insert into harmonization_table (table_name, column_name, valid_value, final_value) values ('sample_table','host_geo_origin','USA: Elm Grove, Wisconsin','North America:USA:Wisconsin:Elm Grove');" calcext:value-type="string">
            <text:p>insert into harmonization_table (table_name, column_name, valid_value, final_value) values ('sample_table','host_geo_origin','USA: Elm Grove, Wisconsin','North America:USA:Wisconsin:Elm Grove');</text:p>
          </table:table-cell>
          <table:table-cell/>
        </table:table-row>
        <table:table-row table:style-name="ro1">
          <table:table-cell office:value-type="string" calcext:value-type="string">
            <text:p>USA: Franklin, Wisconsin</text:p>
          </table:table-cell>
          <table:table-cell office:value-type="string" calcext:value-type="string">
            <text:p>North America:USA:Wisconsin:Frank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]);&quot;','&quot;;TRIM([.D93]);&quot;','&quot;;TRIM([.A93]);&quot;','&quot;;TRIM([.B93]);&quot;'&quot;;[.$F$1])" office:value-type="string" office:string-value="insert into harmonization_table (table_name, column_name, valid_value, final_value) values ('sample_table','host_geo_origin','USA: Franklin, Wisconsin','North America:USA:Wisconsin:Franklin');" calcext:value-type="string">
            <text:p>insert into harmonization_table (table_name, column_name, valid_value, final_value) values ('sample_table','host_geo_origin','USA: Franklin, Wisconsin','North America:USA:Wisconsin:Franklin');</text:p>
          </table:table-cell>
          <table:table-cell/>
        </table:table-row>
        <table:table-row table:style-name="ro1">
          <table:table-cell office:value-type="string" calcext:value-type="string">
            <text:p>USA: Brookfield, Wisconsin</text:p>
          </table:table-cell>
          <table:table-cell office:value-type="string" calcext:value-type="string">
            <text:p>North America:USA:Wisconsin:Brook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]);&quot;','&quot;;TRIM([.D94]);&quot;','&quot;;TRIM([.A94]);&quot;','&quot;;TRIM([.B94]);&quot;'&quot;;[.$F$1])" office:value-type="string" office:string-value="insert into harmonization_table (table_name, column_name, valid_value, final_value) values ('sample_table','host_geo_origin','USA: Brookfield, Wisconsin','North America:USA:Wisconsin:Brookfield');" calcext:value-type="string">
            <text:p>insert into harmonization_table (table_name, column_name, valid_value, final_value) values ('sample_table','host_geo_origin','USA: Brookfield, Wisconsin','North America:USA:Wisconsin:Brookfield');</text:p>
          </table:table-cell>
          <table:table-cell/>
        </table:table-row>
        <table:table-row table:style-name="ro1">
          <table:table-cell office:value-type="string" calcext:value-type="string">
            <text:p>USA: Campbellsp, Wisconsin</text:p>
          </table:table-cell>
          <table:table-cell office:value-type="string" calcext:value-type="string">
            <text:p>North America:USA:Wisconsin:Campbells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]);&quot;','&quot;;TRIM([.D95]);&quot;','&quot;;TRIM([.A95]);&quot;','&quot;;TRIM([.B95]);&quot;'&quot;;[.$F$1])" office:value-type="string" office:string-value="insert into harmonization_table (table_name, column_name, valid_value, final_value) values ('sample_table','host_geo_origin','USA: Campbellsp, Wisconsin','North America:USA:Wisconsin:Campbellsport');" calcext:value-type="string">
            <text:p>insert into harmonization_table (table_name, column_name, valid_value, final_value) values ('sample_table','host_geo_origin','USA: Campbellsp, Wisconsin','North America:USA:Wisconsin:Campbellsport');</text:p>
          </table:table-cell>
          <table:table-cell/>
        </table:table-row>
        <table:table-row table:style-name="ro1">
          <table:table-cell office:value-type="string" calcext:value-type="string">
            <text:p>USA: Green Field, Wisconsin</text:p>
          </table:table-cell>
          <table:table-cell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]);&quot;','&quot;;TRIM([.D96]);&quot;','&quot;;TRIM([.A96]);&quot;','&quot;;TRIM([.B96]);&quot;'&quot;;[.$F$1])" office:value-type="string" office:string-value="insert into harmonization_table (table_name, column_name, valid_value, final_value) values ('sample_table','host_geo_origin','USA: Green Field, Wisconsin','North America:USA:Wisconsin:Greenfield');" calcext:value-type="string">
            <text:p>insert into harmonization_table (table_name, column_name, valid_value, final_value) values ('sample_table','host_geo_origin','USA: Green Field, Wisconsin','North America:USA:Wisconsin:Greenfield');</text:p>
          </table:table-cell>
          <table:table-cell/>
        </table:table-row>
        <table:table-row table:style-name="ro1">
          <table:table-cell office:value-type="string" calcext:value-type="string">
            <text:p>USA: Oak Creek, Wisconsin</text:p>
          </table:table-cell>
          <table:table-cell office:value-type="string" calcext:value-type="string">
            <text:p>North America:USA:Wisconsin:Oak Cree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]);&quot;','&quot;;TRIM([.D97]);&quot;','&quot;;TRIM([.A97]);&quot;','&quot;;TRIM([.B97]);&quot;'&quot;;[.$F$1])" office:value-type="string" office:string-value="insert into harmonization_table (table_name, column_name, valid_value, final_value) values ('sample_table','host_geo_origin','USA: Oak Creek, Wisconsin','North America:USA:Wisconsin:Oak Creek');" calcext:value-type="string">
            <text:p>insert into harmonization_table (table_name, column_name, valid_value, final_value) values ('sample_table','host_geo_origin','USA: Oak Creek, Wisconsin','North America:USA:Wisconsin:Oak Creek');</text:p>
          </table:table-cell>
          <table:table-cell/>
        </table:table-row>
        <table:table-row table:style-name="ro1">
          <table:table-cell office:value-type="string" calcext:value-type="string">
            <text:p>USA: Jackson, Wisconsin</text:p>
          </table:table-cell>
          <table:table-cell office:value-type="string" calcext:value-type="string">
            <text:p>North America:USA:Wisconsin:Jack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]);&quot;','&quot;;TRIM([.D98]);&quot;','&quot;;TRIM([.A98]);&quot;','&quot;;TRIM([.B98]);&quot;'&quot;;[.$F$1])" office:value-type="string" office:string-value="insert into harmonization_table (table_name, column_name, valid_value, final_value) values ('sample_table','host_geo_origin','USA: Jackson, Wisconsin','North America:USA:Wisconsin:Jackson');" calcext:value-type="string">
            <text:p>insert into harmonization_table (table_name, column_name, valid_value, final_value) values ('sample_table','host_geo_origin','USA: Jackson, Wisconsin','North America:USA:Wisconsin:Jackson');</text:p>
          </table:table-cell>
          <table:table-cell/>
        </table:table-row>
        <table:table-row table:style-name="ro1">
          <table:table-cell office:value-type="string" calcext:value-type="string">
            <text:p>USA: Wauwatosa, Wisconsin</text:p>
          </table:table-cell>
          <table:table-cell office:value-type="string" calcext:value-type="string">
            <text:p>North America:USA:Wisconsin:Wauwato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]);&quot;','&quot;;TRIM([.D99]);&quot;','&quot;;TRIM([.A99]);&quot;','&quot;;TRIM([.B99]);&quot;'&quot;;[.$F$1])" office:value-type="string" office:string-value="insert into harmonization_table (table_name, column_name, valid_value, final_value) values ('sample_table','host_geo_origin','USA: Wauwatosa, Wisconsin','North America:USA:Wisconsin:Wauwatosa');" calcext:value-type="string">
            <text:p>insert into harmonization_table (table_name, column_name, valid_value, final_value) values ('sample_table','host_geo_origin','USA: Wauwatosa, Wisconsin','North America:USA:Wisconsin:Wauwatosa');</text:p>
          </table:table-cell>
          <table:table-cell/>
        </table:table-row>
        <table:table-row table:style-name="ro1">
          <table:table-cell office:value-type="string" calcext:value-type="string">
            <text:p>USA: New Berlin, Wisconsin</text:p>
          </table:table-cell>
          <table:table-cell office:value-type="string" calcext:value-type="string">
            <text:p>North America:USA:Wisconsin:New Ber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]);&quot;','&quot;;TRIM([.D100]);&quot;','&quot;;TRIM([.A100]);&quot;','&quot;;TRIM([.B100]);&quot;'&quot;;[.$F$1])" office:value-type="string" office:string-value="insert into harmonization_table (table_name, column_name, valid_value, final_value) values ('sample_table','host_geo_origin','USA: New Berlin, Wisconsin','North America:USA:Wisconsin:New Berlin');" calcext:value-type="string">
            <text:p>insert into harmonization_table (table_name, column_name, valid_value, final_value) values ('sample_table','host_geo_origin','USA: New Berlin, Wisconsin','North America:USA:Wisconsin:New Berlin');</text:p>
          </table:table-cell>
          <table:table-cell/>
        </table:table-row>
        <table:table-row table:style-name="ro1">
          <table:table-cell office:value-type="string" calcext:value-type="string">
            <text:p>USA: New York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]);&quot;','&quot;;TRIM([.D101]);&quot;','&quot;;TRIM([.A101]);&quot;','&quot;;TRIM([.B101]);&quot;'&quot;;[.$F$1])" office:value-type="string" office:string-value="insert into harmonization_table (table_name, column_name, valid_value, final_value) values ('sample_table','host_geo_origin','USA: New York','North America:USA:New York:-');" calcext:value-type="string">
            <text:p>insert into harmonization_table (table_name, column_name, valid_value, final_value) values ('sample_table','host_geo_origin','USA: New York','North America:USA:New York:-');</text:p>
          </table:table-cell>
          <table:table-cell/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]);&quot;','&quot;;TRIM([.D102]);&quot;','&quot;;TRIM([.A102]);&quot;','&quot;;TRIM([.B102]);&quot;'&quot;;[.$F$1])" office:value-type="string" office:string-value="insert into harmonization_table (table_name, column_name, valid_value, final_value) values ('sample_table','host_geo_origin','Germany: Heinsberg','Europe:Germany:North Rhine Westphalia:Heinsberg District');" calcext:value-type="string">
            <text:p>insert into harmonization_table (table_name, column_name, valid_value, final_value) values ('sample_table','host_geo_origin','Germany: Heinsberg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North Rhine Westphalia:Dusseldor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]);&quot;','&quot;;TRIM([.D103]);&quot;','&quot;;TRIM([.A103]);&quot;','&quot;;TRIM([.B103]);&quot;'&quot;;[.$F$1])" office:value-type="string" office:string-value="insert into harmonization_table (table_name, column_name, valid_value, final_value) values ('sample_table','host_geo_origin','Germany: Dusseldorf','Europe:Germany:North Rhine Westphalia:Dusseldorf');" calcext:value-type="string">
            <text:p>insert into harmonization_table (table_name, column_name, valid_value, final_value) values ('sample_table','host_geo_origin','Germany: Dusseldorf','Europe:Germany:North Rhine Westphalia:Dusseldorf');</text:p>
          </table:table-cell>
          <table:table-cell/>
        </table:table-row>
        <table:table-row table:style-name="ro1">
          <table:table-cell office:value-type="string" calcext:value-type="string">
            <text:p>USA: Californi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]);&quot;','&quot;;TRIM([.D104]);&quot;','&quot;;TRIM([.A104]);&quot;','&quot;;TRIM([.B104]);&quot;'&quot;;[.$F$1])" office:value-type="string" office:string-value="insert into harmonization_table (table_name, column_name, valid_value, final_value) values ('sample_table','host_geo_origin','USA: California','North America:USA:California:-');" calcext:value-type="string">
            <text:p>insert into harmonization_table (table_name, column_name, valid_value, final_value) values ('sample_table','host_geo_origin','USA: Californi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]);&quot;','&quot;;TRIM([.D105]);&quot;','&quot;;TRIM([.A105]);&quot;','&quot;;TRIM([.B105]);&quot;'&quot;;[.$F$1])" office:value-type="string" office:string-value="insert into harmonization_table (table_name, column_name, valid_value, final_value) values ('sample_table','host_geo_origin','USA: Illinois','North America:USA:Illinois:-');" calcext:value-type="string">
            <text:p>insert into harmonization_table (table_name, column_name, valid_value, final_value) values ('sample_table','host_geo_origin','USA: Illinois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USA: Texas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]);&quot;','&quot;;TRIM([.D106]);&quot;','&quot;;TRIM([.A106]);&quot;','&quot;;TRIM([.B106]);&quot;'&quot;;[.$F$1])" office:value-type="string" office:string-value="insert into harmonization_table (table_name, column_name, valid_value, final_value) values ('sample_table','host_geo_origin','USA: Texas','North America:USA:Texas:-');" calcext:value-type="string">
            <text:p>insert into harmonization_table (table_name, column_name, valid_value, final_value) values ('sample_table','host_geo_origin','USA: Texas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USA: Arizona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]);&quot;','&quot;;TRIM([.D107]);&quot;','&quot;;TRIM([.A107]);&quot;','&quot;;TRIM([.B107]);&quot;'&quot;;[.$F$1])" office:value-type="string" office:string-value="insert into harmonization_table (table_name, column_name, valid_value, final_value) values ('sample_table','host_geo_origin','USA: Arizona','North America:USA:Arizona:-');" calcext:value-type="string">
            <text:p>insert into harmonization_table (table_name, column_name, valid_value, final_value) values ('sample_table','host_geo_origin','USA: Arizona','North America:USA:Arizona:-');</text:p>
          </table:table-cell>
          <table:table-cell/>
        </table:table-row>
        <table:table-row table:style-name="ro1">
          <table:table-cell office:value-type="string" calcext:value-type="string">
            <text:p>USA: Massachusetts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]);&quot;','&quot;;TRIM([.D108]);&quot;','&quot;;TRIM([.A108]);&quot;','&quot;;TRIM([.B108]);&quot;'&quot;;[.$F$1])" office:value-type="string" office:string-value="insert into harmonization_table (table_name, column_name, valid_value, final_value) values ('sample_table','host_geo_origin','USA: Massachusetts','North America:USA:Massachusetts:-');" calcext:value-type="string">
            <text:p>insert into harmonization_table (table_name, column_name, valid_value, final_value) values ('sample_table','host_geo_origin','USA: Massachusetts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USA: Iowa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]);&quot;','&quot;;TRIM([.D109]);&quot;','&quot;;TRIM([.A109]);&quot;','&quot;;TRIM([.B109]);&quot;'&quot;;[.$F$1])" office:value-type="string" office:string-value="insert into harmonization_table (table_name, column_name, valid_value, final_value) values ('sample_table','host_geo_origin','USA: Iowa','North America:USA:Iowa:-');" calcext:value-type="string">
            <text:p>insert into harmonization_table (table_name, column_name, valid_value, final_value) values ('sample_table','host_geo_origin','USA: Iowa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]);&quot;','&quot;;TRIM([.D110]);&quot;','&quot;;TRIM([.A110]);&quot;','&quot;;TRIM([.B110]);&quot;'&quot;;[.$F$1])" office:value-type="string" office:string-value="insert into harmonization_table (table_name, column_name, valid_value, final_value) values ('sample_table','host_geo_origin','USA: Virginia','North America:USA:Virginia:-');" calcext:value-type="string">
            <text:p>insert into harmonization_table (table_name, column_name, valid_value, final_value) values ('sample_table','host_geo_origin','USA: 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USA: South Carolina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]);&quot;','&quot;;TRIM([.D111]);&quot;','&quot;;TRIM([.A111]);&quot;','&quot;;TRIM([.B111]);&quot;'&quot;;[.$F$1])" office:value-type="string" office:string-value="insert into harmonization_table (table_name, column_name, valid_value, final_value) values ('sample_table','host_geo_origin','USA: South Carolina','North America:USA:South Carolina:-');" calcext:value-type="string">
            <text:p>insert into harmonization_table (table_name, column_name, valid_value, final_value) values ('sample_table','host_geo_origin','USA: South Carolina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USA: New Jersey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]);&quot;','&quot;;TRIM([.D112]);&quot;','&quot;;TRIM([.A112]);&quot;','&quot;;TRIM([.B112]);&quot;'&quot;;[.$F$1])" office:value-type="string" office:string-value="insert into harmonization_table (table_name, column_name, valid_value, final_value) values ('sample_table','host_geo_origin','USA: New Jersey','North America:USA:New Jersey:-');" calcext:value-type="string">
            <text:p>insert into harmonization_table (table_name, column_name, valid_value, final_value) values ('sample_table','host_geo_origin','USA: New Jersey','North America:USA:New Jersey:-');</text:p>
          </table:table-cell>
          <table:table-cell/>
        </table:table-row>
        <table:table-row table:style-name="ro1">
          <table:table-cell office:value-type="string" calcext:value-type="string">
            <text:p>India:Gujarat,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]);&quot;','&quot;;TRIM([.D113]);&quot;','&quot;;TRIM([.A113]);&quot;','&quot;;TRIM([.B113]);&quot;'&quot;;[.$F$1])" office:value-type="string" office:string-value="insert into harmonization_table (table_name, column_name, valid_value, final_value) values ('sample_table','host_geo_origin','India:Gujarat, Gandhinagar','Asia:India:Gujarat:Gandhinagar');" calcext:value-type="string">
            <text:p>insert into harmonization_table (table_name, column_name, valid_value, final_value) values ('sample_table','host_geo_origin','India:Gujarat,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Gujarat,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]);&quot;','&quot;;TRIM([.D114]);&quot;','&quot;;TRIM([.A114]);&quot;','&quot;;TRIM([.B114]);&quot;'&quot;;[.$F$1])" office:value-type="string" office:string-value="insert into harmonization_table (table_name, column_name, valid_value, final_value) values ('sample_table','host_geo_origin','India:Gujarat, Mansa','Asia:India:Gujarat:Mansa');" calcext:value-type="string">
            <text:p>insert into harmonization_table (table_name, column_name, valid_value, final_value) values ('sample_table','host_geo_origin','India:Gujarat,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India:Gujarat,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]);&quot;','&quot;;TRIM([.D115]);&quot;','&quot;;TRIM([.A115]);&quot;','&quot;;TRIM([.B115]);&quot;'&quot;;[.$F$1])" office:value-type="string" office:string-value="insert into harmonization_table (table_name, column_name, valid_value, final_value) values ('sample_table','host_geo_origin','India:Gujarat, Ahmedabad','Asia:India:Gujarat:Ahmedabad');" calcext:value-type="string">
            <text:p>insert into harmonization_table (table_name, column_name, valid_value, final_value) values ('sample_table','host_geo_origin','India:Gujarat,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USA: River Hills, Wisconsin</text:p>
          </table:table-cell>
          <table:table-cell office:value-type="string" calcext:value-type="string">
            <text:p>North America:USA:Wisconsin:River Hi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]);&quot;','&quot;;TRIM([.D116]);&quot;','&quot;;TRIM([.A116]);&quot;','&quot;;TRIM([.B116]);&quot;'&quot;;[.$F$1])" office:value-type="string" office:string-value="insert into harmonization_table (table_name, column_name, valid_value, final_value) values ('sample_table','host_geo_origin','USA: River Hills, Wisconsin','North America:USA:Wisconsin:River Hills');" calcext:value-type="string">
            <text:p>insert into harmonization_table (table_name, column_name, valid_value, final_value) values ('sample_table','host_geo_origin','USA: River Hills, Wisconsin','North America:USA:Wisconsin:River Hills');</text:p>
          </table:table-cell>
          <table:table-cell/>
        </table:table-row>
        <table:table-row table:style-name="ro1">
          <table:table-cell office:value-type="string" calcext:value-type="string">
            <text:p>USA: Greater Milwakuee Area, Wisconsin</text:p>
          </table:table-cell>
          <table:table-cell office:value-type="string" calcext:value-type="string">
            <text:p>North America:USA:Wisconsin:Greater Milwaukee Are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]);&quot;','&quot;;TRIM([.D117]);&quot;','&quot;;TRIM([.A117]);&quot;','&quot;;TRIM([.B117]);&quot;'&quot;;[.$F$1])" office:value-type="string" office:string-value="insert into harmonization_table (table_name, column_name, valid_value, final_value) values ('sample_table','host_geo_origin','USA: Greater Milwakuee Area, Wisconsin','North America:USA:Wisconsin:Greater Milwaukee Area');" calcext:value-type="string">
            <text:p>insert into harmonization_table (table_name, column_name, valid_value, final_value) values ('sample_table','host_geo_origin','USA: Greater Milwakuee Area, Wisconsin','North America:USA:Wisconsin:Greater Milwaukee Area');</text:p>
          </table:table-cell>
          <table:table-cell/>
        </table:table-row>
        <table:table-row table:style-name="ro1">
          <table:table-cell office:value-type="string" calcext:value-type="string">
            <text:p>USA: Brown Deer, Wisconsin</text:p>
          </table:table-cell>
          <table:table-cell office:value-type="string" calcext:value-type="string">
            <text:p>North America:USA:Wisconsin:Brown De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]);&quot;','&quot;;TRIM([.D118]);&quot;','&quot;;TRIM([.A118]);&quot;','&quot;;TRIM([.B118]);&quot;'&quot;;[.$F$1])" office:value-type="string" office:string-value="insert into harmonization_table (table_name, column_name, valid_value, final_value) values ('sample_table','host_geo_origin','USA: Brown Deer, Wisconsin','North America:USA:Wisconsin:Brown Deer');" calcext:value-type="string">
            <text:p>insert into harmonization_table (table_name, column_name, valid_value, final_value) values ('sample_table','host_geo_origin','USA: Brown Deer, Wisconsin','North America:USA:Wisconsin:Brown Deer');</text:p>
          </table:table-cell>
          <table:table-cell/>
        </table:table-row>
        <table:table-row table:style-name="ro1">
          <table:table-cell office:value-type="string" calcext:value-type="string">
            <text:p>USA: Bayside, Wisconsin</text:p>
          </table:table-cell>
          <table:table-cell office:value-type="string" calcext:value-type="string">
            <text:p>North America:USA:Wisconsin:Baysi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]);&quot;','&quot;;TRIM([.D119]);&quot;','&quot;;TRIM([.A119]);&quot;','&quot;;TRIM([.B119]);&quot;'&quot;;[.$F$1])" office:value-type="string" office:string-value="insert into harmonization_table (table_name, column_name, valid_value, final_value) values ('sample_table','host_geo_origin','USA: Bayside, Wisconsin','North America:USA:Wisconsin:Bayside');" calcext:value-type="string">
            <text:p>insert into harmonization_table (table_name, column_name, valid_value, final_value) values ('sample_table','host_geo_origin','USA: Bayside, Wisconsin','North America:USA:Wisconsin:Bayside');</text:p>
          </table:table-cell>
          <table:table-cell/>
        </table:table-row>
        <table:table-row table:style-name="ro1">
          <table:table-cell office:value-type="string" calcext:value-type="string">
            <text:p>USA: Hartford, Wisconsin</text:p>
          </table:table-cell>
          <table:table-cell office:value-type="string" calcext:value-type="string">
            <text:p>North America:USA:Wisconsin:Hartfor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]);&quot;','&quot;;TRIM([.D120]);&quot;','&quot;;TRIM([.A120]);&quot;','&quot;;TRIM([.B120]);&quot;'&quot;;[.$F$1])" office:value-type="string" office:string-value="insert into harmonization_table (table_name, column_name, valid_value, final_value) values ('sample_table','host_geo_origin','USA: Hartford, Wisconsin','North America:USA:Wisconsin:Hartford');" calcext:value-type="string">
            <text:p>insert into harmonization_table (table_name, column_name, valid_value, final_value) values ('sample_table','host_geo_origin','USA: Hartford, Wisconsin','North America:USA:Wisconsin:Hartford');</text:p>
          </table:table-cell>
          <table:table-cell/>
        </table:table-row>
        <table:table-row table:style-name="ro1">
          <table:table-cell office:value-type="string" calcext:value-type="string">
            <text:p>USA: Slinger, Wisconsin</text:p>
          </table:table-cell>
          <table:table-cell office:value-type="string" calcext:value-type="string">
            <text:p>North America:USA:Wisconsin:Sling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]);&quot;','&quot;;TRIM([.D121]);&quot;','&quot;;TRIM([.A121]);&quot;','&quot;;TRIM([.B121]);&quot;'&quot;;[.$F$1])" office:value-type="string" office:string-value="insert into harmonization_table (table_name, column_name, valid_value, final_value) values ('sample_table','host_geo_origin','USA: Slinger, Wisconsin','North America:USA:Wisconsin:Slinger');" calcext:value-type="string">
            <text:p>insert into harmonization_table (table_name, column_name, valid_value, final_value) values ('sample_table','host_geo_origin','USA: Slinger, Wisconsin','North America:USA:Wisconsin:Slinger');</text:p>
          </table:table-cell>
          <table:table-cell/>
        </table:table-row>
        <table:table-row table:style-name="ro1">
          <table:table-cell office:value-type="string" calcext:value-type="string">
            <text:p>USA: Saukville, Wisconsin</text:p>
          </table:table-cell>
          <table:table-cell office:value-type="string" calcext:value-type="string">
            <text:p>North America:USA:Wisconsin:Sauk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]);&quot;','&quot;;TRIM([.D122]);&quot;','&quot;;TRIM([.A122]);&quot;','&quot;;TRIM([.B122]);&quot;'&quot;;[.$F$1])" office:value-type="string" office:string-value="insert into harmonization_table (table_name, column_name, valid_value, final_value) values ('sample_table','host_geo_origin','USA: Saukville, Wisconsin','North America:USA:Wisconsin:Saukville');" calcext:value-type="string">
            <text:p>insert into harmonization_table (table_name, column_name, valid_value, final_value) values ('sample_table','host_geo_origin','USA: Saukville, Wisconsin','North America:USA:Wisconsin:Saukville');</text:p>
          </table:table-cell>
          <table:table-cell/>
        </table:table-row>
        <table:table-row table:style-name="ro1">
          <table:table-cell office:value-type="string" calcext:value-type="string">
            <text:p>India:Gujarat, Surat</text:p>
          </table:table-cell>
          <table:table-cell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]);&quot;','&quot;;TRIM([.D123]);&quot;','&quot;;TRIM([.A123]);&quot;','&quot;;TRIM([.B123]);&quot;'&quot;;[.$F$1])" office:value-type="string" office:string-value="insert into harmonization_table (table_name, column_name, valid_value, final_value) values ('sample_table','host_geo_origin','India:Gujarat, Surat','Asia:India:Gujarat:Surat');" calcext:value-type="string">
            <text:p>insert into harmonization_table (table_name, column_name, valid_value, final_value) values ('sample_table','host_geo_origin','India:Gujarat, Surat','Asia:India:Gujarat:Surat');</text:p>
          </table:table-cell>
          <table:table-cell/>
        </table:table-row>
        <table:table-row table:style-name="ro1">
          <table:table-cell office:value-type="string" calcext:value-type="string">
            <text:p>India: Gujarat,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]);&quot;','&quot;;TRIM([.D124]);&quot;','&quot;;TRIM([.A124]);&quot;','&quot;;TRIM([.B124]);&quot;'&quot;;[.$F$1])" office:value-type="string" office:string-value="insert into harmonization_table (table_name, column_name, valid_value, final_value) values ('sample_table','host_geo_origin','India: Gujarat, Ahmedabad','Asia:India:Gujarat:Ahmedabad');" calcext:value-type="string">
            <text:p>insert into harmonization_table (table_name, column_name, valid_value, final_value) values ('sample_table','host_geo_origin','India: Gujarat,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India: Gujarat, Dhansura</text:p>
          </table:table-cell>
          <table:table-cell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]);&quot;','&quot;;TRIM([.D125]);&quot;','&quot;;TRIM([.A125]);&quot;','&quot;;TRIM([.B125]);&quot;'&quot;;[.$F$1])" office:value-type="string" office:string-value="insert into harmonization_table (table_name, column_name, valid_value, final_value) values ('sample_table','host_geo_origin','India: Gujarat, Dhansura','Asia:India:Gujarat:Dhansura');" calcext:value-type="string">
            <text:p>insert into harmonization_table (table_name, column_name, valid_value, final_value) values ('sample_table','host_geo_origin','India: Gujarat, Dhansura','Asia:India:Gujarat:Dhansura');</text:p>
          </table:table-cell>
          <table:table-cell/>
        </table:table-row>
        <table:table-row table:style-name="ro1">
          <table:table-cell office:value-type="string" calcext:value-type="string">
            <text:p>India: Gujarat, Modasa</text:p>
          </table:table-cell>
          <table:table-cell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]);&quot;','&quot;;TRIM([.D126]);&quot;','&quot;;TRIM([.A126]);&quot;','&quot;;TRIM([.B126]);&quot;'&quot;;[.$F$1])" office:value-type="string" office:string-value="insert into harmonization_table (table_name, column_name, valid_value, final_value) values ('sample_table','host_geo_origin','India: Gujarat, Modasa','Asia:India:Gujarat:Modasa');" calcext:value-type="string">
            <text:p>insert into harmonization_table (table_name, column_name, valid_value, final_value) values ('sample_table','host_geo_origin','India: Gujarat, Modasa','Asia:India:Gujarat:Modasa');</text:p>
          </table:table-cell>
          <table:table-cell/>
        </table:table-row>
        <table:table-row table:style-name="ro1">
          <table:table-cell office:value-type="string" calcext:value-type="string">
            <text:p>India: Gujarat, Prantij</text:p>
          </table:table-cell>
          <table:table-cell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]);&quot;','&quot;;TRIM([.D127]);&quot;','&quot;;TRIM([.A127]);&quot;','&quot;;TRIM([.B127]);&quot;'&quot;;[.$F$1])" office:value-type="string" office:string-value="insert into harmonization_table (table_name, column_name, valid_value, final_value) values ('sample_table','host_geo_origin','India: Gujarat, Prantij','Asia:India:Gujarat:Prantij');" calcext:value-type="string">
            <text:p>insert into harmonization_table (table_name, column_name, valid_value, final_value) values ('sample_table','host_geo_origin','India: Gujarat, Prantij','Asia:India:Gujarat:Prantij');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]);&quot;','&quot;;TRIM([.D128]);&quot;','&quot;;TRIM([.A128]);&quot;','&quot;;TRIM([.B128]);&quot;'&quot;;[.$F$1])" office:value-type="string" office:string-value="insert into harmonization_table (table_name, column_name, valid_value, final_value) values ('sample_table','host_geo_origin','Colombia','South America:Colombia:-:-');" calcext:value-type="string">
            <text:p>insert into harmonization_table (table_name, column_name, valid_value, final_value) values ('sample_table','host_geo_origin','Colombia','South America:Colombia:-:-');</text:p>
          </table:table-cell>
          <table:table-cell/>
        </table:table-row>
        <table:table-row table:style-name="ro1">
          <table:table-cell office:value-type="string" calcext:value-type="string">
            <text:p>India: Gujarat,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]);&quot;','&quot;;TRIM([.D129]);&quot;','&quot;;TRIM([.A129]);&quot;','&quot;;TRIM([.B129]);&quot;'&quot;;[.$F$1])" office:value-type="string" office:string-value="insert into harmonization_table (table_name, column_name, valid_value, final_value) values ('sample_table','host_geo_origin','India: Gujarat, Gandhinagar','Asia:India:Gujarat:Gandhinagar');" calcext:value-type="string">
            <text:p>insert into harmonization_table (table_name, column_name, valid_value, final_value) values ('sample_table','host_geo_origin','India: Gujarat,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 Gujarat, Himatnagar</text:p>
          </table:table-cell>
          <table:table-cell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]);&quot;','&quot;;TRIM([.D130]);&quot;','&quot;;TRIM([.A130]);&quot;','&quot;;TRIM([.B130]);&quot;'&quot;;[.$F$1])" office:value-type="string" office:string-value="insert into harmonization_table (table_name, column_name, valid_value, final_value) values ('sample_table','host_geo_origin','India: Gujarat, Himatnagar','Asia:India:Gujarat:Himatnagar');" calcext:value-type="string">
            <text:p>insert into harmonization_table (table_name, column_name, valid_value, final_value) values ('sample_table','host_geo_origin','India: Gujarat, Himatnagar','Asia:India:Gujarat:Himatnagar');</text:p>
          </table:table-cell>
          <table:table-cell/>
        </table:table-row>
        <table:table-row table:style-name="ro1">
          <table:table-cell office:value-type="string" calcext:value-type="string">
            <text:p>India: Gujarat,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]);&quot;','&quot;;TRIM([.D131]);&quot;','&quot;;TRIM([.A131]);&quot;','&quot;;TRIM([.B131]);&quot;'&quot;;[.$F$1])" office:value-type="string" office:string-value="insert into harmonization_table (table_name, column_name, valid_value, final_value) values ('sample_table','host_geo_origin','India: Gujarat, Mansa','Asia:India:Gujarat:Mansa');" calcext:value-type="string">
            <text:p>insert into harmonization_table (table_name, column_name, valid_value, final_value) values ('sample_table','host_geo_origin','India: Gujarat,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India: Gujarat, Dahegam</text:p>
          </table:table-cell>
          <table:table-cell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]);&quot;','&quot;;TRIM([.D132]);&quot;','&quot;;TRIM([.A132]);&quot;','&quot;;TRIM([.B132]);&quot;'&quot;;[.$F$1])" office:value-type="string" office:string-value="insert into harmonization_table (table_name, column_name, valid_value, final_value) values ('sample_table','host_geo_origin','India: Gujarat, Dahegam','Asia:India:Gujarat:Dahegam');" calcext:value-type="string">
            <text:p>insert into harmonization_table (table_name, column_name, valid_value, final_value) values ('sample_table','host_geo_origin','India: Gujarat, Dahegam','Asia:India:Gujarat:Dahegam');</text:p>
          </table:table-cell>
          <table:table-cell/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]);&quot;','&quot;;TRIM([.D133]);&quot;','&quot;;TRIM([.A133]);&quot;','&quot;;TRIM([.B133]);&quot;'&quot;;[.$F$1])" office:value-type="string" office:string-value="insert into harmonization_table (table_name, column_name, valid_value, final_value) values ('sample_table','host_geo_origin','USA: CA, San Diego County','North America:USA:California:San Diego County');" calcext:value-type="string">
            <text:p>insert into harmonization_table (table_name, column_name, valid_value, final_value) values ('sample_table','host_geo_origin','USA: CA,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]);&quot;','&quot;;TRIM([.D134]);&quot;','&quot;;TRIM([.A134]);&quot;','&quot;;TRIM([.B134]);&quot;'&quot;;[.$F$1])" office:value-type="string" office:string-value="insert into harmonization_table (table_name, column_name, valid_value, final_value) values ('sample_table','host_geo_origin','Denmark','Europe:Denmark:-:-');" calcext:value-type="string">
            <text:p>insert into harmonization_table (table_name, column_name, valid_value, final_value) values ('sample_table','host_geo_origin','Denmark','Europe:Denmark:-:-');</text:p>
          </table:table-cell>
          <table:table-cell/>
        </table:table-row>
        <table:table-row table:style-name="ro1">
          <table:table-cell office:value-type="string" calcext:value-type="string">
            <text:p>Denmark:not provided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]);&quot;','&quot;;TRIM([.D135]);&quot;','&quot;;TRIM([.A135]);&quot;','&quot;;TRIM([.B135]);&quot;'&quot;;[.$F$1])" office:value-type="string" office:string-value="insert into harmonization_table (table_name, column_name, valid_value, final_value) values ('sample_table','host_geo_origin','Denmark:not provided','Europe:Denmark:-:-');" calcext:value-type="string">
            <text:p>insert into harmonization_table (table_name, column_name, valid_value, final_value) values ('sample_table','host_geo_origin','Denmark:not provided','Europe:Denmark:-:-');</text:p>
          </table:table-cell>
          <table:table-cell/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]);&quot;','&quot;;TRIM([.D136]);&quot;','&quot;;TRIM([.A136]);&quot;','&quot;;TRIM([.B136]);&quot;'&quot;;[.$F$1])" office:value-type="string" office:string-value="insert into harmonization_table (table_name, column_name, valid_value, final_value) values ('sample_table','host_geo_origin','United Kingdom:England','Europe:United Kingdom:England:-');" calcext:value-type="string">
            <text:p>insert into harmonization_table (table_name, column_name, valid_value, final_value) values ('sample_table','host_geo_origin','United Kingdom:England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7]);&quot;','&quot;;TRIM([.D137]);&quot;','&quot;;TRIM([.A137]);&quot;','&quot;;TRIM([.B137]);&quot;'&quot;;[.$F$1])" office:value-type="string" office:string-value="insert into harmonization_table (table_name, column_name, valid_value, final_value) values ('sample_table','host_geo_origin','United Kingdom:Scotland','Europe:United Kingdom:Scotland:-');" calcext:value-type="string">
            <text:p>insert into harmonization_table (table_name, column_name, valid_value, final_value) values ('sample_table','host_geo_origin','United Kingdom:Scotland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Netherlands:Delft</text:p>
          </table:table-cell>
          <table:table-cell office:value-type="string" calcext:value-type="string">
            <text:p>Europe:Netherlands:South Holland:Delf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8]);&quot;','&quot;;TRIM([.D138]);&quot;','&quot;;TRIM([.A138]);&quot;','&quot;;TRIM([.B138]);&quot;'&quot;;[.$F$1])" office:value-type="string" office:string-value="insert into harmonization_table (table_name, column_name, valid_value, final_value) values ('sample_table','host_geo_origin','Netherlands:Delft','Europe:Netherlands:South Holland:Delft');" calcext:value-type="string">
            <text:p>insert into harmonization_table (table_name, column_name, valid_value, final_value) values ('sample_table','host_geo_origin','Netherlands:Delft','Europe:Netherlands:South Holland:Delft');</text:p>
          </table:table-cell>
          <table:table-cell/>
        </table:table-row>
        <table:table-row table:style-name="ro1">
          <table:table-cell office:value-type="string" calcext:value-type="string">
            <text:p>Netherlands:Nieuwendijk</text:p>
          </table:table-cell>
          <table:table-cell office:value-type="string" calcext:value-type="string">
            <text:p>Europe:Netherlands:North Brabant:Nieuwend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9]);&quot;','&quot;;TRIM([.D139]);&quot;','&quot;;TRIM([.A139]);&quot;','&quot;;TRIM([.B139]);&quot;'&quot;;[.$F$1])" office:value-type="string" office:string-value="insert into harmonization_table (table_name, column_name, valid_value, final_value) values ('sample_table','host_geo_origin','Netherlands:Nieuwendijk','Europe:Netherlands:North Brabant:Nieuwendijk');" calcext:value-type="string">
            <text:p>insert into harmonization_table (table_name, column_name, valid_value, final_value) values ('sample_table','host_geo_origin','Netherlands:Nieuwendijk','Europe:Netherlands:North Brabant:Nieuwendijk');</text:p>
          </table:table-cell>
          <table:table-cell/>
        </table:table-row>
        <table:table-row table:style-name="ro1">
          <table:table-cell office:value-type="string" calcext:value-type="string">
            <text:p>Netherlands:Diemen</text:p>
          </table:table-cell>
          <table:table-cell office:value-type="string" calcext:value-type="string">
            <text:p>Europe:Netherlands:North Holland:Die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0]);&quot;','&quot;;TRIM([.D140]);&quot;','&quot;;TRIM([.A140]);&quot;','&quot;;TRIM([.B140]);&quot;'&quot;;[.$F$1])" office:value-type="string" office:string-value="insert into harmonization_table (table_name, column_name, valid_value, final_value) values ('sample_table','host_geo_origin','Netherlands:Diemen','Europe:Netherlands:North Holland:Diemen');" calcext:value-type="string">
            <text:p>insert into harmonization_table (table_name, column_name, valid_value, final_value) values ('sample_table','host_geo_origin','Netherlands:Diemen','Europe:Netherlands:North Holland:Diemen');</text:p>
          </table:table-cell>
          <table:table-cell/>
        </table:table-row>
        <table:table-row table:style-name="ro1">
          <table:table-cell office:value-type="string" calcext:value-type="string">
            <text:p>Netherlands:Oss</text:p>
          </table:table-cell>
          <table:table-cell office:value-type="string" calcext:value-type="string">
            <text:p>Europe:Netherlands:North Brabant: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1]);&quot;','&quot;;TRIM([.D141]);&quot;','&quot;;TRIM([.A141]);&quot;','&quot;;TRIM([.B141]);&quot;'&quot;;[.$F$1])" office:value-type="string" office:string-value="insert into harmonization_table (table_name, column_name, valid_value, final_value) values ('sample_table','host_geo_origin','Netherlands:Oss','Europe:Netherlands:North Brabant:Oss');" calcext:value-type="string">
            <text:p>insert into harmonization_table (table_name, column_name, valid_value, final_value) values ('sample_table','host_geo_origin','Netherlands:Oss','Europe:Netherlands:North Brabant:Oss');</text:p>
          </table:table-cell>
          <table:table-cell/>
        </table:table-row>
        <table:table-row table:style-name="ro1">
          <table:table-cell office:value-type="string" calcext:value-type="string">
            <text:p>Netherlands:Houten</text:p>
          </table:table-cell>
          <table:table-cell office:value-type="string" calcext:value-type="string">
            <text:p>Europe:Netherlands:Utrecht:Hout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2]);&quot;','&quot;;TRIM([.D142]);&quot;','&quot;;TRIM([.A142]);&quot;','&quot;;TRIM([.B142]);&quot;'&quot;;[.$F$1])" office:value-type="string" office:string-value="insert into harmonization_table (table_name, column_name, valid_value, final_value) values ('sample_table','host_geo_origin','Netherlands:Houten','Europe:Netherlands:Utrecht:Houten');" calcext:value-type="string">
            <text:p>insert into harmonization_table (table_name, column_name, valid_value, final_value) values ('sample_table','host_geo_origin','Netherlands:Houten','Europe:Netherlands:Utrecht:Houten');</text:p>
          </table:table-cell>
          <table:table-cell/>
        </table:table-row>
        <table:table-row table:style-name="ro1">
          <table:table-cell office:value-type="string" calcext:value-type="string">
            <text:p>Netherlands:Helmond</text:p>
          </table:table-cell>
          <table:table-cell office:value-type="string" calcext:value-type="string">
            <text:p>Europe:Netherlands:North Brabant:Helmo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3]);&quot;','&quot;;TRIM([.D143]);&quot;','&quot;;TRIM([.A143]);&quot;','&quot;;TRIM([.B143]);&quot;'&quot;;[.$F$1])" office:value-type="string" office:string-value="insert into harmonization_table (table_name, column_name, valid_value, final_value) values ('sample_table','host_geo_origin','Netherlands:Helmond','Europe:Netherlands:North Brabant:Helmond');" calcext:value-type="string">
            <text:p>insert into harmonization_table (table_name, column_name, valid_value, final_value) values ('sample_table','host_geo_origin','Netherlands:Helmond','Europe:Netherlands:North Brabant:Helmond');</text:p>
          </table:table-cell>
          <table:table-cell/>
        </table:table-row>
        <table:table-row table:style-name="ro1">
          <table:table-cell office:value-type="string" calcext:value-type="string">
            <text:p>Netherlands:Utrecht</text:p>
          </table:table-cell>
          <table:table-cell office:value-type="string" calcext:value-type="string">
            <text:p>Europe:Netherlands:Utr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4]);&quot;','&quot;;TRIM([.D144]);&quot;','&quot;;TRIM([.A144]);&quot;','&quot;;TRIM([.B144]);&quot;'&quot;;[.$F$1])" office:value-type="string" office:string-value="insert into harmonization_table (table_name, column_name, valid_value, final_value) values ('sample_table','host_geo_origin','Netherlands:Utrecht','Europe:Netherlands:Utrecht:-');" calcext:value-type="string">
            <text:p>insert into harmonization_table (table_name, column_name, valid_value, final_value) values ('sample_table','host_geo_origin','Netherlands:Utrecht','Europe:Netherlands:Utrecht:-');</text:p>
          </table:table-cell>
          <table:table-cell/>
        </table:table-row>
        <table:table-row table:style-name="ro1">
          <table:table-cell office:value-type="string" calcext:value-type="string">
            <text:p>Netherlands:Loon</text:p>
          </table:table-cell>
          <table:table-cell office:value-type="string" calcext:value-type="string">
            <text:p>Europe:Netherlands:North Brabant:Loon op z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5]);&quot;','&quot;;TRIM([.D145]);&quot;','&quot;;TRIM([.A145]);&quot;','&quot;;TRIM([.B145]);&quot;'&quot;;[.$F$1])" office:value-type="string" office:string-value="insert into harmonization_table (table_name, column_name, valid_value, final_value) values ('sample_table','host_geo_origin','Netherlands:Loon','Europe:Netherlands:North Brabant:Loon op zand');" calcext:value-type="string">
            <text:p>insert into harmonization_table (table_name, column_name, valid_value, final_value) values ('sample_table','host_geo_origin','Netherlands:Loon','Europe:Netherlands:North Brabant:Loon op zand');</text:p>
          </table:table-cell>
          <table:table-cell/>
        </table:table-row>
        <table:table-row table:style-name="ro1">
          <table:table-cell office:value-type="string" calcext:value-type="string">
            <text:p>Netherlands:Tilburg</text:p>
          </table:table-cell>
          <table:table-cell office:value-type="string" calcext:value-type="string">
            <text:p>Europe:Netherlands:North Brabant:Til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6]);&quot;','&quot;;TRIM([.D146]);&quot;','&quot;;TRIM([.A146]);&quot;','&quot;;TRIM([.B146]);&quot;'&quot;;[.$F$1])" office:value-type="string" office:string-value="insert into harmonization_table (table_name, column_name, valid_value, final_value) values ('sample_table','host_geo_origin','Netherlands:Tilburg','Europe:Netherlands:North Brabant:Tilburg');" calcext:value-type="string">
            <text:p>insert into harmonization_table (table_name, column_name, valid_value, final_value) values ('sample_table','host_geo_origin','Netherlands:Tilburg','Europe:Netherlands:North Brabant:Tilburg');</text:p>
          </table:table-cell>
          <table:table-cell/>
        </table:table-row>
        <table:table-row table:style-name="ro1">
          <table:table-cell office:value-type="string" calcext:value-type="string">
            <text:p>Netherlands:Coevorden</text:p>
          </table:table-cell>
          <table:table-cell office:value-type="string" calcext:value-type="string">
            <text:p>Europe:Netherlands:Drenthe:Coevo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7]);&quot;','&quot;;TRIM([.D147]);&quot;','&quot;;TRIM([.A147]);&quot;','&quot;;TRIM([.B147]);&quot;'&quot;;[.$F$1])" office:value-type="string" office:string-value="insert into harmonization_table (table_name, column_name, valid_value, final_value) values ('sample_table','host_geo_origin','Netherlands:Coevorden','Europe:Netherlands:Drenthe:Coevorden');" calcext:value-type="string">
            <text:p>insert into harmonization_table (table_name, column_name, valid_value, final_value) values ('sample_table','host_geo_origin','Netherlands:Coevorden','Europe:Netherlands:Drenthe:Coevorden');</text:p>
          </table:table-cell>
          <table:table-cell/>
        </table:table-row>
        <table:table-row table:style-name="ro1">
          <table:table-cell office:value-type="string" calcext:value-type="string">
            <text:p>Netherlands:Rotterdam</text:p>
          </table:table-cell>
          <table:table-cell office:value-type="string" calcext:value-type="string">
            <text:p>Europe:Netherlands:South Holland:Rotter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8]);&quot;','&quot;;TRIM([.D148]);&quot;','&quot;;TRIM([.A148]);&quot;','&quot;;TRIM([.B148]);&quot;'&quot;;[.$F$1])" office:value-type="string" office:string-value="insert into harmonization_table (table_name, column_name, valid_value, final_value) values ('sample_table','host_geo_origin','Netherlands:Rotterdam','Europe:Netherlands:South Holland:Rotterdam');" calcext:value-type="string">
            <text:p>insert into harmonization_table (table_name, column_name, valid_value, final_value) values ('sample_table','host_geo_origin','Netherlands:Rotterdam','Europe:Netherlands:South Holland:Rotterdam');</text:p>
          </table:table-cell>
          <table:table-cell/>
        </table:table-row>
        <table:table-row table:style-name="ro1">
          <table:table-cell office:value-type="string" calcext:value-type="string">
            <text:p>Netherlands:Eindhoven</text:p>
          </table:table-cell>
          <table:table-cell office:value-type="string" calcext:value-type="string">
            <text:p>Europe:Netherlands:North Brabant:Eindho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9]);&quot;','&quot;;TRIM([.D149]);&quot;','&quot;;TRIM([.A149]);&quot;','&quot;;TRIM([.B149]);&quot;'&quot;;[.$F$1])" office:value-type="string" office:string-value="insert into harmonization_table (table_name, column_name, valid_value, final_value) values ('sample_table','host_geo_origin','Netherlands:Eindhoven','Europe:Netherlands:North Brabant:Eindhoven');" calcext:value-type="string">
            <text:p>insert into harmonization_table (table_name, column_name, valid_value, final_value) values ('sample_table','host_geo_origin','Netherlands:Eindhoven','Europe:Netherlands:North Brabant:Eindhoven');</text:p>
          </table:table-cell>
          <table:table-cell/>
        </table:table-row>
        <table:table-row table:style-name="ro1">
          <table:table-cell office:value-type="string" calcext:value-type="string">
            <text:p>Netherlands:Haarlem</text:p>
          </table:table-cell>
          <table:table-cell office:value-type="string" calcext:value-type="string">
            <text:p>Europe:Netherlands:North Holland:Haarle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0]);&quot;','&quot;;TRIM([.D150]);&quot;','&quot;;TRIM([.A150]);&quot;','&quot;;TRIM([.B150]);&quot;'&quot;;[.$F$1])" office:value-type="string" office:string-value="insert into harmonization_table (table_name, column_name, valid_value, final_value) values ('sample_table','host_geo_origin','Netherlands:Haarlem','Europe:Netherlands:North Holland:Haarlem');" calcext:value-type="string">
            <text:p>insert into harmonization_table (table_name, column_name, valid_value, final_value) values ('sample_table','host_geo_origin','Netherlands:Haarlem','Europe:Netherlands:North Holland:Haarlem');</text:p>
          </table:table-cell>
          <table:table-cell/>
        </table:table-row>
        <table:table-row table:style-name="ro1">
          <table:table-cell office:value-type="string" calcext:value-type="string">
            <text:p>Netherlands:Dalen</text:p>
          </table:table-cell>
          <table:table-cell office:value-type="string" calcext:value-type="string">
            <text:p>Europe:Netherlands:Drenthe:Dal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1]);&quot;','&quot;;TRIM([.D151]);&quot;','&quot;;TRIM([.A151]);&quot;','&quot;;TRIM([.B151]);&quot;'&quot;;[.$F$1])" office:value-type="string" office:string-value="insert into harmonization_table (table_name, column_name, valid_value, final_value) values ('sample_table','host_geo_origin','Netherlands:Dalen','Europe:Netherlands:Drenthe:Dalen');" calcext:value-type="string">
            <text:p>insert into harmonization_table (table_name, column_name, valid_value, final_value) values ('sample_table','host_geo_origin','Netherlands:Dalen','Europe:Netherlands:Drenthe:Dalen');</text:p>
          </table:table-cell>
          <table:table-cell/>
        </table:table-row>
        <table:table-row table:style-name="ro1">
          <table:table-cell office:value-type="string" calcext:value-type="string">
            <text:p>Netherlands:Andel</text:p>
          </table:table-cell>
          <table:table-cell office:value-type="string" calcext:value-type="string">
            <text:p>Europe:Netherlands:North Brabant:And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2]);&quot;','&quot;;TRIM([.D152]);&quot;','&quot;;TRIM([.A152]);&quot;','&quot;;TRIM([.B152]);&quot;'&quot;;[.$F$1])" office:value-type="string" office:string-value="insert into harmonization_table (table_name, column_name, valid_value, final_value) values ('sample_table','host_geo_origin','Netherlands:Andel','Europe:Netherlands:North Brabant:Andel');" calcext:value-type="string">
            <text:p>insert into harmonization_table (table_name, column_name, valid_value, final_value) values ('sample_table','host_geo_origin','Netherlands:Andel','Europe:Netherlands:North Brabant:Andel');</text:p>
          </table:table-cell>
          <table:table-cell/>
        </table:table-row>
        <table:table-row table:style-name="ro1">
          <table:table-cell office:value-type="string" calcext:value-type="string">
            <text:p>Netherlands:Berlicum</text:p>
          </table:table-cell>
          <table:table-cell office:value-type="string" calcext:value-type="string">
            <text:p>Europe:Netherlands:North Brabant:Berl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3]);&quot;','&quot;;TRIM([.D153]);&quot;','&quot;;TRIM([.A153]);&quot;','&quot;;TRIM([.B153]);&quot;'&quot;;[.$F$1])" office:value-type="string" office:string-value="insert into harmonization_table (table_name, column_name, valid_value, final_value) values ('sample_table','host_geo_origin','Netherlands:Berlicum','Europe:Netherlands:North Brabant:Berlicum');" calcext:value-type="string">
            <text:p>insert into harmonization_table (table_name, column_name, valid_value, final_value) values ('sample_table','host_geo_origin','Netherlands:Berlicum','Europe:Netherlands:North Brabant:Berlicum');</text:p>
          </table:table-cell>
          <table:table-cell/>
        </table:table-row>
        <table:table-row table:style-name="ro1">
          <table:table-cell office:value-type="string" calcext:value-type="string">
            <text:p>Netherlands:Hardinxveld</text:p>
          </table:table-cell>
          <table:table-cell office:value-type="string" calcext:value-type="string">
            <text:p>Europe:Netherlands:South Holland:Hardinxveld Giessen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4]);&quot;','&quot;;TRIM([.D154]);&quot;','&quot;;TRIM([.A154]);&quot;','&quot;;TRIM([.B154]);&quot;'&quot;;[.$F$1])" office:value-type="string" office:string-value="insert into harmonization_table (table_name, column_name, valid_value, final_value) values ('sample_table','host_geo_origin','Netherlands:Hardinxveld','Europe:Netherlands:South Holland:Hardinxveld Giessendam');" calcext:value-type="string">
            <text:p>insert into harmonization_table (table_name, column_name, valid_value, final_value) values ('sample_table','host_geo_origin','Netherlands:Hardinxveld','Europe:Netherlands:South Holland:Hardinxveld Giessendam');</text:p>
          </table:table-cell>
          <table:table-cell/>
        </table:table-row>
        <table:table-row table:style-name="ro1">
          <table:table-cell office:value-type="string" calcext:value-type="string">
            <text:p>Netherlands:Oisterwijk</text:p>
          </table:table-cell>
          <table:table-cell office:value-type="string" calcext:value-type="string">
            <text:p>Europe:Netherlands:North Brabant:Oisterw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5]);&quot;','&quot;;TRIM([.D155]);&quot;','&quot;;TRIM([.A155]);&quot;','&quot;;TRIM([.B155]);&quot;'&quot;;[.$F$1])" office:value-type="string" office:string-value="insert into harmonization_table (table_name, column_name, valid_value, final_value) values ('sample_table','host_geo_origin','Netherlands:Oisterwijk','Europe:Netherlands:North Brabant:Oisterwijk');" calcext:value-type="string">
            <text:p>insert into harmonization_table (table_name, column_name, valid_value, final_value) values ('sample_table','host_geo_origin','Netherlands:Oisterwijk','Europe:Netherlands:North Brabant:Oisterwijk');</text:p>
          </table:table-cell>
          <table:table-cell/>
        </table:table-row>
        <table:table-row table:style-name="ro1">
          <table:table-cell office:value-type="string" calcext:value-type="string">
            <text:p>Netherlands:Blaricum</text:p>
          </table:table-cell>
          <table:table-cell office:value-type="string" calcext:value-type="string">
            <text:p>Europe:Netherlands:North Brabant:Blar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6]);&quot;','&quot;;TRIM([.D156]);&quot;','&quot;;TRIM([.A156]);&quot;','&quot;;TRIM([.B156]);&quot;'&quot;;[.$F$1])" office:value-type="string" office:string-value="insert into harmonization_table (table_name, column_name, valid_value, final_value) values ('sample_table','host_geo_origin','Netherlands:Blaricum','Europe:Netherlands:North Brabant:Blaricum');" calcext:value-type="string">
            <text:p>insert into harmonization_table (table_name, column_name, valid_value, final_value) values ('sample_table','host_geo_origin','Netherlands:Blaricum','Europe:Netherlands:North Brabant:Blaricum');</text:p>
          </table:table-cell>
          <table:table-cell/>
        </table:table-row>
        <table:table-row table:style-name="ro1">
          <table:table-cell office:value-type="string" calcext:value-type="string">
            <text:p>Netherlands:Naarden</text:p>
          </table:table-cell>
          <table:table-cell office:value-type="string" calcext:value-type="string">
            <text:p>Europe:Netherlands:North Holland:Naa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7]);&quot;','&quot;;TRIM([.D157]);&quot;','&quot;;TRIM([.A157]);&quot;','&quot;;TRIM([.B157]);&quot;'&quot;;[.$F$1])" office:value-type="string" office:string-value="insert into harmonization_table (table_name, column_name, valid_value, final_value) values ('sample_table','host_geo_origin','Netherlands:Naarden','Europe:Netherlands:North Holland:Naarden');" calcext:value-type="string">
            <text:p>insert into harmonization_table (table_name, column_name, valid_value, final_value) values ('sample_table','host_geo_origin','Netherlands:Naarden','Europe:Netherlands:North Holland:Naarden');</text:p>
          </table:table-cell>
          <table:table-cell/>
        </table:table-row>
        <table:table-row table:style-name="ro1">
          <table:table-cell office:value-type="string" calcext:value-type="string">
            <text:p>Netherlands:Zeewolde</text:p>
          </table:table-cell>
          <table:table-cell office:value-type="string" calcext:value-type="string">
            <text:p>Europe:Netherlands:Flevoland:Zeewol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8]);&quot;','&quot;;TRIM([.D158]);&quot;','&quot;;TRIM([.A158]);&quot;','&quot;;TRIM([.B158]);&quot;'&quot;;[.$F$1])" office:value-type="string" office:string-value="insert into harmonization_table (table_name, column_name, valid_value, final_value) values ('sample_table','host_geo_origin','Netherlands:Zeewolde','Europe:Netherlands:Flevoland:Zeewolde');" calcext:value-type="string">
            <text:p>insert into harmonization_table (table_name, column_name, valid_value, final_value) values ('sample_table','host_geo_origin','Netherlands:Zeewolde','Europe:Netherlands:Flevoland:Zeewolde');</text:p>
          </table:table-cell>
          <table:table-cell/>
        </table:table-row>
        <table:table-row table:style-name="ro1">
          <table:table-cell office:value-type="string" calcext:value-type="string">
            <text:p>Netherlands:Nootdorp</text:p>
          </table:table-cell>
          <table:table-cell office:value-type="string" calcext:value-type="string">
            <text:p>Europe:Netherlands:South Holland:Nootdor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9]);&quot;','&quot;;TRIM([.D159]);&quot;','&quot;;TRIM([.A159]);&quot;','&quot;;TRIM([.B159]);&quot;'&quot;;[.$F$1])" office:value-type="string" office:string-value="insert into harmonization_table (table_name, column_name, valid_value, final_value) values ('sample_table','host_geo_origin','Netherlands:Nootdorp','Europe:Netherlands:South Holland:Nootdorp');" calcext:value-type="string">
            <text:p>insert into harmonization_table (table_name, column_name, valid_value, final_value) values ('sample_table','host_geo_origin','Netherlands:Nootdorp','Europe:Netherlands:South Holland:Nootdorp');</text:p>
          </table:table-cell>
          <table:table-cell/>
        </table:table-row>
        <table:table-row table:style-name="ro1">
          <table:table-cell office:value-type="string" calcext:value-type="string">
            <text:p>Netherlands:NoordBrabant</text:p>
          </table:table-cell>
          <table:table-cell office:value-type="string" calcext:value-type="string">
            <text:p>Europe:Netherlands:North Braba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0]);&quot;','&quot;;TRIM([.D160]);&quot;','&quot;;TRIM([.A160]);&quot;','&quot;;TRIM([.B160]);&quot;'&quot;;[.$F$1])" office:value-type="string" office:string-value="insert into harmonization_table (table_name, column_name, valid_value, final_value) values ('sample_table','host_geo_origin','Netherlands:NoordBrabant','Europe:Netherlands:North Brabant:-');" calcext:value-type="string">
            <text:p>insert into harmonization_table (table_name, column_name, valid_value, final_value) values ('sample_table','host_geo_origin','Netherlands:NoordBrabant','Europe:Netherlands:North Brabant:-');</text:p>
          </table:table-cell>
          <table:table-cell/>
        </table:table-row>
        <table:table-row table:style-name="ro1">
          <table:table-cell office:value-type="string" calcext:value-type="string">
            <text:p>Netherlands:Limburg</text:p>
          </table:table-cell>
          <table:table-cell office:value-type="string" calcext:value-type="string">
            <text:p>Europe:Netherlands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1]);&quot;','&quot;;TRIM([.D161]);&quot;','&quot;;TRIM([.A161]);&quot;','&quot;;TRIM([.B161]);&quot;'&quot;;[.$F$1])" office:value-type="string" office:string-value="insert into harmonization_table (table_name, column_name, valid_value, final_value) values ('sample_table','host_geo_origin','Netherlands:Limburg','Europe:Netherlands:Limburg:-');" calcext:value-type="string">
            <text:p>insert into harmonization_table (table_name, column_name, valid_value, final_value) values ('sample_table','host_geo_origin','Netherlands:Limburg','Europe:Netherlands:Limburg:-');</text:p>
          </table:table-cell>
          <table:table-cell/>
        </table:table-row>
        <table:table-row table:style-name="ro1">
          <table:table-cell office:value-type="string" calcext:value-type="string">
            <text:p>Netherlands:Overijssel</text:p>
          </table:table-cell>
          <table:table-cell office:value-type="string" calcext:value-type="string">
            <text:p>Europe:Netherlands:Overijs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2]);&quot;','&quot;;TRIM([.D162]);&quot;','&quot;;TRIM([.A162]);&quot;','&quot;;TRIM([.B162]);&quot;'&quot;;[.$F$1])" office:value-type="string" office:string-value="insert into harmonization_table (table_name, column_name, valid_value, final_value) values ('sample_table','host_geo_origin','Netherlands:Overijssel','Europe:Netherlands:Overijssel:-');" calcext:value-type="string">
            <text:p>insert into harmonization_table (table_name, column_name, valid_value, final_value) values ('sample_table','host_geo_origin','Netherlands:Overijssel','Europe:Netherlands:Overijssel:-');</text:p>
          </table:table-cell>
          <table:table-cell/>
        </table:table-row>
        <table:table-row table:style-name="ro1">
          <table:table-cell office:value-type="string" calcext:value-type="string">
            <text:p>Netherlands:ZuidHolland</text:p>
          </table:table-cell>
          <table:table-cell office:value-type="string" calcext:value-type="string">
            <text:p>Europe:Netherlands:Sou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3]);&quot;','&quot;;TRIM([.D163]);&quot;','&quot;;TRIM([.A163]);&quot;','&quot;;TRIM([.B163]);&quot;'&quot;;[.$F$1])" office:value-type="string" office:string-value="insert into harmonization_table (table_name, column_name, valid_value, final_value) values ('sample_table','host_geo_origin','Netherlands:ZuidHolland','Europe:Netherlands:South Holland:-');" calcext:value-type="string">
            <text:p>insert into harmonization_table (table_name, column_name, valid_value, final_value) values ('sample_table','host_geo_origin','Netherlands:ZuidHolland','Europe:Netherlands:South Holland:-');</text:p>
          </table:table-cell>
          <table:table-cell/>
        </table:table-row>
        <table:table-row table:style-name="ro1">
          <table:table-cell office:value-type="string" calcext:value-type="string">
            <text:p>Netherlands:Gelderland</text:p>
          </table:table-cell>
          <table:table-cell office:value-type="string" calcext:value-type="string">
            <text:p>Europe:Netherlands:Gelde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4]);&quot;','&quot;;TRIM([.D164]);&quot;','&quot;;TRIM([.A164]);&quot;','&quot;;TRIM([.B164]);&quot;'&quot;;[.$F$1])" office:value-type="string" office:string-value="insert into harmonization_table (table_name, column_name, valid_value, final_value) values ('sample_table','host_geo_origin','Netherlands:Gelderland','Europe:Netherlands:Gelderland:-');" calcext:value-type="string">
            <text:p>insert into harmonization_table (table_name, column_name, valid_value, final_value) values ('sample_table','host_geo_origin','Netherlands:Gelderland','Europe:Netherlands:Gelderland:-');</text:p>
          </table:table-cell>
          <table:table-cell/>
        </table:table-row>
        <table:table-row table:style-name="ro1">
          <table:table-cell office:value-type="string" calcext:value-type="string">
            <text:p>Netherlands:NoordHolland</text:p>
          </table:table-cell>
          <table:table-cell office:value-type="string" calcext:value-type="string">
            <text:p>Europe:Netherlands:Nor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5]);&quot;','&quot;;TRIM([.D165]);&quot;','&quot;;TRIM([.A165]);&quot;','&quot;;TRIM([.B165]);&quot;'&quot;;[.$F$1])" office:value-type="string" office:string-value="insert into harmonization_table (table_name, column_name, valid_value, final_value) values ('sample_table','host_geo_origin','Netherlands:NoordHolland','Europe:Netherlands:North Holland:-');" calcext:value-type="string">
            <text:p>insert into harmonization_table (table_name, column_name, valid_value, final_value) values ('sample_table','host_geo_origin','Netherlands:NoordHolland','Europe:Netherlands:North Holland:-');</text:p>
          </table:table-cell>
          <table:table-cell/>
        </table:table-row>
        <table:table-row table:style-name="ro1">
          <table:table-cell office:value-type="string" calcext:value-type="string">
            <text:p>Netherlands:Flevoland</text:p>
          </table:table-cell>
          <table:table-cell office:value-type="string" calcext:value-type="string">
            <text:p>Europe:Netherlands:Flevo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6]);&quot;','&quot;;TRIM([.D166]);&quot;','&quot;;TRIM([.A166]);&quot;','&quot;;TRIM([.B166]);&quot;'&quot;;[.$F$1])" office:value-type="string" office:string-value="insert into harmonization_table (table_name, column_name, valid_value, final_value) values ('sample_table','host_geo_origin','Netherlands:Flevoland','Europe:Netherlands:Flevoland:-');" calcext:value-type="string">
            <text:p>insert into harmonization_table (table_name, column_name, valid_value, final_value) values ('sample_table','host_geo_origin','Netherlands:Flevoland','Europe:Netherlands:Flevoland:-');</text:p>
          </table:table-cell>
          <table:table-cell/>
        </table:table-row>
        <table:table-row table:style-name="ro1">
          <table:table-cell office:value-type="string" calcext:value-type="string">
            <text:p>Netherlands:not collected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7]);&quot;','&quot;;TRIM([.D167]);&quot;','&quot;;TRIM([.A167]);&quot;','&quot;;TRIM([.B167]);&quot;'&quot;;[.$F$1])" office:value-type="string" office:string-value="insert into harmonization_table (table_name, column_name, valid_value, final_value) values ('sample_table','host_geo_origin','Netherlands:not collected','Europe:Netherlands:-:-');" calcext:value-type="string">
            <text:p>insert into harmonization_table (table_name, column_name, valid_value, final_value) values ('sample_table','host_geo_origin','Netherlands:not collected','Europe:Netherlands:-:-');</text:p>
          </table:table-cell>
          <table:table-cell/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8]);&quot;','&quot;;TRIM([.D168]);&quot;','&quot;;TRIM([.A168]);&quot;','&quot;;TRIM([.B168]);&quot;'&quot;;[.$F$1])" office:value-type="string" office:string-value="insert into harmonization_table (table_name, column_name, valid_value, final_value) values ('sample_table','host_geo_origin','United Kingdom:Wales','Europe:United Kingdom:Wales:-');" calcext:value-type="string">
            <text:p>insert into harmonization_table (table_name, column_name, valid_value, final_value) values ('sample_table','host_geo_origin','United Kingdom:Wales','Europe:United Kingdom:Wales:-');</text:p>
          </table:table-cell>
          <table:table-cell/>
        </table:table-row>
        <table:table-row table:style-name="ro1">
          <table:table-cell office:value-type="string" calcext:value-type="string">
            <text:p>Denmark: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9]);&quot;','&quot;;TRIM([.D169]);&quot;','&quot;;TRIM([.A169]);&quot;','&quot;;TRIM([.B169]);&quot;'&quot;;[.$F$1])" office:value-type="string" office:string-value="insert into harmonization_table (table_name, column_name, valid_value, final_value) values ('sample_table','host_geo_origin','Denmark:','Europe:Denmark:-:-');" calcext:value-type="string">
            <text:p>insert into harmonization_table (table_name, column_name, valid_value, final_value) values ('sample_table','host_geo_origin','Denmark:','Europe:Denmark:-:-');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:Jap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0]);&quot;','&quot;;TRIM([.D170]);&quot;','&quot;;TRIM([.A170]);&quot;','&quot;;TRIM([.B170]);&quot;'&quot;;[.$F$1])" office:value-type="string" office:string-value="insert into harmonization_table (table_name, column_name, valid_value, final_value) values ('sample_table','host_geo_origin','Japan','Asia:Japan:-:-');" calcext:value-type="string">
            <text:p>insert into harmonization_table (table_name, column_name, valid_value, final_value) values ('sample_table','host_geo_origin','Japan','Asia:Japan:-:-');</text:p>
          </table:table-cell>
          <table:table-cell/>
        </table:table-row>
        <table:table-row table:style-name="ro1">
          <table:table-cell office:value-type="string" calcext:value-type="string">
            <text:p>Japan:Kochi</text:p>
          </table:table-cell>
          <table:table-cell office:value-type="string" calcext:value-type="string">
            <text:p>Asia:Japan:Ko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1]);&quot;','&quot;;TRIM([.D171]);&quot;','&quot;;TRIM([.A171]);&quot;','&quot;;TRIM([.B171]);&quot;'&quot;;[.$F$1])" office:value-type="string" office:string-value="insert into harmonization_table (table_name, column_name, valid_value, final_value) values ('sample_table','host_geo_origin','Japan:Kochi','Asia:Japan:Kochi:-');" calcext:value-type="string">
            <text:p>insert into harmonization_table (table_name, column_name, valid_value, final_value) values ('sample_table','host_geo_origin','Japan:Kochi','Asia:Japan:Kochi:-');</text:p>
          </table:table-cell>
          <table:table-cell/>
        </table:table-row>
        <table:table-row table:style-name="ro1">
          <table:table-cell office:value-type="string" calcext:value-type="string">
            <text:p>Japan:Chiba</text:p>
          </table:table-cell>
          <table:table-cell office:value-type="string" calcext:value-type="string">
            <text:p>Asia:Japan:Chi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2]);&quot;','&quot;;TRIM([.D172]);&quot;','&quot;;TRIM([.A172]);&quot;','&quot;;TRIM([.B172]);&quot;'&quot;;[.$F$1])" office:value-type="string" office:string-value="insert into harmonization_table (table_name, column_name, valid_value, final_value) values ('sample_table','host_geo_origin','Japan:Chiba','Asia:Japan:Chiba:-');" calcext:value-type="string">
            <text:p>insert into harmonization_table (table_name, column_name, valid_value, final_value) values ('sample_table','host_geo_origin','Japan:Chiba','Asia:Japan:Chiba:-');</text:p>
          </table:table-cell>
          <table:table-cell/>
        </table:table-row>
        <table:table-row table:style-name="ro1">
          <table:table-cell office:value-type="string" calcext:value-type="string">
            <text:p>Japan:Ishikawa</text:p>
          </table:table-cell>
          <table:table-cell office:value-type="string" calcext:value-type="string">
            <text:p>Asia:Japan:Ishik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3]);&quot;','&quot;;TRIM([.D173]);&quot;','&quot;;TRIM([.A173]);&quot;','&quot;;TRIM([.B173]);&quot;'&quot;;[.$F$1])" office:value-type="string" office:string-value="insert into harmonization_table (table_name, column_name, valid_value, final_value) values ('sample_table','host_geo_origin','Japan:Ishikawa','Asia:Japan:Ishikawa:-');" calcext:value-type="string">
            <text:p>insert into harmonization_table (table_name, column_name, valid_value, final_value) values ('sample_table','host_geo_origin','Japan:Ishikawa','Asia:Japan:Ishikawa:-');</text:p>
          </table:table-cell>
          <table:table-cell/>
        </table:table-row>
        <table:table-row table:style-name="ro1">
          <table:table-cell office:value-type="string" calcext:value-type="string">
            <text:p>Japan:Saitama</text:p>
          </table:table-cell>
          <table:table-cell office:value-type="string" calcext:value-type="string">
            <text:p>Asia:Japan:Sait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4]);&quot;','&quot;;TRIM([.D174]);&quot;','&quot;;TRIM([.A174]);&quot;','&quot;;TRIM([.B174]);&quot;'&quot;;[.$F$1])" office:value-type="string" office:string-value="insert into harmonization_table (table_name, column_name, valid_value, final_value) values ('sample_table','host_geo_origin','Japan:Saitama','Asia:Japan:Saitama:-');" calcext:value-type="string">
            <text:p>insert into harmonization_table (table_name, column_name, valid_value, final_value) values ('sample_table','host_geo_origin','Japan:Saitama','Asia:Japan:Saitama:-');</text:p>
          </table:table-cell>
          <table:table-cell/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5]);&quot;','&quot;;TRIM([.D175]);&quot;','&quot;;TRIM([.A175]);&quot;','&quot;;TRIM([.B175]);&quot;'&quot;;[.$F$1])" office:value-type="string" office:string-value="insert into harmonization_table (table_name, column_name, valid_value, final_value) values ('sample_table','host_geo_origin','China:Wuhan','Asia:China:Hubei:Wuhan');" calcext:value-type="string">
            <text:p>insert into harmonization_table (table_name, column_name, valid_value, final_value) values ('sample_table','host_geo_origin','China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6]);&quot;','&quot;;TRIM([.D176]);&quot;','&quot;;TRIM([.A176]);&quot;','&quot;;TRIM([.B176]);&quot;'&quot;;[.$F$1])" office:value-type="string" office:string-value="insert into harmonization_table (table_name, column_name, valid_value, final_value) values ('sample_table','host_geo_origin','China','Asia:China:-:-');" calcext:value-type="string">
            <text:p>insert into harmonization_table (table_name, column_name, valid_value, final_value) values ('sample_table','host_geo_origin','China','Asia:China:-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7]);&quot;','&quot;;TRIM([.D177]);&quot;','&quot;;TRIM([.A177]);&quot;','&quot;;TRIM([.B177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8]);&quot;','&quot;;TRIM([.D178]);&quot;','&quot;;TRIM([.A178]);&quot;','&quot;;TRIM([.B178]);&quot;'&quot;;[.$F$1])" office:value-type="string" office:string-value="insert into harmonization_table (table_name, column_name, valid_value, final_value) values ('sample_table','host_geo_origin','USA: Illinois','North America:USA:Illinois:-');" calcext:value-type="string">
            <text:p>insert into harmonization_table (table_name, column_name, valid_value, final_value) values ('sample_table','host_geo_origin','USA: Illinois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USA: C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9]);&quot;','&quot;;TRIM([.D179]);&quot;','&quot;;TRIM([.A179]);&quot;','&quot;;TRIM([.B179]);&quot;'&quot;;[.$F$1])" office:value-type="string" office:string-value="insert into harmonization_table (table_name, column_name, valid_value, final_value) values ('sample_table','host_geo_origin','USA: CA','North America:USA:California:-');" calcext:value-type="string">
            <text:p>insert into harmonization_table (table_name, column_name, valid_value, final_value) values ('sample_table','host_geo_origin','USA: C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0]);&quot;','&quot;;TRIM([.D180]);&quot;','&quot;;TRIM([.A180]);&quot;','&quot;;TRIM([.B180]);&quot;'&quot;;[.$F$1])" office:value-type="string" office:string-value="insert into harmonization_table (table_name, column_name, valid_value, final_value) values ('sample_table','host_geo_origin','China: Wuhan','Asia:China:Hubei:Wuhan');" calcext:value-type="string">
            <text:p>insert into harmonization_table (table_name, column_name, valid_value, final_value) values ('sample_table','host_geo_origin','China: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 AZ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1]);&quot;','&quot;;TRIM([.D181]);&quot;','&quot;;TRIM([.A181]);&quot;','&quot;;TRIM([.B181]);&quot;'&quot;;[.$F$1])" office:value-type="string" office:string-value="insert into harmonization_table (table_name, column_name, valid_value, final_value) values ('sample_table','host_geo_origin','USA: AZ','North America:USA:Arizona:-');" calcext:value-type="string">
            <text:p>insert into harmonization_table (table_name, column_name, valid_value, final_value) values ('sample_table','host_geo_origin','USA: AZ','North America:USA:Arizona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2]);&quot;','&quot;;TRIM([.D182]);&quot;','&quot;;TRIM([.A182]);&quot;','&quot;;TRIM([.B182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India: Kerala State</text:p>
          </table:table-cell>
          <table:table-cell office:value-type="string" calcext:value-type="string">
            <text:p>Asia:India:Ker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3]);&quot;','&quot;;TRIM([.D183]);&quot;','&quot;;TRIM([.A183]);&quot;','&quot;;TRIM([.B183]);&quot;'&quot;;[.$F$1])" office:value-type="string" office:string-value="insert into harmonization_table (table_name, column_name, valid_value, final_value) values ('sample_table','host_geo_origin','India: Kerala State','Asia:India:Kerala:-');" calcext:value-type="string">
            <text:p>insert into harmonization_table (table_name, column_name, valid_value, final_value) values ('sample_table','host_geo_origin','India: Kerala State','Asia:India:Kerala:-');</text:p>
          </table:table-cell>
          <table:table-cell/>
        </table:table-row>
        <table:table-row table:style-name="ro1">
          <table:table-cell office:value-type="string" calcext:value-type="string">
            <text:p>China: Hubei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4]);&quot;','&quot;;TRIM([.D184]);&quot;','&quot;;TRIM([.A184]);&quot;','&quot;;TRIM([.B184]);&quot;'&quot;;[.$F$1])" office:value-type="string" office:string-value="insert into harmonization_table (table_name, column_name, valid_value, final_value) values ('sample_table','host_geo_origin','China: Hubei Wuhan','Asia:China:Hubei:Wuhan');" calcext:value-type="string">
            <text:p>insert into harmonization_table (table_name, column_name, valid_value, final_value) values ('sample_table','host_geo_origin','China: Hubei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5]);&quot;','&quot;;TRIM([.D185]);&quot;','&quot;;TRIM([.A185]);&quot;','&quot;;TRIM([.B185]);&quot;'&quot;;[.$F$1])" office:value-type="string" office:string-value="insert into harmonization_table (table_name, column_name, valid_value, final_value) values ('sample_table','host_geo_origin','USA: WA','North America:USA:Washington:-');" calcext:value-type="string">
            <text:p>insert into harmonization_table (table_name, column_name, valid_value, final_value) values ('sample_table','host_geo_origin','USA: 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 WI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6]);&quot;','&quot;;TRIM([.D186]);&quot;','&quot;;TRIM([.A186]);&quot;','&quot;;TRIM([.B186]);&quot;'&quot;;[.$F$1])" office:value-type="string" office:string-value="insert into harmonization_table (table_name, column_name, valid_value, final_value) values ('sample_table','host_geo_origin','USA: WI','North America:USA:Wisconsin:-');" calcext:value-type="string">
            <text:p>insert into harmonization_table (table_name, column_name, valid_value, final_value) values ('sample_table','host_geo_origin','USA: WI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: MA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7]);&quot;','&quot;;TRIM([.D187]);&quot;','&quot;;TRIM([.A187]);&quot;','&quot;;TRIM([.B187]);&quot;'&quot;;[.$F$1])" office:value-type="string" office:string-value="insert into harmonization_table (table_name, column_name, valid_value, final_value) values ('sample_table','host_geo_origin','USA: MA','North America:USA:Massachusetts:-');" calcext:value-type="string">
            <text:p>insert into harmonization_table (table_name, column_name, valid_value, final_value) values ('sample_table','host_geo_origin','USA: MA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:South Korea:South Kore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8]);&quot;','&quot;;TRIM([.D188]);&quot;','&quot;;TRIM([.A188]);&quot;','&quot;;TRIM([.B188]);&quot;'&quot;;[.$F$1])" office:value-type="string" office:string-value="insert into harmonization_table (table_name, column_name, valid_value, final_value) values ('sample_table','host_geo_origin','South Korea','Asia:South Korea:South Korea:-');" calcext:value-type="string">
            <text:p>insert into harmonization_table (table_name, column_name, valid_value, final_value) values ('sample_table','host_geo_origin','South Korea','Asia:South Korea:South Korea:-');</text:p>
          </table:table-cell>
          <table:table-cell/>
        </table:table-row>
        <table:table-row table:style-name="ro1">
          <table:table-cell office:value-type="string" calcext:value-type="string">
            <text:p>USA: IL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9]);&quot;','&quot;;TRIM([.D189]);&quot;','&quot;;TRIM([.A189]);&quot;','&quot;;TRIM([.B189]);&quot;'&quot;;[.$F$1])" office:value-type="string" office:string-value="insert into harmonization_table (table_name, column_name, valid_value, final_value) values ('sample_table','host_geo_origin','USA: IL','North America:USA:Illinois:-');" calcext:value-type="string">
            <text:p>insert into harmonization_table (table_name, column_name, valid_value, final_value) values ('sample_table','host_geo_origin','USA: IL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China: Yunnan</text:p>
          </table:table-cell>
          <table:table-cell office:value-type="string" calcext:value-type="string">
            <text:p>Asia:China:Yun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0]);&quot;','&quot;;TRIM([.D190]);&quot;','&quot;;TRIM([.A190]);&quot;','&quot;;TRIM([.B190]);&quot;'&quot;;[.$F$1])" office:value-type="string" office:string-value="insert into harmonization_table (table_name, column_name, valid_value, final_value) values ('sample_table','host_geo_origin','China: Yunnan','Asia:China:Yunnan:-');" calcext:value-type="string">
            <text:p>insert into harmonization_table (table_name, column_name, valid_value, final_value) values ('sample_table','host_geo_origin','China: Yunnan','Asia:China:Yunnan:-');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:Ital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1]);&quot;','&quot;;TRIM([.D191]);&quot;','&quot;;TRIM([.A191]);&quot;','&quot;;TRIM([.B191]);&quot;'&quot;;[.$F$1])" office:value-type="string" office:string-value="insert into harmonization_table (table_name, column_name, valid_value, final_value) values ('sample_table','host_geo_origin','Italy','Europe:Italy:-:-');" calcext:value-type="string">
            <text:p>insert into harmonization_table (table_name, column_name, valid_value, final_value) values ('sample_table','host_geo_origin','Italy','Europe:Italy:-:-');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:Taiw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2]);&quot;','&quot;;TRIM([.D192]);&quot;','&quot;;TRIM([.A192]);&quot;','&quot;;TRIM([.B192]);&quot;'&quot;;[.$F$1])" office:value-type="string" office:string-value="insert into harmonization_table (table_name, column_name, valid_value, final_value) values ('sample_table','host_geo_origin','Taiwan','Asia:Taiwan:-:-');" calcext:value-type="string">
            <text:p>insert into harmonization_table (table_name, column_name, valid_value, final_value) values ('sample_table','host_geo_origin','Taiwan','Asia:Taiwan:-:-');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:Nep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3]);&quot;','&quot;;TRIM([.D193]);&quot;','&quot;;TRIM([.A193]);&quot;','&quot;;TRIM([.B193]);&quot;'&quot;;[.$F$1])" office:value-type="string" office:string-value="insert into harmonization_table (table_name, column_name, valid_value, final_value) values ('sample_table','host_geo_origin','Nepal','Asia:Nepal:-:-');" calcext:value-type="string">
            <text:p>insert into harmonization_table (table_name, column_name, valid_value, final_value) values ('sample_table','host_geo_origin','Nepal','Asia:Nepal:-:-');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:Swede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4]);&quot;','&quot;;TRIM([.D194]);&quot;','&quot;;TRIM([.A194]);&quot;','&quot;;TRIM([.B194]);&quot;'&quot;;[.$F$1])" office:value-type="string" office:string-value="insert into harmonization_table (table_name, column_name, valid_value, final_value) values ('sample_table','host_geo_origin','Sweden','Europe:Sweden:-:-');" calcext:value-type="string">
            <text:p>insert into harmonization_table (table_name, column_name, valid_value, final_value) values ('sample_table','host_geo_origin','Sweden','Europe:Sweden:-:-');</text:p>
          </table:table-cell>
          <table:table-cell/>
        </table:table-row>
        <table:table-row table:style-name="ro1">
          <table:table-cell office:value-type="string" calcext:value-type="string">
            <text:p>USA: TX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5]);&quot;','&quot;;TRIM([.D195]);&quot;','&quot;;TRIM([.A195]);&quot;','&quot;;TRIM([.B195]);&quot;'&quot;;[.$F$1])" office:value-type="string" office:string-value="insert into harmonization_table (table_name, column_name, valid_value, final_value) values ('sample_table','host_geo_origin','USA: TX','North America:USA:Texas:-');" calcext:value-type="string">
            <text:p>insert into harmonization_table (table_name, column_name, valid_value, final_value) values ('sample_table','host_geo_origin','USA: TX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6]);&quot;','&quot;;TRIM([.D196]);&quot;','&quot;;TRIM([.A196]);&quot;','&quot;;TRIM([.B196]);&quot;'&quot;;[.$F$1])" office:value-type="string" office:string-value="insert into harmonization_table (table_name, column_name, valid_value, final_value) values ('sample_table','host_geo_origin','Hong Kong','Asia:Hong Kong:-:-');" calcext:value-type="string">
            <text:p>insert into harmonization_table (table_name, column_name, valid_value, final_value) values ('sample_table','host_geo_origin','Hong Kong','Asia:Hong Kong:-:-');</text:p>
          </table:table-cell>
          <table:table-cell/>
        </table:table-row>
        <table:table-row table:style-name="ro1">
          <table:table-cell office:value-type="string" calcext:value-type="string">
            <text:p>China: Shanghai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7]);&quot;','&quot;;TRIM([.D197]);&quot;','&quot;;TRIM([.A197]);&quot;','&quot;;TRIM([.B197]);&quot;'&quot;;[.$F$1])" office:value-type="string" office:string-value="insert into harmonization_table (table_name, column_name, valid_value, final_value) values ('sample_table','host_geo_origin','China: Shanghai','Asia:China:Shanghai:-');" calcext:value-type="string">
            <text:p>insert into harmonization_table (table_name, column_name, valid_value, final_value) values ('sample_table','host_geo_origin','China: Shanghai','Asia:China:Shanghai:-');</text:p>
          </table:table-cell>
          <table:table-cell/>
        </table:table-row>
        <table:table-row table:style-name="ro1">
          <table:table-cell office:value-type="string" calcext:value-type="string">
            <text:p>China: Guangzhou</text:p>
          </table:table-cell>
          <table:table-cell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8]);&quot;','&quot;;TRIM([.D198]);&quot;','&quot;;TRIM([.A198]);&quot;','&quot;;TRIM([.B198]);&quot;'&quot;;[.$F$1])" office:value-type="string" office:string-value="insert into harmonization_table (table_name, column_name, valid_value, final_value) values ('sample_table','host_geo_origin','China: Guangzhou','Asia:China:Guangdong:Guangzhou');" calcext:value-type="string">
            <text:p>insert into harmonization_table (table_name, column_name, valid_value, final_value) values ('sample_table','host_geo_origin','China: Guangzhou','Asia:China:Guangdong:Guangzhou');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:Brazi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9]);&quot;','&quot;;TRIM([.D199]);&quot;','&quot;;TRIM([.A199]);&quot;','&quot;;TRIM([.B199]);&quot;'&quot;;[.$F$1])" office:value-type="string" office:string-value="insert into harmonization_table (table_name, column_name, valid_value, final_value) values ('sample_table','host_geo_origin','Brazil','South America:Brazil:-:-');" calcext:value-type="string">
            <text:p>insert into harmonization_table (table_name, column_name, valid_value, final_value) values ('sample_table','host_geo_origin','Brazil','South America:Brazil:-:-');</text:p>
          </table:table-cell>
          <table:table-cell/>
        </table:table-row>
        <table:table-row table:style-name="ro1">
          <table:table-cell office:value-type="string" calcext:value-type="string">
            <text:p>China: Beijing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0]);&quot;','&quot;;TRIM([.D200]);&quot;','&quot;;TRIM([.A200]);&quot;','&quot;;TRIM([.B200]);&quot;'&quot;;[.$F$1])" office:value-type="string" office:string-value="insert into harmonization_table (table_name, column_name, valid_value, final_value) values ('sample_table','host_geo_origin','China: Beijing','Asia:China:Beijing:-');" calcext:value-type="string">
            <text:p>insert into harmonization_table (table_name, column_name, valid_value, final_value) values ('sample_table','host_geo_origin','China: Beijing','Asia:China:Beijing:-');</text:p>
          </table:table-cell>
          <table:table-cell/>
        </table:table-row>
        <table:table-row table:style-name="ro1">
          <table:table-cell office:value-type="string" calcext:value-type="string">
            <text:p>USA: Snohomish County WA</text:p>
          </table:table-cell>
          <table:table-cell office:value-type="string" calcext:value-type="string">
            <text:p>North America:USA:Washington:Snohomis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1]);&quot;','&quot;;TRIM([.D201]);&quot;','&quot;;TRIM([.A201]);&quot;','&quot;;TRIM([.B201]);&quot;'&quot;;[.$F$1])" office:value-type="string" office:string-value="insert into harmonization_table (table_name, column_name, valid_value, final_value) values ('sample_table','host_geo_origin','USA: Snohomish County WA','North America:USA:Washington:Snohomish County');" calcext:value-type="string">
            <text:p>insert into harmonization_table (table_name, column_name, valid_value, final_value) values ('sample_table','host_geo_origin','USA: Snohomish County WA','North America:USA:Washington:Snohomish County');</text:p>
          </table:table-cell>
          <table:table-cell/>
        </table:table-row>
        <table:table-row table:style-name="ro1">
          <table:table-cell office:value-type="string" calcext:value-type="string">
            <text:p>USA: MN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2]);&quot;','&quot;;TRIM([.D202]);&quot;','&quot;;TRIM([.A202]);&quot;','&quot;;TRIM([.B202]);&quot;'&quot;;[.$F$1])" office:value-type="string" office:string-value="insert into harmonization_table (table_name, column_name, valid_value, final_value) values ('sample_table','host_geo_origin','USA: MN','North America:USA:Minnesota:-');" calcext:value-type="string">
            <text:p>insert into harmonization_table (table_name, column_name, valid_value, final_value) values ('sample_table','host_geo_origin','USA: MN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USA: CA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3]);&quot;','&quot;;TRIM([.D203]);&quot;','&quot;;TRIM([.A203]);&quot;','&quot;;TRIM([.B203]);&quot;'&quot;;[.$F$1])" office:value-type="string" office:string-value="insert into harmonization_table (table_name, column_name, valid_value, final_value) values ('sample_table','host_geo_origin','USA: CA San Diego County','North America:USA:California:San Diego County');" calcext:value-type="string">
            <text:p>insert into harmonization_table (table_name, column_name, valid_value, final_value) values ('sample_table','host_geo_origin','USA: CA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Viet Nam: Ho Chi Minh city</text:p>
          </table:table-cell>
          <table:table-cell office:value-type="string" calcext:value-type="string">
            <text:p>Asia:Vietnam:Ho Chi Minh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4]);&quot;','&quot;;TRIM([.D204]);&quot;','&quot;;TRIM([.A204]);&quot;','&quot;;TRIM([.B204]);&quot;'&quot;;[.$F$1])" office:value-type="string" office:string-value="insert into harmonization_table (table_name, column_name, valid_value, final_value) values ('sample_table','host_geo_origin','Viet Nam: Ho Chi Minh city','Asia:Vietnam:Ho Chi Minh City:-');" calcext:value-type="string">
            <text:p>insert into harmonization_table (table_name, column_name, valid_value, final_value) values ('sample_table','host_geo_origin','Viet Nam: Ho Chi Minh city','Asia:Vietnam:Ho Chi Minh City:-');</text:p>
          </table:table-cell>
          <table:table-cell/>
        </table:table-row>
        <table:table-row table:style-name="ro1">
          <table:table-cell office:value-type="string" calcext:value-type="string">
            <text:p>Spain: Valencia</text:p>
          </table:table-cell>
          <table:table-cell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5]);&quot;','&quot;;TRIM([.D205]);&quot;','&quot;;TRIM([.A205]);&quot;','&quot;;TRIM([.B205]);&quot;'&quot;;[.$F$1])" office:value-type="string" office:string-value="insert into harmonization_table (table_name, column_name, valid_value, final_value) values ('sample_table','host_geo_origin','Spain: Valencia','Europe:Spain:Comunitat Valenciana:Valencia');" calcext:value-type="string">
            <text:p>insert into harmonization_table (table_name, column_name, valid_value, final_value) values ('sample_table','host_geo_origin','Spain: Valencia','Europe:Spain:Comunitat Valenciana:Valencia');</text:p>
          </table:table-cell>
          <table:table-cell/>
        </table:table-row>
        <table:table-row table:style-name="ro1">
          <table:table-cell office:value-type="string" calcext:value-type="string">
            <text:p>Pakistan: Gilgit</text:p>
          </table:table-cell>
          <table:table-cell office:value-type="string" calcext:value-type="string">
            <text:p>Asia:Pakistan:Gilgit Baltistan:Gilg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6]);&quot;','&quot;;TRIM([.D206]);&quot;','&quot;;TRIM([.A206]);&quot;','&quot;;TRIM([.B206]);&quot;'&quot;;[.$F$1])" office:value-type="string" office:string-value="insert into harmonization_table (table_name, column_name, valid_value, final_value) values ('sample_table','host_geo_origin','Pakistan: Gilgit','Asia:Pakistan:Gilgit Baltistan:Gilgit');" calcext:value-type="string">
            <text:p>insert into harmonization_table (table_name, column_name, valid_value, final_value) values ('sample_table','host_geo_origin','Pakistan: Gilgit','Asia:Pakistan:Gilgit Baltistan:Gilgit');</text:p>
          </table:table-cell>
          <table:table-cell/>
        </table:table-row>
        <table:table-row table:style-name="ro1">
          <table:table-cell office:value-type="string" calcext:value-type="string">
            <text:p>USA: CT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7]);&quot;','&quot;;TRIM([.D207]);&quot;','&quot;;TRIM([.A207]);&quot;','&quot;;TRIM([.B207]);&quot;'&quot;;[.$F$1])" office:value-type="string" office:string-value="insert into harmonization_table (table_name, column_name, valid_value, final_value) values ('sample_table','host_geo_origin','USA: CT','North America:USA:Connecticut:-');" calcext:value-type="string">
            <text:p>insert into harmonization_table (table_name, column_name, valid_value, final_value) values ('sample_table','host_geo_origin','USA: CT','North America:USA:Connecticut:-');</text:p>
          </table:table-cell>
          <table:table-cell/>
        </table:table-row>
        <table:table-row table:style-name="ro1">
          <table:table-cell office:value-type="string" calcext:value-type="string">
            <text:p>China: Zhejiang Hangzhou</text:p>
          </table:table-cell>
          <table:table-cell office:value-type="string" calcext:value-type="string">
            <text:p>Asia:China:Zhejiang:H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8]);&quot;','&quot;;TRIM([.D208]);&quot;','&quot;;TRIM([.A208]);&quot;','&quot;;TRIM([.B208]);&quot;'&quot;;[.$F$1])" office:value-type="string" office:string-value="insert into harmonization_table (table_name, column_name, valid_value, final_value) values ('sample_table','host_geo_origin','China: Zhejiang Hangzhou','Asia:China:Zhejiang:Hangzhou');" calcext:value-type="string">
            <text:p>insert into harmonization_table (table_name, column_name, valid_value, final_value) values ('sample_table','host_geo_origin','China: Zhejiang Hangzhou','Asia:China:Zhejiang:Hangzhou');</text:p>
          </table:table-cell>
          <table:table-cell/>
        </table:table-row>
        <table:table-row table:style-name="ro1">
          <table:table-cell office:value-type="string" calcext:value-type="string">
            <text:p>Colombia: Antioquia</text:p>
          </table:table-cell>
          <table:table-cell office:value-type="string" calcext:value-type="string">
            <text:p>South America:Colombia:Antioqu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9]);&quot;','&quot;;TRIM([.D209]);&quot;','&quot;;TRIM([.A209]);&quot;','&quot;;TRIM([.B209]);&quot;'&quot;;[.$F$1])" office:value-type="string" office:string-value="insert into harmonization_table (table_name, column_name, valid_value, final_value) values ('sample_table','host_geo_origin','Colombia: Antioquia','South America:Colombia:Antioquia:-');" calcext:value-type="string">
            <text:p>insert into harmonization_table (table_name, column_name, valid_value, final_value) values ('sample_table','host_geo_origin','Colombia: Antioquia','South America:Colombia:Antioquia:-');</text:p>
          </table:table-cell>
          <table:table-cell/>
        </table:table-row>
        <table:table-row table:style-name="ro1">
          <table:table-cell office:value-type="string" calcext:value-type="string">
            <text:p>USA: San Francisco CA</text:p>
          </table:table-cell>
          <table:table-cell office:value-type="string" calcext:value-type="string">
            <text:p>North America:USA:California:San Francis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0]);&quot;','&quot;;TRIM([.D210]);&quot;','&quot;;TRIM([.A210]);&quot;','&quot;;TRIM([.B210]);&quot;'&quot;;[.$F$1])" office:value-type="string" office:string-value="insert into harmonization_table (table_name, column_name, valid_value, final_value) values ('sample_table','host_geo_origin','USA: San Francisco CA','North America:USA:California:San Francisco');" calcext:value-type="string">
            <text:p>insert into harmonization_table (table_name, column_name, valid_value, final_value) values ('sample_table','host_geo_origin','USA: San Francisco CA','North America:USA:California:San Francisco');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:Peru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1]);&quot;','&quot;;TRIM([.D211]);&quot;','&quot;;TRIM([.A211]);&quot;','&quot;;TRIM([.B211]);&quot;'&quot;;[.$F$1])" office:value-type="string" office:string-value="insert into harmonization_table (table_name, column_name, valid_value, final_value) values ('sample_table','host_geo_origin','Peru','South America:Peru:-:-');" calcext:value-type="string">
            <text:p>insert into harmonization_table (table_name, column_name, valid_value, final_value) values ('sample_table','host_geo_origin','Peru','South America:Peru:-:-');</text:p>
          </table:table-cell>
          <table:table-cell/>
        </table:table-row>
        <table:table-row table:style-name="ro1">
          <table:table-cell office:value-type="string" calcext:value-type="string">
            <text:p>Germany: Bavaria</text:p>
          </table:table-cell>
          <table:table-cell office:value-type="string" calcext:value-type="string">
            <text:p>Europe:Germany:Bav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2]);&quot;','&quot;;TRIM([.D212]);&quot;','&quot;;TRIM([.A212]);&quot;','&quot;;TRIM([.B212]);&quot;'&quot;;[.$F$1])" office:value-type="string" office:string-value="insert into harmonization_table (table_name, column_name, valid_value, final_value) values ('sample_table','host_geo_origin','Germany: Bavaria','Europe:Germany:Bavaria:-');" calcext:value-type="string">
            <text:p>insert into harmonization_table (table_name, column_name, valid_value, final_value) values ('sample_table','host_geo_origin','Germany: Bavaria','Europe:Germany:Bavaria:-');</text:p>
          </table:table-cell>
          <table:table-cell/>
        </table:table-row>
        <table:table-row table:style-name="ro1">
          <table:table-cell office:value-type="string" calcext:value-type="string">
            <text:p>USA: RI</text:p>
          </table:table-cell>
          <table:table-cell office:value-type="string" calcext:value-type="string">
            <text:p>North America:USA:Rhode I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3]);&quot;','&quot;;TRIM([.D213]);&quot;','&quot;;TRIM([.A213]);&quot;','&quot;;TRIM([.B213]);&quot;'&quot;;[.$F$1])" office:value-type="string" office:string-value="insert into harmonization_table (table_name, column_name, valid_value, final_value) values ('sample_table','host_geo_origin','USA: RI','North America:USA:Rhode Island:-');" calcext:value-type="string">
            <text:p>insert into harmonization_table (table_name, column_name, valid_value, final_value) values ('sample_table','host_geo_origin','USA: RI','North America:USA:Rhode Island:-');</text:p>
          </table:table-cell>
          <table:table-cell/>
        </table:table-row>
        <table:table-row table:style-name="ro1">
          <table:table-cell office:value-type="string" calcext:value-type="string">
            <text:p>USA: GA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4]);&quot;','&quot;;TRIM([.D214]);&quot;','&quot;;TRIM([.A214]);&quot;','&quot;;TRIM([.B214]);&quot;'&quot;;[.$F$1])" office:value-type="string" office:string-value="insert into harmonization_table (table_name, column_name, valid_value, final_value) values ('sample_table','host_geo_origin','USA: GA','North America:USA:Georgia:-');" calcext:value-type="string">
            <text:p>insert into harmonization_table (table_name, column_name, valid_value, final_value) values ('sample_table','host_geo_origin','USA: GA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USA: OR</text:p>
          </table:table-cell>
          <table:table-cell office:value-type="string" calcext:value-type="string">
            <text:p>North America:USA:Oreg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5]);&quot;','&quot;;TRIM([.D215]);&quot;','&quot;;TRIM([.A215]);&quot;','&quot;;TRIM([.B215]);&quot;'&quot;;[.$F$1])" office:value-type="string" office:string-value="insert into harmonization_table (table_name, column_name, valid_value, final_value) values ('sample_table','host_geo_origin','USA: OR','North America:USA:Oregon:-');" calcext:value-type="string">
            <text:p>insert into harmonization_table (table_name, column_name, valid_value, final_value) values ('sample_table','host_geo_origin','USA: OR','North America:USA:Oregon:-');</text:p>
          </table:table-cell>
          <table:table-cell/>
        </table:table-row>
        <table:table-row table:style-name="ro1">
          <table:table-cell office:value-type="string" calcext:value-type="string">
            <text:p>USA: FL</text:p>
          </table:table-cell>
          <table:table-cell office:value-type="string" calcext:value-type="string">
            <text:p>North America:USA:Flor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6]);&quot;','&quot;;TRIM([.D216]);&quot;','&quot;;TRIM([.A216]);&quot;','&quot;;TRIM([.B216]);&quot;'&quot;;[.$F$1])" office:value-type="string" office:string-value="insert into harmonization_table (table_name, column_name, valid_value, final_value) values ('sample_table','host_geo_origin','USA: FL','North America:USA:Florida:-');" calcext:value-type="string">
            <text:p>insert into harmonization_table (table_name, column_name, valid_value, final_value) values ('sample_table','host_geo_origin','USA: FL','North America:USA:Florida:-');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7]);&quot;','&quot;;TRIM([.D217]);&quot;','&quot;;TRIM([.A217]);&quot;','&quot;;TRIM([.B217]);&quot;'&quot;;[.$F$1])" office:value-type="string" office:string-value="insert into harmonization_table (table_name, column_name, valid_value, final_value) values ('sample_table','host_geo_origin','Israel','Asia:Israel:-:');" calcext:value-type="string">
            <text:p>insert into harmonization_table (table_name, column_name, valid_value, final_value) values ('sample_table','host_geo_origin','Israel','Asia:Israel:-:');</text:p>
          </table:table-cell>
          <table:table-cell/>
        </table:table-row>
        <table:table-row table:style-name="ro1">
          <table:table-cell office:value-type="string" calcext:value-type="string">
            <text:p>China: Anhui Fuyang</text:p>
          </table:table-cell>
          <table:table-cell office:value-type="string" calcext:value-type="string">
            <text:p>Asia:China:Anhui:Fuy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8]);&quot;','&quot;;TRIM([.D218]);&quot;','&quot;;TRIM([.A218]);&quot;','&quot;;TRIM([.B218]);&quot;'&quot;;[.$F$1])" office:value-type="string" office:string-value="insert into harmonization_table (table_name, column_name, valid_value, final_value) values ('sample_table','host_geo_origin','China: Anhui Fuyang','Asia:China:Anhui:Fuyang');" calcext:value-type="string">
            <text:p>insert into harmonization_table (table_name, column_name, valid_value, final_value) values ('sample_table','host_geo_origin','China: Anhui Fuyang','Asia:China:Anhui:Fuyang');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:Spai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9]);&quot;','&quot;;TRIM([.D219]);&quot;','&quot;;TRIM([.A219]);&quot;','&quot;;TRIM([.B219]);&quot;'&quot;;[.$F$1])" office:value-type="string" office:string-value="insert into harmonization_table (table_name, column_name, valid_value, final_value) values ('sample_table','host_geo_origin','Spain','Europe:Spain:-:-');" calcext:value-type="string">
            <text:p>insert into harmonization_table (table_name, column_name, valid_value, final_value) values ('sample_table','host_geo_origin','Spain','Europe:Spain:-:-');</text:p>
          </table:table-cell>
          <table:table-cell/>
        </table:table-row>
        <table:table-row table:style-name="ro1">
          <table:table-cell office:value-type="string" calcext:value-type="string">
            <text:p>USA: North Carolina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0]);&quot;','&quot;;TRIM([.D220]);&quot;','&quot;;TRIM([.A220]);&quot;','&quot;;TRIM([.B220]);&quot;'&quot;;[.$F$1])" office:value-type="string" office:string-value="insert into harmonization_table (table_name, column_name, valid_value, final_value) values ('sample_table','host_geo_origin','USA: North Carolina','North America:USA:North Carolina:-');" calcext:value-type="string">
            <text:p>insert into harmonization_table (table_name, column_name, valid_value, final_value) values ('sample_table','host_geo_origin','USA: North Carolina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USA: NH</text:p>
          </table:table-cell>
          <table:table-cell office:value-type="string" calcext:value-type="string">
            <text:p>North America:USA:New Hampshi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1]);&quot;','&quot;;TRIM([.D221]);&quot;','&quot;;TRIM([.A221]);&quot;','&quot;;TRIM([.B221]);&quot;'&quot;;[.$F$1])" office:value-type="string" office:string-value="insert into harmonization_table (table_name, column_name, valid_value, final_value) values ('sample_table','host_geo_origin','USA: NH','North America:USA:New Hampshire:-');" calcext:value-type="string">
            <text:p>insert into harmonization_table (table_name, column_name, valid_value, final_value) values ('sample_table','host_geo_origin','USA: NH','North America:USA:New Hampshire:-');</text:p>
          </table:table-cell>
          <table:table-cell/>
        </table:table-row>
        <table:table-row table:style-name="ro1">
          <table:table-cell office:value-type="string" calcext:value-type="string">
            <text:p>USA: NY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2]);&quot;','&quot;;TRIM([.D222]);&quot;','&quot;;TRIM([.A222]);&quot;','&quot;;TRIM([.B222]);&quot;'&quot;;[.$F$1])" office:value-type="string" office:string-value="insert into harmonization_table (table_name, column_name, valid_value, final_value) values ('sample_table','host_geo_origin','USA: NY','North America:USA:New York:-');" calcext:value-type="string">
            <text:p>insert into harmonization_table (table_name, column_name, valid_value, final_value) values ('sample_table','host_geo_origin','USA: NY','North America:USA:New York:-');</text:p>
          </table:table-cell>
          <table:table-cell/>
        </table:table-row>
        <table:table-row table:style-name="ro1">
          <table:table-cell office:value-type="string" calcext:value-type="string">
            <text:p>USA: MI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3]);&quot;','&quot;;TRIM([.D223]);&quot;','&quot;;TRIM([.A223]);&quot;','&quot;;TRIM([.B223]);&quot;'&quot;;[.$F$1])" office:value-type="string" office:string-value="insert into harmonization_table (table_name, column_name, valid_value, final_value) values ('sample_table','host_geo_origin','USA: MI','North America:USA:Michigan:-');" calcext:value-type="string">
            <text:p>insert into harmonization_table (table_name, column_name, valid_value, final_value) values ('sample_table','host_geo_origin','USA: MI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USA: NC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4]);&quot;','&quot;;TRIM([.D224]);&quot;','&quot;;TRIM([.A224]);&quot;','&quot;;TRIM([.B224]);&quot;'&quot;;[.$F$1])" office:value-type="string" office:string-value="insert into harmonization_table (table_name, column_name, valid_value, final_value) values ('sample_table','host_geo_origin','USA: NC','North America:USA:North Carolina:-');" calcext:value-type="string">
            <text:p>insert into harmonization_table (table_name, column_name, valid_value, final_value) values ('sample_table','host_geo_origin','USA: NC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:Fran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5]);&quot;','&quot;;TRIM([.D225]);&quot;','&quot;;TRIM([.A225]);&quot;','&quot;;TRIM([.B225]);&quot;'&quot;;[.$F$1])" office:value-type="string" office:string-value="insert into harmonization_table (table_name, column_name, valid_value, final_value) values ('sample_table','host_geo_origin','France','Europe:France:-:-');" calcext:value-type="string">
            <text:p>insert into harmonization_table (table_name, column_name, valid_value, final_value) values ('sample_table','host_geo_origin','France','Europe:France:-:-');</text:p>
          </table:table-cell>
          <table:table-cell/>
        </table:table-row>
        <table:table-row table:style-name="ro1">
          <table:table-cell office:value-type="string" calcext:value-type="string">
            <text:p>USA: V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6]);&quot;','&quot;;TRIM([.D226]);&quot;','&quot;;TRIM([.A226]);&quot;','&quot;;TRIM([.B226]);&quot;'&quot;;[.$F$1])" office:value-type="string" office:string-value="insert into harmonization_table (table_name, column_name, valid_value, final_value) values ('sample_table','host_geo_origin','USA: VA','North America:USA:Virginia:-');" calcext:value-type="string">
            <text:p>insert into harmonization_table (table_name, column_name, valid_value, final_value) values ('sample_table','host_geo_origin','USA: V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7]);&quot;','&quot;;TRIM([.D227]);&quot;','&quot;;TRIM([.A227]);&quot;','&quot;;TRIM([.B227]);&quot;'&quot;;[.$F$1])" office:value-type="string" office:string-value="insert into harmonization_table (table_name, column_name, valid_value, final_value) values ('sample_table','host_geo_origin','South Africa: KwaZulu-Natal','Africa:South Africa:KwaZulu-Natal:-');" calcext:value-type="string">
            <text:p>insert into harmonization_table (table_name, column_name, valid_value, final_value) values ('sample_table','host_geo_origin','South Africa: KwaZulu-Natal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USA: DC</text:p>
          </table:table-cell>
          <table:table-cell office:value-type="string" calcext:value-type="string">
            <text:p>North America:USA:Washington D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8]);&quot;','&quot;;TRIM([.D228]);&quot;','&quot;;TRIM([.A228]);&quot;','&quot;;TRIM([.B228]);&quot;'&quot;;[.$F$1])" office:value-type="string" office:string-value="insert into harmonization_table (table_name, column_name, valid_value, final_value) values ('sample_table','host_geo_origin','USA: DC','North America:USA:Washington DC:-');" calcext:value-type="string">
            <text:p>insert into harmonization_table (table_name, column_name, valid_value, final_value) values ('sample_table','host_geo_origin','USA: DC','North America:USA:Washington DC:-');</text:p>
          </table:table-cell>
          <table:table-cell/>
        </table:table-row>
        <table:table-row table:style-name="ro1">
          <table:table-cell office:value-type="string" calcext:value-type="string">
            <text:p>USA: IA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9]);&quot;','&quot;;TRIM([.D229]);&quot;','&quot;;TRIM([.A229]);&quot;','&quot;;TRIM([.B229]);&quot;'&quot;;[.$F$1])" office:value-type="string" office:string-value="insert into harmonization_table (table_name, column_name, valid_value, final_value) values ('sample_table','host_geo_origin','USA: IA','North America:USA:Iowa:-');" calcext:value-type="string">
            <text:p>insert into harmonization_table (table_name, column_name, valid_value, final_value) values ('sample_table','host_geo_origin','USA: IA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USA: IN</text:p>
          </table:table-cell>
          <table:table-cell office:value-type="string" calcext:value-type="string">
            <text:p>North America:USA:Ind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0]);&quot;','&quot;;TRIM([.D230]);&quot;','&quot;;TRIM([.A230]);&quot;','&quot;;TRIM([.B230]);&quot;'&quot;;[.$F$1])" office:value-type="string" office:string-value="insert into harmonization_table (table_name, column_name, valid_value, final_value) values ('sample_table','host_geo_origin','USA: IN','North America:USA:Indiana:-');" calcext:value-type="string">
            <text:p>insert into harmonization_table (table_name, column_name, valid_value, final_value) values ('sample_table','host_geo_origin','USA: IN','North America:USA:Indiana:-');</text:p>
          </table:table-cell>
          <table:table-cell/>
        </table:table-row>
        <table:table-row table:style-name="ro1">
          <table:table-cell office:value-type="string" calcext:value-type="string">
            <text:p>USA: KS</text:p>
          </table:table-cell>
          <table:table-cell office:value-type="string" calcext:value-type="string">
            <text:p>North America:USA: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1]);&quot;','&quot;;TRIM([.D231]);&quot;','&quot;;TRIM([.A231]);&quot;','&quot;;TRIM([.B231]);&quot;'&quot;;[.$F$1])" office:value-type="string" office:string-value="insert into harmonization_table (table_name, column_name, valid_value, final_value) values ('sample_table','host_geo_origin','USA: KS','North America:USA:Kansas:-');" calcext:value-type="string">
            <text:p>insert into harmonization_table (table_name, column_name, valid_value, final_value) values ('sample_table','host_geo_origin','USA: KS','North America:USA:Kansas:-');</text:p>
          </table:table-cell>
          <table:table-cell/>
        </table:table-row>
        <table:table-row table:style-name="ro1">
          <table:table-cell office:value-type="string" calcext:value-type="string">
            <text:p>USA: LA</text:p>
          </table:table-cell>
          <table:table-cell office:value-type="string" calcext:value-type="string">
            <text:p>North America:USA:Louis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2]);&quot;','&quot;;TRIM([.D232]);&quot;','&quot;;TRIM([.A232]);&quot;','&quot;;TRIM([.B232]);&quot;'&quot;;[.$F$1])" office:value-type="string" office:string-value="insert into harmonization_table (table_name, column_name, valid_value, final_value) values ('sample_table','host_geo_origin','USA: LA','North America:USA:Louisiana:-');" calcext:value-type="string">
            <text:p>insert into harmonization_table (table_name, column_name, valid_value, final_value) values ('sample_table','host_geo_origin','USA: LA','North America:USA:Louisiana:-');</text:p>
          </table:table-cell>
          <table:table-cell/>
        </table:table-row>
        <table:table-row table:style-name="ro1">
          <table:table-cell office:value-type="string" calcext:value-type="string">
            <text:p>USA: MD</text:p>
          </table:table-cell>
          <table:table-cell office:value-type="string" calcext:value-type="string">
            <text:p>North America:USA:Mary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3]);&quot;','&quot;;TRIM([.D233]);&quot;','&quot;;TRIM([.A233]);&quot;','&quot;;TRIM([.B233]);&quot;'&quot;;[.$F$1])" office:value-type="string" office:string-value="insert into harmonization_table (table_name, column_name, valid_value, final_value) values ('sample_table','host_geo_origin','USA: MD','North America:USA:Maryland:-');" calcext:value-type="string">
            <text:p>insert into harmonization_table (table_name, column_name, valid_value, final_value) values ('sample_table','host_geo_origin','USA: MD','North America:USA:Maryland:-');</text:p>
          </table:table-cell>
          <table:table-cell/>
        </table:table-row>
        <table:table-row table:style-name="ro1">
          <table:table-cell office:value-type="string" calcext:value-type="string">
            <text:p>USA: MO</text:p>
          </table:table-cell>
          <table:table-cell office:value-type="string" calcext:value-type="string">
            <text:p>North America:USA:Misso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4]);&quot;','&quot;;TRIM([.D234]);&quot;','&quot;;TRIM([.A234]);&quot;','&quot;;TRIM([.B234]);&quot;'&quot;;[.$F$1])" office:value-type="string" office:string-value="insert into harmonization_table (table_name, column_name, valid_value, final_value) values ('sample_table','host_geo_origin','USA: MO','North America:USA:Missouri:-');" calcext:value-type="string">
            <text:p>insert into harmonization_table (table_name, column_name, valid_value, final_value) values ('sample_table','host_geo_origin','USA: MO','North America:USA:Missouri:-');</text:p>
          </table:table-cell>
          <table:table-cell/>
        </table:table-row>
        <table:table-row table:style-name="ro1">
          <table:table-cell office:value-type="string" calcext:value-type="string">
            <text:p>USA: NE</text:p>
          </table:table-cell>
          <table:table-cell office:value-type="string" calcext:value-type="string">
            <text:p>North America:USA:Nebr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5]);&quot;','&quot;;TRIM([.D235]);&quot;','&quot;;TRIM([.A235]);&quot;','&quot;;TRIM([.B235]);&quot;'&quot;;[.$F$1])" office:value-type="string" office:string-value="insert into harmonization_table (table_name, column_name, valid_value, final_value) values ('sample_table','host_geo_origin','USA: NE','North America:USA:Nebraska:-');" calcext:value-type="string">
            <text:p>insert into harmonization_table (table_name, column_name, valid_value, final_value) values ('sample_table','host_geo_origin','USA: NE','North America:USA:Nebraska:-');</text:p>
          </table:table-cell>
          <table:table-cell/>
        </table:table-row>
        <table:table-row table:style-name="ro1">
          <table:table-cell office:value-type="string" calcext:value-type="string">
            <text:p>USA: NJ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6]);&quot;','&quot;;TRIM([.D236]);&quot;','&quot;;TRIM([.A236]);&quot;','&quot;;TRIM([.B236]);&quot;'&quot;;[.$F$1])" office:value-type="string" office:string-value="insert into harmonization_table (table_name, column_name, valid_value, final_value) values ('sample_table','host_geo_origin','USA: NJ','North America:USA:New Jersey:-');" calcext:value-type="string">
            <text:p>insert into harmonization_table (table_name, column_name, valid_value, final_value) values ('sample_table','host_geo_origin','USA: NJ','North America:USA:New Jersey:-');</text:p>
          </table:table-cell>
          <table:table-cell/>
        </table:table-row>
        <table:table-row table:style-name="ro1">
          <table:table-cell office:value-type="string" calcext:value-type="string">
            <text:p>USA: NV</text:p>
          </table:table-cell>
          <table:table-cell office:value-type="string" calcext:value-type="string">
            <text:p>North America:USA:Neva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7]);&quot;','&quot;;TRIM([.D237]);&quot;','&quot;;TRIM([.A237]);&quot;','&quot;;TRIM([.B237]);&quot;'&quot;;[.$F$1])" office:value-type="string" office:string-value="insert into harmonization_table (table_name, column_name, valid_value, final_value) values ('sample_table','host_geo_origin','USA: NV','North America:USA:Nevada:-');" calcext:value-type="string">
            <text:p>insert into harmonization_table (table_name, column_name, valid_value, final_value) values ('sample_table','host_geo_origin','USA: NV','North America:USA:Nevada:-');</text:p>
          </table:table-cell>
          <table:table-cell/>
        </table:table-row>
        <table:table-row table:style-name="ro1">
          <table:table-cell office:value-type="string" calcext:value-type="string">
            <text:p>USA: OH</text:p>
          </table:table-cell>
          <table:table-cell office:value-type="string" calcext:value-type="string">
            <text:p>North America:USA:Oh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8]);&quot;','&quot;;TRIM([.D238]);&quot;','&quot;;TRIM([.A238]);&quot;','&quot;;TRIM([.B238]);&quot;'&quot;;[.$F$1])" office:value-type="string" office:string-value="insert into harmonization_table (table_name, column_name, valid_value, final_value) values ('sample_table','host_geo_origin','USA: OH','North America:USA:Ohio:-');" calcext:value-type="string">
            <text:p>insert into harmonization_table (table_name, column_name, valid_value, final_value) values ('sample_table','host_geo_origin','USA: OH','North America:USA:Ohio:-');</text:p>
          </table:table-cell>
          <table:table-cell/>
        </table:table-row>
        <table:table-row table:style-name="ro1">
          <table:table-cell office:value-type="string" calcext:value-type="string">
            <text:p>USA: PA</text:p>
          </table:table-cell>
          <table:table-cell office:value-type="string" calcext:value-type="string">
            <text:p>North America:USA:Pennsylv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9]);&quot;','&quot;;TRIM([.D239]);&quot;','&quot;;TRIM([.A239]);&quot;','&quot;;TRIM([.B239]);&quot;'&quot;;[.$F$1])" office:value-type="string" office:string-value="insert into harmonization_table (table_name, column_name, valid_value, final_value) values ('sample_table','host_geo_origin','USA: PA','North America:USA:Pennsylvania:-');" calcext:value-type="string">
            <text:p>insert into harmonization_table (table_name, column_name, valid_value, final_value) values ('sample_table','host_geo_origin','USA: PA','North America:USA:Pennsylvania:-');</text:p>
          </table:table-cell>
          <table:table-cell/>
        </table:table-row>
        <table:table-row table:style-name="ro1">
          <table:table-cell office:value-type="string" calcext:value-type="string">
            <text:p>USA: SC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0]);&quot;','&quot;;TRIM([.D240]);&quot;','&quot;;TRIM([.A240]);&quot;','&quot;;TRIM([.B240]);&quot;'&quot;;[.$F$1])" office:value-type="string" office:string-value="insert into harmonization_table (table_name, column_name, valid_value, final_value) values ('sample_table','host_geo_origin','USA: SC','North America:USA:South Carolina:-');" calcext:value-type="string">
            <text:p>insert into harmonization_table (table_name, column_name, valid_value, final_value) values ('sample_table','host_geo_origin','USA: SC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USA: UT</text:p>
          </table:table-cell>
          <table:table-cell office:value-type="string" calcext:value-type="string">
            <text:p>North America:USA:Ut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1]);&quot;','&quot;;TRIM([.D241]);&quot;','&quot;;TRIM([.A241]);&quot;','&quot;;TRIM([.B241]);&quot;'&quot;;[.$F$1])" office:value-type="string" office:string-value="insert into harmonization_table (table_name, column_name, valid_value, final_value) values ('sample_table','host_geo_origin','USA: UT','North America:USA:Utah:-');" calcext:value-type="string">
            <text:p>insert into harmonization_table (table_name, column_name, valid_value, final_value) values ('sample_table','host_geo_origin','USA: UT','North America:USA:Utah:-');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:Turke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2]);&quot;','&quot;;TRIM([.D242]);&quot;','&quot;;TRIM([.A242]);&quot;','&quot;;TRIM([.B242]);&quot;'&quot;;[.$F$1])" office:value-type="string" office:string-value="insert into harmonization_table (table_name, column_name, valid_value, final_value) values ('sample_table','host_geo_origin','Turkey','Europe:Turkey:-:-');" calcext:value-type="string">
            <text:p>insert into harmonization_table (table_name, column_name, valid_value, final_value) values ('sample_table','host_geo_origin','Turkey','Europe:Turkey:-:-');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:Gree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3]);&quot;','&quot;;TRIM([.D243]);&quot;','&quot;;TRIM([.A243]);&quot;','&quot;;TRIM([.B243]);&quot;'&quot;;[.$F$1])" office:value-type="string" office:string-value="insert into harmonization_table (table_name, column_name, valid_value, final_value) values ('sample_table','host_geo_origin','Greece','Europe:Greece:-:-');" calcext:value-type="string">
            <text:p>insert into harmonization_table (table_name, column_name, valid_value, final_value) values ('sample_table','host_geo_origin','Greece','Europe:Greece:-:-');</text:p>
          </table:table-cell>
          <table:table-cell/>
        </table:table-row>
        <table:table-row table:style-name="ro1">
          <table:table-cell office:value-type="string" calcext:value-type="string">
            <text:p>USA: Maricopa County Arizona</text:p>
          </table:table-cell>
          <table:table-cell office:value-type="string" calcext:value-type="string">
            <text:p>North America:USA:Arizona:Maricop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4]);&quot;','&quot;;TRIM([.D244]);&quot;','&quot;;TRIM([.A244]);&quot;','&quot;;TRIM([.B244]);&quot;'&quot;;[.$F$1])" office:value-type="string" office:string-value="insert into harmonization_table (table_name, column_name, valid_value, final_value) values ('sample_table','host_geo_origin','USA: Maricopa County Arizona','North America:USA:Arizona:Maricopa County');" calcext:value-type="string">
            <text:p>insert into harmonization_table (table_name, column_name, valid_value, final_value) values ('sample_table','host_geo_origin','USA: Maricopa County Arizona','North America:USA:Arizona:Maricopa County');</text:p>
          </table:table-cell>
          <table:table-cell/>
        </table:table-row>
        <table:table-row table:style-name="ro1">
          <table:table-cell office:value-type="string" calcext:value-type="string">
            <text:p>USA: HI</text:p>
          </table:table-cell>
          <table:table-cell office:value-type="string" calcext:value-type="string">
            <text:p>North America:USA:Hawai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5]);&quot;','&quot;;TRIM([.D245]);&quot;','&quot;;TRIM([.A245]);&quot;','&quot;;TRIM([.B245]);&quot;'&quot;;[.$F$1])" office:value-type="string" office:string-value="insert into harmonization_table (table_name, column_name, valid_value, final_value) values ('sample_table','host_geo_origin','USA: HI','North America:USA:Hawaii:-');" calcext:value-type="string">
            <text:p>insert into harmonization_table (table_name, column_name, valid_value, final_value) values ('sample_table','host_geo_origin','USA: HI','North America:USA:Hawaii:-');</text:p>
          </table:table-cell>
          <table:table-cell/>
        </table:table-row>
        <table:table-row table:style-name="ro1">
          <table:table-cell office:value-type="string" calcext:value-type="string">
            <text:p>USA: ID</text:p>
          </table:table-cell>
          <table:table-cell office:value-type="string" calcext:value-type="string">
            <text:p>North America:USA:Idah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6]);&quot;','&quot;;TRIM([.D246]);&quot;','&quot;;TRIM([.A246]);&quot;','&quot;;TRIM([.B246]);&quot;'&quot;;[.$F$1])" office:value-type="string" office:string-value="insert into harmonization_table (table_name, column_name, valid_value, final_value) values ('sample_table','host_geo_origin','USA: ID','North America:USA:Idaho:-');" calcext:value-type="string">
            <text:p>insert into harmonization_table (table_name, column_name, valid_value, final_value) values ('sample_table','host_geo_origin','USA: ID','North America:USA:Idaho:-');</text:p>
          </table:table-cell>
          <table:table-cell/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7]);&quot;','&quot;;TRIM([.D247]);&quot;','&quot;;TRIM([.A247]);&quot;','&quot;;TRIM([.B247]);&quot;'&quot;;[.$F$1])" office:value-type="string" office:string-value="insert into harmonization_table (table_name, column_name, valid_value, final_value) values ('sample_table','host_geo_origin','USA: New Orleans LA','North America:USA:Louisiana:New Orleans');" calcext:value-type="string">
            <text:p>insert into harmonization_table (table_name, column_name, valid_value, final_value) values ('sample_table','host_geo_origin','USA: New Orleans LA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8]);&quot;','&quot;;TRIM([.D248]);&quot;','&quot;;TRIM([.A248]);&quot;','&quot;;TRIM([.B248]);&quot;'&quot;;[.$F$1])" office:value-type="string" office:string-value="insert into harmonization_table (table_name, column_name, valid_value, final_value) values ('sample_table','host_geo_origin','India: Rajkot','Asia:India:Gujarat:Rajkot');" calcext:value-type="string">
            <text:p>insert into harmonization_table (table_name, column_name, valid_value, final_value) values ('sample_table','host_geo_origin','India: Rajkot','Asia:India:Gujarat:Rajkot');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9]);&quot;','&quot;;TRIM([.D249]);&quot;','&quot;;TRIM([.A249]);&quot;','&quot;;TRIM([.B249]);&quot;'&quot;;[.$F$1])" office:value-type="string" office:string-value="insert into harmonization_table (table_name, column_name, valid_value, final_value) values ('sample_table','host_geo_origin','Germany','Europe:Germany:-:-');" calcext:value-type="string">
            <text:p>insert into harmonization_table (table_name, column_name, valid_value, final_value) values ('sample_table','host_geo_origin','Germany','Europe:Germany:-:-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0]);&quot;','&quot;;TRIM([.D250]);&quot;','&quot;;TRIM([.A250]);&quot;','&quot;;TRIM([.B250]);&quot;'&quot;;[.$F$1])" office:value-type="string" office:string-value="insert into harmonization_table (table_name, column_name, valid_value, final_value) values ('sample_table','host_geo_origin','Germany: Dusseldorf','Europe:Germany:Dusseldorf:-');" calcext:value-type="string">
            <text:p>insert into harmonization_table (table_name, column_name, valid_value, final_value) values ('sample_table','host_geo_origin','Germany: Dusseldorf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:Ind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1]);&quot;','&quot;;TRIM([.D251]);&quot;','&quot;;TRIM([.A251]);&quot;','&quot;;TRIM([.B251]);&quot;'&quot;;[.$F$1])" office:value-type="string" office:string-value="insert into harmonization_table (table_name, column_name, valid_value, final_value) values ('sample_table','host_geo_origin','India','Asia:India:-:-');" calcext:value-type="string">
            <text:p>insert into harmonization_table (table_name, column_name, valid_value, final_value) values ('sample_table','host_geo_origin','India','Asia:India:-:-');</text:p>
          </table:table-cell>
          <table:table-cell/>
        </table:table-row>
        <table:table-row table:style-name="ro1">
          <table:table-cell office:value-type="string" calcext:value-type="string">
            <text:p>Netherlands: Milheeze</text:p>
          </table:table-cell>
          <table:table-cell office:value-type="string" calcext:value-type="string">
            <text:p>Europe:Netherlands:Milhee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2]);&quot;','&quot;;TRIM([.D252]);&quot;','&quot;;TRIM([.A252]);&quot;','&quot;;TRIM([.B252]);&quot;'&quot;;[.$F$1])" office:value-type="string" office:string-value="insert into harmonization_table (table_name, column_name, valid_value, final_value) values ('sample_table','host_geo_origin','Netherlands: Milheeze','Europe:Netherlands:Milheeze:-');" calcext:value-type="string">
            <text:p>insert into harmonization_table (table_name, column_name, valid_value, final_value) values ('sample_table','host_geo_origin','Netherlands: Milheeze','Europe:Netherlands:Milheeze:-');</text:p>
          </table:table-cell>
          <table:table-cell/>
        </table:table-row>
        <table:table-row table:style-name="ro1">
          <table:table-cell office:value-type="string" calcext:value-type="string">
            <text:p>USA: Michigan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3]);&quot;','&quot;;TRIM([.D253]);&quot;','&quot;;TRIM([.A253]);&quot;','&quot;;TRIM([.B253]);&quot;'&quot;;[.$F$1])" office:value-type="string" office:string-value="insert into harmonization_table (table_name, column_name, valid_value, final_value) values ('sample_table','host_geo_origin','USA: Michigan','North America:USA:Michigan:-');" calcext:value-type="string">
            <text:p>insert into harmonization_table (table_name, column_name, valid_value, final_value) values ('sample_table','host_geo_origin','USA: Michigan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4]);&quot;','&quot;;TRIM([.D254]);&quot;','&quot;;TRIM([.A254]);&quot;','&quot;;TRIM([.B254]);&quot;'&quot;;[.$F$1])" office:value-type="string" office:string-value="insert into harmonization_table (table_name, column_name, valid_value, final_value) values ('sample_table','host_geo_origin','Puerto Rico','North America:USA:Puerto Rico:-');" calcext:value-type="string">
            <text:p>insert into harmonization_table (table_name, column_name, valid_value, final_value) values ('sample_table','host_geo_origin','Puerto Rico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:Kazakhst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5]);&quot;','&quot;;TRIM([.D255]);&quot;','&quot;;TRIM([.A255]);&quot;','&quot;;TRIM([.B255]);&quot;'&quot;;[.$F$1])" office:value-type="string" office:string-value="insert into harmonization_table (table_name, column_name, valid_value, final_value) values ('sample_table','host_geo_origin','Kazakhstan','Asia:Kazakhstan:-:-');" calcext:value-type="string">
            <text:p>insert into harmonization_table (table_name, column_name, valid_value, final_value) values ('sample_table','host_geo_origin','Kazakhstan','Asia:Kazakhstan:-:-');</text:p>
          </table:table-cell>
          <table:table-cell/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6]);&quot;','&quot;;TRIM([.D256]);&quot;','&quot;;TRIM([.A256]);&quot;','&quot;;TRIM([.B256]);&quot;'&quot;;[.$F$1])" office:value-type="string" office:string-value="insert into harmonization_table (table_name, column_name, valid_value, final_value) values ('sample_table','host_geo_origin','USA: Wisconsin','North America:USA:Wisconsin:-');" calcext:value-type="string">
            <text:p>insert into harmonization_table (table_name, column_name, valid_value, final_value) values ('sample_table','host_geo_origin','USA: 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: East Feliciana Parish Louisiana</text:p>
          </table:table-cell>
          <table:table-cell office:value-type="string" calcext:value-type="string">
            <text:p>North America:USA:Louisiana:East Feliciana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7]);&quot;','&quot;;TRIM([.D257]);&quot;','&quot;;TRIM([.A257]);&quot;','&quot;;TRIM([.B257]);&quot;'&quot;;[.$F$1])" office:value-type="string" office:string-value="insert into harmonization_table (table_name, column_name, valid_value, final_value) values ('sample_table','host_geo_origin','USA: East Feliciana Parish Louisiana','North America:USA:Louisiana:East Feliciana Parish');" calcext:value-type="string">
            <text:p>insert into harmonization_table (table_name, column_name, valid_value, final_value) values ('sample_table','host_geo_origin','USA: East Feliciana Parish Louisiana','North America:USA:Louisiana:East Feliciana Parish');</text:p>
          </table:table-cell>
          <table:table-cell/>
        </table:table-row>
        <table:table-row table:style-name="ro1">
          <table:table-cell office:value-type="string" calcext:value-type="string">
            <text:p>India: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8]);&quot;','&quot;;TRIM([.D258]);&quot;','&quot;;TRIM([.A258]);&quot;','&quot;;TRIM([.B258]);&quot;'&quot;;[.$F$1])" office:value-type="string" office:string-value="insert into harmonization_table (table_name, column_name, valid_value, final_value) values ('sample_table','host_geo_origin','India: Ahmedabad','Asia:India:Gujarat:Ahmedabad');" calcext:value-type="string">
            <text:p>insert into harmonization_table (table_name, column_name, valid_value, final_value) values ('sample_table','host_geo_origin','India: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India: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9]);&quot;','&quot;;TRIM([.D259]);&quot;','&quot;;TRIM([.A259]);&quot;','&quot;;TRIM([.B259]);&quot;'&quot;;[.$F$1])" office:value-type="string" office:string-value="insert into harmonization_table (table_name, column_name, valid_value, final_value) values ('sample_table','host_geo_origin','India: Gandhinagar','Asia:India:Gujarat:Gandhinagar');" calcext:value-type="string">
            <text:p>insert into harmonization_table (table_name, column_name, valid_value, final_value) values ('sample_table','host_geo_origin','India: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0]);&quot;','&quot;;TRIM([.D260]);&quot;','&quot;;TRIM([.A260]);&quot;','&quot;;TRIM([.B260]);&quot;'&quot;;[.$F$1])" office:value-type="string" office:string-value="insert into harmonization_table (table_name, column_name, valid_value, final_value) values ('sample_table','host_geo_origin','India: Mansa','Asia:India:Gujarat:Mansa');" calcext:value-type="string">
            <text:p>insert into harmonization_table (table_name, column_name, valid_value, final_value) values ('sample_table','host_geo_origin','India: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China: Guangdong Guangzhou</text:p>
          </table:table-cell>
          <table:table-cell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1]);&quot;','&quot;;TRIM([.D261]);&quot;','&quot;;TRIM([.A261]);&quot;','&quot;;TRIM([.B261]);&quot;'&quot;;[.$F$1])" office:value-type="string" office:string-value="insert into harmonization_table (table_name, column_name, valid_value, final_value) values ('sample_table','host_geo_origin','China: Guangdong Guangzhou','Asia:China:Guangdong:Guangzhou');" calcext:value-type="string">
            <text:p>insert into harmonization_table (table_name, column_name, valid_value, final_value) values ('sample_table','host_geo_origin','China: Guangdong Guangzhou','Asia:China:Guangdong:Guangzhou');</text:p>
          </table:table-cell>
          <table:table-cell/>
        </table:table-row>
        <table:table-row table:style-name="ro1">
          <table:table-cell office:value-type="string" calcext:value-type="string">
            <text:p>USA: MARINGOUIN LA</text:p>
          </table:table-cell>
          <table:table-cell office:value-type="string" calcext:value-type="string">
            <text:p>North America:USA:Louisiana:Maringou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2]);&quot;','&quot;;TRIM([.D262]);&quot;','&quot;;TRIM([.A262]);&quot;','&quot;;TRIM([.B262]);&quot;'&quot;;[.$F$1])" office:value-type="string" office:string-value="insert into harmonization_table (table_name, column_name, valid_value, final_value) values ('sample_table','host_geo_origin','USA: MARINGOUIN LA','North America:USA:Louisiana:Maringouin');" calcext:value-type="string">
            <text:p>insert into harmonization_table (table_name, column_name, valid_value, final_value) values ('sample_table','host_geo_origin','USA: MARINGOUIN LA','North America:USA:Louisiana:Maringouin');</text:p>
          </table:table-cell>
          <table:table-cell/>
        </table:table-row>
        <table:table-row table:style-name="ro1">
          <table:table-cell office:value-type="string" calcext:value-type="string">
            <text:p>USA: KENNER LA</text:p>
          </table:table-cell>
          <table:table-cell office:value-type="string" calcext:value-type="string">
            <text:p>North America:USA:Louisiana:K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3]);&quot;','&quot;;TRIM([.D263]);&quot;','&quot;;TRIM([.A263]);&quot;','&quot;;TRIM([.B263]);&quot;'&quot;;[.$F$1])" office:value-type="string" office:string-value="insert into harmonization_table (table_name, column_name, valid_value, final_value) values ('sample_table','host_geo_origin','USA: KENNER LA','North America:USA:Louisiana:Kenner');" calcext:value-type="string">
            <text:p>insert into harmonization_table (table_name, column_name, valid_value, final_value) values ('sample_table','host_geo_origin','USA: KENNER LA','North America:USA:Louisiana:Kenner');</text:p>
          </table:table-cell>
          <table:table-cell/>
        </table:table-row>
        <table:table-row table:style-name="ro1">
          <table:table-cell office:value-type="string" calcext:value-type="string">
            <text:p>USA: KILLONA LA</text:p>
          </table:table-cell>
          <table:table-cell office:value-type="string" calcext:value-type="string">
            <text:p>North America:USA:Louisiana:Kill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4]);&quot;','&quot;;TRIM([.D264]);&quot;','&quot;;TRIM([.A264]);&quot;','&quot;;TRIM([.B264]);&quot;'&quot;;[.$F$1])" office:value-type="string" office:string-value="insert into harmonization_table (table_name, column_name, valid_value, final_value) values ('sample_table','host_geo_origin','USA: KILLONA LA','North America:USA:Louisiana:Killona');" calcext:value-type="string">
            <text:p>insert into harmonization_table (table_name, column_name, valid_value, final_value) values ('sample_table','host_geo_origin','USA: KILLONA LA','North America:USA:Louisiana:Killona');</text:p>
          </table:table-cell>
          <table:table-cell/>
        </table:table-row>
        <table:table-row table:style-name="ro1">
          <table:table-cell office:value-type="string" calcext:value-type="string">
            <text:p>USA: SAINT ROSE LA</text:p>
          </table:table-cell>
          <table:table-cell office:value-type="string" calcext:value-type="string">
            <text:p>North America:USA:Louisiana:Sant Ro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5]);&quot;','&quot;;TRIM([.D265]);&quot;','&quot;;TRIM([.A265]);&quot;','&quot;;TRIM([.B265]);&quot;'&quot;;[.$F$1])" office:value-type="string" office:string-value="insert into harmonization_table (table_name, column_name, valid_value, final_value) values ('sample_table','host_geo_origin','USA: SAINT ROSE LA','North America:USA:Louisiana:Sant Rose');" calcext:value-type="string">
            <text:p>insert into harmonization_table (table_name, column_name, valid_value, final_value) values ('sample_table','host_geo_origin','USA: SAINT ROSE LA','North America:USA:Louisiana:Sant Rose');</text:p>
          </table:table-cell>
          <table:table-cell/>
        </table:table-row>
        <table:table-row table:style-name="ro1">
          <table:table-cell office:value-type="string" calcext:value-type="string">
            <text:p>USA: LOCKPORT LA</text:p>
          </table:table-cell>
          <table:table-cell office:value-type="string" calcext:value-type="string">
            <text:p>North America:USA:Louisiana:Lock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6]);&quot;','&quot;;TRIM([.D266]);&quot;','&quot;;TRIM([.A266]);&quot;','&quot;;TRIM([.B266]);&quot;'&quot;;[.$F$1])" office:value-type="string" office:string-value="insert into harmonization_table (table_name, column_name, valid_value, final_value) values ('sample_table','host_geo_origin','USA: LOCKPORT LA','North America:USA:Louisiana:Lockport');" calcext:value-type="string">
            <text:p>insert into harmonization_table (table_name, column_name, valid_value, final_value) values ('sample_table','host_geo_origin','USA: LOCKPORT LA','North America:USA:Louisiana:Lockport');</text:p>
          </table:table-cell>
          <table:table-cell/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7]);&quot;','&quot;;TRIM([.D267]);&quot;','&quot;;TRIM([.A267]);&quot;','&quot;;TRIM([.B267]);&quot;'&quot;;[.$F$1])" office:value-type="string" office:string-value="insert into harmonization_table (table_name, column_name, valid_value, final_value) values ('sample_table','host_geo_origin','USA: NEW ORLEANS LA','North America:USA:Louisiana:New Orleans');" calcext:value-type="string">
            <text:p>insert into harmonization_table (table_name, column_name, valid_value, final_value) values ('sample_table','host_geo_origin','USA: NEW ORLEANS LA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USA: LULING LA</text:p>
          </table:table-cell>
          <table:table-cell office:value-type="string" calcext:value-type="string">
            <text:p>North America:USA:Louisiana:Lul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8]);&quot;','&quot;;TRIM([.D268]);&quot;','&quot;;TRIM([.A268]);&quot;','&quot;;TRIM([.B268]);&quot;'&quot;;[.$F$1])" office:value-type="string" office:string-value="insert into harmonization_table (table_name, column_name, valid_value, final_value) values ('sample_table','host_geo_origin','USA: LULING LA','North America:USA:Louisiana:Luling');" calcext:value-type="string">
            <text:p>insert into harmonization_table (table_name, column_name, valid_value, final_value) values ('sample_table','host_geo_origin','USA: LULING LA','North America:USA:Louisiana:Luling');</text:p>
          </table:table-cell>
          <table:table-cell/>
        </table:table-row>
        <table:table-row table:style-name="ro1">
          <table:table-cell office:value-type="string" calcext:value-type="string">
            <text:p>USA: RACELAND LA</text:p>
          </table:table-cell>
          <table:table-cell office:value-type="string" calcext:value-type="string">
            <text:p>North America:USA:Louisiana:Race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9]);&quot;','&quot;;TRIM([.D269]);&quot;','&quot;;TRIM([.A269]);&quot;','&quot;;TRIM([.B269]);&quot;'&quot;;[.$F$1])" office:value-type="string" office:string-value="insert into harmonization_table (table_name, column_name, valid_value, final_value) values ('sample_table','host_geo_origin','USA: RACELAND LA','North America:USA:Louisiana:Raceland');" calcext:value-type="string">
            <text:p>insert into harmonization_table (table_name, column_name, valid_value, final_value) values ('sample_table','host_geo_origin','USA: RACELAND LA','North America:USA:Louisiana:Raceland');</text:p>
          </table:table-cell>
          <table:table-cell/>
        </table:table-row>
        <table:table-row table:style-name="ro1">
          <table:table-cell office:value-type="string" calcext:value-type="string">
            <text:p>USA: GHEENS LA</text:p>
          </table:table-cell>
          <table:table-cell office:value-type="string" calcext:value-type="string">
            <text:p>North America:USA:Louisiana:Ghee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0]);&quot;','&quot;;TRIM([.D270]);&quot;','&quot;;TRIM([.A270]);&quot;','&quot;;TRIM([.B270]);&quot;'&quot;;[.$F$1])" office:value-type="string" office:string-value="insert into harmonization_table (table_name, column_name, valid_value, final_value) values ('sample_table','host_geo_origin','USA: GHEENS LA','North America:USA:Louisiana:Gheens');" calcext:value-type="string">
            <text:p>insert into harmonization_table (table_name, column_name, valid_value, final_value) values ('sample_table','host_geo_origin','USA: GHEENS LA','North America:USA:Louisiana:Gheens');</text:p>
          </table:table-cell>
          <table:table-cell/>
        </table:table-row>
        <table:table-row table:style-name="ro1">
          <table:table-cell office:value-type="string" calcext:value-type="string">
            <text:p>USA: THIBODAUX LA</text:p>
          </table:table-cell>
          <table:table-cell office:value-type="string" calcext:value-type="string">
            <text:p>North America:USA:Louisiana:Thiboda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1]);&quot;','&quot;;TRIM([.D271]);&quot;','&quot;;TRIM([.A271]);&quot;','&quot;;TRIM([.B271]);&quot;'&quot;;[.$F$1])" office:value-type="string" office:string-value="insert into harmonization_table (table_name, column_name, valid_value, final_value) values ('sample_table','host_geo_origin','USA: THIBODAUX LA','North America:USA:Louisiana:Thibodaux');" calcext:value-type="string">
            <text:p>insert into harmonization_table (table_name, column_name, valid_value, final_value) values ('sample_table','host_geo_origin','USA: THIBODAUX LA','North America:USA:Louisiana:Thibodaux');</text:p>
          </table:table-cell>
          <table:table-cell/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2]);&quot;','&quot;;TRIM([.D272]);&quot;','&quot;;TRIM([.A272]);&quot;','&quot;;TRIM([.B272]);&quot;'&quot;;[.$F$1])" office:value-type="string" office:string-value="insert into harmonization_table (table_name, column_name, valid_value, final_value) values ('sample_table','host_geo_origin','USA: Slidell LA','North America:USA:Louisiana:Slidell');" calcext:value-type="string">
            <text:p>insert into harmonization_table (table_name, column_name, valid_value, final_value) values ('sample_table','host_geo_origin','USA: Slidell LA','North America:USA:Louisiana:Slidell');</text:p>
          </table:table-cell>
          <table:table-cell/>
        </table:table-row>
        <table:table-row table:style-name="ro1">
          <table:table-cell office:value-type="string" calcext:value-type="string">
            <text:p>USA: Lacombe LA</text:p>
          </table:table-cell>
          <table:table-cell office:value-type="string" calcext:value-type="string">
            <text:p>North America:USA:Louisiana:Lacomb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3]);&quot;','&quot;;TRIM([.D273]);&quot;','&quot;;TRIM([.A273]);&quot;','&quot;;TRIM([.B273]);&quot;'&quot;;[.$F$1])" office:value-type="string" office:string-value="insert into harmonization_table (table_name, column_name, valid_value, final_value) values ('sample_table','host_geo_origin','USA: Lacombe LA','North America:USA:Louisiana:Lacombe');" calcext:value-type="string">
            <text:p>insert into harmonization_table (table_name, column_name, valid_value, final_value) values ('sample_table','host_geo_origin','USA: Lacombe LA','North America:USA:Louisiana:Lacombe');</text:p>
          </table:table-cell>
          <table:table-cell/>
        </table:table-row>
        <table:table-row table:style-name="ro1">
          <table:table-cell office:value-type="string" calcext:value-type="string">
            <text:p>USA: HOUMA LA</text:p>
          </table:table-cell>
          <table:table-cell office:value-type="string" calcext:value-type="string">
            <text:p>North America:USA:Louisiana:Houm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4]);&quot;','&quot;;TRIM([.D274]);&quot;','&quot;;TRIM([.A274]);&quot;','&quot;;TRIM([.B274]);&quot;'&quot;;[.$F$1])" office:value-type="string" office:string-value="insert into harmonization_table (table_name, column_name, valid_value, final_value) values ('sample_table','host_geo_origin','USA: HOUMA LA','North America:USA:Louisiana:Houma');" calcext:value-type="string">
            <text:p>insert into harmonization_table (table_name, column_name, valid_value, final_value) values ('sample_table','host_geo_origin','USA: HOUMA LA','North America:USA:Louisiana:Houma');</text:p>
          </table:table-cell>
          <table:table-cell/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5]);&quot;','&quot;;TRIM([.D275]);&quot;','&quot;;TRIM([.A275]);&quot;','&quot;;TRIM([.B275]);&quot;'&quot;;[.$F$1])" office:value-type="string" office:string-value="insert into harmonization_table (table_name, column_name, valid_value, final_value) values ('sample_table','host_geo_origin','USA: SLIDELL LA','North America:USA:Louisiana:Slidell');" calcext:value-type="string">
            <text:p>insert into harmonization_table (table_name, column_name, valid_value, final_value) values ('sample_table','host_geo_origin','USA: SLIDELL LA','North America:USA:Louisiana:Slidell');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:Thai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6]);&quot;','&quot;;TRIM([.D276]);&quot;','&quot;;TRIM([.A276]);&quot;','&quot;;TRIM([.B276]);&quot;'&quot;;[.$F$1])" office:value-type="string" office:string-value="insert into harmonization_table (table_name, column_name, valid_value, final_value) values ('sample_table','host_geo_origin','Thailand','Asia:Thailand:-:-');" calcext:value-type="string">
            <text:p>insert into harmonization_table (table_name, column_name, valid_value, final_value) values ('sample_table','host_geo_origin','Thailand','Asia:Thailand:-:-');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:Ir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7]);&quot;','&quot;;TRIM([.D277]);&quot;','&quot;;TRIM([.A277]);&quot;','&quot;;TRIM([.B277]);&quot;'&quot;;[.$F$1])" office:value-type="string" office:string-value="insert into harmonization_table (table_name, column_name, valid_value, final_value) values ('sample_table','host_geo_origin','Iran','Asia:Iran:-:-');" calcext:value-type="string">
            <text:p>insert into harmonization_table (table_name, column_name, valid_value, final_value) values ('sample_table','host_geo_origin','Iran','Asia:Iran:-:-');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:Ser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8]);&quot;','&quot;;TRIM([.D278]);&quot;','&quot;;TRIM([.A278]);&quot;','&quot;;TRIM([.B278]);&quot;'&quot;;[.$F$1])" office:value-type="string" office:string-value="insert into harmonization_table (table_name, column_name, valid_value, final_value) values ('sample_table','host_geo_origin','Serbia','Europe:Serbia:-:-');" calcext:value-type="string">
            <text:p>insert into harmonization_table (table_name, column_name, valid_value, final_value) values ('sample_table','host_geo_origin','Serbia','Europe:Serbia:-:-');</text:p>
          </table:table-cell>
          <table:table-cell/>
        </table:table-row>
        <table:table-row table:style-name="ro1">
          <table:table-cell office:value-type="string" calcext:value-type="string">
            <text:p>India: Surat</text:p>
          </table:table-cell>
          <table:table-cell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9]);&quot;','&quot;;TRIM([.D279]);&quot;','&quot;;TRIM([.A279]);&quot;','&quot;;TRIM([.B279]);&quot;'&quot;;[.$F$1])" office:value-type="string" office:string-value="insert into harmonization_table (table_name, column_name, valid_value, final_value) values ('sample_table','host_geo_origin','India: Surat','Asia:India:Gujarat:Surat');" calcext:value-type="string">
            <text:p>insert into harmonization_table (table_name, column_name, valid_value, final_value) values ('sample_table','host_geo_origin','India: Surat','Asia:India:Gujarat:Surat');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0]);&quot;','&quot;;TRIM([.D280]);&quot;','&quot;;TRIM([.A280]);&quot;','&quot;;TRIM([.B280]);&quot;'&quot;;[.$F$1])" office:value-type="string" office:string-value="insert into harmonization_table (table_name, column_name, valid_value, final_value) values ('sample_table','host_geo_origin','Netherlands','Europe:Netherlands:-:-');" calcext:value-type="string">
            <text:p>insert into harmonization_table (table_name, column_name, valid_value, final_value) values ('sample_table','host_geo_origin','Netherlands','Europe:Netherlands:-:-');</text:p>
          </table:table-cell>
          <table:table-cell/>
        </table:table-row>
        <table:table-row table:style-name="ro1">
          <table:table-cell office:value-type="string" calcext:value-type="string">
            <text:p>India: Hyderabad</text:p>
          </table:table-cell>
          <table:table-cell office:value-type="string" calcext:value-type="string">
            <text:p>Asia:India:Telangana:Hyder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1]);&quot;','&quot;;TRIM([.D281]);&quot;','&quot;;TRIM([.A281]);&quot;','&quot;;TRIM([.B281]);&quot;'&quot;;[.$F$1])" office:value-type="string" office:string-value="insert into harmonization_table (table_name, column_name, valid_value, final_value) values ('sample_table','host_geo_origin','India: Hyderabad','Asia:India:Telangana:Hyderabad');" calcext:value-type="string">
            <text:p>insert into harmonization_table (table_name, column_name, valid_value, final_value) values ('sample_table','host_geo_origin','India: Hyderabad','Asia:India:Telangana:Hyderabad');</text:p>
          </table:table-cell>
          <table:table-cell/>
        </table:table-row>
        <table:table-row table:style-name="ro1">
          <table:table-cell office:value-type="string" calcext:value-type="string">
            <text:p>Greece: Athens</text:p>
          </table:table-cell>
          <table:table-cell office:value-type="string" calcext:value-type="string">
            <text:p>Europe:Greece:Athe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2]);&quot;','&quot;;TRIM([.D282]);&quot;','&quot;;TRIM([.A282]);&quot;','&quot;;TRIM([.B282]);&quot;'&quot;;[.$F$1])" office:value-type="string" office:string-value="insert into harmonization_table (table_name, column_name, valid_value, final_value) values ('sample_table','host_geo_origin','Greece: Athens','Europe:Greece:Athens:-');" calcext:value-type="string">
            <text:p>insert into harmonization_table (table_name, column_name, valid_value, final_value) values ('sample_table','host_geo_origin','Greece: Athens','Europe:Greece:Athens:-');</text:p>
          </table:table-cell>
          <table:table-cell/>
        </table:table-row>
        <table:table-row table:style-name="ro1">
          <table:table-cell office:value-type="string" calcext:value-type="string">
            <text:p>Serbia: Novi Pazar</text:p>
          </table:table-cell>
          <table:table-cell office:value-type="string" calcext:value-type="string">
            <text:p>Europe:Serbia:Novi Paz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3]);&quot;','&quot;;TRIM([.D283]);&quot;','&quot;;TRIM([.A283]);&quot;','&quot;;TRIM([.B283]);&quot;'&quot;;[.$F$1])" office:value-type="string" office:string-value="insert into harmonization_table (table_name, column_name, valid_value, final_value) values ('sample_table','host_geo_origin','Serbia: Novi Pazar','Europe:Serbia:Novi Pazar:-');" calcext:value-type="string">
            <text:p>insert into harmonization_table (table_name, column_name, valid_value, final_value) values ('sample_table','host_geo_origin','Serbia: Novi Pazar','Europe:Serbia:Novi Pazar:-');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:Gua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4]);&quot;','&quot;;TRIM([.D284]);&quot;','&quot;;TRIM([.A284]);&quot;','&quot;;TRIM([.B284]);&quot;'&quot;;[.$F$1])" office:value-type="string" office:string-value="insert into harmonization_table (table_name, column_name, valid_value, final_value) values ('sample_table','host_geo_origin','Guam','Oceania:Guam:-:-');" calcext:value-type="string">
            <text:p>insert into harmonization_table (table_name, column_name, valid_value, final_value) values ('sample_table','host_geo_origin','Guam','Oceania:Guam:-:-');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:Urugua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5]);&quot;','&quot;;TRIM([.D285]);&quot;','&quot;;TRIM([.A285]);&quot;','&quot;;TRIM([.B285]);&quot;'&quot;;[.$F$1])" office:value-type="string" office:string-value="insert into harmonization_table (table_name, column_name, valid_value, final_value) values ('sample_table','host_geo_origin','Uruguay','South America:Uruguay:-:-');" calcext:value-type="string">
            <text:p>insert into harmonization_table (table_name, column_name, valid_value, final_value) values ('sample_table','host_geo_origin','Uruguay','South America:Uruguay:-:-');</text:p>
          </table:table-cell>
          <table:table-cell/>
        </table:table-row>
        <table:table-row table:style-name="ro1">
          <table:table-cell office:value-type="string" calcext:value-type="string">
            <text:p>USA: AK</text:p>
          </table:table-cell>
          <table:table-cell office:value-type="string" calcext:value-type="string">
            <text:p>North America:USA:Al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6]);&quot;','&quot;;TRIM([.D286]);&quot;','&quot;;TRIM([.A286]);&quot;','&quot;;TRIM([.B286]);&quot;'&quot;;[.$F$1])" office:value-type="string" office:string-value="insert into harmonization_table (table_name, column_name, valid_value, final_value) values ('sample_table','host_geo_origin','USA: AK','North America:USA:Alaska:-');" calcext:value-type="string">
            <text:p>insert into harmonization_table (table_name, column_name, valid_value, final_value) values ('sample_table','host_geo_origin','USA: AK','North America:USA:Alaska:-');</text:p>
          </table:table-cell>
          <table:table-cell/>
        </table:table-row>
        <table:table-row table:style-name="ro1">
          <table:table-cell office:value-type="string" calcext:value-type="string">
            <text:p>India: Prantij</text:p>
          </table:table-cell>
          <table:table-cell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7]);&quot;','&quot;;TRIM([.D287]);&quot;','&quot;;TRIM([.A287]);&quot;','&quot;;TRIM([.B287]);&quot;'&quot;;[.$F$1])" office:value-type="string" office:string-value="insert into harmonization_table (table_name, column_name, valid_value, final_value) values ('sample_table','host_geo_origin','India: Prantij','Asia:India:Gujarat:Prantij');" calcext:value-type="string">
            <text:p>insert into harmonization_table (table_name, column_name, valid_value, final_value) values ('sample_table','host_geo_origin','India: Prantij','Asia:India:Gujarat:Prantij');</text:p>
          </table:table-cell>
          <table:table-cell/>
        </table:table-row>
        <table:table-row table:style-name="ro1">
          <table:table-cell office:value-type="string" calcext:value-type="string">
            <text:p>India: Modasa</text:p>
          </table:table-cell>
          <table:table-cell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8]);&quot;','&quot;;TRIM([.D288]);&quot;','&quot;;TRIM([.A288]);&quot;','&quot;;TRIM([.B288]);&quot;'&quot;;[.$F$1])" office:value-type="string" office:string-value="insert into harmonization_table (table_name, column_name, valid_value, final_value) values ('sample_table','host_geo_origin','India: Modasa','Asia:India:Gujarat:Modasa');" calcext:value-type="string">
            <text:p>insert into harmonization_table (table_name, column_name, valid_value, final_value) values ('sample_table','host_geo_origin','India: Modasa','Asia:India:Gujarat:Modasa');</text:p>
          </table:table-cell>
          <table:table-cell/>
        </table:table-row>
        <table:table-row table:style-name="ro1">
          <table:table-cell office:value-type="string" calcext:value-type="string">
            <text:p>India: Dhansura</text:p>
          </table:table-cell>
          <table:table-cell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9]);&quot;','&quot;;TRIM([.D289]);&quot;','&quot;;TRIM([.A289]);&quot;','&quot;;TRIM([.B289]);&quot;'&quot;;[.$F$1])" office:value-type="string" office:string-value="insert into harmonization_table (table_name, column_name, valid_value, final_value) values ('sample_table','host_geo_origin','India: Dhansura','Asia:India:Gujarat:Dhansura');" calcext:value-type="string">
            <text:p>insert into harmonization_table (table_name, column_name, valid_value, final_value) values ('sample_table','host_geo_origin','India: Dhansura','Asia:India:Gujarat:Dhansura');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0]);&quot;','&quot;;TRIM([.D290]);&quot;','&quot;;TRIM([.A290]);&quot;','&quot;;TRIM([.B290]);&quot;'&quot;;[.$F$1])" office:value-type="string" office:string-value="insert into harmonization_table (table_name, column_name, valid_value, final_value) values ('sample_table','host_geo_origin','Colombia','South America:Colombia:-:-');" calcext:value-type="string">
            <text:p>insert into harmonization_table (table_name, column_name, valid_value, final_value) values ('sample_table','host_geo_origin','Colombia','South America:Colombia:-:-');</text:p>
          </table:table-cell>
          <table:table-cell/>
        </table:table-row>
        <table:table-row table:style-name="ro1">
          <table:table-cell office:value-type="string" calcext:value-type="string">
            <text:p>USA: VT</text:p>
          </table:table-cell>
          <table:table-cell office:value-type="string" calcext:value-type="string">
            <text:p>North America:USA:Vermo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1]);&quot;','&quot;;TRIM([.D291]);&quot;','&quot;;TRIM([.A291]);&quot;','&quot;;TRIM([.B291]);&quot;'&quot;;[.$F$1])" office:value-type="string" office:string-value="insert into harmonization_table (table_name, column_name, valid_value, final_value) values ('sample_table','host_geo_origin','USA: VT','North America:USA:Vermont:-');" calcext:value-type="string">
            <text:p>insert into harmonization_table (table_name, column_name, valid_value, final_value) values ('sample_table','host_geo_origin','USA: VT','North America:USA:Vermont:-');</text:p>
          </table:table-cell>
          <table:table-cell/>
        </table:table-row>
        <table:table-row table:style-name="ro1">
          <table:table-cell office:value-type="string" calcext:value-type="string">
            <text:p>USA: PR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2]);&quot;','&quot;;TRIM([.D292]);&quot;','&quot;;TRIM([.A292]);&quot;','&quot;;TRIM([.B292]);&quot;'&quot;;[.$F$1])" office:value-type="string" office:string-value="insert into harmonization_table (table_name, column_name, valid_value, final_value) values ('sample_table','host_geo_origin','USA: PR','North America:USA:Puerto Rico:-');" calcext:value-type="string">
            <text:p>insert into harmonization_table (table_name, column_name, valid_value, final_value) values ('sample_table','host_geo_origin','USA: PR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3]);&quot;','&quot;;TRIM([.D293]);&quot;','&quot;;TRIM([.A293]);&quot;','&quot;;TRIM([.B293]);&quot;'&quot;;[.$F$1])" office:value-type="string" office:string-value="insert into harmonization_table (table_name, column_name, valid_value, final_value) values ('sample_table','host_geo_origin','Bangladesh','Asia:Bangladesh:-:-');" calcext:value-type="string">
            <text:p>insert into harmonization_table (table_name, column_name, valid_value, final_value) values ('sample_table','host_geo_origin','Bangladesh','Asia:Bangladesh:-:-');</text:p>
          </table:table-cell>
          <table:table-cell/>
        </table:table-row>
        <table:table-row table:style-name="ro1">
          <table:table-cell office:value-type="string" calcext:value-type="string">
            <text:p>India: Himatnagar</text:p>
          </table:table-cell>
          <table:table-cell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4]);&quot;','&quot;;TRIM([.D294]);&quot;','&quot;;TRIM([.A294]);&quot;','&quot;;TRIM([.B294]);&quot;'&quot;;[.$F$1])" office:value-type="string" office:string-value="insert into harmonization_table (table_name, column_name, valid_value, final_value) values ('sample_table','host_geo_origin','India: Himatnagar','Asia:India:Gujarat:Himatnagar');" calcext:value-type="string">
            <text:p>insert into harmonization_table (table_name, column_name, valid_value, final_value) values ('sample_table','host_geo_origin','India: Himatnagar','Asia:India:Gujarat:Himatnagar');</text:p>
          </table:table-cell>
          <table:table-cell/>
        </table:table-row>
        <table:table-row table:style-name="ro1">
          <table:table-cell office:value-type="string" calcext:value-type="string">
            <text:p>India: Dahegam</text:p>
          </table:table-cell>
          <table:table-cell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5]);&quot;','&quot;;TRIM([.D295]);&quot;','&quot;;TRIM([.A295]);&quot;','&quot;;TRIM([.B295]);&quot;'&quot;;[.$F$1])" office:value-type="string" office:string-value="insert into harmonization_table (table_name, column_name, valid_value, final_value) values ('sample_table','host_geo_origin','India: Dahegam','Asia:India:Gujarat:Dahegam');" calcext:value-type="string">
            <text:p>insert into harmonization_table (table_name, column_name, valid_value, final_value) values ('sample_table','host_geo_origin','India: Dahegam','Asia:India:Gujarat:Dahegam');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:Po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6]);&quot;','&quot;;TRIM([.D296]);&quot;','&quot;;TRIM([.A296]);&quot;','&quot;;TRIM([.B296]);&quot;'&quot;;[.$F$1])" office:value-type="string" office:string-value="insert into harmonization_table (table_name, column_name, valid_value, final_value) values ('sample_table','host_geo_origin','Poland','Europe:Poland:-:-');" calcext:value-type="string">
            <text:p>insert into harmonization_table (table_name, column_name, valid_value, final_value) values ('sample_table','host_geo_origin','Poland','Europe:Poland:-:-');</text:p>
          </table:table-cell>
          <table:table-cell/>
        </table:table-row>
        <table:table-row table:style-name="ro1">
          <table:table-cell office:value-type="string" calcext:value-type="string">
            <text:p>Pakistan: Karachi</text:p>
          </table:table-cell>
          <table:table-cell office:value-type="string" calcext:value-type="string">
            <text:p>Asia:Pakistan:Kara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7]);&quot;','&quot;;TRIM([.D297]);&quot;','&quot;;TRIM([.A297]);&quot;','&quot;;TRIM([.B297]);&quot;'&quot;;[.$F$1])" office:value-type="string" office:string-value="insert into harmonization_table (table_name, column_name, valid_value, final_value) values ('sample_table','host_geo_origin','Pakistan: Karachi','Asia:Pakistan:Karachi:-');" calcext:value-type="string">
            <text:p>insert into harmonization_table (table_name, column_name, valid_value, final_value) values ('sample_table','host_geo_origin','Pakistan: Karachi','Asia:Pakistan:Karachi:-');</text:p>
          </table:table-cell>
          <table:table-cell/>
        </table:table-row>
        <table:table-row table:style-name="ro1">
          <table:table-cell office:value-type="string" calcext:value-type="string">
            <text:p>Africa:Algeria:Boufarik:</text:p>
          </table:table-cell>
          <table:table-cell office:value-type="string" calcext:value-type="string">
            <text:p>Africa:Algeria:Boufar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8]);&quot;','&quot;;TRIM([.D298]);&quot;','&quot;;TRIM([.A298]);&quot;','&quot;;TRIM([.B298]);&quot;'&quot;;[.$F$1])" office:value-type="string" office:string-value="insert into harmonization_table (table_name, column_name, valid_value, final_value) values ('sample_table','host_geo_origin','Africa:Algeria:Boufarik:','Africa:Algeria:Boufarik:-');" calcext:value-type="string">
            <text:p>insert into harmonization_table (table_name, column_name, valid_value, final_value) values ('sample_table','host_geo_origin','Africa:Algeria:Boufarik:','Africa:Algeria:Boufarik:-');</text:p>
          </table:table-cell>
          <table:table-cell/>
        </table:table-row>
        <table:table-row table:style-name="ro1">
          <table:table-cell office:value-type="string" calcext:value-type="string">
            <text:p>South America:Argentina:Ciudad Autonoma de Buenos Aires:</text:p>
          </table:table-cell>
          <table:table-cell office:value-type="string" calcext:value-type="string">
            <text:p>South America:Argentina:Ciudad Autonoma de Buenos Air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9]);&quot;','&quot;;TRIM([.D299]);&quot;','&quot;;TRIM([.A299]);&quot;','&quot;;TRIM([.B299]);&quot;'&quot;;[.$F$1])" office:value-type="string" office:string-value="insert into harmonization_table (table_name, column_name, valid_value, final_value) values ('sample_table','host_geo_origin','South America:Argentina:Ciudad Autonoma de Buenos Aires:','South America:Argentina:Ciudad Autonoma de Buenos Aires:-');" calcext:value-type="string">
            <text:p>insert into harmonization_table (table_name, column_name, valid_value, final_value) values ('sample_table','host_geo_origin','South America:Argentina:Ciudad Autonoma de Buenos Aires:','South America:Argentina:Ciudad Autonoma de Buenos Air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New South Wales:Sydne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0]);&quot;','&quot;;TRIM([.D300]);&quot;','&quot;;TRIM([.A300]);&quot;','&quot;;TRIM([.B300]);&quot;'&quot;;[.$F$1])" office:value-type="string" office:string-value="insert into harmonization_table (table_name, column_name, valid_value, final_value) values ('sample_table','host_geo_origin','Oceania:Australia:New South Wales:Sydney','Oceania:Australia:New South Wales:Sydney');" calcext:value-type="string">
            <text:p>insert into harmonization_table (table_name, column_name, valid_value, final_value) values ('sample_table','host_geo_origin','Oceania:Australia:New South Wales:Sydney','Oceania:Australia:New South Wales:Sydney');</text:p>
          </table:table-cell>
          <table:table-cell/>
        </table:table-row>
        <table:table-row table:style-name="ro1">
          <table:table-cell office:value-type="string" calcext:value-type="string">
            <text:p>Oceania:Australia:Victoria: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1]);&quot;','&quot;;TRIM([.D301]);&quot;','&quot;;TRIM([.A301]);&quot;','&quot;;TRIM([.B301]);&quot;'&quot;;[.$F$1])" office:value-type="string" office:string-value="insert into harmonization_table (table_name, column_name, valid_value, final_value) values ('sample_table','host_geo_origin','Oceania:Australia:Victoria:','Oceania:Australia:Victoria:-');" calcext:value-type="string">
            <text:p>insert into harmonization_table (table_name, column_name, valid_value, final_value) values ('sample_table','host_geo_origin','Oceania:Australia:Victoria: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Europe:United Kingdom:England: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2]);&quot;','&quot;;TRIM([.D302]);&quot;','&quot;;TRIM([.A302]);&quot;','&quot;;TRIM([.B302]);&quot;'&quot;;[.$F$1])" office:value-type="string" office:string-value="insert into harmonization_table (table_name, column_name, valid_value, final_value) values ('sample_table','host_geo_origin','Europe:United Kingdom:England:','Europe:United Kingdom:England:-');" calcext:value-type="string">
            <text:p>insert into harmonization_table (table_name, column_name, valid_value, final_value) values ('sample_table','host_geo_origin','Europe:United Kingdom:England: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South America:Argentina:Buenos Aires:</text:p>
          </table:table-cell>
          <table:table-cell office:value-type="string" calcext:value-type="string">
            <text:p>South America:Argentina:Buenos Air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3]);&quot;','&quot;;TRIM([.D303]);&quot;','&quot;;TRIM([.A303]);&quot;','&quot;;TRIM([.B303]);&quot;'&quot;;[.$F$1])" office:value-type="string" office:string-value="insert into harmonization_table (table_name, column_name, valid_value, final_value) values ('sample_table','host_geo_origin','South America:Argentina:Buenos Aires:','South America:Argentina:Buenos Aires:-');" calcext:value-type="string">
            <text:p>insert into harmonization_table (table_name, column_name, valid_value, final_value) values ('sample_table','host_geo_origin','South America:Argentina:Buenos Aires:','South America:Argentina:Buenos Air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Buenos Aires:Quilm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4]);&quot;','&quot;;TRIM([.D304]);&quot;','&quot;;TRIM([.A304]);&quot;','&quot;;TRIM([.B304]);&quot;'&quot;;[.$F$1])" office:value-type="string" office:string-value="insert into harmonization_table (table_name, column_name, valid_value, final_value) values ('sample_table','host_geo_origin','South America:Argentina:Buenos Aires:Quilmes','South America:Argentina:Buenos Aires:Quilmes');" calcext:value-type="string">
            <text:p>insert into harmonization_table (table_name, column_name, valid_value, final_value) values ('sample_table','host_geo_origin','South America:Argentina:Buenos Aires:Quilmes','South America:Argentina:Buenos Aires:Quilm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South York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5]);&quot;','&quot;;TRIM([.D305]);&quot;','&quot;;TRIM([.A305]);&quot;','&quot;;TRIM([.B305]);&quot;'&quot;;[.$F$1])" office:value-type="string" office:string-value="insert into harmonization_table (table_name, column_name, valid_value, final_value) values ('sample_table','host_geo_origin','Europe:United Kingdom:England:South Yorkshire','Europe:United Kingdom:England:South Yorkshire');" calcext:value-type="string">
            <text:p>insert into harmonization_table (table_name, column_name, valid_value, final_value) values ('sample_table','host_geo_origin','Europe:United Kingdom:England:South Yorkshire','Europe:United Kingdom:England:South York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Northamton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6]);&quot;','&quot;;TRIM([.D306]);&quot;','&quot;;TRIM([.A306]);&quot;','&quot;;TRIM([.B306]);&quot;'&quot;;[.$F$1])" office:value-type="string" office:string-value="insert into harmonization_table (table_name, column_name, valid_value, final_value) values ('sample_table','host_geo_origin','Europe:United Kingdom:England:Northamtonshire','Europe:United Kingdom:England:Northamtonshire');" calcext:value-type="string">
            <text:p>insert into harmonization_table (table_name, column_name, valid_value, final_value) values ('sample_table','host_geo_origin','Europe:United Kingdom:England:Northamtonshire','Europe:United Kingdom:England:Northamton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Lond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7]);&quot;','&quot;;TRIM([.D307]);&quot;','&quot;;TRIM([.A307]);&quot;','&quot;;TRIM([.B307]);&quot;'&quot;;[.$F$1])" office:value-type="string" office:string-value="insert into harmonization_table (table_name, column_name, valid_value, final_value) values ('sample_table','host_geo_origin','Europe:United Kingdom:England:London','Europe:United Kingdom:England:London');" calcext:value-type="string">
            <text:p>insert into harmonization_table (table_name, column_name, valid_value, final_value) values ('sample_table','host_geo_origin','Europe:United Kingdom:England:London','Europe:United Kingdom:England:Lond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Nottingham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8]);&quot;','&quot;;TRIM([.D308]);&quot;','&quot;;TRIM([.A308]);&quot;','&quot;;TRIM([.B308]);&quot;'&quot;;[.$F$1])" office:value-type="string" office:string-value="insert into harmonization_table (table_name, column_name, valid_value, final_value) values ('sample_table','host_geo_origin','Europe:United Kingdom:England:Nottinghamshire','Europe:United Kingdom:England:Nottinghamshire');" calcext:value-type="string">
            <text:p>insert into harmonization_table (table_name, column_name, valid_value, final_value) values ('sample_table','host_geo_origin','Europe:United Kingdom:England:Nottinghamshire','Europe:United Kingdom:England:Nottingham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Derby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9]);&quot;','&quot;;TRIM([.D309]);&quot;','&quot;;TRIM([.A309]);&quot;','&quot;;TRIM([.B309]);&quot;'&quot;;[.$F$1])" office:value-type="string" office:string-value="insert into harmonization_table (table_name, column_name, valid_value, final_value) values ('sample_table','host_geo_origin','Europe:United Kingdom:England:Derbyshire','Europe:United Kingdom:England:Derbyshire');" calcext:value-type="string">
            <text:p>insert into harmonization_table (table_name, column_name, valid_value, final_value) values ('sample_table','host_geo_origin','Europe:United Kingdom:England:Derbyshire','Europe:United Kingdom:England:Derby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York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0]);&quot;','&quot;;TRIM([.D310]);&quot;','&quot;;TRIM([.A310]);&quot;','&quot;;TRIM([.B310]);&quot;'&quot;;[.$F$1])" office:value-type="string" office:string-value="insert into harmonization_table (table_name, column_name, valid_value, final_value) values ('sample_table','host_geo_origin','Europe:United Kingdom:England:Yorkshire','Europe:United Kingdom:England:Yorkshire');" calcext:value-type="string">
            <text:p>insert into harmonization_table (table_name, column_name, valid_value, final_value) values ('sample_table','host_geo_origin','Europe:United Kingdom:England:Yorkshire','Europe:United Kingdom:England:Yorkshire');</text:p>
          </table:table-cell>
          <table:table-cell/>
        </table:table-row>
        <table:table-row table:style-name="ro1">
          <table:table-cell office:value-type="string" calcext:value-type="string">
            <text:p>Europe:Estonia:Estonia:</text:p>
          </table:table-cell>
          <table:table-cell office:value-type="string" calcext:value-type="string">
            <text:p>Europe:Estonia:Esto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1]);&quot;','&quot;;TRIM([.D311]);&quot;','&quot;;TRIM([.A311]);&quot;','&quot;;TRIM([.B311]);&quot;'&quot;;[.$F$1])" office:value-type="string" office:string-value="insert into harmonization_table (table_name, column_name, valid_value, final_value) values ('sample_table','host_geo_origin','Europe:Estonia:Estonia:','Europe:Estonia:Estonia:-');" calcext:value-type="string">
            <text:p>insert into harmonization_table (table_name, column_name, valid_value, final_value) values ('sample_table','host_geo_origin','Europe:Estonia:Estonia:','Europe:Estonia:Estonia:-');</text:p>
          </table:table-cell>
          <table:table-cell/>
        </table:table-row>
        <table:table-row table:style-name="ro1">
          <table:table-cell office:value-type="string" calcext:value-type="string">
            <text:p>Europe:Finland:Finland:</text:p>
          </table:table-cell>
          <table:table-cell office:value-type="string" calcext:value-type="string">
            <text:p>Europe:Fin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2]);&quot;','&quot;;TRIM([.D312]);&quot;','&quot;;TRIM([.A312]);&quot;','&quot;;TRIM([.B312]);&quot;'&quot;;[.$F$1])" office:value-type="string" office:string-value="insert into harmonization_table (table_name, column_name, valid_value, final_value) values ('sample_table','host_geo_origin','Europe:Finland:Finland:','Europe:Finland:-:-');" calcext:value-type="string">
            <text:p>insert into harmonization_table (table_name, column_name, valid_value, final_value) values ('sample_table','host_geo_origin','Europe:Finland:Finland:','Europe:Finland:-:-');</text:p>
          </table:table-cell>
          <table:table-cell/>
        </table:table-row>
        <table:table-row table:style-name="ro1">
          <table:table-cell office:value-type="string" calcext:value-type="string">
            <text:p>Europe:Finland:Helsinki:</text:p>
          </table:table-cell>
          <table:table-cell office:value-type="string" calcext:value-type="string">
            <text:p>Europe:Finland:Helsink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3]);&quot;','&quot;;TRIM([.D313]);&quot;','&quot;;TRIM([.A313]);&quot;','&quot;;TRIM([.B313]);&quot;'&quot;;[.$F$1])" office:value-type="string" office:string-value="insert into harmonization_table (table_name, column_name, valid_value, final_value) values ('sample_table','host_geo_origin','Europe:Finland:Helsinki:','Europe:Finland:Helsinki:-');" calcext:value-type="string">
            <text:p>insert into harmonization_table (table_name, column_name, valid_value, final_value) values ('sample_table','host_geo_origin','Europe:Finland:Helsinki:','Europe:Finland:Helsink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inland:Finland:Rovaniem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4]);&quot;','&quot;;TRIM([.D314]);&quot;','&quot;;TRIM([.A314]);&quot;','&quot;;TRIM([.B314]);&quot;'&quot;;[.$F$1])" office:value-type="string" office:string-value="insert into harmonization_table (table_name, column_name, valid_value, final_value) values ('sample_table','host_geo_origin','Europe:Finland:Finland:Rovaniemi','Europe:Finland:Finland:Rovaniemi');" calcext:value-type="string">
            <text:p>insert into harmonization_table (table_name, column_name, valid_value, final_value) values ('sample_table','host_geo_origin','Europe:Finland:Finland:Rovaniemi','Europe:Finland:Finland:Rovaniem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Fos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5]);&quot;','&quot;;TRIM([.D315]);&quot;','&quot;;TRIM([.A315]);&quot;','&quot;;TRIM([.B315]);&quot;'&quot;;[.$F$1])" office:value-type="string" office:string-value="insert into harmonization_table (table_name, column_name, valid_value, final_value) values ('sample_table','host_geo_origin','Asia:China:Guangdong:Foshan','Asia:China:Guangdong:Foshan');" calcext:value-type="string">
            <text:p>insert into harmonization_table (table_name, column_name, valid_value, final_value) values ('sample_table','host_geo_origin','Asia:China:Guangdong:Foshan','Asia:China:Guangdong:Foshan');</text:p>
          </table:table-cell>
          <table:table-cell/>
        </table:table-row>
        <table:table-row table:style-name="ro1">
          <table:table-cell office:value-type="string" calcext:value-type="string">
            <text:p>Europe:France:France:</text:p>
          </table:table-cell>
          <table:table-cell office:value-type="string" calcext:value-type="string">
            <text:p>Europe:Fran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6]);&quot;','&quot;;TRIM([.D316]);&quot;','&quot;;TRIM([.A316]);&quot;','&quot;;TRIM([.B316]);&quot;'&quot;;[.$F$1])" office:value-type="string" office:string-value="insert into harmonization_table (table_name, column_name, valid_value, final_value) values ('sample_table','host_geo_origin','Europe:France:France:','Europe:France:-:-');" calcext:value-type="string">
            <text:p>insert into harmonization_table (table_name, column_name, valid_value, final_value) values ('sample_table','host_geo_origin','Europe:France:France:','Europe:France:-:-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Privas</text:p>
          </table:table-cell>
          <table:table-cell office:value-type="string" calcext:value-type="string">
            <text:p>Europe:France:Auvergne-Rhone-Alpes:Priv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7]);&quot;','&quot;;TRIM([.D317]);&quot;','&quot;;TRIM([.A317]);&quot;','&quot;;TRIM([.B317]);&quot;'&quot;;[.$F$1])" office:value-type="string" office:string-value="insert into harmonization_table (table_name, column_name, valid_value, final_value) values ('sample_table','host_geo_origin','Europe:France:Auvergne-RhÃ´ne-Alpes:Privas','Europe:France:Auvergne-Rhone-Alpes:Privas');" calcext:value-type="string">
            <text:p>insert into harmonization_table (table_name, column_name, valid_value, final_value) values ('sample_table','host_geo_origin','Europe:France:Auvergne-RhÃ´ne-Alpes:Privas','Europe:France:Auvergne-Rhone-Alpes:Privas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Macon</text:p>
          </table:table-cell>
          <table:table-cell office:value-type="string" calcext:value-type="string">
            <text:p>Europe:France:Auvergne-Rhone-Alpes:Mac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8]);&quot;','&quot;;TRIM([.D318]);&quot;','&quot;;TRIM([.A318]);&quot;','&quot;;TRIM([.B318]);&quot;'&quot;;[.$F$1])" office:value-type="string" office:string-value="insert into harmonization_table (table_name, column_name, valid_value, final_value) values ('sample_table','host_geo_origin','Europe:France:Auvergne-RhÃ´ne-Alpes:Macon','Europe:France:Auvergne-Rhone-Alpes:Macon');" calcext:value-type="string">
            <text:p>insert into harmonization_table (table_name, column_name, valid_value, final_value) values ('sample_table','host_geo_origin','Europe:France:Auvergne-RhÃ´ne-Alpes:Macon','Europe:France:Auvergne-Rhone-Alpes:Macon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alence</text:p>
          </table:table-cell>
          <table:table-cell office:value-type="string" calcext:value-type="string">
            <text:p>Europe:France:Auvergne-Rhone-Alpes:Valenc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9]);&quot;','&quot;;TRIM([.D319]);&quot;','&quot;;TRIM([.A319]);&quot;','&quot;;TRIM([.B319]);&quot;'&quot;;[.$F$1])" office:value-type="string" office:string-value="insert into harmonization_table (table_name, column_name, valid_value, final_value) values ('sample_table','host_geo_origin','Europe:France:Auvergne-RhÃ´ne-Alpes:Valence','Europe:France:Auvergne-Rhone-Alpes:Valence');" calcext:value-type="string">
            <text:p>insert into harmonization_table (table_name, column_name, valid_value, final_value) values ('sample_table','host_geo_origin','Europe:France:Auvergne-RhÃ´ne-Alpes:Valence','Europe:France:Auvergne-Rhone-Alpes:Valenc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enissieux</text:p>
          </table:table-cell>
          <table:table-cell office:value-type="string" calcext:value-type="string">
            <text:p>Europe:France:Auvergne-Rhone-Alpes:Venissi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0]);&quot;','&quot;;TRIM([.D320]);&quot;','&quot;;TRIM([.A320]);&quot;','&quot;;TRIM([.B320]);&quot;'&quot;;[.$F$1])" office:value-type="string" office:string-value="insert into harmonization_table (table_name, column_name, valid_value, final_value) values ('sample_table','host_geo_origin','Europe:France:Auvergne-RhÃ´ne-Alpes:Venissieux','Europe:France:Auvergne-Rhone-Alpes:Venissieux');" calcext:value-type="string">
            <text:p>insert into harmonization_table (table_name, column_name, valid_value, final_value) values ('sample_table','host_geo_origin','Europe:France:Auvergne-RhÃ´ne-Alpes:Venissieux','Europe:France:Auvergne-Rhone-Alpes:Venissieux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Lyon</text:p>
          </table:table-cell>
          <table:table-cell office:value-type="string" calcext:value-type="string">
            <text:p>Europe:France:Auvergne-Rhone-Alpes:Ly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1]);&quot;','&quot;;TRIM([.D321]);&quot;','&quot;;TRIM([.A321]);&quot;','&quot;;TRIM([.B321]);&quot;'&quot;;[.$F$1])" office:value-type="string" office:string-value="insert into harmonization_table (table_name, column_name, valid_value, final_value) values ('sample_table','host_geo_origin','Europe:France:Auvergne-RhÃ´ne-Alpes:Lyon','Europe:France:Auvergne-Rhone-Alpes:Lyon');" calcext:value-type="string">
            <text:p>insert into harmonization_table (table_name, column_name, valid_value, final_value) values ('sample_table','host_geo_origin','Europe:France:Auvergne-RhÃ´ne-Alpes:Lyon','Europe:France:Auvergne-Rhone-Alpes:Lyon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Bourg-en-Bresse</text:p>
          </table:table-cell>
          <table:table-cell office:value-type="string" calcext:value-type="string">
            <text:p>Europe:France:Auvergne-Rhone-Alpes:Bourg-en-Bres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2]);&quot;','&quot;;TRIM([.D322]);&quot;','&quot;;TRIM([.A322]);&quot;','&quot;;TRIM([.B322]);&quot;'&quot;;[.$F$1])" office:value-type="string" office:string-value="insert into harmonization_table (table_name, column_name, valid_value, final_value) values ('sample_table','host_geo_origin','Europe:France:Auvergne-RhÃ´ne-Alpes:Bourg-en-Bresse','Europe:France:Auvergne-Rhone-Alpes:Bourg-en-Bresse');" calcext:value-type="string">
            <text:p>insert into harmonization_table (table_name, column_name, valid_value, final_value) values ('sample_table','host_geo_origin','Europe:France:Auvergne-RhÃ´ne-Alpes:Bourg-en-Bresse','Europe:France:Auvergne-Rhone-Alpes:Bourg-en-Bress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Saint-Priest</text:p>
          </table:table-cell>
          <table:table-cell office:value-type="string" calcext:value-type="string">
            <text:p>Europe:France:Auvergne-Rhone-Alpes:Saint-Pri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3]);&quot;','&quot;;TRIM([.D323]);&quot;','&quot;;TRIM([.A323]);&quot;','&quot;;TRIM([.B323]);&quot;'&quot;;[.$F$1])" office:value-type="string" office:string-value="insert into harmonization_table (table_name, column_name, valid_value, final_value) values ('sample_table','host_geo_origin','Europe:France:Auvergne-RhÃ´ne-Alpes:Saint-Priest','Europe:France:Auvergne-Rhone-Alpes:Saint-Priest');" calcext:value-type="string">
            <text:p>insert into harmonization_table (table_name, column_name, valid_value, final_value) values ('sample_table','host_geo_origin','Europe:France:Auvergne-RhÃ´ne-Alpes:Saint-Priest','Europe:France:Auvergne-Rhone-Alpes:Saint-Priest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ienne</text:p>
          </table:table-cell>
          <table:table-cell office:value-type="string" calcext:value-type="string">
            <text:p>Europe:France:Auvergne-Rhone-Alpes:Vien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4]);&quot;','&quot;;TRIM([.D324]);&quot;','&quot;;TRIM([.A324]);&quot;','&quot;;TRIM([.B324]);&quot;'&quot;;[.$F$1])" office:value-type="string" office:string-value="insert into harmonization_table (table_name, column_name, valid_value, final_value) values ('sample_table','host_geo_origin','Europe:France:Auvergne-RhÃ´ne-Alpes:Vienne','Europe:France:Auvergne-Rhone-Alpes:Vienne');" calcext:value-type="string">
            <text:p>insert into harmonization_table (table_name, column_name, valid_value, final_value) values ('sample_table','host_geo_origin','Europe:France:Auvergne-RhÃ´ne-Alpes:Vienne','Europe:France:Auvergne-Rhone-Alpes:Vien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Br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5]);&quot;','&quot;;TRIM([.D325]);&quot;','&quot;;TRIM([.A325]);&quot;','&quot;;TRIM([.B325]);&quot;'&quot;;[.$F$1])" office:value-type="string" office:string-value="insert into harmonization_table (table_name, column_name, valid_value, final_value) values ('sample_table','host_geo_origin','Europe:France:Bretagne:Brest','Europe:France:Bretagne:Brest');" calcext:value-type="string">
            <text:p>insert into harmonization_table (table_name, column_name, valid_value, final_value) values ('sample_table','host_geo_origin','Europe:France:Bretagne:Brest','Europe:France:Bretagne:Bre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Ren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6]);&quot;','&quot;;TRIM([.D326]);&quot;','&quot;;TRIM([.A326]);&quot;','&quot;;TRIM([.B326]);&quot;'&quot;;[.$F$1])" office:value-type="string" office:string-value="insert into harmonization_table (table_name, column_name, valid_value, final_value) values ('sample_table','host_geo_origin','Europe:France:Bretagne:Rennes','Europe:France:Bretagne:Rennes');" calcext:value-type="string">
            <text:p>insert into harmonization_table (table_name, column_name, valid_value, final_value) values ('sample_table','host_geo_origin','Europe:France:Bretagne:Rennes','Europe:France:Bretagne:Renn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Ploudalmez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7]);&quot;','&quot;;TRIM([.D327]);&quot;','&quot;;TRIM([.A327]);&quot;','&quot;;TRIM([.B327]);&quot;'&quot;;[.$F$1])" office:value-type="string" office:string-value="insert into harmonization_table (table_name, column_name, valid_value, final_value) values ('sample_table','host_geo_origin','Europe:France:Bretagne:Ploudalmezeau','Europe:France:Bretagne:Ploudalmezeau');" calcext:value-type="string">
            <text:p>insert into harmonization_table (table_name, column_name, valid_value, final_value) values ('sample_table','host_geo_origin','Europe:France:Bretagne:Ploudalmezeau','Europe:France:Bretagne:Ploudalmezeau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Montreux-Chateau</text:p>
          </table:table-cell>
          <table:table-cell office:value-type="string" calcext:value-type="string">
            <text:p>Europe:France:Bourgogne-Franche-Comte:Montreux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8]);&quot;','&quot;;TRIM([.D328]);&quot;','&quot;;TRIM([.A328]);&quot;','&quot;;TRIM([.B328]);&quot;'&quot;;[.$F$1])" office:value-type="string" office:string-value="insert into harmonization_table (table_name, column_name, valid_value, final_value) values ('sample_table','host_geo_origin','Europe:France:Bourgogne-France-ComtÃ©:Montreux-Chateau','Europe:France:Bourgogne-Franche-Comte:Montreux-Chateau');" calcext:value-type="string">
            <text:p>insert into harmonization_table (table_name, column_name, valid_value, final_value) values ('sample_table','host_geo_origin','Europe:France:Bourgogne-France-ComtÃ©:Montreux-Chateau','Europe:France:Bourgogne-Franche-Comte:Montreux-Chateau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Thise</text:p>
          </table:table-cell>
          <table:table-cell office:value-type="string" calcext:value-type="string">
            <text:p>Europe:France:Bourgogne-Franche-Comte:Th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9]);&quot;','&quot;;TRIM([.D329]);&quot;','&quot;;TRIM([.A329]);&quot;','&quot;;TRIM([.B329]);&quot;'&quot;;[.$F$1])" office:value-type="string" office:string-value="insert into harmonization_table (table_name, column_name, valid_value, final_value) values ('sample_table','host_geo_origin','Europe:France:Bourgogne-France-ComtÃ©:Thise','Europe:France:Bourgogne-Franche-Comte:Thise');" calcext:value-type="string">
            <text:p>insert into harmonization_table (table_name, column_name, valid_value, final_value) values ('sample_table','host_geo_origin','Europe:France:Bourgogne-France-ComtÃ©:Thise','Europe:France:Bourgogne-Franche-Comte:Th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ourgogne:Dij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0]);&quot;','&quot;;TRIM([.D330]);&quot;','&quot;;TRIM([.A330]);&quot;','&quot;;TRIM([.B330]);&quot;'&quot;;[.$F$1])" office:value-type="string" office:string-value="insert into harmonization_table (table_name, column_name, valid_value, final_value) values ('sample_table','host_geo_origin','Europe:France:Bourgogne:Dijon','Europe:France:Bourgogne:Dijon');" calcext:value-type="string">
            <text:p>insert into harmonization_table (table_name, column_name, valid_value, final_value) values ('sample_table','host_geo_origin','Europe:France:Bourgogne:Dijon','Europe:France:Bourgogne:Dijon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Chalon sur Saone</text:p>
          </table:table-cell>
          <table:table-cell office:value-type="string" calcext:value-type="string">
            <text:p>Europe:France:Bourgogne-Franche-Comte:Chalon sur Sao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1]);&quot;','&quot;;TRIM([.D331]);&quot;','&quot;;TRIM([.A331]);&quot;','&quot;;TRIM([.B331]);&quot;'&quot;;[.$F$1])" office:value-type="string" office:string-value="insert into harmonization_table (table_name, column_name, valid_value, final_value) values ('sample_table','host_geo_origin','Europe:France:Bourgogne-France-ComtÃ©:Chalon sur Saone','Europe:France:Bourgogne-Franche-Comte:Chalon sur Saone');" calcext:value-type="string">
            <text:p>insert into harmonization_table (table_name, column_name, valid_value, final_value) values ('sample_table','host_geo_origin','Europe:France:Bourgogne-France-ComtÃ©:Chalon sur Saone','Europe:France:Bourgogne-Franche-Comte:Chalon sur Saon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</text:p>
          </table:table-cell>
          <table:table-cell office:value-type="string" calcext:value-type="string">
            <text:p>Europe:France:Auvergne-Rhone-Alp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2]);&quot;','&quot;;TRIM([.D332]);&quot;','&quot;;TRIM([.A332]);&quot;','&quot;;TRIM([.B332]);&quot;'&quot;;[.$F$1])" office:value-type="string" office:string-value="insert into harmonization_table (table_name, column_name, valid_value, final_value) values ('sample_table','host_geo_origin','Europe:France:Auvergne-RhÃ´ne-Alpes:','Europe:France:Auvergne-Rhone-Alpes:-');" calcext:value-type="string">
            <text:p>insert into harmonization_table (table_name, column_name, valid_value, final_value) values ('sample_table','host_geo_origin','Europe:France:Auvergne-RhÃ´ne-Alpes:','Europe:France:Auvergne-Rhone-Alpes:-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</text:p>
          </table:table-cell>
          <table:table-cell office:value-type="string" calcext:value-type="string">
            <text:p>Europe:France:Ile de Fran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3]);&quot;','&quot;;TRIM([.D333]);&quot;','&quot;;TRIM([.A333]);&quot;','&quot;;TRIM([.B333]);&quot;'&quot;;[.$F$1])" office:value-type="string" office:string-value="insert into harmonization_table (table_name, column_name, valid_value, final_value) values ('sample_table','host_geo_origin','Europe:France:Ile de France:','Europe:France:Ile de France:-');" calcext:value-type="string">
            <text:p>insert into harmonization_table (table_name, column_name, valid_value, final_value) values ('sample_table','host_geo_origin','Europe:France:Ile de France:','Europe:France:Ile de France:-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</text:p>
          </table:table-cell>
          <table:table-cell office:value-type="string" calcext:value-type="string">
            <text:p>Europe:France:Hauts de Fran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4]);&quot;','&quot;;TRIM([.D334]);&quot;','&quot;;TRIM([.A334]);&quot;','&quot;;TRIM([.B334]);&quot;'&quot;;[.$F$1])" office:value-type="string" office:string-value="insert into harmonization_table (table_name, column_name, valid_value, final_value) values ('sample_table','host_geo_origin','Europe:France:Hauts de France:','Europe:France:Hauts de France:-');" calcext:value-type="string">
            <text:p>insert into harmonization_table (table_name, column_name, valid_value, final_value) values ('sample_table','host_geo_origin','Europe:France:Hauts de France:','Europe:France:Hauts de Franc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Centre-Val de Loire:Tour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5]);&quot;','&quot;;TRIM([.D335]);&quot;','&quot;;TRIM([.A335]);&quot;','&quot;;TRIM([.B335]);&quot;'&quot;;[.$F$1])" office:value-type="string" office:string-value="insert into harmonization_table (table_name, column_name, valid_value, final_value) values ('sample_table','host_geo_origin','Europe:France:Centre-Val de Loire:Tours','Europe:France:Centre-Val de Loire:Tours');" calcext:value-type="string">
            <text:p>insert into harmonization_table (table_name, column_name, valid_value, final_value) values ('sample_table','host_geo_origin','Europe:France:Centre-Val de Loire:Tours','Europe:France:Centre-Val de Loire:Tour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Centre-Val de Loire:Abonda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6]);&quot;','&quot;;TRIM([.D336]);&quot;','&quot;;TRIM([.A336]);&quot;','&quot;;TRIM([.B336]);&quot;'&quot;;[.$F$1])" office:value-type="string" office:string-value="insert into harmonization_table (table_name, column_name, valid_value, final_value) values ('sample_table','host_geo_origin','Europe:France:Centre-Val de Loire:Abondant','Europe:France:Centre-Val de Loire:Abondant');" calcext:value-type="string">
            <text:p>insert into harmonization_table (table_name, column_name, valid_value, final_value) values ('sample_table','host_geo_origin','Europe:France:Centre-Val de Loire:Abondant','Europe:France:Centre-Val de Loire:Abonda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Strasbo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7]);&quot;','&quot;;TRIM([.D337]);&quot;','&quot;;TRIM([.A337]);&quot;','&quot;;TRIM([.B337]);&quot;'&quot;;[.$F$1])" office:value-type="string" office:string-value="insert into harmonization_table (table_name, column_name, valid_value, final_value) values ('sample_table','host_geo_origin','Europe:France:Grand Est:Strasbourg','Europe:France:Grand Est:Strasbourg');" calcext:value-type="string">
            <text:p>insert into harmonization_table (table_name, column_name, valid_value, final_value) values ('sample_table','host_geo_origin','Europe:France:Grand Est:Strasbourg','Europe:France:Grand Est:Strasbour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Reim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8]);&quot;','&quot;;TRIM([.D338]);&quot;','&quot;;TRIM([.A338]);&quot;','&quot;;TRIM([.B338]);&quot;'&quot;;[.$F$1])" office:value-type="string" office:string-value="insert into harmonization_table (table_name, column_name, valid_value, final_value) values ('sample_table','host_geo_origin','Europe:France:Grand Est:Reims','Europe:France:Grand Est:Reims');" calcext:value-type="string">
            <text:p>insert into harmonization_table (table_name, column_name, valid_value, final_value) values ('sample_table','host_geo_origin','Europe:France:Grand Est:Reims','Europe:France:Grand Est:Reim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Woipp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9]);&quot;','&quot;;TRIM([.D339]);&quot;','&quot;;TRIM([.A339]);&quot;','&quot;;TRIM([.B339]);&quot;'&quot;;[.$F$1])" office:value-type="string" office:string-value="insert into harmonization_table (table_name, column_name, valid_value, final_value) values ('sample_table','host_geo_origin','Europe:France:Grand Est:Woippy','Europe:France:Grand Est:Woippy');" calcext:value-type="string">
            <text:p>insert into harmonization_table (table_name, column_name, valid_value, final_value) values ('sample_table','host_geo_origin','Europe:France:Grand Est:Woippy','Europe:France:Grand Est:Woipp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Spicher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0]);&quot;','&quot;;TRIM([.D340]);&quot;','&quot;;TRIM([.A340]);&quot;','&quot;;TRIM([.B340]);&quot;'&quot;;[.$F$1])" office:value-type="string" office:string-value="insert into harmonization_table (table_name, column_name, valid_value, final_value) values ('sample_table','host_geo_origin','Europe:France:Grand Est:Spicheren','Europe:France:Grand Est:Spicheren');" calcext:value-type="string">
            <text:p>insert into harmonization_table (table_name, column_name, valid_value, final_value) values ('sample_table','host_geo_origin','Europe:France:Grand Est:Spicheren','Europe:France:Grand Est:Spicher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Gondrecourt-le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1]);&quot;','&quot;;TRIM([.D341]);&quot;','&quot;;TRIM([.A341]);&quot;','&quot;;TRIM([.B341]);&quot;'&quot;;[.$F$1])" office:value-type="string" office:string-value="insert into harmonization_table (table_name, column_name, valid_value, final_value) values ('sample_table','host_geo_origin','Europe:France:Grand Est:Gondrecourt-le-chateau','Europe:France:Grand Est:Gondrecourt-le-chateau');" calcext:value-type="string">
            <text:p>insert into harmonization_table (table_name, column_name, valid_value, final_value) values ('sample_table','host_geo_origin','Europe:France:Grand Est:Gondrecourt-le-chateau','Europe:France:Grand Est:Gondrecourt-le-chatea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Ham sous Varsbe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2]);&quot;','&quot;;TRIM([.D342]);&quot;','&quot;;TRIM([.A342]);&quot;','&quot;;TRIM([.B342]);&quot;'&quot;;[.$F$1])" office:value-type="string" office:string-value="insert into harmonization_table (table_name, column_name, valid_value, final_value) values ('sample_table','host_geo_origin','Europe:France:Grand Est:Ham sous Varsberg','Europe:France:Grand Est:Ham sous Varsberg');" calcext:value-type="string">
            <text:p>insert into harmonization_table (table_name, column_name, valid_value, final_value) values ('sample_table','host_geo_origin','Europe:France:Grand Est:Ham sous Varsberg','Europe:France:Grand Est:Ham sous Varsber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Nanc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3]);&quot;','&quot;;TRIM([.D343]);&quot;','&quot;;TRIM([.A343]);&quot;','&quot;;TRIM([.B343]);&quot;'&quot;;[.$F$1])" office:value-type="string" office:string-value="insert into harmonization_table (table_name, column_name, valid_value, final_value) values ('sample_table','host_geo_origin','Europe:France:Grand Est:Nancy','Europe:France:Grand Est:Nancy');" calcext:value-type="string">
            <text:p>insert into harmonization_table (table_name, column_name, valid_value, final_value) values ('sample_table','host_geo_origin','Europe:France:Grand Est:Nancy','Europe:France:Grand Est:Nancy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CompiÃ¨gne</text:p>
          </table:table-cell>
          <table:table-cell office:value-type="string" calcext:value-type="string">
            <text:p>Europe:France:Hauts de France:Compieg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4]);&quot;','&quot;;TRIM([.D344]);&quot;','&quot;;TRIM([.A344]);&quot;','&quot;;TRIM([.B344]);&quot;'&quot;;[.$F$1])" office:value-type="string" office:string-value="insert into harmonization_table (table_name, column_name, valid_value, final_value) values ('sample_table','host_geo_origin','Europe:France:Hauts de France:CompiÃ¨gne','Europe:France:Hauts de France:Compiegne');" calcext:value-type="string">
            <text:p>insert into harmonization_table (table_name, column_name, valid_value, final_value) values ('sample_table','host_geo_origin','Europe:France:Hauts de France:CompiÃ¨gne','Europe:France:Hauts de France:Compiegne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CrÃ©py en Valois</text:p>
          </table:table-cell>
          <table:table-cell office:value-type="string" calcext:value-type="string">
            <text:p>Europe:France:Hauts de France:Crepy en Valo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5]);&quot;','&quot;;TRIM([.D345]);&quot;','&quot;;TRIM([.A345]);&quot;','&quot;;TRIM([.B345]);&quot;'&quot;;[.$F$1])" office:value-type="string" office:string-value="insert into harmonization_table (table_name, column_name, valid_value, final_value) values ('sample_table','host_geo_origin','Europe:France:Hauts de France:CrÃ©py en Valois','Europe:France:Hauts de France:Crepy en Valois');" calcext:value-type="string">
            <text:p>insert into harmonization_table (table_name, column_name, valid_value, final_value) values ('sample_table','host_geo_origin','Europe:France:Hauts de France:CrÃ©py en Valois','Europe:France:Hauts de France:Crepy en Valo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6]);&quot;','&quot;;TRIM([.D346]);&quot;','&quot;;TRIM([.A346]);&quot;','&quot;;TRIM([.B346]);&quot;'&quot;;[.$F$1])" office:value-type="string" office:string-value="insert into harmonization_table (table_name, column_name, valid_value, final_value) values ('sample_table','host_geo_origin','Europe:France:Hauts de France:Chateau-Thierry','Europe:France:Hauts de France:Chateau-Thierry');" calcext:value-type="string">
            <text:p>insert into harmonization_table (table_name, column_name, valid_value, final_value) values ('sample_table','host_geo_origin','Europe:France:Hauts de France:Chateau-Thierry','Europe:France:Hauts de France:Chateau-Thierr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rouy en The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7]);&quot;','&quot;;TRIM([.D347]);&quot;','&quot;;TRIM([.A347]);&quot;','&quot;;TRIM([.B347]);&quot;'&quot;;[.$F$1])" office:value-type="string" office:string-value="insert into harmonization_table (table_name, column_name, valid_value, final_value) values ('sample_table','host_geo_origin','Europe:France:Hauts de France:Crouy en Thelle','Europe:France:Hauts de France:Crouy en Thelle');" calcext:value-type="string">
            <text:p>insert into harmonization_table (table_name, column_name, valid_value, final_value) values ('sample_table','host_geo_origin','Europe:France:Hauts de France:Crouy en Thelle','Europe:France:Hauts de France:Crouy en The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8]);&quot;','&quot;;TRIM([.D348]);&quot;','&quot;;TRIM([.A348]);&quot;','&quot;;TRIM([.B348]);&quot;'&quot;;[.$F$1])" office:value-type="string" office:string-value="insert into harmonization_table (table_name, column_name, valid_value, final_value) values ('sample_table','host_geo_origin','Europe:France:Hauts de France:Chateau-thierry','Europe:France:Hauts de France:Chateau-thierry');" calcext:value-type="string">
            <text:p>insert into harmonization_table (table_name, column_name, valid_value, final_value) values ('sample_table','host_geo_origin','Europe:France:Hauts de France:Chateau-thierry','Europe:France:Hauts de France:Chateau-thierr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Nogent-l'Artau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9]);&quot;','&quot;;TRIM([.D349]);&quot;','&quot;;TRIM([.A349]);&quot;','&quot;;TRIM([.B349]);&quot;'&quot;;[.$F$1])" office:value-type="string" office:string-value="insert into harmonization_table (table_name, column_name, valid_value, final_value) values ('sample_table','host_geo_origin','Europe:France:Hauts de France:Nogent-l'Artaud','Europe:France:Hauts de France:Nogent-l'Artaud');" calcext:value-type="string">
            <text:p>insert into harmonization_table (table_name, column_name, valid_value, final_value) values ('sample_table','host_geo_origin','Europe:France:Hauts de France:Nogent-l'Artaud','Europe:France:Hauts de France:Nogent-l'Artau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Par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0]);&quot;','&quot;;TRIM([.D350]);&quot;','&quot;;TRIM([.A350]);&quot;','&quot;;TRIM([.B350]);&quot;'&quot;;[.$F$1])" office:value-type="string" office:string-value="insert into harmonization_table (table_name, column_name, valid_value, final_value) values ('sample_table','host_geo_origin','Europe:France:Ile de France:Paris','Europe:France:Ile de France:Paris');" calcext:value-type="string">
            <text:p>insert into harmonization_table (table_name, column_name, valid_value, final_value) values ('sample_table','host_geo_origin','Europe:France:Ile de France:Paris','Europe:France:Ile de France:Par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Ponto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1]);&quot;','&quot;;TRIM([.D351]);&quot;','&quot;;TRIM([.A351]);&quot;','&quot;;TRIM([.B351]);&quot;'&quot;;[.$F$1])" office:value-type="string" office:string-value="insert into harmonization_table (table_name, column_name, valid_value, final_value) values ('sample_table','host_geo_origin','Europe:France:Ile de France:Pontoise','Europe:France:Ile de France:Pontoise');" calcext:value-type="string">
            <text:p>insert into harmonization_table (table_name, column_name, valid_value, final_value) values ('sample_table','host_geo_origin','Europe:France:Ile de France:Pontoise','Europe:France:Ile de France:Ponto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arch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2]);&quot;','&quot;;TRIM([.D352]);&quot;','&quot;;TRIM([.A352]);&quot;','&quot;;TRIM([.B352]);&quot;'&quot;;[.$F$1])" office:value-type="string" office:string-value="insert into harmonization_table (table_name, column_name, valid_value, final_value) values ('sample_table','host_geo_origin','Europe:France:Ile de France:Garches','Europe:France:Ile de France:Garches');" calcext:value-type="string">
            <text:p>insert into harmonization_table (table_name, column_name, valid_value, final_value) values ('sample_table','host_geo_origin','Europe:France:Ile de France:Garches','Europe:France:Ile de France:Garch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ongjum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3]);&quot;','&quot;;TRIM([.D353]);&quot;','&quot;;TRIM([.A353]);&quot;','&quot;;TRIM([.B353]);&quot;'&quot;;[.$F$1])" office:value-type="string" office:string-value="insert into harmonization_table (table_name, column_name, valid_value, final_value) values ('sample_table','host_geo_origin','Europe:France:Ile de France:Longjumeau','Europe:France:Ile de France:Longjumeau');" calcext:value-type="string">
            <text:p>insert into harmonization_table (table_name, column_name, valid_value, final_value) values ('sample_table','host_geo_origin','Europe:France:Ile de France:Longjumeau','Europe:France:Ile de France:Longjumea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evallois-Perr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4]);&quot;','&quot;;TRIM([.D354]);&quot;','&quot;;TRIM([.A354]);&quot;','&quot;;TRIM([.B354]);&quot;'&quot;;[.$F$1])" office:value-type="string" office:string-value="insert into harmonization_table (table_name, column_name, valid_value, final_value) values ('sample_table','host_geo_origin','Europe:France:Ile de France:Levallois-Perret','Europe:France:Ile de France:Levallois-Perret');" calcext:value-type="string">
            <text:p>insert into harmonization_table (table_name, column_name, valid_value, final_value) values ('sample_table','host_geo_origin','Europe:France:Ile de France:Levallois-Perret','Europe:France:Ile de France:Levallois-Perre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aint Germain en Lay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5]);&quot;','&quot;;TRIM([.D355]);&quot;','&quot;;TRIM([.A355]);&quot;','&quot;;TRIM([.B355]);&quot;'&quot;;[.$F$1])" office:value-type="string" office:string-value="insert into harmonization_table (table_name, column_name, valid_value, final_value) values ('sample_table','host_geo_origin','Europe:France:Ile de France:Saint Germain en Laye','Europe:France:Ile de France:Saint Germain en Laye');" calcext:value-type="string">
            <text:p>insert into harmonization_table (table_name, column_name, valid_value, final_value) values ('sample_table','host_geo_origin','Europe:France:Ile de France:Saint Germain en Laye','Europe:France:Ile de France:Saint Germain en Laye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Meudon la ForÃªt</text:p>
          </table:table-cell>
          <table:table-cell office:value-type="string" calcext:value-type="string">
            <text:p>Europe:France:Ile de France:Meudon la For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6]);&quot;','&quot;;TRIM([.D356]);&quot;','&quot;;TRIM([.A356]);&quot;','&quot;;TRIM([.B356]);&quot;'&quot;;[.$F$1])" office:value-type="string" office:string-value="insert into harmonization_table (table_name, column_name, valid_value, final_value) values ('sample_table','host_geo_origin','Europe:France:Ile de France:Meudon la ForÃªt','Europe:France:Ile de France:Meudon la Foret');" calcext:value-type="string">
            <text:p>insert into harmonization_table (table_name, column_name, valid_value, final_value) values ('sample_table','host_geo_origin','Europe:France:Ile de France:Meudon la ForÃªt','Europe:France:Ile de France:Meudon la Fore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Vanv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7]);&quot;','&quot;;TRIM([.D357]);&quot;','&quot;;TRIM([.A357]);&quot;','&quot;;TRIM([.B357]);&quot;'&quot;;[.$F$1])" office:value-type="string" office:string-value="insert into harmonization_table (table_name, column_name, valid_value, final_value) values ('sample_table','host_geo_origin','Europe:France:Ile de France:Vanves','Europe:France:Ile de France:Vanves');" calcext:value-type="string">
            <text:p>insert into harmonization_table (table_name, column_name, valid_value, final_value) values ('sample_table','host_geo_origin','Europe:France:Ile de France:Vanves','Europe:France:Ile de France:Vanv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Ors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8]);&quot;','&quot;;TRIM([.D358]);&quot;','&quot;;TRIM([.A358]);&quot;','&quot;;TRIM([.B358]);&quot;'&quot;;[.$F$1])" office:value-type="string" office:string-value="insert into harmonization_table (table_name, column_name, valid_value, final_value) values ('sample_table','host_geo_origin','Europe:France:Ile de France:Orsay','Europe:France:Ile de France:Orsay');" calcext:value-type="string">
            <text:p>insert into harmonization_table (table_name, column_name, valid_value, final_value) values ('sample_table','host_geo_origin','Europe:France:Ile de France:Orsay','Europe:France:Ile de France:Orsa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ennevillier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9]);&quot;','&quot;;TRIM([.D359]);&quot;','&quot;;TRIM([.A359]);&quot;','&quot;;TRIM([.B359]);&quot;'&quot;;[.$F$1])" office:value-type="string" office:string-value="insert into harmonization_table (table_name, column_name, valid_value, final_value) values ('sample_table','host_geo_origin','Europe:France:Ile de France:Gennevilliers','Europe:France:Ile de France:Gennevilliers');" calcext:value-type="string">
            <text:p>insert into harmonization_table (table_name, column_name, valid_value, final_value) values ('sample_table','host_geo_origin','Europe:France:Ile de France:Gennevilliers','Europe:France:Ile de France:Gennevillier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aint-Thibault-des-Vig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0]);&quot;','&quot;;TRIM([.D360]);&quot;','&quot;;TRIM([.A360]);&quot;','&quot;;TRIM([.B360]);&quot;'&quot;;[.$F$1])" office:value-type="string" office:string-value="insert into harmonization_table (table_name, column_name, valid_value, final_value) values ('sample_table','host_geo_origin','Europe:France:Ile de France:Saint-Thibault-des-Vignes','Europe:France:Ile de France:Saint-Thibault-des-Vignes');" calcext:value-type="string">
            <text:p>insert into harmonization_table (table_name, column_name, valid_value, final_value) values ('sample_table','host_geo_origin','Europe:France:Ile de France:Saint-Thibault-des-Vignes','Europe:France:Ile de France:Saint-Thibault-des-Vignes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AsniÃ¨res-sur-Seine</text:p>
          </table:table-cell>
          <table:table-cell office:value-type="string" calcext:value-type="string">
            <text:p>Europe:France:Ile de France:Asnieres-sur-Se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1]);&quot;','&quot;;TRIM([.D361]);&quot;','&quot;;TRIM([.A361]);&quot;','&quot;;TRIM([.B361]);&quot;'&quot;;[.$F$1])" office:value-type="string" office:string-value="insert into harmonization_table (table_name, column_name, valid_value, final_value) values ('sample_table','host_geo_origin','Europe:France:Ile de France:AsniÃ¨res-sur-Seine','Europe:France:Ile de France:Asnieres-sur-Seine');" calcext:value-type="string">
            <text:p>insert into harmonization_table (table_name, column_name, valid_value, final_value) values ('sample_table','host_geo_origin','Europe:France:Ile de France:AsniÃ¨res-sur-Seine','Europe:France:Ile de France:Asnieres-sur-Sei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Noisy le R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2]);&quot;','&quot;;TRIM([.D362]);&quot;','&quot;;TRIM([.A362]);&quot;','&quot;;TRIM([.B362]);&quot;'&quot;;[.$F$1])" office:value-type="string" office:string-value="insert into harmonization_table (table_name, column_name, valid_value, final_value) values ('sample_table','host_geo_origin','Europe:France:Ile de France:Noisy le Roi','Europe:France:Ile de France:Noisy le Roi');" calcext:value-type="string">
            <text:p>insert into harmonization_table (table_name, column_name, valid_value, final_value) values ('sample_table','host_geo_origin','Europe:France:Ile de France:Noisy le Roi','Europe:France:Ile de France:Noisy le Ro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e Pecq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3]);&quot;','&quot;;TRIM([.D363]);&quot;','&quot;;TRIM([.A363]);&quot;','&quot;;TRIM([.B363]);&quot;'&quot;;[.$F$1])" office:value-type="string" office:string-value="insert into harmonization_table (table_name, column_name, valid_value, final_value) values ('sample_table','host_geo_origin','Europe:France:Ile de France:Le Pecq','Europe:France:Ile de France:Le Pecq');" calcext:value-type="string">
            <text:p>insert into harmonization_table (table_name, column_name, valid_value, final_value) values ('sample_table','host_geo_origin','Europe:France:Ile de France:Le Pecq','Europe:France:Ile de France:Le Pecq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Juvisy-sur-Org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4]);&quot;','&quot;;TRIM([.D364]);&quot;','&quot;;TRIM([.A364]);&quot;','&quot;;TRIM([.B364]);&quot;'&quot;;[.$F$1])" office:value-type="string" office:string-value="insert into harmonization_table (table_name, column_name, valid_value, final_value) values ('sample_table','host_geo_origin','Europe:France:Ile de France:Juvisy-sur-Orge','Europe:France:Ile de France:Juvisy-sur-Orge');" calcext:value-type="string">
            <text:p>insert into harmonization_table (table_name, column_name, valid_value, final_value) values ('sample_table','host_geo_origin','Europe:France:Ile de France:Juvisy-sur-Orge','Europe:France:Ile de France:Juvisy-sur-Org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eine-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5]);&quot;','&quot;;TRIM([.D365]);&quot;','&quot;;TRIM([.A365]);&quot;','&quot;;TRIM([.B365]);&quot;'&quot;;[.$F$1])" office:value-type="string" office:string-value="insert into harmonization_table (table_name, column_name, valid_value, final_value) values ('sample_table','host_geo_origin','Europe:France:Ile de France:Seine-Port','Europe:France:Ile de France:Seine-Port');" calcext:value-type="string">
            <text:p>insert into harmonization_table (table_name, column_name, valid_value, final_value) values ('sample_table','host_geo_origin','Europe:France:Ile de France:Seine-Port','Europe:France:Ile de France:Seine-Po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uyancou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6]);&quot;','&quot;;TRIM([.D366]);&quot;','&quot;;TRIM([.A366]);&quot;','&quot;;TRIM([.B366]);&quot;'&quot;;[.$F$1])" office:value-type="string" office:string-value="insert into harmonization_table (table_name, column_name, valid_value, final_value) values ('sample_table','host_geo_origin','Europe:France:Ile de France:Guyancourt','Europe:France:Ile de France:Guyancourt');" calcext:value-type="string">
            <text:p>insert into harmonization_table (table_name, column_name, valid_value, final_value) values ('sample_table','host_geo_origin','Europe:France:Ile de France:Guyancourt','Europe:France:Ile de France:Guyancou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Cerg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7]);&quot;','&quot;;TRIM([.D367]);&quot;','&quot;;TRIM([.A367]);&quot;','&quot;;TRIM([.B367]);&quot;'&quot;;[.$F$1])" office:value-type="string" office:string-value="insert into harmonization_table (table_name, column_name, valid_value, final_value) values ('sample_table','host_geo_origin','Europe:France:Ile de France:Cergy','Europe:France:Ile de France:Cergy');" calcext:value-type="string">
            <text:p>insert into harmonization_table (table_name, column_name, valid_value, final_value) values ('sample_table','host_geo_origin','Europe:France:Ile de France:Cergy','Europe:France:Ile de France:Cerg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Moussy Le Neu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8]);&quot;','&quot;;TRIM([.D368]);&quot;','&quot;;TRIM([.A368]);&quot;','&quot;;TRIM([.B368]);&quot;'&quot;;[.$F$1])" office:value-type="string" office:string-value="insert into harmonization_table (table_name, column_name, valid_value, final_value) values ('sample_table','host_geo_origin','Europe:France:Ile de France:Moussy Le Neuf','Europe:France:Ile de France:Moussy Le Neuf');" calcext:value-type="string">
            <text:p>insert into harmonization_table (table_name, column_name, valid_value, final_value) values ('sample_table','host_geo_origin','Europe:France:Ile de France:Moussy Le Neuf','Europe:France:Ile de France:Moussy Le Neuf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Montigny le Bretonn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9]);&quot;','&quot;;TRIM([.D369]);&quot;','&quot;;TRIM([.A369]);&quot;','&quot;;TRIM([.B369]);&quot;'&quot;;[.$F$1])" office:value-type="string" office:string-value="insert into harmonization_table (table_name, column_name, valid_value, final_value) values ('sample_table','host_geo_origin','Europe:France:Ile de France:Montigny le Bretonneux','Europe:France:Ile de France:Montigny le Bretonneux');" calcext:value-type="string">
            <text:p>insert into harmonization_table (table_name, column_name, valid_value, final_value) values ('sample_table','host_geo_origin','Europe:France:Ile de France:Montigny le Bretonneux','Europe:France:Ile de France:Montigny le Bretonneux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Ponto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0]);&quot;','&quot;;TRIM([.D370]);&quot;','&quot;;TRIM([.A370]);&quot;','&quot;;TRIM([.B370]);&quot;'&quot;;[.$F$1])" office:value-type="string" office:string-value="insert into harmonization_table (table_name, column_name, valid_value, final_value) values ('sample_table','host_geo_origin','Europe:France:Hauts de France:Pontoise','Europe:France:Hauts de France:Pontoise');" calcext:value-type="string">
            <text:p>insert into harmonization_table (table_name, column_name, valid_value, final_value) values ('sample_table','host_geo_origin','Europe:France:Hauts de France:Pontoise','Europe:France:Hauts de France:Ponto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Colomb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1]);&quot;','&quot;;TRIM([.D371]);&quot;','&quot;;TRIM([.A371]);&quot;','&quot;;TRIM([.B371]);&quot;'&quot;;[.$F$1])" office:value-type="string" office:string-value="insert into harmonization_table (table_name, column_name, valid_value, final_value) values ('sample_table','host_geo_origin','Europe:France:Ile de France:Colombes','Europe:France:Ile de France:Colombes');" calcext:value-type="string">
            <text:p>insert into harmonization_table (table_name, column_name, valid_value, final_value) values ('sample_table','host_geo_origin','Europe:France:Ile de France:Colombes','Europe:France:Ile de France:Colombes');</text:p>
          </table:table-cell>
          <table:table-cell/>
        </table:table-row>
        <table:table-row table:style-name="ro1">
          <table:table-cell office:value-type="string" calcext:value-type="string">
            <text:p>Europe:France:Toulouse:</text:p>
          </table:table-cell>
          <table:table-cell office:value-type="string" calcext:value-type="string">
            <text:p>Europe:France:Toulou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2]);&quot;','&quot;;TRIM([.D372]);&quot;','&quot;;TRIM([.A372]);&quot;','&quot;;TRIM([.B372]);&quot;'&quot;;[.$F$1])" office:value-type="string" office:string-value="insert into harmonization_table (table_name, column_name, valid_value, final_value) values ('sample_table','host_geo_origin','Europe:France:Toulouse:','Europe:France:Toulouse:-');" calcext:value-type="string">
            <text:p>insert into harmonization_table (table_name, column_name, valid_value, final_value) values ('sample_table','host_geo_origin','Europe:France:Toulouse:','Europe:France:Toulous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Normandie:Rou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3]);&quot;','&quot;;TRIM([.D373]);&quot;','&quot;;TRIM([.A373]);&quot;','&quot;;TRIM([.B373]);&quot;'&quot;;[.$F$1])" office:value-type="string" office:string-value="insert into harmonization_table (table_name, column_name, valid_value, final_value) values ('sample_table','host_geo_origin','Europe:France:Normandie:Rouen','Europe:France:Normandie:Rouen');" calcext:value-type="string">
            <text:p>insert into harmonization_table (table_name, column_name, valid_value, final_value) values ('sample_table','host_geo_origin','Europe:France:Normandie:Rouen','Europe:France:Normandie:Rou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Normandie:Carent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4]);&quot;','&quot;;TRIM([.D374]);&quot;','&quot;;TRIM([.A374]);&quot;','&quot;;TRIM([.B374]);&quot;'&quot;;[.$F$1])" office:value-type="string" office:string-value="insert into harmonization_table (table_name, column_name, valid_value, final_value) values ('sample_table','host_geo_origin','Europe:France:Normandie:Carentan','Europe:France:Normandie:Carentan');" calcext:value-type="string">
            <text:p>insert into harmonization_table (table_name, column_name, valid_value, final_value) values ('sample_table','host_geo_origin','Europe:France:Normandie:Carentan','Europe:France:Normandie:Carentan');</text:p>
          </table:table-cell>
          <table:table-cell/>
        </table:table-row>
        <table:table-row table:style-name="ro1">
          <table:table-cell office:value-type="string" calcext:value-type="string">
            <text:p>Europe:France:Occitanie:</text:p>
          </table:table-cell>
          <table:table-cell office:value-type="string" calcext:value-type="string">
            <text:p>Europe:France:Occitan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5]);&quot;','&quot;;TRIM([.D375]);&quot;','&quot;;TRIM([.A375]);&quot;','&quot;;TRIM([.B375]);&quot;'&quot;;[.$F$1])" office:value-type="string" office:string-value="insert into harmonization_table (table_name, column_name, valid_value, final_value) values ('sample_table','host_geo_origin','Europe:France:Occitanie:','Europe:France:Occitanie:-');" calcext:value-type="string">
            <text:p>insert into harmonization_table (table_name, column_name, valid_value, final_value) values ('sample_table','host_geo_origin','Europe:France:Occitanie:','Europe:France:Occitani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Pays de la Loire:Nant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6]);&quot;','&quot;;TRIM([.D376]);&quot;','&quot;;TRIM([.A376]);&quot;','&quot;;TRIM([.B376]);&quot;'&quot;;[.$F$1])" office:value-type="string" office:string-value="insert into harmonization_table (table_name, column_name, valid_value, final_value) values ('sample_table','host_geo_origin','Europe:France:Pays de la Loire:Nantes','Europe:France:Pays de la Loire:Nantes');" calcext:value-type="string">
            <text:p>insert into harmonization_table (table_name, column_name, valid_value, final_value) values ('sample_table','host_geo_origin','Europe:France:Pays de la Loire:Nantes','Europe:France:Pays de la Loire:Nantes');</text:p>
          </table:table-cell>
          <table:table-cell/>
        </table:table-row>
        <table:table-row table:style-name="ro1">
          <table:table-cell office:value-type="string" calcext:value-type="string">
            <text:p>Europe:France:Auvergne Rhone Alpes:Contamines</text:p>
          </table:table-cell>
          <table:table-cell office:value-type="string" calcext:value-type="string">
            <text:p>Europe:France:Auvergne-Rhone-Alpes:Contami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7]);&quot;','&quot;;TRIM([.D377]);&quot;','&quot;;TRIM([.A377]);&quot;','&quot;;TRIM([.B377]);&quot;'&quot;;[.$F$1])" office:value-type="string" office:string-value="insert into harmonization_table (table_name, column_name, valid_value, final_value) values ('sample_table','host_geo_origin','Europe:France:Auvergne Rhone Alpes:Contamines','Europe:France:Auvergne-Rhone-Alpes:Contamines');" calcext:value-type="string">
            <text:p>insert into harmonization_table (table_name, column_name, valid_value, final_value) values ('sample_table','host_geo_origin','Europe:France:Auvergne Rhone Alpes:Contamines','Europe:France:Auvergne-Rhone-Alpes:Contamines');</text:p>
          </table:table-cell>
          <table:table-cell/>
        </table:table-row>
        <table:table-row table:style-name="ro1">
          <table:table-cell office:value-type="string" calcext:value-type="string">
            <text:p>Asia:China:Fujian:</text:p>
          </table:table-cell>
          <table:table-cell office:value-type="string" calcext:value-type="string">
            <text:p>Asia:China:Fuji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8]);&quot;','&quot;;TRIM([.D378]);&quot;','&quot;;TRIM([.A378]);&quot;','&quot;;TRIM([.B378]);&quot;'&quot;;[.$F$1])" office:value-type="string" office:string-value="insert into harmonization_table (table_name, column_name, valid_value, final_value) values ('sample_table','host_geo_origin','Asia:China:Fujian:','Asia:China:Fujian:-');" calcext:value-type="string">
            <text:p>insert into harmonization_table (table_name, column_name, valid_value, final_value) values ('sample_table','host_geo_origin','Asia:China:Fujian:','Asia:China:Fuji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Fuy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9]);&quot;','&quot;;TRIM([.D379]);&quot;','&quot;;TRIM([.A379]);&quot;','&quot;;TRIM([.B379]);&quot;'&quot;;[.$F$1])" office:value-type="string" office:string-value="insert into harmonization_table (table_name, column_name, valid_value, final_value) values ('sample_table','host_geo_origin','Asia:China:Anhui:Fuyang','Asia:China:Anhui:Fuyang');" calcext:value-type="string">
            <text:p>insert into harmonization_table (table_name, column_name, valid_value, final_value) values ('sample_table','host_geo_origin','Asia:China:Anhui:Fuyang','Asia:China:Anhui:Fuyang');</text:p>
          </table:table-cell>
          <table:table-cell/>
        </table:table-row>
        <table:table-row table:style-name="ro1">
          <table:table-cell office:value-type="string" calcext:value-type="string">
            <text:p>Africa:Gambia:West Coast Region:</text:p>
          </table:table-cell>
          <table:table-cell office:value-type="string" calcext:value-type="string">
            <text:p>Africa:Gambia:West Coast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0]);&quot;','&quot;;TRIM([.D380]);&quot;','&quot;;TRIM([.A380]);&quot;','&quot;;TRIM([.B380]);&quot;'&quot;;[.$F$1])" office:value-type="string" office:string-value="insert into harmonization_table (table_name, column_name, valid_value, final_value) values ('sample_table','host_geo_origin','Africa:Gambia:West Coast Region:','Africa:Gambia:West Coast Region:-');" calcext:value-type="string">
            <text:p>insert into harmonization_table (table_name, column_name, valid_value, final_value) values ('sample_table','host_geo_origin','Africa:Gambia:West Coast Region:','Africa:Gambia:West Coast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Gan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1]);&quot;','&quot;;TRIM([.D381]);&quot;','&quot;;TRIM([.A381]);&quot;','&quot;;TRIM([.B381]);&quot;'&quot;;[.$F$1])" office:value-type="string" office:string-value="insert into harmonization_table (table_name, column_name, valid_value, final_value) values ('sample_table','host_geo_origin','Asia:China:Jiangxi:Ganzhou','Asia:China:Jiangxi:Ganzhou');" calcext:value-type="string">
            <text:p>insert into harmonization_table (table_name, column_name, valid_value, final_value) values ('sample_table','host_geo_origin','Asia:China:Jiangxi:Ganzhou','Asia:China:Jiangxi:Ganzhou');</text:p>
          </table:table-cell>
          <table:table-cell/>
        </table:table-row>
        <table:table-row table:style-name="ro1">
          <table:table-cell office:value-type="string" calcext:value-type="string">
            <text:p>Asia:Georgia:Tbilisi:</text:p>
          </table:table-cell>
          <table:table-cell office:value-type="string" calcext:value-type="string">
            <text:p>Asia:Georgia:Tbilis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2]);&quot;','&quot;;TRIM([.D382]);&quot;','&quot;;TRIM([.A382]);&quot;','&quot;;TRIM([.B382]);&quot;'&quot;;[.$F$1])" office:value-type="string" office:string-value="insert into harmonization_table (table_name, column_name, valid_value, final_value) values ('sample_table','host_geo_origin','Asia:Georgia:Tbilisi:','Asia:Georgia:Tbilisi:-');" calcext:value-type="string">
            <text:p>insert into harmonization_table (table_name, column_name, valid_value, final_value) values ('sample_table','host_geo_origin','Asia:Georgia:Tbilisi:','Asia:Georgia:Tbilis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Bavaria:Muni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3]);&quot;','&quot;;TRIM([.D383]);&quot;','&quot;;TRIM([.A383]);&quot;','&quot;;TRIM([.B383]);&quot;'&quot;;[.$F$1])" office:value-type="string" office:string-value="insert into harmonization_table (table_name, column_name, valid_value, final_value) values ('sample_table','host_geo_origin','Europe:Germany:Bavaria:Munich','Europe:Germany:Bavaria:Munich');" calcext:value-type="string">
            <text:p>insert into harmonization_table (table_name, column_name, valid_value, final_value) values ('sample_table','host_geo_origin','Europe:Germany:Bavaria:Munich','Europe:Germany:Bavaria:Munich');</text:p>
          </table:table-cell>
          <table:table-cell/>
        </table:table-row>
        <table:table-row table:style-name="ro1">
          <table:table-cell office:value-type="string" calcext:value-type="string">
            <text:p>Europe:Germany:Baden-Wuerttemberg:</text:p>
          </table:table-cell>
          <table:table-cell office:value-type="string" calcext:value-type="string">
            <text:p>Europe:Germany:Baden-Wuerttembe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4]);&quot;','&quot;;TRIM([.D384]);&quot;','&quot;;TRIM([.A384]);&quot;','&quot;;TRIM([.B384]);&quot;'&quot;;[.$F$1])" office:value-type="string" office:string-value="insert into harmonization_table (table_name, column_name, valid_value, final_value) values ('sample_table','host_geo_origin','Europe:Germany:Baden-Wuerttemberg:','Europe:Germany:Baden-Wuerttemberg:-');" calcext:value-type="string">
            <text:p>insert into harmonization_table (table_name, column_name, valid_value, final_value) values ('sample_table','host_geo_origin','Europe:Germany:Baden-Wuerttemberg:','Europe:Germany:Baden-Wuerttemberg:-');</text:p>
          </table:table-cell>
          <table:table-cell/>
        </table:table-row>
        <table:table-row table:style-name="ro1">
          <table:table-cell office:value-type="string" calcext:value-type="string">
            <text:p>Europe:Germany:Bavaria:</text:p>
          </table:table-cell>
          <table:table-cell office:value-type="string" calcext:value-type="string">
            <text:p>Europe:Germany:Bav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5]);&quot;','&quot;;TRIM([.D385]);&quot;','&quot;;TRIM([.A385]);&quot;','&quot;;TRIM([.B385]);&quot;'&quot;;[.$F$1])" office:value-type="string" office:string-value="insert into harmonization_table (table_name, column_name, valid_value, final_value) values ('sample_table','host_geo_origin','Europe:Germany:Bavaria:','Europe:Germany:Bavaria:-');" calcext:value-type="string">
            <text:p>insert into harmonization_table (table_name, column_name, valid_value, final_value) values ('sample_table','host_geo_origin','Europe:Germany:Bavaria:','Europe:Germany:Bavar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Bavaria:Starnbe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6]);&quot;','&quot;;TRIM([.D386]);&quot;','&quot;;TRIM([.A386]);&quot;','&quot;;TRIM([.B386]);&quot;'&quot;;[.$F$1])" office:value-type="string" office:string-value="insert into harmonization_table (table_name, column_name, valid_value, final_value) values ('sample_table','host_geo_origin','Europe:Germany:Bavaria:Starnberg','Europe:Germany:Bavaria:Starnberg');" calcext:value-type="string">
            <text:p>insert into harmonization_table (table_name, column_name, valid_value, final_value) values ('sample_table','host_geo_origin','Europe:Germany:Bavaria:Starnberg','Europe:Germany:Bavaria:Starnberg');</text:p>
          </table:table-cell>
          <table:table-cell/>
        </table:table-row>
        <table:table-row table:style-name="ro1">
          <table:table-cell office:value-type="string" calcext:value-type="string">
            <text:p>Europe:Germany:Germany: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7]);&quot;','&quot;;TRIM([.D387]);&quot;','&quot;;TRIM([.A387]);&quot;','&quot;;TRIM([.B387]);&quot;'&quot;;[.$F$1])" office:value-type="string" office:string-value="insert into harmonization_table (table_name, column_name, valid_value, final_value) values ('sample_table','host_geo_origin','Europe:Germany:Germany:','Europe:Germany:-:-');" calcext:value-type="string">
            <text:p>insert into harmonization_table (table_name, column_name, valid_value, final_value) values ('sample_table','host_geo_origin','Europe:Germany:Germany:','Europe:Germany:-:-');</text:p>
          </table:table-cell>
          <table:table-cell/>
        </table:table-row>
        <table:table-row table:style-name="ro1">
          <table:table-cell office:value-type="string" calcext:value-type="string">
            <text:p>Europe:Germany:Frankfurt:</text:p>
          </table:table-cell>
          <table:table-cell office:value-type="string" calcext:value-type="string">
            <text:p>Europe:Germany:Frankfu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8]);&quot;','&quot;;TRIM([.D388]);&quot;','&quot;;TRIM([.A388]);&quot;','&quot;;TRIM([.B388]);&quot;'&quot;;[.$F$1])" office:value-type="string" office:string-value="insert into harmonization_table (table_name, column_name, valid_value, final_value) values ('sample_table','host_geo_origin','Europe:Germany:Frankfurt:','Europe:Germany:Frankfurt:-');" calcext:value-type="string">
            <text:p>insert into harmonization_table (table_name, column_name, valid_value, final_value) values ('sample_table','host_geo_origin','Europe:Germany:Frankfurt:','Europe:Germany:Frankfurt:-');</text:p>
          </table:table-cell>
          <table:table-cell/>
        </table:table-row>
        <table:table-row table:style-name="ro1">
          <table:table-cell office:value-type="string" calcext:value-type="string">
            <text:p>Europe:Germany:North Rhine Westphalia:Duesseldorf</text:p>
          </table:table-cell>
          <table:table-cell office:value-type="string" calcext:value-type="string">
            <text:p>Europe:Germany:North Rhine Westphalia:Dusseldor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9]);&quot;','&quot;;TRIM([.D389]);&quot;','&quot;;TRIM([.A389]);&quot;','&quot;;TRIM([.B389]);&quot;'&quot;;[.$F$1])" office:value-type="string" office:string-value="insert into harmonization_table (table_name, column_name, valid_value, final_value) values ('sample_table','host_geo_origin','Europe:Germany:North Rhine Westphalia:Duesseldorf','Europe:Germany:North Rhine Westphalia:Dusseldorf');" calcext:value-type="string">
            <text:p>insert into harmonization_table (table_name, column_name, valid_value, final_value) values ('sample_table','host_geo_origin','Europe:Germany:North Rhine Westphalia:Duesseldorf','Europe:Germany:North Rhine Westphalia:Dusseldorf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0]);&quot;','&quot;;TRIM([.D390]);&quot;','&quot;;TRIM([.A390]);&quot;','&quot;;TRIM([.B390]);&quot;'&quot;;[.$F$1])" office:value-type="string" office:string-value="insert into harmonization_table (table_name, column_name, valid_value, final_value) values ('sample_table','host_geo_origin','Europe:Germany:North Rhine Westphalia:Heinsberg District','Europe:Germany:North Rhine Westphalia:Heinsberg District');" calcext:value-type="string">
            <text:p>insert into harmonization_table (table_name, column_name, valid_value, final_value) values ('sample_table','host_geo_origin','Europe:Germany:North Rhine Westphalia:Heinsberg District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Europe:Germany:Duesseldorf: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1]);&quot;','&quot;;TRIM([.D391]);&quot;','&quot;;TRIM([.A391]);&quot;','&quot;;TRIM([.B391]);&quot;'&quot;;[.$F$1])" office:value-type="string" office:string-value="insert into harmonization_table (table_name, column_name, valid_value, final_value) values ('sample_table','host_geo_origin','Europe:Germany:Duesseldorf:','Europe:Germany:Dusseldorf:-');" calcext:value-type="string">
            <text:p>insert into harmonization_table (table_name, column_name, valid_value, final_value) values ('sample_table','host_geo_origin','Europe:Germany:Duesseldorf: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Africa:Ghana:Greater Accra:</text:p>
          </table:table-cell>
          <table:table-cell office:value-type="string" calcext:value-type="string">
            <text:p>Africa:Ghana:Greater Acc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2]);&quot;','&quot;;TRIM([.D392]);&quot;','&quot;;TRIM([.A392]);&quot;','&quot;;TRIM([.B392]);&quot;'&quot;;[.$F$1])" office:value-type="string" office:string-value="insert into harmonization_table (table_name, column_name, valid_value, final_value) values ('sample_table','host_geo_origin','Africa:Ghana:Greater Accra:','Africa:Ghana:Greater Accra:-');" calcext:value-type="string">
            <text:p>insert into harmonization_table (table_name, column_name, valid_value, final_value) values ('sample_table','host_geo_origin','Africa:Ghana:Greater Accra:','Africa:Ghana:Greater Acc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frica:Ghana:Greater Accra:Acc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3]);&quot;','&quot;;TRIM([.D393]);&quot;','&quot;;TRIM([.A393]);&quot;','&quot;;TRIM([.B393]);&quot;'&quot;;[.$F$1])" office:value-type="string" office:string-value="insert into harmonization_table (table_name, column_name, valid_value, final_value) values ('sample_table','host_geo_origin','Africa:Ghana:Greater Accra:Accra','Africa:Ghana:Greater Accra:Accra');" calcext:value-type="string">
            <text:p>insert into harmonization_table (table_name, column_name, valid_value, final_value) values ('sample_table','host_geo_origin','Africa:Ghana:Greater Accra:Accra','Africa:Ghana:Greater Accra:Accra');</text:p>
          </table:table-cell>
          <table:table-cell/>
        </table:table-row>
        <table:table-row table:style-name="ro1">
          <table:table-cell office:value-type="string" calcext:value-type="string">
            <text:p>Europe:Greece:Athens:</text:p>
          </table:table-cell>
          <table:table-cell office:value-type="string" calcext:value-type="string">
            <text:p>Europe:Greece:Athe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4]);&quot;','&quot;;TRIM([.D394]);&quot;','&quot;;TRIM([.A394]);&quot;','&quot;;TRIM([.B394]);&quot;'&quot;;[.$F$1])" office:value-type="string" office:string-value="insert into harmonization_table (table_name, column_name, valid_value, final_value) values ('sample_table','host_geo_origin','Europe:Greece:Athens:','Europe:Greece:Athens:-');" calcext:value-type="string">
            <text:p>insert into harmonization_table (table_name, column_name, valid_value, final_value) values ('sample_table','host_geo_origin','Europe:Greece:Athens:','Europe:Greece:Athens:-');</text:p>
          </table:table-cell>
          <table:table-cell/>
        </table:table-row>
        <table:table-row table:style-name="ro1">
          <table:table-cell office:value-type="string" calcext:value-type="string">
            <text:p>Oceania:Guam:Guam:</text:p>
          </table:table-cell>
          <table:table-cell office:value-type="string" calcext:value-type="string">
            <text:p>Oceania:Gua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5]);&quot;','&quot;;TRIM([.D395]);&quot;','&quot;;TRIM([.A395]);&quot;','&quot;;TRIM([.B395]);&quot;'&quot;;[.$F$1])" office:value-type="string" office:string-value="insert into harmonization_table (table_name, column_name, valid_value, final_value) values ('sample_table','host_geo_origin','Oceania:Guam:Guam:','Oceania:Guam:-:-');" calcext:value-type="string">
            <text:p>insert into harmonization_table (table_name, column_name, valid_value, final_value) values ('sample_table','host_geo_origin','Oceania:Guam:Guam:','Oceania:Guam:-:-');</text:p>
          </table:table-cell>
          <table:table-cell/>
        </table:table-row>
        <table:table-row table:style-name="ro1">
          <table:table-cell office:value-type="string" calcext:value-type="string">
            <text:p>Asia:China:Guangdong:</text:p>
          </table:table-cell>
          <table:table-cell office:value-type="string" calcext:value-type="string">
            <text:p>Asia:China:Guangdo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6]);&quot;','&quot;;TRIM([.D396]);&quot;','&quot;;TRIM([.A396]);&quot;','&quot;;TRIM([.B396]);&quot;'&quot;;[.$F$1])" office:value-type="string" office:string-value="insert into harmonization_table (table_name, column_name, valid_value, final_value) values ('sample_table','host_geo_origin','Asia:China:Guangdong:','Asia:China:Guangdong:-');" calcext:value-type="string">
            <text:p>insert into harmonization_table (table_name, column_name, valid_value, final_value) values ('sample_table','host_geo_origin','Asia:China:Guangdong:','Asia:China:Guangdo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enzh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7]);&quot;','&quot;;TRIM([.D397]);&quot;','&quot;;TRIM([.A397]);&quot;','&quot;;TRIM([.B397]);&quot;'&quot;;[.$F$1])" office:value-type="string" office:string-value="insert into harmonization_table (table_name, column_name, valid_value, final_value) values ('sample_table','host_geo_origin','Asia:China:Guangdong:Shenzhen','Asia:China:Guangdong:Shenzhen');" calcext:value-type="string">
            <text:p>insert into harmonization_table (table_name, column_name, valid_value, final_value) values ('sample_table','host_geo_origin','Asia:China:Guangdong:Shenzhen','Asia:China:Guangdong:Shenzh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uha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8]);&quot;','&quot;;TRIM([.D398]);&quot;','&quot;;TRIM([.A398]);&quot;','&quot;;TRIM([.B398]);&quot;'&quot;;[.$F$1])" office:value-type="string" office:string-value="insert into harmonization_table (table_name, column_name, valid_value, final_value) values ('sample_table','host_geo_origin','Asia:China:Guangdong:Zhuhai','Asia:China:Guangdong:Zhuhai');" calcext:value-type="string">
            <text:p>insert into harmonization_table (table_name, column_name, valid_value, final_value) values ('sample_table','host_geo_origin','Asia:China:Guangdong:Zhuhai','Asia:China:Guangdong:Zhuha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Hui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9]);&quot;','&quot;;TRIM([.D399]);&quot;','&quot;;TRIM([.A399]);&quot;','&quot;;TRIM([.B399]);&quot;'&quot;;[.$F$1])" office:value-type="string" office:string-value="insert into harmonization_table (table_name, column_name, valid_value, final_value) values ('sample_table','host_geo_origin','Asia:China:Guangdong:Huizhou','Asia:China:Guangdong:Huizhou');" calcext:value-type="string">
            <text:p>insert into harmonization_table (table_name, column_name, valid_value, final_value) values ('sample_table','host_geo_origin','Asia:China:Guangdong:Huizhou','Asia:China:Guangdong:Hui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nw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0]);&quot;','&quot;;TRIM([.D400]);&quot;','&quot;;TRIM([.A400]);&quot;','&quot;;TRIM([.B400]);&quot;'&quot;;[.$F$1])" office:value-type="string" office:string-value="insert into harmonization_table (table_name, column_name, valid_value, final_value) values ('sample_table','host_geo_origin','Asia:China:Guangdong:Shanwei','Asia:China:Guangdong:Shanwei');" calcext:value-type="string">
            <text:p>insert into harmonization_table (table_name, column_name, valid_value, final_value) values ('sample_table','host_geo_origin','Asia:China:Guangdong:Shanwei','Asia:China:Guangdong:Shanwe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1]);&quot;','&quot;;TRIM([.D401]);&quot;','&quot;;TRIM([.A401]);&quot;','&quot;;TRIM([.B401]);&quot;'&quot;;[.$F$1])" office:value-type="string" office:string-value="insert into harmonization_table (table_name, column_name, valid_value, final_value) values ('sample_table','host_geo_origin','Asia:China:Guangdong:Guangzhou','Asia:China:Guangdong:Guangzhou');" calcext:value-type="string">
            <text:p>insert into harmonization_table (table_name, column_name, valid_value, final_value) values ('sample_table','host_geo_origin','Asia:China:Guangdong:Guangzhou','Asia:China:Guangdong:Gua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an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2]);&quot;','&quot;;TRIM([.D402]);&quot;','&quot;;TRIM([.A402]);&quot;','&quot;;TRIM([.B402]);&quot;'&quot;;[.$F$1])" office:value-type="string" office:string-value="insert into harmonization_table (table_name, column_name, valid_value, final_value) values ('sample_table','host_geo_origin','Asia:China:Guangdong:Zhanjiang','Asia:China:Guangdong:Zhanjiang');" calcext:value-type="string">
            <text:p>insert into harmonization_table (table_name, column_name, valid_value, final_value) values ('sample_table','host_geo_origin','Asia:China:Guangdong:Zhanjiang','Asia:China:Guangdong:Zhanj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og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3]);&quot;','&quot;;TRIM([.D403]);&quot;','&quot;;TRIM([.A403]);&quot;','&quot;;TRIM([.B403]);&quot;'&quot;;[.$F$1])" office:value-type="string" office:string-value="insert into harmonization_table (table_name, column_name, valid_value, final_value) values ('sample_table','host_geo_origin','Asia:China:Guangdong:Shaoguan','Asia:China:Guangdong:Shaoguan');" calcext:value-type="string">
            <text:p>insert into harmonization_table (table_name, column_name, valid_value, final_value) values ('sample_table','host_geo_origin','Asia:China:Guangdong:Shaoguan','Asia:China:Guangdong:Shaog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Yang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4]);&quot;','&quot;;TRIM([.D404]);&quot;','&quot;;TRIM([.A404]);&quot;','&quot;;TRIM([.B404]);&quot;'&quot;;[.$F$1])" office:value-type="string" office:string-value="insert into harmonization_table (table_name, column_name, valid_value, final_value) values ('sample_table','host_geo_origin','Asia:China:Guangdong:Yangjiang','Asia:China:Guangdong:Yangjiang');" calcext:value-type="string">
            <text:p>insert into harmonization_table (table_name, column_name, valid_value, final_value) values ('sample_table','host_geo_origin','Asia:China:Guangdong:Yangjiang','Asia:China:Guangdong:Yangj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Dongg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5]);&quot;','&quot;;TRIM([.D405]);&quot;','&quot;;TRIM([.A405]);&quot;','&quot;;TRIM([.B405]);&quot;'&quot;;[.$F$1])" office:value-type="string" office:string-value="insert into harmonization_table (table_name, column_name, valid_value, final_value) values ('sample_table','host_geo_origin','Asia:China:Guangdong:Dongguan','Asia:China:Guangdong:Dongguan');" calcext:value-type="string">
            <text:p>insert into harmonization_table (table_name, column_name, valid_value, final_value) values ('sample_table','host_geo_origin','Asia:China:Guangdong:Dongguan','Asia:China:Guangdong:Dongg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ongs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6]);&quot;','&quot;;TRIM([.D406]);&quot;','&quot;;TRIM([.A406]);&quot;','&quot;;TRIM([.B406]);&quot;'&quot;;[.$F$1])" office:value-type="string" office:string-value="insert into harmonization_table (table_name, column_name, valid_value, final_value) values ('sample_table','host_geo_origin','Asia:China:Guangdong:Zhongshan','Asia:China:Guangdong:Zhongshan');" calcext:value-type="string">
            <text:p>insert into harmonization_table (table_name, column_name, valid_value, final_value) values ('sample_table','host_geo_origin','Asia:China:Guangdong:Zhongshan','Asia:China:Guangdong:Zhongsh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nt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7]);&quot;','&quot;;TRIM([.D407]);&quot;','&quot;;TRIM([.A407]);&quot;','&quot;;TRIM([.B407]);&quot;'&quot;;[.$F$1])" office:value-type="string" office:string-value="insert into harmonization_table (table_name, column_name, valid_value, final_value) values ('sample_table','host_geo_origin','Asia:China:Guangdong:Shantou','Asia:China:Guangdong:Shantou');" calcext:value-type="string">
            <text:p>insert into harmonization_table (table_name, column_name, valid_value, final_value) values ('sample_table','host_geo_origin','Asia:China:Guangdong:Shantou','Asia:China:Guangdong:Shant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Zhejiang:H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8]);&quot;','&quot;;TRIM([.D408]);&quot;','&quot;;TRIM([.A408]);&quot;','&quot;;TRIM([.B408]);&quot;'&quot;;[.$F$1])" office:value-type="string" office:string-value="insert into harmonization_table (table_name, column_name, valid_value, final_value) values ('sample_table','host_geo_origin','Asia:China:Zhejiang:Hangzhou','Asia:China:Zhejiang:Hangzhou');" calcext:value-type="string">
            <text:p>insert into harmonization_table (table_name, column_name, valid_value, final_value) values ('sample_table','host_geo_origin','Asia:China:Zhejiang:Hangzhou','Asia:China:Zhejiang:Ha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Hef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9]);&quot;','&quot;;TRIM([.D409]);&quot;','&quot;;TRIM([.A409]);&quot;','&quot;;TRIM([.B409]);&quot;'&quot;;[.$F$1])" office:value-type="string" office:string-value="insert into harmonization_table (table_name, column_name, valid_value, final_value) values ('sample_table','host_geo_origin','Asia:China:Anhui:Hefei','Asia:China:Anhui:Hefei');" calcext:value-type="string">
            <text:p>insert into harmonization_table (table_name, column_name, valid_value, final_value) values ('sample_table','host_geo_origin','Asia:China:Anhui:Hefei','Asia:China:Anhui:Hefei');</text:p>
          </table:table-cell>
          <table:table-cell/>
        </table:table-row>
        <table:table-row table:style-name="ro1">
          <table:table-cell office:value-type="string" calcext:value-type="string">
            <text:p>Asia:China:Henan:</text:p>
          </table:table-cell>
          <table:table-cell office:value-type="string" calcext:value-type="string">
            <text:p>Asia:China:He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0]);&quot;','&quot;;TRIM([.D410]);&quot;','&quot;;TRIM([.A410]);&quot;','&quot;;TRIM([.B410]);&quot;'&quot;;[.$F$1])" office:value-type="string" office:string-value="insert into harmonization_table (table_name, column_name, valid_value, final_value) values ('sample_table','host_geo_origin','Asia:China:Henan:','Asia:China:Henan:-');" calcext:value-type="string">
            <text:p>insert into harmonization_table (table_name, column_name, valid_value, final_value) values ('sample_table','host_geo_origin','Asia:China:Henan:','Asia:China:Hen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enan:Zhe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1]);&quot;','&quot;;TRIM([.D411]);&quot;','&quot;;TRIM([.A411]);&quot;','&quot;;TRIM([.B411]);&quot;'&quot;;[.$F$1])" office:value-type="string" office:string-value="insert into harmonization_table (table_name, column_name, valid_value, final_value) values ('sample_table','host_geo_origin','Asia:China:Henan:Zhengzhou','Asia:China:Henan:Zhengzhou');" calcext:value-type="string">
            <text:p>insert into harmonization_table (table_name, column_name, valid_value, final_value) values ('sample_table','host_geo_origin','Asia:China:Henan:Zhengzhou','Asia:China:Henan:Zhengzhou');</text:p>
          </table:table-cell>
          <table:table-cell/>
        </table:table-row>
        <table:table-row table:style-name="ro1">
          <table:table-cell office:value-type="string" calcext:value-type="string">
            <text:p>Asia:Hong Kong:Hong Kong: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2]);&quot;','&quot;;TRIM([.D412]);&quot;','&quot;;TRIM([.A412]);&quot;','&quot;;TRIM([.B412]);&quot;'&quot;;[.$F$1])" office:value-type="string" office:string-value="insert into harmonization_table (table_name, column_name, valid_value, final_value) values ('sample_table','host_geo_origin','Asia:Hong Kong:Hong Kong:','Asia:Hong Kong:-:-');" calcext:value-type="string">
            <text:p>insert into harmonization_table (table_name, column_name, valid_value, final_value) values ('sample_table','host_geo_origin','Asia:Hong Kong:Hong Kong:','Asia:Hong Kong:-:-');</text:p>
          </table:table-cell>
          <table:table-cell/>
        </table:table-row>
        <table:table-row table:style-name="ro1">
          <table:table-cell office:value-type="string" calcext:value-type="string">
            <text:p>Asia:Hong Kong:Hong Kong: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3]);&quot;','&quot;;TRIM([.D413]);&quot;','&quot;;TRIM([.A413]);&quot;','&quot;;TRIM([.B413]);&quot;'&quot;;[.$F$1])" office:value-type="string" office:string-value="insert into harmonization_table (table_name, column_name, valid_value, final_value) values ('sample_table','host_geo_origin','Asia:Hong Kong:Hong Kong:Hong Kong','Asia:Hong Kong:-:-');" calcext:value-type="string">
            <text:p>insert into harmonization_table (table_name, column_name, valid_value, final_value) values ('sample_table','host_geo_origin','Asia:Hong Kong:Hong Kong:Hong Kong','Asia:Hong Kong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Hungary:Central Hungary:Budap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4]);&quot;','&quot;;TRIM([.D414]);&quot;','&quot;;TRIM([.A414]);&quot;','&quot;;TRIM([.B414]);&quot;'&quot;;[.$F$1])" office:value-type="string" office:string-value="insert into harmonization_table (table_name, column_name, valid_value, final_value) values ('sample_table','host_geo_origin','Europe:Hungary:Central Hungary:Budapest','Europe:Hungary:Central Hungary:Budapest');" calcext:value-type="string">
            <text:p>insert into harmonization_table (table_name, column_name, valid_value, final_value) values ('sample_table','host_geo_origin','Europe:Hungary:Central Hungary:Budapest','Europe:Hungary:Central Hungary:Budapest');</text:p>
          </table:table-cell>
          <table:table-cell/>
        </table:table-row>
        <table:table-row table:style-name="ro1">
          <table:table-cell office:value-type="string" calcext:value-type="string">
            <text:p>Europe:Hungary:Balatonfured:</text:p>
          </table:table-cell>
          <table:table-cell office:value-type="string" calcext:value-type="string">
            <text:p>Europe:Hungary:Balatonfure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5]);&quot;','&quot;;TRIM([.D415]);&quot;','&quot;;TRIM([.A415]);&quot;','&quot;;TRIM([.B415]);&quot;'&quot;;[.$F$1])" office:value-type="string" office:string-value="insert into harmonization_table (table_name, column_name, valid_value, final_value) values ('sample_table','host_geo_origin','Europe:Hungary:Balatonfured:','Europe:Hungary:Balatonfured:-');" calcext:value-type="string">
            <text:p>insert into harmonization_table (table_name, column_name, valid_value, final_value) values ('sample_table','host_geo_origin','Europe:Hungary:Balatonfured:','Europe:Hungary:Balatonfured:-');</text:p>
          </table:table-cell>
          <table:table-cell/>
        </table:table-row>
        <table:table-row table:style-name="ro1">
          <table:table-cell office:value-type="string" calcext:value-type="string">
            <text:p>Europe:Hungary:Balassagyarmat:</text:p>
          </table:table-cell>
          <table:table-cell office:value-type="string" calcext:value-type="string">
            <text:p>Europe:Hungary:Balassagyarm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6]);&quot;','&quot;;TRIM([.D416]);&quot;','&quot;;TRIM([.A416]);&quot;','&quot;;TRIM([.B416]);&quot;'&quot;;[.$F$1])" office:value-type="string" office:string-value="insert into harmonization_table (table_name, column_name, valid_value, final_value) values ('sample_table','host_geo_origin','Europe:Hungary:Balassagyarmat:','Europe:Hungary:Balassagyarmat:-');" calcext:value-type="string">
            <text:p>insert into harmonization_table (table_name, column_name, valid_value, final_value) values ('sample_table','host_geo_origin','Europe:Hungary:Balassagyarmat:','Europe:Hungary:Balassagyarmat:-');</text:p>
          </table:table-cell>
          <table:table-cell/>
        </table:table-row>
        <table:table-row table:style-name="ro1">
          <table:table-cell office:value-type="string" calcext:value-type="string">
            <text:p>Europe:Hungary:Baranya:</text:p>
          </table:table-cell>
          <table:table-cell office:value-type="string" calcext:value-type="string">
            <text:p>Europe:Hungary:Bara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7]);&quot;','&quot;;TRIM([.D417]);&quot;','&quot;;TRIM([.A417]);&quot;','&quot;;TRIM([.B417]);&quot;'&quot;;[.$F$1])" office:value-type="string" office:string-value="insert into harmonization_table (table_name, column_name, valid_value, final_value) values ('sample_table','host_geo_origin','Europe:Hungary:Baranya:','Europe:Hungary:Baranya:-');" calcext:value-type="string">
            <text:p>insert into harmonization_table (table_name, column_name, valid_value, final_value) values ('sample_table','host_geo_origin','Europe:Hungary:Baranya:','Europe:Hungary:Baranya:-');</text:p>
          </table:table-cell>
          <table:table-cell/>
        </table:table-row>
        <table:table-row table:style-name="ro1">
          <table:table-cell office:value-type="string" calcext:value-type="string">
            <text:p>Europe:Hungary:Kecskemet:</text:p>
          </table:table-cell>
          <table:table-cell office:value-type="string" calcext:value-type="string">
            <text:p>Europe:Hungary:Kecskeme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8]);&quot;','&quot;;TRIM([.D418]);&quot;','&quot;;TRIM([.A418]);&quot;','&quot;;TRIM([.B418]);&quot;'&quot;;[.$F$1])" office:value-type="string" office:string-value="insert into harmonization_table (table_name, column_name, valid_value, final_value) values ('sample_table','host_geo_origin','Europe:Hungary:Kecskemet:','Europe:Hungary:Kecskemet:-');" calcext:value-type="string">
            <text:p>insert into harmonization_table (table_name, column_name, valid_value, final_value) values ('sample_table','host_geo_origin','Europe:Hungary:Kecskemet:','Europe:Hungary:Kecskemet:-');</text:p>
          </table:table-cell>
          <table:table-cell/>
        </table:table-row>
        <table:table-row table:style-name="ro1">
          <table:table-cell office:value-type="string" calcext:value-type="string">
            <text:p>Europe:Hungary:Oroshaza:</text:p>
          </table:table-cell>
          <table:table-cell office:value-type="string" calcext:value-type="string">
            <text:p>Europe:Hungary:Oroshaz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9]);&quot;','&quot;;TRIM([.D419]);&quot;','&quot;;TRIM([.A419]);&quot;','&quot;;TRIM([.B419]);&quot;'&quot;;[.$F$1])" office:value-type="string" office:string-value="insert into harmonization_table (table_name, column_name, valid_value, final_value) values ('sample_table','host_geo_origin','Europe:Hungary:Oroshaza:','Europe:Hungary:Oroshaza:-');" calcext:value-type="string">
            <text:p>insert into harmonization_table (table_name, column_name, valid_value, final_value) values ('sample_table','host_geo_origin','Europe:Hungary:Oroshaza:','Europe:Hungary:Oroshaza:-');</text:p>
          </table:table-cell>
          <table:table-cell/>
        </table:table-row>
        <table:table-row table:style-name="ro1">
          <table:table-cell office:value-type="string" calcext:value-type="string">
            <text:p>Europe:Hungary:Bekesszentandras:</text:p>
          </table:table-cell>
          <table:table-cell office:value-type="string" calcext:value-type="string">
            <text:p>Europe:Hungary:Bekesszentandr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0]);&quot;','&quot;;TRIM([.D420]);&quot;','&quot;;TRIM([.A420]);&quot;','&quot;;TRIM([.B420]);&quot;'&quot;;[.$F$1])" office:value-type="string" office:string-value="insert into harmonization_table (table_name, column_name, valid_value, final_value) values ('sample_table','host_geo_origin','Europe:Hungary:Bekesszentandras:','Europe:Hungary:Bekesszentandras:-');" calcext:value-type="string">
            <text:p>insert into harmonization_table (table_name, column_name, valid_value, final_value) values ('sample_table','host_geo_origin','Europe:Hungary:Bekesszentandras:','Europe:Hungary:Bekesszentandras:-');</text:p>
          </table:table-cell>
          <table:table-cell/>
        </table:table-row>
        <table:table-row table:style-name="ro1">
          <table:table-cell office:value-type="string" calcext:value-type="string">
            <text:p>Europe:Hungary:Szeged:</text:p>
          </table:table-cell>
          <table:table-cell office:value-type="string" calcext:value-type="string">
            <text:p>Europe:Hungary:Szege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1]);&quot;','&quot;;TRIM([.D421]);&quot;','&quot;;TRIM([.A421]);&quot;','&quot;;TRIM([.B421]);&quot;'&quot;;[.$F$1])" office:value-type="string" office:string-value="insert into harmonization_table (table_name, column_name, valid_value, final_value) values ('sample_table','host_geo_origin','Europe:Hungary:Szeged:','Europe:Hungary:Szeged:-');" calcext:value-type="string">
            <text:p>insert into harmonization_table (table_name, column_name, valid_value, final_value) values ('sample_table','host_geo_origin','Europe:Hungary:Szeged:','Europe:Hungary:Szeged:-');</text:p>
          </table:table-cell>
          <table:table-cell/>
        </table:table-row>
        <table:table-row table:style-name="ro1">
          <table:table-cell office:value-type="string" calcext:value-type="string">
            <text:p>Europe:Iceland:Reykjavik:</text:p>
          </table:table-cell>
          <table:table-cell office:value-type="string" calcext:value-type="string">
            <text:p>Europe:Iceland:Reykjav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2]);&quot;','&quot;;TRIM([.D422]);&quot;','&quot;;TRIM([.A422]);&quot;','&quot;;TRIM([.B422]);&quot;'&quot;;[.$F$1])" office:value-type="string" office:string-value="insert into harmonization_table (table_name, column_name, valid_value, final_value) values ('sample_table','host_geo_origin','Europe:Iceland:Reykjavik:','Europe:Iceland:Reykjavik:-');" calcext:value-type="string">
            <text:p>insert into harmonization_table (table_name, column_name, valid_value, final_value) values ('sample_table','host_geo_origin','Europe:Iceland:Reykjavik:','Europe:Iceland:Reykjavik:-');</text:p>
          </table:table-cell>
          <table:table-cell/>
        </table:table-row>
        <table:table-row table:style-name="ro1">
          <table:table-cell office:value-type="string" calcext:value-type="string">
            <text:p>Oceania:Australia:Australia:</text:p>
          </table:table-cell>
          <table:table-cell office:value-type="string" calcext:value-type="string">
            <text:p>Oceania:Austral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3]);&quot;','&quot;;TRIM([.D423]);&quot;','&quot;;TRIM([.A423]);&quot;','&quot;;TRIM([.B423]);&quot;'&quot;;[.$F$1])" office:value-type="string" office:string-value="insert into harmonization_table (table_name, column_name, valid_value, final_value) values ('sample_table','host_geo_origin','Oceania:Australia:Australia:','Oceania:Australia:-:-');" calcext:value-type="string">
            <text:p>insert into harmonization_table (table_name, column_name, valid_value, final_value) values ('sample_table','host_geo_origin','Oceania:Australia:Australia:','Oceania:Australi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Western Australia:Pert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4]);&quot;','&quot;;TRIM([.D424]);&quot;','&quot;;TRIM([.A424]);&quot;','&quot;;TRIM([.B424]);&quot;'&quot;;[.$F$1])" office:value-type="string" office:string-value="insert into harmonization_table (table_name, column_name, valid_value, final_value) values ('sample_table','host_geo_origin','Oceania:Australia:Western Australia:Perth','Oceania:Australia:Western Australia:Perth');" calcext:value-type="string">
            <text:p>insert into harmonization_table (table_name, column_name, valid_value, final_value) values ('sample_table','host_geo_origin','Oceania:Australia:Western Australia:Perth','Oceania:Australia:Western Australia:Perth');</text:p>
          </table:table-cell>
          <table:table-cell/>
        </table:table-row>
        <table:table-row table:style-name="ro1">
          <table:table-cell office:value-type="string" calcext:value-type="string">
            <text:p>Europe:Austria:Austria:</text:p>
          </table:table-cell>
          <table:table-cell office:value-type="string" calcext:value-type="string">
            <text:p>Europe:Austria:Aust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5]);&quot;','&quot;;TRIM([.D425]);&quot;','&quot;;TRIM([.A425]);&quot;','&quot;;TRIM([.B425]);&quot;'&quot;;[.$F$1])" office:value-type="string" office:string-value="insert into harmonization_table (table_name, column_name, valid_value, final_value) values ('sample_table','host_geo_origin','Europe:Austria:Austria:','Europe:Austria:Austria:-');" calcext:value-type="string">
            <text:p>insert into harmonization_table (table_name, column_name, valid_value, final_value) values ('sample_table','host_geo_origin','Europe:Austria:Austria:','Europe:Austria:Austria:-');</text:p>
          </table:table-cell>
          <table:table-cell/>
        </table:table-row>
        <table:table-row table:style-name="ro1">
          <table:table-cell office:value-type="string" calcext:value-type="string">
            <text:p>Europe:Austria:Vienna:</text:p>
          </table:table-cell>
          <table:table-cell office:value-type="string" calcext:value-type="string">
            <text:p>Europe:Austria:Vien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6]);&quot;','&quot;;TRIM([.D426]);&quot;','&quot;;TRIM([.A426]);&quot;','&quot;;TRIM([.B426]);&quot;'&quot;;[.$F$1])" office:value-type="string" office:string-value="insert into harmonization_table (table_name, column_name, valid_value, final_value) values ('sample_table','host_geo_origin','Europe:Austria:Vienna:','Europe:Austria:Vienna:-');" calcext:value-type="string">
            <text:p>insert into harmonization_table (table_name, column_name, valid_value, final_value) values ('sample_table','host_geo_origin','Europe:Austria:Vienna:','Europe:Austria:Vien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Ischg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7]);&quot;','&quot;;TRIM([.D427]);&quot;','&quot;;TRIM([.A427]);&quot;','&quot;;TRIM([.B427]);&quot;'&quot;;[.$F$1])" office:value-type="string" office:string-value="insert into harmonization_table (table_name, column_name, valid_value, final_value) values ('sample_table','host_geo_origin','Europe:Austria:Tyrol:Ischgl','Europe:Austria:Tyrol:Ischgl');" calcext:value-type="string">
            <text:p>insert into harmonization_table (table_name, column_name, valid_value, final_value) values ('sample_table','host_geo_origin','Europe:Austria:Tyrol:Ischgl','Europe:Austria:Tyrol:Ischgl');</text:p>
          </table:table-cell>
          <table:table-cell/>
        </table:table-row>
        <table:table-row table:style-name="ro1">
          <table:table-cell office:value-type="string" calcext:value-type="string">
            <text:p>Asia:India:Kerala:</text:p>
          </table:table-cell>
          <table:table-cell office:value-type="string" calcext:value-type="string">
            <text:p>Asia:India:Ker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8]);&quot;','&quot;;TRIM([.D428]);&quot;','&quot;;TRIM([.A428]);&quot;','&quot;;TRIM([.B428]);&quot;'&quot;;[.$F$1])" office:value-type="string" office:string-value="insert into harmonization_table (table_name, column_name, valid_value, final_value) values ('sample_table','host_geo_origin','Asia:India:Kerala:','Asia:India:Kerala:-');" calcext:value-type="string">
            <text:p>insert into harmonization_table (table_name, column_name, valid_value, final_value) values ('sample_table','host_geo_origin','Asia:India:Kerala:','Asia:India:Kerala:-');</text:p>
          </table:table-cell>
          <table:table-cell/>
        </table:table-row>
        <table:table-row table:style-name="ro1">
          <table:table-cell office:value-type="string" calcext:value-type="string">
            <text:p>Asia:India:India:</text:p>
          </table:table-cell>
          <table:table-cell office:value-type="string" calcext:value-type="string">
            <text:p>Asia:Ind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9]);&quot;','&quot;;TRIM([.D429]);&quot;','&quot;;TRIM([.A429]);&quot;','&quot;;TRIM([.B429]);&quot;'&quot;;[.$F$1])" office:value-type="string" office:string-value="insert into harmonization_table (table_name, column_name, valid_value, final_value) values ('sample_table','host_geo_origin','Asia:India:India:','Asia:India:-:-');" calcext:value-type="string">
            <text:p>insert into harmonization_table (table_name, column_name, valid_value, final_value) values ('sample_table','host_geo_origin','Asia:India:India:','Asia:India:-:-');</text:p>
          </table:table-cell>
          <table:table-cell/>
        </table:table-row>
        <table:table-row table:style-name="ro1">
          <table:table-cell office:value-type="string" calcext:value-type="string">
            <text:p>Asia:India:Tamil Nadu:</text:p>
          </table:table-cell>
          <table:table-cell office:value-type="string" calcext:value-type="string">
            <text:p>Asia:India:Tamil Na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0]);&quot;','&quot;;TRIM([.D430]);&quot;','&quot;;TRIM([.A430]);&quot;','&quot;;TRIM([.B430]);&quot;'&quot;;[.$F$1])" office:value-type="string" office:string-value="insert into harmonization_table (table_name, column_name, valid_value, final_value) values ('sample_table','host_geo_origin','Asia:India:Tamil Nadu:','Asia:India:Tamil Nadu:-');" calcext:value-type="string">
            <text:p>insert into harmonization_table (table_name, column_name, valid_value, final_value) values ('sample_table','host_geo_origin','Asia:India:Tamil Nadu:','Asia:India:Tamil Nadu:-');</text:p>
          </table:table-cell>
          <table:table-cell/>
        </table:table-row>
        <table:table-row table:style-name="ro1">
          <table:table-cell office:value-type="string" calcext:value-type="string">
            <text:p>Asia:India:Telangana:</text:p>
          </table:table-cell>
          <table:table-cell office:value-type="string" calcext:value-type="string">
            <text:p>Asia:India:Telang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1]);&quot;','&quot;;TRIM([.D431]);&quot;','&quot;;TRIM([.A431]);&quot;','&quot;;TRIM([.B431]);&quot;'&quot;;[.$F$1])" office:value-type="string" office:string-value="insert into harmonization_table (table_name, column_name, valid_value, final_value) values ('sample_table','host_geo_origin','Asia:India:Telangana:','Asia:India:Telangana:-');" calcext:value-type="string">
            <text:p>insert into harmonization_table (table_name, column_name, valid_value, final_value) values ('sample_table','host_geo_origin','Asia:India:Telangana:','Asia:India:Telangana:-');</text:p>
          </table:table-cell>
          <table:table-cell/>
        </table:table-row>
        <table:table-row table:style-name="ro1">
          <table:table-cell office:value-type="string" calcext:value-type="string">
            <text:p>Asia:India:Maharashtra:</text:p>
          </table:table-cell>
          <table:table-cell office:value-type="string" calcext:value-type="string">
            <text:p>Asia:India:Maharasht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2]);&quot;','&quot;;TRIM([.D432]);&quot;','&quot;;TRIM([.A432]);&quot;','&quot;;TRIM([.B432]);&quot;'&quot;;[.$F$1])" office:value-type="string" office:string-value="insert into harmonization_table (table_name, column_name, valid_value, final_value) values ('sample_table','host_geo_origin','Asia:India:Maharashtra:','Asia:India:Maharashtra:-');" calcext:value-type="string">
            <text:p>insert into harmonization_table (table_name, column_name, valid_value, final_value) values ('sample_table','host_geo_origin','Asia:India:Maharashtra:','Asia:India:Maharasht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Kodin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3]);&quot;','&quot;;TRIM([.D433]);&quot;','&quot;;TRIM([.A433]);&quot;','&quot;;TRIM([.B433]);&quot;'&quot;;[.$F$1])" office:value-type="string" office:string-value="insert into harmonization_table (table_name, column_name, valid_value, final_value) values ('sample_table','host_geo_origin','Asia:India:Gujarat:Kodinar','Asia:India:Gujarat:Kodinar');" calcext:value-type="string">
            <text:p>insert into harmonization_table (table_name, column_name, valid_value, final_value) values ('sample_table','host_geo_origin','Asia:India:Gujarat:Kodinar','Asia:India:Gujarat:Kodin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4]);&quot;','&quot;;TRIM([.D434]);&quot;','&quot;;TRIM([.A434]);&quot;','&quot;;TRIM([.B434]);&quot;'&quot;;[.$F$1])" office:value-type="string" office:string-value="insert into harmonization_table (table_name, column_name, valid_value, final_value) values ('sample_table','host_geo_origin','Asia:India:Gujarat:Rajkot','Asia:India:Gujarat:Rajkot');" calcext:value-type="string">
            <text:p>insert into harmonization_table (table_name, column_name, valid_value, final_value) values ('sample_table','host_geo_origin','Asia:India:Gujarat:Rajkot','Asia:India:Gujarat:Rajko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Jam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5]);&quot;','&quot;;TRIM([.D435]);&quot;','&quot;;TRIM([.A435]);&quot;','&quot;;TRIM([.B435]);&quot;'&quot;;[.$F$1])" office:value-type="string" office:string-value="insert into harmonization_table (table_name, column_name, valid_value, final_value) values ('sample_table','host_geo_origin','Asia:India:Gujarat:Jamnagar','Asia:India:Gujarat:Jamnagar');" calcext:value-type="string">
            <text:p>insert into harmonization_table (table_name, column_name, valid_value, final_value) values ('sample_table','host_geo_origin','Asia:India:Gujarat:Jamnagar','Asia:India:Gujarat:Jam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Innsbruc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6]);&quot;','&quot;;TRIM([.D436]);&quot;','&quot;;TRIM([.A436]);&quot;','&quot;;TRIM([.B436]);&quot;'&quot;;[.$F$1])" office:value-type="string" office:string-value="insert into harmonization_table (table_name, column_name, valid_value, final_value) values ('sample_table','host_geo_origin','Europe:Austria:Tyrol:Innsbruck','Europe:Austria:Tyrol:Innsbruck');" calcext:value-type="string">
            <text:p>insert into harmonization_table (table_name, column_name, valid_value, final_value) values ('sample_table','host_geo_origin','Europe:Austria:Tyrol:Innsbruck','Europe:Austria:Tyrol:Innsbruc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aho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7]);&quot;','&quot;;TRIM([.D437]);&quot;','&quot;;TRIM([.A437]);&quot;','&quot;;TRIM([.B437]);&quot;'&quot;;[.$F$1])" office:value-type="string" office:string-value="insert into harmonization_table (table_name, column_name, valid_value, final_value) values ('sample_table','host_geo_origin','Asia:India:Gujarat:Dahod','Asia:India:Gujarat:Dahod');" calcext:value-type="string">
            <text:p>insert into harmonization_table (table_name, column_name, valid_value, final_value) values ('sample_table','host_geo_origin','Asia:India:Gujarat:Dahod','Asia:India:Gujarat:Daho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8]);&quot;','&quot;;TRIM([.D438]);&quot;','&quot;;TRIM([.A438]);&quot;','&quot;;TRIM([.B438]);&quot;'&quot;;[.$F$1])" office:value-type="string" office:string-value="insert into harmonization_table (table_name, column_name, valid_value, final_value) values ('sample_table','host_geo_origin','Asia:India:Gujarat:Surat','Asia:India:Gujarat:Surat');" calcext:value-type="string">
            <text:p>insert into harmonization_table (table_name, column_name, valid_value, final_value) values ('sample_table','host_geo_origin','Asia:India:Gujarat:Surat','Asia:India:Gujarat:Sura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Vadoda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9]);&quot;','&quot;;TRIM([.D439]);&quot;','&quot;;TRIM([.A439]);&quot;','&quot;;TRIM([.B439]);&quot;'&quot;;[.$F$1])" office:value-type="string" office:string-value="insert into harmonization_table (table_name, column_name, valid_value, final_value) values ('sample_table','host_geo_origin','Asia:India:Gujarat:Vadodara','Asia:India:Gujarat:Vadodara');" calcext:value-type="string">
            <text:p>insert into harmonization_table (table_name, column_name, valid_value, final_value) values ('sample_table','host_geo_origin','Asia:India:Gujarat:Vadodara','Asia:India:Gujarat:Vadoda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0]);&quot;','&quot;;TRIM([.D440]);&quot;','&quot;;TRIM([.A440]);&quot;','&quot;;TRIM([.B440]);&quot;'&quot;;[.$F$1])" office:value-type="string" office:string-value="insert into harmonization_table (table_name, column_name, valid_value, final_value) values ('sample_table','host_geo_origin','Asia:India:Gujarat:Ahmedabad','Asia:India:Gujarat:Ahmedabad');" calcext:value-type="string">
            <text:p>insert into harmonization_table (table_name, column_name, valid_value, final_value) values ('sample_table','host_geo_origin','Asia:India:Gujarat: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Asia:India:Gujarat:</text:p>
          </table:table-cell>
          <table:table-cell office:value-type="string" calcext:value-type="string">
            <text:p>Asia:India:Gujar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1]);&quot;','&quot;;TRIM([.D441]);&quot;','&quot;;TRIM([.A441]);&quot;','&quot;;TRIM([.B441]);&quot;'&quot;;[.$F$1])" office:value-type="string" office:string-value="insert into harmonization_table (table_name, column_name, valid_value, final_value) values ('sample_table','host_geo_origin','Asia:India:Gujarat:','Asia:India:Gujarat:-');" calcext:value-type="string">
            <text:p>insert into harmonization_table (table_name, column_name, valid_value, final_value) values ('sample_table','host_geo_origin','Asia:India:Gujarat:','Asia:India:Gujara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Matrei am Br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2]);&quot;','&quot;;TRIM([.D442]);&quot;','&quot;;TRIM([.A442]);&quot;','&quot;;TRIM([.B442]);&quot;'&quot;;[.$F$1])" office:value-type="string" office:string-value="insert into harmonization_table (table_name, column_name, valid_value, final_value) values ('sample_table','host_geo_origin','Europe:Austria:Tyrol:Matrei am Brenner','Europe:Austria:Tyrol:Matrei am Brenner');" calcext:value-type="string">
            <text:p>insert into harmonization_table (table_name, column_name, valid_value, final_value) values ('sample_table','host_geo_origin','Europe:Austria:Tyrol:Matrei am Brenner','Europe:Austria:Tyrol:Matrei am Brenn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3]);&quot;','&quot;;TRIM([.D443]);&quot;','&quot;;TRIM([.A443]);&quot;','&quot;;TRIM([.B443]);&quot;'&quot;;[.$F$1])" office:value-type="string" office:string-value="insert into harmonization_table (table_name, column_name, valid_value, final_value) values ('sample_table','host_geo_origin','Asia:India:Gujarat:Prantij','Asia:India:Gujarat:Prantij');" calcext:value-type="string">
            <text:p>insert into harmonization_table (table_name, column_name, valid_value, final_value) values ('sample_table','host_geo_origin','Asia:India:Gujarat:Prantij','Asia:India:Gujarat:Prantij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rass im Zillerta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4]);&quot;','&quot;;TRIM([.D444]);&quot;','&quot;;TRIM([.A444]);&quot;','&quot;;TRIM([.B444]);&quot;'&quot;;[.$F$1])" office:value-type="string" office:string-value="insert into harmonization_table (table_name, column_name, valid_value, final_value) values ('sample_table','host_geo_origin','Europe:Austria:Tyrol:Strass im Zillertal','Europe:Austria:Tyrol:Strass im Zillertal');" calcext:value-type="string">
            <text:p>insert into harmonization_table (table_name, column_name, valid_value, final_value) values ('sample_table','host_geo_origin','Europe:Austria:Tyrol:Strass im Zillertal','Europe:Austria:Tyrol:Strass im Zillerta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5]);&quot;','&quot;;TRIM([.D445]);&quot;','&quot;;TRIM([.A445]);&quot;','&quot;;TRIM([.B445]);&quot;'&quot;;[.$F$1])" office:value-type="string" office:string-value="insert into harmonization_table (table_name, column_name, valid_value, final_value) values ('sample_table','host_geo_origin','Asia:India:Gujarat:Modasa','Asia:India:Gujarat:Modasa');" calcext:value-type="string">
            <text:p>insert into harmonization_table (table_name, column_name, valid_value, final_value) values ('sample_table','host_geo_origin','Asia:India:Gujarat:Modasa','Asia:India:Gujarat:Moda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6]);&quot;','&quot;;TRIM([.D446]);&quot;','&quot;;TRIM([.A446]);&quot;','&quot;;TRIM([.B446]);&quot;'&quot;;[.$F$1])" office:value-type="string" office:string-value="insert into harmonization_table (table_name, column_name, valid_value, final_value) values ('sample_table','host_geo_origin','Asia:India:Gujarat:Dhansura','Asia:India:Gujarat:Dhansura');" calcext:value-type="string">
            <text:p>insert into harmonization_table (table_name, column_name, valid_value, final_value) values ('sample_table','host_geo_origin','Asia:India:Gujarat:Dhansura','Asia:India:Gujarat:Dhansu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7]);&quot;','&quot;;TRIM([.D447]);&quot;','&quot;;TRIM([.A447]);&quot;','&quot;;TRIM([.B447]);&quot;'&quot;;[.$F$1])" office:value-type="string" office:string-value="insert into harmonization_table (table_name, column_name, valid_value, final_value) values ('sample_table','host_geo_origin','Asia:India:Gujarat:Gandhinagar','Asia:India:Gujarat:Gandhinagar');" calcext:value-type="string">
            <text:p>insert into harmonization_table (table_name, column_name, valid_value, final_value) values ('sample_table','host_geo_origin','Asia:India:Gujarat:Gandhinagar','Asia:India:Gujarat:Gandhi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Elbigenal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8]);&quot;','&quot;;TRIM([.D448]);&quot;','&quot;;TRIM([.A448]);&quot;','&quot;;TRIM([.B448]);&quot;'&quot;;[.$F$1])" office:value-type="string" office:string-value="insert into harmonization_table (table_name, column_name, valid_value, final_value) values ('sample_table','host_geo_origin','Europe:Austria:Tyrol:Elbigenalp','Europe:Austria:Tyrol:Elbigenalp');" calcext:value-type="string">
            <text:p>insert into harmonization_table (table_name, column_name, valid_value, final_value) values ('sample_table','host_geo_origin','Europe:Austria:Tyrol:Elbigenalp','Europe:Austria:Tyrol:Elbigenal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9]);&quot;','&quot;;TRIM([.D449]);&quot;','&quot;;TRIM([.A449]);&quot;','&quot;;TRIM([.B449]);&quot;'&quot;;[.$F$1])" office:value-type="string" office:string-value="insert into harmonization_table (table_name, column_name, valid_value, final_value) values ('sample_table','host_geo_origin','Asia:India:Gujarat:Himatnagar','Asia:India:Gujarat:Himatnagar');" calcext:value-type="string">
            <text:p>insert into harmonization_table (table_name, column_name, valid_value, final_value) values ('sample_table','host_geo_origin','Asia:India:Gujarat:Himatnagar','Asia:India:Gujarat:Himat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0]);&quot;','&quot;;TRIM([.D450]);&quot;','&quot;;TRIM([.A450]);&quot;','&quot;;TRIM([.B450]);&quot;'&quot;;[.$F$1])" office:value-type="string" office:string-value="insert into harmonization_table (table_name, column_name, valid_value, final_value) values ('sample_table','host_geo_origin','Asia:India:Gujarat:Dahegam','Asia:India:Gujarat:Dahegam');" calcext:value-type="string">
            <text:p>insert into harmonization_table (table_name, column_name, valid_value, final_value) values ('sample_table','host_geo_origin','Asia:India:Gujarat:Dahegam','Asia:India:Gujarat:Daheg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Aldr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1]);&quot;','&quot;;TRIM([.D451]);&quot;','&quot;;TRIM([.A451]);&quot;','&quot;;TRIM([.B451]);&quot;'&quot;;[.$F$1])" office:value-type="string" office:string-value="insert into harmonization_table (table_name, column_name, valid_value, final_value) values ('sample_table','host_geo_origin','Europe:Austria:Tyrol:Aldrans','Europe:Austria:Tyrol:Aldrans');" calcext:value-type="string">
            <text:p>insert into harmonization_table (table_name, column_name, valid_value, final_value) values ('sample_table','host_geo_origin','Europe:Austria:Tyrol:Aldrans','Europe:Austria:Tyrol:Aldra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2]);&quot;','&quot;;TRIM([.D452]);&quot;','&quot;;TRIM([.A452]);&quot;','&quot;;TRIM([.B452]);&quot;'&quot;;[.$F$1])" office:value-type="string" office:string-value="insert into harmonization_table (table_name, column_name, valid_value, final_value) values ('sample_table','host_geo_origin','Asia:India:Gujarat:Mansa','Asia:India:Gujarat:Mansa');" calcext:value-type="string">
            <text:p>insert into harmonization_table (table_name, column_name, valid_value, final_value) values ('sample_table','host_geo_origin','Asia:India:Gujarat:Mansa','Asia:India:Gujarat:Man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Junagad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3]);&quot;','&quot;;TRIM([.D453]);&quot;','&quot;;TRIM([.A453]);&quot;','&quot;;TRIM([.B453]);&quot;'&quot;;[.$F$1])" office:value-type="string" office:string-value="insert into harmonization_table (table_name, column_name, valid_value, final_value) values ('sample_table','host_geo_origin','Asia:India:Gujarat:Junagadh','Asia:India:Gujarat:Junagadh');" calcext:value-type="string">
            <text:p>insert into harmonization_table (table_name, column_name, valid_value, final_value) values ('sample_table','host_geo_origin','Asia:India:Gujarat:Junagadh','Asia:India:Gujarat:Junagad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Bot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4]);&quot;','&quot;;TRIM([.D454]);&quot;','&quot;;TRIM([.A454]);&quot;','&quot;;TRIM([.B454]);&quot;'&quot;;[.$F$1])" office:value-type="string" office:string-value="insert into harmonization_table (table_name, column_name, valid_value, final_value) values ('sample_table','host_geo_origin','Asia:India:Gujarat:Botad','Asia:India:Gujarat:Botad');" calcext:value-type="string">
            <text:p>insert into harmonization_table (table_name, column_name, valid_value, final_value) values ('sample_table','host_geo_origin','Asia:India:Gujarat:Botad','Asia:India:Gujarat:Bota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U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5]);&quot;','&quot;;TRIM([.D455]);&quot;','&quot;;TRIM([.A455]);&quot;','&quot;;TRIM([.B455]);&quot;'&quot;;[.$F$1])" office:value-type="string" office:string-value="insert into harmonization_table (table_name, column_name, valid_value, final_value) values ('sample_table','host_geo_origin','Asia:India:Gujarat:Una','Asia:India:Gujarat:Una');" calcext:value-type="string">
            <text:p>insert into harmonization_table (table_name, column_name, valid_value, final_value) values ('sample_table','host_geo_origin','Asia:India:Gujarat:Una','Asia:India:Gujarat:U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Telangana:Hyder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6]);&quot;','&quot;;TRIM([.D456]);&quot;','&quot;;TRIM([.A456]);&quot;','&quot;;TRIM([.B456]);&quot;'&quot;;[.$F$1])" office:value-type="string" office:string-value="insert into harmonization_table (table_name, column_name, valid_value, final_value) values ('sample_table','host_geo_origin','Asia:India:Telangana:Hyderabad','Asia:India:Telangana:Hyderabad');" calcext:value-type="string">
            <text:p>insert into harmonization_table (table_name, column_name, valid_value, final_value) values ('sample_table','host_geo_origin','Asia:India:Telangana:Hyderabad','Asia:India:Telangana:Hyderaba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Uttar Pradesh:Noi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7]);&quot;','&quot;;TRIM([.D457]);&quot;','&quot;;TRIM([.A457]);&quot;','&quot;;TRIM([.B457]);&quot;'&quot;;[.$F$1])" office:value-type="string" office:string-value="insert into harmonization_table (table_name, column_name, valid_value, final_value) values ('sample_table','host_geo_origin','Asia:India:Uttar Pradesh:Noida','Asia:India:Uttar Pradesh:Noida');" calcext:value-type="string">
            <text:p>insert into harmonization_table (table_name, column_name, valid_value, final_value) values ('sample_table','host_geo_origin','Asia:India:Uttar Pradesh:Noida','Asia:India:Uttar Pradesh:Noida');</text:p>
          </table:table-cell>
          <table:table-cell/>
        </table:table-row>
        <table:table-row table:style-name="ro1">
          <table:table-cell office:value-type="string" calcext:value-type="string">
            <text:p>Asia:India:Delhi:</text:p>
          </table:table-cell>
          <table:table-cell office:value-type="string" calcext:value-type="string">
            <text:p>Asia:India:Del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8]);&quot;','&quot;;TRIM([.D458]);&quot;','&quot;;TRIM([.A458]);&quot;','&quot;;TRIM([.B458]);&quot;'&quot;;[.$F$1])" office:value-type="string" office:string-value="insert into harmonization_table (table_name, column_name, valid_value, final_value) values ('sample_table','host_geo_origin','Asia:India:Delhi:','Asia:India:Delhi:-');" calcext:value-type="string">
            <text:p>insert into harmonization_table (table_name, column_name, valid_value, final_value) values ('sample_table','host_geo_origin','Asia:India:Delhi:','Asia:India:Delhi:-');</text:p>
          </table:table-cell>
          <table:table-cell/>
        </table:table-row>
        <table:table-row table:style-name="ro1">
          <table:table-cell office:value-type="string" calcext:value-type="string">
            <text:p>Asia:India:Ladakh:</text:p>
          </table:table-cell>
          <table:table-cell office:value-type="string" calcext:value-type="string">
            <text:p>Asia:India:Ladak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9]);&quot;','&quot;;TRIM([.D459]);&quot;','&quot;;TRIM([.A459]);&quot;','&quot;;TRIM([.B459]);&quot;'&quot;;[.$F$1])" office:value-type="string" office:string-value="insert into harmonization_table (table_name, column_name, valid_value, final_value) values ('sample_table','host_geo_origin','Asia:India:Ladakh:','Asia:India:Ladakh:-');" calcext:value-type="string">
            <text:p>insert into harmonization_table (table_name, column_name, valid_value, final_value) values ('sample_table','host_geo_origin','Asia:India:Ladakh:','Asia:India:Ladakh:-');</text:p>
          </table:table-cell>
          <table:table-cell/>
        </table:table-row>
        <table:table-row table:style-name="ro1">
          <table:table-cell office:value-type="string" calcext:value-type="string">
            <text:p>Asia:India:Punjab:</text:p>
          </table:table-cell>
          <table:table-cell office:value-type="string" calcext:value-type="string">
            <text:p>Asia:India:Punjab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0]);&quot;','&quot;;TRIM([.D460]);&quot;','&quot;;TRIM([.A460]);&quot;','&quot;;TRIM([.B460]);&quot;'&quot;;[.$F$1])" office:value-type="string" office:string-value="insert into harmonization_table (table_name, column_name, valid_value, final_value) values ('sample_table','host_geo_origin','Asia:India:Punjab:','Asia:India:Punjab:-');" calcext:value-type="string">
            <text:p>insert into harmonization_table (table_name, column_name, valid_value, final_value) values ('sample_table','host_geo_origin','Asia:India:Punjab:','Asia:India:Punjab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Ramsau im Zillerta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1]);&quot;','&quot;;TRIM([.D461]);&quot;','&quot;;TRIM([.A461]);&quot;','&quot;;TRIM([.B461]);&quot;'&quot;;[.$F$1])" office:value-type="string" office:string-value="insert into harmonization_table (table_name, column_name, valid_value, final_value) values ('sample_table','host_geo_origin','Europe:Austria:Tyrol:Ramsau im Zillertal','Europe:Austria:Tyrol:Ramsau im Zillertal');" calcext:value-type="string">
            <text:p>insert into harmonization_table (table_name, column_name, valid_value, final_value) values ('sample_table','host_geo_origin','Europe:Austria:Tyrol:Ramsau im Zillertal','Europe:Austria:Tyrol:Ramsau im Zillertal');</text:p>
          </table:table-cell>
          <table:table-cell/>
        </table:table-row>
        <table:table-row table:style-name="ro1">
          <table:table-cell office:value-type="string" calcext:value-type="string">
            <text:p>Asia:India:West Bengal:</text:p>
          </table:table-cell>
          <table:table-cell office:value-type="string" calcext:value-type="string">
            <text:p>Asia:India:West Beng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2]);&quot;','&quot;;TRIM([.D462]);&quot;','&quot;;TRIM([.A462]);&quot;','&quot;;TRIM([.B462]);&quot;'&quot;;[.$F$1])" office:value-type="string" office:string-value="insert into harmonization_table (table_name, column_name, valid_value, final_value) values ('sample_table','host_geo_origin','Asia:India:West Bengal:','Asia:India:West Bengal:-');" calcext:value-type="string">
            <text:p>insert into harmonization_table (table_name, column_name, valid_value, final_value) values ('sample_table','host_geo_origin','Asia:India:West Bengal:','Asia:India:West Bengal:-');</text:p>
          </table:table-cell>
          <table:table-cell/>
        </table:table-row>
        <table:table-row table:style-name="ro1">
          <table:table-cell office:value-type="string" calcext:value-type="string">
            <text:p>Asia:India:Bihar:</text:p>
          </table:table-cell>
          <table:table-cell office:value-type="string" calcext:value-type="string">
            <text:p>Asia:India:Bih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3]);&quot;','&quot;;TRIM([.D463]);&quot;','&quot;;TRIM([.A463]);&quot;','&quot;;TRIM([.B463]);&quot;'&quot;;[.$F$1])" office:value-type="string" office:string-value="insert into harmonization_table (table_name, column_name, valid_value, final_value) values ('sample_table','host_geo_origin','Asia:India:Bihar:','Asia:India:Bihar:-');" calcext:value-type="string">
            <text:p>insert into harmonization_table (table_name, column_name, valid_value, final_value) values ('sample_table','host_geo_origin','Asia:India:Bihar:','Asia:India:Biha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einach am Br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4]);&quot;','&quot;;TRIM([.D464]);&quot;','&quot;;TRIM([.A464]);&quot;','&quot;;TRIM([.B464]);&quot;'&quot;;[.$F$1])" office:value-type="string" office:string-value="insert into harmonization_table (table_name, column_name, valid_value, final_value) values ('sample_table','host_geo_origin','Europe:Austria:Tyrol:Steinach am Brenner','Europe:Austria:Tyrol:Steinach am Brenner');" calcext:value-type="string">
            <text:p>insert into harmonization_table (table_name, column_name, valid_value, final_value) values ('sample_table','host_geo_origin','Europe:Austria:Tyrol:Steinach am Brenner','Europe:Austria:Tyrol:Steinach am Brenner');</text:p>
          </table:table-cell>
          <table:table-cell/>
        </table:table-row>
        <table:table-row table:style-name="ro1">
          <table:table-cell office:value-type="string" calcext:value-type="string">
            <text:p>Asia:India:Mumbai:</text:p>
          </table:table-cell>
          <table:table-cell office:value-type="string" calcext:value-type="string">
            <text:p>Asia:India:Mumb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5]);&quot;','&quot;;TRIM([.D465]);&quot;','&quot;;TRIM([.A465]);&quot;','&quot;;TRIM([.B465]);&quot;'&quot;;[.$F$1])" office:value-type="string" office:string-value="insert into harmonization_table (table_name, column_name, valid_value, final_value) values ('sample_table','host_geo_origin','Asia:India:Mumbai:','Asia:India:Mumbai:-');" calcext:value-type="string">
            <text:p>insert into harmonization_table (table_name, column_name, valid_value, final_value) values ('sample_table','host_geo_origin','Asia:India:Mumbai:','Asia:India:Mumbai:-');</text:p>
          </table:table-cell>
          <table:table-cell/>
        </table:table-row>
        <table:table-row table:style-name="ro1">
          <table:table-cell office:value-type="string" calcext:value-type="string">
            <text:p>Asia:India:Uttar Pradesh:</text:p>
          </table:table-cell>
          <table:table-cell office:value-type="string" calcext:value-type="string">
            <text:p>Asia:India:Uttar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6]);&quot;','&quot;;TRIM([.D466]);&quot;','&quot;;TRIM([.A466]);&quot;','&quot;;TRIM([.B466]);&quot;'&quot;;[.$F$1])" office:value-type="string" office:string-value="insert into harmonization_table (table_name, column_name, valid_value, final_value) values ('sample_table','host_geo_origin','Asia:India:Uttar Pradesh:','Asia:India:Uttar Pradesh:-');" calcext:value-type="string">
            <text:p>insert into harmonization_table (table_name, column_name, valid_value, final_value) values ('sample_table','host_geo_origin','Asia:India:Uttar Pradesh:','Asia:India:Uttar Prades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Zam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7]);&quot;','&quot;;TRIM([.D467]);&quot;','&quot;;TRIM([.A467]);&quot;','&quot;;TRIM([.B467]);&quot;'&quot;;[.$F$1])" office:value-type="string" office:string-value="insert into harmonization_table (table_name, column_name, valid_value, final_value) values ('sample_table','host_geo_origin','Europe:Austria:Tyrol:Zams','Europe:Austria:Tyrol:Zams');" calcext:value-type="string">
            <text:p>insert into harmonization_table (table_name, column_name, valid_value, final_value) values ('sample_table','host_geo_origin','Europe:Austria:Tyrol:Zams','Europe:Austria:Tyrol:Zams');</text:p>
          </table:table-cell>
          <table:table-cell/>
        </table:table-row>
        <table:table-row table:style-name="ro1">
          <table:table-cell office:value-type="string" calcext:value-type="string">
            <text:p>Asia:India:Andhra Pradesh:</text:p>
          </table:table-cell>
          <table:table-cell office:value-type="string" calcext:value-type="string">
            <text:p>Asia:India:Andhra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8]);&quot;','&quot;;TRIM([.D468]);&quot;','&quot;;TRIM([.A468]);&quot;','&quot;;TRIM([.B468]);&quot;'&quot;;[.$F$1])" office:value-type="string" office:string-value="insert into harmonization_table (table_name, column_name, valid_value, final_value) values ('sample_table','host_geo_origin','Asia:India:Andhra Pradesh:','Asia:India:Andhra Pradesh:-');" calcext:value-type="string">
            <text:p>insert into harmonization_table (table_name, column_name, valid_value, final_value) values ('sample_table','host_geo_origin','Asia:India:Andhra Pradesh:','Asia:India:Andhra Pradesh:-');</text:p>
          </table:table-cell>
          <table:table-cell/>
        </table:table-row>
        <table:table-row table:style-name="ro1">
          <table:table-cell office:value-type="string" calcext:value-type="string">
            <text:p>Asia:India:Jammu:</text:p>
          </table:table-cell>
          <table:table-cell office:value-type="string" calcext:value-type="string">
            <text:p>Asia:India:Jamm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9]);&quot;','&quot;;TRIM([.D469]);&quot;','&quot;;TRIM([.A469]);&quot;','&quot;;TRIM([.B469]);&quot;'&quot;;[.$F$1])" office:value-type="string" office:string-value="insert into harmonization_table (table_name, column_name, valid_value, final_value) values ('sample_table','host_geo_origin','Asia:India:Jammu:','Asia:India:Jammu:-');" calcext:value-type="string">
            <text:p>insert into harmonization_table (table_name, column_name, valid_value, final_value) values ('sample_table','host_geo_origin','Asia:India:Jammu:','Asia:India:Jammu:-');</text:p>
          </table:table-cell>
          <table:table-cell/>
        </table:table-row>
        <table:table-row table:style-name="ro1">
          <table:table-cell office:value-type="string" calcext:value-type="string">
            <text:p>Asia:India:Haryana:</text:p>
          </table:table-cell>
          <table:table-cell office:value-type="string" calcext:value-type="string">
            <text:p>Asia:India:Hary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0]);&quot;','&quot;;TRIM([.D470]);&quot;','&quot;;TRIM([.A470]);&quot;','&quot;;TRIM([.B470]);&quot;'&quot;;[.$F$1])" office:value-type="string" office:string-value="insert into harmonization_table (table_name, column_name, valid_value, final_value) values ('sample_table','host_geo_origin','Asia:India:Haryana:','Asia:India:Haryana:-');" calcext:value-type="string">
            <text:p>insert into harmonization_table (table_name, column_name, valid_value, final_value) values ('sample_table','host_geo_origin','Asia:India:Haryana:','Asia:India:Haryana:-');</text:p>
          </table:table-cell>
          <table:table-cell/>
        </table:table-row>
        <table:table-row table:style-name="ro1">
          <table:table-cell office:value-type="string" calcext:value-type="string">
            <text:p>Asia:India:Odisha:</text:p>
          </table:table-cell>
          <table:table-cell office:value-type="string" calcext:value-type="string">
            <text:p>Asia:India:Odis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1]);&quot;','&quot;;TRIM([.D471]);&quot;','&quot;;TRIM([.A471]);&quot;','&quot;;TRIM([.B471]);&quot;'&quot;;[.$F$1])" office:value-type="string" office:string-value="insert into harmonization_table (table_name, column_name, valid_value, final_value) values ('sample_table','host_geo_origin','Asia:India:Odisha:','Asia:India:Odisha:-');" calcext:value-type="string">
            <text:p>insert into harmonization_table (table_name, column_name, valid_value, final_value) values ('sample_table','host_geo_origin','Asia:India:Odisha:','Asia:India:Odisha:-');</text:p>
          </table:table-cell>
          <table:table-cell/>
        </table:table-row>
        <table:table-row table:style-name="ro1">
          <table:table-cell office:value-type="string" calcext:value-type="string">
            <text:p>Asia:India:Kargil:</text:p>
          </table:table-cell>
          <table:table-cell office:value-type="string" calcext:value-type="string">
            <text:p>Asia:India:Kargi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2]);&quot;','&quot;;TRIM([.D472]);&quot;','&quot;;TRIM([.A472]);&quot;','&quot;;TRIM([.B472]);&quot;'&quot;;[.$F$1])" office:value-type="string" office:string-value="insert into harmonization_table (table_name, column_name, valid_value, final_value) values ('sample_table','host_geo_origin','Asia:India:Kargil:','Asia:India:Kargil:-');" calcext:value-type="string">
            <text:p>insert into harmonization_table (table_name, column_name, valid_value, final_value) values ('sample_table','host_geo_origin','Asia:India:Kargil:','Asia:India:Kargil:-');</text:p>
          </table:table-cell>
          <table:table-cell/>
        </table:table-row>
        <table:table-row table:style-name="ro1">
          <table:table-cell office:value-type="string" calcext:value-type="string">
            <text:p>Asia:India:Rajsathan:</text:p>
          </table:table-cell>
          <table:table-cell office:value-type="string" calcext:value-type="string">
            <text:p>Asia:India:Rajsath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3]);&quot;','&quot;;TRIM([.D473]);&quot;','&quot;;TRIM([.A473]);&quot;','&quot;;TRIM([.B473]);&quot;'&quot;;[.$F$1])" office:value-type="string" office:string-value="insert into harmonization_table (table_name, column_name, valid_value, final_value) values ('sample_table','host_geo_origin','Asia:India:Rajsathan:','Asia:India:Rajsathan:-');" calcext:value-type="string">
            <text:p>insert into harmonization_table (table_name, column_name, valid_value, final_value) values ('sample_table','host_geo_origin','Asia:India:Rajsathan:','Asia:India:Rajsathan:-');</text:p>
          </table:table-cell>
          <table:table-cell/>
        </table:table-row>
        <table:table-row table:style-name="ro1">
          <table:table-cell office:value-type="string" calcext:value-type="string">
            <text:p>Asia:India:Assam:</text:p>
          </table:table-cell>
          <table:table-cell office:value-type="string" calcext:value-type="string">
            <text:p>Asia:India:Ass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4]);&quot;','&quot;;TRIM([.D474]);&quot;','&quot;;TRIM([.A474]);&quot;','&quot;;TRIM([.B474]);&quot;'&quot;;[.$F$1])" office:value-type="string" office:string-value="insert into harmonization_table (table_name, column_name, valid_value, final_value) values ('sample_table','host_geo_origin','Asia:India:Assam:','Asia:India:Assam:-');" calcext:value-type="string">
            <text:p>insert into harmonization_table (table_name, column_name, valid_value, final_value) values ('sample_table','host_geo_origin','Asia:India:Assam:','Asia:India:Assa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eefeld in Tir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5]);&quot;','&quot;;TRIM([.D475]);&quot;','&quot;;TRIM([.A475]);&quot;','&quot;;TRIM([.B475]);&quot;'&quot;;[.$F$1])" office:value-type="string" office:string-value="insert into harmonization_table (table_name, column_name, valid_value, final_value) values ('sample_table','host_geo_origin','Europe:Austria:Tyrol:Seefeld in Tirol','Europe:Austria:Tyrol:Seefeld in Tirol');" calcext:value-type="string">
            <text:p>insert into harmonization_table (table_name, column_name, valid_value, final_value) values ('sample_table','host_geo_origin','Europe:Austria:Tyrol:Seefeld in Tirol','Europe:Austria:Tyrol:Seefeld in Tirol');</text:p>
          </table:table-cell>
          <table:table-cell/>
        </table:table-row>
        <table:table-row table:style-name="ro1">
          <table:table-cell office:value-type="string" calcext:value-type="string">
            <text:p>Asia:India:Madhya Pradesh:</text:p>
          </table:table-cell>
          <table:table-cell office:value-type="string" calcext:value-type="string">
            <text:p>Asia:India:Madhya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6]);&quot;','&quot;;TRIM([.D476]);&quot;','&quot;;TRIM([.A476]);&quot;','&quot;;TRIM([.B476]);&quot;'&quot;;[.$F$1])" office:value-type="string" office:string-value="insert into harmonization_table (table_name, column_name, valid_value, final_value) values ('sample_table','host_geo_origin','Asia:India:Madhya Pradesh:','Asia:India:Madhya Pradesh:-');" calcext:value-type="string">
            <text:p>insert into harmonization_table (table_name, column_name, valid_value, final_value) values ('sample_table','host_geo_origin','Asia:India:Madhya Pradesh:','Asia:India:Madhya Pradesh:-');</text:p>
          </table:table-cell>
          <table:table-cell/>
        </table:table-row>
        <table:table-row table:style-name="ro1">
          <table:table-cell office:value-type="string" calcext:value-type="string">
            <text:p>Asia:India:Karnataka:</text:p>
          </table:table-cell>
          <table:table-cell office:value-type="string" calcext:value-type="string">
            <text:p>Asia:India:Karnat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7]);&quot;','&quot;;TRIM([.D477]);&quot;','&quot;;TRIM([.A477]);&quot;','&quot;;TRIM([.B477]);&quot;'&quot;;[.$F$1])" office:value-type="string" office:string-value="insert into harmonization_table (table_name, column_name, valid_value, final_value) values ('sample_table','host_geo_origin','Asia:India:Karnataka:','Asia:India:Karnataka:-');" calcext:value-type="string">
            <text:p>insert into harmonization_table (table_name, column_name, valid_value, final_value) values ('sample_table','host_geo_origin','Asia:India:Karnataka:','Asia:India:Karnatak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Mandsa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8]);&quot;','&quot;;TRIM([.D478]);&quot;','&quot;;TRIM([.A478]);&quot;','&quot;;TRIM([.B478]);&quot;'&quot;;[.$F$1])" office:value-type="string" office:string-value="insert into harmonization_table (table_name, column_name, valid_value, final_value) values ('sample_table','host_geo_origin','Asia:India:Madhya Pradesh:Mandsaur','Asia:India:Madhya Pradesh:Mandsaur');" calcext:value-type="string">
            <text:p>insert into harmonization_table (table_name, column_name, valid_value, final_value) values ('sample_table','host_geo_origin','Asia:India:Madhya Pradesh:Mandsaur','Asia:India:Madhya Pradesh:Mandsa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Neema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9]);&quot;','&quot;;TRIM([.D479]);&quot;','&quot;;TRIM([.A479]);&quot;','&quot;;TRIM([.B479]);&quot;'&quot;;[.$F$1])" office:value-type="string" office:string-value="insert into harmonization_table (table_name, column_name, valid_value, final_value) values ('sample_table','host_geo_origin','Asia:India:Madhya Pradesh:Neemach','Asia:India:Madhya Pradesh:Neemach');" calcext:value-type="string">
            <text:p>insert into harmonization_table (table_name, column_name, valid_value, final_value) values ('sample_table','host_geo_origin','Asia:India:Madhya Pradesh:Neemach','Asia:India:Madhya Pradesh:Neemac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Burhanp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0]);&quot;','&quot;;TRIM([.D480]);&quot;','&quot;;TRIM([.A480]);&quot;','&quot;;TRIM([.B480]);&quot;'&quot;;[.$F$1])" office:value-type="string" office:string-value="insert into harmonization_table (table_name, column_name, valid_value, final_value) values ('sample_table','host_geo_origin','Asia:India:Madhya Pradesh:Burhanpur','Asia:India:Madhya Pradesh:Burhanpur');" calcext:value-type="string">
            <text:p>insert into harmonization_table (table_name, column_name, valid_value, final_value) values ('sample_table','host_geo_origin','Asia:India:Madhya Pradesh:Burhanpur','Asia:India:Madhya Pradesh:Burhanp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Ujj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1]);&quot;','&quot;;TRIM([.D481]);&quot;','&quot;;TRIM([.A481]);&quot;','&quot;;TRIM([.B481]);&quot;'&quot;;[.$F$1])" office:value-type="string" office:string-value="insert into harmonization_table (table_name, column_name, valid_value, final_value) values ('sample_table','host_geo_origin','Asia:India:Madhya Pradesh:Ujjain','Asia:India:Madhya Pradesh:Ujjain');" calcext:value-type="string">
            <text:p>insert into harmonization_table (table_name, column_name, valid_value, final_value) values ('sample_table','host_geo_origin','Asia:India:Madhya Pradesh:Ujjain','Asia:India:Madhya Pradesh:Ujj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Salzburg:Bad Gaste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2]);&quot;','&quot;;TRIM([.D482]);&quot;','&quot;;TRIM([.A482]);&quot;','&quot;;TRIM([.B482]);&quot;'&quot;;[.$F$1])" office:value-type="string" office:string-value="insert into harmonization_table (table_name, column_name, valid_value, final_value) values ('sample_table','host_geo_origin','Europe:Austria:Salzburg:Bad Gastein','Europe:Austria:Salzburg:Bad Gastein');" calcext:value-type="string">
            <text:p>insert into harmonization_table (table_name, column_name, valid_value, final_value) values ('sample_table','host_geo_origin','Europe:Austria:Salzburg:Bad Gastein','Europe:Austria:Salzburg:Bad Gaste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Kematen in Tir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3]);&quot;','&quot;;TRIM([.D483]);&quot;','&quot;;TRIM([.A483]);&quot;','&quot;;TRIM([.B483]);&quot;'&quot;;[.$F$1])" office:value-type="string" office:string-value="insert into harmonization_table (table_name, column_name, valid_value, final_value) values ('sample_table','host_geo_origin','Europe:Austria:Tyrol:Kematen in Tirol','Europe:Austria:Tyrol:Kematen in Tirol');" calcext:value-type="string">
            <text:p>insert into harmonization_table (table_name, column_name, valid_value, final_value) values ('sample_table','host_geo_origin','Europe:Austria:Tyrol:Kematen in Tirol','Europe:Austria:Tyrol:Kematen in Tiro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Kolka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4]);&quot;','&quot;;TRIM([.D484]);&quot;','&quot;;TRIM([.A484]);&quot;','&quot;;TRIM([.B484]);&quot;'&quot;;[.$F$1])" office:value-type="string" office:string-value="insert into harmonization_table (table_name, column_name, valid_value, final_value) values ('sample_table','host_geo_origin','Asia:India:West Bengal:Kolkata','Asia:India:West Bengal:Kolkata');" calcext:value-type="string">
            <text:p>insert into harmonization_table (table_name, column_name, valid_value, final_value) values ('sample_table','host_geo_origin','Asia:India:West Bengal:Kolkata','Asia:India:West Bengal:Kolka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East Medinip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5]);&quot;','&quot;;TRIM([.D485]);&quot;','&quot;;TRIM([.A485]);&quot;','&quot;;TRIM([.B485]);&quot;'&quot;;[.$F$1])" office:value-type="string" office:string-value="insert into harmonization_table (table_name, column_name, valid_value, final_value) values ('sample_table','host_geo_origin','Asia:India:West Bengal:East Medinipur','Asia:India:West Bengal:East Medinipur');" calcext:value-type="string">
            <text:p>insert into harmonization_table (table_name, column_name, valid_value, final_value) values ('sample_table','host_geo_origin','Asia:India:West Bengal:East Medinipur','Asia:India:West Bengal:East Medinip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South 24 Pargan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6]);&quot;','&quot;;TRIM([.D486]);&quot;','&quot;;TRIM([.A486]);&quot;','&quot;;TRIM([.B486]);&quot;'&quot;;[.$F$1])" office:value-type="string" office:string-value="insert into harmonization_table (table_name, column_name, valid_value, final_value) values ('sample_table','host_geo_origin','Asia:India:West Bengal:South 24 Parganas','Asia:India:West Bengal:South 24 Parganas');" calcext:value-type="string">
            <text:p>insert into harmonization_table (table_name, column_name, valid_value, final_value) values ('sample_table','host_geo_origin','Asia:India:West Bengal:South 24 Parganas','Asia:India:West Bengal:South 24 Pargan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Darjeel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7]);&quot;','&quot;;TRIM([.D487]);&quot;','&quot;;TRIM([.A487]);&quot;','&quot;;TRIM([.B487]);&quot;'&quot;;[.$F$1])" office:value-type="string" office:string-value="insert into harmonization_table (table_name, column_name, valid_value, final_value) values ('sample_table','host_geo_origin','Asia:India:West Bengal:Darjeeling','Asia:India:West Bengal:Darjeeling');" calcext:value-type="string">
            <text:p>insert into harmonization_table (table_name, column_name, valid_value, final_value) values ('sample_table','host_geo_origin','Asia:India:West Bengal:Darjeeling','Asia:India:West Bengal:Darjeeli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Tehat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8]);&quot;','&quot;;TRIM([.D488]);&quot;','&quot;;TRIM([.A488]);&quot;','&quot;;TRIM([.B488]);&quot;'&quot;;[.$F$1])" office:value-type="string" office:string-value="insert into harmonization_table (table_name, column_name, valid_value, final_value) values ('sample_table','host_geo_origin','Asia:India:West Bengal:Tehatta','Asia:India:West Bengal:Tehatta');" calcext:value-type="string">
            <text:p>insert into harmonization_table (table_name, column_name, valid_value, final_value) values ('sample_table','host_geo_origin','Asia:India:West Bengal:Tehatta','Asia:India:West Bengal:Tehat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Howra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9]);&quot;','&quot;;TRIM([.D489]);&quot;','&quot;;TRIM([.A489]);&quot;','&quot;;TRIM([.B489]);&quot;'&quot;;[.$F$1])" office:value-type="string" office:string-value="insert into harmonization_table (table_name, column_name, valid_value, final_value) values ('sample_table','host_geo_origin','Asia:India:West Bengal:Howrah','Asia:India:West Bengal:Howrah');" calcext:value-type="string">
            <text:p>insert into harmonization_table (table_name, column_name, valid_value, final_value) values ('sample_table','host_geo_origin','Asia:India:West Bengal:Howrah','Asia:India:West Bengal:Howra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Laengenf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0]);&quot;','&quot;;TRIM([.D490]);&quot;','&quot;;TRIM([.A490]);&quot;','&quot;;TRIM([.B490]);&quot;'&quot;;[.$F$1])" office:value-type="string" office:string-value="insert into harmonization_table (table_name, column_name, valid_value, final_value) values ('sample_table','host_geo_origin','Europe:Austria:Tyrol:Laengenfeld','Europe:Austria:Tyrol:Laengenfeld');" calcext:value-type="string">
            <text:p>insert into harmonization_table (table_name, column_name, valid_value, final_value) values ('sample_table','host_geo_origin','Europe:Austria:Tyrol:Laengenfeld','Europe:Austria:Tyrol:Laengenf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. An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1]);&quot;','&quot;;TRIM([.D491]);&quot;','&quot;;TRIM([.A491]);&quot;','&quot;;TRIM([.B491]);&quot;'&quot;;[.$F$1])" office:value-type="string" office:string-value="insert into harmonization_table (table_name, column_name, valid_value, final_value) values ('sample_table','host_geo_origin','Europe:Austria:Tyrol:St. Anton','Europe:Austria:Tyrol:St. Anton');" calcext:value-type="string">
            <text:p>insert into harmonization_table (table_name, column_name, valid_value, final_value) values ('sample_table','host_geo_origin','Europe:Austria:Tyrol:St. Anton','Europe:Austria:Tyrol:St. Anton');</text:p>
          </table:table-cell>
          <table:table-cell/>
        </table:table-row>
        <table:table-row table:style-name="ro1">
          <table:table-cell office:value-type="string" calcext:value-type="string">
            <text:p>Asia:Indonesia:Surabaya:</text:p>
          </table:table-cell>
          <table:table-cell office:value-type="string" calcext:value-type="string">
            <text:p>Asia:Indonesia:Suraba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2]);&quot;','&quot;;TRIM([.D492]);&quot;','&quot;;TRIM([.A492]);&quot;','&quot;;TRIM([.B492]);&quot;'&quot;;[.$F$1])" office:value-type="string" office:string-value="insert into harmonization_table (table_name, column_name, valid_value, final_value) values ('sample_table','host_geo_origin','Asia:Indonesia:Surabaya:','Asia:Indonesia:Surabaya:-');" calcext:value-type="string">
            <text:p>insert into harmonization_table (table_name, column_name, valid_value, final_value) values ('sample_table','host_geo_origin','Asia:Indonesia:Surabaya:','Asia:Indonesia:Surabaya:-');</text:p>
          </table:table-cell>
          <table:table-cell/>
        </table:table-row>
        <table:table-row table:style-name="ro1">
          <table:table-cell office:value-type="string" calcext:value-type="string">
            <text:p>Asia:Indonesia:Jakarta:</text:p>
          </table:table-cell>
          <table:table-cell office:value-type="string" calcext:value-type="string">
            <text:p>Asia:Indonesia:Jakar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3]);&quot;','&quot;;TRIM([.D493]);&quot;','&quot;;TRIM([.A493]);&quot;','&quot;;TRIM([.B493]);&quot;'&quot;;[.$F$1])" office:value-type="string" office:string-value="insert into harmonization_table (table_name, column_name, valid_value, final_value) values ('sample_table','host_geo_origin','Asia:Indonesia:Jakarta:','Asia:Indonesia:Jakarta:-');" calcext:value-type="string">
            <text:p>insert into harmonization_table (table_name, column_name, valid_value, final_value) values ('sample_table','host_geo_origin','Asia:Indonesia:Jakarta:','Asia:Indonesia:Jakarta:-');</text:p>
          </table:table-cell>
          <table:table-cell/>
        </table:table-row>
        <table:table-row table:style-name="ro1">
          <table:table-cell office:value-type="string" calcext:value-type="string">
            <text:p>Asia:Iran:Iran:</text:p>
          </table:table-cell>
          <table:table-cell office:value-type="string" calcext:value-type="string">
            <text:p>Asia:Ir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4]);&quot;','&quot;;TRIM([.D494]);&quot;','&quot;;TRIM([.A494]);&quot;','&quot;;TRIM([.B494]);&quot;'&quot;;[.$F$1])" office:value-type="string" office:string-value="insert into harmonization_table (table_name, column_name, valid_value, final_value) values ('sample_table','host_geo_origin','Asia:Iran:Iran:','Asia:Iran:-:-');" calcext:value-type="string">
            <text:p>insert into harmonization_table (table_name, column_name, valid_value, final_value) values ('sample_table','host_geo_origin','Asia:Iran:Iran:','Asia:Iran:-:-');</text:p>
          </table:table-cell>
          <table:table-cell/>
        </table:table-row>
        <table:table-row table:style-name="ro1">
          <table:table-cell office:value-type="string" calcext:value-type="string">
            <text:p>Asia:Iran:Semnan:</text:p>
          </table:table-cell>
          <table:table-cell office:value-type="string" calcext:value-type="string">
            <text:p>Asia:Iran:Sem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5]);&quot;','&quot;;TRIM([.D495]);&quot;','&quot;;TRIM([.A495]);&quot;','&quot;;TRIM([.B495]);&quot;'&quot;;[.$F$1])" office:value-type="string" office:string-value="insert into harmonization_table (table_name, column_name, valid_value, final_value) values ('sample_table','host_geo_origin','Asia:Iran:Semnan:','Asia:Iran:Semnan:-');" calcext:value-type="string">
            <text:p>insert into harmonization_table (table_name, column_name, valid_value, final_value) values ('sample_table','host_geo_origin','Asia:Iran:Semnan:','Asia:Iran:Semnan:-');</text:p>
          </table:table-cell>
          <table:table-cell/>
        </table:table-row>
        <table:table-row table:style-name="ro1">
          <table:table-cell office:value-type="string" calcext:value-type="string">
            <text:p>Asia:Iran:Tehran:</text:p>
          </table:table-cell>
          <table:table-cell office:value-type="string" calcext:value-type="string">
            <text:p>Asia:Iran:Tehr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6]);&quot;','&quot;;TRIM([.D496]);&quot;','&quot;;TRIM([.A496]);&quot;','&quot;;TRIM([.B496]);&quot;'&quot;;[.$F$1])" office:value-type="string" office:string-value="insert into harmonization_table (table_name, column_name, valid_value, final_value) values ('sample_table','host_geo_origin','Asia:Iran:Tehran:','Asia:Iran:Tehran:-');" calcext:value-type="string">
            <text:p>insert into harmonization_table (table_name, column_name, valid_value, final_value) values ('sample_table','host_geo_origin','Asia:Iran:Tehran:','Asia:Iran:Tehr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Buenos Aires:Bahia Blan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7]);&quot;','&quot;;TRIM([.D497]);&quot;','&quot;;TRIM([.A497]);&quot;','&quot;;TRIM([.B497]);&quot;'&quot;;[.$F$1])" office:value-type="string" office:string-value="insert into harmonization_table (table_name, column_name, valid_value, final_value) values ('sample_table','host_geo_origin','South America:Argentina:Buenos Aires:Bahia Blanca','South America:Argentina:Buenos Aires:Bahia Blanca');" calcext:value-type="string">
            <text:p>insert into harmonization_table (table_name, column_name, valid_value, final_value) values ('sample_table','host_geo_origin','South America:Argentina:Buenos Aires:Bahia Blanca','South America:Argentina:Buenos Aires:Bahia Blanca');</text:p>
          </table:table-cell>
          <table:table-cell/>
        </table:table-row>
        <table:table-row table:style-name="ro1">
          <table:table-cell office:value-type="string" calcext:value-type="string">
            <text:p>Europe:Ireland:Ireland:</text:p>
          </table:table-cell>
          <table:table-cell office:value-type="string" calcext:value-type="string">
            <text:p>Europe:Ireland:Ire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8]);&quot;','&quot;;TRIM([.D498]);&quot;','&quot;;TRIM([.A498]);&quot;','&quot;;TRIM([.B498]);&quot;'&quot;;[.$F$1])" office:value-type="string" office:string-value="insert into harmonization_table (table_name, column_name, valid_value, final_value) values ('sample_table','host_geo_origin','Europe:Ireland:Ireland:','Europe:Ireland:Ireland:-');" calcext:value-type="string">
            <text:p>insert into harmonization_table (table_name, column_name, valid_value, final_value) values ('sample_table','host_geo_origin','Europe:Ireland:Ireland:','Europe:Ireland:Ireland:-');</text:p>
          </table:table-cell>
          <table:table-cell/>
        </table:table-row>
        <table:table-row table:style-name="ro1">
          <table:table-cell office:value-type="string" calcext:value-type="string">
            <text:p>Europe:Ireland:Tipperary:</text:p>
          </table:table-cell>
          <table:table-cell office:value-type="string" calcext:value-type="string">
            <text:p>Europe:Ireland:Tippera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9]);&quot;','&quot;;TRIM([.D499]);&quot;','&quot;;TRIM([.A499]);&quot;','&quot;;TRIM([.B499]);&quot;'&quot;;[.$F$1])" office:value-type="string" office:string-value="insert into harmonization_table (table_name, column_name, valid_value, final_value) values ('sample_table','host_geo_origin','Europe:Ireland:Tipperary:','Europe:Ireland:Tipperary:-');" calcext:value-type="string">
            <text:p>insert into harmonization_table (table_name, column_name, valid_value, final_value) values ('sample_table','host_geo_origin','Europe:Ireland:Tipperary:','Europe:Ireland:Tipperary:-');</text:p>
          </table:table-cell>
          <table:table-cell/>
        </table:table-row>
        <table:table-row table:style-name="ro1">
          <table:table-cell office:value-type="string" calcext:value-type="string">
            <text:p>Europe:Ireland:Dublin:</text:p>
          </table:table-cell>
          <table:table-cell office:value-type="string" calcext:value-type="string">
            <text:p>Europe:Ireland:Dubl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0]);&quot;','&quot;;TRIM([.D500]);&quot;','&quot;;TRIM([.A500]);&quot;','&quot;;TRIM([.B500]);&quot;'&quot;;[.$F$1])" office:value-type="string" office:string-value="insert into harmonization_table (table_name, column_name, valid_value, final_value) values ('sample_table','host_geo_origin','Europe:Ireland:Dublin:','Europe:Ireland:Dublin:-');" calcext:value-type="string">
            <text:p>insert into harmonization_table (table_name, column_name, valid_value, final_value) values ('sample_table','host_geo_origin','Europe:Ireland:Dublin:','Europe:Ireland:Dublin:-');</text:p>
          </table:table-cell>
          <table:table-cell/>
        </table:table-row>
        <table:table-row table:style-name="ro1">
          <table:table-cell office:value-type="string" calcext:value-type="string">
            <text:p>Europe:Ireland:Louth:</text:p>
          </table:table-cell>
          <table:table-cell office:value-type="string" calcext:value-type="string">
            <text:p>Europe:Ireland:Lout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1]);&quot;','&quot;;TRIM([.D501]);&quot;','&quot;;TRIM([.A501]);&quot;','&quot;;TRIM([.B501]);&quot;'&quot;;[.$F$1])" office:value-type="string" office:string-value="insert into harmonization_table (table_name, column_name, valid_value, final_value) values ('sample_table','host_geo_origin','Europe:Ireland:Louth:','Europe:Ireland:Louth:-');" calcext:value-type="string">
            <text:p>insert into harmonization_table (table_name, column_name, valid_value, final_value) values ('sample_table','host_geo_origin','Europe:Ireland:Louth:','Europe:Ireland:Louth:-');</text:p>
          </table:table-cell>
          <table:table-cell/>
        </table:table-row>
        <table:table-row table:style-name="ro1">
          <table:table-cell office:value-type="string" calcext:value-type="string">
            <text:p>Europe:Ireland:Wicklow:</text:p>
          </table:table-cell>
          <table:table-cell office:value-type="string" calcext:value-type="string">
            <text:p>Europe:Ireland:Wicklo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2]);&quot;','&quot;;TRIM([.D502]);&quot;','&quot;;TRIM([.A502]);&quot;','&quot;;TRIM([.B502]);&quot;'&quot;;[.$F$1])" office:value-type="string" office:string-value="insert into harmonization_table (table_name, column_name, valid_value, final_value) values ('sample_table','host_geo_origin','Europe:Ireland:Wicklow:','Europe:Ireland:Wicklow:-');" calcext:value-type="string">
            <text:p>insert into harmonization_table (table_name, column_name, valid_value, final_value) values ('sample_table','host_geo_origin','Europe:Ireland:Wicklow:','Europe:Ireland:Wicklow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istr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3]);&quot;','&quot;;TRIM([.D503]);&quot;','&quot;;TRIM([.A503]);&quot;','&quot;;TRIM([.B503]);&quot;'&quot;;[.$F$1])" office:value-type="string" office:string-value="insert into harmonization_table (table_name, column_name, valid_value, final_value) values ('sample_table','host_geo_origin','Europe:Austria:Tyrol:Sistrans','Europe:Austria:Tyrol:Sistrans');" calcext:value-type="string">
            <text:p>insert into harmonization_table (table_name, column_name, valid_value, final_value) values ('sample_table','host_geo_origin','Europe:Austria:Tyrol:Sistrans','Europe:Austria:Tyrol:Sistrans');</text:p>
          </table:table-cell>
          <table:table-cell/>
        </table:table-row>
        <table:table-row table:style-name="ro1">
          <table:table-cell office:value-type="string" calcext:value-type="string">
            <text:p>Europe:Ireland:Cork:</text:p>
          </table:table-cell>
          <table:table-cell office:value-type="string" calcext:value-type="string">
            <text:p>Europe:Ireland:C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4]);&quot;','&quot;;TRIM([.D504]);&quot;','&quot;;TRIM([.A504]);&quot;','&quot;;TRIM([.B504]);&quot;'&quot;;[.$F$1])" office:value-type="string" office:string-value="insert into harmonization_table (table_name, column_name, valid_value, final_value) values ('sample_table','host_geo_origin','Europe:Ireland:Cork:','Europe:Ireland:Cork:-');" calcext:value-type="string">
            <text:p>insert into harmonization_table (table_name, column_name, valid_value, final_value) values ('sample_table','host_geo_origin','Europe:Ireland:Cork:','Europe:Ireland:Cork:-');</text:p>
          </table:table-cell>
          <table:table-cell/>
        </table:table-row>
        <table:table-row table:style-name="ro1">
          <table:table-cell office:value-type="string" calcext:value-type="string">
            <text:p>Europe:Ireland:Limerick:</text:p>
          </table:table-cell>
          <table:table-cell office:value-type="string" calcext:value-type="string">
            <text:p>Europe:Ireland:Limeric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5]);&quot;','&quot;;TRIM([.D505]);&quot;','&quot;;TRIM([.A505]);&quot;','&quot;;TRIM([.B505]);&quot;'&quot;;[.$F$1])" office:value-type="string" office:string-value="insert into harmonization_table (table_name, column_name, valid_value, final_value) values ('sample_table','host_geo_origin','Europe:Ireland:Limerick:','Europe:Ireland:Limerick:-');" calcext:value-type="string">
            <text:p>insert into harmonization_table (table_name, column_name, valid_value, final_value) values ('sample_table','host_geo_origin','Europe:Ireland:Limerick:','Europe:Ireland:Limerick:-');</text:p>
          </table:table-cell>
          <table:table-cell/>
        </table:table-row>
        <table:table-row table:style-name="ro1">
          <table:table-cell office:value-type="string" calcext:value-type="string">
            <text:p>Asia:Israel:Tel Aviv District:</text:p>
          </table:table-cell>
          <table:table-cell office:value-type="string" calcext:value-type="string">
            <text:p>Asia:Israel:Tel Aviv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6]);&quot;','&quot;;TRIM([.D506]);&quot;','&quot;;TRIM([.A506]);&quot;','&quot;;TRIM([.B506]);&quot;'&quot;;[.$F$1])" office:value-type="string" office:string-value="insert into harmonization_table (table_name, column_name, valid_value, final_value) values ('sample_table','host_geo_origin','Asia:Israel:Tel Aviv District:','Asia:Israel:Tel Aviv District:-');" calcext:value-type="string">
            <text:p>insert into harmonization_table (table_name, column_name, valid_value, final_value) values ('sample_table','host_geo_origin','Asia:Israel:Tel Aviv District:','Asia:Israel:Tel Aviv District:-');</text:p>
          </table:table-cell>
          <table:table-cell/>
        </table:table-row>
        <table:table-row table:style-name="ro1">
          <table:table-cell office:value-type="string" calcext:value-type="string">
            <text:p>Asia:Israel:North District:</text:p>
          </table:table-cell>
          <table:table-cell office:value-type="string" calcext:value-type="string">
            <text:p>Asia:Israel:North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7]);&quot;','&quot;;TRIM([.D507]);&quot;','&quot;;TRIM([.A507]);&quot;','&quot;;TRIM([.B507]);&quot;'&quot;;[.$F$1])" office:value-type="string" office:string-value="insert into harmonization_table (table_name, column_name, valid_value, final_value) values ('sample_table','host_geo_origin','Asia:Israel:North District:','Asia:Israel:North District:-');" calcext:value-type="string">
            <text:p>insert into harmonization_table (table_name, column_name, valid_value, final_value) values ('sample_table','host_geo_origin','Asia:Israel:North District:','Asia:Israel:North District:-');</text:p>
          </table:table-cell>
          <table:table-cell/>
        </table:table-row>
        <table:table-row table:style-name="ro1">
          <table:table-cell office:value-type="string" calcext:value-type="string">
            <text:p>Asia:Israel:Jerusalem District:</text:p>
          </table:table-cell>
          <table:table-cell office:value-type="string" calcext:value-type="string">
            <text:p>Asia:Israel:Jerusalem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8]);&quot;','&quot;;TRIM([.D508]);&quot;','&quot;;TRIM([.A508]);&quot;','&quot;;TRIM([.B508]);&quot;'&quot;;[.$F$1])" office:value-type="string" office:string-value="insert into harmonization_table (table_name, column_name, valid_value, final_value) values ('sample_table','host_geo_origin','Asia:Israel:Jerusalem District:','Asia:Israel:Jerusalem District:-');" calcext:value-type="string">
            <text:p>insert into harmonization_table (table_name, column_name, valid_value, final_value) values ('sample_table','host_geo_origin','Asia:Israel:Jerusalem District:','Asia:Israel:Jerusalem District:-');</text:p>
          </table:table-cell>
          <table:table-cell/>
        </table:table-row>
        <table:table-row table:style-name="ro1">
          <table:table-cell office:value-type="string" calcext:value-type="string">
            <text:p>Asia:Israel:South Coast District:</text:p>
          </table:table-cell>
          <table:table-cell office:value-type="string" calcext:value-type="string">
            <text:p>Asia:Israel:South Coast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9]);&quot;','&quot;;TRIM([.D509]);&quot;','&quot;;TRIM([.A509]);&quot;','&quot;;TRIM([.B509]);&quot;'&quot;;[.$F$1])" office:value-type="string" office:string-value="insert into harmonization_table (table_name, column_name, valid_value, final_value) values ('sample_table','host_geo_origin','Asia:Israel:South Coast District:','Asia:Israel:South Coast District:-');" calcext:value-type="string">
            <text:p>insert into harmonization_table (table_name, column_name, valid_value, final_value) values ('sample_table','host_geo_origin','Asia:Israel:South Coast District:','Asia:Israel:South Coast District:-');</text:p>
          </table:table-cell>
          <table:table-cell/>
        </table:table-row>
        <table:table-row table:style-name="ro1">
          <table:table-cell office:value-type="string" calcext:value-type="string">
            <text:p>Asia:Israel:South District:</text:p>
          </table:table-cell>
          <table:table-cell office:value-type="string" calcext:value-type="string">
            <text:p>Asia:Israel:South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0]);&quot;','&quot;;TRIM([.D510]);&quot;','&quot;;TRIM([.A510]);&quot;','&quot;;TRIM([.B510]);&quot;'&quot;;[.$F$1])" office:value-type="string" office:string-value="insert into harmonization_table (table_name, column_name, valid_value, final_value) values ('sample_table','host_geo_origin','Asia:Israel:South District:','Asia:Israel:South District:-');" calcext:value-type="string">
            <text:p>insert into harmonization_table (table_name, column_name, valid_value, final_value) values ('sample_table','host_geo_origin','Asia:Israel:South District:','Asia:Israel:South District:-');</text:p>
          </table:table-cell>
          <table:table-cell/>
        </table:table-row>
        <table:table-row table:style-name="ro1">
          <table:table-cell office:value-type="string" calcext:value-type="string">
            <text:p>Asia:Israel:Israel:</text:p>
          </table:table-cell>
          <table:table-cell office:value-type="string" calcext:value-type="string">
            <text:p>Asia:Israel:-: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1]);&quot;','&quot;;TRIM([.D511]);&quot;','&quot;;TRIM([.A511]);&quot;','&quot;;TRIM([.B511]);&quot;'&quot;;[.$F$1])" office:value-type="string" office:string-value="insert into harmonization_table (table_name, column_name, valid_value, final_value) values ('sample_table','host_geo_origin','Asia:Israel:Israel:','Asia:Israel:-:');" calcext:value-type="string">
            <text:p>insert into harmonization_table (table_name, column_name, valid_value, final_value) values ('sample_table','host_geo_origin','Asia:Israel:Israel:','Asia:Israel:-:');</text:p>
          </table:table-cell>
          <table:table-cell/>
        </table:table-row>
        <table:table-row table:style-name="ro1">
          <table:table-cell office:value-type="string" calcext:value-type="string">
            <text:p>Asia:Israel:Ramat Gan:</text:p>
          </table:table-cell>
          <table:table-cell office:value-type="string" calcext:value-type="string">
            <text:p>Asia:Israel:Ramat 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2]);&quot;','&quot;;TRIM([.D512]);&quot;','&quot;;TRIM([.A512]);&quot;','&quot;;TRIM([.B512]);&quot;'&quot;;[.$F$1])" office:value-type="string" office:string-value="insert into harmonization_table (table_name, column_name, valid_value, final_value) values ('sample_table','host_geo_origin','Asia:Israel:Ramat Gan:','Asia:Israel:Ramat Gan:-');" calcext:value-type="string">
            <text:p>insert into harmonization_table (table_name, column_name, valid_value, final_value) values ('sample_table','host_geo_origin','Asia:Israel:Ramat Gan:','Asia:Israel:Ramat Gan:-');</text:p>
          </table:table-cell>
          <table:table-cell/>
        </table:table-row>
        <table:table-row table:style-name="ro1">
          <table:table-cell office:value-type="string" calcext:value-type="string">
            <text:p>Europe:Italy:Abruzzo:</text:p>
          </table:table-cell>
          <table:table-cell office:value-type="string" calcext:value-type="string">
            <text:p>Europe:Italy:Abruzz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3]);&quot;','&quot;;TRIM([.D513]);&quot;','&quot;;TRIM([.A513]);&quot;','&quot;;TRIM([.B513]);&quot;'&quot;;[.$F$1])" office:value-type="string" office:string-value="insert into harmonization_table (table_name, column_name, valid_value, final_value) values ('sample_table','host_geo_origin','Europe:Italy:Abruzzo:','Europe:Italy:Abruzzo:-');" calcext:value-type="string">
            <text:p>insert into harmonization_table (table_name, column_name, valid_value, final_value) values ('sample_table','host_geo_origin','Europe:Italy:Abruzzo:','Europe:Italy:Abruzzo:-');</text:p>
          </table:table-cell>
          <table:table-cell/>
        </table:table-row>
        <table:table-row table:style-name="ro1">
          <table:table-cell office:value-type="string" calcext:value-type="string">
            <text:p>Europe:Italy:Lombardy:</text:p>
          </table:table-cell>
          <table:table-cell office:value-type="string" calcext:value-type="string">
            <text:p>Europe:Italy:Lombard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4]);&quot;','&quot;;TRIM([.D514]);&quot;','&quot;;TRIM([.A514]);&quot;','&quot;;TRIM([.B514]);&quot;'&quot;;[.$F$1])" office:value-type="string" office:string-value="insert into harmonization_table (table_name, column_name, valid_value, final_value) values ('sample_table','host_geo_origin','Europe:Italy:Lombardy:','Europe:Italy:Lombardy:-');" calcext:value-type="string">
            <text:p>insert into harmonization_table (table_name, column_name, valid_value, final_value) values ('sample_table','host_geo_origin','Europe:Italy:Lombardy:','Europe:Italy:Lombardy:-');</text:p>
          </table:table-cell>
          <table:table-cell/>
        </table:table-row>
        <table:table-row table:style-name="ro1">
          <table:table-cell office:value-type="string" calcext:value-type="string">
            <text:p>Europe:Italy:Friuli Venezia Giulia:</text:p>
          </table:table-cell>
          <table:table-cell office:value-type="string" calcext:value-type="string">
            <text:p>Europe:Italy:Friuli Venezia Giu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5]);&quot;','&quot;;TRIM([.D515]);&quot;','&quot;;TRIM([.A515]);&quot;','&quot;;TRIM([.B515]);&quot;'&quot;;[.$F$1])" office:value-type="string" office:string-value="insert into harmonization_table (table_name, column_name, valid_value, final_value) values ('sample_table','host_geo_origin','Europe:Italy:Friuli Venezia Giulia:','Europe:Italy:Friuli Venezia Giulia:-');" calcext:value-type="string">
            <text:p>insert into harmonization_table (table_name, column_name, valid_value, final_value) values ('sample_table','host_geo_origin','Europe:Italy:Friuli Venezia Giulia:','Europe:Italy:Friuli Venezia Giulia:-');</text:p>
          </table:table-cell>
          <table:table-cell/>
        </table:table-row>
        <table:table-row table:style-name="ro1">
          <table:table-cell office:value-type="string" calcext:value-type="string">
            <text:p>Europe:Italy:Lazio:</text:p>
          </table:table-cell>
          <table:table-cell office:value-type="string" calcext:value-type="string">
            <text:p>Europe:Italy:Laz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6]);&quot;','&quot;;TRIM([.D516]);&quot;','&quot;;TRIM([.A516]);&quot;','&quot;;TRIM([.B516]);&quot;'&quot;;[.$F$1])" office:value-type="string" office:string-value="insert into harmonization_table (table_name, column_name, valid_value, final_value) values ('sample_table','host_geo_origin','Europe:Italy:Lazio:','Europe:Italy:Lazio:-');" calcext:value-type="string">
            <text:p>insert into harmonization_table (table_name, column_name, valid_value, final_value) values ('sample_table','host_geo_origin','Europe:Italy:Lazio:','Europe:Italy:Lazi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Lazio:Rom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7]);&quot;','&quot;;TRIM([.D517]);&quot;','&quot;;TRIM([.A517]);&quot;','&quot;;TRIM([.B517]);&quot;'&quot;;[.$F$1])" office:value-type="string" office:string-value="insert into harmonization_table (table_name, column_name, valid_value, final_value) values ('sample_table','host_geo_origin','Europe:Italy:Lazio:Rome','Europe:Italy:Lazio:Rome');" calcext:value-type="string">
            <text:p>insert into harmonization_table (table_name, column_name, valid_value, final_value) values ('sample_table','host_geo_origin','Europe:Italy:Lazio:Rome','Europe:Italy:Lazio:Rome');</text:p>
          </table:table-cell>
          <table:table-cell/>
        </table:table-row>
        <table:table-row table:style-name="ro1">
          <table:table-cell office:value-type="string" calcext:value-type="string">
            <text:p>Europe:Italy:Apulia:</text:p>
          </table:table-cell>
          <table:table-cell office:value-type="string" calcext:value-type="string">
            <text:p>Europe:Italy:Apu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8]);&quot;','&quot;;TRIM([.D518]);&quot;','&quot;;TRIM([.A518]);&quot;','&quot;;TRIM([.B518]);&quot;'&quot;;[.$F$1])" office:value-type="string" office:string-value="insert into harmonization_table (table_name, column_name, valid_value, final_value) values ('sample_table','host_geo_origin','Europe:Italy:Apulia:','Europe:Italy:Apulia:-');" calcext:value-type="string">
            <text:p>insert into harmonization_table (table_name, column_name, valid_value, final_value) values ('sample_table','host_geo_origin','Europe:Italy:Apulia:','Europe:Italy:Apulia:-');</text:p>
          </table:table-cell>
          <table:table-cell/>
        </table:table-row>
        <table:table-row table:style-name="ro1">
          <table:table-cell office:value-type="string" calcext:value-type="string">
            <text:p>Europe:Italy:Italy:</text:p>
          </table:table-cell>
          <table:table-cell office:value-type="string" calcext:value-type="string">
            <text:p>Europe:Ital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9]);&quot;','&quot;;TRIM([.D519]);&quot;','&quot;;TRIM([.A519]);&quot;','&quot;;TRIM([.B519]);&quot;'&quot;;[.$F$1])" office:value-type="string" office:string-value="insert into harmonization_table (table_name, column_name, valid_value, final_value) values ('sample_table','host_geo_origin','Europe:Italy:Italy:','Europe:Italy:-:-');" calcext:value-type="string">
            <text:p>insert into harmonization_table (table_name, column_name, valid_value, final_value) values ('sample_table','host_geo_origin','Europe:Italy:Italy:','Europe:Italy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Abruzzo:Teram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0]);&quot;','&quot;;TRIM([.D520]);&quot;','&quot;;TRIM([.A520]);&quot;','&quot;;TRIM([.B520]);&quot;'&quot;;[.$F$1])" office:value-type="string" office:string-value="insert into harmonization_table (table_name, column_name, valid_value, final_value) values ('sample_table','host_geo_origin','Europe:Italy:Abruzzo:Teramo','Europe:Italy:Abruzzo:Teramo');" calcext:value-type="string">
            <text:p>insert into harmonization_table (table_name, column_name, valid_value, final_value) values ('sample_table','host_geo_origin','Europe:Italy:Abruzzo:Teramo','Europe:Italy:Abruzzo:Teramo');</text:p>
          </table:table-cell>
          <table:table-cell/>
        </table:table-row>
        <table:table-row table:style-name="ro1">
          <table:table-cell office:value-type="string" calcext:value-type="string">
            <text:p>Europe:Italy:Castel di Sangro:</text:p>
          </table:table-cell>
          <table:table-cell office:value-type="string" calcext:value-type="string">
            <text:p>Europe:Italy:Castel di Sang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1]);&quot;','&quot;;TRIM([.D521]);&quot;','&quot;;TRIM([.A521]);&quot;','&quot;;TRIM([.B521]);&quot;'&quot;;[.$F$1])" office:value-type="string" office:string-value="insert into harmonization_table (table_name, column_name, valid_value, final_value) values ('sample_table','host_geo_origin','Europe:Italy:Castel di Sangro:','Europe:Italy:Castel di Sangro:-');" calcext:value-type="string">
            <text:p>insert into harmonization_table (table_name, column_name, valid_value, final_value) values ('sample_table','host_geo_origin','Europe:Italy:Castel di Sangro:','Europe:Italy:Castel di Sang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Abruzzo:L'Aqui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2]);&quot;','&quot;;TRIM([.D522]);&quot;','&quot;;TRIM([.A522]);&quot;','&quot;;TRIM([.B522]);&quot;'&quot;;[.$F$1])" office:value-type="string" office:string-value="insert into harmonization_table (table_name, column_name, valid_value, final_value) values ('sample_table','host_geo_origin','Europe:Italy:Abruzzo:L'Aquila','Europe:Italy:Abruzzo:L'Aquila');" calcext:value-type="string">
            <text:p>insert into harmonization_table (table_name, column_name, valid_value, final_value) values ('sample_table','host_geo_origin','Europe:Italy:Abruzzo:L'Aquila','Europe:Italy:Abruzzo:L'Aquila');</text:p>
          </table:table-cell>
          <table:table-cell/>
        </table:table-row>
        <table:table-row table:style-name="ro1">
          <table:table-cell office:value-type="string" calcext:value-type="string">
            <text:p>Europe:Austria:Italian cruise ship:</text:p>
          </table:table-cell>
          <table:table-cell office:value-type="string" calcext:value-type="string">
            <text:p>Europe:Austria:Italian cruise ship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3]);&quot;','&quot;;TRIM([.D523]);&quot;','&quot;;TRIM([.A523]);&quot;','&quot;;TRIM([.B523]);&quot;'&quot;;[.$F$1])" office:value-type="string" office:string-value="insert into harmonization_table (table_name, column_name, valid_value, final_value) values ('sample_table','host_geo_origin','Europe:Austria:Italian cruise ship:','Europe:Austria:Italian cruise ship:-');" calcext:value-type="string">
            <text:p>insert into harmonization_table (table_name, column_name, valid_value, final_value) values ('sample_table','host_geo_origin','Europe:Austria:Italian cruise ship:','Europe:Austria:Italian cruise ship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Lombardy:Mil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4]);&quot;','&quot;;TRIM([.D524]);&quot;','&quot;;TRIM([.A524]);&quot;','&quot;;TRIM([.B524]);&quot;'&quot;;[.$F$1])" office:value-type="string" office:string-value="insert into harmonization_table (table_name, column_name, valid_value, final_value) values ('sample_table','host_geo_origin','Europe:Italy:Lombardy:Milan','Europe:Italy:Lombardy:Milan');" calcext:value-type="string">
            <text:p>insert into harmonization_table (table_name, column_name, valid_value, final_value) values ('sample_table','host_geo_origin','Europe:Italy:Lombardy:Milan','Europe:Italy:Lombardy:Milan');</text:p>
          </table:table-cell>
          <table:table-cell/>
        </table:table-row>
        <table:table-row table:style-name="ro1">
          <table:table-cell office:value-type="string" calcext:value-type="string">
            <text:p>Europe:Italy:Marche:</text:p>
          </table:table-cell>
          <table:table-cell office:value-type="string" calcext:value-type="string">
            <text:p>Europe:Italy:March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5]);&quot;','&quot;;TRIM([.D525]);&quot;','&quot;;TRIM([.A525]);&quot;','&quot;;TRIM([.B525]);&quot;'&quot;;[.$F$1])" office:value-type="string" office:string-value="insert into harmonization_table (table_name, column_name, valid_value, final_value) values ('sample_table','host_geo_origin','Europe:Italy:Marche:','Europe:Italy:Marche:-');" calcext:value-type="string">
            <text:p>insert into harmonization_table (table_name, column_name, valid_value, final_value) values ('sample_table','host_geo_origin','Europe:Italy:Marche:','Europe:Italy:Marche:-');</text:p>
          </table:table-cell>
          <table:table-cell/>
        </table:table-row>
        <table:table-row table:style-name="ro1">
          <table:table-cell office:value-type="string" calcext:value-type="string">
            <text:p>Europe:Italy:Veneto:Verona IT</text:p>
          </table:table-cell>
          <table:table-cell office:value-type="string" calcext:value-type="string">
            <text:p>Europe:Italy:Veneto:Ver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6]);&quot;','&quot;;TRIM([.D526]);&quot;','&quot;;TRIM([.A526]);&quot;','&quot;;TRIM([.B526]);&quot;'&quot;;[.$F$1])" office:value-type="string" office:string-value="insert into harmonization_table (table_name, column_name, valid_value, final_value) values ('sample_table','host_geo_origin','Europe:Italy:Veneto:Verona IT','Europe:Italy:Veneto:Verona');" calcext:value-type="string">
            <text:p>insert into harmonization_table (table_name, column_name, valid_value, final_value) values ('sample_table','host_geo_origin','Europe:Italy:Veneto:Verona IT','Europe:Italy:Veneto:Verona');</text:p>
          </table:table-cell>
          <table:table-cell/>
        </table:table-row>
        <table:table-row table:style-name="ro1">
          <table:table-cell office:value-type="string" calcext:value-type="string">
            <text:p>North America:Jamaica:Jamaica:</text:p>
          </table:table-cell>
          <table:table-cell office:value-type="string" calcext:value-type="string">
            <text:p>North America:Jamaica:Jamai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7]);&quot;','&quot;;TRIM([.D527]);&quot;','&quot;;TRIM([.A527]);&quot;','&quot;;TRIM([.B527]);&quot;'&quot;;[.$F$1])" office:value-type="string" office:string-value="insert into harmonization_table (table_name, column_name, valid_value, final_value) values ('sample_table','host_geo_origin','North America:Jamaica:Jamaica:','North America:Jamaica:Jamaica:-');" calcext:value-type="string">
            <text:p>insert into harmonization_table (table_name, column_name, valid_value, final_value) values ('sample_table','host_geo_origin','North America:Jamaica:Jamaica:','North America:Jamaica:Jamaica:-');</text:p>
          </table:table-cell>
          <table:table-cell/>
        </table:table-row>
        <table:table-row table:style-name="ro1">
          <table:table-cell office:value-type="string" calcext:value-type="string">
            <text:p>Asia:Japan:Aichi:Aichi</text:p>
          </table:table-cell>
          <table:table-cell office:value-type="string" calcext:value-type="string">
            <text:p>Asia:Japan:Ai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8]);&quot;','&quot;;TRIM([.D528]);&quot;','&quot;;TRIM([.A528]);&quot;','&quot;;TRIM([.B528]);&quot;'&quot;;[.$F$1])" office:value-type="string" office:string-value="insert into harmonization_table (table_name, column_name, valid_value, final_value) values ('sample_table','host_geo_origin','Asia:Japan:Aichi:Aichi','Asia:Japan:Aichi:-');" calcext:value-type="string">
            <text:p>insert into harmonization_table (table_name, column_name, valid_value, final_value) values ('sample_table','host_geo_origin','Asia:Japan:Aichi:Aichi','Asia:Japan:Aichi:-');</text:p>
          </table:table-cell>
          <table:table-cell/>
        </table:table-row>
        <table:table-row table:style-name="ro1">
          <table:table-cell office:value-type="string" calcext:value-type="string">
            <text:p>Asia:Japan:Japan:</text:p>
          </table:table-cell>
          <table:table-cell office:value-type="string" calcext:value-type="string">
            <text:p>Asia:Jap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9]);&quot;','&quot;;TRIM([.D529]);&quot;','&quot;;TRIM([.A529]);&quot;','&quot;;TRIM([.B529]);&quot;'&quot;;[.$F$1])" office:value-type="string" office:string-value="insert into harmonization_table (table_name, column_name, valid_value, final_value) values ('sample_table','host_geo_origin','Asia:Japan:Japan:','Asia:Japan:-:-');" calcext:value-type="string">
            <text:p>insert into harmonization_table (table_name, column_name, valid_value, final_value) values ('sample_table','host_geo_origin','Asia:Japan:Japan:','Asia:Japan:-:-');</text:p>
          </table:table-cell>
          <table:table-cell/>
        </table:table-row>
        <table:table-row table:style-name="ro1">
          <table:table-cell office:value-type="string" calcext:value-type="string">
            <text:p>Asia:Japan:Kanto:</text:p>
          </table:table-cell>
          <table:table-cell office:value-type="string" calcext:value-type="string">
            <text:p>Asia:Japan:Kan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0]);&quot;','&quot;;TRIM([.D530]);&quot;','&quot;;TRIM([.A530]);&quot;','&quot;;TRIM([.B530]);&quot;'&quot;;[.$F$1])" office:value-type="string" office:string-value="insert into harmonization_table (table_name, column_name, valid_value, final_value) values ('sample_table','host_geo_origin','Asia:Japan:Kanto:','Asia:Japan:Kanto:-');" calcext:value-type="string">
            <text:p>insert into harmonization_table (table_name, column_name, valid_value, final_value) values ('sample_table','host_geo_origin','Asia:Japan:Kanto:','Asia:Japan:Kanto:-');</text:p>
          </table:table-cell>
          <table:table-cell/>
        </table:table-row>
        <table:table-row table:style-name="ro1">
          <table:table-cell office:value-type="string" calcext:value-type="string">
            <text:p>Asia:Japan:Kanagawa:</text:p>
          </table:table-cell>
          <table:table-cell office:value-type="string" calcext:value-type="string">
            <text:p>Asia:Japan:Kanag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1]);&quot;','&quot;;TRIM([.D531]);&quot;','&quot;;TRIM([.A531]);&quot;','&quot;;TRIM([.B531]);&quot;'&quot;;[.$F$1])" office:value-type="string" office:string-value="insert into harmonization_table (table_name, column_name, valid_value, final_value) values ('sample_table','host_geo_origin','Asia:Japan:Kanagawa:','Asia:Japan:Kanagawa:-');" calcext:value-type="string">
            <text:p>insert into harmonization_table (table_name, column_name, valid_value, final_value) values ('sample_table','host_geo_origin','Asia:Japan:Kanagawa:','Asia:Japan:Kanagawa:-');</text:p>
          </table:table-cell>
          <table:table-cell/>
        </table:table-row>
        <table:table-row table:style-name="ro1">
          <table:table-cell office:value-type="string" calcext:value-type="string">
            <text:p>Asia:Japan:Kyoto:Kyoto</text:p>
          </table:table-cell>
          <table:table-cell office:value-type="string" calcext:value-type="string">
            <text:p>Asia:Japan:Kyo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2]);&quot;','&quot;;TRIM([.D532]);&quot;','&quot;;TRIM([.A532]);&quot;','&quot;;TRIM([.B532]);&quot;'&quot;;[.$F$1])" office:value-type="string" office:string-value="insert into harmonization_table (table_name, column_name, valid_value, final_value) values ('sample_table','host_geo_origin','Asia:Japan:Kyoto:Kyoto','Asia:Japan:Kyoto:-');" calcext:value-type="string">
            <text:p>insert into harmonization_table (table_name, column_name, valid_value, final_value) values ('sample_table','host_geo_origin','Asia:Japan:Kyoto:Kyoto','Asia:Japan:Kyoto:-');</text:p>
          </table:table-cell>
          <table:table-cell/>
        </table:table-row>
        <table:table-row table:style-name="ro1">
          <table:table-cell office:value-type="string" calcext:value-type="string">
            <text:p>Asia:Japan:Nara:</text:p>
          </table:table-cell>
          <table:table-cell office:value-type="string" calcext:value-type="string">
            <text:p>Asia:Japan:N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3]);&quot;','&quot;;TRIM([.D533]);&quot;','&quot;;TRIM([.A533]);&quot;','&quot;;TRIM([.B533]);&quot;'&quot;;[.$F$1])" office:value-type="string" office:string-value="insert into harmonization_table (table_name, column_name, valid_value, final_value) values ('sample_table','host_geo_origin','Asia:Japan:Nara:','Asia:Japan:Nara:-');" calcext:value-type="string">
            <text:p>insert into harmonization_table (table_name, column_name, valid_value, final_value) values ('sample_table','host_geo_origin','Asia:Japan:Nara:','Asia:Japan:Nara:-');</text:p>
          </table:table-cell>
          <table:table-cell/>
        </table:table-row>
        <table:table-row table:style-name="ro1">
          <table:table-cell office:value-type="string" calcext:value-type="string">
            <text:p>Asia:Japan:Osaka:</text:p>
          </table:table-cell>
          <table:table-cell office:value-type="string" calcext:value-type="string">
            <text:p>Asia:Japan:Os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4]);&quot;','&quot;;TRIM([.D534]);&quot;','&quot;;TRIM([.A534]);&quot;','&quot;;TRIM([.B534]);&quot;'&quot;;[.$F$1])" office:value-type="string" office:string-value="insert into harmonization_table (table_name, column_name, valid_value, final_value) values ('sample_table','host_geo_origin','Asia:Japan:Osaka:','Asia:Japan:Osaka:-');" calcext:value-type="string">
            <text:p>insert into harmonization_table (table_name, column_name, valid_value, final_value) values ('sample_table','host_geo_origin','Asia:Japan:Osaka:','Asia:Japan:Osaka:-');</text:p>
          </table:table-cell>
          <table:table-cell/>
        </table:table-row>
        <table:table-row table:style-name="ro1">
          <table:table-cell office:value-type="string" calcext:value-type="string">
            <text:p>Asia:Japan:Kochi:</text:p>
          </table:table-cell>
          <table:table-cell office:value-type="string" calcext:value-type="string">
            <text:p>Asia:Japan:Ko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5]);&quot;','&quot;;TRIM([.D535]);&quot;','&quot;;TRIM([.A535]);&quot;','&quot;;TRIM([.B535]);&quot;'&quot;;[.$F$1])" office:value-type="string" office:string-value="insert into harmonization_table (table_name, column_name, valid_value, final_value) values ('sample_table','host_geo_origin','Asia:Japan:Kochi:','Asia:Japan:Kochi:-');" calcext:value-type="string">
            <text:p>insert into harmonization_table (table_name, column_name, valid_value, final_value) values ('sample_table','host_geo_origin','Asia:Japan:Kochi:','Asia:Japan:Kochi:-');</text:p>
          </table:table-cell>
          <table:table-cell/>
        </table:table-row>
        <table:table-row table:style-name="ro1">
          <table:table-cell office:value-type="string" calcext:value-type="string">
            <text:p>Asia:Japan:Chiba:</text:p>
          </table:table-cell>
          <table:table-cell office:value-type="string" calcext:value-type="string">
            <text:p>Asia:Japan:Chi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6]);&quot;','&quot;;TRIM([.D536]);&quot;','&quot;;TRIM([.A536]);&quot;','&quot;;TRIM([.B536]);&quot;'&quot;;[.$F$1])" office:value-type="string" office:string-value="insert into harmonization_table (table_name, column_name, valid_value, final_value) values ('sample_table','host_geo_origin','Asia:Japan:Chiba:','Asia:Japan:Chiba:-');" calcext:value-type="string">
            <text:p>insert into harmonization_table (table_name, column_name, valid_value, final_value) values ('sample_table','host_geo_origin','Asia:Japan:Chiba:','Asia:Japan:Chiba:-');</text:p>
          </table:table-cell>
          <table:table-cell/>
        </table:table-row>
        <table:table-row table:style-name="ro1">
          <table:table-cell office:value-type="string" calcext:value-type="string">
            <text:p>Asia:Japan:Ishikawa:</text:p>
          </table:table-cell>
          <table:table-cell office:value-type="string" calcext:value-type="string">
            <text:p>Asia:Japan:Ishik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7]);&quot;','&quot;;TRIM([.D537]);&quot;','&quot;;TRIM([.A537]);&quot;','&quot;;TRIM([.B537]);&quot;'&quot;;[.$F$1])" office:value-type="string" office:string-value="insert into harmonization_table (table_name, column_name, valid_value, final_value) values ('sample_table','host_geo_origin','Asia:Japan:Ishikawa:','Asia:Japan:Ishikawa:-');" calcext:value-type="string">
            <text:p>insert into harmonization_table (table_name, column_name, valid_value, final_value) values ('sample_table','host_geo_origin','Asia:Japan:Ishikawa:','Asia:Japan:Ishikawa:-');</text:p>
          </table:table-cell>
          <table:table-cell/>
        </table:table-row>
        <table:table-row table:style-name="ro1">
          <table:table-cell office:value-type="string" calcext:value-type="string">
            <text:p>Asia:Japan:Saitama:</text:p>
          </table:table-cell>
          <table:table-cell office:value-type="string" calcext:value-type="string">
            <text:p>Asia:Japan:Sait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8]);&quot;','&quot;;TRIM([.D538]);&quot;','&quot;;TRIM([.A538]);&quot;','&quot;;TRIM([.B538]);&quot;'&quot;;[.$F$1])" office:value-type="string" office:string-value="insert into harmonization_table (table_name, column_name, valid_value, final_value) values ('sample_table','host_geo_origin','Asia:Japan:Saitama:','Asia:Japan:Saitama:-');" calcext:value-type="string">
            <text:p>insert into harmonization_table (table_name, column_name, valid_value, final_value) values ('sample_table','host_geo_origin','Asia:Japan:Saitama:','Asia:Japan:Saitama:-');</text:p>
          </table:table-cell>
          <table:table-cell/>
        </table:table-row>
        <table:table-row table:style-name="ro1">
          <table:table-cell office:value-type="string" calcext:value-type="string">
            <text:p>Asia:Japan:Tokyo:</text:p>
          </table:table-cell>
          <table:table-cell office:value-type="string" calcext:value-type="string">
            <text:p>Asia:Japan:Toky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9]);&quot;','&quot;;TRIM([.D539]);&quot;','&quot;;TRIM([.A539]);&quot;','&quot;;TRIM([.B539]);&quot;'&quot;;[.$F$1])" office:value-type="string" office:string-value="insert into harmonization_table (table_name, column_name, valid_value, final_value) values ('sample_table','host_geo_origin','Asia:Japan:Tokyo:','Asia:Japan:Tokyo:-');" calcext:value-type="string">
            <text:p>insert into harmonization_table (table_name, column_name, valid_value, final_value) values ('sample_table','host_geo_origin','Asia:Japan:Tokyo:','Asia:Japan:Tokyo:-');</text:p>
          </table:table-cell>
          <table:table-cell/>
        </table:table-row>
        <table:table-row table:style-name="ro1">
          <table:table-cell office:value-type="string" calcext:value-type="string">
            <text:p>Asia:Japan:Tokyo:Tokyo</text:p>
          </table:table-cell>
          <table:table-cell office:value-type="string" calcext:value-type="string">
            <text:p>Asia:Japan:Toky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0]);&quot;','&quot;;TRIM([.D540]);&quot;','&quot;;TRIM([.A540]);&quot;','&quot;;TRIM([.B540]);&quot;'&quot;;[.$F$1])" office:value-type="string" office:string-value="insert into harmonization_table (table_name, column_name, valid_value, final_value) values ('sample_table','host_geo_origin','Asia:Japan:Tokyo:Tokyo','Asia:Japan:Tokyo:-');" calcext:value-type="string">
            <text:p>insert into harmonization_table (table_name, column_name, valid_value, final_value) values ('sample_table','host_geo_origin','Asia:Japan:Tokyo:Tokyo','Asia:Japan:Toky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su:Hua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1]);&quot;','&quot;;TRIM([.D541]);&quot;','&quot;;TRIM([.A541]);&quot;','&quot;;TRIM([.B541]);&quot;'&quot;;[.$F$1])" office:value-type="string" office:string-value="insert into harmonization_table (table_name, column_name, valid_value, final_value) values ('sample_table','host_geo_origin','Asia:China:Jiangsu:Huaian','Asia:China:Jiangsu:Huaian');" calcext:value-type="string">
            <text:p>insert into harmonization_table (table_name, column_name, valid_value, final_value) values ('sample_table','host_geo_origin','Asia:China:Jiangsu:Huaian','Asia:China:Jiangsu:Huaian');</text:p>
          </table:table-cell>
          <table:table-cell/>
        </table:table-row>
        <table:table-row table:style-name="ro1">
          <table:table-cell office:value-type="string" calcext:value-type="string">
            <text:p>Asia:China:Jiangsu:</text:p>
          </table:table-cell>
          <table:table-cell office:value-type="string" calcext:value-type="string">
            <text:p>Asia:China:Jiangs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2]);&quot;','&quot;;TRIM([.D542]);&quot;','&quot;;TRIM([.A542]);&quot;','&quot;;TRIM([.B542]);&quot;'&quot;;[.$F$1])" office:value-type="string" office:string-value="insert into harmonization_table (table_name, column_name, valid_value, final_value) values ('sample_table','host_geo_origin','Asia:China:Jiangsu:','Asia:China:Jiangsu:-');" calcext:value-type="string">
            <text:p>insert into harmonization_table (table_name, column_name, valid_value, final_value) values ('sample_table','host_geo_origin','Asia:China:Jiangsu:','Asia:China:Jiangsu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Pingx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3]);&quot;','&quot;;TRIM([.D543]);&quot;','&quot;;TRIM([.A543]);&quot;','&quot;;TRIM([.B543]);&quot;'&quot;;[.$F$1])" office:value-type="string" office:string-value="insert into harmonization_table (table_name, column_name, valid_value, final_value) values ('sample_table','host_geo_origin','Asia:China:Jiangxi:Pingxiang','Asia:China:Jiangxi:Pingxiang');" calcext:value-type="string">
            <text:p>insert into harmonization_table (table_name, column_name, valid_value, final_value) values ('sample_table','host_geo_origin','Asia:China:Jiangxi:Pingxiang','Asia:China:Jiangxi:Pingx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J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4]);&quot;','&quot;;TRIM([.D544]);&quot;','&quot;;TRIM([.A544]);&quot;','&quot;;TRIM([.B544]);&quot;'&quot;;[.$F$1])" office:value-type="string" office:string-value="insert into harmonization_table (table_name, column_name, valid_value, final_value) values ('sample_table','host_geo_origin','Asia:China:Jiangxi:Jian','Asia:China:Jiangxi:Jian');" calcext:value-type="string">
            <text:p>insert into harmonization_table (table_name, column_name, valid_value, final_value) values ('sample_table','host_geo_origin','Asia:China:Jiangxi:Jian','Asia:China:Jiangxi:Ji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Ji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5]);&quot;','&quot;;TRIM([.D545]);&quot;','&quot;;TRIM([.A545]);&quot;','&quot;;TRIM([.B545]);&quot;'&quot;;[.$F$1])" office:value-type="string" office:string-value="insert into harmonization_table (table_name, column_name, valid_value, final_value) values ('sample_table','host_geo_origin','Asia:China:Hubei:Jingzhou','Asia:China:Hubei:Jingzhou');" calcext:value-type="string">
            <text:p>insert into harmonization_table (table_name, column_name, valid_value, final_value) values ('sample_table','host_geo_origin','Asia:China:Hubei:Jingzhou','Asia:China:Hubei:Ji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Jiu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6]);&quot;','&quot;;TRIM([.D546]);&quot;','&quot;;TRIM([.A546]);&quot;','&quot;;TRIM([.B546]);&quot;'&quot;;[.$F$1])" office:value-type="string" office:string-value="insert into harmonization_table (table_name, column_name, valid_value, final_value) values ('sample_table','host_geo_origin','Asia:China:Jiangxi:Jiujiang','Asia:China:Jiangxi:Jiujiang');" calcext:value-type="string">
            <text:p>insert into harmonization_table (table_name, column_name, valid_value, final_value) values ('sample_table','host_geo_origin','Asia:China:Jiangxi:Jiujiang','Asia:China:Jiangxi:Jiujiang');</text:p>
          </table:table-cell>
          <table:table-cell/>
        </table:table-row>
        <table:table-row table:style-name="ro1">
          <table:table-cell office:value-type="string" calcext:value-type="string">
            <text:p>Asia:Jordan:Amman:</text:p>
          </table:table-cell>
          <table:table-cell office:value-type="string" calcext:value-type="string">
            <text:p>Asia:Jordan:Am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7]);&quot;','&quot;;TRIM([.D547]);&quot;','&quot;;TRIM([.A547]);&quot;','&quot;;TRIM([.B547]);&quot;'&quot;;[.$F$1])" office:value-type="string" office:string-value="insert into harmonization_table (table_name, column_name, valid_value, final_value) values ('sample_table','host_geo_origin','Asia:Jordan:Amman:','Asia:Jordan:Amman:-');" calcext:value-type="string">
            <text:p>insert into harmonization_table (table_name, column_name, valid_value, final_value) values ('sample_table','host_geo_origin','Asia:Jordan:Amman:','Asia:Jordan:Amman:-');</text:p>
          </table:table-cell>
          <table:table-cell/>
        </table:table-row>
        <table:table-row table:style-name="ro1">
          <table:table-cell office:value-type="string" calcext:value-type="string">
            <text:p>Asia:Jordan:Irbid:</text:p>
          </table:table-cell>
          <table:table-cell office:value-type="string" calcext:value-type="string">
            <text:p>Asia:Jordan:Irbi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8]);&quot;','&quot;;TRIM([.D548]);&quot;','&quot;;TRIM([.A548]);&quot;','&quot;;TRIM([.B548]);&quot;'&quot;;[.$F$1])" office:value-type="string" office:string-value="insert into harmonization_table (table_name, column_name, valid_value, final_value) values ('sample_table','host_geo_origin','Asia:Jordan:Irbid:','Asia:Jordan:Irbid:-');" calcext:value-type="string">
            <text:p>insert into harmonization_table (table_name, column_name, valid_value, final_value) values ('sample_table','host_geo_origin','Asia:Jordan:Irbid:','Asia:Jordan:Irbid:-');</text:p>
          </table:table-cell>
          <table:table-cell/>
        </table:table-row>
        <table:table-row table:style-name="ro1">
          <table:table-cell office:value-type="string" calcext:value-type="string">
            <text:p>Asia:Kazakhstan:Nur-Sultan:</text:p>
          </table:table-cell>
          <table:table-cell office:value-type="string" calcext:value-type="string">
            <text:p>Asia:Kazakhstan:Nur-Sult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9]);&quot;','&quot;;TRIM([.D549]);&quot;','&quot;;TRIM([.A549]);&quot;','&quot;;TRIM([.B549]);&quot;'&quot;;[.$F$1])" office:value-type="string" office:string-value="insert into harmonization_table (table_name, column_name, valid_value, final_value) values ('sample_table','host_geo_origin','Asia:Kazakhstan:Nur-Sultan:','Asia:Kazakhstan:Nur-Sultan:-');" calcext:value-type="string">
            <text:p>insert into harmonization_table (table_name, column_name, valid_value, final_value) values ('sample_table','host_geo_origin','Asia:Kazakhstan:Nur-Sultan:','Asia:Kazakhstan:Nur-Sultan:-');</text:p>
          </table:table-cell>
          <table:table-cell/>
        </table:table-row>
        <table:table-row table:style-name="ro1">
          <table:table-cell office:value-type="string" calcext:value-type="string">
            <text:p>Europe:Austria:Tyrol:</text:p>
          </table:table-cell>
          <table:table-cell office:value-type="string" calcext:value-type="string">
            <text:p>Europe:Austria:Tyro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0]);&quot;','&quot;;TRIM([.D550]);&quot;','&quot;;TRIM([.A550]);&quot;','&quot;;TRIM([.B550]);&quot;'&quot;;[.$F$1])" office:value-type="string" office:string-value="insert into harmonization_table (table_name, column_name, valid_value, final_value) values ('sample_table','host_geo_origin','Europe:Austria:Tyrol:','Europe:Austria:Tyrol:-');" calcext:value-type="string">
            <text:p>insert into harmonization_table (table_name, column_name, valid_value, final_value) values ('sample_table','host_geo_origin','Europe:Austria:Tyrol:','Europe:Austria:Tyrol:-');</text:p>
          </table:table-cell>
          <table:table-cell/>
        </table:table-row>
        <table:table-row table:style-name="ro1">
          <table:table-cell office:value-type="string" calcext:value-type="string">
            <text:p>Asia:South Korea:South Korea:</text:p>
          </table:table-cell>
          <table:table-cell office:value-type="string" calcext:value-type="string">
            <text:p>Asia:South Kore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1]);&quot;','&quot;;TRIM([.D551]);&quot;','&quot;;TRIM([.A551]);&quot;','&quot;;TRIM([.B551]);&quot;'&quot;;[.$F$1])" office:value-type="string" office:string-value="insert into harmonization_table (table_name, column_name, valid_value, final_value) values ('sample_table','host_geo_origin','Asia:South Korea:South Korea:','Asia:South Korea:-:-');" calcext:value-type="string">
            <text:p>insert into harmonization_table (table_name, column_name, valid_value, final_value) values ('sample_table','host_geo_origin','Asia:South Korea:South Korea:','Asia:South Kore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Kuwait:Kuwait:Dasm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2]);&quot;','&quot;;TRIM([.D552]);&quot;','&quot;;TRIM([.A552]);&quot;','&quot;;TRIM([.B552]);&quot;'&quot;;[.$F$1])" office:value-type="string" office:string-value="insert into harmonization_table (table_name, column_name, valid_value, final_value) values ('sample_table','host_geo_origin','Asia:Kuwait:Kuwait:Dasman','Asia:Kuwait:Kuwait:Dasman');" calcext:value-type="string">
            <text:p>insert into harmonization_table (table_name, column_name, valid_value, final_value) values ('sample_table','host_geo_origin','Asia:Kuwait:Kuwait:Dasman','Asia:Kuwait:Kuwait:Dasm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Kuwait:Kuwait:Hawal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3]);&quot;','&quot;;TRIM([.D553]);&quot;','&quot;;TRIM([.A553]);&quot;','&quot;;TRIM([.B553]);&quot;'&quot;;[.$F$1])" office:value-type="string" office:string-value="insert into harmonization_table (table_name, column_name, valid_value, final_value) values ('sample_table','host_geo_origin','Asia:Kuwait:Kuwait:Hawali','Asia:Kuwait:Kuwait:Hawali');" calcext:value-type="string">
            <text:p>insert into harmonization_table (table_name, column_name, valid_value, final_value) values ('sample_table','host_geo_origin','Asia:Kuwait:Kuwait:Hawali','Asia:Kuwait:Kuwait:Hawali');</text:p>
          </table:table-cell>
          <table:table-cell/>
        </table:table-row>
        <table:table-row table:style-name="ro1">
          <table:table-cell office:value-type="string" calcext:value-type="string">
            <text:p>Europe:Latvia:Latvia:</text:p>
          </table:table-cell>
          <table:table-cell office:value-type="string" calcext:value-type="string">
            <text:p>Europe:Latv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4]);&quot;','&quot;;TRIM([.D554]);&quot;','&quot;;TRIM([.A554]);&quot;','&quot;;TRIM([.B554]);&quot;'&quot;;[.$F$1])" office:value-type="string" office:string-value="insert into harmonization_table (table_name, column_name, valid_value, final_value) values ('sample_table','host_geo_origin','Europe:Latvia:Latvia:','Europe:Latvia:-:-');" calcext:value-type="string">
            <text:p>insert into harmonization_table (table_name, column_name, valid_value, final_value) values ('sample_table','host_geo_origin','Europe:Latvia:Latvia:','Europe:Latvia:-:-');</text:p>
          </table:table-cell>
          <table:table-cell/>
        </table:table-row>
        <table:table-row table:style-name="ro1">
          <table:table-cell office:value-type="string" calcext:value-type="string">
            <text:p>Europe:Latvia:Riga:</text:p>
          </table:table-cell>
          <table:table-cell office:value-type="string" calcext:value-type="string">
            <text:p>Europe:Latvia:Rig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5]);&quot;','&quot;;TRIM([.D555]);&quot;','&quot;;TRIM([.A555]);&quot;','&quot;;TRIM([.B555]);&quot;'&quot;;[.$F$1])" office:value-type="string" office:string-value="insert into harmonization_table (table_name, column_name, valid_value, final_value) values ('sample_table','host_geo_origin','Europe:Latvia:Riga:','Europe:Latvia:Riga:-');" calcext:value-type="string">
            <text:p>insert into harmonization_table (table_name, column_name, valid_value, final_value) values ('sample_table','host_geo_origin','Europe:Latvia:Riga:','Europe:Latvia:Riga:-');</text:p>
          </table:table-cell>
          <table:table-cell/>
        </table:table-row>
        <table:table-row table:style-name="ro1">
          <table:table-cell office:value-type="string" calcext:value-type="string">
            <text:p>Asia:Lebanon:Beirut:</text:p>
          </table:table-cell>
          <table:table-cell office:value-type="string" calcext:value-type="string">
            <text:p>Asia:Lebanon:Beir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6]);&quot;','&quot;;TRIM([.D556]);&quot;','&quot;;TRIM([.A556]);&quot;','&quot;;TRIM([.B556]);&quot;'&quot;;[.$F$1])" office:value-type="string" office:string-value="insert into harmonization_table (table_name, column_name, valid_value, final_value) values ('sample_table','host_geo_origin','Asia:Lebanon:Beirut:','Asia:Lebanon:Beirut:-');" calcext:value-type="string">
            <text:p>insert into harmonization_table (table_name, column_name, valid_value, final_value) values ('sample_table','host_geo_origin','Asia:Lebanon:Beirut:','Asia:Lebanon:Beirut:-');</text:p>
          </table:table-cell>
          <table:table-cell/>
        </table:table-row>
        <table:table-row table:style-name="ro1">
          <table:table-cell office:value-type="string" calcext:value-type="string">
            <text:p>Europe:Austria:Styria:</text:p>
          </table:table-cell>
          <table:table-cell office:value-type="string" calcext:value-type="string">
            <text:p>Europe:Austria:Sty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7]);&quot;','&quot;;TRIM([.D557]);&quot;','&quot;;TRIM([.A557]);&quot;','&quot;;TRIM([.B557]);&quot;'&quot;;[.$F$1])" office:value-type="string" office:string-value="insert into harmonization_table (table_name, column_name, valid_value, final_value) values ('sample_table','host_geo_origin','Europe:Austria:Styria:','Europe:Austria:Styria:-');" calcext:value-type="string">
            <text:p>insert into harmonization_table (table_name, column_name, valid_value, final_value) values ('sample_table','host_geo_origin','Europe:Austria:Styria:','Europe:Austria:Styr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Zhejiang:Lish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8]);&quot;','&quot;;TRIM([.D558]);&quot;','&quot;;TRIM([.A558]);&quot;','&quot;;TRIM([.B558]);&quot;'&quot;;[.$F$1])" office:value-type="string" office:string-value="insert into harmonization_table (table_name, column_name, valid_value, final_value) values ('sample_table','host_geo_origin','Asia:China:Zhejiang:Lishui','Asia:China:Zhejiang:Lishui');" calcext:value-type="string">
            <text:p>insert into harmonization_table (table_name, column_name, valid_value, final_value) values ('sample_table','host_geo_origin','Asia:China:Zhejiang:Lishui','Asia:China:Zhejiang:Lishui');</text:p>
          </table:table-cell>
          <table:table-cell/>
        </table:table-row>
        <table:table-row table:style-name="ro1">
          <table:table-cell office:value-type="string" calcext:value-type="string">
            <text:p>Europe:Lithuania:Vilnius:</text:p>
          </table:table-cell>
          <table:table-cell office:value-type="string" calcext:value-type="string">
            <text:p>Europe:Lithuania:Vilni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9]);&quot;','&quot;;TRIM([.D559]);&quot;','&quot;;TRIM([.A559]);&quot;','&quot;;TRIM([.B559]);&quot;'&quot;;[.$F$1])" office:value-type="string" office:string-value="insert into harmonization_table (table_name, column_name, valid_value, final_value) values ('sample_table','host_geo_origin','Europe:Lithuania:Vilnius:','Europe:Lithuania:Vilnius:-');" calcext:value-type="string">
            <text:p>insert into harmonization_table (table_name, column_name, valid_value, final_value) values ('sample_table','host_geo_origin','Europe:Lithuania:Vilnius:','Europe:Lithuania:Vilnius:-');</text:p>
          </table:table-cell>
          <table:table-cell/>
        </table:table-row>
        <table:table-row table:style-name="ro1">
          <table:table-cell office:value-type="string" calcext:value-type="string">
            <text:p>Europe:Lithuania:Lithuania:</text:p>
          </table:table-cell>
          <table:table-cell office:value-type="string" calcext:value-type="string">
            <text:p>Europe:Lithuania:Lithu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0]);&quot;','&quot;;TRIM([.D560]);&quot;','&quot;;TRIM([.A560]);&quot;','&quot;;TRIM([.B560]);&quot;'&quot;;[.$F$1])" office:value-type="string" office:string-value="insert into harmonization_table (table_name, column_name, valid_value, final_value) values ('sample_table','host_geo_origin','Europe:Lithuania:Lithuania:','Europe:Lithuania:Lithuania:-');" calcext:value-type="string">
            <text:p>insert into harmonization_table (table_name, column_name, valid_value, final_value) values ('sample_table','host_geo_origin','Europe:Lithuania:Lithuania:','Europe:Lithuania:Lithuania:-');</text:p>
          </table:table-cell>
          <table:table-cell/>
        </table:table-row>
        <table:table-row table:style-name="ro1">
          <table:table-cell office:value-type="string" calcext:value-type="string">
            <text:p>Europe:Luxembourg:Luxembourg:Luxembourg</text:p>
          </table:table-cell>
          <table:table-cell office:value-type="string" calcext:value-type="string">
            <text:p>Europe:Luxembour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1]);&quot;','&quot;;TRIM([.D561]);&quot;','&quot;;TRIM([.A561]);&quot;','&quot;;TRIM([.B561]);&quot;'&quot;;[.$F$1])" office:value-type="string" office:string-value="insert into harmonization_table (table_name, column_name, valid_value, final_value) values ('sample_table','host_geo_origin','Europe:Luxembourg:Luxembourg:Luxembourg','Europe:Luxembourg:-:-');" calcext:value-type="string">
            <text:p>insert into harmonization_table (table_name, column_name, valid_value, final_value) values ('sample_table','host_geo_origin','Europe:Luxembourg:Luxembourg:Luxembourg','Europe:Luxembourg:-:-');</text:p>
          </table:table-cell>
          <table:table-cell/>
        </table:table-row>
        <table:table-row table:style-name="ro1">
          <table:table-cell office:value-type="string" calcext:value-type="string">
            <text:p>Europe:Luxembourg:Luxembourg:</text:p>
          </table:table-cell>
          <table:table-cell office:value-type="string" calcext:value-type="string">
            <text:p>Europe:Luxembour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2]);&quot;','&quot;;TRIM([.D562]);&quot;','&quot;;TRIM([.A562]);&quot;','&quot;;TRIM([.B562]);&quot;'&quot;;[.$F$1])" office:value-type="string" office:string-value="insert into harmonization_table (table_name, column_name, valid_value, final_value) values ('sample_table','host_geo_origin','Europe:Luxembourg:Luxembourg:','Europe:Luxembourg:-:-');" calcext:value-type="string">
            <text:p>insert into harmonization_table (table_name, column_name, valid_value, final_value) values ('sample_table','host_geo_origin','Europe:Luxembourg:Luxembourg:','Europe:Luxembourg:-:-');</text:p>
          </table:table-cell>
          <table:table-cell/>
        </table:table-row>
        <table:table-row table:style-name="ro1">
          <table:table-cell office:value-type="string" calcext:value-type="string">
            <text:p>Asia:Malaysia:Kuala Lumpur: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3]);&quot;','&quot;;TRIM([.D563]);&quot;','&quot;;TRIM([.A563]);&quot;','&quot;;TRIM([.B563]);&quot;'&quot;;[.$F$1])" office:value-type="string" office:string-value="insert into harmonization_table (table_name, column_name, valid_value, final_value) values ('sample_table','host_geo_origin','Asia:Malaysia:Kuala Lumpur:','Asia:Malaysia:Kuala Lumpur:-');" calcext:value-type="string">
            <text:p>insert into harmonization_table (table_name, column_name, valid_value, final_value) values ('sample_table','host_geo_origin','Asia:Malaysia:Kuala Lumpur: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Asia:Malaysia:Malaysia: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4]);&quot;','&quot;;TRIM([.D564]);&quot;','&quot;;TRIM([.A564]);&quot;','&quot;;TRIM([.B564]);&quot;'&quot;;[.$F$1])" office:value-type="string" office:string-value="insert into harmonization_table (table_name, column_name, valid_value, final_value) values ('sample_table','host_geo_origin','Asia:Malaysia:Malaysia:','Asia:Malaysia:-:-');" calcext:value-type="string">
            <text:p>insert into harmonization_table (table_name, column_name, valid_value, final_value) values ('sample_table','host_geo_origin','Asia:Malaysia:Malaysia:','Asia:Malaysia:-:-');</text:p>
          </table:table-cell>
          <table:table-cell/>
        </table:table-row>
        <table:table-row table:style-name="ro1">
          <table:table-cell office:value-type="string" calcext:value-type="string">
            <text:p>Asia:Malaysia:Selangor:</text:p>
          </table:table-cell>
          <table:table-cell office:value-type="string" calcext:value-type="string">
            <text:p>Asia:Malaysia:Selango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5]);&quot;','&quot;;TRIM([.D565]);&quot;','&quot;;TRIM([.A565]);&quot;','&quot;;TRIM([.B565]);&quot;'&quot;;[.$F$1])" office:value-type="string" office:string-value="insert into harmonization_table (table_name, column_name, valid_value, final_value) values ('sample_table','host_geo_origin','Asia:Malaysia:Selangor:','Asia:Malaysia:Selangor:-');" calcext:value-type="string">
            <text:p>insert into harmonization_table (table_name, column_name, valid_value, final_value) values ('sample_table','host_geo_origin','Asia:Malaysia:Selangor:','Asia:Malaysia:Selangor:-');</text:p>
          </table:table-cell>
          <table:table-cell/>
        </table:table-row>
        <table:table-row table:style-name="ro1">
          <table:table-cell office:value-type="string" calcext:value-type="string">
            <text:p>Asia:China:Meizhou:</text:p>
          </table:table-cell>
          <table:table-cell office:value-type="string" calcext:value-type="string">
            <text:p>Asia:China:Meizho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6]);&quot;','&quot;;TRIM([.D566]);&quot;','&quot;;TRIM([.A566]);&quot;','&quot;;TRIM([.B566]);&quot;'&quot;;[.$F$1])" office:value-type="string" office:string-value="insert into harmonization_table (table_name, column_name, valid_value, final_value) values ('sample_table','host_geo_origin','Asia:China:Meizhou:','Asia:China:Meizhou:-');" calcext:value-type="string">
            <text:p>insert into harmonization_table (table_name, column_name, valid_value, final_value) values ('sample_table','host_geo_origin','Asia:China:Meizhou:','Asia:China:Meizhou:-');</text:p>
          </table:table-cell>
          <table:table-cell/>
        </table:table-row>
        <table:table-row table:style-name="ro1">
          <table:table-cell office:value-type="string" calcext:value-type="string">
            <text:p>North America:Mexico:Mexico City:</text:p>
          </table:table-cell>
          <table:table-cell office:value-type="string" calcext:value-type="string">
            <text:p>North America:Mexico:Mexico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7]);&quot;','&quot;;TRIM([.D567]);&quot;','&quot;;TRIM([.A567]);&quot;','&quot;;TRIM([.B567]);&quot;'&quot;;[.$F$1])" office:value-type="string" office:string-value="insert into harmonization_table (table_name, column_name, valid_value, final_value) values ('sample_table','host_geo_origin','North America:Mexico:Mexico City:','North America:Mexico:Mexico City:-');" calcext:value-type="string">
            <text:p>insert into harmonization_table (table_name, column_name, valid_value, final_value) values ('sample_table','host_geo_origin','North America:Mexico:Mexico City:','North America:Mexico:Mexico City:-');</text:p>
          </table:table-cell>
          <table:table-cell/>
        </table:table-row>
        <table:table-row table:style-name="ro1">
          <table:table-cell office:value-type="string" calcext:value-type="string">
            <text:p>North America:Mexico:Mexico:</text:p>
          </table:table-cell>
          <table:table-cell office:value-type="string" calcext:value-type="string">
            <text:p>North America:Mexico: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8]);&quot;','&quot;;TRIM([.D568]);&quot;','&quot;;TRIM([.A568]);&quot;','&quot;;TRIM([.B568]);&quot;'&quot;;[.$F$1])" office:value-type="string" office:string-value="insert into harmonization_table (table_name, column_name, valid_value, final_value) values ('sample_table','host_geo_origin','North America:Mexico:Mexico:','North America:Mexico:Mexico:-');" calcext:value-type="string">
            <text:p>insert into harmonization_table (table_name, column_name, valid_value, final_value) values ('sample_table','host_geo_origin','North America:Mexico:Mexico:','North America:Mexico:Mexico:-');</text:p>
          </table:table-cell>
          <table:table-cell/>
        </table:table-row>
        <table:table-row table:style-name="ro1">
          <table:table-cell office:value-type="string" calcext:value-type="string">
            <text:p>North America:Mexico:Chiapas:</text:p>
          </table:table-cell>
          <table:table-cell office:value-type="string" calcext:value-type="string">
            <text:p>North America:Mexico:Chiap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9]);&quot;','&quot;;TRIM([.D569]);&quot;','&quot;;TRIM([.A569]);&quot;','&quot;;TRIM([.B569]);&quot;'&quot;;[.$F$1])" office:value-type="string" office:string-value="insert into harmonization_table (table_name, column_name, valid_value, final_value) values ('sample_table','host_geo_origin','North America:Mexico:Chiapas:','North America:Mexico:Chiapas:-');" calcext:value-type="string">
            <text:p>insert into harmonization_table (table_name, column_name, valid_value, final_value) values ('sample_table','host_geo_origin','North America:Mexico:Chiapas:','North America:Mexico:Chiapas:-');</text:p>
          </table:table-cell>
          <table:table-cell/>
        </table:table-row>
        <table:table-row table:style-name="ro1">
          <table:table-cell office:value-type="string" calcext:value-type="string">
            <text:p>North America:Mexico:Chihuahua:</text:p>
          </table:table-cell>
          <table:table-cell office:value-type="string" calcext:value-type="string">
            <text:p>North America:Mexico:Chihuahu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0]);&quot;','&quot;;TRIM([.D570]);&quot;','&quot;;TRIM([.A570]);&quot;','&quot;;TRIM([.B570]);&quot;'&quot;;[.$F$1])" office:value-type="string" office:string-value="insert into harmonization_table (table_name, column_name, valid_value, final_value) values ('sample_table','host_geo_origin','North America:Mexico:Chihuahua:','North America:Mexico:Chihuahua:-');" calcext:value-type="string">
            <text:p>insert into harmonization_table (table_name, column_name, valid_value, final_value) values ('sample_table','host_geo_origin','North America:Mexico:Chihuahua:','North America:Mexico:Chihuahua:-');</text:p>
          </table:table-cell>
          <table:table-cell/>
        </table:table-row>
        <table:table-row table:style-name="ro1">
          <table:table-cell office:value-type="string" calcext:value-type="string">
            <text:p>North America:Mexico:Estado de Mexico:</text:p>
          </table:table-cell>
          <table:table-cell office:value-type="string" calcext:value-type="string">
            <text:p>North America:Mexico:Estado de 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1]);&quot;','&quot;;TRIM([.D571]);&quot;','&quot;;TRIM([.A571]);&quot;','&quot;;TRIM([.B571]);&quot;'&quot;;[.$F$1])" office:value-type="string" office:string-value="insert into harmonization_table (table_name, column_name, valid_value, final_value) values ('sample_table','host_geo_origin','North America:Mexico:Estado de Mexico:','North America:Mexico:Estado de Mexico:-');" calcext:value-type="string">
            <text:p>insert into harmonization_table (table_name, column_name, valid_value, final_value) values ('sample_table','host_geo_origin','North America:Mexico:Estado de Mexico:','North America:Mexico:Estado de Mexico:-');</text:p>
          </table:table-cell>
          <table:table-cell/>
        </table:table-row>
        <table:table-row table:style-name="ro1">
          <table:table-cell office:value-type="string" calcext:value-type="string">
            <text:p>North America:Mexico:Puebla:</text:p>
          </table:table-cell>
          <table:table-cell office:value-type="string" calcext:value-type="string">
            <text:p>North America:Mexico:Pueb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2]);&quot;','&quot;;TRIM([.D572]);&quot;','&quot;;TRIM([.A572]);&quot;','&quot;;TRIM([.B572]);&quot;'&quot;;[.$F$1])" office:value-type="string" office:string-value="insert into harmonization_table (table_name, column_name, valid_value, final_value) values ('sample_table','host_geo_origin','North America:Mexico:Puebla:','North America:Mexico:Puebla:-');" calcext:value-type="string">
            <text:p>insert into harmonization_table (table_name, column_name, valid_value, final_value) values ('sample_table','host_geo_origin','North America:Mexico:Puebla:','North America:Mexico:Puebla:-');</text:p>
          </table:table-cell>
          <table:table-cell/>
        </table:table-row>
        <table:table-row table:style-name="ro1">
          <table:table-cell office:value-type="string" calcext:value-type="string">
            <text:p>North America:Mexico:Queretaro:</text:p>
          </table:table-cell>
          <table:table-cell office:value-type="string" calcext:value-type="string">
            <text:p>North America:Mexico:Quereta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3]);&quot;','&quot;;TRIM([.D573]);&quot;','&quot;;TRIM([.A573]);&quot;','&quot;;TRIM([.B573]);&quot;'&quot;;[.$F$1])" office:value-type="string" office:string-value="insert into harmonization_table (table_name, column_name, valid_value, final_value) values ('sample_table','host_geo_origin','North America:Mexico:Queretaro:','North America:Mexico:Queretaro:-');" calcext:value-type="string">
            <text:p>insert into harmonization_table (table_name, column_name, valid_value, final_value) values ('sample_table','host_geo_origin','North America:Mexico:Queretaro:','North America:Mexico:Quereta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adi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4]);&quot;','&quot;;TRIM([.D574]);&quot;','&quot;;TRIM([.A574]);&quot;','&quot;;TRIM([.B574]);&quot;'&quot;;[.$F$1])" office:value-type="string" office:string-value="insert into harmonization_table (table_name, column_name, valid_value, final_value) values ('sample_table','host_geo_origin','Europe:Spain:Andalusia:Cadiz','Europe:Spain:Andalusia:Cadiz');" calcext:value-type="string">
            <text:p>insert into harmonization_table (table_name, column_name, valid_value, final_value) values ('sample_table','host_geo_origin','Europe:Spain:Andalusia:Cadiz','Europe:Spain:Andalusia:Cadiz');</text:p>
          </table:table-cell>
          <table:table-cell/>
        </table:table-row>
        <table:table-row table:style-name="ro1">
          <table:table-cell office:value-type="string" calcext:value-type="string">
            <text:p>Asia:Myanmar:Myanmar:</text:p>
          </table:table-cell>
          <table:table-cell office:value-type="string" calcext:value-type="string">
            <text:p>Asia:Myanmar:Myanm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5]);&quot;','&quot;;TRIM([.D575]);&quot;','&quot;;TRIM([.A575]);&quot;','&quot;;TRIM([.B575]);&quot;'&quot;;[.$F$1])" office:value-type="string" office:string-value="insert into harmonization_table (table_name, column_name, valid_value, final_value) values ('sample_table','host_geo_origin','Asia:Myanmar:Myanmar:','Asia:Myanmar:Myanmar:-');" calcext:value-type="string">
            <text:p>insert into harmonization_table (table_name, column_name, valid_value, final_value) values ('sample_table','host_geo_origin','Asia:Myanmar:Myanmar:','Asia:Myanmar:Myanmar:-');</text:p>
          </table:table-cell>
          <table:table-cell/>
        </table:table-row>
        <table:table-row table:style-name="ro1">
          <table:table-cell office:value-type="string" calcext:value-type="string">
            <text:p>Asia:China:Jiangxi:</text:p>
          </table:table-cell>
          <table:table-cell office:value-type="string" calcext:value-type="string">
            <text:p>Asia:China:Jiangx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6]);&quot;','&quot;;TRIM([.D576]);&quot;','&quot;;TRIM([.A576]);&quot;','&quot;;TRIM([.B576]);&quot;'&quot;;[.$F$1])" office:value-type="string" office:string-value="insert into harmonization_table (table_name, column_name, valid_value, final_value) values ('sample_table','host_geo_origin','Asia:China:Jiangxi:','Asia:China:Jiangxi:-');" calcext:value-type="string">
            <text:p>insert into harmonization_table (table_name, column_name, valid_value, final_value) values ('sample_table','host_geo_origin','Asia:China:Jiangxi:','Asia:China:Jiangx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Nanch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7]);&quot;','&quot;;TRIM([.D577]);&quot;','&quot;;TRIM([.A577]);&quot;','&quot;;TRIM([.B577]);&quot;'&quot;;[.$F$1])" office:value-type="string" office:string-value="insert into harmonization_table (table_name, column_name, valid_value, final_value) values ('sample_table','host_geo_origin','Asia:China:Jiangxi:Nanchang','Asia:China:Jiangxi:Nanchang');" calcext:value-type="string">
            <text:p>insert into harmonization_table (table_name, column_name, valid_value, final_value) values ('sample_table','host_geo_origin','Asia:China:Jiangxi:Nanchang','Asia:China:Jiangxi:Nanchang');</text:p>
          </table:table-cell>
          <table:table-cell/>
        </table:table-row>
        <table:table-row table:style-name="ro1">
          <table:table-cell office:value-type="string" calcext:value-type="string">
            <text:p>Asia:Nepal:Kathmandu:Kathmandu</text:p>
          </table:table-cell>
          <table:table-cell office:value-type="string" calcext:value-type="string">
            <text:p>Asia:Nepal:Kathman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8]);&quot;','&quot;;TRIM([.D578]);&quot;','&quot;;TRIM([.A578]);&quot;','&quot;;TRIM([.B578]);&quot;'&quot;;[.$F$1])" office:value-type="string" office:string-value="insert into harmonization_table (table_name, column_name, valid_value, final_value) values ('sample_table','host_geo_origin','Asia:Nepal:Kathmandu:Kathmandu','Asia:Nepal:Kathmandu:-');" calcext:value-type="string">
            <text:p>insert into harmonization_table (table_name, column_name, valid_value, final_value) values ('sample_table','host_geo_origin','Asia:Nepal:Kathmandu:Kathmandu','Asia:Nepal:Kathmandu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And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9]);&quot;','&quot;;TRIM([.D579]);&quot;','&quot;;TRIM([.A579]);&quot;','&quot;;TRIM([.B579]);&quot;'&quot;;[.$F$1])" office:value-type="string" office:string-value="insert into harmonization_table (table_name, column_name, valid_value, final_value) values ('sample_table','host_geo_origin','Europe:Netherlands:North Brabant:Andel','Europe:Netherlands:North Brabant:Andel');" calcext:value-type="string">
            <text:p>insert into harmonization_table (table_name, column_name, valid_value, final_value) values ('sample_table','host_geo_origin','Europe:Netherlands:North Brabant:Andel','Europe:Netherlands:North Brabant:Ande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Berl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0]);&quot;','&quot;;TRIM([.D580]);&quot;','&quot;;TRIM([.A580]);&quot;','&quot;;TRIM([.B580]);&quot;'&quot;;[.$F$1])" office:value-type="string" office:string-value="insert into harmonization_table (table_name, column_name, valid_value, final_value) values ('sample_table','host_geo_origin','Europe:Netherlands:North Brabant:Berlicum','Europe:Netherlands:North Brabant:Berlicum');" calcext:value-type="string">
            <text:p>insert into harmonization_table (table_name, column_name, valid_value, final_value) values ('sample_table','host_geo_origin','Europe:Netherlands:North Brabant:Berlicum','Europe:Netherlands:North Brabant:Berlicu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Blar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1]);&quot;','&quot;;TRIM([.D581]);&quot;','&quot;;TRIM([.A581]);&quot;','&quot;;TRIM([.B581]);&quot;'&quot;;[.$F$1])" office:value-type="string" office:string-value="insert into harmonization_table (table_name, column_name, valid_value, final_value) values ('sample_table','host_geo_origin','Europe:Netherlands:North Brabant:Blaricum','Europe:Netherlands:North Brabant:Blaricum');" calcext:value-type="string">
            <text:p>insert into harmonization_table (table_name, column_name, valid_value, final_value) values ('sample_table','host_geo_origin','Europe:Netherlands:North Brabant:Blaricum','Europe:Netherlands:North Brabant:Blaricu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Drenthe:Coevo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2]);&quot;','&quot;;TRIM([.D582]);&quot;','&quot;;TRIM([.A582]);&quot;','&quot;;TRIM([.B582]);&quot;'&quot;;[.$F$1])" office:value-type="string" office:string-value="insert into harmonization_table (table_name, column_name, valid_value, final_value) values ('sample_table','host_geo_origin','Europe:Netherlands:Drenthe:Coevorden','Europe:Netherlands:Drenthe:Coevorden');" calcext:value-type="string">
            <text:p>insert into harmonization_table (table_name, column_name, valid_value, final_value) values ('sample_table','host_geo_origin','Europe:Netherlands:Drenthe:Coevorden','Europe:Netherlands:Drenthe:Coevord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Drenthe:Dal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3]);&quot;','&quot;;TRIM([.D583]);&quot;','&quot;;TRIM([.A583]);&quot;','&quot;;TRIM([.B583]);&quot;'&quot;;[.$F$1])" office:value-type="string" office:string-value="insert into harmonization_table (table_name, column_name, valid_value, final_value) values ('sample_table','host_geo_origin','Europe:Netherlands:Drenthe:Dalen','Europe:Netherlands:Drenthe:Dalen');" calcext:value-type="string">
            <text:p>insert into harmonization_table (table_name, column_name, valid_value, final_value) values ('sample_table','host_geo_origin','Europe:Netherlands:Drenthe:Dalen','Europe:Netherlands:Drenthe:Dal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Delf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4]);&quot;','&quot;;TRIM([.D584]);&quot;','&quot;;TRIM([.A584]);&quot;','&quot;;TRIM([.B584]);&quot;'&quot;;[.$F$1])" office:value-type="string" office:string-value="insert into harmonization_table (table_name, column_name, valid_value, final_value) values ('sample_table','host_geo_origin','Europe:Netherlands:South Holland:Delft','Europe:Netherlands:South Holland:Delft');" calcext:value-type="string">
            <text:p>insert into harmonization_table (table_name, column_name, valid_value, final_value) values ('sample_table','host_geo_origin','Europe:Netherlands:South Holland:Delft','Europe:Netherlands:South Holland:Delf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Die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5]);&quot;','&quot;;TRIM([.D585]);&quot;','&quot;;TRIM([.A585]);&quot;','&quot;;TRIM([.B585]);&quot;'&quot;;[.$F$1])" office:value-type="string" office:string-value="insert into harmonization_table (table_name, column_name, valid_value, final_value) values ('sample_table','host_geo_origin','Europe:Netherlands:North Holland:Diemen','Europe:Netherlands:North Holland:Diemen');" calcext:value-type="string">
            <text:p>insert into harmonization_table (table_name, column_name, valid_value, final_value) values ('sample_table','host_geo_origin','Europe:Netherlands:North Holland:Diemen','Europe:Netherlands:North Holland:Diemen');</text:p>
          </table:table-cell>
          <table:table-cell/>
        </table:table-row>
        <table:table-row table:style-name="ro1">
          <table:table-cell office:value-type="string" calcext:value-type="string">
            <text:p>Europe:Netherlands:Drenthe:</text:p>
          </table:table-cell>
          <table:table-cell office:value-type="string" calcext:value-type="string">
            <text:p>Europe:Netherlands:Drenth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6]);&quot;','&quot;;TRIM([.D586]);&quot;','&quot;;TRIM([.A586]);&quot;','&quot;;TRIM([.B586]);&quot;'&quot;;[.$F$1])" office:value-type="string" office:string-value="insert into harmonization_table (table_name, column_name, valid_value, final_value) values ('sample_table','host_geo_origin','Europe:Netherlands:Drenthe:','Europe:Netherlands:Drenthe:-');" calcext:value-type="string">
            <text:p>insert into harmonization_table (table_name, column_name, valid_value, final_value) values ('sample_table','host_geo_origin','Europe:Netherlands:Drenthe:','Europe:Netherlands:Drenth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Eindho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7]);&quot;','&quot;;TRIM([.D587]);&quot;','&quot;;TRIM([.A587]);&quot;','&quot;;TRIM([.B587]);&quot;'&quot;;[.$F$1])" office:value-type="string" office:string-value="insert into harmonization_table (table_name, column_name, valid_value, final_value) values ('sample_table','host_geo_origin','Europe:Netherlands:North Brabant:Eindhoven','Europe:Netherlands:North Brabant:Eindhoven');" calcext:value-type="string">
            <text:p>insert into harmonization_table (table_name, column_name, valid_value, final_value) values ('sample_table','host_geo_origin','Europe:Netherlands:North Brabant:Eindhoven','Europe:Netherlands:North Brabant:Eindhoven');</text:p>
          </table:table-cell>
          <table:table-cell/>
        </table:table-row>
        <table:table-row table:style-name="ro1">
          <table:table-cell office:value-type="string" calcext:value-type="string">
            <text:p>Europe:Netherlands:Flevoland:</text:p>
          </table:table-cell>
          <table:table-cell office:value-type="string" calcext:value-type="string">
            <text:p>Europe:Netherlands:Flevo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8]);&quot;','&quot;;TRIM([.D588]);&quot;','&quot;;TRIM([.A588]);&quot;','&quot;;TRIM([.B588]);&quot;'&quot;;[.$F$1])" office:value-type="string" office:string-value="insert into harmonization_table (table_name, column_name, valid_value, final_value) values ('sample_table','host_geo_origin','Europe:Netherlands:Flevoland:','Europe:Netherlands:Flevoland:-');" calcext:value-type="string">
            <text:p>insert into harmonization_table (table_name, column_name, valid_value, final_value) values ('sample_table','host_geo_origin','Europe:Netherlands:Flevoland:','Europe:Netherlands:Flevoland:-');</text:p>
          </table:table-cell>
          <table:table-cell/>
        </table:table-row>
        <table:table-row table:style-name="ro1">
          <table:table-cell office:value-type="string" calcext:value-type="string">
            <text:p>Europe:Netherlands:Friesland:</text:p>
          </table:table-cell>
          <table:table-cell office:value-type="string" calcext:value-type="string">
            <text:p>Europe:Netherlands:Frie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9]);&quot;','&quot;;TRIM([.D589]);&quot;','&quot;;TRIM([.A589]);&quot;','&quot;;TRIM([.B589]);&quot;'&quot;;[.$F$1])" office:value-type="string" office:string-value="insert into harmonization_table (table_name, column_name, valid_value, final_value) values ('sample_table','host_geo_origin','Europe:Netherlands:Friesland:','Europe:Netherlands:Friesland:-');" calcext:value-type="string">
            <text:p>insert into harmonization_table (table_name, column_name, valid_value, final_value) values ('sample_table','host_geo_origin','Europe:Netherlands:Friesland:','Europe:Netherlands:Friesland:-');</text:p>
          </table:table-cell>
          <table:table-cell/>
        </table:table-row>
        <table:table-row table:style-name="ro1">
          <table:table-cell office:value-type="string" calcext:value-type="string">
            <text:p>Europe:Netherlands:Gelderland:</text:p>
          </table:table-cell>
          <table:table-cell office:value-type="string" calcext:value-type="string">
            <text:p>Europe:Netherlands:Gelde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0]);&quot;','&quot;;TRIM([.D590]);&quot;','&quot;;TRIM([.A590]);&quot;','&quot;;TRIM([.B590]);&quot;'&quot;;[.$F$1])" office:value-type="string" office:string-value="insert into harmonization_table (table_name, column_name, valid_value, final_value) values ('sample_table','host_geo_origin','Europe:Netherlands:Gelderland:','Europe:Netherlands:Gelderland:-');" calcext:value-type="string">
            <text:p>insert into harmonization_table (table_name, column_name, valid_value, final_value) values ('sample_table','host_geo_origin','Europe:Netherlands:Gelderland:','Europe:Netherlands:Gelder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Haarle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1]);&quot;','&quot;;TRIM([.D591]);&quot;','&quot;;TRIM([.A591]);&quot;','&quot;;TRIM([.B591]);&quot;'&quot;;[.$F$1])" office:value-type="string" office:string-value="insert into harmonization_table (table_name, column_name, valid_value, final_value) values ('sample_table','host_geo_origin','Europe:Netherlands:North Holland:Haarlem','Europe:Netherlands:North Holland:Haarlem');" calcext:value-type="string">
            <text:p>insert into harmonization_table (table_name, column_name, valid_value, final_value) values ('sample_table','host_geo_origin','Europe:Netherlands:North Holland:Haarlem','Europe:Netherlands:North Holland:Haarle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Hardinxveld Giessen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2]);&quot;','&quot;;TRIM([.D592]);&quot;','&quot;;TRIM([.A592]);&quot;','&quot;;TRIM([.B592]);&quot;'&quot;;[.$F$1])" office:value-type="string" office:string-value="insert into harmonization_table (table_name, column_name, valid_value, final_value) values ('sample_table','host_geo_origin','Europe:Netherlands:South Holland:Hardinxveld Giessendam','Europe:Netherlands:South Holland:Hardinxveld Giessendam');" calcext:value-type="string">
            <text:p>insert into harmonization_table (table_name, column_name, valid_value, final_value) values ('sample_table','host_geo_origin','Europe:Netherlands:South Holland:Hardinxveld Giessendam','Europe:Netherlands:South Holland:Hardinxveld Giessend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Helmo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3]);&quot;','&quot;;TRIM([.D593]);&quot;','&quot;;TRIM([.A593]);&quot;','&quot;;TRIM([.B593]);&quot;'&quot;;[.$F$1])" office:value-type="string" office:string-value="insert into harmonization_table (table_name, column_name, valid_value, final_value) values ('sample_table','host_geo_origin','Europe:Netherlands:North Brabant:Helmond','Europe:Netherlands:North Brabant:Helmond');" calcext:value-type="string">
            <text:p>insert into harmonization_table (table_name, column_name, valid_value, final_value) values ('sample_table','host_geo_origin','Europe:Netherlands:North Brabant:Helmond','Europe:Netherlands:North Brabant:Helmo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Utrecht:Hout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4]);&quot;','&quot;;TRIM([.D594]);&quot;','&quot;;TRIM([.A594]);&quot;','&quot;;TRIM([.B594]);&quot;'&quot;;[.$F$1])" office:value-type="string" office:string-value="insert into harmonization_table (table_name, column_name, valid_value, final_value) values ('sample_table','host_geo_origin','Europe:Netherlands:Utrecht:Houten','Europe:Netherlands:Utrecht:Houten');" calcext:value-type="string">
            <text:p>insert into harmonization_table (table_name, column_name, valid_value, final_value) values ('sample_table','host_geo_origin','Europe:Netherlands:Utrecht:Houten','Europe:Netherlands:Utrecht:Houten');</text:p>
          </table:table-cell>
          <table:table-cell/>
        </table:table-row>
        <table:table-row table:style-name="ro1">
          <table:table-cell office:value-type="string" calcext:value-type="string">
            <text:p>Europe:Netherlands:Leiden:</text:p>
          </table:table-cell>
          <table:table-cell office:value-type="string" calcext:value-type="string">
            <text:p>Europe:Netherlands:L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5]);&quot;','&quot;;TRIM([.D595]);&quot;','&quot;;TRIM([.A595]);&quot;','&quot;;TRIM([.B595]);&quot;'&quot;;[.$F$1])" office:value-type="string" office:string-value="insert into harmonization_table (table_name, column_name, valid_value, final_value) values ('sample_table','host_geo_origin','Europe:Netherlands:Leiden:','Europe:Netherlands:Leiden:-');" calcext:value-type="string">
            <text:p>insert into harmonization_table (table_name, column_name, valid_value, final_value) values ('sample_table','host_geo_origin','Europe:Netherlands:Leiden:','Europe:Netherlands:Leiden:-');</text:p>
          </table:table-cell>
          <table:table-cell/>
        </table:table-row>
        <table:table-row table:style-name="ro1">
          <table:table-cell office:value-type="string" calcext:value-type="string">
            <text:p>Europe:Netherlands:Limburg:</text:p>
          </table:table-cell>
          <table:table-cell office:value-type="string" calcext:value-type="string">
            <text:p>Europe:Netherlands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6]);&quot;','&quot;;TRIM([.D596]);&quot;','&quot;;TRIM([.A596]);&quot;','&quot;;TRIM([.B596]);&quot;'&quot;;[.$F$1])" office:value-type="string" office:string-value="insert into harmonization_table (table_name, column_name, valid_value, final_value) values ('sample_table','host_geo_origin','Europe:Netherlands:Limburg:','Europe:Netherlands:Limburg:-');" calcext:value-type="string">
            <text:p>insert into harmonization_table (table_name, column_name, valid_value, final_value) values ('sample_table','host_geo_origin','Europe:Netherlands:Limburg:','Europe:Netherlands:Limbur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Loon op z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7]);&quot;','&quot;;TRIM([.D597]);&quot;','&quot;;TRIM([.A597]);&quot;','&quot;;TRIM([.B597]);&quot;'&quot;;[.$F$1])" office:value-type="string" office:string-value="insert into harmonization_table (table_name, column_name, valid_value, final_value) values ('sample_table','host_geo_origin','Europe:Netherlands:North Brabant:Loon op zand','Europe:Netherlands:North Brabant:Loon op zand');" calcext:value-type="string">
            <text:p>insert into harmonization_table (table_name, column_name, valid_value, final_value) values ('sample_table','host_geo_origin','Europe:Netherlands:North Brabant:Loon op zand','Europe:Netherlands:North Brabant:Loon op zand');</text:p>
          </table:table-cell>
          <table:table-cell/>
        </table:table-row>
        <table:table-row table:style-name="ro1">
          <table:table-cell office:value-type="string" calcext:value-type="string">
            <text:p>Europe:Netherlands:Netherlands: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8]);&quot;','&quot;;TRIM([.D598]);&quot;','&quot;;TRIM([.A598]);&quot;','&quot;;TRIM([.B598]);&quot;'&quot;;[.$F$1])" office:value-type="string" office:string-value="insert into harmonization_table (table_name, column_name, valid_value, final_value) values ('sample_table','host_geo_origin','Europe:Netherlands:Netherlands:','Europe:Netherlands:-:-');" calcext:value-type="string">
            <text:p>insert into harmonization_table (table_name, column_name, valid_value, final_value) values ('sample_table','host_geo_origin','Europe:Netherlands:Netherlands:','Europe:Netherlands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Naa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9]);&quot;','&quot;;TRIM([.D599]);&quot;','&quot;;TRIM([.A599]);&quot;','&quot;;TRIM([.B599]);&quot;'&quot;;[.$F$1])" office:value-type="string" office:string-value="insert into harmonization_table (table_name, column_name, valid_value, final_value) values ('sample_table','host_geo_origin','Europe:Netherlands:North Holland:Naarden','Europe:Netherlands:North Holland:Naarden');" calcext:value-type="string">
            <text:p>insert into harmonization_table (table_name, column_name, valid_value, final_value) values ('sample_table','host_geo_origin','Europe:Netherlands:North Holland:Naarden','Europe:Netherlands:North Holland:Naard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Nieuwend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0]);&quot;','&quot;;TRIM([.D600]);&quot;','&quot;;TRIM([.A600]);&quot;','&quot;;TRIM([.B600]);&quot;'&quot;;[.$F$1])" office:value-type="string" office:string-value="insert into harmonization_table (table_name, column_name, valid_value, final_value) values ('sample_table','host_geo_origin','Europe:Netherlands:North Brabant:Nieuwendijk','Europe:Netherlands:North Brabant:Nieuwendijk');" calcext:value-type="string">
            <text:p>insert into harmonization_table (table_name, column_name, valid_value, final_value) values ('sample_table','host_geo_origin','Europe:Netherlands:North Brabant:Nieuwendijk','Europe:Netherlands:North Brabant:Nieuwendijk');</text:p>
          </table:table-cell>
          <table:table-cell/>
        </table:table-row>
        <table:table-row table:style-name="ro1">
          <table:table-cell office:value-type="string" calcext:value-type="string">
            <text:p>Europe:Netherlands:North Brabant:</text:p>
          </table:table-cell>
          <table:table-cell office:value-type="string" calcext:value-type="string">
            <text:p>Europe:Netherlands:North Braba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1]);&quot;','&quot;;TRIM([.D601]);&quot;','&quot;;TRIM([.A601]);&quot;','&quot;;TRIM([.B601]);&quot;'&quot;;[.$F$1])" office:value-type="string" office:string-value="insert into harmonization_table (table_name, column_name, valid_value, final_value) values ('sample_table','host_geo_origin','Europe:Netherlands:North Brabant:','Europe:Netherlands:North Brabant:-');" calcext:value-type="string">
            <text:p>insert into harmonization_table (table_name, column_name, valid_value, final_value) values ('sample_table','host_geo_origin','Europe:Netherlands:North Brabant:','Europe:Netherlands:North Brabant:-');</text:p>
          </table:table-cell>
          <table:table-cell/>
        </table:table-row>
        <table:table-row table:style-name="ro1">
          <table:table-cell office:value-type="string" calcext:value-type="string">
            <text:p>Europe:Netherlands:North Holland:</text:p>
          </table:table-cell>
          <table:table-cell office:value-type="string" calcext:value-type="string">
            <text:p>Europe:Netherlands:Nor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2]);&quot;','&quot;;TRIM([.D602]);&quot;','&quot;;TRIM([.A602]);&quot;','&quot;;TRIM([.B602]);&quot;'&quot;;[.$F$1])" office:value-type="string" office:string-value="insert into harmonization_table (table_name, column_name, valid_value, final_value) values ('sample_table','host_geo_origin','Europe:Netherlands:North Holland:','Europe:Netherlands:North Holland:-');" calcext:value-type="string">
            <text:p>insert into harmonization_table (table_name, column_name, valid_value, final_value) values ('sample_table','host_geo_origin','Europe:Netherlands:North Holland:','Europe:Netherlands:North Holland:-');</text:p>
          </table:table-cell>
          <table:table-cell/>
        </table:table-row>
        <table:table-row table:style-name="ro1">
          <table:table-cell office:value-type="string" calcext:value-type="string">
            <text:p>Europe:Netherlands:South Holland:</text:p>
          </table:table-cell>
          <table:table-cell office:value-type="string" calcext:value-type="string">
            <text:p>Europe:Netherlands:Sou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3]);&quot;','&quot;;TRIM([.D603]);&quot;','&quot;;TRIM([.A603]);&quot;','&quot;;TRIM([.B603]);&quot;'&quot;;[.$F$1])" office:value-type="string" office:string-value="insert into harmonization_table (table_name, column_name, valid_value, final_value) values ('sample_table','host_geo_origin','Europe:Netherlands:South Holland:','Europe:Netherlands:South Holland:-');" calcext:value-type="string">
            <text:p>insert into harmonization_table (table_name, column_name, valid_value, final_value) values ('sample_table','host_geo_origin','Europe:Netherlands:South Holland:','Europe:Netherlands:South Hol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Nootdor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4]);&quot;','&quot;;TRIM([.D604]);&quot;','&quot;;TRIM([.A604]);&quot;','&quot;;TRIM([.B604]);&quot;'&quot;;[.$F$1])" office:value-type="string" office:string-value="insert into harmonization_table (table_name, column_name, valid_value, final_value) values ('sample_table','host_geo_origin','Europe:Netherlands:South Holland:Nootdorp','Europe:Netherlands:South Holland:Nootdorp');" calcext:value-type="string">
            <text:p>insert into harmonization_table (table_name, column_name, valid_value, final_value) values ('sample_table','host_geo_origin','Europe:Netherlands:South Holland:Nootdorp','Europe:Netherlands:South Holland:Nootdor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Oisterw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5]);&quot;','&quot;;TRIM([.D605]);&quot;','&quot;;TRIM([.A605]);&quot;','&quot;;TRIM([.B605]);&quot;'&quot;;[.$F$1])" office:value-type="string" office:string-value="insert into harmonization_table (table_name, column_name, valid_value, final_value) values ('sample_table','host_geo_origin','Europe:Netherlands:North Brabant:Oisterwijk','Europe:Netherlands:North Brabant:Oisterwijk');" calcext:value-type="string">
            <text:p>insert into harmonization_table (table_name, column_name, valid_value, final_value) values ('sample_table','host_geo_origin','Europe:Netherlands:North Brabant:Oisterwijk','Europe:Netherlands:North Brabant:Oisterwij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6]);&quot;','&quot;;TRIM([.D606]);&quot;','&quot;;TRIM([.A606]);&quot;','&quot;;TRIM([.B606]);&quot;'&quot;;[.$F$1])" office:value-type="string" office:string-value="insert into harmonization_table (table_name, column_name, valid_value, final_value) values ('sample_table','host_geo_origin','Europe:Netherlands:North Brabant:Oss','Europe:Netherlands:North Brabant:Oss');" calcext:value-type="string">
            <text:p>insert into harmonization_table (table_name, column_name, valid_value, final_value) values ('sample_table','host_geo_origin','Europe:Netherlands:North Brabant:Oss','Europe:Netherlands:North Brabant:Oss');</text:p>
          </table:table-cell>
          <table:table-cell/>
        </table:table-row>
        <table:table-row table:style-name="ro1">
          <table:table-cell office:value-type="string" calcext:value-type="string">
            <text:p>Europe:Netherlands:Overijssel:</text:p>
          </table:table-cell>
          <table:table-cell office:value-type="string" calcext:value-type="string">
            <text:p>Europe:Netherlands:Overijs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7]);&quot;','&quot;;TRIM([.D607]);&quot;','&quot;;TRIM([.A607]);&quot;','&quot;;TRIM([.B607]);&quot;'&quot;;[.$F$1])" office:value-type="string" office:string-value="insert into harmonization_table (table_name, column_name, valid_value, final_value) values ('sample_table','host_geo_origin','Europe:Netherlands:Overijssel:','Europe:Netherlands:Overijssel:-');" calcext:value-type="string">
            <text:p>insert into harmonization_table (table_name, column_name, valid_value, final_value) values ('sample_table','host_geo_origin','Europe:Netherlands:Overijssel:','Europe:Netherlands:Overijsse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Rotter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8]);&quot;','&quot;;TRIM([.D608]);&quot;','&quot;;TRIM([.A608]);&quot;','&quot;;TRIM([.B608]);&quot;'&quot;;[.$F$1])" office:value-type="string" office:string-value="insert into harmonization_table (table_name, column_name, valid_value, final_value) values ('sample_table','host_geo_origin','Europe:Netherlands:South Holland:Rotterdam','Europe:Netherlands:South Holland:Rotterdam');" calcext:value-type="string">
            <text:p>insert into harmonization_table (table_name, column_name, valid_value, final_value) values ('sample_table','host_geo_origin','Europe:Netherlands:South Holland:Rotterdam','Europe:Netherlands:South Holland:Rotterd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Til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9]);&quot;','&quot;;TRIM([.D609]);&quot;','&quot;;TRIM([.A609]);&quot;','&quot;;TRIM([.B609]);&quot;'&quot;;[.$F$1])" office:value-type="string" office:string-value="insert into harmonization_table (table_name, column_name, valid_value, final_value) values ('sample_table','host_geo_origin','Europe:Netherlands:North Brabant:Tilburg','Europe:Netherlands:North Brabant:Tilburg');" calcext:value-type="string">
            <text:p>insert into harmonization_table (table_name, column_name, valid_value, final_value) values ('sample_table','host_geo_origin','Europe:Netherlands:North Brabant:Tilburg','Europe:Netherlands:North Brabant:Tilburg');</text:p>
          </table:table-cell>
          <table:table-cell/>
        </table:table-row>
        <table:table-row table:style-name="ro1">
          <table:table-cell office:value-type="string" calcext:value-type="string">
            <text:p>Europe:Netherlands:Utrecht:</text:p>
          </table:table-cell>
          <table:table-cell office:value-type="string" calcext:value-type="string">
            <text:p>Europe:Netherlands:Utr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0]);&quot;','&quot;;TRIM([.D610]);&quot;','&quot;;TRIM([.A610]);&quot;','&quot;;TRIM([.B610]);&quot;'&quot;;[.$F$1])" office:value-type="string" office:string-value="insert into harmonization_table (table_name, column_name, valid_value, final_value) values ('sample_table','host_geo_origin','Europe:Netherlands:Utrecht:','Europe:Netherlands:Utrecht:-');" calcext:value-type="string">
            <text:p>insert into harmonization_table (table_name, column_name, valid_value, final_value) values ('sample_table','host_geo_origin','Europe:Netherlands:Utrecht:','Europe:Netherlands:Utrech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Utrecht:Utrech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1]);&quot;','&quot;;TRIM([.D611]);&quot;','&quot;;TRIM([.A611]);&quot;','&quot;;TRIM([.B611]);&quot;'&quot;;[.$F$1])" office:value-type="string" office:string-value="insert into harmonization_table (table_name, column_name, valid_value, final_value) values ('sample_table','host_geo_origin','Europe:Netherlands:Utrecht:Utrecht','Europe:Netherlands:Utrecht:Utrecht');" calcext:value-type="string">
            <text:p>insert into harmonization_table (table_name, column_name, valid_value, final_value) values ('sample_table','host_geo_origin','Europe:Netherlands:Utrecht:Utrecht','Europe:Netherlands:Utrecht:Utrecht');</text:p>
          </table:table-cell>
          <table:table-cell/>
        </table:table-row>
        <table:table-row table:style-name="ro1">
          <table:table-cell office:value-type="string" calcext:value-type="string">
            <text:p>Europe:Austria:Burgenland:</text:p>
          </table:table-cell>
          <table:table-cell office:value-type="string" calcext:value-type="string">
            <text:p>Europe:Austria:Burgen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2]);&quot;','&quot;;TRIM([.D612]);&quot;','&quot;;TRIM([.A612]);&quot;','&quot;;TRIM([.B612]);&quot;'&quot;;[.$F$1])" office:value-type="string" office:string-value="insert into harmonization_table (table_name, column_name, valid_value, final_value) values ('sample_table','host_geo_origin','Europe:Austria:Burgenland:','Europe:Austria:Burgenland:-');" calcext:value-type="string">
            <text:p>insert into harmonization_table (table_name, column_name, valid_value, final_value) values ('sample_table','host_geo_origin','Europe:Austria:Burgenland:','Europe:Austria:Burgen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Flevoland:Zeewol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3]);&quot;','&quot;;TRIM([.D613]);&quot;','&quot;;TRIM([.A613]);&quot;','&quot;;TRIM([.B613]);&quot;'&quot;;[.$F$1])" office:value-type="string" office:string-value="insert into harmonization_table (table_name, column_name, valid_value, final_value) values ('sample_table','host_geo_origin','Europe:Netherlands:Flevoland:Zeewolde','Europe:Netherlands:Flevoland:Zeewolde');" calcext:value-type="string">
            <text:p>insert into harmonization_table (table_name, column_name, valid_value, final_value) values ('sample_table','host_geo_origin','Europe:Netherlands:Flevoland:Zeewolde','Europe:Netherlands:Flevoland:Zeewol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New Zealand:Auckland:Auck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4]);&quot;','&quot;;TRIM([.D614]);&quot;','&quot;;TRIM([.A614]);&quot;','&quot;;TRIM([.B614]);&quot;'&quot;;[.$F$1])" office:value-type="string" office:string-value="insert into harmonization_table (table_name, column_name, valid_value, final_value) values ('sample_table','host_geo_origin','Oceania:New Zealand:Auckland:Auckland','Oceania:New Zealand:Auckland:Auckland');" calcext:value-type="string">
            <text:p>insert into harmonization_table (table_name, column_name, valid_value, final_value) values ('sample_table','host_geo_origin','Oceania:New Zealand:Auckland:Auckland','Oceania:New Zealand:Auckland:Auckland');</text:p>
          </table:table-cell>
          <table:table-cell/>
        </table:table-row>
        <table:table-row table:style-name="ro1">
          <table:table-cell office:value-type="string" calcext:value-type="string">
            <text:p>Oceania:New Zealand:Auckland:</text:p>
          </table:table-cell>
          <table:table-cell office:value-type="string" calcext:value-type="string">
            <text:p>Oceania:New Zealand:Auck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5]);&quot;','&quot;;TRIM([.D615]);&quot;','&quot;;TRIM([.A615]);&quot;','&quot;;TRIM([.B615]);&quot;'&quot;;[.$F$1])" office:value-type="string" office:string-value="insert into harmonization_table (table_name, column_name, valid_value, final_value) values ('sample_table','host_geo_origin','Oceania:New Zealand:Auckland:','Oceania:New Zealand:Auckland:-');" calcext:value-type="string">
            <text:p>insert into harmonization_table (table_name, column_name, valid_value, final_value) values ('sample_table','host_geo_origin','Oceania:New Zealand:Auckland:','Oceania:New Zealand:Auckland:-');</text:p>
          </table:table-cell>
          <table:table-cell/>
        </table:table-row>
        <table:table-row table:style-name="ro1">
          <table:table-cell office:value-type="string" calcext:value-type="string">
            <text:p>Oceania:New Zealand:Wellington:</text:p>
          </table:table-cell>
          <table:table-cell office:value-type="string" calcext:value-type="string">
            <text:p>Oceania:New Zealand:Well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6]);&quot;','&quot;;TRIM([.D616]);&quot;','&quot;;TRIM([.A616]);&quot;','&quot;;TRIM([.B616]);&quot;'&quot;;[.$F$1])" office:value-type="string" office:string-value="insert into harmonization_table (table_name, column_name, valid_value, final_value) values ('sample_table','host_geo_origin','Oceania:New Zealand:Wellington:','Oceania:New Zealand:Wellington:-');" calcext:value-type="string">
            <text:p>insert into harmonization_table (table_name, column_name, valid_value, final_value) values ('sample_table','host_geo_origin','Oceania:New Zealand:Wellington:','Oceania:New Zealand:Wellington:-');</text:p>
          </table:table-cell>
          <table:table-cell/>
        </table:table-row>
        <table:table-row table:style-name="ro1">
          <table:table-cell office:value-type="string" calcext:value-type="string">
            <text:p>Oceania:New Zealand:Otago:</text:p>
          </table:table-cell>
          <table:table-cell office:value-type="string" calcext:value-type="string">
            <text:p>Oceania:New Zealand:Otag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7]);&quot;','&quot;;TRIM([.D617]);&quot;','&quot;;TRIM([.A617]);&quot;','&quot;;TRIM([.B617]);&quot;'&quot;;[.$F$1])" office:value-type="string" office:string-value="insert into harmonization_table (table_name, column_name, valid_value, final_value) values ('sample_table','host_geo_origin','Oceania:New Zealand:Otago:','Oceania:New Zealand:Otago:-');" calcext:value-type="string">
            <text:p>insert into harmonization_table (table_name, column_name, valid_value, final_value) values ('sample_table','host_geo_origin','Oceania:New Zealand:Otago:','Oceania:New Zealand:Otago:-');</text:p>
          </table:table-cell>
          <table:table-cell/>
        </table:table-row>
        <table:table-row table:style-name="ro1">
          <table:table-cell office:value-type="string" calcext:value-type="string">
            <text:p>Africa:Nigeria:Lagos:</text:p>
          </table:table-cell>
          <table:table-cell office:value-type="string" calcext:value-type="string">
            <text:p>Africa:Nigeria:Lago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8]);&quot;','&quot;;TRIM([.D618]);&quot;','&quot;;TRIM([.A618]);&quot;','&quot;;TRIM([.B618]);&quot;'&quot;;[.$F$1])" office:value-type="string" office:string-value="insert into harmonization_table (table_name, column_name, valid_value, final_value) values ('sample_table','host_geo_origin','Africa:Nigeria:Lagos:','Africa:Nigeria:Lagos:-');" calcext:value-type="string">
            <text:p>insert into harmonization_table (table_name, column_name, valid_value, final_value) values ('sample_table','host_geo_origin','Africa:Nigeria:Lagos:','Africa:Nigeria:Lagos:-');</text:p>
          </table:table-cell>
          <table:table-cell/>
        </table:table-row>
        <table:table-row table:style-name="ro1">
          <table:table-cell office:value-type="string" calcext:value-type="string">
            <text:p>Europe:United Kingdom:Northern Ireland:</text:p>
          </table:table-cell>
          <table:table-cell office:value-type="string" calcext:value-type="string">
            <text:p>Europe:United Kingdom:Northern Ire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9]);&quot;','&quot;;TRIM([.D619]);&quot;','&quot;;TRIM([.A619]);&quot;','&quot;;TRIM([.B619]);&quot;'&quot;;[.$F$1])" office:value-type="string" office:string-value="insert into harmonization_table (table_name, column_name, valid_value, final_value) values ('sample_table','host_geo_origin','Europe:United Kingdom:Northern Ireland:','Europe:United Kingdom:Northern Ireland:-');" calcext:value-type="string">
            <text:p>insert into harmonization_table (table_name, column_name, valid_value, final_value) values ('sample_table','host_geo_origin','Europe:United Kingdom:Northern Ireland:','Europe:United Kingdom:Northern Ireland:-');</text:p>
          </table:table-cell>
          <table:table-cell/>
        </table:table-row>
        <table:table-row table:style-name="ro1">
          <table:table-cell office:value-type="string" calcext:value-type="string">
            <text:p>Asia:Bangladesh:Bangladesh: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0]);&quot;','&quot;;TRIM([.D620]);&quot;','&quot;;TRIM([.A620]);&quot;','&quot;;TRIM([.B620]);&quot;'&quot;;[.$F$1])" office:value-type="string" office:string-value="insert into harmonization_table (table_name, column_name, valid_value, final_value) values ('sample_table','host_geo_origin','Asia:Bangladesh:Bangladesh:','Asia:Bangladesh:-:-');" calcext:value-type="string">
            <text:p>insert into harmonization_table (table_name, column_name, valid_value, final_value) values ('sample_table','host_geo_origin','Asia:Bangladesh:Bangladesh:','Asia:Bangladesh:-:-');</text:p>
          </table:table-cell>
          <table:table-cell/>
        </table:table-row>
        <table:table-row table:style-name="ro1">
          <table:table-cell office:value-type="string" calcext:value-type="string">
            <text:p>Asia:Bangladesh:Chattogram:</text:p>
          </table:table-cell>
          <table:table-cell office:value-type="string" calcext:value-type="string">
            <text:p>Asia:Bangladesh:Chattogr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1]);&quot;','&quot;;TRIM([.D621]);&quot;','&quot;;TRIM([.A621]);&quot;','&quot;;TRIM([.B621]);&quot;'&quot;;[.$F$1])" office:value-type="string" office:string-value="insert into harmonization_table (table_name, column_name, valid_value, final_value) values ('sample_table','host_geo_origin','Asia:Bangladesh:Chattogram:','Asia:Bangladesh:Chattogram:-');" calcext:value-type="string">
            <text:p>insert into harmonization_table (table_name, column_name, valid_value, final_value) values ('sample_table','host_geo_origin','Asia:Bangladesh:Chattogram:','Asia:Bangladesh:Chattogram:-');</text:p>
          </table:table-cell>
          <table:table-cell/>
        </table:table-row>
        <table:table-row table:style-name="ro1">
          <table:table-cell office:value-type="string" calcext:value-type="string">
            <text:p>Europe:Norway:Oslo:</text:p>
          </table:table-cell>
          <table:table-cell office:value-type="string" calcext:value-type="string">
            <text:p>Europe:Norway:Os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2]);&quot;','&quot;;TRIM([.D622]);&quot;','&quot;;TRIM([.A622]);&quot;','&quot;;TRIM([.B622]);&quot;'&quot;;[.$F$1])" office:value-type="string" office:string-value="insert into harmonization_table (table_name, column_name, valid_value, final_value) values ('sample_table','host_geo_origin','Europe:Norway:Oslo:','Europe:Norway:Oslo:-');" calcext:value-type="string">
            <text:p>insert into harmonization_table (table_name, column_name, valid_value, final_value) values ('sample_table','host_geo_origin','Europe:Norway:Oslo:','Europe:Norway:Oslo:-');</text:p>
          </table:table-cell>
          <table:table-cell/>
        </table:table-row>
        <table:table-row table:style-name="ro1">
          <table:table-cell office:value-type="string" calcext:value-type="string">
            <text:p>Europe:Norway:Norway:</text:p>
          </table:table-cell>
          <table:table-cell office:value-type="string" calcext:value-type="string">
            <text:p>Europe:Norway:Norwa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3]);&quot;','&quot;;TRIM([.D623]);&quot;','&quot;;TRIM([.A623]);&quot;','&quot;;TRIM([.B623]);&quot;'&quot;;[.$F$1])" office:value-type="string" office:string-value="insert into harmonization_table (table_name, column_name, valid_value, final_value) values ('sample_table','host_geo_origin','Europe:Norway:Norway:','Europe:Norway:Norway:-');" calcext:value-type="string">
            <text:p>insert into harmonization_table (table_name, column_name, valid_value, final_value) values ('sample_table','host_geo_origin','Europe:Norway:Norway:','Europe:Norway:Norway:-');</text:p>
          </table:table-cell>
          <table:table-cell/>
        </table:table-row>
        <table:table-row table:style-name="ro1">
          <table:table-cell office:value-type="string" calcext:value-type="string">
            <text:p>Europe:Norway:Trondheim:</text:p>
          </table:table-cell>
          <table:table-cell office:value-type="string" calcext:value-type="string">
            <text:p>Europe:Norway:Trondhei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4]);&quot;','&quot;;TRIM([.D624]);&quot;','&quot;;TRIM([.A624]);&quot;','&quot;;TRIM([.B624]);&quot;'&quot;;[.$F$1])" office:value-type="string" office:string-value="insert into harmonization_table (table_name, column_name, valid_value, final_value) values ('sample_table','host_geo_origin','Europe:Norway:Trondheim:','Europe:Norway:Trondheim:-');" calcext:value-type="string">
            <text:p>insert into harmonization_table (table_name, column_name, valid_value, final_value) values ('sample_table','host_geo_origin','Europe:Norway:Trondheim:','Europe:Norway:Trondhei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Pakistan:Gilgit Baltistan:Gilg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5]);&quot;','&quot;;TRIM([.D625]);&quot;','&quot;;TRIM([.A625]);&quot;','&quot;;TRIM([.B625]);&quot;'&quot;;[.$F$1])" office:value-type="string" office:string-value="insert into harmonization_table (table_name, column_name, valid_value, final_value) values ('sample_table','host_geo_origin','Asia:Pakistan:Gilgit Baltistan:Gilgit','Asia:Pakistan:Gilgit Baltistan:Gilgit');" calcext:value-type="string">
            <text:p>insert into harmonization_table (table_name, column_name, valid_value, final_value) values ('sample_table','host_geo_origin','Asia:Pakistan:Gilgit Baltistan:Gilgit','Asia:Pakistan:Gilgit Baltistan:Gilgit');</text:p>
          </table:table-cell>
          <table:table-cell/>
        </table:table-row>
        <table:table-row table:style-name="ro1">
          <table:table-cell office:value-type="string" calcext:value-type="string">
            <text:p>Asia:Pakistan:Karachi:</text:p>
          </table:table-cell>
          <table:table-cell office:value-type="string" calcext:value-type="string">
            <text:p>Asia:Pakistan:Kara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6]);&quot;','&quot;;TRIM([.D626]);&quot;','&quot;;TRIM([.A626]);&quot;','&quot;;TRIM([.B626]);&quot;'&quot;;[.$F$1])" office:value-type="string" office:string-value="insert into harmonization_table (table_name, column_name, valid_value, final_value) values ('sample_table','host_geo_origin','Asia:Pakistan:Karachi:','Asia:Pakistan:Karachi:-');" calcext:value-type="string">
            <text:p>insert into harmonization_table (table_name, column_name, valid_value, final_value) values ('sample_table','host_geo_origin','Asia:Pakistan:Karachi:','Asia:Pakistan:Karachi:-');</text:p>
          </table:table-cell>
          <table:table-cell/>
        </table:table-row>
        <table:table-row table:style-name="ro1">
          <table:table-cell office:value-type="string" calcext:value-type="string">
            <text:p>Asia:Pakistan:Khyber Pakhtunkhwa:</text:p>
          </table:table-cell>
          <table:table-cell office:value-type="string" calcext:value-type="string">
            <text:p>Asia:Pakistan:Khyber Pakhtunkh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7]);&quot;','&quot;;TRIM([.D627]);&quot;','&quot;;TRIM([.A627]);&quot;','&quot;;TRIM([.B627]);&quot;'&quot;;[.$F$1])" office:value-type="string" office:string-value="insert into harmonization_table (table_name, column_name, valid_value, final_value) values ('sample_table','host_geo_origin','Asia:Pakistan:Khyber Pakhtunkhwa:','Asia:Pakistan:Khyber Pakhtunkhwa:-');" calcext:value-type="string">
            <text:p>insert into harmonization_table (table_name, column_name, valid_value, final_value) values ('sample_table','host_geo_origin','Asia:Pakistan:Khyber Pakhtunkhwa:','Asia:Pakistan:Khyber Pakhtunkhwa:-');</text:p>
          </table:table-cell>
          <table:table-cell/>
        </table:table-row>
        <table:table-row table:style-name="ro1">
          <table:table-cell office:value-type="string" calcext:value-type="string">
            <text:p>North America:Panama:Panama City:</text:p>
          </table:table-cell>
          <table:table-cell office:value-type="string" calcext:value-type="string">
            <text:p>North America:Panama:Panama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8]);&quot;','&quot;;TRIM([.D628]);&quot;','&quot;;TRIM([.A628]);&quot;','&quot;;TRIM([.B628]);&quot;'&quot;;[.$F$1])" office:value-type="string" office:string-value="insert into harmonization_table (table_name, column_name, valid_value, final_value) values ('sample_table','host_geo_origin','North America:Panama:Panama City:','North America:Panama:Panama City:-');" calcext:value-type="string">
            <text:p>insert into harmonization_table (table_name, column_name, valid_value, final_value) values ('sample_table','host_geo_origin','North America:Panama:Panama City:','North America:Panama:Panama City:-');</text:p>
          </table:table-cell>
          <table:table-cell/>
        </table:table-row>
        <table:table-row table:style-name="ro1">
          <table:table-cell office:value-type="string" calcext:value-type="string">
            <text:p>South America:Peru:Lima:</text:p>
          </table:table-cell>
          <table:table-cell office:value-type="string" calcext:value-type="string">
            <text:p>South America:Peru:Li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9]);&quot;','&quot;;TRIM([.D629]);&quot;','&quot;;TRIM([.A629]);&quot;','&quot;;TRIM([.B629]);&quot;'&quot;;[.$F$1])" office:value-type="string" office:string-value="insert into harmonization_table (table_name, column_name, valid_value, final_value) values ('sample_table','host_geo_origin','South America:Peru:Lima:','South America:Peru:Lima:-');" calcext:value-type="string">
            <text:p>insert into harmonization_table (table_name, column_name, valid_value, final_value) values ('sample_table','host_geo_origin','South America:Peru:Lima:','South America:Peru:Lima:-');</text:p>
          </table:table-cell>
          <table:table-cell/>
        </table:table-row>
        <table:table-row table:style-name="ro1">
          <table:table-cell office:value-type="string" calcext:value-type="string">
            <text:p>Asia:Philippines:Manila:</text:p>
          </table:table-cell>
          <table:table-cell office:value-type="string" calcext:value-type="string">
            <text:p>Asia:Philippines:Mani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0]);&quot;','&quot;;TRIM([.D630]);&quot;','&quot;;TRIM([.A630]);&quot;','&quot;;TRIM([.B630]);&quot;'&quot;;[.$F$1])" office:value-type="string" office:string-value="insert into harmonization_table (table_name, column_name, valid_value, final_value) values ('sample_table','host_geo_origin','Asia:Philippines:Manila:','Asia:Philippines:Manila:-');" calcext:value-type="string">
            <text:p>insert into harmonization_table (table_name, column_name, valid_value, final_value) values ('sample_table','host_geo_origin','Asia:Philippines:Manila:','Asia:Philippines:Manila:-');</text:p>
          </table:table-cell>
          <table:table-cell/>
        </table:table-row>
        <table:table-row table:style-name="ro1">
          <table:table-cell office:value-type="string" calcext:value-type="string">
            <text:p>Asia:Philippines:Philippines:</text:p>
          </table:table-cell>
          <table:table-cell office:value-type="string" calcext:value-type="string">
            <text:p>Asia:Philippine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1]);&quot;','&quot;;TRIM([.D631]);&quot;','&quot;;TRIM([.A631]);&quot;','&quot;;TRIM([.B631]);&quot;'&quot;;[.$F$1])" office:value-type="string" office:string-value="insert into harmonization_table (table_name, column_name, valid_value, final_value) values ('sample_table','host_geo_origin','Asia:Philippines:Philippines:','Asia:Philippines:-:-');" calcext:value-type="string">
            <text:p>insert into harmonization_table (table_name, column_name, valid_value, final_value) values ('sample_table','host_geo_origin','Asia:Philippines:Philippines:','Asia:Philippines:-:-');</text:p>
          </table:table-cell>
          <table:table-cell/>
        </table:table-row>
        <table:table-row table:style-name="ro1">
          <table:table-cell office:value-type="string" calcext:value-type="string">
            <text:p>Asia:Bangladesh:Dhaka:</text:p>
          </table:table-cell>
          <table:table-cell office:value-type="string" calcext:value-type="string">
            <text:p>Asia:Bangladesh:Dh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2]);&quot;','&quot;;TRIM([.D632]);&quot;','&quot;;TRIM([.A632]);&quot;','&quot;;TRIM([.B632]);&quot;'&quot;;[.$F$1])" office:value-type="string" office:string-value="insert into harmonization_table (table_name, column_name, valid_value, final_value) values ('sample_table','host_geo_origin','Asia:Bangladesh:Dhaka:','Asia:Bangladesh:Dhaka:-');" calcext:value-type="string">
            <text:p>insert into harmonization_table (table_name, column_name, valid_value, final_value) values ('sample_table','host_geo_origin','Asia:Bangladesh:Dhaka:','Asia:Bangladesh:Dhaka:-');</text:p>
          </table:table-cell>
          <table:table-cell/>
        </table:table-row>
        <table:table-row table:style-name="ro1">
          <table:table-cell office:value-type="string" calcext:value-type="string">
            <text:p>Europe:Poland:Pomorskie:</text:p>
          </table:table-cell>
          <table:table-cell office:value-type="string" calcext:value-type="string">
            <text:p>Europe:Poland:Pomor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3]);&quot;','&quot;;TRIM([.D633]);&quot;','&quot;;TRIM([.A633]);&quot;','&quot;;TRIM([.B633]);&quot;'&quot;;[.$F$1])" office:value-type="string" office:string-value="insert into harmonization_table (table_name, column_name, valid_value, final_value) values ('sample_table','host_geo_origin','Europe:Poland:Pomorskie:','Europe:Poland:Pomorskie:-');" calcext:value-type="string">
            <text:p>insert into harmonization_table (table_name, column_name, valid_value, final_value) values ('sample_table','host_geo_origin','Europe:Poland:Pomorskie:','Europe:Poland:Pomorskie:-');</text:p>
          </table:table-cell>
          <table:table-cell/>
        </table:table-row>
        <table:table-row table:style-name="ro1">
          <table:table-cell office:value-type="string" calcext:value-type="string">
            <text:p>Europe:Poland:Wielkopolskie:</text:p>
          </table:table-cell>
          <table:table-cell office:value-type="string" calcext:value-type="string">
            <text:p>Europe:Poland:Wielkopol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4]);&quot;','&quot;;TRIM([.D634]);&quot;','&quot;;TRIM([.A634]);&quot;','&quot;;TRIM([.B634]);&quot;'&quot;;[.$F$1])" office:value-type="string" office:string-value="insert into harmonization_table (table_name, column_name, valid_value, final_value) values ('sample_table','host_geo_origin','Europe:Poland:Wielkopolskie:','Europe:Poland:Wielkopolskie:-');" calcext:value-type="string">
            <text:p>insert into harmonization_table (table_name, column_name, valid_value, final_value) values ('sample_table','host_geo_origin','Europe:Poland:Wielkopolskie:','Europe:Poland:Wielkopolskie:-');</text:p>
          </table:table-cell>
          <table:table-cell/>
        </table:table-row>
        <table:table-row table:style-name="ro1">
          <table:table-cell office:value-type="string" calcext:value-type="string">
            <text:p>Europe:Poland:Malopolskie:KrakÃ³w</text:p>
          </table:table-cell>
          <table:table-cell office:value-type="string" calcext:value-type="string">
            <text:p>Europe:Poland:Malopolskie:Krakow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5]);&quot;','&quot;;TRIM([.D635]);&quot;','&quot;;TRIM([.A635]);&quot;','&quot;;TRIM([.B635]);&quot;'&quot;;[.$F$1])" office:value-type="string" office:string-value="insert into harmonization_table (table_name, column_name, valid_value, final_value) values ('sample_table','host_geo_origin','Europe:Poland:Malopolskie:KrakÃ³w','Europe:Poland:Malopolskie:Krakow');" calcext:value-type="string">
            <text:p>insert into harmonization_table (table_name, column_name, valid_value, final_value) values ('sample_table','host_geo_origin','Europe:Poland:Malopolskie:KrakÃ³w','Europe:Poland:Malopolskie:Krakow');</text:p>
          </table:table-cell>
          <table:table-cell/>
        </table:table-row>
        <table:table-row table:style-name="ro1">
          <table:table-cell office:value-type="string" calcext:value-type="string">
            <text:p>Europe:Poland:Zielonogorskie:</text:p>
          </table:table-cell>
          <table:table-cell office:value-type="string" calcext:value-type="string">
            <text:p>Europe:Poland:Zielonogor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6]);&quot;','&quot;;TRIM([.D636]);&quot;','&quot;;TRIM([.A636]);&quot;','&quot;;TRIM([.B636]);&quot;'&quot;;[.$F$1])" office:value-type="string" office:string-value="insert into harmonization_table (table_name, column_name, valid_value, final_value) values ('sample_table','host_geo_origin','Europe:Poland:Zielonogorskie:','Europe:Poland:Zielonogorskie:-');" calcext:value-type="string">
            <text:p>insert into harmonization_table (table_name, column_name, valid_value, final_value) values ('sample_table','host_geo_origin','Europe:Poland:Zielonogorskie:','Europe:Poland:Zielonogorskie:-');</text:p>
          </table:table-cell>
          <table:table-cell/>
        </table:table-row>
        <table:table-row table:style-name="ro1">
          <table:table-cell office:value-type="string" calcext:value-type="string">
            <text:p>Europe:Poland:Malopolskie:</text:p>
          </table:table-cell>
          <table:table-cell office:value-type="string" calcext:value-type="string">
            <text:p>Europe:Poland:Malopol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7]);&quot;','&quot;;TRIM([.D637]);&quot;','&quot;;TRIM([.A637]);&quot;','&quot;;TRIM([.B637]);&quot;'&quot;;[.$F$1])" office:value-type="string" office:string-value="insert into harmonization_table (table_name, column_name, valid_value, final_value) values ('sample_table','host_geo_origin','Europe:Poland:Malopolskie:','Europe:Poland:Malopolskie:-');" calcext:value-type="string">
            <text:p>insert into harmonization_table (table_name, column_name, valid_value, final_value) values ('sample_table','host_geo_origin','Europe:Poland:Malopolskie:','Europe:Poland:Malopolskie:-');</text:p>
          </table:table-cell>
          <table:table-cell/>
        </table:table-row>
        <table:table-row table:style-name="ro1">
          <table:table-cell office:value-type="string" calcext:value-type="string">
            <text:p>Europe:Poland:Slask:</text:p>
          </table:table-cell>
          <table:table-cell office:value-type="string" calcext:value-type="string">
            <text:p>Europe:Poland:Slas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8]);&quot;','&quot;;TRIM([.D638]);&quot;','&quot;;TRIM([.A638]);&quot;','&quot;;TRIM([.B638]);&quot;'&quot;;[.$F$1])" office:value-type="string" office:string-value="insert into harmonization_table (table_name, column_name, valid_value, final_value) values ('sample_table','host_geo_origin','Europe:Poland:Slask:','Europe:Poland:Slask:-');" calcext:value-type="string">
            <text:p>insert into harmonization_table (table_name, column_name, valid_value, final_value) values ('sample_table','host_geo_origin','Europe:Poland:Slask:','Europe:Poland:Slask:-');</text:p>
          </table:table-cell>
          <table:table-cell/>
        </table:table-row>
        <table:table-row table:style-name="ro1">
          <table:table-cell office:value-type="string" calcext:value-type="string">
            <text:p>Europe:Poland:Dolnoslaskie:</text:p>
          </table:table-cell>
          <table:table-cell office:value-type="string" calcext:value-type="string">
            <text:p>Europe:Poland:Dolnosla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9]);&quot;','&quot;;TRIM([.D639]);&quot;','&quot;;TRIM([.A639]);&quot;','&quot;;TRIM([.B639]);&quot;'&quot;;[.$F$1])" office:value-type="string" office:string-value="insert into harmonization_table (table_name, column_name, valid_value, final_value) values ('sample_table','host_geo_origin','Europe:Poland:Dolnoslaskie:','Europe:Poland:Dolnoslaskie:-');" calcext:value-type="string">
            <text:p>insert into harmonization_table (table_name, column_name, valid_value, final_value) values ('sample_table','host_geo_origin','Europe:Poland:Dolnoslaskie:','Europe:Poland:Dolnoslaskie:-');</text:p>
          </table:table-cell>
          <table:table-cell/>
        </table:table-row>
        <table:table-row table:style-name="ro1">
          <table:table-cell office:value-type="string" calcext:value-type="string">
            <text:p>Europe:Portugal:Portugal:</text:p>
          </table:table-cell>
          <table:table-cell office:value-type="string" calcext:value-type="string">
            <text:p>Europe:Portug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0]);&quot;','&quot;;TRIM([.D640]);&quot;','&quot;;TRIM([.A640]);&quot;','&quot;;TRIM([.B640]);&quot;'&quot;;[.$F$1])" office:value-type="string" office:string-value="insert into harmonization_table (table_name, column_name, valid_value, final_value) values ('sample_table','host_geo_origin','Europe:Portugal:Portugal:','Europe:Portugal:-:-');" calcext:value-type="string">
            <text:p>insert into harmonization_table (table_name, column_name, valid_value, final_value) values ('sample_table','host_geo_origin','Europe:Portugal:Portugal:','Europe:Portugal:-:-');</text:p>
          </table:table-cell>
          <table:table-cell/>
        </table:table-row>
        <table:table-row table:style-name="ro1">
          <table:table-cell office:value-type="string" calcext:value-type="string">
            <text:p>Europe:Portugal:Lisbon:</text:p>
          </table:table-cell>
          <table:table-cell office:value-type="string" calcext:value-type="string">
            <text:p>Europe:Portugal:Lisb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1]);&quot;','&quot;;TRIM([.D641]);&quot;','&quot;;TRIM([.A641]);&quot;','&quot;;TRIM([.B641]);&quot;'&quot;;[.$F$1])" office:value-type="string" office:string-value="insert into harmonization_table (table_name, column_name, valid_value, final_value) values ('sample_table','host_geo_origin','Europe:Portugal:Lisbon:','Europe:Portugal:Lisbon:-');" calcext:value-type="string">
            <text:p>insert into harmonization_table (table_name, column_name, valid_value, final_value) values ('sample_table','host_geo_origin','Europe:Portugal:Lisbon:','Europe:Portugal:Lisbon:-');</text:p>
          </table:table-cell>
          <table:table-cell/>
        </table:table-row>
        <table:table-row table:style-name="ro1">
          <table:table-cell office:value-type="string" calcext:value-type="string">
            <text:p>Asia:China:Beijing:Beijing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2]);&quot;','&quot;;TRIM([.D642]);&quot;','&quot;;TRIM([.A642]);&quot;','&quot;;TRIM([.B642]);&quot;'&quot;;[.$F$1])" office:value-type="string" office:string-value="insert into harmonization_table (table_name, column_name, valid_value, final_value) values ('sample_table','host_geo_origin','Asia:China:Beijing:Beijing','Asia:China:Beijing:-');" calcext:value-type="string">
            <text:p>insert into harmonization_table (table_name, column_name, valid_value, final_value) values ('sample_table','host_geo_origin','Asia:China:Beijing:Beijing','Asia:China:Beijing:-');</text:p>
          </table:table-cell>
          <table:table-cell/>
        </table:table-row>
        <table:table-row table:style-name="ro1">
          <table:table-cell office:value-type="string" calcext:value-type="string">
            <text:p>Asia:China:Beijing: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3]);&quot;','&quot;;TRIM([.D643]);&quot;','&quot;;TRIM([.A643]);&quot;','&quot;;TRIM([.B643]);&quot;'&quot;;[.$F$1])" office:value-type="string" office:string-value="insert into harmonization_table (table_name, column_name, valid_value, final_value) values ('sample_table','host_geo_origin','Asia:China:Beijing:','Asia:China:Beijing:-');" calcext:value-type="string">
            <text:p>insert into harmonization_table (table_name, column_name, valid_value, final_value) values ('sample_table','host_geo_origin','Asia:China:Beijing:','Asia:China:Beijing:-');</text:p>
          </table:table-cell>
          <table:table-cell/>
        </table:table-row>
        <table:table-row table:style-name="ro1">
          <table:table-cell office:value-type="string" calcext:value-type="string">
            <text:p>North America:USA:Puerto Rico: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4]);&quot;','&quot;;TRIM([.D644]);&quot;','&quot;;TRIM([.A644]);&quot;','&quot;;TRIM([.B644]);&quot;'&quot;;[.$F$1])" office:value-type="string" office:string-value="insert into harmonization_table (table_name, column_name, valid_value, final_value) values ('sample_table','host_geo_origin','North America:USA:Puerto Rico:','North America:USA:Puerto Rico:-');" calcext:value-type="string">
            <text:p>insert into harmonization_table (table_name, column_name, valid_value, final_value) values ('sample_table','host_geo_origin','North America:USA:Puerto Rico: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Asia:Qatar:Doha:</text:p>
          </table:table-cell>
          <table:table-cell office:value-type="string" calcext:value-type="string">
            <text:p>Asia:Qatar:Do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5]);&quot;','&quot;;TRIM([.D645]);&quot;','&quot;;TRIM([.A645]);&quot;','&quot;;TRIM([.B645]);&quot;'&quot;;[.$F$1])" office:value-type="string" office:string-value="insert into harmonization_table (table_name, column_name, valid_value, final_value) values ('sample_table','host_geo_origin','Asia:Qatar:Doha:','Asia:Qatar:Doha:-');" calcext:value-type="string">
            <text:p>insert into harmonization_table (table_name, column_name, valid_value, final_value) values ('sample_table','host_geo_origin','Asia:Qatar:Doha:','Asia:Qatar:Doha:-');</text:p>
          </table:table-cell>
          <table:table-cell/>
        </table:table-row>
        <table:table-row table:style-name="ro1">
          <table:table-cell office:value-type="string" calcext:value-type="string">
            <text:p>Europe:Romania:Bucharest:</text:p>
          </table:table-cell>
          <table:table-cell office:value-type="string" calcext:value-type="string">
            <text:p>Europe:Romania:Buchare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6]);&quot;','&quot;;TRIM([.D646]);&quot;','&quot;;TRIM([.A646]);&quot;','&quot;;TRIM([.B646]);&quot;'&quot;;[.$F$1])" office:value-type="string" office:string-value="insert into harmonization_table (table_name, column_name, valid_value, final_value) values ('sample_table','host_geo_origin','Europe:Romania:Bucharest:','Europe:Romania:Bucharest:-');" calcext:value-type="string">
            <text:p>insert into harmonization_table (table_name, column_name, valid_value, final_value) values ('sample_table','host_geo_origin','Europe:Romania:Bucharest:','Europe:Romania:Bucharest:-');</text:p>
          </table:table-cell>
          <table:table-cell/>
        </table:table-row>
        <table:table-row table:style-name="ro1">
          <table:table-cell office:value-type="string" calcext:value-type="string">
            <text:p>Europe:Romania:Constanta:</text:p>
          </table:table-cell>
          <table:table-cell office:value-type="string" calcext:value-type="string">
            <text:p>Europe:Romania:Constan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7]);&quot;','&quot;;TRIM([.D647]);&quot;','&quot;;TRIM([.A647]);&quot;','&quot;;TRIM([.B647]);&quot;'&quot;;[.$F$1])" office:value-type="string" office:string-value="insert into harmonization_table (table_name, column_name, valid_value, final_value) values ('sample_table','host_geo_origin','Europe:Romania:Constanta:','Europe:Romania:Constanta:-');" calcext:value-type="string">
            <text:p>insert into harmonization_table (table_name, column_name, valid_value, final_value) values ('sample_table','host_geo_origin','Europe:Romania:Constanta:','Europe:Romania:Constanta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Buryatia:</text:p>
          </table:table-cell>
          <table:table-cell office:value-type="string" calcext:value-type="string">
            <text:p>Europe:Russia:Republic of Buryat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8]);&quot;','&quot;;TRIM([.D648]);&quot;','&quot;;TRIM([.A648]);&quot;','&quot;;TRIM([.B648]);&quot;'&quot;;[.$F$1])" office:value-type="string" office:string-value="insert into harmonization_table (table_name, column_name, valid_value, final_value) values ('sample_table','host_geo_origin','Europe:Russia:Republic of Buryatia:','Europe:Russia:Republic of Buryatia:-');" calcext:value-type="string">
            <text:p>insert into harmonization_table (table_name, column_name, valid_value, final_value) values ('sample_table','host_geo_origin','Europe:Russia:Republic of Buryatia:','Europe:Russia:Republic of Buryatia:-');</text:p>
          </table:table-cell>
          <table:table-cell/>
        </table:table-row>
        <table:table-row table:style-name="ro1">
          <table:table-cell office:value-type="string" calcext:value-type="string">
            <text:p>Europe:Russia:Chechen Republic:</text:p>
          </table:table-cell>
          <table:table-cell office:value-type="string" calcext:value-type="string">
            <text:p>Europe:Russia:Chechen Republi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9]);&quot;','&quot;;TRIM([.D649]);&quot;','&quot;;TRIM([.A649]);&quot;','&quot;;TRIM([.B649]);&quot;'&quot;;[.$F$1])" office:value-type="string" office:string-value="insert into harmonization_table (table_name, column_name, valid_value, final_value) values ('sample_table','host_geo_origin','Europe:Russia:Chechen Republic:','Europe:Russia:Chechen Republic:-');" calcext:value-type="string">
            <text:p>insert into harmonization_table (table_name, column_name, valid_value, final_value) values ('sample_table','host_geo_origin','Europe:Russia:Chechen Republic:','Europe:Russia:Chechen Republic:-');</text:p>
          </table:table-cell>
          <table:table-cell/>
        </table:table-row>
        <table:table-row table:style-name="ro1">
          <table:table-cell office:value-type="string" calcext:value-type="string">
            <text:p>Europe:Russia:Chelyabinsk Region:</text:p>
          </table:table-cell>
          <table:table-cell office:value-type="string" calcext:value-type="string">
            <text:p>Europe:Russia:Chelyabin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0]);&quot;','&quot;;TRIM([.D650]);&quot;','&quot;;TRIM([.A650]);&quot;','&quot;;TRIM([.B650]);&quot;'&quot;;[.$F$1])" office:value-type="string" office:string-value="insert into harmonization_table (table_name, column_name, valid_value, final_value) values ('sample_table','host_geo_origin','Europe:Russia:Chelyabinsk Region:','Europe:Russia:Chelyabinsk Region:-');" calcext:value-type="string">
            <text:p>insert into harmonization_table (table_name, column_name, valid_value, final_value) values ('sample_table','host_geo_origin','Europe:Russia:Chelyabinsk Region:','Europe:Russia:Chelyabinsk Region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Crymea:</text:p>
          </table:table-cell>
          <table:table-cell office:value-type="string" calcext:value-type="string">
            <text:p>Europe:Russia:Republic of Cryme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1]);&quot;','&quot;;TRIM([.D651]);&quot;','&quot;;TRIM([.A651]);&quot;','&quot;;TRIM([.B651]);&quot;'&quot;;[.$F$1])" office:value-type="string" office:string-value="insert into harmonization_table (table_name, column_name, valid_value, final_value) values ('sample_table','host_geo_origin','Europe:Russia:Republic of Crymea:','Europe:Russia:Republic of Crymea:-');" calcext:value-type="string">
            <text:p>insert into harmonization_table (table_name, column_name, valid_value, final_value) values ('sample_table','host_geo_origin','Europe:Russia:Republic of Crymea:','Europe:Russia:Republic of Crymea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Kabardino-Balkaria:</text:p>
          </table:table-cell>
          <table:table-cell office:value-type="string" calcext:value-type="string">
            <text:p>Europe:Russia:Republic of Kabardino-Balk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2]);&quot;','&quot;;TRIM([.D652]);&quot;','&quot;;TRIM([.A652]);&quot;','&quot;;TRIM([.B652]);&quot;'&quot;;[.$F$1])" office:value-type="string" office:string-value="insert into harmonization_table (table_name, column_name, valid_value, final_value) values ('sample_table','host_geo_origin','Europe:Russia:Republic of Kabardino-Balkaria:','Europe:Russia:Republic of Kabardino-Balkaria:-');" calcext:value-type="string">
            <text:p>insert into harmonization_table (table_name, column_name, valid_value, final_value) values ('sample_table','host_geo_origin','Europe:Russia:Republic of Kabardino-Balkaria:','Europe:Russia:Republic of Kabardino-Balkaria:-');</text:p>
          </table:table-cell>
          <table:table-cell/>
        </table:table-row>
        <table:table-row table:style-name="ro1">
          <table:table-cell office:value-type="string" calcext:value-type="string">
            <text:p>Europe:Russia:Khabarovsk Region:</text:p>
          </table:table-cell>
          <table:table-cell office:value-type="string" calcext:value-type="string">
            <text:p>Europe:Russia:Khabarov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3]);&quot;','&quot;;TRIM([.D653]);&quot;','&quot;;TRIM([.A653]);&quot;','&quot;;TRIM([.B653]);&quot;'&quot;;[.$F$1])" office:value-type="string" office:string-value="insert into harmonization_table (table_name, column_name, valid_value, final_value) values ('sample_table','host_geo_origin','Europe:Russia:Khabarovsk Region:','Europe:Russia:Khabarovsk Region:-');" calcext:value-type="string">
            <text:p>insert into harmonization_table (table_name, column_name, valid_value, final_value) values ('sample_table','host_geo_origin','Europe:Russia:Khabarovsk Region:','Europe:Russia:Khabarovsk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Russia:Leningrad Region:Kip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4]);&quot;','&quot;;TRIM([.D654]);&quot;','&quot;;TRIM([.A654]);&quot;','&quot;;TRIM([.B654]);&quot;'&quot;;[.$F$1])" office:value-type="string" office:string-value="insert into harmonization_table (table_name, column_name, valid_value, final_value) values ('sample_table','host_geo_origin','Europe:Russia:Leningrad Region:Kipen','Europe:Russia:Leningrad Region:Kipen');" calcext:value-type="string">
            <text:p>insert into harmonization_table (table_name, column_name, valid_value, final_value) values ('sample_table','host_geo_origin','Europe:Russia:Leningrad Region:Kipen','Europe:Russia:Leningrad Region:Kipen');</text:p>
          </table:table-cell>
          <table:table-cell/>
        </table:table-row>
        <table:table-row table:style-name="ro1">
          <table:table-cell office:value-type="string" calcext:value-type="string">
            <text:p>Europe:Russia:Krasnodar Region:</text:p>
          </table:table-cell>
          <table:table-cell office:value-type="string" calcext:value-type="string">
            <text:p>Europe:Russia:Krasnodar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5]);&quot;','&quot;;TRIM([.D655]);&quot;','&quot;;TRIM([.A655]);&quot;','&quot;;TRIM([.B655]);&quot;'&quot;;[.$F$1])" office:value-type="string" office:string-value="insert into harmonization_table (table_name, column_name, valid_value, final_value) values ('sample_table','host_geo_origin','Europe:Russia:Krasnodar Region:','Europe:Russia:Krasnodar Region:-');" calcext:value-type="string">
            <text:p>insert into harmonization_table (table_name, column_name, valid_value, final_value) values ('sample_table','host_geo_origin','Europe:Russia:Krasnodar Region:','Europe:Russia:Krasnodar Region:-');</text:p>
          </table:table-cell>
          <table:table-cell/>
        </table:table-row>
        <table:table-row table:style-name="ro1">
          <table:table-cell office:value-type="string" calcext:value-type="string">
            <text:p>Europe:Russia:Krasnoyarsk Region:</text:p>
          </table:table-cell>
          <table:table-cell office:value-type="string" calcext:value-type="string">
            <text:p>Europe:Russia:Krasnoyar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6]);&quot;','&quot;;TRIM([.D656]);&quot;','&quot;;TRIM([.A656]);&quot;','&quot;;TRIM([.B656]);&quot;'&quot;;[.$F$1])" office:value-type="string" office:string-value="insert into harmonization_table (table_name, column_name, valid_value, final_value) values ('sample_table','host_geo_origin','Europe:Russia:Krasnoyarsk Region:','Europe:Russia:Krasnoyarsk Region:-');" calcext:value-type="string">
            <text:p>insert into harmonization_table (table_name, column_name, valid_value, final_value) values ('sample_table','host_geo_origin','Europe:Russia:Krasnoyarsk Region:','Europe:Russia:Krasnoyarsk Region:-');</text:p>
          </table:table-cell>
          <table:table-cell/>
        </table:table-row>
        <table:table-row table:style-name="ro1">
          <table:table-cell office:value-type="string" calcext:value-type="string">
            <text:p>Europe:Russia:Lipetsk Region:</text:p>
          </table:table-cell>
          <table:table-cell office:value-type="string" calcext:value-type="string">
            <text:p>Europe:Russia:Lipet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7]);&quot;','&quot;;TRIM([.D657]);&quot;','&quot;;TRIM([.A657]);&quot;','&quot;;TRIM([.B657]);&quot;'&quot;;[.$F$1])" office:value-type="string" office:string-value="insert into harmonization_table (table_name, column_name, valid_value, final_value) values ('sample_table','host_geo_origin','Europe:Russia:Lipetsk Region:','Europe:Russia:Lipetsk Region:-');" calcext:value-type="string">
            <text:p>insert into harmonization_table (table_name, column_name, valid_value, final_value) values ('sample_table','host_geo_origin','Europe:Russia:Lipetsk Region:','Europe:Russia:Lipetsk Region:-');</text:p>
          </table:table-cell>
          <table:table-cell/>
        </table:table-row>
        <table:table-row table:style-name="ro1">
          <table:table-cell office:value-type="string" calcext:value-type="string">
            <text:p>Europe:Russia:Moscow:</text:p>
          </table:table-cell>
          <table:table-cell office:value-type="string" calcext:value-type="string">
            <text:p>Europe:Russia:Mosco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8]);&quot;','&quot;;TRIM([.D658]);&quot;','&quot;;TRIM([.A658]);&quot;','&quot;;TRIM([.B658]);&quot;'&quot;;[.$F$1])" office:value-type="string" office:string-value="insert into harmonization_table (table_name, column_name, valid_value, final_value) values ('sample_table','host_geo_origin','Europe:Russia:Moscow:','Europe:Russia:Moscow:-');" calcext:value-type="string">
            <text:p>insert into harmonization_table (table_name, column_name, valid_value, final_value) values ('sample_table','host_geo_origin','Europe:Russia:Moscow:','Europe:Russia:Moscow:-');</text:p>
          </table:table-cell>
          <table:table-cell/>
        </table:table-row>
        <table:table-row table:style-name="ro1">
          <table:table-cell office:value-type="string" calcext:value-type="string">
            <text:p>Europe:Russia:Moscow Region:</text:p>
          </table:table-cell>
          <table:table-cell office:value-type="string" calcext:value-type="string">
            <text:p>Europe:Russia:Moscow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9]);&quot;','&quot;;TRIM([.D659]);&quot;','&quot;;TRIM([.A659]);&quot;','&quot;;TRIM([.B659]);&quot;'&quot;;[.$F$1])" office:value-type="string" office:string-value="insert into harmonization_table (table_name, column_name, valid_value, final_value) values ('sample_table','host_geo_origin','Europe:Russia:Moscow Region:','Europe:Russia:Moscow Region:-');" calcext:value-type="string">
            <text:p>insert into harmonization_table (table_name, column_name, valid_value, final_value) values ('sample_table','host_geo_origin','Europe:Russia:Moscow Region:','Europe:Russia:Moscow Region:-');</text:p>
          </table:table-cell>
          <table:table-cell/>
        </table:table-row>
        <table:table-row table:style-name="ro1">
          <table:table-cell office:value-type="string" calcext:value-type="string">
            <text:p>Europe:Russia:Novosibirsk Region:</text:p>
          </table:table-cell>
          <table:table-cell office:value-type="string" calcext:value-type="string">
            <text:p>Europe:Russia:Novosibir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0]);&quot;','&quot;;TRIM([.D660]);&quot;','&quot;;TRIM([.A660]);&quot;','&quot;;TRIM([.B660]);&quot;'&quot;;[.$F$1])" office:value-type="string" office:string-value="insert into harmonization_table (table_name, column_name, valid_value, final_value) values ('sample_table','host_geo_origin','Europe:Russia:Novosibirsk Region:','Europe:Russia:Novosibirsk Region:-');" calcext:value-type="string">
            <text:p>insert into harmonization_table (table_name, column_name, valid_value, final_value) values ('sample_table','host_geo_origin','Europe:Russia:Novosibirsk Region:','Europe:Russia:Novosibirsk Region:-');</text:p>
          </table:table-cell>
          <table:table-cell/>
        </table:table-row>
        <table:table-row table:style-name="ro1">
          <table:table-cell office:value-type="string" calcext:value-type="string">
            <text:p>Europe:Russia:Omsk Region:</text:p>
          </table:table-cell>
          <table:table-cell office:value-type="string" calcext:value-type="string">
            <text:p>Europe:Russia:Om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1]);&quot;','&quot;;TRIM([.D661]);&quot;','&quot;;TRIM([.A661]);&quot;','&quot;;TRIM([.B661]);&quot;'&quot;;[.$F$1])" office:value-type="string" office:string-value="insert into harmonization_table (table_name, column_name, valid_value, final_value) values ('sample_table','host_geo_origin','Europe:Russia:Omsk Region:','Europe:Russia:Omsk Region:-');" calcext:value-type="string">
            <text:p>insert into harmonization_table (table_name, column_name, valid_value, final_value) values ('sample_table','host_geo_origin','Europe:Russia:Omsk Region:','Europe:Russia:Omsk Region:-');</text:p>
          </table:table-cell>
          <table:table-cell/>
        </table:table-row>
        <table:table-row table:style-name="ro1">
          <table:table-cell office:value-type="string" calcext:value-type="string">
            <text:p>Europe:Russia:Orenburg Region:</text:p>
          </table:table-cell>
          <table:table-cell office:value-type="string" calcext:value-type="string">
            <text:p>Europe:Russia:Orenburg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2]);&quot;','&quot;;TRIM([.D662]);&quot;','&quot;;TRIM([.A662]);&quot;','&quot;;TRIM([.B662]);&quot;'&quot;;[.$F$1])" office:value-type="string" office:string-value="insert into harmonization_table (table_name, column_name, valid_value, final_value) values ('sample_table','host_geo_origin','Europe:Russia:Orenburg Region:','Europe:Russia:Orenburg Region:-');" calcext:value-type="string">
            <text:p>insert into harmonization_table (table_name, column_name, valid_value, final_value) values ('sample_table','host_geo_origin','Europe:Russia:Orenburg Region:','Europe:Russia:Orenburg Region:-');</text:p>
          </table:table-cell>
          <table:table-cell/>
        </table:table-row>
        <table:table-row table:style-name="ro1">
          <table:table-cell office:value-type="string" calcext:value-type="string">
            <text:p>Europe:Russia:Perm Region:</text:p>
          </table:table-cell>
          <table:table-cell office:value-type="string" calcext:value-type="string">
            <text:p>Europe:Russia:Perm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3]);&quot;','&quot;;TRIM([.D663]);&quot;','&quot;;TRIM([.A663]);&quot;','&quot;;TRIM([.B663]);&quot;'&quot;;[.$F$1])" office:value-type="string" office:string-value="insert into harmonization_table (table_name, column_name, valid_value, final_value) values ('sample_table','host_geo_origin','Europe:Russia:Perm Region:','Europe:Russia:Perm Region:-');" calcext:value-type="string">
            <text:p>insert into harmonization_table (table_name, column_name, valid_value, final_value) values ('sample_table','host_geo_origin','Europe:Russia:Perm Region:','Europe:Russia:Perm Region:-');</text:p>
          </table:table-cell>
          <table:table-cell/>
        </table:table-row>
        <table:table-row table:style-name="ro1">
          <table:table-cell office:value-type="string" calcext:value-type="string">
            <text:p>Europe:Russia:Primorskiy Region:</text:p>
          </table:table-cell>
          <table:table-cell office:value-type="string" calcext:value-type="string">
            <text:p>Europe:Russia:Primorskiy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4]);&quot;','&quot;;TRIM([.D664]);&quot;','&quot;;TRIM([.A664]);&quot;','&quot;;TRIM([.B664]);&quot;'&quot;;[.$F$1])" office:value-type="string" office:string-value="insert into harmonization_table (table_name, column_name, valid_value, final_value) values ('sample_table','host_geo_origin','Europe:Russia:Primorskiy Region:','Europe:Russia:Primorskiy Region:-');" calcext:value-type="string">
            <text:p>insert into harmonization_table (table_name, column_name, valid_value, final_value) values ('sample_table','host_geo_origin','Europe:Russia:Primorskiy Region:','Europe:Russia:Primorskiy Region:-');</text:p>
          </table:table-cell>
          <table:table-cell/>
        </table:table-row>
        <table:table-row table:style-name="ro1">
          <table:table-cell office:value-type="string" calcext:value-type="string">
            <text:p>Europe:Russia:Pskov Region:</text:p>
          </table:table-cell>
          <table:table-cell office:value-type="string" calcext:value-type="string">
            <text:p>Europe:Russia:Pskov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5]);&quot;','&quot;;TRIM([.D665]);&quot;','&quot;;TRIM([.A665]);&quot;','&quot;;TRIM([.B665]);&quot;'&quot;;[.$F$1])" office:value-type="string" office:string-value="insert into harmonization_table (table_name, column_name, valid_value, final_value) values ('sample_table','host_geo_origin','Europe:Russia:Pskov Region:','Europe:Russia:Pskov Region:-');" calcext:value-type="string">
            <text:p>insert into harmonization_table (table_name, column_name, valid_value, final_value) values ('sample_table','host_geo_origin','Europe:Russia:Pskov Region:','Europe:Russia:Pskov Region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Sakha:</text:p>
          </table:table-cell>
          <table:table-cell office:value-type="string" calcext:value-type="string">
            <text:p>Europe:Russia:Republic of Sak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6]);&quot;','&quot;;TRIM([.D666]);&quot;','&quot;;TRIM([.A666]);&quot;','&quot;;TRIM([.B666]);&quot;'&quot;;[.$F$1])" office:value-type="string" office:string-value="insert into harmonization_table (table_name, column_name, valid_value, final_value) values ('sample_table','host_geo_origin','Europe:Russia:Republic of Sakha:','Europe:Russia:Republic of Sakha:-');" calcext:value-type="string">
            <text:p>insert into harmonization_table (table_name, column_name, valid_value, final_value) values ('sample_table','host_geo_origin','Europe:Russia:Republic of Sakha:','Europe:Russia:Republic of Sakha:-');</text:p>
          </table:table-cell>
          <table:table-cell/>
        </table:table-row>
        <table:table-row table:style-name="ro1">
          <table:table-cell office:value-type="string" calcext:value-type="string">
            <text:p>Europe:Russia:Sakhalin Region:</text:p>
          </table:table-cell>
          <table:table-cell office:value-type="string" calcext:value-type="string">
            <text:p>Europe:Russia:Sakhalin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7]);&quot;','&quot;;TRIM([.D667]);&quot;','&quot;;TRIM([.A667]);&quot;','&quot;;TRIM([.B667]);&quot;'&quot;;[.$F$1])" office:value-type="string" office:string-value="insert into harmonization_table (table_name, column_name, valid_value, final_value) values ('sample_table','host_geo_origin','Europe:Russia:Sakhalin Region:','Europe:Russia:Sakhalin Region:-');" calcext:value-type="string">
            <text:p>insert into harmonization_table (table_name, column_name, valid_value, final_value) values ('sample_table','host_geo_origin','Europe:Russia:Sakhalin Region:','Europe:Russia:Sakhalin Region:-');</text:p>
          </table:table-cell>
          <table:table-cell/>
        </table:table-row>
        <table:table-row table:style-name="ro1">
          <table:table-cell office:value-type="string" calcext:value-type="string">
            <text:p>Europe:Russia:Samara Region:</text:p>
          </table:table-cell>
          <table:table-cell office:value-type="string" calcext:value-type="string">
            <text:p>Europe:Russia:Samara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8]);&quot;','&quot;;TRIM([.D668]);&quot;','&quot;;TRIM([.A668]);&quot;','&quot;;TRIM([.B668]);&quot;'&quot;;[.$F$1])" office:value-type="string" office:string-value="insert into harmonization_table (table_name, column_name, valid_value, final_value) values ('sample_table','host_geo_origin','Europe:Russia:Samara Region:','Europe:Russia:Samara Region:-');" calcext:value-type="string">
            <text:p>insert into harmonization_table (table_name, column_name, valid_value, final_value) values ('sample_table','host_geo_origin','Europe:Russia:Samara Region:','Europe:Russia:Samara Region:-');</text:p>
          </table:table-cell>
          <table:table-cell/>
        </table:table-row>
        <table:table-row table:style-name="ro1">
          <table:table-cell office:value-type="string" calcext:value-type="string">
            <text:p>Europe:Russia:Saint-Petersburg:</text:p>
          </table:table-cell>
          <table:table-cell office:value-type="string" calcext:value-type="string">
            <text:p>Europe:Russia:Saint-Peters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9]);&quot;','&quot;;TRIM([.D669]);&quot;','&quot;;TRIM([.A669]);&quot;','&quot;;TRIM([.B669]);&quot;'&quot;;[.$F$1])" office:value-type="string" office:string-value="insert into harmonization_table (table_name, column_name, valid_value, final_value) values ('sample_table','host_geo_origin','Europe:Russia:Saint-Petersburg:','Europe:Russia:Saint-Petersburg:-');" calcext:value-type="string">
            <text:p>insert into harmonization_table (table_name, column_name, valid_value, final_value) values ('sample_table','host_geo_origin','Europe:Russia:Saint-Petersburg:','Europe:Russia:Saint-Petersburg:-');</text:p>
          </table:table-cell>
          <table:table-cell/>
        </table:table-row>
        <table:table-row table:style-name="ro1">
          <table:table-cell office:value-type="string" calcext:value-type="string">
            <text:p>Europe:Belarus:Belarus:</text:p>
          </table:table-cell>
          <table:table-cell office:value-type="string" calcext:value-type="string">
            <text:p>Europe:Belarus:Belar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0]);&quot;','&quot;;TRIM([.D670]);&quot;','&quot;;TRIM([.A670]);&quot;','&quot;;TRIM([.B670]);&quot;'&quot;;[.$F$1])" office:value-type="string" office:string-value="insert into harmonization_table (table_name, column_name, valid_value, final_value) values ('sample_table','host_geo_origin','Europe:Belarus:Belarus:','Europe:Belarus:Belarus:-');" calcext:value-type="string">
            <text:p>insert into harmonization_table (table_name, column_name, valid_value, final_value) values ('sample_table','host_geo_origin','Europe:Belarus:Belarus:','Europe:Belarus:Belarus:-');</text:p>
          </table:table-cell>
          <table:table-cell/>
        </table:table-row>
        <table:table-row table:style-name="ro1">
          <table:table-cell office:value-type="string" calcext:value-type="string">
            <text:p>Europe:Belgium:Ukkel:</text:p>
          </table:table-cell>
          <table:table-cell office:value-type="string" calcext:value-type="string">
            <text:p>Europe:Belgium:Ukk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1]);&quot;','&quot;;TRIM([.D671]);&quot;','&quot;;TRIM([.A671]);&quot;','&quot;;TRIM([.B671]);&quot;'&quot;;[.$F$1])" office:value-type="string" office:string-value="insert into harmonization_table (table_name, column_name, valid_value, final_value) values ('sample_table','host_geo_origin','Europe:Belgium:Ukkel:','Europe:Belgium:Ukkel:-');" calcext:value-type="string">
            <text:p>insert into harmonization_table (table_name, column_name, valid_value, final_value) values ('sample_table','host_geo_origin','Europe:Belgium:Ukkel:','Europe:Belgium:Ukkel:-');</text:p>
          </table:table-cell>
          <table:table-cell/>
        </table:table-row>
        <table:table-row table:style-name="ro1">
          <table:table-cell office:value-type="string" calcext:value-type="string">
            <text:p>Europe:Belgium:Brussels:</text:p>
          </table:table-cell>
          <table:table-cell office:value-type="string" calcext:value-type="string">
            <text:p>Europe:Belgium:Brussel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2]);&quot;','&quot;;TRIM([.D672]);&quot;','&quot;;TRIM([.A672]);&quot;','&quot;;TRIM([.B672]);&quot;'&quot;;[.$F$1])" office:value-type="string" office:string-value="insert into harmonization_table (table_name, column_name, valid_value, final_value) values ('sample_table','host_geo_origin','Europe:Belgium:Brussels:','Europe:Belgium:Brussels:-');" calcext:value-type="string">
            <text:p>insert into harmonization_table (table_name, column_name, valid_value, final_value) values ('sample_table','host_geo_origin','Europe:Belgium:Brussels:','Europe:Belgium:Brussels:-');</text:p>
          </table:table-cell>
          <table:table-cell/>
        </table:table-row>
        <table:table-row table:style-name="ro1">
          <table:table-cell office:value-type="string" calcext:value-type="string">
            <text:p>Europe:Russia:Sverdlovsk Region:</text:p>
          </table:table-cell>
          <table:table-cell office:value-type="string" calcext:value-type="string">
            <text:p>Europe:Russia:Sverdlov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3]);&quot;','&quot;;TRIM([.D673]);&quot;','&quot;;TRIM([.A673]);&quot;','&quot;;TRIM([.B673]);&quot;'&quot;;[.$F$1])" office:value-type="string" office:string-value="insert into harmonization_table (table_name, column_name, valid_value, final_value) values ('sample_table','host_geo_origin','Europe:Russia:Sverdlovsk Region:','Europe:Russia:Sverdlovsk Region:-');" calcext:value-type="string">
            <text:p>insert into harmonization_table (table_name, column_name, valid_value, final_value) values ('sample_table','host_geo_origin','Europe:Russia:Sverdlovsk Region:','Europe:Russia:Sverdlovsk Region:-');</text:p>
          </table:table-cell>
          <table:table-cell/>
        </table:table-row>
        <table:table-row table:style-name="ro1">
          <table:table-cell office:value-type="string" calcext:value-type="string">
            <text:p>Europe:Russia:Tatarstan:</text:p>
          </table:table-cell>
          <table:table-cell office:value-type="string" calcext:value-type="string">
            <text:p>Europe:Russia:Tatarst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4]);&quot;','&quot;;TRIM([.D674]);&quot;','&quot;;TRIM([.A674]);&quot;','&quot;;TRIM([.B674]);&quot;'&quot;;[.$F$1])" office:value-type="string" office:string-value="insert into harmonization_table (table_name, column_name, valid_value, final_value) values ('sample_table','host_geo_origin','Europe:Russia:Tatarstan:','Europe:Russia:Tatarstan:-');" calcext:value-type="string">
            <text:p>insert into harmonization_table (table_name, column_name, valid_value, final_value) values ('sample_table','host_geo_origin','Europe:Russia:Tatarstan:','Europe:Russia:Tatarstan:-');</text:p>
          </table:table-cell>
          <table:table-cell/>
        </table:table-row>
        <table:table-row table:style-name="ro1">
          <table:table-cell office:value-type="string" calcext:value-type="string">
            <text:p>Europe:Russia:Tver Region:</text:p>
          </table:table-cell>
          <table:table-cell office:value-type="string" calcext:value-type="string">
            <text:p>Europe:Russia:Tver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5]);&quot;','&quot;;TRIM([.D675]);&quot;','&quot;;TRIM([.A675]);&quot;','&quot;;TRIM([.B675]);&quot;'&quot;;[.$F$1])" office:value-type="string" office:string-value="insert into harmonization_table (table_name, column_name, valid_value, final_value) values ('sample_table','host_geo_origin','Europe:Russia:Tver Region:','Europe:Russia:Tver Region:-');" calcext:value-type="string">
            <text:p>insert into harmonization_table (table_name, column_name, valid_value, final_value) values ('sample_table','host_geo_origin','Europe:Russia:Tver Region:','Europe:Russia:Tver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Russia:Buryat Republic:Ulan-U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6]);&quot;','&quot;;TRIM([.D676]);&quot;','&quot;;TRIM([.A676]);&quot;','&quot;;TRIM([.B676]);&quot;'&quot;;[.$F$1])" office:value-type="string" office:string-value="insert into harmonization_table (table_name, column_name, valid_value, final_value) values ('sample_table','host_geo_origin','Europe:Russia:Buryat Republic:Ulan-Ude','Europe:Russia:Buryat Republic:Ulan-Ude');" calcext:value-type="string">
            <text:p>insert into harmonization_table (table_name, column_name, valid_value, final_value) values ('sample_table','host_geo_origin','Europe:Russia:Buryat Republic:Ulan-Ude','Europe:Russia:Buryat Republic:Ulan-U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Blegny:Sai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7]);&quot;','&quot;;TRIM([.D677]);&quot;','&quot;;TRIM([.A677]);&quot;','&quot;;TRIM([.B677]);&quot;'&quot;;[.$F$1])" office:value-type="string" office:string-value="insert into harmonization_table (table_name, column_name, valid_value, final_value) values ('sample_table','host_geo_origin','Europe:Belgium:Blegny:Saive','Europe:Belgium:Blegny:Saive');" calcext:value-type="string">
            <text:p>insert into harmonization_table (table_name, column_name, valid_value, final_value) values ('sample_table','host_geo_origin','Europe:Belgium:Blegny:Saive','Europe:Belgium:Blegny:Saive');</text:p>
          </table:table-cell>
          <table:table-cell/>
        </table:table-row>
        <table:table-row table:style-name="ro1">
          <table:table-cell office:value-type="string" calcext:value-type="string">
            <text:p>Asia:Saudi Arabia:Riyadh:</text:p>
          </table:table-cell>
          <table:table-cell office:value-type="string" calcext:value-type="string">
            <text:p>Asia:Saudi Arabia:Riyad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8]);&quot;','&quot;;TRIM([.D678]);&quot;','&quot;;TRIM([.A678]);&quot;','&quot;;TRIM([.B678]);&quot;'&quot;;[.$F$1])" office:value-type="string" office:string-value="insert into harmonization_table (table_name, column_name, valid_value, final_value) values ('sample_table','host_geo_origin','Asia:Saudi Arabia:Riyadh:','Asia:Saudi Arabia:Riyadh:-');" calcext:value-type="string">
            <text:p>insert into harmonization_table (table_name, column_name, valid_value, final_value) values ('sample_table','host_geo_origin','Asia:Saudi Arabia:Riyadh:','Asia:Saudi Arabia:Riyadh:-');</text:p>
          </table:table-cell>
          <table:table-cell/>
        </table:table-row>
        <table:table-row table:style-name="ro1">
          <table:table-cell office:value-type="string" calcext:value-type="string">
            <text:p>Asia:Saudi Arabia:Jeddah:</text:p>
          </table:table-cell>
          <table:table-cell office:value-type="string" calcext:value-type="string">
            <text:p>Asia:Saudi Arabia:Jedd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9]);&quot;','&quot;;TRIM([.D679]);&quot;','&quot;;TRIM([.A679]);&quot;','&quot;;TRIM([.B679]);&quot;'&quot;;[.$F$1])" office:value-type="string" office:string-value="insert into harmonization_table (table_name, column_name, valid_value, final_value) values ('sample_table','host_geo_origin','Asia:Saudi Arabia:Jeddah:','Asia:Saudi Arabia:Jeddah:-');" calcext:value-type="string">
            <text:p>insert into harmonization_table (table_name, column_name, valid_value, final_value) values ('sample_table','host_geo_origin','Asia:Saudi Arabia:Jeddah:','Asia:Saudi Arabia:Jeddah:-');</text:p>
          </table:table-cell>
          <table:table-cell/>
        </table:table-row>
        <table:table-row table:style-name="ro1">
          <table:table-cell office:value-type="string" calcext:value-type="string">
            <text:p>Europe:Belgium:Belgium:</text:p>
          </table:table-cell>
          <table:table-cell office:value-type="string" calcext:value-type="string">
            <text:p>Europe:Belgiu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0]);&quot;','&quot;;TRIM([.D680]);&quot;','&quot;;TRIM([.A680]);&quot;','&quot;;TRIM([.B680]);&quot;'&quot;;[.$F$1])" office:value-type="string" office:string-value="insert into harmonization_table (table_name, column_name, valid_value, final_value) values ('sample_table','host_geo_origin','Europe:Belgium:Belgium:','Europe:Belgium:-:-');" calcext:value-type="string">
            <text:p>insert into harmonization_table (table_name, column_name, valid_value, final_value) values ('sample_table','host_geo_origin','Europe:Belgium:Belgium:','Europe:Belgium:-:-');</text:p>
          </table:table-cell>
          <table:table-cell/>
        </table:table-row>
        <table:table-row table:style-name="ro1">
          <table:table-cell office:value-type="string" calcext:value-type="string">
            <text:p>Asia:Saudi Arabia:Madinah:</text:p>
          </table:table-cell>
          <table:table-cell office:value-type="string" calcext:value-type="string">
            <text:p>Asia:Saudi Arabia:Madin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1]);&quot;','&quot;;TRIM([.D681]);&quot;','&quot;;TRIM([.A681]);&quot;','&quot;;TRIM([.B681]);&quot;'&quot;;[.$F$1])" office:value-type="string" office:string-value="insert into harmonization_table (table_name, column_name, valid_value, final_value) values ('sample_table','host_geo_origin','Asia:Saudi Arabia:Madinah:','Asia:Saudi Arabia:Madinah:-');" calcext:value-type="string">
            <text:p>insert into harmonization_table (table_name, column_name, valid_value, final_value) values ('sample_table','host_geo_origin','Asia:Saudi Arabia:Madinah:','Asia:Saudi Arabia:Madina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Herent:Winkse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2]);&quot;','&quot;;TRIM([.D682]);&quot;','&quot;;TRIM([.A682]);&quot;','&quot;;TRIM([.B682]);&quot;'&quot;;[.$F$1])" office:value-type="string" office:string-value="insert into harmonization_table (table_name, column_name, valid_value, final_value) values ('sample_table','host_geo_origin','Europe:Belgium:Herent:Winksele','Europe:Belgium:Herent:Winksele');" calcext:value-type="string">
            <text:p>insert into harmonization_table (table_name, column_name, valid_value, final_value) values ('sample_table','host_geo_origin','Europe:Belgium:Herent:Winksele','Europe:Belgium:Herent:Winksele');</text:p>
          </table:table-cell>
          <table:table-cell/>
        </table:table-row>
        <table:table-row table:style-name="ro1">
          <table:table-cell office:value-type="string" calcext:value-type="string">
            <text:p>Europe:Belgium:Leuven:</text:p>
          </table:table-cell>
          <table:table-cell office:value-type="string" calcext:value-type="string">
            <text:p>Europe:Belgium:Leuv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3]);&quot;','&quot;;TRIM([.D683]);&quot;','&quot;;TRIM([.A683]);&quot;','&quot;;TRIM([.B683]);&quot;'&quot;;[.$F$1])" office:value-type="string" office:string-value="insert into harmonization_table (table_name, column_name, valid_value, final_value) values ('sample_table','host_geo_origin','Europe:Belgium:Leuven:','Europe:Belgium:Leuven:-');" calcext:value-type="string">
            <text:p>insert into harmonization_table (table_name, column_name, valid_value, final_value) values ('sample_table','host_geo_origin','Europe:Belgium:Leuven:','Europe:Belgium:Leuven:-');</text:p>
          </table:table-cell>
          <table:table-cell/>
        </table:table-row>
        <table:table-row table:style-name="ro1">
          <table:table-cell office:value-type="string" calcext:value-type="string">
            <text:p>Europe:Belgium:Sint-Niklaas:</text:p>
          </table:table-cell>
          <table:table-cell office:value-type="string" calcext:value-type="string">
            <text:p>Europe:Belgium:Sint-Nikla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4]);&quot;','&quot;;TRIM([.D684]);&quot;','&quot;;TRIM([.A684]);&quot;','&quot;;TRIM([.B684]);&quot;'&quot;;[.$F$1])" office:value-type="string" office:string-value="insert into harmonization_table (table_name, column_name, valid_value, final_value) values ('sample_table','host_geo_origin','Europe:Belgium:Sint-Niklaas:','Europe:Belgium:Sint-Niklaas:-');" calcext:value-type="string">
            <text:p>insert into harmonization_table (table_name, column_name, valid_value, final_value) values ('sample_table','host_geo_origin','Europe:Belgium:Sint-Niklaas:','Europe:Belgium:Sint-Niklaas:-');</text:p>
          </table:table-cell>
          <table:table-cell/>
        </table:table-row>
        <table:table-row table:style-name="ro1">
          <table:table-cell office:value-type="string" calcext:value-type="string">
            <text:p>Europe:Belgium:Saint-Ghislain:</text:p>
          </table:table-cell>
          <table:table-cell office:value-type="string" calcext:value-type="string">
            <text:p>Europe:Belgium:Saint-Ghisla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5]);&quot;','&quot;;TRIM([.D685]);&quot;','&quot;;TRIM([.A685]);&quot;','&quot;;TRIM([.B685]);&quot;'&quot;;[.$F$1])" office:value-type="string" office:string-value="insert into harmonization_table (table_name, column_name, valid_value, final_value) values ('sample_table','host_geo_origin','Europe:Belgium:Saint-Ghislain:','Europe:Belgium:Saint-Ghislain:-');" calcext:value-type="string">
            <text:p>insert into harmonization_table (table_name, column_name, valid_value, final_value) values ('sample_table','host_geo_origin','Europe:Belgium:Saint-Ghislain:','Europe:Belgium:Saint-Ghislain:-');</text:p>
          </table:table-cell>
          <table:table-cell/>
        </table:table-row>
        <table:table-row table:style-name="ro1">
          <table:table-cell office:value-type="string" calcext:value-type="string">
            <text:p>Asia:Saudi Arabia:Makkah:</text:p>
          </table:table-cell>
          <table:table-cell office:value-type="string" calcext:value-type="string">
            <text:p>Asia:Saudi Arabia:Makk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6]);&quot;','&quot;;TRIM([.D686]);&quot;','&quot;;TRIM([.A686]);&quot;','&quot;;TRIM([.B686]);&quot;'&quot;;[.$F$1])" office:value-type="string" office:string-value="insert into harmonization_table (table_name, column_name, valid_value, final_value) values ('sample_table','host_geo_origin','Asia:Saudi Arabia:Makkah:','Asia:Saudi Arabia:Makkah:-');" calcext:value-type="string">
            <text:p>insert into harmonization_table (table_name, column_name, valid_value, final_value) values ('sample_table','host_geo_origin','Asia:Saudi Arabia:Makkah:','Asia:Saudi Arabia:Makka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Wervik:Geluw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7]);&quot;','&quot;;TRIM([.D687]);&quot;','&quot;;TRIM([.A687]);&quot;','&quot;;TRIM([.B687]);&quot;'&quot;;[.$F$1])" office:value-type="string" office:string-value="insert into harmonization_table (table_name, column_name, valid_value, final_value) values ('sample_table','host_geo_origin','Europe:Belgium:Wervik:Geluwe','Europe:Belgium:Wervik:Geluwe');" calcext:value-type="string">
            <text:p>insert into harmonization_table (table_name, column_name, valid_value, final_value) values ('sample_table','host_geo_origin','Europe:Belgium:Wervik:Geluwe','Europe:Belgium:Wervik:Geluwe');</text:p>
          </table:table-cell>
          <table:table-cell/>
        </table:table-row>
        <table:table-row table:style-name="ro1">
          <table:table-cell office:value-type="string" calcext:value-type="string">
            <text:p>Europe:Belgium:Tubize:</text:p>
          </table:table-cell>
          <table:table-cell office:value-type="string" calcext:value-type="string">
            <text:p>Europe:Belgium:Tubi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8]);&quot;','&quot;;TRIM([.D688]);&quot;','&quot;;TRIM([.A688]);&quot;','&quot;;TRIM([.B688]);&quot;'&quot;;[.$F$1])" office:value-type="string" office:string-value="insert into harmonization_table (table_name, column_name, valid_value, final_value) values ('sample_table','host_geo_origin','Europe:Belgium:Tubize:','Europe:Belgium:Tubize:-');" calcext:value-type="string">
            <text:p>insert into harmonization_table (table_name, column_name, valid_value, final_value) values ('sample_table','host_geo_origin','Europe:Belgium:Tubize:','Europe:Belgium:Tubize:-');</text:p>
          </table:table-cell>
          <table:table-cell/>
        </table:table-row>
        <table:table-row table:style-name="ro1">
          <table:table-cell office:value-type="string" calcext:value-type="string">
            <text:p>Europe:Belgium:Colfontaine:</text:p>
          </table:table-cell>
          <table:table-cell office:value-type="string" calcext:value-type="string">
            <text:p>Europe:Belgium:Colfontai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9]);&quot;','&quot;;TRIM([.D689]);&quot;','&quot;;TRIM([.A689]);&quot;','&quot;;TRIM([.B689]);&quot;'&quot;;[.$F$1])" office:value-type="string" office:string-value="insert into harmonization_table (table_name, column_name, valid_value, final_value) values ('sample_table','host_geo_origin','Europe:Belgium:Colfontaine:','Europe:Belgium:Colfontaine:-');" calcext:value-type="string">
            <text:p>insert into harmonization_table (table_name, column_name, valid_value, final_value) values ('sample_table','host_geo_origin','Europe:Belgium:Colfontaine:','Europe:Belgium:Colfontaine:-');</text:p>
          </table:table-cell>
          <table:table-cell/>
        </table:table-row>
        <table:table-row table:style-name="ro1">
          <table:table-cell office:value-type="string" calcext:value-type="string">
            <text:p>Europe:Belgium:Beersel:</text:p>
          </table:table-cell>
          <table:table-cell office:value-type="string" calcext:value-type="string">
            <text:p>Europe:Belgium:Beer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0]);&quot;','&quot;;TRIM([.D690]);&quot;','&quot;;TRIM([.A690]);&quot;','&quot;;TRIM([.B690]);&quot;'&quot;;[.$F$1])" office:value-type="string" office:string-value="insert into harmonization_table (table_name, column_name, valid_value, final_value) values ('sample_table','host_geo_origin','Europe:Belgium:Beersel:','Europe:Belgium:Beersel:-');" calcext:value-type="string">
            <text:p>insert into harmonization_table (table_name, column_name, valid_value, final_value) values ('sample_table','host_geo_origin','Europe:Belgium:Beersel:','Europe:Belgium:Beersel:-');</text:p>
          </table:table-cell>
          <table:table-cell/>
        </table:table-row>
        <table:table-row table:style-name="ro1">
          <table:table-cell office:value-type="string" calcext:value-type="string">
            <text:p>Europe:Belgium:Kaulile:</text:p>
          </table:table-cell>
          <table:table-cell office:value-type="string" calcext:value-type="string">
            <text:p>Europe:Belgium:Kauli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1]);&quot;','&quot;;TRIM([.D691]);&quot;','&quot;;TRIM([.A691]);&quot;','&quot;;TRIM([.B691]);&quot;'&quot;;[.$F$1])" office:value-type="string" office:string-value="insert into harmonization_table (table_name, column_name, valid_value, final_value) values ('sample_table','host_geo_origin','Europe:Belgium:Kaulile:','Europe:Belgium:Kaulile:-');" calcext:value-type="string">
            <text:p>insert into harmonization_table (table_name, column_name, valid_value, final_value) values ('sample_table','host_geo_origin','Europe:Belgium:Kaulile:','Europe:Belgium:Kaulile:-');</text:p>
          </table:table-cell>
          <table:table-cell/>
        </table:table-row>
        <table:table-row table:style-name="ro1">
          <table:table-cell office:value-type="string" calcext:value-type="string">
            <text:p>Europe:Belgium:Lubbeek:</text:p>
          </table:table-cell>
          <table:table-cell office:value-type="string" calcext:value-type="string">
            <text:p>Europe:Belgium:Lub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2]);&quot;','&quot;;TRIM([.D692]);&quot;','&quot;;TRIM([.A692]);&quot;','&quot;;TRIM([.B692]);&quot;'&quot;;[.$F$1])" office:value-type="string" office:string-value="insert into harmonization_table (table_name, column_name, valid_value, final_value) values ('sample_table','host_geo_origin','Europe:Belgium:Lubbeek:','Europe:Belgium:Lubbeek:-');" calcext:value-type="string">
            <text:p>insert into harmonization_table (table_name, column_name, valid_value, final_value) values ('sample_table','host_geo_origin','Europe:Belgium:Lubbeek:','Europe:Belgium:Lubbeek:-');</text:p>
          </table:table-cell>
          <table:table-cell/>
        </table:table-row>
        <table:table-row table:style-name="ro1">
          <table:table-cell office:value-type="string" calcext:value-type="string">
            <text:p>Asia:Saudi Arabia:Saudi Arabia:</text:p>
          </table:table-cell>
          <table:table-cell office:value-type="string" calcext:value-type="string">
            <text:p>Asia:Saudi Arabia:Saudi Arab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3]);&quot;','&quot;;TRIM([.D693]);&quot;','&quot;;TRIM([.A693]);&quot;','&quot;;TRIM([.B693]);&quot;'&quot;;[.$F$1])" office:value-type="string" office:string-value="insert into harmonization_table (table_name, column_name, valid_value, final_value) values ('sample_table','host_geo_origin','Asia:Saudi Arabia:Saudi Arabia:','Asia:Saudi Arabia:Saudi Arabia:-');" calcext:value-type="string">
            <text:p>insert into harmonization_table (table_name, column_name, valid_value, final_value) values ('sample_table','host_geo_origin','Asia:Saudi Arabia:Saudi Arabia:','Asia:Saudi Arabia:Saudi Arabia:-');</text:p>
          </table:table-cell>
          <table:table-cell/>
        </table:table-row>
        <table:table-row table:style-name="ro1">
          <table:table-cell office:value-type="string" calcext:value-type="string">
            <text:p>Europe:United Kingdom:Scotland: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4]);&quot;','&quot;;TRIM([.D694]);&quot;','&quot;;TRIM([.A694]);&quot;','&quot;;TRIM([.B694]);&quot;'&quot;;[.$F$1])" office:value-type="string" office:string-value="insert into harmonization_table (table_name, column_name, valid_value, final_value) values ('sample_table','host_geo_origin','Europe:United Kingdom:Scotland:','Europe:United Kingdom:Scotland:-');" calcext:value-type="string">
            <text:p>insert into harmonization_table (table_name, column_name, valid_value, final_value) values ('sample_table','host_geo_origin','Europe:United Kingdom:Scotland: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Europe:Belgium:Waterloo:</text:p>
          </table:table-cell>
          <table:table-cell office:value-type="string" calcext:value-type="string">
            <text:p>Europe:Belgium:Waterlo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5]);&quot;','&quot;;TRIM([.D695]);&quot;','&quot;;TRIM([.A695]);&quot;','&quot;;TRIM([.B695]);&quot;'&quot;;[.$F$1])" office:value-type="string" office:string-value="insert into harmonization_table (table_name, column_name, valid_value, final_value) values ('sample_table','host_geo_origin','Europe:Belgium:Waterloo:','Europe:Belgium:Waterloo:-');" calcext:value-type="string">
            <text:p>insert into harmonization_table (table_name, column_name, valid_value, final_value) values ('sample_table','host_geo_origin','Europe:Belgium:Waterloo:','Europe:Belgium:Waterlo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Beringen:Koers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6]);&quot;','&quot;;TRIM([.D696]);&quot;','&quot;;TRIM([.A696]);&quot;','&quot;;TRIM([.B696]);&quot;'&quot;;[.$F$1])" office:value-type="string" office:string-value="insert into harmonization_table (table_name, column_name, valid_value, final_value) values ('sample_table','host_geo_origin','Europe:Belgium:Beringen:Koersel','Europe:Belgium:Beringen:Koersel');" calcext:value-type="string">
            <text:p>insert into harmonization_table (table_name, column_name, valid_value, final_value) values ('sample_table','host_geo_origin','Europe:Belgium:Beringen:Koersel','Europe:Belgium:Beringen:Koersel');</text:p>
          </table:table-cell>
          <table:table-cell/>
        </table:table-row>
        <table:table-row table:style-name="ro1">
          <table:table-cell office:value-type="string" calcext:value-type="string">
            <text:p>Europe:Belgium:Herselt:</text:p>
          </table:table-cell>
          <table:table-cell office:value-type="string" calcext:value-type="string">
            <text:p>Europe:Belgium:Hersel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7]);&quot;','&quot;;TRIM([.D697]);&quot;','&quot;;TRIM([.A697]);&quot;','&quot;;TRIM([.B697]);&quot;'&quot;;[.$F$1])" office:value-type="string" office:string-value="insert into harmonization_table (table_name, column_name, valid_value, final_value) values ('sample_table','host_geo_origin','Europe:Belgium:Herselt:','Europe:Belgium:Herselt:-');" calcext:value-type="string">
            <text:p>insert into harmonization_table (table_name, column_name, valid_value, final_value) values ('sample_table','host_geo_origin','Europe:Belgium:Herselt:','Europe:Belgium:Herselt:-');</text:p>
          </table:table-cell>
          <table:table-cell/>
        </table:table-row>
        <table:table-row table:style-name="ro1">
          <table:table-cell office:value-type="string" calcext:value-type="string">
            <text:p>Europe:Belgium:Kraainem:</text:p>
          </table:table-cell>
          <table:table-cell office:value-type="string" calcext:value-type="string">
            <text:p>Europe:Belgium:Kraain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8]);&quot;','&quot;;TRIM([.D698]);&quot;','&quot;;TRIM([.A698]);&quot;','&quot;;TRIM([.B698]);&quot;'&quot;;[.$F$1])" office:value-type="string" office:string-value="insert into harmonization_table (table_name, column_name, valid_value, final_value) values ('sample_table','host_geo_origin','Europe:Belgium:Kraainem:','Europe:Belgium:Kraainem:-');" calcext:value-type="string">
            <text:p>insert into harmonization_table (table_name, column_name, valid_value, final_value) values ('sample_table','host_geo_origin','Europe:Belgium:Kraainem:','Europe:Belgium:Kraainem:-');</text:p>
          </table:table-cell>
          <table:table-cell/>
        </table:table-row>
        <table:table-row table:style-name="ro1">
          <table:table-cell office:value-type="string" calcext:value-type="string">
            <text:p>Europe:Belgium:Andenne:</text:p>
          </table:table-cell>
          <table:table-cell office:value-type="string" calcext:value-type="string">
            <text:p>Europe:Belgium:Anden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9]);&quot;','&quot;;TRIM([.D699]);&quot;','&quot;;TRIM([.A699]);&quot;','&quot;;TRIM([.B699]);&quot;'&quot;;[.$F$1])" office:value-type="string" office:string-value="insert into harmonization_table (table_name, column_name, valid_value, final_value) values ('sample_table','host_geo_origin','Europe:Belgium:Andenne:','Europe:Belgium:Andenne:-');" calcext:value-type="string">
            <text:p>insert into harmonization_table (table_name, column_name, valid_value, final_value) values ('sample_table','host_geo_origin','Europe:Belgium:Andenne:','Europe:Belgium:Andenne:-');</text:p>
          </table:table-cell>
          <table:table-cell/>
        </table:table-row>
        <table:table-row table:style-name="ro1">
          <table:table-cell office:value-type="string" calcext:value-type="string">
            <text:p>Europe:Belgium:Waasmunster:</text:p>
          </table:table-cell>
          <table:table-cell office:value-type="string" calcext:value-type="string">
            <text:p>Europe:Belgium:Waasmunst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0]);&quot;','&quot;;TRIM([.D700]);&quot;','&quot;;TRIM([.A700]);&quot;','&quot;;TRIM([.B700]);&quot;'&quot;;[.$F$1])" office:value-type="string" office:string-value="insert into harmonization_table (table_name, column_name, valid_value, final_value) values ('sample_table','host_geo_origin','Europe:Belgium:Waasmunster:','Europe:Belgium:Waasmunster:-');" calcext:value-type="string">
            <text:p>insert into harmonization_table (table_name, column_name, valid_value, final_value) values ('sample_table','host_geo_origin','Europe:Belgium:Waasmunster:','Europe:Belgium:Waasmunste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Tournai:K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1]);&quot;','&quot;;TRIM([.D701]);&quot;','&quot;;TRIM([.A701]);&quot;','&quot;;TRIM([.B701]);&quot;'&quot;;[.$F$1])" office:value-type="string" office:string-value="insert into harmonization_table (table_name, column_name, valid_value, final_value) values ('sample_table','host_geo_origin','Europe:Belgium:Tournai:Kain','Europe:Belgium:Tournai:Kain');" calcext:value-type="string">
            <text:p>insert into harmonization_table (table_name, column_name, valid_value, final_value) values ('sample_table','host_geo_origin','Europe:Belgium:Tournai:Kain','Europe:Belgium:Tournai:Kain');</text:p>
          </table:table-cell>
          <table:table-cell/>
        </table:table-row>
        <table:table-row table:style-name="ro1">
          <table:table-cell office:value-type="string" calcext:value-type="string">
            <text:p>Europe:Belgium:Boussu:</text:p>
          </table:table-cell>
          <table:table-cell office:value-type="string" calcext:value-type="string">
            <text:p>Europe:Belgium:Bouss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2]);&quot;','&quot;;TRIM([.D702]);&quot;','&quot;;TRIM([.A702]);&quot;','&quot;;TRIM([.B702]);&quot;'&quot;;[.$F$1])" office:value-type="string" office:string-value="insert into harmonization_table (table_name, column_name, valid_value, final_value) values ('sample_table','host_geo_origin','Europe:Belgium:Boussu:','Europe:Belgium:Boussu:-');" calcext:value-type="string">
            <text:p>insert into harmonization_table (table_name, column_name, valid_value, final_value) values ('sample_table','host_geo_origin','Europe:Belgium:Boussu:','Europe:Belgium:Boussu:-');</text:p>
          </table:table-cell>
          <table:table-cell/>
        </table:table-row>
        <table:table-row table:style-name="ro1">
          <table:table-cell office:value-type="string" calcext:value-type="string">
            <text:p>Europe:Belgium:Mons:</text:p>
          </table:table-cell>
          <table:table-cell office:value-type="string" calcext:value-type="string">
            <text:p>Europe:Belgium:Mo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3]);&quot;','&quot;;TRIM([.D703]);&quot;','&quot;;TRIM([.A703]);&quot;','&quot;;TRIM([.B703]);&quot;'&quot;;[.$F$1])" office:value-type="string" office:string-value="insert into harmonization_table (table_name, column_name, valid_value, final_value) values ('sample_table','host_geo_origin','Europe:Belgium:Mons:','Europe:Belgium:Mons:-');" calcext:value-type="string">
            <text:p>insert into harmonization_table (table_name, column_name, valid_value, final_value) values ('sample_table','host_geo_origin','Europe:Belgium:Mons:','Europe:Belgium:Mons:-');</text:p>
          </table:table-cell>
          <table:table-cell/>
        </table:table-row>
        <table:table-row table:style-name="ro1">
          <table:table-cell office:value-type="string" calcext:value-type="string">
            <text:p>Europe:Belgium:LiÃ¨ge:Bierset</text:p>
          </table:table-cell>
          <table:table-cell office:value-type="string" calcext:value-type="string">
            <text:p>Europe:Belgium:Liege:Biers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4]);&quot;','&quot;;TRIM([.D704]);&quot;','&quot;;TRIM([.A704]);&quot;','&quot;;TRIM([.B704]);&quot;'&quot;;[.$F$1])" office:value-type="string" office:string-value="insert into harmonization_table (table_name, column_name, valid_value, final_value) values ('sample_table','host_geo_origin','Europe:Belgium:LiÃ¨ge:Bierset','Europe:Belgium:Liege:Bierset');" calcext:value-type="string">
            <text:p>insert into harmonization_table (table_name, column_name, valid_value, final_value) values ('sample_table','host_geo_origin','Europe:Belgium:LiÃ¨ge:Bierset','Europe:Belgium:Liege:Bierset');</text:p>
          </table:table-cell>
          <table:table-cell/>
        </table:table-row>
        <table:table-row table:style-name="ro1">
          <table:table-cell office:value-type="string" calcext:value-type="string">
            <text:p>Europe:Belgium:Zinnik:</text:p>
          </table:table-cell>
          <table:table-cell office:value-type="string" calcext:value-type="string">
            <text:p>Europe:Belgium:Zin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5]);&quot;','&quot;;TRIM([.D705]);&quot;','&quot;;TRIM([.A705]);&quot;','&quot;;TRIM([.B705]);&quot;'&quot;;[.$F$1])" office:value-type="string" office:string-value="insert into harmonization_table (table_name, column_name, valid_value, final_value) values ('sample_table','host_geo_origin','Europe:Belgium:Zinnik:','Europe:Belgium:Zinnik:-');" calcext:value-type="string">
            <text:p>insert into harmonization_table (table_name, column_name, valid_value, final_value) values ('sample_table','host_geo_origin','Europe:Belgium:Zinnik:','Europe:Belgium:Zinnik:-');</text:p>
          </table:table-cell>
          <table:table-cell/>
        </table:table-row>
        <table:table-row table:style-name="ro1">
          <table:table-cell office:value-type="string" calcext:value-type="string">
            <text:p>Europe:Belgium:Eupen:</text:p>
          </table:table-cell>
          <table:table-cell office:value-type="string" calcext:value-type="string">
            <text:p>Europe:Belgium:Eup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6]);&quot;','&quot;;TRIM([.D706]);&quot;','&quot;;TRIM([.A706]);&quot;','&quot;;TRIM([.B706]);&quot;'&quot;;[.$F$1])" office:value-type="string" office:string-value="insert into harmonization_table (table_name, column_name, valid_value, final_value) values ('sample_table','host_geo_origin','Europe:Belgium:Eupen:','Europe:Belgium:Eupen:-');" calcext:value-type="string">
            <text:p>insert into harmonization_table (table_name, column_name, valid_value, final_value) values ('sample_table','host_geo_origin','Europe:Belgium:Eupen:','Europe:Belgium:Eupen:-');</text:p>
          </table:table-cell>
          <table:table-cell/>
        </table:table-row>
        <table:table-row table:style-name="ro1">
          <table:table-cell office:value-type="string" calcext:value-type="string">
            <text:p>Africa:Algeria:Blida:</text:p>
          </table:table-cell>
          <table:table-cell office:value-type="string" calcext:value-type="string">
            <text:p>Africa:Algeria:Bl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7]);&quot;','&quot;;TRIM([.D707]);&quot;','&quot;;TRIM([.A707]);&quot;','&quot;;TRIM([.B707]);&quot;'&quot;;[.$F$1])" office:value-type="string" office:string-value="insert into harmonization_table (table_name, column_name, valid_value, final_value) values ('sample_table','host_geo_origin','Africa:Algeria:Blida:','Africa:Algeria:Blida:-');" calcext:value-type="string">
            <text:p>insert into harmonization_table (table_name, column_name, valid_value, final_value) values ('sample_table','host_geo_origin','Africa:Algeria:Blida:','Africa:Algeria:Blid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uscron:Quevaucamp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8]);&quot;','&quot;;TRIM([.D708]);&quot;','&quot;;TRIM([.A708]);&quot;','&quot;;TRIM([.B708]);&quot;'&quot;;[.$F$1])" office:value-type="string" office:string-value="insert into harmonization_table (table_name, column_name, valid_value, final_value) values ('sample_table','host_geo_origin','Europe:Belgium:Mouscron:Quevaucamps','Europe:Belgium:Mouscron:Quevaucamps');" calcext:value-type="string">
            <text:p>insert into harmonization_table (table_name, column_name, valid_value, final_value) values ('sample_table','host_geo_origin','Europe:Belgium:Mouscron:Quevaucamps','Europe:Belgium:Mouscron:Quevaucamps');</text:p>
          </table:table-cell>
          <table:table-cell/>
        </table:table-row>
        <table:table-row table:style-name="ro1">
          <table:table-cell office:value-type="string" calcext:value-type="string">
            <text:p>Europe:Belgium:Gierle:</text:p>
          </table:table-cell>
          <table:table-cell office:value-type="string" calcext:value-type="string">
            <text:p>Europe:Belgium:Gier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9]);&quot;','&quot;;TRIM([.D709]);&quot;','&quot;;TRIM([.A709]);&quot;','&quot;;TRIM([.B709]);&quot;'&quot;;[.$F$1])" office:value-type="string" office:string-value="insert into harmonization_table (table_name, column_name, valid_value, final_value) values ('sample_table','host_geo_origin','Europe:Belgium:Gierle:','Europe:Belgium:Gierle:-');" calcext:value-type="string">
            <text:p>insert into harmonization_table (table_name, column_name, valid_value, final_value) values ('sample_table','host_geo_origin','Europe:Belgium:Gierle:','Europe:Belgium:Gierle:-');</text:p>
          </table:table-cell>
          <table:table-cell/>
        </table:table-row>
        <table:table-row table:style-name="ro1">
          <table:table-cell office:value-type="string" calcext:value-type="string">
            <text:p>Europe:Belgium:Courcelles:</text:p>
          </table:table-cell>
          <table:table-cell office:value-type="string" calcext:value-type="string">
            <text:p>Europe:Belgium:Courc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0]);&quot;','&quot;;TRIM([.D710]);&quot;','&quot;;TRIM([.A710]);&quot;','&quot;;TRIM([.B710]);&quot;'&quot;;[.$F$1])" office:value-type="string" office:string-value="insert into harmonization_table (table_name, column_name, valid_value, final_value) values ('sample_table','host_geo_origin','Europe:Belgium:Courcelles:','Europe:Belgium:Courcelles:-');" calcext:value-type="string">
            <text:p>insert into harmonization_table (table_name, column_name, valid_value, final_value) values ('sample_table','host_geo_origin','Europe:Belgium:Courcelles:','Europe:Belgium:Courcelles:-');</text:p>
          </table:table-cell>
          <table:table-cell/>
        </table:table-row>
        <table:table-row table:style-name="ro1">
          <table:table-cell office:value-type="string" calcext:value-type="string">
            <text:p>Europe:Belgium:Quevy:</text:p>
          </table:table-cell>
          <table:table-cell office:value-type="string" calcext:value-type="string">
            <text:p>Europe:Belgium:Quev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1]);&quot;','&quot;;TRIM([.D711]);&quot;','&quot;;TRIM([.A711]);&quot;','&quot;;TRIM([.B711]);&quot;'&quot;;[.$F$1])" office:value-type="string" office:string-value="insert into harmonization_table (table_name, column_name, valid_value, final_value) values ('sample_table','host_geo_origin','Europe:Belgium:Quevy:','Europe:Belgium:Quevy:-');" calcext:value-type="string">
            <text:p>insert into harmonization_table (table_name, column_name, valid_value, final_value) values ('sample_table','host_geo_origin','Europe:Belgium:Quevy:','Europe:Belgium:Quevy:-');</text:p>
          </table:table-cell>
          <table:table-cell/>
        </table:table-row>
        <table:table-row table:style-name="ro1">
          <table:table-cell office:value-type="string" calcext:value-type="string">
            <text:p>Europe:Belgium:Oostrozebeke:</text:p>
          </table:table-cell>
          <table:table-cell office:value-type="string" calcext:value-type="string">
            <text:p>Europe:Belgium:Oostrozebek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2]);&quot;','&quot;;TRIM([.D712]);&quot;','&quot;;TRIM([.A712]);&quot;','&quot;;TRIM([.B712]);&quot;'&quot;;[.$F$1])" office:value-type="string" office:string-value="insert into harmonization_table (table_name, column_name, valid_value, final_value) values ('sample_table','host_geo_origin','Europe:Belgium:Oostrozebeke:','Europe:Belgium:Oostrozebeke:-');" calcext:value-type="string">
            <text:p>insert into harmonization_table (table_name, column_name, valid_value, final_value) values ('sample_table','host_geo_origin','Europe:Belgium:Oostrozebeke:','Europe:Belgium:Oostrozebeke:-');</text:p>
          </table:table-cell>
          <table:table-cell/>
        </table:table-row>
        <table:table-row table:style-name="ro1">
          <table:table-cell office:value-type="string" calcext:value-type="string">
            <text:p>Europe:Belgium:Couthuin:</text:p>
          </table:table-cell>
          <table:table-cell office:value-type="string" calcext:value-type="string">
            <text:p>Europe:Belgium:Couthu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3]);&quot;','&quot;;TRIM([.D713]);&quot;','&quot;;TRIM([.A713]);&quot;','&quot;;TRIM([.B713]);&quot;'&quot;;[.$F$1])" office:value-type="string" office:string-value="insert into harmonization_table (table_name, column_name, valid_value, final_value) values ('sample_table','host_geo_origin','Europe:Belgium:Couthuin:','Europe:Belgium:Couthuin:-');" calcext:value-type="string">
            <text:p>insert into harmonization_table (table_name, column_name, valid_value, final_value) values ('sample_table','host_geo_origin','Europe:Belgium:Couthuin:','Europe:Belgium:Couthuin:-');</text:p>
          </table:table-cell>
          <table:table-cell/>
        </table:table-row>
        <table:table-row table:style-name="ro1">
          <table:table-cell office:value-type="string" calcext:value-type="string">
            <text:p>Europe:Belgium:Kessel-Lo:</text:p>
          </table:table-cell>
          <table:table-cell office:value-type="string" calcext:value-type="string">
            <text:p>Europe:Belgium:Kessel-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4]);&quot;','&quot;;TRIM([.D714]);&quot;','&quot;;TRIM([.A714]);&quot;','&quot;;TRIM([.B714]);&quot;'&quot;;[.$F$1])" office:value-type="string" office:string-value="insert into harmonization_table (table_name, column_name, valid_value, final_value) values ('sample_table','host_geo_origin','Europe:Belgium:Kessel-Lo:','Europe:Belgium:Kessel-Lo:-');" calcext:value-type="string">
            <text:p>insert into harmonization_table (table_name, column_name, valid_value, final_value) values ('sample_table','host_geo_origin','Europe:Belgium:Kessel-Lo:','Europe:Belgium:Kessel-Lo:-');</text:p>
          </table:table-cell>
          <table:table-cell/>
        </table:table-row>
        <table:table-row table:style-name="ro1">
          <table:table-cell office:value-type="string" calcext:value-type="string">
            <text:p>Europe:Belgium:Elsene:</text:p>
          </table:table-cell>
          <table:table-cell office:value-type="string" calcext:value-type="string">
            <text:p>Europe:Belgium:Else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5]);&quot;','&quot;;TRIM([.D715]);&quot;','&quot;;TRIM([.A715]);&quot;','&quot;;TRIM([.B715]);&quot;'&quot;;[.$F$1])" office:value-type="string" office:string-value="insert into harmonization_table (table_name, column_name, valid_value, final_value) values ('sample_table','host_geo_origin','Europe:Belgium:Elsene:','Europe:Belgium:Elsene:-');" calcext:value-type="string">
            <text:p>insert into harmonization_table (table_name, column_name, valid_value, final_value) values ('sample_table','host_geo_origin','Europe:Belgium:Elsene:','Europe:Belgium:Elsen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Forchies-la-march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6]);&quot;','&quot;;TRIM([.D716]);&quot;','&quot;;TRIM([.A716]);&quot;','&quot;;TRIM([.B716]);&quot;'&quot;;[.$F$1])" office:value-type="string" office:string-value="insert into harmonization_table (table_name, column_name, valid_value, final_value) values ('sample_table','host_geo_origin','Europe:Belgium:Charleroi:Forchies-la-marche','Europe:Belgium:Charleroi:Forchies-la-marche');" calcext:value-type="string">
            <text:p>insert into harmonization_table (table_name, column_name, valid_value, final_value) values ('sample_table','host_geo_origin','Europe:Belgium:Charleroi:Forchies-la-marche','Europe:Belgium:Charleroi:Forchies-la-marche');</text:p>
          </table:table-cell>
          <table:table-cell/>
        </table:table-row>
        <table:table-row table:style-name="ro1">
          <table:table-cell office:value-type="string" calcext:value-type="string">
            <text:p>Europe:Belgium:Sint-Gillis-Waas:</text:p>
          </table:table-cell>
          <table:table-cell office:value-type="string" calcext:value-type="string">
            <text:p>Europe:Belgium:Sint-Gillis-Wa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7]);&quot;','&quot;;TRIM([.D717]);&quot;','&quot;;TRIM([.A717]);&quot;','&quot;;TRIM([.B717]);&quot;'&quot;;[.$F$1])" office:value-type="string" office:string-value="insert into harmonization_table (table_name, column_name, valid_value, final_value) values ('sample_table','host_geo_origin','Europe:Belgium:Sint-Gillis-Waas:','Europe:Belgium:Sint-Gillis-Waas:-');" calcext:value-type="string">
            <text:p>insert into harmonization_table (table_name, column_name, valid_value, final_value) values ('sample_table','host_geo_origin','Europe:Belgium:Sint-Gillis-Waas:','Europe:Belgium:Sint-Gillis-Waa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Montignies-Sur-Samb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8]);&quot;','&quot;;TRIM([.D718]);&quot;','&quot;;TRIM([.A718]);&quot;','&quot;;TRIM([.B718]);&quot;'&quot;;[.$F$1])" office:value-type="string" office:string-value="insert into harmonization_table (table_name, column_name, valid_value, final_value) values ('sample_table','host_geo_origin','Europe:Belgium:Charleroi:Montignies-Sur-Sambre','Europe:Belgium:Charleroi:Montignies-Sur-Sambre');" calcext:value-type="string">
            <text:p>insert into harmonization_table (table_name, column_name, valid_value, final_value) values ('sample_table','host_geo_origin','Europe:Belgium:Charleroi:Montignies-Sur-Sambre','Europe:Belgium:Charleroi:Montignies-Sur-Samb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Estinnes:Haulch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9]);&quot;','&quot;;TRIM([.D719]);&quot;','&quot;;TRIM([.A719]);&quot;','&quot;;TRIM([.B719]);&quot;'&quot;;[.$F$1])" office:value-type="string" office:string-value="insert into harmonization_table (table_name, column_name, valid_value, final_value) values ('sample_table','host_geo_origin','Europe:Belgium:Estinnes:Haulchin','Europe:Belgium:Estinnes:Haulchin');" calcext:value-type="string">
            <text:p>insert into harmonization_table (table_name, column_name, valid_value, final_value) values ('sample_table','host_geo_origin','Europe:Belgium:Estinnes:Haulchin','Europe:Belgium:Estinnes:Haulchin');</text:p>
          </table:table-cell>
          <table:table-cell/>
        </table:table-row>
        <table:table-row table:style-name="ro1">
          <table:table-cell office:value-type="string" calcext:value-type="string">
            <text:p>Europe:Belgium:Dilbeek:</text:p>
          </table:table-cell>
          <table:table-cell office:value-type="string" calcext:value-type="string">
            <text:p>Europe:Belgium:Dil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0]);&quot;','&quot;;TRIM([.D720]);&quot;','&quot;;TRIM([.A720]);&quot;','&quot;;TRIM([.B720]);&quot;'&quot;;[.$F$1])" office:value-type="string" office:string-value="insert into harmonization_table (table_name, column_name, valid_value, final_value) values ('sample_table','host_geo_origin','Europe:Belgium:Dilbeek:','Europe:Belgium:Dilbeek:-');" calcext:value-type="string">
            <text:p>insert into harmonization_table (table_name, column_name, valid_value, final_value) values ('sample_table','host_geo_origin','Europe:Belgium:Dilbeek:','Europe:Belgium:Dilbeek:-');</text:p>
          </table:table-cell>
          <table:table-cell/>
        </table:table-row>
        <table:table-row table:style-name="ro1">
          <table:table-cell office:value-type="string" calcext:value-type="string">
            <text:p>Europe:Belgium:Dendermonde:</text:p>
          </table:table-cell>
          <table:table-cell office:value-type="string" calcext:value-type="string">
            <text:p>Europe:Belgium:Dendermon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1]);&quot;','&quot;;TRIM([.D721]);&quot;','&quot;;TRIM([.A721]);&quot;','&quot;;TRIM([.B721]);&quot;'&quot;;[.$F$1])" office:value-type="string" office:string-value="insert into harmonization_table (table_name, column_name, valid_value, final_value) values ('sample_table','host_geo_origin','Europe:Belgium:Dendermonde:','Europe:Belgium:Dendermonde:-');" calcext:value-type="string">
            <text:p>insert into harmonization_table (table_name, column_name, valid_value, final_value) values ('sample_table','host_geo_origin','Europe:Belgium:Dendermonde:','Europe:Belgium:Dendermonde:-');</text:p>
          </table:table-cell>
          <table:table-cell/>
        </table:table-row>
        <table:table-row table:style-name="ro1">
          <table:table-cell office:value-type="string" calcext:value-type="string">
            <text:p>Europe:Belgium:Mouscron:</text:p>
          </table:table-cell>
          <table:table-cell office:value-type="string" calcext:value-type="string">
            <text:p>Europe:Belgium:Mouscr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2]);&quot;','&quot;;TRIM([.D722]);&quot;','&quot;;TRIM([.A722]);&quot;','&quot;;TRIM([.B722]);&quot;'&quot;;[.$F$1])" office:value-type="string" office:string-value="insert into harmonization_table (table_name, column_name, valid_value, final_value) values ('sample_table','host_geo_origin','Europe:Belgium:Mouscron:','Europe:Belgium:Mouscron:-');" calcext:value-type="string">
            <text:p>insert into harmonization_table (table_name, column_name, valid_value, final_value) values ('sample_table','host_geo_origin','Europe:Belgium:Mouscron:','Europe:Belgium:Mouscr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Ravels:Popp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3]);&quot;','&quot;;TRIM([.D723]);&quot;','&quot;;TRIM([.A723]);&quot;','&quot;;TRIM([.B723]);&quot;'&quot;;[.$F$1])" office:value-type="string" office:string-value="insert into harmonization_table (table_name, column_name, valid_value, final_value) values ('sample_table','host_geo_origin','Europe:Belgium:Ravels:Poppel','Europe:Belgium:Ravels:Poppel');" calcext:value-type="string">
            <text:p>insert into harmonization_table (table_name, column_name, valid_value, final_value) values ('sample_table','host_geo_origin','Europe:Belgium:Ravels:Poppel','Europe:Belgium:Ravels:Poppel');</text:p>
          </table:table-cell>
          <table:table-cell/>
        </table:table-row>
        <table:table-row table:style-name="ro1">
          <table:table-cell office:value-type="string" calcext:value-type="string">
            <text:p>Europe:Belgium:Linter:</text:p>
          </table:table-cell>
          <table:table-cell office:value-type="string" calcext:value-type="string">
            <text:p>Europe:Belgium:Lint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4]);&quot;','&quot;;TRIM([.D724]);&quot;','&quot;;TRIM([.A724]);&quot;','&quot;;TRIM([.B724]);&quot;'&quot;;[.$F$1])" office:value-type="string" office:string-value="insert into harmonization_table (table_name, column_name, valid_value, final_value) values ('sample_table','host_geo_origin','Europe:Belgium:Linter:','Europe:Belgium:Linter:-');" calcext:value-type="string">
            <text:p>insert into harmonization_table (table_name, column_name, valid_value, final_value) values ('sample_table','host_geo_origin','Europe:Belgium:Linter:','Europe:Belgium:Linter:-');</text:p>
          </table:table-cell>
          <table:table-cell/>
        </table:table-row>
        <table:table-row table:style-name="ro1">
          <table:table-cell office:value-type="string" calcext:value-type="string">
            <text:p>Europe:Belgium:Grimbergen:</text:p>
          </table:table-cell>
          <table:table-cell office:value-type="string" calcext:value-type="string">
            <text:p>Europe:Belgium:Grimber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5]);&quot;','&quot;;TRIM([.D725]);&quot;','&quot;;TRIM([.A725]);&quot;','&quot;;TRIM([.B725]);&quot;'&quot;;[.$F$1])" office:value-type="string" office:string-value="insert into harmonization_table (table_name, column_name, valid_value, final_value) values ('sample_table','host_geo_origin','Europe:Belgium:Grimbergen:','Europe:Belgium:Grimbergen:-');" calcext:value-type="string">
            <text:p>insert into harmonization_table (table_name, column_name, valid_value, final_value) values ('sample_table','host_geo_origin','Europe:Belgium:Grimbergen:','Europe:Belgium:Grimbergen:-');</text:p>
          </table:table-cell>
          <table:table-cell/>
        </table:table-row>
        <table:table-row table:style-name="ro1">
          <table:table-cell office:value-type="string" calcext:value-type="string">
            <text:p>Europe:Belgium:Fontaine-l Eveque:</text:p>
          </table:table-cell>
          <table:table-cell office:value-type="string" calcext:value-type="string">
            <text:p>Europe:Belgium:Fontaine-l Eveq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6]);&quot;','&quot;;TRIM([.D726]);&quot;','&quot;;TRIM([.A726]);&quot;','&quot;;TRIM([.B726]);&quot;'&quot;;[.$F$1])" office:value-type="string" office:string-value="insert into harmonization_table (table_name, column_name, valid_value, final_value) values ('sample_table','host_geo_origin','Europe:Belgium:Fontaine-l Eveque:','Europe:Belgium:Fontaine-l Eveque:-');" calcext:value-type="string">
            <text:p>insert into harmonization_table (table_name, column_name, valid_value, final_value) values ('sample_table','host_geo_origin','Europe:Belgium:Fontaine-l Eveque:','Europe:Belgium:Fontaine-l Evequ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Jemapp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7]);&quot;','&quot;;TRIM([.D727]);&quot;','&quot;;TRIM([.A727]);&quot;','&quot;;TRIM([.B727]);&quot;'&quot;;[.$F$1])" office:value-type="string" office:string-value="insert into harmonization_table (table_name, column_name, valid_value, final_value) values ('sample_table','host_geo_origin','Europe:Belgium:Mons:Jemappes','Europe:Belgium:Mons:Jemappes');" calcext:value-type="string">
            <text:p>insert into harmonization_table (table_name, column_name, valid_value, final_value) values ('sample_table','host_geo_origin','Europe:Belgium:Mons:Jemappes','Europe:Belgium:Mons:Jemappes');</text:p>
          </table:table-cell>
          <table:table-cell/>
        </table:table-row>
        <table:table-row table:style-name="ro1">
          <table:table-cell office:value-type="string" calcext:value-type="string">
            <text:p>Europe:Belgium:Wanze:</text:p>
          </table:table-cell>
          <table:table-cell office:value-type="string" calcext:value-type="string">
            <text:p>Europe:Belgium:Wan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8]);&quot;','&quot;;TRIM([.D728]);&quot;','&quot;;TRIM([.A728]);&quot;','&quot;;TRIM([.B728]);&quot;'&quot;;[.$F$1])" office:value-type="string" office:string-value="insert into harmonization_table (table_name, column_name, valid_value, final_value) values ('sample_table','host_geo_origin','Europe:Belgium:Wanze:','Europe:Belgium:Wanze:-');" calcext:value-type="string">
            <text:p>insert into harmonization_table (table_name, column_name, valid_value, final_value) values ('sample_table','host_geo_origin','Europe:Belgium:Wanze:','Europe:Belgium:Wanz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Walloon Brabant:Braine-le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9]);&quot;','&quot;;TRIM([.D729]);&quot;','&quot;;TRIM([.A729]);&quot;','&quot;;TRIM([.B729]);&quot;'&quot;;[.$F$1])" office:value-type="string" office:string-value="insert into harmonization_table (table_name, column_name, valid_value, final_value) values ('sample_table','host_geo_origin','Europe:Belgium:Walloon Brabant:Braine-le-Chateau','Europe:Belgium:Walloon Brabant:Braine-le-Chateau');" calcext:value-type="string">
            <text:p>insert into harmonization_table (table_name, column_name, valid_value, final_value) values ('sample_table','host_geo_origin','Europe:Belgium:Walloon Brabant:Braine-le-Chateau','Europe:Belgium:Walloon Brabant:Braine-le-Chateau');</text:p>
          </table:table-cell>
          <table:table-cell/>
        </table:table-row>
        <table:table-row table:style-name="ro1">
          <table:table-cell office:value-type="string" calcext:value-type="string">
            <text:p>Europe:Belgium:Geraardsbergen:</text:p>
          </table:table-cell>
          <table:table-cell office:value-type="string" calcext:value-type="string">
            <text:p>Europe:Belgium:Geraardsber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0]);&quot;','&quot;;TRIM([.D730]);&quot;','&quot;;TRIM([.A730]);&quot;','&quot;;TRIM([.B730]);&quot;'&quot;;[.$F$1])" office:value-type="string" office:string-value="insert into harmonization_table (table_name, column_name, valid_value, final_value) values ('sample_table','host_geo_origin','Europe:Belgium:Geraardsbergen:','Europe:Belgium:Geraardsbergen:-');" calcext:value-type="string">
            <text:p>insert into harmonization_table (table_name, column_name, valid_value, final_value) values ('sample_table','host_geo_origin','Europe:Belgium:Geraardsbergen:','Europe:Belgium:Geraardsbergen:-');</text:p>
          </table:table-cell>
          <table:table-cell/>
        </table:table-row>
        <table:table-row table:style-name="ro1">
          <table:table-cell office:value-type="string" calcext:value-type="string">
            <text:p>Europe:Belgium:Asse:</text:p>
          </table:table-cell>
          <table:table-cell office:value-type="string" calcext:value-type="string">
            <text:p>Europe:Belgium:As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1]);&quot;','&quot;;TRIM([.D731]);&quot;','&quot;;TRIM([.A731]);&quot;','&quot;;TRIM([.B731]);&quot;'&quot;;[.$F$1])" office:value-type="string" office:string-value="insert into harmonization_table (table_name, column_name, valid_value, final_value) values ('sample_table','host_geo_origin','Europe:Belgium:Asse:','Europe:Belgium:Asse:-');" calcext:value-type="string">
            <text:p>insert into harmonization_table (table_name, column_name, valid_value, final_value) values ('sample_table','host_geo_origin','Europe:Belgium:Asse:','Europe:Belgium:Ass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Couill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2]);&quot;','&quot;;TRIM([.D732]);&quot;','&quot;;TRIM([.A732]);&quot;','&quot;;TRIM([.B732]);&quot;'&quot;;[.$F$1])" office:value-type="string" office:string-value="insert into harmonization_table (table_name, column_name, valid_value, final_value) values ('sample_table','host_geo_origin','Europe:Belgium:Charleroi:Couillet','Europe:Belgium:Charleroi:Couillet');" calcext:value-type="string">
            <text:p>insert into harmonization_table (table_name, column_name, valid_value, final_value) values ('sample_table','host_geo_origin','Europe:Belgium:Charleroi:Couillet','Europe:Belgium:Charleroi:Couillet');</text:p>
          </table:table-cell>
          <table:table-cell/>
        </table:table-row>
        <table:table-row table:style-name="ro1">
          <table:table-cell office:value-type="string" calcext:value-type="string">
            <text:p>Europe:Belgium:Genappe:</text:p>
          </table:table-cell>
          <table:table-cell office:value-type="string" calcext:value-type="string">
            <text:p>Europe:Belgium:Genapp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3]);&quot;','&quot;;TRIM([.D733]);&quot;','&quot;;TRIM([.A733]);&quot;','&quot;;TRIM([.B733]);&quot;'&quot;;[.$F$1])" office:value-type="string" office:string-value="insert into harmonization_table (table_name, column_name, valid_value, final_value) values ('sample_table','host_geo_origin','Europe:Belgium:Genappe:','Europe:Belgium:Genappe:-');" calcext:value-type="string">
            <text:p>insert into harmonization_table (table_name, column_name, valid_value, final_value) values ('sample_table','host_geo_origin','Europe:Belgium:Genappe:','Europe:Belgium:Genapp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Namur:Templo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4]);&quot;','&quot;;TRIM([.D734]);&quot;','&quot;;TRIM([.A734]);&quot;','&quot;;TRIM([.B734]);&quot;'&quot;;[.$F$1])" office:value-type="string" office:string-value="insert into harmonization_table (table_name, column_name, valid_value, final_value) values ('sample_table','host_geo_origin','Europe:Belgium:Namur:Temploux','Europe:Belgium:Namur:Temploux');" calcext:value-type="string">
            <text:p>insert into harmonization_table (table_name, column_name, valid_value, final_value) values ('sample_table','host_geo_origin','Europe:Belgium:Namur:Temploux','Europe:Belgium:Namur:Temploux');</text:p>
          </table:table-cell>
          <table:table-cell/>
        </table:table-row>
        <table:table-row table:style-name="ro1">
          <table:table-cell office:value-type="string" calcext:value-type="string">
            <text:p>Europe:Belgium:LiÃ¨ge:Wandre</text:p>
          </table:table-cell>
          <table:table-cell office:value-type="string" calcext:value-type="string">
            <text:p>Europe:Belgium:Liege:Wand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5]);&quot;','&quot;;TRIM([.D735]);&quot;','&quot;;TRIM([.A735]);&quot;','&quot;;TRIM([.B735]);&quot;'&quot;;[.$F$1])" office:value-type="string" office:string-value="insert into harmonization_table (table_name, column_name, valid_value, final_value) values ('sample_table','host_geo_origin','Europe:Belgium:LiÃ¨ge:Wandre','Europe:Belgium:Liege:Wandre');" calcext:value-type="string">
            <text:p>insert into harmonization_table (table_name, column_name, valid_value, final_value) values ('sample_table','host_geo_origin','Europe:Belgium:LiÃ¨ge:Wandre','Europe:Belgium:Liege:Wand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Saisin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6]);&quot;','&quot;;TRIM([.D736]);&quot;','&quot;;TRIM([.A736]);&quot;','&quot;;TRIM([.B736]);&quot;'&quot;;[.$F$1])" office:value-type="string" office:string-value="insert into harmonization_table (table_name, column_name, valid_value, final_value) values ('sample_table','host_geo_origin','Europe:Belgium:Mons:Saisinne','Europe:Belgium:Mons:Saisinne');" calcext:value-type="string">
            <text:p>insert into harmonization_table (table_name, column_name, valid_value, final_value) values ('sample_table','host_geo_origin','Europe:Belgium:Mons:Saisinne','Europe:Belgium:Mons:Saisin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Hav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7]);&quot;','&quot;;TRIM([.D737]);&quot;','&quot;;TRIM([.A737]);&quot;','&quot;;TRIM([.B737]);&quot;'&quot;;[.$F$1])" office:value-type="string" office:string-value="insert into harmonization_table (table_name, column_name, valid_value, final_value) values ('sample_table','host_geo_origin','Europe:Belgium:Mons:Havre','Europe:Belgium:Mons:Havre');" calcext:value-type="string">
            <text:p>insert into harmonization_table (table_name, column_name, valid_value, final_value) values ('sample_table','host_geo_origin','Europe:Belgium:Mons:Havre','Europe:Belgium:Mons:Havre');</text:p>
          </table:table-cell>
          <table:table-cell/>
        </table:table-row>
        <table:table-row table:style-name="ro1">
          <table:table-cell office:value-type="string" calcext:value-type="string">
            <text:p>Europe:Belgium:Lasne:</text:p>
          </table:table-cell>
          <table:table-cell office:value-type="string" calcext:value-type="string">
            <text:p>Europe:Belgium:Las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8]);&quot;','&quot;;TRIM([.D738]);&quot;','&quot;;TRIM([.A738]);&quot;','&quot;;TRIM([.B738]);&quot;'&quot;;[.$F$1])" office:value-type="string" office:string-value="insert into harmonization_table (table_name, column_name, valid_value, final_value) values ('sample_table','host_geo_origin','Europe:Belgium:Lasne:','Europe:Belgium:Lasne:-');" calcext:value-type="string">
            <text:p>insert into harmonization_table (table_name, column_name, valid_value, final_value) values ('sample_table','host_geo_origin','Europe:Belgium:Lasne:','Europe:Belgium:Lasne:-');</text:p>
          </table:table-cell>
          <table:table-cell/>
        </table:table-row>
        <table:table-row table:style-name="ro1">
          <table:table-cell office:value-type="string" calcext:value-type="string">
            <text:p>Europe:Belgium:Rixensart:</text:p>
          </table:table-cell>
          <table:table-cell office:value-type="string" calcext:value-type="string">
            <text:p>Europe:Belgium:Rixensa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9]);&quot;','&quot;;TRIM([.D739]);&quot;','&quot;;TRIM([.A739]);&quot;','&quot;;TRIM([.B739]);&quot;'&quot;;[.$F$1])" office:value-type="string" office:string-value="insert into harmonization_table (table_name, column_name, valid_value, final_value) values ('sample_table','host_geo_origin','Europe:Belgium:Rixensart:','Europe:Belgium:Rixensart:-');" calcext:value-type="string">
            <text:p>insert into harmonization_table (table_name, column_name, valid_value, final_value) values ('sample_table','host_geo_origin','Europe:Belgium:Rixensart:','Europe:Belgium:Rixensart:-');</text:p>
          </table:table-cell>
          <table:table-cell/>
        </table:table-row>
        <table:table-row table:style-name="ro1">
          <table:table-cell office:value-type="string" calcext:value-type="string">
            <text:p>Europe:Belgium:Riemst:</text:p>
          </table:table-cell>
          <table:table-cell office:value-type="string" calcext:value-type="string">
            <text:p>Europe:Belgium:Riem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0]);&quot;','&quot;;TRIM([.D740]);&quot;','&quot;;TRIM([.A740]);&quot;','&quot;;TRIM([.B740]);&quot;'&quot;;[.$F$1])" office:value-type="string" office:string-value="insert into harmonization_table (table_name, column_name, valid_value, final_value) values ('sample_table','host_geo_origin','Europe:Belgium:Riemst:','Europe:Belgium:Riemst:-');" calcext:value-type="string">
            <text:p>insert into harmonization_table (table_name, column_name, valid_value, final_value) values ('sample_table','host_geo_origin','Europe:Belgium:Riemst:','Europe:Belgium:Riems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aint-Ghislain:Viller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1]);&quot;','&quot;;TRIM([.D741]);&quot;','&quot;;TRIM([.A741]);&quot;','&quot;;TRIM([.B741]);&quot;'&quot;;[.$F$1])" office:value-type="string" office:string-value="insert into harmonization_table (table_name, column_name, valid_value, final_value) values ('sample_table','host_geo_origin','Europe:Belgium:Saint-Ghislain:Villerot','Europe:Belgium:Saint-Ghislain:Villerot');" calcext:value-type="string">
            <text:p>insert into harmonization_table (table_name, column_name, valid_value, final_value) values ('sample_table','host_geo_origin','Europe:Belgium:Saint-Ghislain:Villerot','Europe:Belgium:Saint-Ghislain:Villero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Flanders:Leu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2]);&quot;','&quot;;TRIM([.D742]);&quot;','&quot;;TRIM([.A742]);&quot;','&quot;;TRIM([.B742]);&quot;'&quot;;[.$F$1])" office:value-type="string" office:string-value="insert into harmonization_table (table_name, column_name, valid_value, final_value) values ('sample_table','host_geo_origin','Europe:Belgium:Flanders:Leuven','Europe:Belgium:Flanders:Leuven');" calcext:value-type="string">
            <text:p>insert into harmonization_table (table_name, column_name, valid_value, final_value) values ('sample_table','host_geo_origin','Europe:Belgium:Flanders:Leuven','Europe:Belgium:Flanders:Leuven');</text:p>
          </table:table-cell>
          <table:table-cell/>
        </table:table-row>
        <table:table-row table:style-name="ro1">
          <table:table-cell office:value-type="string" calcext:value-type="string">
            <text:p>Europe:Belgium:Montigny-le-Tilleul:</text:p>
          </table:table-cell>
          <table:table-cell office:value-type="string" calcext:value-type="string">
            <text:p>Europe:Belgium:Montigny-le-Tille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3]);&quot;','&quot;;TRIM([.D743]);&quot;','&quot;;TRIM([.A743]);&quot;','&quot;;TRIM([.B743]);&quot;'&quot;;[.$F$1])" office:value-type="string" office:string-value="insert into harmonization_table (table_name, column_name, valid_value, final_value) values ('sample_table','host_geo_origin','Europe:Belgium:Montigny-le-Tilleul:','Europe:Belgium:Montigny-le-Tilleul:-');" calcext:value-type="string">
            <text:p>insert into harmonization_table (table_name, column_name, valid_value, final_value) values ('sample_table','host_geo_origin','Europe:Belgium:Montigny-le-Tilleul:','Europe:Belgium:Montigny-le-Tilleul:-');</text:p>
          </table:table-cell>
          <table:table-cell/>
        </table:table-row>
        <table:table-row table:style-name="ro1">
          <table:table-cell office:value-type="string" calcext:value-type="string">
            <text:p>Europe:Belgium:Zolder:</text:p>
          </table:table-cell>
          <table:table-cell office:value-type="string" calcext:value-type="string">
            <text:p>Europe:Belgium:Zold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4]);&quot;','&quot;;TRIM([.D744]);&quot;','&quot;;TRIM([.A744]);&quot;','&quot;;TRIM([.B744]);&quot;'&quot;;[.$F$1])" office:value-type="string" office:string-value="insert into harmonization_table (table_name, column_name, valid_value, final_value) values ('sample_table','host_geo_origin','Europe:Belgium:Zolder:','Europe:Belgium:Zolder:-');" calcext:value-type="string">
            <text:p>insert into harmonization_table (table_name, column_name, valid_value, final_value) values ('sample_table','host_geo_origin','Europe:Belgium:Zolder:','Europe:Belgium:Zolder:-');</text:p>
          </table:table-cell>
          <table:table-cell/>
        </table:table-row>
        <table:table-row table:style-name="ro1">
          <table:table-cell office:value-type="string" calcext:value-type="string">
            <text:p>Europe:Belgium:Houthalen-Helchteren:</text:p>
          </table:table-cell>
          <table:table-cell office:value-type="string" calcext:value-type="string">
            <text:p>Europe:Belgium:Houthalen-Helchte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5]);&quot;','&quot;;TRIM([.D745]);&quot;','&quot;;TRIM([.A745]);&quot;','&quot;;TRIM([.B745]);&quot;'&quot;;[.$F$1])" office:value-type="string" office:string-value="insert into harmonization_table (table_name, column_name, valid_value, final_value) values ('sample_table','host_geo_origin','Europe:Belgium:Houthalen-Helchteren:','Europe:Belgium:Houthalen-Helchteren:-');" calcext:value-type="string">
            <text:p>insert into harmonization_table (table_name, column_name, valid_value, final_value) values ('sample_table','host_geo_origin','Europe:Belgium:Houthalen-Helchteren:','Europe:Belgium:Houthalen-Helchter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Jum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6]);&quot;','&quot;;TRIM([.D746]);&quot;','&quot;;TRIM([.A746]);&quot;','&quot;;TRIM([.B746]);&quot;'&quot;;[.$F$1])" office:value-type="string" office:string-value="insert into harmonization_table (table_name, column_name, valid_value, final_value) values ('sample_table','host_geo_origin','Europe:Belgium:Charleroi:Jumet','Europe:Belgium:Charleroi:Jumet');" calcext:value-type="string">
            <text:p>insert into harmonization_table (table_name, column_name, valid_value, final_value) values ('sample_table','host_geo_origin','Europe:Belgium:Charleroi:Jumet','Europe:Belgium:Charleroi:Jumet');</text:p>
          </table:table-cell>
          <table:table-cell/>
        </table:table-row>
        <table:table-row table:style-name="ro1">
          <table:table-cell office:value-type="string" calcext:value-type="string">
            <text:p>Europe:Belgium:Holsbeek:</text:p>
          </table:table-cell>
          <table:table-cell office:value-type="string" calcext:value-type="string">
            <text:p>Europe:Belgium:Hols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7]);&quot;','&quot;;TRIM([.D747]);&quot;','&quot;;TRIM([.A747]);&quot;','&quot;;TRIM([.B747]);&quot;'&quot;;[.$F$1])" office:value-type="string" office:string-value="insert into harmonization_table (table_name, column_name, valid_value, final_value) values ('sample_table','host_geo_origin','Europe:Belgium:Holsbeek:','Europe:Belgium:Holsbeek:-');" calcext:value-type="string">
            <text:p>insert into harmonization_table (table_name, column_name, valid_value, final_value) values ('sample_table','host_geo_origin','Europe:Belgium:Holsbeek:','Europe:Belgium:Holsbeek:-');</text:p>
          </table:table-cell>
          <table:table-cell/>
        </table:table-row>
        <table:table-row table:style-name="ro1">
          <table:table-cell office:value-type="string" calcext:value-type="string">
            <text:p>Europe:Belgium:Berloz:</text:p>
          </table:table-cell>
          <table:table-cell office:value-type="string" calcext:value-type="string">
            <text:p>Europe:Belgium:Berloz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8]);&quot;','&quot;;TRIM([.D748]);&quot;','&quot;;TRIM([.A748]);&quot;','&quot;;TRIM([.B748]);&quot;'&quot;;[.$F$1])" office:value-type="string" office:string-value="insert into harmonization_table (table_name, column_name, valid_value, final_value) values ('sample_table','host_geo_origin','Europe:Belgium:Berloz:','Europe:Belgium:Berloz:-');" calcext:value-type="string">
            <text:p>insert into harmonization_table (table_name, column_name, valid_value, final_value) values ('sample_table','host_geo_origin','Europe:Belgium:Berloz:','Europe:Belgium:Berloz:-');</text:p>
          </table:table-cell>
          <table:table-cell/>
        </table:table-row>
        <table:table-row table:style-name="ro1">
          <table:table-cell office:value-type="string" calcext:value-type="string">
            <text:p>Europe:Belgium:Chaineux:</text:p>
          </table:table-cell>
          <table:table-cell office:value-type="string" calcext:value-type="string">
            <text:p>Europe:Belgium:Chaineux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9]);&quot;','&quot;;TRIM([.D749]);&quot;','&quot;;TRIM([.A749]);&quot;','&quot;;TRIM([.B749]);&quot;'&quot;;[.$F$1])" office:value-type="string" office:string-value="insert into harmonization_table (table_name, column_name, valid_value, final_value) values ('sample_table','host_geo_origin','Europe:Belgium:Chaineux:','Europe:Belgium:Chaineux:-');" calcext:value-type="string">
            <text:p>insert into harmonization_table (table_name, column_name, valid_value, final_value) values ('sample_table','host_geo_origin','Europe:Belgium:Chaineux:','Europe:Belgium:Chaineux:-');</text:p>
          </table:table-cell>
          <table:table-cell/>
        </table:table-row>
        <table:table-row table:style-name="ro1">
          <table:table-cell office:value-type="string" calcext:value-type="string">
            <text:p>Europe:Belgium:Oevel:</text:p>
          </table:table-cell>
          <table:table-cell office:value-type="string" calcext:value-type="string">
            <text:p>Europe:Belgium:Oev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0]);&quot;','&quot;;TRIM([.D750]);&quot;','&quot;;TRIM([.A750]);&quot;','&quot;;TRIM([.B750]);&quot;'&quot;;[.$F$1])" office:value-type="string" office:string-value="insert into harmonization_table (table_name, column_name, valid_value, final_value) values ('sample_table','host_geo_origin','Europe:Belgium:Oevel:','Europe:Belgium:Oevel:-');" calcext:value-type="string">
            <text:p>insert into harmonization_table (table_name, column_name, valid_value, final_value) values ('sample_table','host_geo_origin','Europe:Belgium:Oevel:','Europe:Belgium:Oevel:-');</text:p>
          </table:table-cell>
          <table:table-cell/>
        </table:table-row>
        <table:table-row table:style-name="ro1">
          <table:table-cell office:value-type="string" calcext:value-type="string">
            <text:p>Europe:Belgium:Braine-l alleud:</text:p>
          </table:table-cell>
          <table:table-cell office:value-type="string" calcext:value-type="string">
            <text:p>Europe:Belgium:Braine-l’Alleu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1]);&quot;','&quot;;TRIM([.D751]);&quot;','&quot;;TRIM([.A751]);&quot;','&quot;;TRIM([.B751]);&quot;'&quot;;[.$F$1])" office:value-type="string" office:string-value="insert into harmonization_table (table_name, column_name, valid_value, final_value) values ('sample_table','host_geo_origin','Europe:Belgium:Braine-l alleud:','Europe:Belgium:Braine-l’Alleud:-');" calcext:value-type="string">
            <text:p>insert into harmonization_table (table_name, column_name, valid_value, final_value) values ('sample_table','host_geo_origin','Europe:Belgium:Braine-l alleud:','Europe:Belgium:Braine-l’Alleud:-');</text:p>
          </table:table-cell>
          <table:table-cell/>
        </table:table-row>
        <table:table-row table:style-name="ro1">
          <table:table-cell office:value-type="string" calcext:value-type="string">
            <text:p>Europe:Belgium:Zonhoven:</text:p>
          </table:table-cell>
          <table:table-cell office:value-type="string" calcext:value-type="string">
            <text:p>Europe:Belgium:Zonhov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2]);&quot;','&quot;;TRIM([.D752]);&quot;','&quot;;TRIM([.A752]);&quot;','&quot;;TRIM([.B752]);&quot;'&quot;;[.$F$1])" office:value-type="string" office:string-value="insert into harmonization_table (table_name, column_name, valid_value, final_value) values ('sample_table','host_geo_origin','Europe:Belgium:Zonhoven:','Europe:Belgium:Zonhoven:-');" calcext:value-type="string">
            <text:p>insert into harmonization_table (table_name, column_name, valid_value, final_value) values ('sample_table','host_geo_origin','Europe:Belgium:Zonhoven:','Europe:Belgium:Zonhoven:-');</text:p>
          </table:table-cell>
          <table:table-cell/>
        </table:table-row>
        <table:table-row table:style-name="ro1">
          <table:table-cell office:value-type="string" calcext:value-type="string">
            <text:p>Europe:Belgium:Anderlecht:</text:p>
          </table:table-cell>
          <table:table-cell office:value-type="string" calcext:value-type="string">
            <text:p>Europe:Belgium:Anderl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3]);&quot;','&quot;;TRIM([.D753]);&quot;','&quot;;TRIM([.A753]);&quot;','&quot;;TRIM([.B753]);&quot;'&quot;;[.$F$1])" office:value-type="string" office:string-value="insert into harmonization_table (table_name, column_name, valid_value, final_value) values ('sample_table','host_geo_origin','Europe:Belgium:Anderlecht:','Europe:Belgium:Anderlecht:-');" calcext:value-type="string">
            <text:p>insert into harmonization_table (table_name, column_name, valid_value, final_value) values ('sample_table','host_geo_origin','Europe:Belgium:Anderlecht:','Europe:Belgium:Anderlecht:-');</text:p>
          </table:table-cell>
          <table:table-cell/>
        </table:table-row>
        <table:table-row table:style-name="ro1">
          <table:table-cell office:value-type="string" calcext:value-type="string">
            <text:p>Europe:Belgium:Antwerp:</text:p>
          </table:table-cell>
          <table:table-cell office:value-type="string" calcext:value-type="string">
            <text:p>Europe:Belgium:Antwerp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4]);&quot;','&quot;;TRIM([.D754]);&quot;','&quot;;TRIM([.A754]);&quot;','&quot;;TRIM([.B754]);&quot;'&quot;;[.$F$1])" office:value-type="string" office:string-value="insert into harmonization_table (table_name, column_name, valid_value, final_value) values ('sample_table','host_geo_origin','Europe:Belgium:Antwerp:','Europe:Belgium:Antwerp:-');" calcext:value-type="string">
            <text:p>insert into harmonization_table (table_name, column_name, valid_value, final_value) values ('sample_table','host_geo_origin','Europe:Belgium:Antwerp:','Europe:Belgium:Antwerp:-');</text:p>
          </table:table-cell>
          <table:table-cell/>
        </table:table-row>
        <table:table-row table:style-name="ro1">
          <table:table-cell office:value-type="string" calcext:value-type="string">
            <text:p>Europe:Belgium:Tielt-Winge:</text:p>
          </table:table-cell>
          <table:table-cell office:value-type="string" calcext:value-type="string">
            <text:p>Europe:Belgium:Tielt-Win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5]);&quot;','&quot;;TRIM([.D755]);&quot;','&quot;;TRIM([.A755]);&quot;','&quot;;TRIM([.B755]);&quot;'&quot;;[.$F$1])" office:value-type="string" office:string-value="insert into harmonization_table (table_name, column_name, valid_value, final_value) values ('sample_table','host_geo_origin','Europe:Belgium:Tielt-Winge:','Europe:Belgium:Tielt-Winge:-');" calcext:value-type="string">
            <text:p>insert into harmonization_table (table_name, column_name, valid_value, final_value) values ('sample_table','host_geo_origin','Europe:Belgium:Tielt-Winge:','Europe:Belgium:Tielt-Winge:-');</text:p>
          </table:table-cell>
          <table:table-cell/>
        </table:table-row>
        <table:table-row table:style-name="ro1">
          <table:table-cell office:value-type="string" calcext:value-type="string">
            <text:p>Europe:Belgium:Knokke-Heist:</text:p>
          </table:table-cell>
          <table:table-cell office:value-type="string" calcext:value-type="string">
            <text:p>Europe:Belgium:Knokke-Hei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6]);&quot;','&quot;;TRIM([.D756]);&quot;','&quot;;TRIM([.A756]);&quot;','&quot;;TRIM([.B756]);&quot;'&quot;;[.$F$1])" office:value-type="string" office:string-value="insert into harmonization_table (table_name, column_name, valid_value, final_value) values ('sample_table','host_geo_origin','Europe:Belgium:Knokke-Heist:','Europe:Belgium:Knokke-Heist:-');" calcext:value-type="string">
            <text:p>insert into harmonization_table (table_name, column_name, valid_value, final_value) values ('sample_table','host_geo_origin','Europe:Belgium:Knokke-Heist:','Europe:Belgium:Knokke-Heist:-');</text:p>
          </table:table-cell>
          <table:table-cell/>
        </table:table-row>
        <table:table-row table:style-name="ro1">
          <table:table-cell office:value-type="string" calcext:value-type="string">
            <text:p>Europe:Belgium:Etterbeek:</text:p>
          </table:table-cell>
          <table:table-cell office:value-type="string" calcext:value-type="string">
            <text:p>Europe:Belgium:Etter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7]);&quot;','&quot;;TRIM([.D757]);&quot;','&quot;;TRIM([.A757]);&quot;','&quot;;TRIM([.B757]);&quot;'&quot;;[.$F$1])" office:value-type="string" office:string-value="insert into harmonization_table (table_name, column_name, valid_value, final_value) values ('sample_table','host_geo_origin','Europe:Belgium:Etterbeek:','Europe:Belgium:Etterbeek:-');" calcext:value-type="string">
            <text:p>insert into harmonization_table (table_name, column_name, valid_value, final_value) values ('sample_table','host_geo_origin','Europe:Belgium:Etterbeek:','Europe:Belgium:Etterbeek:-');</text:p>
          </table:table-cell>
          <table:table-cell/>
        </table:table-row>
        <table:table-row table:style-name="ro1">
          <table:table-cell office:value-type="string" calcext:value-type="string">
            <text:p>Europe:Belgium:Kasterlee:</text:p>
          </table:table-cell>
          <table:table-cell office:value-type="string" calcext:value-type="string">
            <text:p>Europe:Belgium:Kasterle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8]);&quot;','&quot;;TRIM([.D758]);&quot;','&quot;;TRIM([.A758]);&quot;','&quot;;TRIM([.B758]);&quot;'&quot;;[.$F$1])" office:value-type="string" office:string-value="insert into harmonization_table (table_name, column_name, valid_value, final_value) values ('sample_table','host_geo_origin','Europe:Belgium:Kasterlee:','Europe:Belgium:Kasterlee:-');" calcext:value-type="string">
            <text:p>insert into harmonization_table (table_name, column_name, valid_value, final_value) values ('sample_table','host_geo_origin','Europe:Belgium:Kasterlee:','Europe:Belgium:Kasterlee:-');</text:p>
          </table:table-cell>
          <table:table-cell/>
        </table:table-row>
        <table:table-row table:style-name="ro1">
          <table:table-cell office:value-type="string" calcext:value-type="string">
            <text:p>Europe:Belgium:Oudergem:</text:p>
          </table:table-cell>
          <table:table-cell office:value-type="string" calcext:value-type="string">
            <text:p>Europe:Belgium:Ouderg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9]);&quot;','&quot;;TRIM([.D759]);&quot;','&quot;;TRIM([.A759]);&quot;','&quot;;TRIM([.B759]);&quot;'&quot;;[.$F$1])" office:value-type="string" office:string-value="insert into harmonization_table (table_name, column_name, valid_value, final_value) values ('sample_table','host_geo_origin','Europe:Belgium:Oudergem:','Europe:Belgium:Oudergem:-');" calcext:value-type="string">
            <text:p>insert into harmonization_table (table_name, column_name, valid_value, final_value) values ('sample_table','host_geo_origin','Europe:Belgium:Oudergem:','Europe:Belgium:Oudergem:-');</text:p>
          </table:table-cell>
          <table:table-cell/>
        </table:table-row>
        <table:table-row table:style-name="ro1">
          <table:table-cell office:value-type="string" calcext:value-type="string">
            <text:p>Europe:Belgium:Sint-Agatha-Berchem:</text:p>
          </table:table-cell>
          <table:table-cell office:value-type="string" calcext:value-type="string">
            <text:p>Europe:Belgium:Sint-Agatha-Berch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0]);&quot;','&quot;;TRIM([.D760]);&quot;','&quot;;TRIM([.A760]);&quot;','&quot;;TRIM([.B760]);&quot;'&quot;;[.$F$1])" office:value-type="string" office:string-value="insert into harmonization_table (table_name, column_name, valid_value, final_value) values ('sample_table','host_geo_origin','Europe:Belgium:Sint-Agatha-Berchem:','Europe:Belgium:Sint-Agatha-Berchem:-');" calcext:value-type="string">
            <text:p>insert into harmonization_table (table_name, column_name, valid_value, final_value) values ('sample_table','host_geo_origin','Europe:Belgium:Sint-Agatha-Berchem:','Europe:Belgium:Sint-Agatha-Berchem:-');</text:p>
          </table:table-cell>
          <table:table-cell/>
        </table:table-row>
        <table:table-row table:style-name="ro1">
          <table:table-cell office:value-type="string" calcext:value-type="string">
            <text:p>Europe:Belgium:Stekene:</text:p>
          </table:table-cell>
          <table:table-cell office:value-type="string" calcext:value-type="string">
            <text:p>Europe:Belgium:Steke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1]);&quot;','&quot;;TRIM([.D761]);&quot;','&quot;;TRIM([.A761]);&quot;','&quot;;TRIM([.B761]);&quot;'&quot;;[.$F$1])" office:value-type="string" office:string-value="insert into harmonization_table (table_name, column_name, valid_value, final_value) values ('sample_table','host_geo_origin','Europe:Belgium:Stekene:','Europe:Belgium:Stekene:-');" calcext:value-type="string">
            <text:p>insert into harmonization_table (table_name, column_name, valid_value, final_value) values ('sample_table','host_geo_origin','Europe:Belgium:Stekene:','Europe:Belgium:Stekene:-');</text:p>
          </table:table-cell>
          <table:table-cell/>
        </table:table-row>
        <table:table-row table:style-name="ro1">
          <table:table-cell office:value-type="string" calcext:value-type="string">
            <text:p>Europe:Belgium:Sint-Truiden:</text:p>
          </table:table-cell>
          <table:table-cell office:value-type="string" calcext:value-type="string">
            <text:p>Europe:Belgium:Sint-Tru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2]);&quot;','&quot;;TRIM([.D762]);&quot;','&quot;;TRIM([.A762]);&quot;','&quot;;TRIM([.B762]);&quot;'&quot;;[.$F$1])" office:value-type="string" office:string-value="insert into harmonization_table (table_name, column_name, valid_value, final_value) values ('sample_table','host_geo_origin','Europe:Belgium:Sint-Truiden:','Europe:Belgium:Sint-Truiden:-');" calcext:value-type="string">
            <text:p>insert into harmonization_table (table_name, column_name, valid_value, final_value) values ('sample_table','host_geo_origin','Europe:Belgium:Sint-Truiden:','Europe:Belgium:Sint-Truiden:-');</text:p>
          </table:table-cell>
          <table:table-cell/>
        </table:table-row>
        <table:table-row table:style-name="ro1">
          <table:table-cell office:value-type="string" calcext:value-type="string">
            <text:p>Europe:Belgium:Theux:</text:p>
          </table:table-cell>
          <table:table-cell office:value-type="string" calcext:value-type="string">
            <text:p>Europe:Belgium:Theux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3]);&quot;','&quot;;TRIM([.D763]);&quot;','&quot;;TRIM([.A763]);&quot;','&quot;;TRIM([.B763]);&quot;'&quot;;[.$F$1])" office:value-type="string" office:string-value="insert into harmonization_table (table_name, column_name, valid_value, final_value) values ('sample_table','host_geo_origin','Europe:Belgium:Theux:','Europe:Belgium:Theux:-');" calcext:value-type="string">
            <text:p>insert into harmonization_table (table_name, column_name, valid_value, final_value) values ('sample_table','host_geo_origin','Europe:Belgium:Theux:','Europe:Belgium:Theux:-');</text:p>
          </table:table-cell>
          <table:table-cell/>
        </table:table-row>
        <table:table-row table:style-name="ro1">
          <table:table-cell office:value-type="string" calcext:value-type="string">
            <text:p>Europe:Belgium:Vorst:</text:p>
          </table:table-cell>
          <table:table-cell office:value-type="string" calcext:value-type="string">
            <text:p>Europe:Belgium:Vor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4]);&quot;','&quot;;TRIM([.D764]);&quot;','&quot;;TRIM([.A764]);&quot;','&quot;;TRIM([.B764]);&quot;'&quot;;[.$F$1])" office:value-type="string" office:string-value="insert into harmonization_table (table_name, column_name, valid_value, final_value) values ('sample_table','host_geo_origin','Europe:Belgium:Vorst:','Europe:Belgium:Vorst:-');" calcext:value-type="string">
            <text:p>insert into harmonization_table (table_name, column_name, valid_value, final_value) values ('sample_table','host_geo_origin','Europe:Belgium:Vorst:','Europe:Belgium:Vorst:-');</text:p>
          </table:table-cell>
          <table:table-cell/>
        </table:table-row>
        <table:table-row table:style-name="ro1">
          <table:table-cell office:value-type="string" calcext:value-type="string">
            <text:p>Europe:Belgium:Ellezelles:</text:p>
          </table:table-cell>
          <table:table-cell office:value-type="string" calcext:value-type="string">
            <text:p>Europe:Belgium:Ellez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5]);&quot;','&quot;;TRIM([.D765]);&quot;','&quot;;TRIM([.A765]);&quot;','&quot;;TRIM([.B765]);&quot;'&quot;;[.$F$1])" office:value-type="string" office:string-value="insert into harmonization_table (table_name, column_name, valid_value, final_value) values ('sample_table','host_geo_origin','Europe:Belgium:Ellezelles:','Europe:Belgium:Ellezelles:-');" calcext:value-type="string">
            <text:p>insert into harmonization_table (table_name, column_name, valid_value, final_value) values ('sample_table','host_geo_origin','Europe:Belgium:Ellezelles:','Europe:Belgium:Ellezelles:-');</text:p>
          </table:table-cell>
          <table:table-cell/>
        </table:table-row>
        <table:table-row table:style-name="ro1">
          <table:table-cell office:value-type="string" calcext:value-type="string">
            <text:p>Europe:Belgium:Bree:</text:p>
          </table:table-cell>
          <table:table-cell office:value-type="string" calcext:value-type="string">
            <text:p>Europe:Belgium:Bre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6]);&quot;','&quot;;TRIM([.D766]);&quot;','&quot;;TRIM([.A766]);&quot;','&quot;;TRIM([.B766]);&quot;'&quot;;[.$F$1])" office:value-type="string" office:string-value="insert into harmonization_table (table_name, column_name, valid_value, final_value) values ('sample_table','host_geo_origin','Europe:Belgium:Bree:','Europe:Belgium:Bree:-');" calcext:value-type="string">
            <text:p>insert into harmonization_table (table_name, column_name, valid_value, final_value) values ('sample_table','host_geo_origin','Europe:Belgium:Bree:','Europe:Belgium:Bree:-');</text:p>
          </table:table-cell>
          <table:table-cell/>
        </table:table-row>
        <table:table-row table:style-name="ro1">
          <table:table-cell office:value-type="string" calcext:value-type="string">
            <text:p>Europe:Belgium:Zoutleeuw:</text:p>
          </table:table-cell>
          <table:table-cell office:value-type="string" calcext:value-type="string">
            <text:p>Europe:Belgium:Zoutleeu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7]);&quot;','&quot;;TRIM([.D767]);&quot;','&quot;;TRIM([.A767]);&quot;','&quot;;TRIM([.B767]);&quot;'&quot;;[.$F$1])" office:value-type="string" office:string-value="insert into harmonization_table (table_name, column_name, valid_value, final_value) values ('sample_table','host_geo_origin','Europe:Belgium:Zoutleeuw:','Europe:Belgium:Zoutleeuw:-');" calcext:value-type="string">
            <text:p>insert into harmonization_table (table_name, column_name, valid_value, final_value) values ('sample_table','host_geo_origin','Europe:Belgium:Zoutleeuw:','Europe:Belgium:Zoutleeuw:-');</text:p>
          </table:table-cell>
          <table:table-cell/>
        </table:table-row>
        <table:table-row table:style-name="ro1">
          <table:table-cell office:value-type="string" calcext:value-type="string">
            <text:p>Europe:Belgium:Couvin:</text:p>
          </table:table-cell>
          <table:table-cell office:value-type="string" calcext:value-type="string">
            <text:p>Europe:Belgium:Couv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8]);&quot;','&quot;;TRIM([.D768]);&quot;','&quot;;TRIM([.A768]);&quot;','&quot;;TRIM([.B768]);&quot;'&quot;;[.$F$1])" office:value-type="string" office:string-value="insert into harmonization_table (table_name, column_name, valid_value, final_value) values ('sample_table','host_geo_origin','Europe:Belgium:Couvin:','Europe:Belgium:Couvin:-');" calcext:value-type="string">
            <text:p>insert into harmonization_table (table_name, column_name, valid_value, final_value) values ('sample_table','host_geo_origin','Europe:Belgium:Couvin:','Europe:Belgium:Couvin:-');</text:p>
          </table:table-cell>
          <table:table-cell/>
        </table:table-row>
        <table:table-row table:style-name="ro1">
          <table:table-cell office:value-type="string" calcext:value-type="string">
            <text:p>Europe:Belgium:Watermaal-Bosvoorde:</text:p>
          </table:table-cell>
          <table:table-cell office:value-type="string" calcext:value-type="string">
            <text:p>Europe:Belgium:Watermaal-Bosvoor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9]);&quot;','&quot;;TRIM([.D769]);&quot;','&quot;;TRIM([.A769]);&quot;','&quot;;TRIM([.B769]);&quot;'&quot;;[.$F$1])" office:value-type="string" office:string-value="insert into harmonization_table (table_name, column_name, valid_value, final_value) values ('sample_table','host_geo_origin','Europe:Belgium:Watermaal-Bosvoorde:','Europe:Belgium:Watermaal-Bosvoorde:-');" calcext:value-type="string">
            <text:p>insert into harmonization_table (table_name, column_name, valid_value, final_value) values ('sample_table','host_geo_origin','Europe:Belgium:Watermaal-Bosvoorde:','Europe:Belgium:Watermaal-Bosvoord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Pelt:Neerpel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0]);&quot;','&quot;;TRIM([.D770]);&quot;','&quot;;TRIM([.A770]);&quot;','&quot;;TRIM([.B770]);&quot;'&quot;;[.$F$1])" office:value-type="string" office:string-value="insert into harmonization_table (table_name, column_name, valid_value, final_value) values ('sample_table','host_geo_origin','Europe:Belgium:Pelt:Neerpelt','Europe:Belgium:Pelt:Neerpelt');" calcext:value-type="string">
            <text:p>insert into harmonization_table (table_name, column_name, valid_value, final_value) values ('sample_table','host_geo_origin','Europe:Belgium:Pelt:Neerpelt','Europe:Belgium:Pelt:Neerpelt');</text:p>
          </table:table-cell>
          <table:table-cell/>
        </table:table-row>
        <table:table-row table:style-name="ro1">
          <table:table-cell office:value-type="string" calcext:value-type="string">
            <text:p>Europe:Belgium:Lanaken:</text:p>
          </table:table-cell>
          <table:table-cell office:value-type="string" calcext:value-type="string">
            <text:p>Europe:Belgium:Lana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1]);&quot;','&quot;;TRIM([.D771]);&quot;','&quot;;TRIM([.A771]);&quot;','&quot;;TRIM([.B771]);&quot;'&quot;;[.$F$1])" office:value-type="string" office:string-value="insert into harmonization_table (table_name, column_name, valid_value, final_value) values ('sample_table','host_geo_origin','Europe:Belgium:Lanaken:','Europe:Belgium:Lanaken:-');" calcext:value-type="string">
            <text:p>insert into harmonization_table (table_name, column_name, valid_value, final_value) values ('sample_table','host_geo_origin','Europe:Belgium:Lanaken:','Europe:Belgium:Lanaken:-');</text:p>
          </table:table-cell>
          <table:table-cell/>
        </table:table-row>
        <table:table-row table:style-name="ro1">
          <table:table-cell office:value-type="string" calcext:value-type="string">
            <text:p>Europe:Belgium:Henri-chapelle:</text:p>
          </table:table-cell>
          <table:table-cell office:value-type="string" calcext:value-type="string">
            <text:p>Europe:Belgium:Henri-chape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2]);&quot;','&quot;;TRIM([.D772]);&quot;','&quot;;TRIM([.A772]);&quot;','&quot;;TRIM([.B772]);&quot;'&quot;;[.$F$1])" office:value-type="string" office:string-value="insert into harmonization_table (table_name, column_name, valid_value, final_value) values ('sample_table','host_geo_origin','Europe:Belgium:Henri-chapelle:','Europe:Belgium:Henri-chapelle:-');" calcext:value-type="string">
            <text:p>insert into harmonization_table (table_name, column_name, valid_value, final_value) values ('sample_table','host_geo_origin','Europe:Belgium:Henri-chapelle:','Europe:Belgium:Henri-chapelle:-');</text:p>
          </table:table-cell>
          <table:table-cell/>
        </table:table-row>
        <table:table-row table:style-name="ro1">
          <table:table-cell office:value-type="string" calcext:value-type="string">
            <text:p>Europe:Belgium:Quaregnon:</text:p>
          </table:table-cell>
          <table:table-cell office:value-type="string" calcext:value-type="string">
            <text:p>Europe:Belgium:Quaregn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3]);&quot;','&quot;;TRIM([.D773]);&quot;','&quot;;TRIM([.A773]);&quot;','&quot;;TRIM([.B773]);&quot;'&quot;;[.$F$1])" office:value-type="string" office:string-value="insert into harmonization_table (table_name, column_name, valid_value, final_value) values ('sample_table','host_geo_origin','Europe:Belgium:Quaregnon:','Europe:Belgium:Quaregnon:-');" calcext:value-type="string">
            <text:p>insert into harmonization_table (table_name, column_name, valid_value, final_value) values ('sample_table','host_geo_origin','Europe:Belgium:Quaregnon:','Europe:Belgium:Quaregnon:-');</text:p>
          </table:table-cell>
          <table:table-cell/>
        </table:table-row>
        <table:table-row table:style-name="ro1">
          <table:table-cell office:value-type="string" calcext:value-type="string">
            <text:p>Europe:Belgium:Frameries:</text:p>
          </table:table-cell>
          <table:table-cell office:value-type="string" calcext:value-type="string">
            <text:p>Europe:Belgium:Framer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4]);&quot;','&quot;;TRIM([.D774]);&quot;','&quot;;TRIM([.A774]);&quot;','&quot;;TRIM([.B774]);&quot;'&quot;;[.$F$1])" office:value-type="string" office:string-value="insert into harmonization_table (table_name, column_name, valid_value, final_value) values ('sample_table','host_geo_origin','Europe:Belgium:Frameries:','Europe:Belgium:Frameries:-');" calcext:value-type="string">
            <text:p>insert into harmonization_table (table_name, column_name, valid_value, final_value) values ('sample_table','host_geo_origin','Europe:Belgium:Frameries:','Europe:Belgium:Frameries:-');</text:p>
          </table:table-cell>
          <table:table-cell/>
        </table:table-row>
        <table:table-row table:style-name="ro1">
          <table:table-cell office:value-type="string" calcext:value-type="string">
            <text:p>Europe:Belgium:Vilvoorde:</text:p>
          </table:table-cell>
          <table:table-cell office:value-type="string" calcext:value-type="string">
            <text:p>Europe:Belgium:Vilvoor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5]);&quot;','&quot;;TRIM([.D775]);&quot;','&quot;;TRIM([.A775]);&quot;','&quot;;TRIM([.B775]);&quot;'&quot;;[.$F$1])" office:value-type="string" office:string-value="insert into harmonization_table (table_name, column_name, valid_value, final_value) values ('sample_table','host_geo_origin','Europe:Belgium:Vilvoorde:','Europe:Belgium:Vilvoorde:-');" calcext:value-type="string">
            <text:p>insert into harmonization_table (table_name, column_name, valid_value, final_value) values ('sample_table','host_geo_origin','Europe:Belgium:Vilvoorde:','Europe:Belgium:Vilvoorde:-');</text:p>
          </table:table-cell>
          <table:table-cell/>
        </table:table-row>
        <table:table-row table:style-name="ro1">
          <table:table-cell office:value-type="string" calcext:value-type="string">
            <text:p>Europe:Belgium:Nieuwerkerken:</text:p>
          </table:table-cell>
          <table:table-cell office:value-type="string" calcext:value-type="string">
            <text:p>Europe:Belgium:Nieuwerker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6]);&quot;','&quot;;TRIM([.D776]);&quot;','&quot;;TRIM([.A776]);&quot;','&quot;;TRIM([.B776]);&quot;'&quot;;[.$F$1])" office:value-type="string" office:string-value="insert into harmonization_table (table_name, column_name, valid_value, final_value) values ('sample_table','host_geo_origin','Europe:Belgium:Nieuwerkerken:','Europe:Belgium:Nieuwerkerken:-');" calcext:value-type="string">
            <text:p>insert into harmonization_table (table_name, column_name, valid_value, final_value) values ('sample_table','host_geo_origin','Europe:Belgium:Nieuwerkerken:','Europe:Belgium:Nieuwerkerk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illy:Bassill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7]);&quot;','&quot;;TRIM([.D777]);&quot;','&quot;;TRIM([.A777]);&quot;','&quot;;TRIM([.B777]);&quot;'&quot;;[.$F$1])" office:value-type="string" office:string-value="insert into harmonization_table (table_name, column_name, valid_value, final_value) values ('sample_table','host_geo_origin','Europe:Belgium:Silly:Bassilly','Europe:Belgium:Silly:Bassilly');" calcext:value-type="string">
            <text:p>insert into harmonization_table (table_name, column_name, valid_value, final_value) values ('sample_table','host_geo_origin','Europe:Belgium:Silly:Bassilly','Europe:Belgium:Silly:Bassill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Leuven:Ladeuz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8]);&quot;','&quot;;TRIM([.D778]);&quot;','&quot;;TRIM([.A778]);&quot;','&quot;;TRIM([.B778]);&quot;'&quot;;[.$F$1])" office:value-type="string" office:string-value="insert into harmonization_table (table_name, column_name, valid_value, final_value) values ('sample_table','host_geo_origin','Europe:Belgium:Leuven:Ladeuze','Europe:Belgium:Leuven:Ladeuze');" calcext:value-type="string">
            <text:p>insert into harmonization_table (table_name, column_name, valid_value, final_value) values ('sample_table','host_geo_origin','Europe:Belgium:Leuven:Ladeuze','Europe:Belgium:Leuven:Ladeuze');</text:p>
          </table:table-cell>
          <table:table-cell/>
        </table:table-row>
        <table:table-row table:style-name="ro1">
          <table:table-cell office:value-type="string" calcext:value-type="string">
            <text:p>Europe:Belgium:Ganshoren:</text:p>
          </table:table-cell>
          <table:table-cell office:value-type="string" calcext:value-type="string">
            <text:p>Europe:Belgium:Gansho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9]);&quot;','&quot;;TRIM([.D779]);&quot;','&quot;;TRIM([.A779]);&quot;','&quot;;TRIM([.B779]);&quot;'&quot;;[.$F$1])" office:value-type="string" office:string-value="insert into harmonization_table (table_name, column_name, valid_value, final_value) values ('sample_table','host_geo_origin','Europe:Belgium:Ganshoren:','Europe:Belgium:Ganshoren:-');" calcext:value-type="string">
            <text:p>insert into harmonization_table (table_name, column_name, valid_value, final_value) values ('sample_table','host_geo_origin','Europe:Belgium:Ganshoren:','Europe:Belgium:Ganshoren:-');</text:p>
          </table:table-cell>
          <table:table-cell/>
        </table:table-row>
        <table:table-row table:style-name="ro1">
          <table:table-cell office:value-type="string" calcext:value-type="string">
            <text:p>Europe:Belgium:Sint-Pieters-Woluwe:</text:p>
          </table:table-cell>
          <table:table-cell office:value-type="string" calcext:value-type="string">
            <text:p>Europe:Belgium:Sint-Pieters-Woluw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0]);&quot;','&quot;;TRIM([.D780]);&quot;','&quot;;TRIM([.A780]);&quot;','&quot;;TRIM([.B780]);&quot;'&quot;;[.$F$1])" office:value-type="string" office:string-value="insert into harmonization_table (table_name, column_name, valid_value, final_value) values ('sample_table','host_geo_origin','Europe:Belgium:Sint-Pieters-Woluwe:','Europe:Belgium:Sint-Pieters-Woluwe:-');" calcext:value-type="string">
            <text:p>insert into harmonization_table (table_name, column_name, valid_value, final_value) values ('sample_table','host_geo_origin','Europe:Belgium:Sint-Pieters-Woluwe:','Europe:Belgium:Sint-Pieters-Woluwe:-');</text:p>
          </table:table-cell>
          <table:table-cell/>
        </table:table-row>
        <table:table-row table:style-name="ro1">
          <table:table-cell office:value-type="string" calcext:value-type="string">
            <text:p>Europe:Belgium:LiÃ¨ge:</text:p>
          </table:table-cell>
          <table:table-cell office:value-type="string" calcext:value-type="string">
            <text:p>Europe:Belgium:Lie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1]);&quot;','&quot;;TRIM([.D781]);&quot;','&quot;;TRIM([.A781]);&quot;','&quot;;TRIM([.B781]);&quot;'&quot;;[.$F$1])" office:value-type="string" office:string-value="insert into harmonization_table (table_name, column_name, valid_value, final_value) values ('sample_table','host_geo_origin','Europe:Belgium:LiÃ¨ge:','Europe:Belgium:Liege:-');" calcext:value-type="string">
            <text:p>insert into harmonization_table (table_name, column_name, valid_value, final_value) values ('sample_table','host_geo_origin','Europe:Belgium:LiÃ¨ge:','Europe:Belgium:Liege:-');</text:p>
          </table:table-cell>
          <table:table-cell/>
        </table:table-row>
        <table:table-row table:style-name="ro1">
          <table:table-cell office:value-type="string" calcext:value-type="string">
            <text:p>Europe:Belgium:Soumagne:</text:p>
          </table:table-cell>
          <table:table-cell office:value-type="string" calcext:value-type="string">
            <text:p>Europe:Belgium:Soumag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2]);&quot;','&quot;;TRIM([.D782]);&quot;','&quot;;TRIM([.A782]);&quot;','&quot;;TRIM([.B782]);&quot;'&quot;;[.$F$1])" office:value-type="string" office:string-value="insert into harmonization_table (table_name, column_name, valid_value, final_value) values ('sample_table','host_geo_origin','Europe:Belgium:Soumagne:','Europe:Belgium:Soumagne:-');" calcext:value-type="string">
            <text:p>insert into harmonization_table (table_name, column_name, valid_value, final_value) values ('sample_table','host_geo_origin','Europe:Belgium:Soumagne:','Europe:Belgium:Soumagne:-');</text:p>
          </table:table-cell>
          <table:table-cell/>
        </table:table-row>
        <table:table-row table:style-name="ro1">
          <table:table-cell office:value-type="string" calcext:value-type="string">
            <text:p>Europe:Belgium:Herve:</text:p>
          </table:table-cell>
          <table:table-cell office:value-type="string" calcext:value-type="string">
            <text:p>Europe:Belgium:Herv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3]);&quot;','&quot;;TRIM([.D783]);&quot;','&quot;;TRIM([.A783]);&quot;','&quot;;TRIM([.B783]);&quot;'&quot;;[.$F$1])" office:value-type="string" office:string-value="insert into harmonization_table (table_name, column_name, valid_value, final_value) values ('sample_table','host_geo_origin','Europe:Belgium:Herve:','Europe:Belgium:Herve:-');" calcext:value-type="string">
            <text:p>insert into harmonization_table (table_name, column_name, valid_value, final_value) values ('sample_table','host_geo_origin','Europe:Belgium:Herve:','Europe:Belgium:Herve:-');</text:p>
          </table:table-cell>
          <table:table-cell/>
        </table:table-row>
        <table:table-row table:style-name="ro1">
          <table:table-cell office:value-type="string" calcext:value-type="string">
            <text:p>Europe:Belgium:Soignies:</text:p>
          </table:table-cell>
          <table:table-cell office:value-type="string" calcext:value-type="string">
            <text:p>Europe:Belgium:Soign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4]);&quot;','&quot;;TRIM([.D784]);&quot;','&quot;;TRIM([.A784]);&quot;','&quot;;TRIM([.B784]);&quot;'&quot;;[.$F$1])" office:value-type="string" office:string-value="insert into harmonization_table (table_name, column_name, valid_value, final_value) values ('sample_table','host_geo_origin','Europe:Belgium:Soignies:','Europe:Belgium:Soignies:-');" calcext:value-type="string">
            <text:p>insert into harmonization_table (table_name, column_name, valid_value, final_value) values ('sample_table','host_geo_origin','Europe:Belgium:Soignies:','Europe:Belgium:Soignies:-');</text:p>
          </table:table-cell>
          <table:table-cell/>
        </table:table-row>
        <table:table-row table:style-name="ro1">
          <table:table-cell office:value-type="string" calcext:value-type="string">
            <text:p>Europe:Belgium:Ath:</text:p>
          </table:table-cell>
          <table:table-cell office:value-type="string" calcext:value-type="string">
            <text:p>Europe:Belgium:At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5]);&quot;','&quot;;TRIM([.D785]);&quot;','&quot;;TRIM([.A785]);&quot;','&quot;;TRIM([.B785]);&quot;'&quot;;[.$F$1])" office:value-type="string" office:string-value="insert into harmonization_table (table_name, column_name, valid_value, final_value) values ('sample_table','host_geo_origin','Europe:Belgium:Ath:','Europe:Belgium:Ath:-');" calcext:value-type="string">
            <text:p>insert into harmonization_table (table_name, column_name, valid_value, final_value) values ('sample_table','host_geo_origin','Europe:Belgium:Ath:','Europe:Belgium:At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Cuesm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6]);&quot;','&quot;;TRIM([.D786]);&quot;','&quot;;TRIM([.A786]);&quot;','&quot;;TRIM([.B786]);&quot;'&quot;;[.$F$1])" office:value-type="string" office:string-value="insert into harmonization_table (table_name, column_name, valid_value, final_value) values ('sample_table','host_geo_origin','Europe:Belgium:Mons:Cuesmes','Europe:Belgium:Mons:Cuesmes');" calcext:value-type="string">
            <text:p>insert into harmonization_table (table_name, column_name, valid_value, final_value) values ('sample_table','host_geo_origin','Europe:Belgium:Mons:Cuesmes','Europe:Belgium:Mons:Cuesmes');</text:p>
          </table:table-cell>
          <table:table-cell/>
        </table:table-row>
        <table:table-row table:style-name="ro1">
          <table:table-cell office:value-type="string" calcext:value-type="string">
            <text:p>Europe:Belgium:Hasselt:</text:p>
          </table:table-cell>
          <table:table-cell office:value-type="string" calcext:value-type="string">
            <text:p>Europe:Belgium:Hassel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7]);&quot;','&quot;;TRIM([.D787]);&quot;','&quot;;TRIM([.A787]);&quot;','&quot;;TRIM([.B787]);&quot;'&quot;;[.$F$1])" office:value-type="string" office:string-value="insert into harmonization_table (table_name, column_name, valid_value, final_value) values ('sample_table','host_geo_origin','Europe:Belgium:Hasselt:','Europe:Belgium:Hasselt:-');" calcext:value-type="string">
            <text:p>insert into harmonization_table (table_name, column_name, valid_value, final_value) values ('sample_table','host_geo_origin','Europe:Belgium:Hasselt:','Europe:Belgium:Hasselt:-');</text:p>
          </table:table-cell>
          <table:table-cell/>
        </table:table-row>
        <table:table-row table:style-name="ro1">
          <table:table-cell office:value-type="string" calcext:value-type="string">
            <text:p>Europe:Belgium:Sint-Genesius-Rode:</text:p>
          </table:table-cell>
          <table:table-cell office:value-type="string" calcext:value-type="string">
            <text:p>Europe:Belgium:Sint-Genesius-Ro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8]);&quot;','&quot;;TRIM([.D788]);&quot;','&quot;;TRIM([.A788]);&quot;','&quot;;TRIM([.B788]);&quot;'&quot;;[.$F$1])" office:value-type="string" office:string-value="insert into harmonization_table (table_name, column_name, valid_value, final_value) values ('sample_table','host_geo_origin','Europe:Belgium:Sint-Genesius-Rode:','Europe:Belgium:Sint-Genesius-Rode:-');" calcext:value-type="string">
            <text:p>insert into harmonization_table (table_name, column_name, valid_value, final_value) values ('sample_table','host_geo_origin','Europe:Belgium:Sint-Genesius-Rode:','Europe:Belgium:Sint-Genesius-Rode:-');</text:p>
          </table:table-cell>
          <table:table-cell/>
        </table:table-row>
        <table:table-row table:style-name="ro1">
          <table:table-cell office:value-type="string" calcext:value-type="string">
            <text:p>Europe:Belgium:Tienen:</text:p>
          </table:table-cell>
          <table:table-cell office:value-type="string" calcext:value-type="string">
            <text:p>Europe:Belgium:Tien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9]);&quot;','&quot;;TRIM([.D789]);&quot;','&quot;;TRIM([.A789]);&quot;','&quot;;TRIM([.B789]);&quot;'&quot;;[.$F$1])" office:value-type="string" office:string-value="insert into harmonization_table (table_name, column_name, valid_value, final_value) values ('sample_table','host_geo_origin','Europe:Belgium:Tienen:','Europe:Belgium:Tienen:-');" calcext:value-type="string">
            <text:p>insert into harmonization_table (table_name, column_name, valid_value, final_value) values ('sample_table','host_geo_origin','Europe:Belgium:Tienen:','Europe:Belgium:Tien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aint-Ghislain:Tert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0]);&quot;','&quot;;TRIM([.D790]);&quot;','&quot;;TRIM([.A790]);&quot;','&quot;;TRIM([.B790]);&quot;'&quot;;[.$F$1])" office:value-type="string" office:string-value="insert into harmonization_table (table_name, column_name, valid_value, final_value) values ('sample_table','host_geo_origin','Europe:Belgium:Saint-Ghislain:Tertre','Europe:Belgium:Saint-Ghislain:Tertre');" calcext:value-type="string">
            <text:p>insert into harmonization_table (table_name, column_name, valid_value, final_value) values ('sample_table','host_geo_origin','Europe:Belgium:Saint-Ghislain:Tertre','Europe:Belgium:Saint-Ghislain:Tert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Leuven:Heverl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1]);&quot;','&quot;;TRIM([.D791]);&quot;','&quot;;TRIM([.A791]);&quot;','&quot;;TRIM([.B791]);&quot;'&quot;;[.$F$1])" office:value-type="string" office:string-value="insert into harmonization_table (table_name, column_name, valid_value, final_value) values ('sample_table','host_geo_origin','Europe:Belgium:Leuven:Heverlee','Europe:Belgium:Leuven:Heverlee');" calcext:value-type="string">
            <text:p>insert into harmonization_table (table_name, column_name, valid_value, final_value) values ('sample_table','host_geo_origin','Europe:Belgium:Leuven:Heverlee','Europe:Belgium:Leuven:Heverlee');</text:p>
          </table:table-cell>
          <table:table-cell/>
        </table:table-row>
        <table:table-row table:style-name="ro1">
          <table:table-cell office:value-type="string" calcext:value-type="string">
            <text:p>Europe:Belgium:Havelange:</text:p>
          </table:table-cell>
          <table:table-cell office:value-type="string" calcext:value-type="string">
            <text:p>Europe:Belgium:Havelan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2]);&quot;','&quot;;TRIM([.D792]);&quot;','&quot;;TRIM([.A792]);&quot;','&quot;;TRIM([.B792]);&quot;'&quot;;[.$F$1])" office:value-type="string" office:string-value="insert into harmonization_table (table_name, column_name, valid_value, final_value) values ('sample_table','host_geo_origin','Europe:Belgium:Havelange:','Europe:Belgium:Havelange:-');" calcext:value-type="string">
            <text:p>insert into harmonization_table (table_name, column_name, valid_value, final_value) values ('sample_table','host_geo_origin','Europe:Belgium:Havelange:','Europe:Belgium:Havelange:-');</text:p>
          </table:table-cell>
          <table:table-cell/>
        </table:table-row>
        <table:table-row table:style-name="ro1">
          <table:table-cell office:value-type="string" calcext:value-type="string">
            <text:p>Europe:Belgium:Ronse:</text:p>
          </table:table-cell>
          <table:table-cell office:value-type="string" calcext:value-type="string">
            <text:p>Europe:Belgium:Ron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3]);&quot;','&quot;;TRIM([.D793]);&quot;','&quot;;TRIM([.A793]);&quot;','&quot;;TRIM([.B793]);&quot;'&quot;;[.$F$1])" office:value-type="string" office:string-value="insert into harmonization_table (table_name, column_name, valid_value, final_value) values ('sample_table','host_geo_origin','Europe:Belgium:Ronse:','Europe:Belgium:Ronse:-');" calcext:value-type="string">
            <text:p>insert into harmonization_table (table_name, column_name, valid_value, final_value) values ('sample_table','host_geo_origin','Europe:Belgium:Ronse:','Europe:Belgium:Ronse:-');</text:p>
          </table:table-cell>
          <table:table-cell/>
        </table:table-row>
        <table:table-row table:style-name="ro1">
          <table:table-cell office:value-type="string" calcext:value-type="string">
            <text:p>Europe:Belgium:Hoegaarden:</text:p>
          </table:table-cell>
          <table:table-cell office:value-type="string" calcext:value-type="string">
            <text:p>Europe:Belgium:Hoegaar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4]);&quot;','&quot;;TRIM([.D794]);&quot;','&quot;;TRIM([.A794]);&quot;','&quot;;TRIM([.B794]);&quot;'&quot;;[.$F$1])" office:value-type="string" office:string-value="insert into harmonization_table (table_name, column_name, valid_value, final_value) values ('sample_table','host_geo_origin','Europe:Belgium:Hoegaarden:','Europe:Belgium:Hoegaarden:-');" calcext:value-type="string">
            <text:p>insert into harmonization_table (table_name, column_name, valid_value, final_value) values ('sample_table','host_geo_origin','Europe:Belgium:Hoegaarden:','Europe:Belgium:Hoegaarden:-');</text:p>
          </table:table-cell>
          <table:table-cell/>
        </table:table-row>
        <table:table-row table:style-name="ro1">
          <table:table-cell office:value-type="string" calcext:value-type="string">
            <text:p>Europe:Belgium:Seraing:</text:p>
          </table:table-cell>
          <table:table-cell office:value-type="string" calcext:value-type="string">
            <text:p>Europe:Belgium:Sera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5]);&quot;','&quot;;TRIM([.D795]);&quot;','&quot;;TRIM([.A795]);&quot;','&quot;;TRIM([.B795]);&quot;'&quot;;[.$F$1])" office:value-type="string" office:string-value="insert into harmonization_table (table_name, column_name, valid_value, final_value) values ('sample_table','host_geo_origin','Europe:Belgium:Seraing:','Europe:Belgium:Seraing:-');" calcext:value-type="string">
            <text:p>insert into harmonization_table (table_name, column_name, valid_value, final_value) values ('sample_table','host_geo_origin','Europe:Belgium:Seraing:','Europe:Belgium:Sera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ourcelles:Trazegni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6]);&quot;','&quot;;TRIM([.D796]);&quot;','&quot;;TRIM([.A796]);&quot;','&quot;;TRIM([.B796]);&quot;'&quot;;[.$F$1])" office:value-type="string" office:string-value="insert into harmonization_table (table_name, column_name, valid_value, final_value) values ('sample_table','host_geo_origin','Europe:Belgium:Courcelles:Trazegnies','Europe:Belgium:Courcelles:Trazegnies');" calcext:value-type="string">
            <text:p>insert into harmonization_table (table_name, column_name, valid_value, final_value) values ('sample_table','host_geo_origin','Europe:Belgium:Courcelles:Trazegnies','Europe:Belgium:Courcelles:Trazegnies');</text:p>
          </table:table-cell>
          <table:table-cell/>
        </table:table-row>
        <table:table-row table:style-name="ro1">
          <table:table-cell office:value-type="string" calcext:value-type="string">
            <text:p>Europe:Belgium:LiÃ¨ge:Yernee-fraineux</text:p>
          </table:table-cell>
          <table:table-cell office:value-type="string" calcext:value-type="string">
            <text:p>Europe:Belgium:Liege:Yernee-frain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7]);&quot;','&quot;;TRIM([.D797]);&quot;','&quot;;TRIM([.A797]);&quot;','&quot;;TRIM([.B797]);&quot;'&quot;;[.$F$1])" office:value-type="string" office:string-value="insert into harmonization_table (table_name, column_name, valid_value, final_value) values ('sample_table','host_geo_origin','Europe:Belgium:LiÃ¨ge:Yernee-fraineux','Europe:Belgium:Liege:Yernee-fraineux');" calcext:value-type="string">
            <text:p>insert into harmonization_table (table_name, column_name, valid_value, final_value) values ('sample_table','host_geo_origin','Europe:Belgium:LiÃ¨ge:Yernee-fraineux','Europe:Belgium:Liege:Yernee-fraineux');</text:p>
          </table:table-cell>
          <table:table-cell/>
        </table:table-row>
        <table:table-row table:style-name="ro1">
          <table:table-cell office:value-type="string" calcext:value-type="string">
            <text:p>Europe:Belgium:Charleroi:</text:p>
          </table:table-cell>
          <table:table-cell office:value-type="string" calcext:value-type="string">
            <text:p>Europe:Belgium:Charlero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8]);&quot;','&quot;;TRIM([.D798]);&quot;','&quot;;TRIM([.A798]);&quot;','&quot;;TRIM([.B798]);&quot;'&quot;;[.$F$1])" office:value-type="string" office:string-value="insert into harmonization_table (table_name, column_name, valid_value, final_value) values ('sample_table','host_geo_origin','Europe:Belgium:Charleroi:','Europe:Belgium:Charleroi:-');" calcext:value-type="string">
            <text:p>insert into harmonization_table (table_name, column_name, valid_value, final_value) values ('sample_table','host_geo_origin','Europe:Belgium:Charleroi:','Europe:Belgium:Charleroi:-');</text:p>
          </table:table-cell>
          <table:table-cell/>
        </table:table-row>
        <table:table-row table:style-name="ro1">
          <table:table-cell office:value-type="string" calcext:value-type="string">
            <text:p>Europe:Belgium:Namur:</text:p>
          </table:table-cell>
          <table:table-cell office:value-type="string" calcext:value-type="string">
            <text:p>Europe:Belgium:Nam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9]);&quot;','&quot;;TRIM([.D799]);&quot;','&quot;;TRIM([.A799]);&quot;','&quot;;TRIM([.B799]);&quot;'&quot;;[.$F$1])" office:value-type="string" office:string-value="insert into harmonization_table (table_name, column_name, valid_value, final_value) values ('sample_table','host_geo_origin','Europe:Belgium:Namur:','Europe:Belgium:Namur:-');" calcext:value-type="string">
            <text:p>insert into harmonization_table (table_name, column_name, valid_value, final_value) values ('sample_table','host_geo_origin','Europe:Belgium:Namur:','Europe:Belgium:Namur:-');</text:p>
          </table:table-cell>
          <table:table-cell/>
        </table:table-row>
        <table:table-row table:style-name="ro1">
          <table:table-cell office:value-type="string" calcext:value-type="string">
            <text:p>Europe:Belgium:Beringen:</text:p>
          </table:table-cell>
          <table:table-cell office:value-type="string" calcext:value-type="string">
            <text:p>Europe:Belgium:Berin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0]);&quot;','&quot;;TRIM([.D800]);&quot;','&quot;;TRIM([.A800]);&quot;','&quot;;TRIM([.B800]);&quot;'&quot;;[.$F$1])" office:value-type="string" office:string-value="insert into harmonization_table (table_name, column_name, valid_value, final_value) values ('sample_table','host_geo_origin','Europe:Belgium:Beringen:','Europe:Belgium:Beringen:-');" calcext:value-type="string">
            <text:p>insert into harmonization_table (table_name, column_name, valid_value, final_value) values ('sample_table','host_geo_origin','Europe:Belgium:Beringen:','Europe:Belgium:Beringen:-');</text:p>
          </table:table-cell>
          <table:table-cell/>
        </table:table-row>
        <table:table-row table:style-name="ro1">
          <table:table-cell office:value-type="string" calcext:value-type="string">
            <text:p>Europe:Belgium:Huldenberg:</text:p>
          </table:table-cell>
          <table:table-cell office:value-type="string" calcext:value-type="string">
            <text:p>Europe:Belgium:Huldenbe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1]);&quot;','&quot;;TRIM([.D801]);&quot;','&quot;;TRIM([.A801]);&quot;','&quot;;TRIM([.B801]);&quot;'&quot;;[.$F$1])" office:value-type="string" office:string-value="insert into harmonization_table (table_name, column_name, valid_value, final_value) values ('sample_table','host_geo_origin','Europe:Belgium:Huldenberg:','Europe:Belgium:Huldenberg:-');" calcext:value-type="string">
            <text:p>insert into harmonization_table (table_name, column_name, valid_value, final_value) values ('sample_table','host_geo_origin','Europe:Belgium:Huldenberg:','Europe:Belgium:Huldenberg:-');</text:p>
          </table:table-cell>
          <table:table-cell/>
        </table:table-row>
        <table:table-row table:style-name="ro1">
          <table:table-cell office:value-type="string" calcext:value-type="string">
            <text:p>Europe:Belgium:Limburg:</text:p>
          </table:table-cell>
          <table:table-cell office:value-type="string" calcext:value-type="string">
            <text:p>Europe:Belgium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2]);&quot;','&quot;;TRIM([.D802]);&quot;','&quot;;TRIM([.A802]);&quot;','&quot;;TRIM([.B802]);&quot;'&quot;;[.$F$1])" office:value-type="string" office:string-value="insert into harmonization_table (table_name, column_name, valid_value, final_value) values ('sample_table','host_geo_origin','Europe:Belgium:Limburg:','Europe:Belgium:Limburg:-');" calcext:value-type="string">
            <text:p>insert into harmonization_table (table_name, column_name, valid_value, final_value) values ('sample_table','host_geo_origin','Europe:Belgium:Limburg:','Europe:Belgium:Limburg:-');</text:p>
          </table:table-cell>
          <table:table-cell/>
        </table:table-row>
        <table:table-row table:style-name="ro1">
          <table:table-cell office:value-type="string" calcext:value-type="string">
            <text:p>Europe:Belgium:La Louviere:</text:p>
          </table:table-cell>
          <table:table-cell office:value-type="string" calcext:value-type="string">
            <text:p>Europe:Belgium:La Louvie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3]);&quot;','&quot;;TRIM([.D803]);&quot;','&quot;;TRIM([.A803]);&quot;','&quot;;TRIM([.B803]);&quot;'&quot;;[.$F$1])" office:value-type="string" office:string-value="insert into harmonization_table (table_name, column_name, valid_value, final_value) values ('sample_table','host_geo_origin','Europe:Belgium:La Louviere:','Europe:Belgium:La Louviere:-');" calcext:value-type="string">
            <text:p>insert into harmonization_table (table_name, column_name, valid_value, final_value) values ('sample_table','host_geo_origin','Europe:Belgium:La Louviere:','Europe:Belgium:La Louvier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Ath:Arb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4]);&quot;','&quot;;TRIM([.D804]);&quot;','&quot;;TRIM([.A804]);&quot;','&quot;;TRIM([.B804]);&quot;'&quot;;[.$F$1])" office:value-type="string" office:string-value="insert into harmonization_table (table_name, column_name, valid_value, final_value) values ('sample_table','host_geo_origin','Europe:Belgium:Ath:Arbre','Europe:Belgium:Ath:Arbre');" calcext:value-type="string">
            <text:p>insert into harmonization_table (table_name, column_name, valid_value, final_value) values ('sample_table','host_geo_origin','Europe:Belgium:Ath:Arbre','Europe:Belgium:Ath:Arbre');</text:p>
          </table:table-cell>
          <table:table-cell/>
        </table:table-row>
        <table:table-row table:style-name="ro1">
          <table:table-cell office:value-type="string" calcext:value-type="string">
            <text:p>Europe:Belgium:Ghent:</text:p>
          </table:table-cell>
          <table:table-cell office:value-type="string" calcext:value-type="string">
            <text:p>Europe:Belgium:Ghe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5]);&quot;','&quot;;TRIM([.D805]);&quot;','&quot;;TRIM([.A805]);&quot;','&quot;;TRIM([.B805]);&quot;'&quot;;[.$F$1])" office:value-type="string" office:string-value="insert into harmonization_table (table_name, column_name, valid_value, final_value) values ('sample_table','host_geo_origin','Europe:Belgium:Ghent:','Europe:Belgium:Ghent:-');" calcext:value-type="string">
            <text:p>insert into harmonization_table (table_name, column_name, valid_value, final_value) values ('sample_table','host_geo_origin','Europe:Belgium:Ghent:','Europe:Belgium:Ghent:-');</text:p>
          </table:table-cell>
          <table:table-cell/>
        </table:table-row>
        <table:table-row table:style-name="ro1">
          <table:table-cell office:value-type="string" calcext:value-type="string">
            <text:p>Africa:Senegal:Dakar:</text:p>
          </table:table-cell>
          <table:table-cell office:value-type="string" calcext:value-type="string">
            <text:p>Africa:Senegal:Dak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6]);&quot;','&quot;;TRIM([.D806]);&quot;','&quot;;TRIM([.A806]);&quot;','&quot;;TRIM([.B806]);&quot;'&quot;;[.$F$1])" office:value-type="string" office:string-value="insert into harmonization_table (table_name, column_name, valid_value, final_value) values ('sample_table','host_geo_origin','Africa:Senegal:Dakar:','Africa:Senegal:Dakar:-');" calcext:value-type="string">
            <text:p>insert into harmonization_table (table_name, column_name, valid_value, final_value) values ('sample_table','host_geo_origin','Africa:Senegal:Dakar:','Africa:Senegal:Dakar:-');</text:p>
          </table:table-cell>
          <table:table-cell/>
        </table:table-row>
        <table:table-row table:style-name="ro1">
          <table:table-cell office:value-type="string" calcext:value-type="string">
            <text:p>Africa:Senegal:Touba:</text:p>
          </table:table-cell>
          <table:table-cell office:value-type="string" calcext:value-type="string">
            <text:p>Africa:Senegal:Tou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7]);&quot;','&quot;;TRIM([.D807]);&quot;','&quot;;TRIM([.A807]);&quot;','&quot;;TRIM([.B807]);&quot;'&quot;;[.$F$1])" office:value-type="string" office:string-value="insert into harmonization_table (table_name, column_name, valid_value, final_value) values ('sample_table','host_geo_origin','Africa:Senegal:Touba:','Africa:Senegal:Touba:-');" calcext:value-type="string">
            <text:p>insert into harmonization_table (table_name, column_name, valid_value, final_value) values ('sample_table','host_geo_origin','Africa:Senegal:Touba:','Africa:Senegal:Touba:-');</text:p>
          </table:table-cell>
          <table:table-cell/>
        </table:table-row>
        <table:table-row table:style-name="ro1">
          <table:table-cell office:value-type="string" calcext:value-type="string">
            <text:p>Africa:Senegal:Mbour:</text:p>
          </table:table-cell>
          <table:table-cell office:value-type="string" calcext:value-type="string">
            <text:p>Africa:Senegal:Mbo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8]);&quot;','&quot;;TRIM([.D808]);&quot;','&quot;;TRIM([.A808]);&quot;','&quot;;TRIM([.B808]);&quot;'&quot;;[.$F$1])" office:value-type="string" office:string-value="insert into harmonization_table (table_name, column_name, valid_value, final_value) values ('sample_table','host_geo_origin','Africa:Senegal:Mbour:','Africa:Senegal:Mbour:-');" calcext:value-type="string">
            <text:p>insert into harmonization_table (table_name, column_name, valid_value, final_value) values ('sample_table','host_geo_origin','Africa:Senegal:Mbour:','Africa:Senegal:Mbour:-');</text:p>
          </table:table-cell>
          <table:table-cell/>
        </table:table-row>
        <table:table-row table:style-name="ro1">
          <table:table-cell office:value-type="string" calcext:value-type="string">
            <text:p>Africa:Senegal:St-Louis:</text:p>
          </table:table-cell>
          <table:table-cell office:value-type="string" calcext:value-type="string">
            <text:p>Africa:Senegal:St-Lou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9]);&quot;','&quot;;TRIM([.D809]);&quot;','&quot;;TRIM([.A809]);&quot;','&quot;;TRIM([.B809]);&quot;'&quot;;[.$F$1])" office:value-type="string" office:string-value="insert into harmonization_table (table_name, column_name, valid_value, final_value) values ('sample_table','host_geo_origin','Africa:Senegal:St-Louis:','Africa:Senegal:St-Louis:-');" calcext:value-type="string">
            <text:p>insert into harmonization_table (table_name, column_name, valid_value, final_value) values ('sample_table','host_geo_origin','Africa:Senegal:St-Louis:','Africa:Senegal:St-Louis:-');</text:p>
          </table:table-cell>
          <table:table-cell/>
        </table:table-row>
        <table:table-row table:style-name="ro1">
          <table:table-cell office:value-type="string" calcext:value-type="string">
            <text:p>Africa:Senegal:Thies:</text:p>
          </table:table-cell>
          <table:table-cell office:value-type="string" calcext:value-type="string">
            <text:p>Africa:Senegal:Th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0]);&quot;','&quot;;TRIM([.D810]);&quot;','&quot;;TRIM([.A810]);&quot;','&quot;;TRIM([.B810]);&quot;'&quot;;[.$F$1])" office:value-type="string" office:string-value="insert into harmonization_table (table_name, column_name, valid_value, final_value) values ('sample_table','host_geo_origin','Africa:Senegal:Thies:','Africa:Senegal:Thies:-');" calcext:value-type="string">
            <text:p>insert into harmonization_table (table_name, column_name, valid_value, final_value) values ('sample_table','host_geo_origin','Africa:Senegal:Thies:','Africa:Senegal:Thies:-');</text:p>
          </table:table-cell>
          <table:table-cell/>
        </table:table-row>
        <table:table-row table:style-name="ro1">
          <table:table-cell office:value-type="string" calcext:value-type="string">
            <text:p>Europe:Serbia:Kraljevo:</text:p>
          </table:table-cell>
          <table:table-cell office:value-type="string" calcext:value-type="string">
            <text:p>Europe:Serbia:Kraljev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1]);&quot;','&quot;;TRIM([.D811]);&quot;','&quot;;TRIM([.A811]);&quot;','&quot;;TRIM([.B811]);&quot;'&quot;;[.$F$1])" office:value-type="string" office:string-value="insert into harmonization_table (table_name, column_name, valid_value, final_value) values ('sample_table','host_geo_origin','Europe:Serbia:Kraljevo:','Europe:Serbia:Kraljevo:-');" calcext:value-type="string">
            <text:p>insert into harmonization_table (table_name, column_name, valid_value, final_value) values ('sample_table','host_geo_origin','Europe:Serbia:Kraljevo:','Europe:Serbia:Kraljevo:-');</text:p>
          </table:table-cell>
          <table:table-cell/>
        </table:table-row>
        <table:table-row table:style-name="ro1">
          <table:table-cell office:value-type="string" calcext:value-type="string">
            <text:p>Europe:Serbia:Novi Pazar:</text:p>
          </table:table-cell>
          <table:table-cell office:value-type="string" calcext:value-type="string">
            <text:p>Europe:Serbia:Novi Paz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2]);&quot;','&quot;;TRIM([.D812]);&quot;','&quot;;TRIM([.A812]);&quot;','&quot;;TRIM([.B812]);&quot;'&quot;;[.$F$1])" office:value-type="string" office:string-value="insert into harmonization_table (table_name, column_name, valid_value, final_value) values ('sample_table','host_geo_origin','Europe:Serbia:Novi Pazar:','Europe:Serbia:Novi Pazar:-');" calcext:value-type="string">
            <text:p>insert into harmonization_table (table_name, column_name, valid_value, final_value) values ('sample_table','host_geo_origin','Europe:Serbia:Novi Pazar:','Europe:Serbia:Novi Paza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Shandong:Qingda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3]);&quot;','&quot;;TRIM([.D813]);&quot;','&quot;;TRIM([.A813]);&quot;','&quot;;TRIM([.B813]);&quot;'&quot;;[.$F$1])" office:value-type="string" office:string-value="insert into harmonization_table (table_name, column_name, valid_value, final_value) values ('sample_table','host_geo_origin','Asia:China:Shandong:Qingdao','Asia:China:Shandong:Qingdao');" calcext:value-type="string">
            <text:p>insert into harmonization_table (table_name, column_name, valid_value, final_value) values ('sample_table','host_geo_origin','Asia:China:Shandong:Qingdao','Asia:China:Shandong:Qingdao');</text:p>
          </table:table-cell>
          <table:table-cell/>
        </table:table-row>
        <table:table-row table:style-name="ro1">
          <table:table-cell office:value-type="string" calcext:value-type="string">
            <text:p>Asia:China:Shandong:</text:p>
          </table:table-cell>
          <table:table-cell office:value-type="string" calcext:value-type="string">
            <text:p>Asia:China:Shando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4]);&quot;','&quot;;TRIM([.D814]);&quot;','&quot;;TRIM([.A814]);&quot;','&quot;;TRIM([.B814]);&quot;'&quot;;[.$F$1])" office:value-type="string" office:string-value="insert into harmonization_table (table_name, column_name, valid_value, final_value) values ('sample_table','host_geo_origin','Asia:China:Shandong:','Asia:China:Shandong:-');" calcext:value-type="string">
            <text:p>insert into harmonization_table (table_name, column_name, valid_value, final_value) values ('sample_table','host_geo_origin','Asia:China:Shandong:','Asia:China:Shandong:-');</text:p>
          </table:table-cell>
          <table:table-cell/>
        </table:table-row>
        <table:table-row table:style-name="ro1">
          <table:table-cell office:value-type="string" calcext:value-type="string">
            <text:p>Asia:China:Shanghai: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5]);&quot;','&quot;;TRIM([.D815]);&quot;','&quot;;TRIM([.A815]);&quot;','&quot;;TRIM([.B815]);&quot;'&quot;;[.$F$1])" office:value-type="string" office:string-value="insert into harmonization_table (table_name, column_name, valid_value, final_value) values ('sample_table','host_geo_origin','Asia:China:Shanghai:','Asia:China:Shanghai:-');" calcext:value-type="string">
            <text:p>insert into harmonization_table (table_name, column_name, valid_value, final_value) values ('sample_table','host_geo_origin','Asia:China:Shanghai:','Asia:China:Shangha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Shangra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6]);&quot;','&quot;;TRIM([.D816]);&quot;','&quot;;TRIM([.A816]);&quot;','&quot;;TRIM([.B816]);&quot;'&quot;;[.$F$1])" office:value-type="string" office:string-value="insert into harmonization_table (table_name, column_name, valid_value, final_value) values ('sample_table','host_geo_origin','Asia:China:Jiangxi:Shangrao','Asia:China:Jiangxi:Shangrao');" calcext:value-type="string">
            <text:p>insert into harmonization_table (table_name, column_name, valid_value, final_value) values ('sample_table','host_geo_origin','Asia:China:Jiangxi:Shangrao','Asia:China:Jiangxi:Shangra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Sichuan:Chengd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7]);&quot;','&quot;;TRIM([.D817]);&quot;','&quot;;TRIM([.A817]);&quot;','&quot;;TRIM([.B817]);&quot;'&quot;;[.$F$1])" office:value-type="string" office:string-value="insert into harmonization_table (table_name, column_name, valid_value, final_value) values ('sample_table','host_geo_origin','Asia:China:Sichuan:Chengdu','Asia:China:Sichuan:Chengdu');" calcext:value-type="string">
            <text:p>insert into harmonization_table (table_name, column_name, valid_value, final_value) values ('sample_table','host_geo_origin','Asia:China:Sichuan:Chengdu','Asia:China:Sichuan:Chengdu');</text:p>
          </table:table-cell>
          <table:table-cell/>
        </table:table-row>
        <table:table-row table:style-name="ro1">
          <table:table-cell office:value-type="string" calcext:value-type="string">
            <text:p>Asia:China:Sichuan:</text:p>
          </table:table-cell>
          <table:table-cell office:value-type="string" calcext:value-type="string">
            <text:p>Asia:China:Sichu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8]);&quot;','&quot;;TRIM([.D818]);&quot;','&quot;;TRIM([.A818]);&quot;','&quot;;TRIM([.B818]);&quot;'&quot;;[.$F$1])" office:value-type="string" office:string-value="insert into harmonization_table (table_name, column_name, valid_value, final_value) values ('sample_table','host_geo_origin','Asia:China:Sichuan:','Asia:China:Sichuan:-');" calcext:value-type="string">
            <text:p>insert into harmonization_table (table_name, column_name, valid_value, final_value) values ('sample_table','host_geo_origin','Asia:China:Sichuan:','Asia:China:Sichuan:-');</text:p>
          </table:table-cell>
          <table:table-cell/>
        </table:table-row>
        <table:table-row table:style-name="ro1">
          <table:table-cell office:value-type="string" calcext:value-type="string">
            <text:p>Asia:Singapore:Singapore:</text:p>
          </table:table-cell>
          <table:table-cell office:value-type="string" calcext:value-type="string">
            <text:p>Asia:Singapore:Singapo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9]);&quot;','&quot;;TRIM([.D819]);&quot;','&quot;;TRIM([.A819]);&quot;','&quot;;TRIM([.B819]);&quot;'&quot;;[.$F$1])" office:value-type="string" office:string-value="insert into harmonization_table (table_name, column_name, valid_value, final_value) values ('sample_table','host_geo_origin','Asia:Singapore:Singapore:','Asia:Singapore:Singapore:-');" calcext:value-type="string">
            <text:p>insert into harmonization_table (table_name, column_name, valid_value, final_value) values ('sample_table','host_geo_origin','Asia:Singapore:Singapore:','Asia:Singapore:Singapore:-');</text:p>
          </table:table-cell>
          <table:table-cell/>
        </table:table-row>
        <table:table-row table:style-name="ro1">
          <table:table-cell office:value-type="string" calcext:value-type="string">
            <text:p>Asia:Singapore:Singapore:Singapore</text:p>
          </table:table-cell>
          <table:table-cell office:value-type="string" calcext:value-type="string">
            <text:p>Asia:Singapor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0]);&quot;','&quot;;TRIM([.D820]);&quot;','&quot;;TRIM([.A820]);&quot;','&quot;;TRIM([.B820]);&quot;'&quot;;[.$F$1])" office:value-type="string" office:string-value="insert into harmonization_table (table_name, column_name, valid_value, final_value) values ('sample_table','host_geo_origin','Asia:Singapore:Singapore:Singapore','Asia:Singapore:-:-');" calcext:value-type="string">
            <text:p>insert into harmonization_table (table_name, column_name, valid_value, final_value) values ('sample_table','host_geo_origin','Asia:Singapore:Singapore:Singapore','Asia:Singapore:-:-');</text:p>
          </table:table-cell>
          <table:table-cell/>
        </table:table-row>
        <table:table-row table:style-name="ro1">
          <table:table-cell office:value-type="string" calcext:value-type="string">
            <text:p>Europe:Slovakia:Kostoliste:</text:p>
          </table:table-cell>
          <table:table-cell office:value-type="string" calcext:value-type="string">
            <text:p>Europe:Slovakia:Kostolist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1]);&quot;','&quot;;TRIM([.D821]);&quot;','&quot;;TRIM([.A821]);&quot;','&quot;;TRIM([.B821]);&quot;'&quot;;[.$F$1])" office:value-type="string" office:string-value="insert into harmonization_table (table_name, column_name, valid_value, final_value) values ('sample_table','host_geo_origin','Europe:Slovakia:Kostoliste:','Europe:Slovakia:Kostoliste:-');" calcext:value-type="string">
            <text:p>insert into harmonization_table (table_name, column_name, valid_value, final_value) values ('sample_table','host_geo_origin','Europe:Slovakia:Kostoliste:','Europe:Slovakia:Kostoliste:-');</text:p>
          </table:table-cell>
          <table:table-cell/>
        </table:table-row>
        <table:table-row table:style-name="ro1">
          <table:table-cell office:value-type="string" calcext:value-type="string">
            <text:p>Europe:Slovakia:Bratislava:</text:p>
          </table:table-cell>
          <table:table-cell office:value-type="string" calcext:value-type="string">
            <text:p>Europe:Slovakia:Bratislav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2]);&quot;','&quot;;TRIM([.D822]);&quot;','&quot;;TRIM([.A822]);&quot;','&quot;;TRIM([.B822]);&quot;'&quot;;[.$F$1])" office:value-type="string" office:string-value="insert into harmonization_table (table_name, column_name, valid_value, final_value) values ('sample_table','host_geo_origin','Europe:Slovakia:Bratislava:','Europe:Slovakia:Bratislava:-');" calcext:value-type="string">
            <text:p>insert into harmonization_table (table_name, column_name, valid_value, final_value) values ('sample_table','host_geo_origin','Europe:Slovakia:Bratislava:','Europe:Slovakia:Bratislava:-');</text:p>
          </table:table-cell>
          <table:table-cell/>
        </table:table-row>
        <table:table-row table:style-name="ro1">
          <table:table-cell office:value-type="string" calcext:value-type="string">
            <text:p>Europe:Slovakia:Kosice:</text:p>
          </table:table-cell>
          <table:table-cell office:value-type="string" calcext:value-type="string">
            <text:p>Europe:Slovakia:Kosi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3]);&quot;','&quot;;TRIM([.D823]);&quot;','&quot;;TRIM([.A823]);&quot;','&quot;;TRIM([.B823]);&quot;'&quot;;[.$F$1])" office:value-type="string" office:string-value="insert into harmonization_table (table_name, column_name, valid_value, final_value) values ('sample_table','host_geo_origin','Europe:Slovakia:Kosice:','Europe:Slovakia:Kosice:-');" calcext:value-type="string">
            <text:p>insert into harmonization_table (table_name, column_name, valid_value, final_value) values ('sample_table','host_geo_origin','Europe:Slovakia:Kosice:','Europe:Slovakia:Kosice:-');</text:p>
          </table:table-cell>
          <table:table-cell/>
        </table:table-row>
        <table:table-row table:style-name="ro1">
          <table:table-cell office:value-type="string" calcext:value-type="string">
            <text:p>Europe:Slovakia:Martin:</text:p>
          </table:table-cell>
          <table:table-cell office:value-type="string" calcext:value-type="string">
            <text:p>Europe:Slovakia:Mart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4]);&quot;','&quot;;TRIM([.D824]);&quot;','&quot;;TRIM([.A824]);&quot;','&quot;;TRIM([.B824]);&quot;'&quot;;[.$F$1])" office:value-type="string" office:string-value="insert into harmonization_table (table_name, column_name, valid_value, final_value) values ('sample_table','host_geo_origin','Europe:Slovakia:Martin:','Europe:Slovakia:Martin:-');" calcext:value-type="string">
            <text:p>insert into harmonization_table (table_name, column_name, valid_value, final_value) values ('sample_table','host_geo_origin','Europe:Slovakia:Martin:','Europe:Slovakia:Martin:-');</text:p>
          </table:table-cell>
          <table:table-cell/>
        </table:table-row>
        <table:table-row table:style-name="ro1">
          <table:table-cell office:value-type="string" calcext:value-type="string">
            <text:p>Europe:Slovenia:Slovenia:</text:p>
          </table:table-cell>
          <table:table-cell office:value-type="string" calcext:value-type="string">
            <text:p>Europe:Slovenia:Slove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5]);&quot;','&quot;;TRIM([.D825]);&quot;','&quot;;TRIM([.A825]);&quot;','&quot;;TRIM([.B825]);&quot;'&quot;;[.$F$1])" office:value-type="string" office:string-value="insert into harmonization_table (table_name, column_name, valid_value, final_value) values ('sample_table','host_geo_origin','Europe:Slovenia:Slovenia:','Europe:Slovenia:Slovenia:-');" calcext:value-type="string">
            <text:p>insert into harmonization_table (table_name, column_name, valid_value, final_value) values ('sample_table','host_geo_origin','Europe:Slovenia:Slovenia:','Europe:Slovenia:Slovenia:-');</text:p>
          </table:table-cell>
          <table:table-cell/>
        </table:table-row>
        <table:table-row table:style-name="ro1">
          <table:table-cell office:value-type="string" calcext:value-type="string">
            <text:p>Africa:South Africa:KwaZulu-Natal: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6]);&quot;','&quot;;TRIM([.D826]);&quot;','&quot;;TRIM([.A826]);&quot;','&quot;;TRIM([.B826]);&quot;'&quot;;[.$F$1])" office:value-type="string" office:string-value="insert into harmonization_table (table_name, column_name, valid_value, final_value) values ('sample_table','host_geo_origin','Africa:South Africa:KwaZulu-Natal:','Africa:South Africa:KwaZulu-Natal:-');" calcext:value-type="string">
            <text:p>insert into harmonization_table (table_name, column_name, valid_value, final_value) values ('sample_table','host_geo_origin','Africa:South Africa:KwaZulu-Natal: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Africa:South Africa:Gauteng:</text:p>
          </table:table-cell>
          <table:table-cell office:value-type="string" calcext:value-type="string">
            <text:p>Africa:South Africa:Gaute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7]);&quot;','&quot;;TRIM([.D827]);&quot;','&quot;;TRIM([.A827]);&quot;','&quot;;TRIM([.B827]);&quot;'&quot;;[.$F$1])" office:value-type="string" office:string-value="insert into harmonization_table (table_name, column_name, valid_value, final_value) values ('sample_table','host_geo_origin','Africa:South Africa:Gauteng:','Africa:South Africa:Gauteng:-');" calcext:value-type="string">
            <text:p>insert into harmonization_table (table_name, column_name, valid_value, final_value) values ('sample_table','host_geo_origin','Africa:South Africa:Gauteng:','Africa:South Africa:Gauteng:-');</text:p>
          </table:table-cell>
          <table:table-cell/>
        </table:table-row>
        <table:table-row table:style-name="ro1">
          <table:table-cell office:value-type="string" calcext:value-type="string">
            <text:p>Africa:South Africa:Mpumalanga:</text:p>
          </table:table-cell>
          <table:table-cell office:value-type="string" calcext:value-type="string">
            <text:p>Africa:South Africa:Mpumalang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8]);&quot;','&quot;;TRIM([.D828]);&quot;','&quot;;TRIM([.A828]);&quot;','&quot;;TRIM([.B828]);&quot;'&quot;;[.$F$1])" office:value-type="string" office:string-value="insert into harmonization_table (table_name, column_name, valid_value, final_value) values ('sample_table','host_geo_origin','Africa:South Africa:Mpumalanga:','Africa:South Africa:Mpumalanga:-');" calcext:value-type="string">
            <text:p>insert into harmonization_table (table_name, column_name, valid_value, final_value) values ('sample_table','host_geo_origin','Africa:South Africa:Mpumalanga:','Africa:South Africa:Mpumalanga:-');</text:p>
          </table:table-cell>
          <table:table-cell/>
        </table:table-row>
        <table:table-row table:style-name="ro1">
          <table:table-cell office:value-type="string" calcext:value-type="string">
            <text:p>Africa:South Africa:Eastern Cape:</text:p>
          </table:table-cell>
          <table:table-cell office:value-type="string" calcext:value-type="string">
            <text:p>Africa:South Africa:Eastern Cap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9]);&quot;','&quot;;TRIM([.D829]);&quot;','&quot;;TRIM([.A829]);&quot;','&quot;;TRIM([.B829]);&quot;'&quot;;[.$F$1])" office:value-type="string" office:string-value="insert into harmonization_table (table_name, column_name, valid_value, final_value) values ('sample_table','host_geo_origin','Africa:South Africa:Eastern Cape:','Africa:South Africa:Eastern Cape:-');" calcext:value-type="string">
            <text:p>insert into harmonization_table (table_name, column_name, valid_value, final_value) values ('sample_table','host_geo_origin','Africa:South Africa:Eastern Cape:','Africa:South Africa:Eastern Cape:-');</text:p>
          </table:table-cell>
          <table:table-cell/>
        </table:table-row>
        <table:table-row table:style-name="ro1">
          <table:table-cell office:value-type="string" calcext:value-type="string">
            <text:p>Africa:South Africa:Limpopo:</text:p>
          </table:table-cell>
          <table:table-cell office:value-type="string" calcext:value-type="string">
            <text:p>Africa:South Africa:Limpop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0]);&quot;','&quot;;TRIM([.D830]);&quot;','&quot;;TRIM([.A830]);&quot;','&quot;;TRIM([.B830]);&quot;'&quot;;[.$F$1])" office:value-type="string" office:string-value="insert into harmonization_table (table_name, column_name, valid_value, final_value) values ('sample_table','host_geo_origin','Africa:South Africa:Limpopo:','Africa:South Africa:Limpopo:-');" calcext:value-type="string">
            <text:p>insert into harmonization_table (table_name, column_name, valid_value, final_value) values ('sample_table','host_geo_origin','Africa:South Africa:Limpopo:','Africa:South Africa:Limpopo:-');</text:p>
          </table:table-cell>
          <table:table-cell/>
        </table:table-row>
        <table:table-row table:style-name="ro1">
          <table:table-cell office:value-type="string" calcext:value-type="string">
            <text:p>Africa:South Africa:South Africa:</text:p>
          </table:table-cell>
          <table:table-cell office:value-type="string" calcext:value-type="string">
            <text:p>Africa:South Afric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1]);&quot;','&quot;;TRIM([.D831]);&quot;','&quot;;TRIM([.A831]);&quot;','&quot;;TRIM([.B831]);&quot;'&quot;;[.$F$1])" office:value-type="string" office:string-value="insert into harmonization_table (table_name, column_name, valid_value, final_value) values ('sample_table','host_geo_origin','Africa:South Africa:South Africa:','Africa:South Africa:-:-');" calcext:value-type="string">
            <text:p>insert into harmonization_table (table_name, column_name, valid_value, final_value) values ('sample_table','host_geo_origin','Africa:South Africa:South Africa:','Africa:South Africa:-:-');</text:p>
          </table:table-cell>
          <table:table-cell/>
        </table:table-row>
        <table:table-row table:style-name="ro1">
          <table:table-cell office:value-type="string" calcext:value-type="string">
            <text:p>Asia:South Korea:Gyeonggi:Gyeonggi</text:p>
          </table:table-cell>
          <table:table-cell office:value-type="string" calcext:value-type="string">
            <text:p>Asia:South Korea:Gyeongg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2]);&quot;','&quot;;TRIM([.D832]);&quot;','&quot;;TRIM([.A832]);&quot;','&quot;;TRIM([.B832]);&quot;'&quot;;[.$F$1])" office:value-type="string" office:string-value="insert into harmonization_table (table_name, column_name, valid_value, final_value) values ('sample_table','host_geo_origin','Asia:South Korea:Gyeonggi:Gyeonggi','Asia:South Korea:Gyeonggi:-');" calcext:value-type="string">
            <text:p>insert into harmonization_table (table_name, column_name, valid_value, final_value) values ('sample_table','host_geo_origin','Asia:South Korea:Gyeonggi:Gyeonggi','Asia:South Korea:Gyeonggi:-');</text:p>
          </table:table-cell>
          <table:table-cell/>
        </table:table-row>
        <table:table-row table:style-name="ro1">
          <table:table-cell office:value-type="string" calcext:value-type="string">
            <text:p>Asia:South Korea:Seoul:Seoul</text:p>
          </table:table-cell>
          <table:table-cell office:value-type="string" calcext:value-type="string">
            <text:p>Asia:South Korea:Seo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3]);&quot;','&quot;;TRIM([.D833]);&quot;','&quot;;TRIM([.A833]);&quot;','&quot;;TRIM([.B833]);&quot;'&quot;;[.$F$1])" office:value-type="string" office:string-value="insert into harmonization_table (table_name, column_name, valid_value, final_value) values ('sample_table','host_geo_origin','Asia:South Korea:Seoul:Seoul','Asia:South Korea:Seoul:-');" calcext:value-type="string">
            <text:p>insert into harmonization_table (table_name, column_name, valid_value, final_value) values ('sample_table','host_geo_origin','Asia:South Korea:Seoul:Seoul','Asia:South Korea:Seoul:-');</text:p>
          </table:table-cell>
          <table:table-cell/>
        </table:table-row>
        <table:table-row table:style-name="ro1">
          <table:table-cell office:value-type="string" calcext:value-type="string">
            <text:p>Asia:South Korea:Chungcheongnam:Chungcheongnam</text:p>
          </table:table-cell>
          <table:table-cell office:value-type="string" calcext:value-type="string">
            <text:p>Asia:South Korea:Chungcheongn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4]);&quot;','&quot;;TRIM([.D834]);&quot;','&quot;;TRIM([.A834]);&quot;','&quot;;TRIM([.B834]);&quot;'&quot;;[.$F$1])" office:value-type="string" office:string-value="insert into harmonization_table (table_name, column_name, valid_value, final_value) values ('sample_table','host_geo_origin','Asia:South Korea:Chungcheongnam:Chungcheongnam','Asia:South Korea:Chungcheongnam:-');" calcext:value-type="string">
            <text:p>insert into harmonization_table (table_name, column_name, valid_value, final_value) values ('sample_table','host_geo_origin','Asia:South Korea:Chungcheongnam:Chungcheongnam','Asia:South Korea:Chungcheongna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El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5]);&quot;','&quot;;TRIM([.D835]);&quot;','&quot;;TRIM([.A835]);&quot;','&quot;;TRIM([.B835]);&quot;'&quot;;[.$F$1])" office:value-type="string" office:string-value="insert into harmonization_table (table_name, column_name, valid_value, final_value) values ('sample_table','host_geo_origin','Europe:Spain:Comunitat Valenciana:Elda','Europe:Spain:Comunitat Valenciana:Elda');" calcext:value-type="string">
            <text:p>insert into harmonization_table (table_name, column_name, valid_value, final_value) values ('sample_table','host_geo_origin','Europe:Spain:Comunitat Valenciana:Elda','Europe:Spain:Comunitat Valenciana:Elda');</text:p>
          </table:table-cell>
          <table:table-cell/>
        </table:table-row>
        <table:table-row table:style-name="ro1">
          <table:table-cell office:value-type="string" calcext:value-type="string">
            <text:p>Europe:Spain:Andalusia:</text:p>
          </table:table-cell>
          <table:table-cell office:value-type="string" calcext:value-type="string">
            <text:p>Europe:Spain:Andalus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6]);&quot;','&quot;;TRIM([.D836]);&quot;','&quot;;TRIM([.A836]);&quot;','&quot;;TRIM([.B836]);&quot;'&quot;;[.$F$1])" office:value-type="string" office:string-value="insert into harmonization_table (table_name, column_name, valid_value, final_value) values ('sample_table','host_geo_origin','Europe:Spain:Andalusia:','Europe:Spain:Andalusia:-');" calcext:value-type="string">
            <text:p>insert into harmonization_table (table_name, column_name, valid_value, final_value) values ('sample_table','host_geo_origin','Europe:Spain:Andalusia:','Europe:Spain:Andalusia:-');</text:p>
          </table:table-cell>
          <table:table-cell/>
        </table:table-row>
        <table:table-row table:style-name="ro1">
          <table:table-cell office:value-type="string" calcext:value-type="string">
            <text:p>Europe:Spain:Catalunya:</text:p>
          </table:table-cell>
          <table:table-cell office:value-type="string" calcext:value-type="string">
            <text:p>Europe:Spain:Catalu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7]);&quot;','&quot;;TRIM([.D837]);&quot;','&quot;;TRIM([.A837]);&quot;','&quot;;TRIM([.B837]);&quot;'&quot;;[.$F$1])" office:value-type="string" office:string-value="insert into harmonization_table (table_name, column_name, valid_value, final_value) values ('sample_table','host_geo_origin','Europe:Spain:Catalunya:','Europe:Spain:Catalunya:-');" calcext:value-type="string">
            <text:p>insert into harmonization_table (table_name, column_name, valid_value, final_value) values ('sample_table','host_geo_origin','Europe:Spain:Catalunya:','Europe:Spain:Cataluny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Vitoria-Gastei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8]);&quot;','&quot;;TRIM([.D838]);&quot;','&quot;;TRIM([.A838]);&quot;','&quot;;TRIM([.B838]);&quot;'&quot;;[.$F$1])" office:value-type="string" office:string-value="insert into harmonization_table (table_name, column_name, valid_value, final_value) values ('sample_table','host_geo_origin','Europe:Spain:Basque Country:Vitoria-Gasteiz','Europe:Spain:Basque Country:Vitoria-Gasteiz');" calcext:value-type="string">
            <text:p>insert into harmonization_table (table_name, column_name, valid_value, final_value) values ('sample_table','host_geo_origin','Europe:Spain:Basque Country:Vitoria-Gasteiz','Europe:Spain:Basque Country:Vitoria-Gasteiz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Donostia-San Sebast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9]);&quot;','&quot;;TRIM([.D839]);&quot;','&quot;;TRIM([.A839]);&quot;','&quot;;TRIM([.B839]);&quot;'&quot;;[.$F$1])" office:value-type="string" office:string-value="insert into harmonization_table (table_name, column_name, valid_value, final_value) values ('sample_table','host_geo_origin','Europe:Spain:Basque Country:Donostia-San Sebastian','Europe:Spain:Basque Country:Donostia-San Sebastian');" calcext:value-type="string">
            <text:p>insert into harmonization_table (table_name, column_name, valid_value, final_value) values ('sample_table','host_geo_origin','Europe:Spain:Basque Country:Donostia-San Sebastian','Europe:Spain:Basque Country:Donostia-San Sebasti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evil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0]);&quot;','&quot;;TRIM([.D840]);&quot;','&quot;;TRIM([.A840]);&quot;','&quot;;TRIM([.B840]);&quot;'&quot;;[.$F$1])" office:value-type="string" office:string-value="insert into harmonization_table (table_name, column_name, valid_value, final_value) values ('sample_table','host_geo_origin','Europe:Spain:Andalusia:Sevilla','Europe:Spain:Andalusia:Sevilla');" calcext:value-type="string">
            <text:p>insert into harmonization_table (table_name, column_name, valid_value, final_value) values ('sample_table','host_geo_origin','Europe:Spain:Andalusia:Sevilla','Europe:Spain:Andalusia:Sevil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Pampl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1]);&quot;','&quot;;TRIM([.D841]);&quot;','&quot;;TRIM([.A841]);&quot;','&quot;;TRIM([.B841]);&quot;'&quot;;[.$F$1])" office:value-type="string" office:string-value="insert into harmonization_table (table_name, column_name, valid_value, final_value) values ('sample_table','host_geo_origin','Europe:Spain:Navarra:Pamplona','Europe:Spain:Navarra:Pamplona');" calcext:value-type="string">
            <text:p>insert into harmonization_table (table_name, column_name, valid_value, final_value) values ('sample_table','host_geo_origin','Europe:Spain:Navarra:Pamplona','Europe:Spain:Navarra:Pamplo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Baran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2]);&quot;','&quot;;TRIM([.D842]);&quot;','&quot;;TRIM([.A842]);&quot;','&quot;;TRIM([.B842]);&quot;'&quot;;[.$F$1])" office:value-type="string" office:string-value="insert into harmonization_table (table_name, column_name, valid_value, final_value) values ('sample_table','host_geo_origin','Europe:Spain:Navarra:Baranain','Europe:Spain:Navarra:Baranain');" calcext:value-type="string">
            <text:p>insert into harmonization_table (table_name, column_name, valid_value, final_value) values ('sample_table','host_geo_origin','Europe:Spain:Navarra:Baranain','Europe:Spain:Navarra:Baran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Madrid:Alcobend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3]);&quot;','&quot;;TRIM([.D843]);&quot;','&quot;;TRIM([.A843]);&quot;','&quot;;TRIM([.B843]);&quot;'&quot;;[.$F$1])" office:value-type="string" office:string-value="insert into harmonization_table (table_name, column_name, valid_value, final_value) values ('sample_table','host_geo_origin','Europe:Spain:Madrid:Alcobendas','Europe:Spain:Madrid:Alcobendas');" calcext:value-type="string">
            <text:p>insert into harmonization_table (table_name, column_name, valid_value, final_value) values ('sample_table','host_geo_origin','Europe:Spain:Madrid:Alcobendas','Europe:Spain:Madrid:Alcobend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Madrid:Madr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4]);&quot;','&quot;;TRIM([.D844]);&quot;','&quot;;TRIM([.A844]);&quot;','&quot;;TRIM([.B844]);&quot;'&quot;;[.$F$1])" office:value-type="string" office:string-value="insert into harmonization_table (table_name, column_name, valid_value, final_value) values ('sample_table','host_geo_origin','Europe:Spain:Madrid:Madrid','Europe:Spain:Madrid:Madrid');" calcext:value-type="string">
            <text:p>insert into harmonization_table (table_name, column_name, valid_value, final_value) values ('sample_table','host_geo_origin','Europe:Spain:Madrid:Madrid','Europe:Spain:Madrid:Madr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Cizur Meno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5]);&quot;','&quot;;TRIM([.D845]);&quot;','&quot;;TRIM([.A845]);&quot;','&quot;;TRIM([.B845]);&quot;'&quot;;[.$F$1])" office:value-type="string" office:string-value="insert into harmonization_table (table_name, column_name, valid_value, final_value) values ('sample_table','host_geo_origin','Europe:Spain:Navarra:Cizur Menor','Europe:Spain:Navarra:Cizur Menor');" calcext:value-type="string">
            <text:p>insert into harmonization_table (table_name, column_name, valid_value, final_value) values ('sample_table','host_geo_origin','Europe:Spain:Navarra:Cizur Menor','Europe:Spain:Navarra:Cizur Meno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Zulue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6]);&quot;','&quot;;TRIM([.D846]);&quot;','&quot;;TRIM([.A846]);&quot;','&quot;;TRIM([.B846]);&quot;'&quot;;[.$F$1])" office:value-type="string" office:string-value="insert into harmonization_table (table_name, column_name, valid_value, final_value) values ('sample_table','host_geo_origin','Europe:Spain:Navarra:Zulueta','Europe:Spain:Navarra:Zulueta');" calcext:value-type="string">
            <text:p>insert into harmonization_table (table_name, column_name, valid_value, final_value) values ('sample_table','host_geo_origin','Europe:Spain:Navarra:Zulueta','Europe:Spain:Navarra:Zulue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Baraso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7]);&quot;','&quot;;TRIM([.D847]);&quot;','&quot;;TRIM([.A847]);&quot;','&quot;;TRIM([.B847]);&quot;'&quot;;[.$F$1])" office:value-type="string" office:string-value="insert into harmonization_table (table_name, column_name, valid_value, final_value) values ('sample_table','host_geo_origin','Europe:Spain:Navarra:Barasoain','Europe:Spain:Navarra:Barasoain');" calcext:value-type="string">
            <text:p>insert into harmonization_table (table_name, column_name, valid_value, final_value) values ('sample_table','host_geo_origin','Europe:Spain:Navarra:Barasoain','Europe:Spain:Navarra:Baraso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Logron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8]);&quot;','&quot;;TRIM([.D848]);&quot;','&quot;;TRIM([.A848]);&quot;','&quot;;TRIM([.B848]);&quot;'&quot;;[.$F$1])" office:value-type="string" office:string-value="insert into harmonization_table (table_name, column_name, valid_value, final_value) values ('sample_table','host_geo_origin','Europe:Spain:La Rioja:Logrono','Europe:Spain:La Rioja:Logrono');" calcext:value-type="string">
            <text:p>insert into harmonization_table (table_name, column_name, valid_value, final_value) values ('sample_table','host_geo_origin','Europe:Spain:La Rioja:Logrono','Europe:Spain:La Rioja:Logron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Mutil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9]);&quot;','&quot;;TRIM([.D849]);&quot;','&quot;;TRIM([.A849]);&quot;','&quot;;TRIM([.B849]);&quot;'&quot;;[.$F$1])" office:value-type="string" office:string-value="insert into harmonization_table (table_name, column_name, valid_value, final_value) values ('sample_table','host_geo_origin','Europe:Spain:Navarra:Mutilva','Europe:Spain:Navarra:Mutilva');" calcext:value-type="string">
            <text:p>insert into harmonization_table (table_name, column_name, valid_value, final_value) values ('sample_table','host_geo_origin','Europe:Spain:Navarra:Mutilva','Europe:Spain:Navarra:Mutil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Calahor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0]);&quot;','&quot;;TRIM([.D850]);&quot;','&quot;;TRIM([.A850]);&quot;','&quot;;TRIM([.B850]);&quot;'&quot;;[.$F$1])" office:value-type="string" office:string-value="insert into harmonization_table (table_name, column_name, valid_value, final_value) values ('sample_table','host_geo_origin','Europe:Spain:La Rioja:Calahorra','Europe:Spain:La Rioja:Calahorra');" calcext:value-type="string">
            <text:p>insert into harmonization_table (table_name, column_name, valid_value, final_value) values ('sample_table','host_geo_origin','Europe:Spain:La Rioja:Calahorra','Europe:Spain:La Rioja:Calahor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Cintrueni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1]);&quot;','&quot;;TRIM([.D851]);&quot;','&quot;;TRIM([.A851]);&quot;','&quot;;TRIM([.B851]);&quot;'&quot;;[.$F$1])" office:value-type="string" office:string-value="insert into harmonization_table (table_name, column_name, valid_value, final_value) values ('sample_table','host_geo_origin','Europe:Spain:Navarra:Cintruenigo','Europe:Spain:Navarra:Cintruenigo');" calcext:value-type="string">
            <text:p>insert into harmonization_table (table_name, column_name, valid_value, final_value) values ('sample_table','host_geo_origin','Europe:Spain:Navarra:Cintruenigo','Europe:Spain:Navarra:Cintruenig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No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2]);&quot;','&quot;;TRIM([.D852]);&quot;','&quot;;TRIM([.A852]);&quot;','&quot;;TRIM([.B852]);&quot;'&quot;;[.$F$1])" office:value-type="string" office:string-value="insert into harmonization_table (table_name, column_name, valid_value, final_value) values ('sample_table','host_geo_origin','Europe:Spain:Navarra:Noain','Europe:Spain:Navarra:Noain');" calcext:value-type="string">
            <text:p>insert into harmonization_table (table_name, column_name, valid_value, final_value) values ('sample_table','host_geo_origin','Europe:Spain:Navarra:Noain','Europe:Spain:Navarra:No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Tafal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3]);&quot;','&quot;;TRIM([.D853]);&quot;','&quot;;TRIM([.A853]);&quot;','&quot;;TRIM([.B853]);&quot;'&quot;;[.$F$1])" office:value-type="string" office:string-value="insert into harmonization_table (table_name, column_name, valid_value, final_value) values ('sample_table','host_geo_origin','Europe:Spain:Navarra:Tafalla','Europe:Spain:Navarra:Tafalla');" calcext:value-type="string">
            <text:p>insert into harmonization_table (table_name, column_name, valid_value, final_value) values ('sample_table','host_geo_origin','Europe:Spain:Navarra:Tafalla','Europe:Spain:Navarra:Tafal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Fiter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4]);&quot;','&quot;;TRIM([.D854]);&quot;','&quot;;TRIM([.A854]);&quot;','&quot;;TRIM([.B854]);&quot;'&quot;;[.$F$1])" office:value-type="string" office:string-value="insert into harmonization_table (table_name, column_name, valid_value, final_value) values ('sample_table','host_geo_origin','Europe:Spain:Navarra:Fitero','Europe:Spain:Navarra:Fitero');" calcext:value-type="string">
            <text:p>insert into harmonization_table (table_name, column_name, valid_value, final_value) values ('sample_table','host_geo_origin','Europe:Spain:Navarra:Fitero','Europe:Spain:Navarra:Fiter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Peral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5]);&quot;','&quot;;TRIM([.D855]);&quot;','&quot;;TRIM([.A855]);&quot;','&quot;;TRIM([.B855]);&quot;'&quot;;[.$F$1])" office:value-type="string" office:string-value="insert into harmonization_table (table_name, column_name, valid_value, final_value) values ('sample_table','host_geo_origin','Europe:Spain:Navarra:Peralta','Europe:Spain:Navarra:Peralta');" calcext:value-type="string">
            <text:p>insert into harmonization_table (table_name, column_name, valid_value, final_value) values ('sample_table','host_geo_origin','Europe:Spain:Navarra:Peralta','Europe:Spain:Navarra:Peral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Pradej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6]);&quot;','&quot;;TRIM([.D856]);&quot;','&quot;;TRIM([.A856]);&quot;','&quot;;TRIM([.B856]);&quot;'&quot;;[.$F$1])" office:value-type="string" office:string-value="insert into harmonization_table (table_name, column_name, valid_value, final_value) values ('sample_table','host_geo_origin','Europe:Spain:La Rioja:Pradejon','Europe:Spain:La Rioja:Pradejon');" calcext:value-type="string">
            <text:p>insert into harmonization_table (table_name, column_name, valid_value, final_value) values ('sample_table','host_geo_origin','Europe:Spain:La Rioja:Pradejon','Europe:Spain:La Rioja:Pradej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Echavarr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7]);&quot;','&quot;;TRIM([.D857]);&quot;','&quot;;TRIM([.A857]);&quot;','&quot;;TRIM([.B857]);&quot;'&quot;;[.$F$1])" office:value-type="string" office:string-value="insert into harmonization_table (table_name, column_name, valid_value, final_value) values ('sample_table','host_geo_origin','Europe:Spain:Navarra:Echavarri','Europe:Spain:Navarra:Echavarri');" calcext:value-type="string">
            <text:p>insert into harmonization_table (table_name, column_name, valid_value, final_value) values ('sample_table','host_geo_origin','Europe:Spain:Navarra:Echavarri','Europe:Spain:Navarra:Echavarr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Portugalet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8]);&quot;','&quot;;TRIM([.D858]);&quot;','&quot;;TRIM([.A858]);&quot;','&quot;;TRIM([.B858]);&quot;'&quot;;[.$F$1])" office:value-type="string" office:string-value="insert into harmonization_table (table_name, column_name, valid_value, final_value) values ('sample_table','host_geo_origin','Europe:Spain:Basque Country:Portugalete','Europe:Spain:Basque Country:Portugalete');" calcext:value-type="string">
            <text:p>insert into harmonization_table (table_name, column_name, valid_value, final_value) values ('sample_table','host_geo_origin','Europe:Spain:Basque Country:Portugalete','Europe:Spain:Basque Country:Portugalet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Torres De Elor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9]);&quot;','&quot;;TRIM([.D859]);&quot;','&quot;;TRIM([.A859]);&quot;','&quot;;TRIM([.B859]);&quot;'&quot;;[.$F$1])" office:value-type="string" office:string-value="insert into harmonization_table (table_name, column_name, valid_value, final_value) values ('sample_table','host_geo_origin','Europe:Spain:Navarra:Torres De Elorz','Europe:Spain:Navarra:Torres De Elorz');" calcext:value-type="string">
            <text:p>insert into harmonization_table (table_name, column_name, valid_value, final_value) values ('sample_table','host_geo_origin','Europe:Spain:Navarra:Torres De Elorz','Europe:Spain:Navarra:Torres De Elorz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Berme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0]);&quot;','&quot;;TRIM([.D860]);&quot;','&quot;;TRIM([.A860]);&quot;','&quot;;TRIM([.B860]);&quot;'&quot;;[.$F$1])" office:value-type="string" office:string-value="insert into harmonization_table (table_name, column_name, valid_value, final_value) values ('sample_table','host_geo_origin','Europe:Spain:Basque Country:Bermeo','Europe:Spain:Basque Country:Bermeo');" calcext:value-type="string">
            <text:p>insert into harmonization_table (table_name, column_name, valid_value, final_value) values ('sample_table','host_geo_origin','Europe:Spain:Basque Country:Bermeo','Europe:Spain:Basque Country:Berme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Ro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1]);&quot;','&quot;;TRIM([.D861]);&quot;','&quot;;TRIM([.A861]);&quot;','&quot;;TRIM([.B861]);&quot;'&quot;;[.$F$1])" office:value-type="string" office:string-value="insert into harmonization_table (table_name, column_name, valid_value, final_value) values ('sample_table','host_geo_origin','Europe:Spain:Andalusia:Rota','Europe:Spain:Andalusia:Rota');" calcext:value-type="string">
            <text:p>insert into harmonization_table (table_name, column_name, valid_value, final_value) values ('sample_table','host_geo_origin','Europe:Spain:Andalusia:Rota','Europe:Spain:Andalusia:Ro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Puerto Santa Ma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2]);&quot;','&quot;;TRIM([.D862]);&quot;','&quot;;TRIM([.A862]);&quot;','&quot;;TRIM([.B862]);&quot;'&quot;;[.$F$1])" office:value-type="string" office:string-value="insert into harmonization_table (table_name, column_name, valid_value, final_value) values ('sample_table','host_geo_origin','Europe:Spain:Andalusia:Puerto Santa Maria','Europe:Spain:Andalusia:Puerto Santa Maria');" calcext:value-type="string">
            <text:p>insert into harmonization_table (table_name, column_name, valid_value, final_value) values ('sample_table','host_geo_origin','Europe:Spain:Andalusia:Puerto Santa Maria','Europe:Spain:Andalusia:Puerto Santa Ma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an Fernan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3]);&quot;','&quot;;TRIM([.D863]);&quot;','&quot;;TRIM([.A863]);&quot;','&quot;;TRIM([.B863]);&quot;'&quot;;[.$F$1])" office:value-type="string" office:string-value="insert into harmonization_table (table_name, column_name, valid_value, final_value) values ('sample_table','host_geo_origin','Europe:Spain:Andalusia:San Fernando','Europe:Spain:Andalusia:San Fernando');" calcext:value-type="string">
            <text:p>insert into harmonization_table (table_name, column_name, valid_value, final_value) values ('sample_table','host_geo_origin','Europe:Spain:Andalusia:San Fernando','Europe:Spain:Andalusia:San Fernan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Mairena Aljaraf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4]);&quot;','&quot;;TRIM([.D864]);&quot;','&quot;;TRIM([.A864]);&quot;','&quot;;TRIM([.B864]);&quot;'&quot;;[.$F$1])" office:value-type="string" office:string-value="insert into harmonization_table (table_name, column_name, valid_value, final_value) values ('sample_table','host_geo_origin','Europe:Spain:Andalusia:Mairena Aljarafe','Europe:Spain:Andalusia:Mairena Aljarafe');" calcext:value-type="string">
            <text:p>insert into harmonization_table (table_name, column_name, valid_value, final_value) values ('sample_table','host_geo_origin','Europe:Spain:Andalusia:Mairena Aljarafe','Europe:Spain:Andalusia:Mairena Aljaraf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hiclana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5]);&quot;','&quot;;TRIM([.D865]);&quot;','&quot;;TRIM([.A865]);&quot;','&quot;;TRIM([.B865]);&quot;'&quot;;[.$F$1])" office:value-type="string" office:string-value="insert into harmonization_table (table_name, column_name, valid_value, final_value) values ('sample_table','host_geo_origin','Europe:Spain:Andalusia:Chiclana de la Frontera','Europe:Spain:Andalusia:Chiclana de la Frontera');" calcext:value-type="string">
            <text:p>insert into harmonization_table (table_name, column_name, valid_value, final_value) values ('sample_table','host_geo_origin','Europe:Spain:Andalusia:Chiclana de la Frontera','Europe:Spain:Andalusia:Chiclana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an Roqu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6]);&quot;','&quot;;TRIM([.D866]);&quot;','&quot;;TRIM([.A866]);&quot;','&quot;;TRIM([.B866]);&quot;'&quot;;[.$F$1])" office:value-type="string" office:string-value="insert into harmonization_table (table_name, column_name, valid_value, final_value) values ('sample_table','host_geo_origin','Europe:Spain:Andalusia:San Roque','Europe:Spain:Andalusia:San Roque');" calcext:value-type="string">
            <text:p>insert into harmonization_table (table_name, column_name, valid_value, final_value) values ('sample_table','host_geo_origin','Europe:Spain:Andalusia:San Roque','Europe:Spain:Andalusia:San Roqu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gecir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7]);&quot;','&quot;;TRIM([.D867]);&quot;','&quot;;TRIM([.A867]);&quot;','&quot;;TRIM([.B867]);&quot;'&quot;;[.$F$1])" office:value-type="string" office:string-value="insert into harmonization_table (table_name, column_name, valid_value, final_value) values ('sample_table','host_geo_origin','Europe:Spain:Andalusia:Algeciras','Europe:Spain:Andalusia:Algeciras');" calcext:value-type="string">
            <text:p>insert into harmonization_table (table_name, column_name, valid_value, final_value) values ('sample_table','host_geo_origin','Europe:Spain:Andalusia:Algeciras','Europe:Spain:Andalusia:Algecir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La Linea de la Concepci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8]);&quot;','&quot;;TRIM([.D868]);&quot;','&quot;;TRIM([.A868]);&quot;','&quot;;TRIM([.B868]);&quot;'&quot;;[.$F$1])" office:value-type="string" office:string-value="insert into harmonization_table (table_name, column_name, valid_value, final_value) values ('sample_table','host_geo_origin','Europe:Spain:Andalusia:La Linea de la Concepcion','Europe:Spain:Andalusia:La Linea de la Concepcion');" calcext:value-type="string">
            <text:p>insert into harmonization_table (table_name, column_name, valid_value, final_value) values ('sample_table','host_geo_origin','Europe:Spain:Andalusia:La Linea de la Concepcion','Europe:Spain:Andalusia:La Linea de la Concepci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onil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9]);&quot;','&quot;;TRIM([.D869]);&quot;','&quot;;TRIM([.A869]);&quot;','&quot;;TRIM([.B869]);&quot;'&quot;;[.$F$1])" office:value-type="string" office:string-value="insert into harmonization_table (table_name, column_name, valid_value, final_value) values ('sample_table','host_geo_origin','Europe:Spain:Andalusia:Conil de la Frontera','Europe:Spain:Andalusia:Conil de la Frontera');" calcext:value-type="string">
            <text:p>insert into harmonization_table (table_name, column_name, valid_value, final_value) values ('sample_table','host_geo_origin','Europe:Spain:Andalusia:Conil de la Frontera','Europe:Spain:Andalusia:Conil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Mala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0]);&quot;','&quot;;TRIM([.D870]);&quot;','&quot;;TRIM([.A870]);&quot;','&quot;;TRIM([.B870]);&quot;'&quot;;[.$F$1])" office:value-type="string" office:string-value="insert into harmonization_table (table_name, column_name, valid_value, final_value) values ('sample_table','host_geo_origin','Europe:Spain:Andalusia:Malaga','Europe:Spain:Andalusia:Malaga');" calcext:value-type="string">
            <text:p>insert into harmonization_table (table_name, column_name, valid_value, final_value) values ('sample_table','host_geo_origin','Europe:Spain:Andalusia:Malaga','Europe:Spain:Andalusia:Mala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Jerez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1]);&quot;','&quot;;TRIM([.D871]);&quot;','&quot;;TRIM([.A871]);&quot;','&quot;;TRIM([.B871]);&quot;'&quot;;[.$F$1])" office:value-type="string" office:string-value="insert into harmonization_table (table_name, column_name, valid_value, final_value) values ('sample_table','host_geo_origin','Europe:Spain:Andalusia:Jerez De La Frontera','Europe:Spain:Andalusia:Jerez De La Frontera');" calcext:value-type="string">
            <text:p>insert into harmonization_table (table_name, column_name, valid_value, final_value) values ('sample_table','host_geo_origin','Europe:Spain:Andalusia:Jerez De La Frontera','Europe:Spain:Andalusia:Jerez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haurin de la Tor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2]);&quot;','&quot;;TRIM([.D872]);&quot;','&quot;;TRIM([.A872]);&quot;','&quot;;TRIM([.B872]);&quot;'&quot;;[.$F$1])" office:value-type="string" office:string-value="insert into harmonization_table (table_name, column_name, valid_value, final_value) values ('sample_table','host_geo_origin','Europe:Spain:Andalusia:Alhaurin de la Torre','Europe:Spain:Andalusia:Alhaurin de la Torre');" calcext:value-type="string">
            <text:p>insert into harmonization_table (table_name, column_name, valid_value, final_value) values ('sample_table','host_geo_origin','Europe:Spain:Andalusia:Alhaurin de la Torre','Europe:Spain:Andalusia:Alhaurin de la Tor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Chilch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3]);&quot;','&quot;;TRIM([.D873]);&quot;','&quot;;TRIM([.A873]);&quot;','&quot;;TRIM([.B873]);&quot;'&quot;;[.$F$1])" office:value-type="string" office:string-value="insert into harmonization_table (table_name, column_name, valid_value, final_value) values ('sample_table','host_geo_origin','Europe:Spain:Comunitat Valenciana:Chilches','Europe:Spain:Comunitat Valenciana:Chilches');" calcext:value-type="string">
            <text:p>insert into harmonization_table (table_name, column_name, valid_value, final_value) values ('sample_table','host_geo_origin','Europe:Spain:Comunitat Valenciana:Chilches','Europe:Spain:Comunitat Valenciana:Chilch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Rincon de la Victo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4]);&quot;','&quot;;TRIM([.D874]);&quot;','&quot;;TRIM([.A874]);&quot;','&quot;;TRIM([.B874]);&quot;'&quot;;[.$F$1])" office:value-type="string" office:string-value="insert into harmonization_table (table_name, column_name, valid_value, final_value) values ('sample_table','host_geo_origin','Europe:Spain:Andalusia:Rincon de la Victoria','Europe:Spain:Andalusia:Rincon de la Victoria');" calcext:value-type="string">
            <text:p>insert into harmonization_table (table_name, column_name, valid_value, final_value) values ('sample_table','host_geo_origin','Europe:Spain:Andalusia:Rincon de la Victoria','Europe:Spain:Andalusia:Rincon de la Victo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m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5]);&quot;','&quot;;TRIM([.D875]);&quot;','&quot;;TRIM([.A875]);&quot;','&quot;;TRIM([.B875]);&quot;'&quot;;[.$F$1])" office:value-type="string" office:string-value="insert into harmonization_table (table_name, column_name, valid_value, final_value) values ('sample_table','host_geo_origin','Europe:Spain:Andalusia:Almeria','Europe:Spain:Andalusia:Almeria');" calcext:value-type="string">
            <text:p>insert into harmonization_table (table_name, column_name, valid_value, final_value) values ('sample_table','host_geo_origin','Europe:Spain:Andalusia:Almeria','Europe:Spain:Andalusia:Alm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Torremolino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6]);&quot;','&quot;;TRIM([.D876]);&quot;','&quot;;TRIM([.A876]);&quot;','&quot;;TRIM([.B876]);&quot;'&quot;;[.$F$1])" office:value-type="string" office:string-value="insert into harmonization_table (table_name, column_name, valid_value, final_value) values ('sample_table','host_geo_origin','Europe:Spain:Andalusia:Torremolinos','Europe:Spain:Andalusia:Torremolinos');" calcext:value-type="string">
            <text:p>insert into harmonization_table (table_name, column_name, valid_value, final_value) values ('sample_table','host_geo_origin','Europe:Spain:Andalusia:Torremolinos','Europe:Spain:Andalusia:Torremolino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Benajaraf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7]);&quot;','&quot;;TRIM([.D877]);&quot;','&quot;;TRIM([.A877]);&quot;','&quot;;TRIM([.B877]);&quot;'&quot;;[.$F$1])" office:value-type="string" office:string-value="insert into harmonization_table (table_name, column_name, valid_value, final_value) values ('sample_table','host_geo_origin','Europe:Spain:Andalusia:Benajarafe','Europe:Spain:Andalusia:Benajarafe');" calcext:value-type="string">
            <text:p>insert into harmonization_table (table_name, column_name, valid_value, final_value) values ('sample_table','host_geo_origin','Europe:Spain:Andalusia:Benajarafe','Europe:Spain:Andalusia:Benajaraf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Velez_Mala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8]);&quot;','&quot;;TRIM([.D878]);&quot;','&quot;;TRIM([.A878]);&quot;','&quot;;TRIM([.B878]);&quot;'&quot;;[.$F$1])" office:value-type="string" office:string-value="insert into harmonization_table (table_name, column_name, valid_value, final_value) values ('sample_table','host_geo_origin','Europe:Spain:Andalusia:Velez_Malaga','Europe:Spain:Andalusia:Velez_Malaga');" calcext:value-type="string">
            <text:p>insert into harmonization_table (table_name, column_name, valid_value, final_value) values ('sample_table','host_geo_origin','Europe:Spain:Andalusia:Velez_Malaga','Europe:Spain:Andalusia:Velez_Mala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ntequ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9]);&quot;','&quot;;TRIM([.D879]);&quot;','&quot;;TRIM([.A879]);&quot;','&quot;;TRIM([.B879]);&quot;'&quot;;[.$F$1])" office:value-type="string" office:string-value="insert into harmonization_table (table_name, column_name, valid_value, final_value) values ('sample_table','host_geo_origin','Europe:Spain:Andalusia:Antequera','Europe:Spain:Andalusia:Antequera');" calcext:value-type="string">
            <text:p>insert into harmonization_table (table_name, column_name, valid_value, final_value) values ('sample_table','host_geo_origin','Europe:Spain:Andalusia:Antequera','Europe:Spain:Andalusia:Antequera');</text:p>
          </table:table-cell>
          <table:table-cell/>
        </table:table-row>
        <table:table-row table:style-name="ro1">
          <table:table-cell office:value-type="string" calcext:value-type="string">
            <text:p>Europe:Spain:Canary Islands:</text:p>
          </table:table-cell>
          <table:table-cell office:value-type="string" calcext:value-type="string">
            <text:p>Europe:Spain:Canary Island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0]);&quot;','&quot;;TRIM([.D880]);&quot;','&quot;;TRIM([.A880]);&quot;','&quot;;TRIM([.B880]);&quot;'&quot;;[.$F$1])" office:value-type="string" office:string-value="insert into harmonization_table (table_name, column_name, valid_value, final_value) values ('sample_table','host_geo_origin','Europe:Spain:Canary Islands:','Europe:Spain:Canary Islands:-');" calcext:value-type="string">
            <text:p>insert into harmonization_table (table_name, column_name, valid_value, final_value) values ('sample_table','host_geo_origin','Europe:Spain:Canary Islands:','Europe:Spain:Canary Island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Segorb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1]);&quot;','&quot;;TRIM([.D881]);&quot;','&quot;;TRIM([.A881]);&quot;','&quot;;TRIM([.B881]);&quot;'&quot;;[.$F$1])" office:value-type="string" office:string-value="insert into harmonization_table (table_name, column_name, valid_value, final_value) values ('sample_table','host_geo_origin','Europe:Spain:Comunitat Valenciana:Segorbe','Europe:Spain:Comunitat Valenciana:Segorbe');" calcext:value-type="string">
            <text:p>insert into harmonization_table (table_name, column_name, valid_value, final_value) values ('sample_table','host_geo_origin','Europe:Spain:Comunitat Valenciana:Segorbe','Europe:Spain:Comunitat Valenciana:Segorb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il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2]);&quot;','&quot;;TRIM([.D882]);&quot;','&quot;;TRIM([.A882]);&quot;','&quot;;TRIM([.B882]);&quot;'&quot;;[.$F$1])" office:value-type="string" office:string-value="insert into harmonization_table (table_name, column_name, valid_value, final_value) values ('sample_table','host_geo_origin','Europe:Spain:Comunitat Valenciana:Gilet','Europe:Spain:Comunitat Valenciana:Gilet');" calcext:value-type="string">
            <text:p>insert into harmonization_table (table_name, column_name, valid_value, final_value) values ('sample_table','host_geo_origin','Europe:Spain:Comunitat Valenciana:Gilet','Europe:Spain:Comunitat Valenciana:Gilet');</text:p>
          </table:table-cell>
          <table:table-cell/>
        </table:table-row>
        <table:table-row table:style-name="ro1">
          <table:table-cell office:value-type="string" calcext:value-type="string">
            <text:p>Europe:Spain:Castilla La Mancha:</text:p>
          </table:table-cell>
          <table:table-cell office:value-type="string" calcext:value-type="string">
            <text:p>Europe:Spain:Castilla La Manc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3]);&quot;','&quot;;TRIM([.D883]);&quot;','&quot;;TRIM([.A883]);&quot;','&quot;;TRIM([.B883]);&quot;'&quot;;[.$F$1])" office:value-type="string" office:string-value="insert into harmonization_table (table_name, column_name, valid_value, final_value) values ('sample_table','host_geo_origin','Europe:Spain:Castilla La Mancha:','Europe:Spain:Castilla La Mancha:-');" calcext:value-type="string">
            <text:p>insert into harmonization_table (table_name, column_name, valid_value, final_value) values ('sample_table','host_geo_origin','Europe:Spain:Castilla La Mancha:','Europe:Spain:Castilla La Mancha:-');</text:p>
          </table:table-cell>
          <table:table-cell/>
        </table:table-row>
        <table:table-row table:style-name="ro1">
          <table:table-cell office:value-type="string" calcext:value-type="string">
            <text:p>Europe:Spain:Castilla y Leon:</text:p>
          </table:table-cell>
          <table:table-cell office:value-type="string" calcext:value-type="string">
            <text:p>Europe:Spain:Castilla y Le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4]);&quot;','&quot;;TRIM([.D884]);&quot;','&quot;;TRIM([.A884]);&quot;','&quot;;TRIM([.B884]);&quot;'&quot;;[.$F$1])" office:value-type="string" office:string-value="insert into harmonization_table (table_name, column_name, valid_value, final_value) values ('sample_table','host_geo_origin','Europe:Spain:Castilla y Leon:','Europe:Spain:Castilla y Leon:-');" calcext:value-type="string">
            <text:p>insert into harmonization_table (table_name, column_name, valid_value, final_value) values ('sample_table','host_geo_origin','Europe:Spain:Castilla y Leon:','Europe:Spain:Castilla y Leon:-');</text:p>
          </table:table-cell>
          <table:table-cell/>
        </table:table-row>
        <table:table-row table:style-name="ro1">
          <table:table-cell office:value-type="string" calcext:value-type="string">
            <text:p>Europe:Spain:Galicia:</text:p>
          </table:table-cell>
          <table:table-cell office:value-type="string" calcext:value-type="string">
            <text:p>Europe:Spain:Galic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5]);&quot;','&quot;;TRIM([.D885]);&quot;','&quot;;TRIM([.A885]);&quot;','&quot;;TRIM([.B885]);&quot;'&quot;;[.$F$1])" office:value-type="string" office:string-value="insert into harmonization_table (table_name, column_name, valid_value, final_value) values ('sample_table','host_geo_origin','Europe:Spain:Galicia:','Europe:Spain:Galicia:-');" calcext:value-type="string">
            <text:p>insert into harmonization_table (table_name, column_name, valid_value, final_value) values ('sample_table','host_geo_origin','Europe:Spain:Galicia:','Europe:Spain:Galicia:-');</text:p>
          </table:table-cell>
          <table:table-cell/>
        </table:table-row>
        <table:table-row table:style-name="ro1">
          <table:table-cell office:value-type="string" calcext:value-type="string">
            <text:p>Europe:Spain:La Rioja:</text:p>
          </table:table-cell>
          <table:table-cell office:value-type="string" calcext:value-type="string">
            <text:p>Europe:Spain:La Rioj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6]);&quot;','&quot;;TRIM([.D886]);&quot;','&quot;;TRIM([.A886]);&quot;','&quot;;TRIM([.B886]);&quot;'&quot;;[.$F$1])" office:value-type="string" office:string-value="insert into harmonization_table (table_name, column_name, valid_value, final_value) values ('sample_table','host_geo_origin','Europe:Spain:La Rioja:','Europe:Spain:La Rioja:-');" calcext:value-type="string">
            <text:p>insert into harmonization_table (table_name, column_name, valid_value, final_value) values ('sample_table','host_geo_origin','Europe:Spain:La Rioja:','Europe:Spain:La Rioja:-');</text:p>
          </table:table-cell>
          <table:table-cell/>
        </table:table-row>
        <table:table-row table:style-name="ro1">
          <table:table-cell office:value-type="string" calcext:value-type="string">
            <text:p>Europe:Spain:Madrid:</text:p>
          </table:table-cell>
          <table:table-cell office:value-type="string" calcext:value-type="string">
            <text:p>Europe:Spain:Madri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7]);&quot;','&quot;;TRIM([.D887]);&quot;','&quot;;TRIM([.A887]);&quot;','&quot;;TRIM([.B887]);&quot;'&quot;;[.$F$1])" office:value-type="string" office:string-value="insert into harmonization_table (table_name, column_name, valid_value, final_value) values ('sample_table','host_geo_origin','Europe:Spain:Madrid:','Europe:Spain:Madrid:-');" calcext:value-type="string">
            <text:p>insert into harmonization_table (table_name, column_name, valid_value, final_value) values ('sample_table','host_geo_origin','Europe:Spain:Madrid:','Europe:Spain:Madrid:-');</text:p>
          </table:table-cell>
          <table:table-cell/>
        </table:table-row>
        <table:table-row table:style-name="ro1">
          <table:table-cell office:value-type="string" calcext:value-type="string">
            <text:p>Europe:Spain:Basque Country:</text:p>
          </table:table-cell>
          <table:table-cell office:value-type="string" calcext:value-type="string">
            <text:p>Europe:Spain:Basque Count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8]);&quot;','&quot;;TRIM([.D888]);&quot;','&quot;;TRIM([.A888]);&quot;','&quot;;TRIM([.B888]);&quot;'&quot;;[.$F$1])" office:value-type="string" office:string-value="insert into harmonization_table (table_name, column_name, valid_value, final_value) values ('sample_table','host_geo_origin','Europe:Spain:Basque Country:','Europe:Spain:Basque Country:-');" calcext:value-type="string">
            <text:p>insert into harmonization_table (table_name, column_name, valid_value, final_value) values ('sample_table','host_geo_origin','Europe:Spain:Basque Country:','Europe:Spain:Basque Country:-');</text:p>
          </table:table-cell>
          <table:table-cell/>
        </table:table-row>
        <table:table-row table:style-name="ro1">
          <table:table-cell office:value-type="string" calcext:value-type="string">
            <text:p>Europe:Spain:Barcelona:</text:p>
          </table:table-cell>
          <table:table-cell office:value-type="string" calcext:value-type="string">
            <text:p>Europe:Spain:Barcel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9]);&quot;','&quot;;TRIM([.D889]);&quot;','&quot;;TRIM([.A889]);&quot;','&quot;;TRIM([.B889]);&quot;'&quot;;[.$F$1])" office:value-type="string" office:string-value="insert into harmonization_table (table_name, column_name, valid_value, final_value) values ('sample_table','host_geo_origin','Europe:Spain:Barcelona:','Europe:Spain:Barcelona:-');" calcext:value-type="string">
            <text:p>insert into harmonization_table (table_name, column_name, valid_value, final_value) values ('sample_table','host_geo_origin','Europe:Spain:Barcelona:','Europe:Spain:Barcelo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0]);&quot;','&quot;;TRIM([.D890]);&quot;','&quot;;TRIM([.A890]);&quot;','&quot;;TRIM([.B890]);&quot;'&quot;;[.$F$1])" office:value-type="string" office:string-value="insert into harmonization_table (table_name, column_name, valid_value, final_value) values ('sample_table','host_geo_origin','Europe:Spain:Comunitat Valenciana:Valencia','Europe:Spain:Comunitat Valenciana:Valencia');" calcext:value-type="string">
            <text:p>insert into harmonization_table (table_name, column_name, valid_value, final_value) values ('sample_table','host_geo_origin','Europe:Spain:Comunitat Valenciana:Valencia','Europe:Spain:Comunitat Valenciana:Valenc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Rio Negro:San Carlos de Bariloch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1]);&quot;','&quot;;TRIM([.D891]);&quot;','&quot;;TRIM([.A891]);&quot;','&quot;;TRIM([.B891]);&quot;'&quot;;[.$F$1])" office:value-type="string" office:string-value="insert into harmonization_table (table_name, column_name, valid_value, final_value) values ('sample_table','host_geo_origin','South America:Argentina:Rio Negro:San Carlos de Bariloche','South America:Argentina:Rio Negro:San Carlos de Bariloche');" calcext:value-type="string">
            <text:p>insert into harmonization_table (table_name, column_name, valid_value, final_value) values ('sample_table','host_geo_origin','South America:Argentina:Rio Negro:San Carlos de Bariloche','South America:Argentina:Rio Negro:San Carlos de Bariloch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Canet d'en Berengu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2]);&quot;','&quot;;TRIM([.D892]);&quot;','&quot;;TRIM([.A892]);&quot;','&quot;;TRIM([.B892]);&quot;'&quot;;[.$F$1])" office:value-type="string" office:string-value="insert into harmonization_table (table_name, column_name, valid_value, final_value) values ('sample_table','host_geo_origin','Europe:Spain:Comunitat Valenciana:Canet d'en Berenguer','Europe:Spain:Comunitat Valenciana:Canet d'en Berenguer');" calcext:value-type="string">
            <text:p>insert into harmonization_table (table_name, column_name, valid_value, final_value) values ('sample_table','host_geo_origin','Europe:Spain:Comunitat Valenciana:Canet d'en Berenguer','Europe:Spain:Comunitat Valenciana:Canet d'en Berengu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Sagu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3]);&quot;','&quot;;TRIM([.D893]);&quot;','&quot;;TRIM([.A893]);&quot;','&quot;;TRIM([.B893]);&quot;'&quot;;[.$F$1])" office:value-type="string" office:string-value="insert into harmonization_table (table_name, column_name, valid_value, final_value) values ('sample_table','host_geo_origin','Europe:Spain:Comunitat Valenciana:Sagunt','Europe:Spain:Comunitat Valenciana:Sagunt');" calcext:value-type="string">
            <text:p>insert into harmonization_table (table_name, column_name, valid_value, final_value) values ('sample_table','host_geo_origin','Europe:Spain:Comunitat Valenciana:Sagunt','Europe:Spain:Comunitat Valenciana:Sagu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an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4]);&quot;','&quot;;TRIM([.D894]);&quot;','&quot;;TRIM([.A894]);&quot;','&quot;;TRIM([.B894]);&quot;'&quot;;[.$F$1])" office:value-type="string" office:string-value="insert into harmonization_table (table_name, column_name, valid_value, final_value) values ('sample_table','host_geo_origin','Europe:Spain:Comunitat Valenciana:Gandia','Europe:Spain:Comunitat Valenciana:Gandia');" calcext:value-type="string">
            <text:p>insert into harmonization_table (table_name, column_name, valid_value, final_value) values ('sample_table','host_geo_origin','Europe:Spain:Comunitat Valenciana:Gandia','Europe:Spain:Comunitat Valenciana:Gan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Alboray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5]);&quot;','&quot;;TRIM([.D895]);&quot;','&quot;;TRIM([.A895]);&quot;','&quot;;TRIM([.B895]);&quot;'&quot;;[.$F$1])" office:value-type="string" office:string-value="insert into harmonization_table (table_name, column_name, valid_value, final_value) values ('sample_table','host_geo_origin','Europe:Spain:Comunitat Valenciana:Alboraya','Europe:Spain:Comunitat Valenciana:Alboraya');" calcext:value-type="string">
            <text:p>insert into harmonization_table (table_name, column_name, valid_value, final_value) values ('sample_table','host_geo_origin','Europe:Spain:Comunitat Valenciana:Alboraya','Europe:Spain:Comunitat Valenciana:Alboray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Albuixe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6]);&quot;','&quot;;TRIM([.D896]);&quot;','&quot;;TRIM([.A896]);&quot;','&quot;;TRIM([.B896]);&quot;'&quot;;[.$F$1])" office:value-type="string" office:string-value="insert into harmonization_table (table_name, column_name, valid_value, final_value) values ('sample_table','host_geo_origin','Europe:Spain:Comunitat Valenciana:Albuixech','Europe:Spain:Comunitat Valenciana:Albuixech');" calcext:value-type="string">
            <text:p>insert into harmonization_table (table_name, column_name, valid_value, final_value) values ('sample_table','host_geo_origin','Europe:Spain:Comunitat Valenciana:Albuixech','Europe:Spain:Comunitat Valenciana:Albuixec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El Pui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7]);&quot;','&quot;;TRIM([.D897]);&quot;','&quot;;TRIM([.A897]);&quot;','&quot;;TRIM([.B897]);&quot;'&quot;;[.$F$1])" office:value-type="string" office:string-value="insert into harmonization_table (table_name, column_name, valid_value, final_value) values ('sample_table','host_geo_origin','Europe:Spain:Comunitat Valenciana:El Puig','Europe:Spain:Comunitat Valenciana:El Puig');" calcext:value-type="string">
            <text:p>insert into harmonization_table (table_name, column_name, valid_value, final_value) values ('sample_table','host_geo_origin','Europe:Spain:Comunitat Valenciana:El Puig','Europe:Spain:Comunitat Valenciana:El Pui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enirred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8]);&quot;','&quot;;TRIM([.D898]);&quot;','&quot;;TRIM([.A898]);&quot;','&quot;;TRIM([.B898]);&quot;'&quot;;[.$F$1])" office:value-type="string" office:string-value="insert into harmonization_table (table_name, column_name, valid_value, final_value) values ('sample_table','host_geo_origin','Europe:Spain:Comunitat Valenciana:Benirredra','Europe:Spain:Comunitat Valenciana:Benirredra');" calcext:value-type="string">
            <text:p>insert into harmonization_table (table_name, column_name, valid_value, final_value) values ('sample_table','host_geo_origin','Europe:Spain:Comunitat Valenciana:Benirredra','Europe:Spain:Comunitat Valenciana:Benirred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Oli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9]);&quot;','&quot;;TRIM([.D899]);&quot;','&quot;;TRIM([.A899]);&quot;','&quot;;TRIM([.B899]);&quot;'&quot;;[.$F$1])" office:value-type="string" office:string-value="insert into harmonization_table (table_name, column_name, valid_value, final_value) values ('sample_table','host_geo_origin','Europe:Spain:Comunitat Valenciana:Oliva','Europe:Spain:Comunitat Valenciana:Oliva');" calcext:value-type="string">
            <text:p>insert into harmonization_table (table_name, column_name, valid_value, final_value) values ('sample_table','host_geo_origin','Europe:Spain:Comunitat Valenciana:Oliva','Europe:Spain:Comunitat Valenciana:Oli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Llutxe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0]);&quot;','&quot;;TRIM([.D900]);&quot;','&quot;;TRIM([.A900]);&quot;','&quot;;TRIM([.B900]);&quot;'&quot;;[.$F$1])" office:value-type="string" office:string-value="insert into harmonization_table (table_name, column_name, valid_value, final_value) values ('sample_table','host_geo_origin','Europe:Spain:Comunitat Valenciana:Llutxent','Europe:Spain:Comunitat Valenciana:Llutxent');" calcext:value-type="string">
            <text:p>insert into harmonization_table (table_name, column_name, valid_value, final_value) values ('sample_table','host_geo_origin','Europe:Spain:Comunitat Valenciana:Llutxent','Europe:Spain:Comunitat Valenciana:Llutxe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rau de Sagu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1]);&quot;','&quot;;TRIM([.D901]);&quot;','&quot;;TRIM([.A901]);&quot;','&quot;;TRIM([.B901]);&quot;'&quot;;[.$F$1])" office:value-type="string" office:string-value="insert into harmonization_table (table_name, column_name, valid_value, final_value) values ('sample_table','host_geo_origin','Europe:Spain:Comunitat Valenciana:Grau de Sagunt','Europe:Spain:Comunitat Valenciana:Grau de Sagunt');" calcext:value-type="string">
            <text:p>insert into harmonization_table (table_name, column_name, valid_value, final_value) values ('sample_table','host_geo_origin','Europe:Spain:Comunitat Valenciana:Grau de Sagunt','Europe:Spain:Comunitat Valenciana:Grau de Sagu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Tavernes de la Valldig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2]);&quot;','&quot;;TRIM([.D902]);&quot;','&quot;;TRIM([.A902]);&quot;','&quot;;TRIM([.B902]);&quot;'&quot;;[.$F$1])" office:value-type="string" office:string-value="insert into harmonization_table (table_name, column_name, valid_value, final_value) values ('sample_table','host_geo_origin','Europe:Spain:Comunitat Valenciana:Tavernes de la Valldigna','Europe:Spain:Comunitat Valenciana:Tavernes de la Valldigna');" calcext:value-type="string">
            <text:p>insert into harmonization_table (table_name, column_name, valid_value, final_value) values ('sample_table','host_geo_origin','Europe:Spain:Comunitat Valenciana:Tavernes de la Valldigna','Europe:Spain:Comunitat Valenciana:Tavernes de la Valldig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Oll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3]);&quot;','&quot;;TRIM([.D903]);&quot;','&quot;;TRIM([.A903]);&quot;','&quot;;TRIM([.B903]);&quot;'&quot;;[.$F$1])" office:value-type="string" office:string-value="insert into harmonization_table (table_name, column_name, valid_value, final_value) values ('sample_table','host_geo_origin','Europe:Spain:Comunitat Valenciana:Olleria','Europe:Spain:Comunitat Valenciana:Olleria');" calcext:value-type="string">
            <text:p>insert into harmonization_table (table_name, column_name, valid_value, final_value) values ('sample_table','host_geo_origin','Europe:Spain:Comunitat Valenciana:Olleria','Europe:Spain:Comunitat Valenciana:Oll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Puz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4]);&quot;','&quot;;TRIM([.D904]);&quot;','&quot;;TRIM([.A904]);&quot;','&quot;;TRIM([.B904]);&quot;'&quot;;[.$F$1])" office:value-type="string" office:string-value="insert into harmonization_table (table_name, column_name, valid_value, final_value) values ('sample_table','host_geo_origin','Europe:Spain:Comunitat Valenciana:Puzol','Europe:Spain:Comunitat Valenciana:Puzol');" calcext:value-type="string">
            <text:p>insert into harmonization_table (table_name, column_name, valid_value, final_value) values ('sample_table','host_geo_origin','Europe:Spain:Comunitat Valenciana:Puzol','Europe:Spain:Comunitat Valenciana:Puzo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Meli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5]);&quot;','&quot;;TRIM([.D905]);&quot;','&quot;;TRIM([.A905]);&quot;','&quot;;TRIM([.B905]);&quot;'&quot;;[.$F$1])" office:value-type="string" office:string-value="insert into harmonization_table (table_name, column_name, valid_value, final_value) values ('sample_table','host_geo_origin','Europe:Spain:Comunitat Valenciana:Meliana','Europe:Spain:Comunitat Valenciana:Meliana');" calcext:value-type="string">
            <text:p>insert into harmonization_table (table_name, column_name, valid_value, final_value) values ('sample_table','host_geo_origin','Europe:Spain:Comunitat Valenciana:Meliana','Europe:Spain:Comunitat Valenciana:Meli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Valencia Hor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6]);&quot;','&quot;;TRIM([.D906]);&quot;','&quot;;TRIM([.A906]);&quot;','&quot;;TRIM([.B906]);&quot;'&quot;;[.$F$1])" office:value-type="string" office:string-value="insert into harmonization_table (table_name, column_name, valid_value, final_value) values ('sample_table','host_geo_origin','Europe:Spain:Comunitat Valenciana:Valencia Horta','Europe:Spain:Comunitat Valenciana:Valencia Horta');" calcext:value-type="string">
            <text:p>insert into harmonization_table (table_name, column_name, valid_value, final_value) values ('sample_table','host_geo_origin','Europe:Spain:Comunitat Valenciana:Valencia Horta','Europe:Spain:Comunitat Valenciana:Valencia Hor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enigani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7]);&quot;','&quot;;TRIM([.D907]);&quot;','&quot;;TRIM([.A907]);&quot;','&quot;;TRIM([.B907]);&quot;'&quot;;[.$F$1])" office:value-type="string" office:string-value="insert into harmonization_table (table_name, column_name, valid_value, final_value) values ('sample_table','host_geo_origin','Europe:Spain:Comunitat Valenciana:Beniganim','Europe:Spain:Comunitat Valenciana:Beniganim');" calcext:value-type="string">
            <text:p>insert into harmonization_table (table_name, column_name, valid_value, final_value) values ('sample_table','host_geo_origin','Europe:Spain:Comunitat Valenciana:Beniganim','Europe:Spain:Comunitat Valenciana:Benigani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Palma de Gan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8]);&quot;','&quot;;TRIM([.D908]);&quot;','&quot;;TRIM([.A908]);&quot;','&quot;;TRIM([.B908]);&quot;'&quot;;[.$F$1])" office:value-type="string" office:string-value="insert into harmonization_table (table_name, column_name, valid_value, final_value) values ('sample_table','host_geo_origin','Europe:Spain:Comunitat Valenciana:Palma de Gandia','Europe:Spain:Comunitat Valenciana:Palma de Gandia');" calcext:value-type="string">
            <text:p>insert into harmonization_table (table_name, column_name, valid_value, final_value) values ('sample_table','host_geo_origin','Europe:Spain:Comunitat Valenciana:Palma de Gandia','Europe:Spain:Comunitat Valenciana:Palma de Gan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onrepos i Miramb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9]);&quot;','&quot;;TRIM([.D909]);&quot;','&quot;;TRIM([.A909]);&quot;','&quot;;TRIM([.B909]);&quot;'&quot;;[.$F$1])" office:value-type="string" office:string-value="insert into harmonization_table (table_name, column_name, valid_value, final_value) values ('sample_table','host_geo_origin','Europe:Spain:Comunitat Valenciana:Bonrepos i Mirambell','Europe:Spain:Comunitat Valenciana:Bonrepos i Mirambell');" calcext:value-type="string">
            <text:p>insert into harmonization_table (table_name, column_name, valid_value, final_value) values ('sample_table','host_geo_origin','Europe:Spain:Comunitat Valenciana:Bonrepos i Mirambell','Europe:Spain:Comunitat Valenciana:Bonrepos i Mirambel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Miram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0]);&quot;','&quot;;TRIM([.D910]);&quot;','&quot;;TRIM([.A910]);&quot;','&quot;;TRIM([.B910]);&quot;'&quot;;[.$F$1])" office:value-type="string" office:string-value="insert into harmonization_table (table_name, column_name, valid_value, final_value) values ('sample_table','host_geo_origin','Europe:Spain:Comunitat Valenciana:Miramar','Europe:Spain:Comunitat Valenciana:Miramar');" calcext:value-type="string">
            <text:p>insert into harmonization_table (table_name, column_name, valid_value, final_value) values ('sample_table','host_geo_origin','Europe:Spain:Comunitat Valenciana:Miramar','Europe:Spain:Comunitat Valenciana:Miram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Xera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1]);&quot;','&quot;;TRIM([.D911]);&quot;','&quot;;TRIM([.A911]);&quot;','&quot;;TRIM([.B911]);&quot;'&quot;;[.$F$1])" office:value-type="string" office:string-value="insert into harmonization_table (table_name, column_name, valid_value, final_value) values ('sample_table','host_geo_origin','Europe:Spain:Comunitat Valenciana:Xeraco','Europe:Spain:Comunitat Valenciana:Xeraco');" calcext:value-type="string">
            <text:p>insert into harmonization_table (table_name, column_name, valid_value, final_value) values ('sample_table','host_geo_origin','Europe:Spain:Comunitat Valenciana:Xeraco','Europe:Spain:Comunitat Valenciana:Xeraco');</text:p>
          </table:table-cell>
          <table:table-cell/>
        </table:table-row>
        <table:table-row table:style-name="ro1">
          <table:table-cell office:value-type="string" calcext:value-type="string">
            <text:p>Asia:Sri Lanka:Sri Lanka:</text:p>
          </table:table-cell>
          <table:table-cell office:value-type="string" calcext:value-type="string">
            <text:p>Asia:Sri Lanka:Sri Lan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2]);&quot;','&quot;;TRIM([.D912]);&quot;','&quot;;TRIM([.A912]);&quot;','&quot;;TRIM([.B912]);&quot;'&quot;;[.$F$1])" office:value-type="string" office:string-value="insert into harmonization_table (table_name, column_name, valid_value, final_value) values ('sample_table','host_geo_origin','Asia:Sri Lanka:Sri Lanka:','Asia:Sri Lanka:Sri Lanka:-');" calcext:value-type="string">
            <text:p>insert into harmonization_table (table_name, column_name, valid_value, final_value) values ('sample_table','host_geo_origin','Asia:Sri Lanka:Sri Lanka:','Asia:Sri Lanka:Sri Lanka:-');</text:p>
          </table:table-cell>
          <table:table-cell/>
        </table:table-row>
        <table:table-row table:style-name="ro1">
          <table:table-cell office:value-type="string" calcext:value-type="string">
            <text:p>Europe:Sweden:SmÃ¥land:JÃ¶nkÃ¶ping</text:p>
          </table:table-cell>
          <table:table-cell office:value-type="string" calcext:value-type="string">
            <text:p>Europe:Sweden:Smaland:Jonkop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3]);&quot;','&quot;;TRIM([.D913]);&quot;','&quot;;TRIM([.A913]);&quot;','&quot;;TRIM([.B913]);&quot;'&quot;;[.$F$1])" office:value-type="string" office:string-value="insert into harmonization_table (table_name, column_name, valid_value, final_value) values ('sample_table','host_geo_origin','Europe:Sweden:SmÃ¥land:JÃ¶nkÃ¶ping','Europe:Sweden:Smaland:Jonkoping');" calcext:value-type="string">
            <text:p>insert into harmonization_table (table_name, column_name, valid_value, final_value) values ('sample_table','host_geo_origin','Europe:Sweden:SmÃ¥land:JÃ¶nkÃ¶ping','Europe:Sweden:Smaland:Jonkoping');</text:p>
          </table:table-cell>
          <table:table-cell/>
        </table:table-row>
        <table:table-row table:style-name="ro1">
          <table:table-cell office:value-type="string" calcext:value-type="string">
            <text:p>Europe:Sweden:Stockholm:</text:p>
          </table:table-cell>
          <table:table-cell office:value-type="string" calcext:value-type="string">
            <text:p>Europe:Sweden:Stockhol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4]);&quot;','&quot;;TRIM([.D914]);&quot;','&quot;;TRIM([.A914]);&quot;','&quot;;TRIM([.B914]);&quot;'&quot;;[.$F$1])" office:value-type="string" office:string-value="insert into harmonization_table (table_name, column_name, valid_value, final_value) values ('sample_table','host_geo_origin','Europe:Sweden:Stockholm:','Europe:Sweden:Stockholm:-');" calcext:value-type="string">
            <text:p>insert into harmonization_table (table_name, column_name, valid_value, final_value) values ('sample_table','host_geo_origin','Europe:Sweden:Stockholm:','Europe:Sweden:Stockholm:-');</text:p>
          </table:table-cell>
          <table:table-cell/>
        </table:table-row>
        <table:table-row table:style-name="ro1">
          <table:table-cell office:value-type="string" calcext:value-type="string">
            <text:p>Europe:Sweden:Vastra Gotaland:</text:p>
          </table:table-cell>
          <table:table-cell office:value-type="string" calcext:value-type="string">
            <text:p>Europe:Sweden:Vastra Gota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5]);&quot;','&quot;;TRIM([.D915]);&quot;','&quot;;TRIM([.A915]);&quot;','&quot;;TRIM([.B915]);&quot;'&quot;;[.$F$1])" office:value-type="string" office:string-value="insert into harmonization_table (table_name, column_name, valid_value, final_value) values ('sample_table','host_geo_origin','Europe:Sweden:Vastra Gotaland:','Europe:Sweden:Vastra Gotaland:-');" calcext:value-type="string">
            <text:p>insert into harmonization_table (table_name, column_name, valid_value, final_value) values ('sample_table','host_geo_origin','Europe:Sweden:Vastra Gotaland:','Europe:Sweden:Vastra Gotaland:-');</text:p>
          </table:table-cell>
          <table:table-cell/>
        </table:table-row>
        <table:table-row table:style-name="ro1">
          <table:table-cell office:value-type="string" calcext:value-type="string">
            <text:p>Europe:Sweden:Uppsala:</text:p>
          </table:table-cell>
          <table:table-cell office:value-type="string" calcext:value-type="string">
            <text:p>Europe:Sweden:Upps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6]);&quot;','&quot;;TRIM([.D916]);&quot;','&quot;;TRIM([.A916]);&quot;','&quot;;TRIM([.B916]);&quot;'&quot;;[.$F$1])" office:value-type="string" office:string-value="insert into harmonization_table (table_name, column_name, valid_value, final_value) values ('sample_table','host_geo_origin','Europe:Sweden:Uppsala:','Europe:Sweden:Uppsala:-');" calcext:value-type="string">
            <text:p>insert into harmonization_table (table_name, column_name, valid_value, final_value) values ('sample_table','host_geo_origin','Europe:Sweden:Uppsala:','Europe:Sweden:Uppsala:-');</text:p>
          </table:table-cell>
          <table:table-cell/>
        </table:table-row>
        <table:table-row table:style-name="ro1">
          <table:table-cell office:value-type="string" calcext:value-type="string">
            <text:p>Europe:Sweden:Dalarna:</text:p>
          </table:table-cell>
          <table:table-cell office:value-type="string" calcext:value-type="string">
            <text:p>Europe:Sweden:Dalar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7]);&quot;','&quot;;TRIM([.D917]);&quot;','&quot;;TRIM([.A917]);&quot;','&quot;;TRIM([.B917]);&quot;'&quot;;[.$F$1])" office:value-type="string" office:string-value="insert into harmonization_table (table_name, column_name, valid_value, final_value) values ('sample_table','host_geo_origin','Europe:Sweden:Dalarna:','Europe:Sweden:Dalarna:-');" calcext:value-type="string">
            <text:p>insert into harmonization_table (table_name, column_name, valid_value, final_value) values ('sample_table','host_geo_origin','Europe:Sweden:Dalarna:','Europe:Sweden:Dalarna:-');</text:p>
          </table:table-cell>
          <table:table-cell/>
        </table:table-row>
        <table:table-row table:style-name="ro1">
          <table:table-cell office:value-type="string" calcext:value-type="string">
            <text:p>Europe:Sweden:Skane:</text:p>
          </table:table-cell>
          <table:table-cell office:value-type="string" calcext:value-type="string">
            <text:p>Europe:Sweden:Ska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8]);&quot;','&quot;;TRIM([.D918]);&quot;','&quot;;TRIM([.A918]);&quot;','&quot;;TRIM([.B918]);&quot;'&quot;;[.$F$1])" office:value-type="string" office:string-value="insert into harmonization_table (table_name, column_name, valid_value, final_value) values ('sample_table','host_geo_origin','Europe:Sweden:Skane:','Europe:Sweden:Skane:-');" calcext:value-type="string">
            <text:p>insert into harmonization_table (table_name, column_name, valid_value, final_value) values ('sample_table','host_geo_origin','Europe:Sweden:Skane:','Europe:Sweden:Skane:-');</text:p>
          </table:table-cell>
          <table:table-cell/>
        </table:table-row>
        <table:table-row table:style-name="ro1">
          <table:table-cell office:value-type="string" calcext:value-type="string">
            <text:p>Europe:Sweden:Halland:</text:p>
          </table:table-cell>
          <table:table-cell office:value-type="string" calcext:value-type="string">
            <text:p>Europe:Sweden:Ha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9]);&quot;','&quot;;TRIM([.D919]);&quot;','&quot;;TRIM([.A919]);&quot;','&quot;;TRIM([.B919]);&quot;'&quot;;[.$F$1])" office:value-type="string" office:string-value="insert into harmonization_table (table_name, column_name, valid_value, final_value) values ('sample_table','host_geo_origin','Europe:Sweden:Halland:','Europe:Sweden:Halland:-');" calcext:value-type="string">
            <text:p>insert into harmonization_table (table_name, column_name, valid_value, final_value) values ('sample_table','host_geo_origin','Europe:Sweden:Halland:','Europe:Sweden:Halland:-');</text:p>
          </table:table-cell>
          <table:table-cell/>
        </table:table-row>
        <table:table-row table:style-name="ro1">
          <table:table-cell office:value-type="string" calcext:value-type="string">
            <text:p>Europe:Sweden:Jamtland:</text:p>
          </table:table-cell>
          <table:table-cell office:value-type="string" calcext:value-type="string">
            <text:p>Europe:Sweden:Jam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0]);&quot;','&quot;;TRIM([.D920]);&quot;','&quot;;TRIM([.A920]);&quot;','&quot;;TRIM([.B920]);&quot;'&quot;;[.$F$1])" office:value-type="string" office:string-value="insert into harmonization_table (table_name, column_name, valid_value, final_value) values ('sample_table','host_geo_origin','Europe:Sweden:Jamtland:','Europe:Sweden:Jamtland:-');" calcext:value-type="string">
            <text:p>insert into harmonization_table (table_name, column_name, valid_value, final_value) values ('sample_table','host_geo_origin','Europe:Sweden:Jamtland:','Europe:Sweden:Jamtland:-');</text:p>
          </table:table-cell>
          <table:table-cell/>
        </table:table-row>
        <table:table-row table:style-name="ro1">
          <table:table-cell office:value-type="string" calcext:value-type="string">
            <text:p>Europe:Sweden:Vasterbotten:</text:p>
          </table:table-cell>
          <table:table-cell office:value-type="string" calcext:value-type="string">
            <text:p>Europe:Sweden:Vasterbot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1]);&quot;','&quot;;TRIM([.D921]);&quot;','&quot;;TRIM([.A921]);&quot;','&quot;;TRIM([.B921]);&quot;'&quot;;[.$F$1])" office:value-type="string" office:string-value="insert into harmonization_table (table_name, column_name, valid_value, final_value) values ('sample_table','host_geo_origin','Europe:Sweden:Vasterbotten:','Europe:Sweden:Vasterbotten:-');" calcext:value-type="string">
            <text:p>insert into harmonization_table (table_name, column_name, valid_value, final_value) values ('sample_table','host_geo_origin','Europe:Sweden:Vasterbotten:','Europe:Sweden:Vasterbotten:-');</text:p>
          </table:table-cell>
          <table:table-cell/>
        </table:table-row>
        <table:table-row table:style-name="ro1">
          <table:table-cell office:value-type="string" calcext:value-type="string">
            <text:p>Europe:Sweden:Vastmanland:</text:p>
          </table:table-cell>
          <table:table-cell office:value-type="string" calcext:value-type="string">
            <text:p>Europe:Sweden:Vastman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2]);&quot;','&quot;;TRIM([.D922]);&quot;','&quot;;TRIM([.A922]);&quot;','&quot;;TRIM([.B922]);&quot;'&quot;;[.$F$1])" office:value-type="string" office:string-value="insert into harmonization_table (table_name, column_name, valid_value, final_value) values ('sample_table','host_geo_origin','Europe:Sweden:Vastmanland:','Europe:Sweden:Vastmanland:-');" calcext:value-type="string">
            <text:p>insert into harmonization_table (table_name, column_name, valid_value, final_value) values ('sample_table','host_geo_origin','Europe:Sweden:Vastmanland:','Europe:Sweden:Vastmanland:-');</text:p>
          </table:table-cell>
          <table:table-cell/>
        </table:table-row>
        <table:table-row table:style-name="ro1">
          <table:table-cell office:value-type="string" calcext:value-type="string">
            <text:p>Europe:Sweden:Kalmar:</text:p>
          </table:table-cell>
          <table:table-cell office:value-type="string" calcext:value-type="string">
            <text:p>Europe:Sweden:Kalm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3]);&quot;','&quot;;TRIM([.D923]);&quot;','&quot;;TRIM([.A923]);&quot;','&quot;;TRIM([.B923]);&quot;'&quot;;[.$F$1])" office:value-type="string" office:string-value="insert into harmonization_table (table_name, column_name, valid_value, final_value) values ('sample_table','host_geo_origin','Europe:Sweden:Kalmar:','Europe:Sweden:Kalmar:-');" calcext:value-type="string">
            <text:p>insert into harmonization_table (table_name, column_name, valid_value, final_value) values ('sample_table','host_geo_origin','Europe:Sweden:Kalmar:','Europe:Sweden:Kalmar:-');</text:p>
          </table:table-cell>
          <table:table-cell/>
        </table:table-row>
        <table:table-row table:style-name="ro1">
          <table:table-cell office:value-type="string" calcext:value-type="string">
            <text:p>Europe:Sweden:Ostergotland:</text:p>
          </table:table-cell>
          <table:table-cell office:value-type="string" calcext:value-type="string">
            <text:p>Europe:Sweden:Osterg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4]);&quot;','&quot;;TRIM([.D924]);&quot;','&quot;;TRIM([.A924]);&quot;','&quot;;TRIM([.B924]);&quot;'&quot;;[.$F$1])" office:value-type="string" office:string-value="insert into harmonization_table (table_name, column_name, valid_value, final_value) values ('sample_table','host_geo_origin','Europe:Sweden:Ostergotland:','Europe:Sweden:Ostergotland:-');" calcext:value-type="string">
            <text:p>insert into harmonization_table (table_name, column_name, valid_value, final_value) values ('sample_table','host_geo_origin','Europe:Sweden:Ostergotland:','Europe:Sweden:Ostergotland:-');</text:p>
          </table:table-cell>
          <table:table-cell/>
        </table:table-row>
        <table:table-row table:style-name="ro1">
          <table:table-cell office:value-type="string" calcext:value-type="string">
            <text:p>Europe:Sweden:Jonkoping:</text:p>
          </table:table-cell>
          <table:table-cell office:value-type="string" calcext:value-type="string">
            <text:p>Europe:Sweden:Jonkop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5]);&quot;','&quot;;TRIM([.D925]);&quot;','&quot;;TRIM([.A925]);&quot;','&quot;;TRIM([.B925]);&quot;'&quot;;[.$F$1])" office:value-type="string" office:string-value="insert into harmonization_table (table_name, column_name, valid_value, final_value) values ('sample_table','host_geo_origin','Europe:Sweden:Jonkoping:','Europe:Sweden:Jonkoping:-');" calcext:value-type="string">
            <text:p>insert into harmonization_table (table_name, column_name, valid_value, final_value) values ('sample_table','host_geo_origin','Europe:Sweden:Jonkoping:','Europe:Sweden:Jonkoping:-');</text:p>
          </table:table-cell>
          <table:table-cell/>
        </table:table-row>
        <table:table-row table:style-name="ro1">
          <table:table-cell office:value-type="string" calcext:value-type="string">
            <text:p>Europe:Sweden:Norrbotten:</text:p>
          </table:table-cell>
          <table:table-cell office:value-type="string" calcext:value-type="string">
            <text:p>Europe:Sweden:Norrbot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6]);&quot;','&quot;;TRIM([.D926]);&quot;','&quot;;TRIM([.A926]);&quot;','&quot;;TRIM([.B926]);&quot;'&quot;;[.$F$1])" office:value-type="string" office:string-value="insert into harmonization_table (table_name, column_name, valid_value, final_value) values ('sample_table','host_geo_origin','Europe:Sweden:Norrbotten:','Europe:Sweden:Norrbotten:-');" calcext:value-type="string">
            <text:p>insert into harmonization_table (table_name, column_name, valid_value, final_value) values ('sample_table','host_geo_origin','Europe:Sweden:Norrbotten:','Europe:Sweden:Norrbotten:-');</text:p>
          </table:table-cell>
          <table:table-cell/>
        </table:table-row>
        <table:table-row table:style-name="ro1">
          <table:table-cell office:value-type="string" calcext:value-type="string">
            <text:p>Europe:Sweden:Sormland:</text:p>
          </table:table-cell>
          <table:table-cell office:value-type="string" calcext:value-type="string">
            <text:p>Europe:Sweden:Sorm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7]);&quot;','&quot;;TRIM([.D927]);&quot;','&quot;;TRIM([.A927]);&quot;','&quot;;TRIM([.B927]);&quot;'&quot;;[.$F$1])" office:value-type="string" office:string-value="insert into harmonization_table (table_name, column_name, valid_value, final_value) values ('sample_table','host_geo_origin','Europe:Sweden:Sormland:','Europe:Sweden:Sormland:-');" calcext:value-type="string">
            <text:p>insert into harmonization_table (table_name, column_name, valid_value, final_value) values ('sample_table','host_geo_origin','Europe:Sweden:Sormland:','Europe:Sweden:Sormland:-');</text:p>
          </table:table-cell>
          <table:table-cell/>
        </table:table-row>
        <table:table-row table:style-name="ro1">
          <table:table-cell office:value-type="string" calcext:value-type="string">
            <text:p>Europe:Sweden:Gavleborgs lan:</text:p>
          </table:table-cell>
          <table:table-cell office:value-type="string" calcext:value-type="string">
            <text:p>Europe:Sweden:Gavleborgs 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8]);&quot;','&quot;;TRIM([.D928]);&quot;','&quot;;TRIM([.A928]);&quot;','&quot;;TRIM([.B928]);&quot;'&quot;;[.$F$1])" office:value-type="string" office:string-value="insert into harmonization_table (table_name, column_name, valid_value, final_value) values ('sample_table','host_geo_origin','Europe:Sweden:Gavleborgs lan:','Europe:Sweden:Gavleborgs lan:-');" calcext:value-type="string">
            <text:p>insert into harmonization_table (table_name, column_name, valid_value, final_value) values ('sample_table','host_geo_origin','Europe:Sweden:Gavleborgs lan:','Europe:Sweden:Gavleborgs lan:-');</text:p>
          </table:table-cell>
          <table:table-cell/>
        </table:table-row>
        <table:table-row table:style-name="ro1">
          <table:table-cell office:value-type="string" calcext:value-type="string">
            <text:p>Europe:Sweden:Vasternorrland:</text:p>
          </table:table-cell>
          <table:table-cell office:value-type="string" calcext:value-type="string">
            <text:p>Europe:Sweden:Vasternor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9]);&quot;','&quot;;TRIM([.D929]);&quot;','&quot;;TRIM([.A929]);&quot;','&quot;;TRIM([.B929]);&quot;'&quot;;[.$F$1])" office:value-type="string" office:string-value="insert into harmonization_table (table_name, column_name, valid_value, final_value) values ('sample_table','host_geo_origin','Europe:Sweden:Vasternorrland:','Europe:Sweden:Vasternorrland:-');" calcext:value-type="string">
            <text:p>insert into harmonization_table (table_name, column_name, valid_value, final_value) values ('sample_table','host_geo_origin','Europe:Sweden:Vasternorrland:','Europe:Sweden:Vasternorrland:-');</text:p>
          </table:table-cell>
          <table:table-cell/>
        </table:table-row>
        <table:table-row table:style-name="ro1">
          <table:table-cell office:value-type="string" calcext:value-type="string">
            <text:p>Europe:Sweden:Varmland:</text:p>
          </table:table-cell>
          <table:table-cell office:value-type="string" calcext:value-type="string">
            <text:p>Europe:Sweden:Varm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0]);&quot;','&quot;;TRIM([.D930]);&quot;','&quot;;TRIM([.A930]);&quot;','&quot;;TRIM([.B930]);&quot;'&quot;;[.$F$1])" office:value-type="string" office:string-value="insert into harmonization_table (table_name, column_name, valid_value, final_value) values ('sample_table','host_geo_origin','Europe:Sweden:Varmland:','Europe:Sweden:Varmland:-');" calcext:value-type="string">
            <text:p>insert into harmonization_table (table_name, column_name, valid_value, final_value) values ('sample_table','host_geo_origin','Europe:Sweden:Varmland:','Europe:Sweden:Varmland:-');</text:p>
          </table:table-cell>
          <table:table-cell/>
        </table:table-row>
        <table:table-row table:style-name="ro1">
          <table:table-cell office:value-type="string" calcext:value-type="string">
            <text:p>Europe:Sweden:Orebro lan:</text:p>
          </table:table-cell>
          <table:table-cell office:value-type="string" calcext:value-type="string">
            <text:p>Europe:Sweden:Orebro 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1]);&quot;','&quot;;TRIM([.D931]);&quot;','&quot;;TRIM([.A931]);&quot;','&quot;;TRIM([.B931]);&quot;'&quot;;[.$F$1])" office:value-type="string" office:string-value="insert into harmonization_table (table_name, column_name, valid_value, final_value) values ('sample_table','host_geo_origin','Europe:Sweden:Orebro lan:','Europe:Sweden:Orebro lan:-');" calcext:value-type="string">
            <text:p>insert into harmonization_table (table_name, column_name, valid_value, final_value) values ('sample_table','host_geo_origin','Europe:Sweden:Orebro lan:','Europe:Sweden:Orebro lan:-');</text:p>
          </table:table-cell>
          <table:table-cell/>
        </table:table-row>
        <table:table-row table:style-name="ro1">
          <table:table-cell office:value-type="string" calcext:value-type="string">
            <text:p>Europe:Switzerland:ZÃ¼rich:</text:p>
          </table:table-cell>
          <table:table-cell office:value-type="string" calcext:value-type="string">
            <text:p>Europe:Switzerland:Zuric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2]);&quot;','&quot;;TRIM([.D932]);&quot;','&quot;;TRIM([.A932]);&quot;','&quot;;TRIM([.B932]);&quot;'&quot;;[.$F$1])" office:value-type="string" office:string-value="insert into harmonization_table (table_name, column_name, valid_value, final_value) values ('sample_table','host_geo_origin','Europe:Switzerland:ZÃ¼rich:','Europe:Switzerland:Zurich:-');" calcext:value-type="string">
            <text:p>insert into harmonization_table (table_name, column_name, valid_value, final_value) values ('sample_table','host_geo_origin','Europe:Switzerland:ZÃ¼rich:','Europe:Switzerland:Zurich:-');</text:p>
          </table:table-cell>
          <table:table-cell/>
        </table:table-row>
        <table:table-row table:style-name="ro1">
          <table:table-cell office:value-type="string" calcext:value-type="string">
            <text:p>Europe:Switzerland:Ticino:</text:p>
          </table:table-cell>
          <table:table-cell office:value-type="string" calcext:value-type="string">
            <text:p>Europe:Switzerland:Ticin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3]);&quot;','&quot;;TRIM([.D933]);&quot;','&quot;;TRIM([.A933]);&quot;','&quot;;TRIM([.B933]);&quot;'&quot;;[.$F$1])" office:value-type="string" office:string-value="insert into harmonization_table (table_name, column_name, valid_value, final_value) values ('sample_table','host_geo_origin','Europe:Switzerland:Ticino:','Europe:Switzerland:Ticino:-');" calcext:value-type="string">
            <text:p>insert into harmonization_table (table_name, column_name, valid_value, final_value) values ('sample_table','host_geo_origin','Europe:Switzerland:Ticino:','Europe:Switzerland:Ticino:-');</text:p>
          </table:table-cell>
          <table:table-cell/>
        </table:table-row>
        <table:table-row table:style-name="ro1">
          <table:table-cell office:value-type="string" calcext:value-type="string">
            <text:p>Europe:Switzerland:Vaud:</text:p>
          </table:table-cell>
          <table:table-cell office:value-type="string" calcext:value-type="string">
            <text:p>Europe:Switzerland:Vau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4]);&quot;','&quot;;TRIM([.D934]);&quot;','&quot;;TRIM([.A934]);&quot;','&quot;;TRIM([.B934]);&quot;'&quot;;[.$F$1])" office:value-type="string" office:string-value="insert into harmonization_table (table_name, column_name, valid_value, final_value) values ('sample_table','host_geo_origin','Europe:Switzerland:Vaud:','Europe:Switzerland:Vaud:-');" calcext:value-type="string">
            <text:p>insert into harmonization_table (table_name, column_name, valid_value, final_value) values ('sample_table','host_geo_origin','Europe:Switzerland:Vaud:','Europe:Switzerland:Vaud:-');</text:p>
          </table:table-cell>
          <table:table-cell/>
        </table:table-row>
        <table:table-row table:style-name="ro1">
          <table:table-cell office:value-type="string" calcext:value-type="string">
            <text:p>Europe:Switzerland:Basel-Land:</text:p>
          </table:table-cell>
          <table:table-cell office:value-type="string" calcext:value-type="string">
            <text:p>Europe:Switzerland:Basel-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5]);&quot;','&quot;;TRIM([.D935]);&quot;','&quot;;TRIM([.A935]);&quot;','&quot;;TRIM([.B935]);&quot;'&quot;;[.$F$1])" office:value-type="string" office:string-value="insert into harmonization_table (table_name, column_name, valid_value, final_value) values ('sample_table','host_geo_origin','Europe:Switzerland:Basel-Land:','Europe:Switzerland:Basel-Land:-');" calcext:value-type="string">
            <text:p>insert into harmonization_table (table_name, column_name, valid_value, final_value) values ('sample_table','host_geo_origin','Europe:Switzerland:Basel-Land:','Europe:Switzerland:Basel-Land:-');</text:p>
          </table:table-cell>
          <table:table-cell/>
        </table:table-row>
        <table:table-row table:style-name="ro1">
          <table:table-cell office:value-type="string" calcext:value-type="string">
            <text:p>Europe:Switzerland:Aargau:</text:p>
          </table:table-cell>
          <table:table-cell office:value-type="string" calcext:value-type="string">
            <text:p>Europe:Switzerland:Aarga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6]);&quot;','&quot;;TRIM([.D936]);&quot;','&quot;;TRIM([.A936]);&quot;','&quot;;TRIM([.B936]);&quot;'&quot;;[.$F$1])" office:value-type="string" office:string-value="insert into harmonization_table (table_name, column_name, valid_value, final_value) values ('sample_table','host_geo_origin','Europe:Switzerland:Aargau:','Europe:Switzerland:Aargau:-');" calcext:value-type="string">
            <text:p>insert into harmonization_table (table_name, column_name, valid_value, final_value) values ('sample_table','host_geo_origin','Europe:Switzerland:Aargau:','Europe:Switzerland:Aargau:-');</text:p>
          </table:table-cell>
          <table:table-cell/>
        </table:table-row>
        <table:table-row table:style-name="ro1">
          <table:table-cell office:value-type="string" calcext:value-type="string">
            <text:p>Europe:Switzerland:Basel-Stadt:</text:p>
          </table:table-cell>
          <table:table-cell office:value-type="string" calcext:value-type="string">
            <text:p>Europe:Switzerland:Basel-Stad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7]);&quot;','&quot;;TRIM([.D937]);&quot;','&quot;;TRIM([.A937]);&quot;','&quot;;TRIM([.B937]);&quot;'&quot;;[.$F$1])" office:value-type="string" office:string-value="insert into harmonization_table (table_name, column_name, valid_value, final_value) values ('sample_table','host_geo_origin','Europe:Switzerland:Basel-Stadt:','Europe:Switzerland:Basel-Stadt:-');" calcext:value-type="string">
            <text:p>insert into harmonization_table (table_name, column_name, valid_value, final_value) values ('sample_table','host_geo_origin','Europe:Switzerland:Basel-Stadt:','Europe:Switzerland:Basel-Stadt:-');</text:p>
          </table:table-cell>
          <table:table-cell/>
        </table:table-row>
        <table:table-row table:style-name="ro1">
          <table:table-cell office:value-type="string" calcext:value-type="string">
            <text:p>Europe:Switzerland:GraubÃ¼nden:</text:p>
          </table:table-cell>
          <table:table-cell office:value-type="string" calcext:value-type="string">
            <text:p>Europe:Switzerland:Graubun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8]);&quot;','&quot;;TRIM([.D938]);&quot;','&quot;;TRIM([.A938]);&quot;','&quot;;TRIM([.B938]);&quot;'&quot;;[.$F$1])" office:value-type="string" office:string-value="insert into harmonization_table (table_name, column_name, valid_value, final_value) values ('sample_table','host_geo_origin','Europe:Switzerland:GraubÃ¼nden:','Europe:Switzerland:Graubunden:-');" calcext:value-type="string">
            <text:p>insert into harmonization_table (table_name, column_name, valid_value, final_value) values ('sample_table','host_geo_origin','Europe:Switzerland:GraubÃ¼nden:','Europe:Switzerland:Graubunden:-');</text:p>
          </table:table-cell>
          <table:table-cell/>
        </table:table-row>
        <table:table-row table:style-name="ro1">
          <table:table-cell office:value-type="string" calcext:value-type="string">
            <text:p>Europe:Switzerland:Valais:</text:p>
          </table:table-cell>
          <table:table-cell office:value-type="string" calcext:value-type="string">
            <text:p>Europe:Switzerland:Val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9]);&quot;','&quot;;TRIM([.D939]);&quot;','&quot;;TRIM([.A939]);&quot;','&quot;;TRIM([.B939]);&quot;'&quot;;[.$F$1])" office:value-type="string" office:string-value="insert into harmonization_table (table_name, column_name, valid_value, final_value) values ('sample_table','host_geo_origin','Europe:Switzerland:Valais:','Europe:Switzerland:Valais:-');" calcext:value-type="string">
            <text:p>insert into harmonization_table (table_name, column_name, valid_value, final_value) values ('sample_table','host_geo_origin','Europe:Switzerland:Valais:','Europe:Switzerland:Valais:-');</text:p>
          </table:table-cell>
          <table:table-cell/>
        </table:table-row>
        <table:table-row table:style-name="ro1">
          <table:table-cell office:value-type="string" calcext:value-type="string">
            <text:p>Europe:Switzerland:Jura:</text:p>
          </table:table-cell>
          <table:table-cell office:value-type="string" calcext:value-type="string">
            <text:p>Europe:Switzerland:Ju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0]);&quot;','&quot;;TRIM([.D940]);&quot;','&quot;;TRIM([.A940]);&quot;','&quot;;TRIM([.B940]);&quot;'&quot;;[.$F$1])" office:value-type="string" office:string-value="insert into harmonization_table (table_name, column_name, valid_value, final_value) values ('sample_table','host_geo_origin','Europe:Switzerland:Jura:','Europe:Switzerland:Jura:-');" calcext:value-type="string">
            <text:p>insert into harmonization_table (table_name, column_name, valid_value, final_value) values ('sample_table','host_geo_origin','Europe:Switzerland:Jura:','Europe:Switzerland:Jura:-');</text:p>
          </table:table-cell>
          <table:table-cell/>
        </table:table-row>
        <table:table-row table:style-name="ro1">
          <table:table-cell office:value-type="string" calcext:value-type="string">
            <text:p>Europe:Switzerland:Bern:</text:p>
          </table:table-cell>
          <table:table-cell office:value-type="string" calcext:value-type="string">
            <text:p>Europe:Switzerland:Ber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1]);&quot;','&quot;;TRIM([.D941]);&quot;','&quot;;TRIM([.A941]);&quot;','&quot;;TRIM([.B941]);&quot;'&quot;;[.$F$1])" office:value-type="string" office:string-value="insert into harmonization_table (table_name, column_name, valid_value, final_value) values ('sample_table','host_geo_origin','Europe:Switzerland:Bern:','Europe:Switzerland:Bern:-');" calcext:value-type="string">
            <text:p>insert into harmonization_table (table_name, column_name, valid_value, final_value) values ('sample_table','host_geo_origin','Europe:Switzerland:Bern:','Europe:Switzerland:Bern:-');</text:p>
          </table:table-cell>
          <table:table-cell/>
        </table:table-row>
        <table:table-row table:style-name="ro1">
          <table:table-cell office:value-type="string" calcext:value-type="string">
            <text:p>Europe:Switzerland:Schwyz:</text:p>
          </table:table-cell>
          <table:table-cell office:value-type="string" calcext:value-type="string">
            <text:p>Europe:Switzerland:Schwyz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2]);&quot;','&quot;;TRIM([.D942]);&quot;','&quot;;TRIM([.A942]);&quot;','&quot;;TRIM([.B942]);&quot;'&quot;;[.$F$1])" office:value-type="string" office:string-value="insert into harmonization_table (table_name, column_name, valid_value, final_value) values ('sample_table','host_geo_origin','Europe:Switzerland:Schwyz:','Europe:Switzerland:Schwyz:-');" calcext:value-type="string">
            <text:p>insert into harmonization_table (table_name, column_name, valid_value, final_value) values ('sample_table','host_geo_origin','Europe:Switzerland:Schwyz:','Europe:Switzerland:Schwyz:-');</text:p>
          </table:table-cell>
          <table:table-cell/>
        </table:table-row>
        <table:table-row table:style-name="ro1">
          <table:table-cell office:value-type="string" calcext:value-type="string">
            <text:p>Europe:Switzerland:Thurgau:</text:p>
          </table:table-cell>
          <table:table-cell office:value-type="string" calcext:value-type="string">
            <text:p>Europe:Switzerland:Thurga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3]);&quot;','&quot;;TRIM([.D943]);&quot;','&quot;;TRIM([.A943]);&quot;','&quot;;TRIM([.B943]);&quot;'&quot;;[.$F$1])" office:value-type="string" office:string-value="insert into harmonization_table (table_name, column_name, valid_value, final_value) values ('sample_table','host_geo_origin','Europe:Switzerland:Thurgau:','Europe:Switzerland:Thurgau:-');" calcext:value-type="string">
            <text:p>insert into harmonization_table (table_name, column_name, valid_value, final_value) values ('sample_table','host_geo_origin','Europe:Switzerland:Thurgau:','Europe:Switzerland:Thurgau:-');</text:p>
          </table:table-cell>
          <table:table-cell/>
        </table:table-row>
        <table:table-row table:style-name="ro1">
          <table:table-cell office:value-type="string" calcext:value-type="string">
            <text:p>Europe:Switzerland:Sankt Gallen:</text:p>
          </table:table-cell>
          <table:table-cell office:value-type="string" calcext:value-type="string">
            <text:p>Europe:Switzerland:Sankt Gall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4]);&quot;','&quot;;TRIM([.D944]);&quot;','&quot;;TRIM([.A944]);&quot;','&quot;;TRIM([.B944]);&quot;'&quot;;[.$F$1])" office:value-type="string" office:string-value="insert into harmonization_table (table_name, column_name, valid_value, final_value) values ('sample_table','host_geo_origin','Europe:Switzerland:Sankt Gallen:','Europe:Switzerland:Sankt Gallen:-');" calcext:value-type="string">
            <text:p>insert into harmonization_table (table_name, column_name, valid_value, final_value) values ('sample_table','host_geo_origin','Europe:Switzerland:Sankt Gallen:','Europe:Switzerland:Sankt Gallen:-');</text:p>
          </table:table-cell>
          <table:table-cell/>
        </table:table-row>
        <table:table-row table:style-name="ro1">
          <table:table-cell office:value-type="string" calcext:value-type="string">
            <text:p>Europe:Switzerland:Uri:</text:p>
          </table:table-cell>
          <table:table-cell office:value-type="string" calcext:value-type="string">
            <text:p>Europe:Switzerland: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5]);&quot;','&quot;;TRIM([.D945]);&quot;','&quot;;TRIM([.A945]);&quot;','&quot;;TRIM([.B945]);&quot;'&quot;;[.$F$1])" office:value-type="string" office:string-value="insert into harmonization_table (table_name, column_name, valid_value, final_value) values ('sample_table','host_geo_origin','Europe:Switzerland:Uri:','Europe:Switzerland:Uri:-');" calcext:value-type="string">
            <text:p>insert into harmonization_table (table_name, column_name, valid_value, final_value) values ('sample_table','host_geo_origin','Europe:Switzerland:Uri:','Europe:Switzerland:Uri:-');</text:p>
          </table:table-cell>
          <table:table-cell/>
        </table:table-row>
        <table:table-row table:style-name="ro1">
          <table:table-cell office:value-type="string" calcext:value-type="string">
            <text:p>Europe:Switzerland:Schaffhausen:</text:p>
          </table:table-cell>
          <table:table-cell office:value-type="string" calcext:value-type="string">
            <text:p>Europe:Switzerland:Schaffhaus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6]);&quot;','&quot;;TRIM([.D946]);&quot;','&quot;;TRIM([.A946]);&quot;','&quot;;TRIM([.B946]);&quot;'&quot;;[.$F$1])" office:value-type="string" office:string-value="insert into harmonization_table (table_name, column_name, valid_value, final_value) values ('sample_table','host_geo_origin','Europe:Switzerland:Schaffhausen:','Europe:Switzerland:Schaffhausen:-');" calcext:value-type="string">
            <text:p>insert into harmonization_table (table_name, column_name, valid_value, final_value) values ('sample_table','host_geo_origin','Europe:Switzerland:Schaffhausen:','Europe:Switzerland:Schaffhausen:-');</text:p>
          </table:table-cell>
          <table:table-cell/>
        </table:table-row>
        <table:table-row table:style-name="ro1">
          <table:table-cell office:value-type="string" calcext:value-type="string">
            <text:p>Europe:Switzerland:Geneva:</text:p>
          </table:table-cell>
          <table:table-cell office:value-type="string" calcext:value-type="string">
            <text:p>Europe:Switzerland:Genev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7]);&quot;','&quot;;TRIM([.D947]);&quot;','&quot;;TRIM([.A947]);&quot;','&quot;;TRIM([.B947]);&quot;'&quot;;[.$F$1])" office:value-type="string" office:string-value="insert into harmonization_table (table_name, column_name, valid_value, final_value) values ('sample_table','host_geo_origin','Europe:Switzerland:Geneva:','Europe:Switzerland:Geneva:-');" calcext:value-type="string">
            <text:p>insert into harmonization_table (table_name, column_name, valid_value, final_value) values ('sample_table','host_geo_origin','Europe:Switzerland:Geneva:','Europe:Switzerland:Geneva:-');</text:p>
          </table:table-cell>
          <table:table-cell/>
        </table:table-row>
        <table:table-row table:style-name="ro1">
          <table:table-cell office:value-type="string" calcext:value-type="string">
            <text:p>Europe:Switzerland:Lucerne:</text:p>
          </table:table-cell>
          <table:table-cell office:value-type="string" calcext:value-type="string">
            <text:p>Europe:Switzerland:Lucer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8]);&quot;','&quot;;TRIM([.D948]);&quot;','&quot;;TRIM([.A948]);&quot;','&quot;;TRIM([.B948]);&quot;'&quot;;[.$F$1])" office:value-type="string" office:string-value="insert into harmonization_table (table_name, column_name, valid_value, final_value) values ('sample_table','host_geo_origin','Europe:Switzerland:Lucerne:','Europe:Switzerland:Lucerne:-');" calcext:value-type="string">
            <text:p>insert into harmonization_table (table_name, column_name, valid_value, final_value) values ('sample_table','host_geo_origin','Europe:Switzerland:Lucerne:','Europe:Switzerland:Lucerne:-');</text:p>
          </table:table-cell>
          <table:table-cell/>
        </table:table-row>
        <table:table-row table:style-name="ro1">
          <table:table-cell office:value-type="string" calcext:value-type="string">
            <text:p>Europe:Switzerland:Glarus:</text:p>
          </table:table-cell>
          <table:table-cell office:value-type="string" calcext:value-type="string">
            <text:p>Europe:Switzerland:Glar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9]);&quot;','&quot;;TRIM([.D949]);&quot;','&quot;;TRIM([.A949]);&quot;','&quot;;TRIM([.B949]);&quot;'&quot;;[.$F$1])" office:value-type="string" office:string-value="insert into harmonization_table (table_name, column_name, valid_value, final_value) values ('sample_table','host_geo_origin','Europe:Switzerland:Glarus:','Europe:Switzerland:Glarus:-');" calcext:value-type="string">
            <text:p>insert into harmonization_table (table_name, column_name, valid_value, final_value) values ('sample_table','host_geo_origin','Europe:Switzerland:Glarus:','Europe:Switzerland:Glarus:-');</text:p>
          </table:table-cell>
          <table:table-cell/>
        </table:table-row>
        <table:table-row table:style-name="ro1">
          <table:table-cell office:value-type="string" calcext:value-type="string">
            <text:p>Europe:Switzerland:Fribourg:</text:p>
          </table:table-cell>
          <table:table-cell office:value-type="string" calcext:value-type="string">
            <text:p>Europe:Switzerland:Fribo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0]);&quot;','&quot;;TRIM([.D950]);&quot;','&quot;;TRIM([.A950]);&quot;','&quot;;TRIM([.B950]);&quot;'&quot;;[.$F$1])" office:value-type="string" office:string-value="insert into harmonization_table (table_name, column_name, valid_value, final_value) values ('sample_table','host_geo_origin','Europe:Switzerland:Fribourg:','Europe:Switzerland:Fribourg:-');" calcext:value-type="string">
            <text:p>insert into harmonization_table (table_name, column_name, valid_value, final_value) values ('sample_table','host_geo_origin','Europe:Switzerland:Fribourg:','Europe:Switzerland:Fribourg:-');</text:p>
          </table:table-cell>
          <table:table-cell/>
        </table:table-row>
        <table:table-row table:style-name="ro1">
          <table:table-cell office:value-type="string" calcext:value-type="string">
            <text:p>Asia:Taiwan:Taiwan:</text:p>
          </table:table-cell>
          <table:table-cell office:value-type="string" calcext:value-type="string">
            <text:p>Asia:Taiw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1]);&quot;','&quot;;TRIM([.D951]);&quot;','&quot;;TRIM([.A951]);&quot;','&quot;;TRIM([.B951]);&quot;'&quot;;[.$F$1])" office:value-type="string" office:string-value="insert into harmonization_table (table_name, column_name, valid_value, final_value) values ('sample_table','host_geo_origin','Asia:Taiwan:Taiwan:','Asia:Taiwan:-:-');" calcext:value-type="string">
            <text:p>insert into harmonization_table (table_name, column_name, valid_value, final_value) values ('sample_table','host_geo_origin','Asia:Taiwan:Taiwan:','Asia:Taiwan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Taip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2]);&quot;','&quot;;TRIM([.D952]);&quot;','&quot;;TRIM([.A952]);&quot;','&quot;;TRIM([.B952]);&quot;'&quot;;[.$F$1])" office:value-type="string" office:string-value="insert into harmonization_table (table_name, column_name, valid_value, final_value) values ('sample_table','host_geo_origin','Asia:Taiwan:Taiwan:Taipei','Asia:Taiwan:Taiwan:Taipei');" calcext:value-type="string">
            <text:p>insert into harmonization_table (table_name, column_name, valid_value, final_value) values ('sample_table','host_geo_origin','Asia:Taiwan:Taiwan:Taipei','Asia:Taiwan:Taiwan:Taipe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Kaohsiu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3]);&quot;','&quot;;TRIM([.D953]);&quot;','&quot;;TRIM([.A953]);&quot;','&quot;;TRIM([.B953]);&quot;'&quot;;[.$F$1])" office:value-type="string" office:string-value="insert into harmonization_table (table_name, column_name, valid_value, final_value) values ('sample_table','host_geo_origin','Asia:Taiwan:Taiwan:Kaohsiung','Asia:Taiwan:Taiwan:Kaohsiung');" calcext:value-type="string">
            <text:p>insert into harmonization_table (table_name, column_name, valid_value, final_value) values ('sample_table','host_geo_origin','Asia:Taiwan:Taiwan:Kaohsiung','Asia:Taiwan:Taiwan:Kaohsiu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Taoy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4]);&quot;','&quot;;TRIM([.D954]);&quot;','&quot;;TRIM([.A954]);&quot;','&quot;;TRIM([.B954]);&quot;'&quot;;[.$F$1])" office:value-type="string" office:string-value="insert into harmonization_table (table_name, column_name, valid_value, final_value) values ('sample_table','host_geo_origin','Asia:Taiwan:Taiwan:Taoyuan','Asia:Taiwan:Taiwan:Taoyuan');" calcext:value-type="string">
            <text:p>insert into harmonization_table (table_name, column_name, valid_value, final_value) values ('sample_table','host_geo_origin','Asia:Taiwan:Taiwan:Taoyuan','Asia:Taiwan:Taiwan:Taoyuan');</text:p>
          </table:table-cell>
          <table:table-cell/>
        </table:table-row>
        <table:table-row table:style-name="ro1">
          <table:table-cell office:value-type="string" calcext:value-type="string">
            <text:p>Asia:Taiwan:Taoyuan:</text:p>
          </table:table-cell>
          <table:table-cell office:value-type="string" calcext:value-type="string">
            <text:p>Asia:Taiwan:Taoyu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5]);&quot;','&quot;;TRIM([.D955]);&quot;','&quot;;TRIM([.A955]);&quot;','&quot;;TRIM([.B955]);&quot;'&quot;;[.$F$1])" office:value-type="string" office:string-value="insert into harmonization_table (table_name, column_name, valid_value, final_value) values ('sample_table','host_geo_origin','Asia:Taiwan:Taoyuan:','Asia:Taiwan:Taoyuan:-');" calcext:value-type="string">
            <text:p>insert into harmonization_table (table_name, column_name, valid_value, final_value) values ('sample_table','host_geo_origin','Asia:Taiwan:Taoyuan:','Asia:Taiwan:Taoyuan:-');</text:p>
          </table:table-cell>
          <table:table-cell/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6]);&quot;','&quot;;TRIM([.D956]);&quot;','&quot;;TRIM([.A956]);&quot;','&quot;;TRIM([.B956]);&quot;'&quot;;[.$F$1])" office:value-type="string" office:string-value="insert into harmonization_table (table_name, column_name, valid_value, final_value) values ('sample_table','host_geo_origin','Asia:Taiwan:New Taipei city:','Asia:Taiwan:New Taipei city:-');" calcext:value-type="string">
            <text:p>insert into harmonization_table (table_name, column_name, valid_value, final_value) values ('sample_table','host_geo_origin','Asia:Taiwan:New Taipei city:','Asia:Taiwan:New Taipei city:-');</text:p>
          </table:table-cell>
          <table:table-cell/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7]);&quot;','&quot;;TRIM([.D957]);&quot;','&quot;;TRIM([.A957]);&quot;','&quot;;TRIM([.B957]);&quot;'&quot;;[.$F$1])" office:value-type="string" office:string-value="insert into harmonization_table (table_name, column_name, valid_value, final_value) values ('sample_table','host_geo_origin','Asia:Taiwan:New Taipei City:','Asia:Taiwan:New Taipei City:-');" calcext:value-type="string">
            <text:p>insert into harmonization_table (table_name, column_name, valid_value, final_value) values ('sample_table','host_geo_origin','Asia:Taiwan:New Taipei City:','Asia:Taiwan:New Taipei City:-');</text:p>
          </table:table-cell>
          <table:table-cell/>
        </table:table-row>
        <table:table-row table:style-name="ro1">
          <table:table-cell office:value-type="string" calcext:value-type="string">
            <text:p>Asia:Taiwan:Keelung:</text:p>
          </table:table-cell>
          <table:table-cell office:value-type="string" calcext:value-type="string">
            <text:p>Asia:Taiwan:Keelu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8]);&quot;','&quot;;TRIM([.D958]);&quot;','&quot;;TRIM([.A958]);&quot;','&quot;;TRIM([.B958]);&quot;'&quot;;[.$F$1])" office:value-type="string" office:string-value="insert into harmonization_table (table_name, column_name, valid_value, final_value) values ('sample_table','host_geo_origin','Asia:Taiwan:Keelung:','Asia:Taiwan:Keelung:-');" calcext:value-type="string">
            <text:p>insert into harmonization_table (table_name, column_name, valid_value, final_value) values ('sample_table','host_geo_origin','Asia:Taiwan:Keelung:','Asia:Taiwan:Keelu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hailand:Nonthaburi:Bangko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9]);&quot;','&quot;;TRIM([.D959]);&quot;','&quot;;TRIM([.A959]);&quot;','&quot;;TRIM([.B959]);&quot;'&quot;;[.$F$1])" office:value-type="string" office:string-value="insert into harmonization_table (table_name, column_name, valid_value, final_value) values ('sample_table','host_geo_origin','Asia:Thailand:Nonthaburi:Bangkok','Asia:Thailand:Nonthaburi:Bangkok');" calcext:value-type="string">
            <text:p>insert into harmonization_table (table_name, column_name, valid_value, final_value) values ('sample_table','host_geo_origin','Asia:Thailand:Nonthaburi:Bangkok','Asia:Thailand:Nonthaburi:Bangkok');</text:p>
          </table:table-cell>
          <table:table-cell/>
        </table:table-row>
        <table:table-row table:style-name="ro1">
          <table:table-cell office:value-type="string" calcext:value-type="string">
            <text:p>Asia:Thailand:Bangkok:</text:p>
          </table:table-cell>
          <table:table-cell office:value-type="string" calcext:value-type="string">
            <text:p>Asia:Thailand:Bangko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0]);&quot;','&quot;;TRIM([.D960]);&quot;','&quot;;TRIM([.A960]);&quot;','&quot;;TRIM([.B960]);&quot;'&quot;;[.$F$1])" office:value-type="string" office:string-value="insert into harmonization_table (table_name, column_name, valid_value, final_value) values ('sample_table','host_geo_origin','Asia:Thailand:Bangkok:','Asia:Thailand:Bangkok:-');" calcext:value-type="string">
            <text:p>insert into harmonization_table (table_name, column_name, valid_value, final_value) values ('sample_table','host_geo_origin','Asia:Thailand:Bangkok:','Asia:Thailand:Bangkok:-');</text:p>
          </table:table-cell>
          <table:table-cell/>
        </table:table-row>
        <table:table-row table:style-name="ro1">
          <table:table-cell office:value-type="string" calcext:value-type="string">
            <text:p>Asia:Thailand:Nonthaburi:</text:p>
          </table:table-cell>
          <table:table-cell office:value-type="string" calcext:value-type="string">
            <text:p>Asia:Thailand:Nonthab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1]);&quot;','&quot;;TRIM([.D961]);&quot;','&quot;;TRIM([.A961]);&quot;','&quot;;TRIM([.B961]);&quot;'&quot;;[.$F$1])" office:value-type="string" office:string-value="insert into harmonization_table (table_name, column_name, valid_value, final_value) values ('sample_table','host_geo_origin','Asia:Thailand:Nonthaburi:','Asia:Thailand:Nonthaburi:-');" calcext:value-type="string">
            <text:p>insert into harmonization_table (table_name, column_name, valid_value, final_value) values ('sample_table','host_geo_origin','Asia:Thailand:Nonthaburi:','Asia:Thailand:Nonthaburi:-');</text:p>
          </table:table-cell>
          <table:table-cell/>
        </table:table-row>
        <table:table-row table:style-name="ro1">
          <table:table-cell office:value-type="string" calcext:value-type="string">
            <text:p>Asia:Thailand:Samut Prakarn:</text:p>
          </table:table-cell>
          <table:table-cell office:value-type="string" calcext:value-type="string">
            <text:p>Asia:Thailand:Samut Prakar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2]);&quot;','&quot;;TRIM([.D962]);&quot;','&quot;;TRIM([.A962]);&quot;','&quot;;TRIM([.B962]);&quot;'&quot;;[.$F$1])" office:value-type="string" office:string-value="insert into harmonization_table (table_name, column_name, valid_value, final_value) values ('sample_table','host_geo_origin','Asia:Thailand:Samut Prakarn:','Asia:Thailand:Samut Prakarn:-');" calcext:value-type="string">
            <text:p>insert into harmonization_table (table_name, column_name, valid_value, final_value) values ('sample_table','host_geo_origin','Asia:Thailand:Samut Prakarn:','Asia:Thailand:Samut Prakarn:-');</text:p>
          </table:table-cell>
          <table:table-cell/>
        </table:table-row>
        <table:table-row table:style-name="ro1">
          <table:table-cell office:value-type="string" calcext:value-type="string">
            <text:p>Asia:Thailand:Pathum Thani:</text:p>
          </table:table-cell>
          <table:table-cell office:value-type="string" calcext:value-type="string">
            <text:p>Asia:Thailand:Pathum Than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3]);&quot;','&quot;;TRIM([.D963]);&quot;','&quot;;TRIM([.A963]);&quot;','&quot;;TRIM([.B963]);&quot;'&quot;;[.$F$1])" office:value-type="string" office:string-value="insert into harmonization_table (table_name, column_name, valid_value, final_value) values ('sample_table','host_geo_origin','Asia:Thailand:Pathum Thani:','Asia:Thailand:Pathum Thani:-');" calcext:value-type="string">
            <text:p>insert into harmonization_table (table_name, column_name, valid_value, final_value) values ('sample_table','host_geo_origin','Asia:Thailand:Pathum Thani:','Asia:Thailand:Pathum Thani:-');</text:p>
          </table:table-cell>
          <table:table-cell/>
        </table:table-row>
        <table:table-row table:style-name="ro1">
          <table:table-cell office:value-type="string" calcext:value-type="string">
            <text:p>Asia:Thailand:Thailand:</text:p>
          </table:table-cell>
          <table:table-cell office:value-type="string" calcext:value-type="string">
            <text:p>Asia:Thai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4]);&quot;','&quot;;TRIM([.D964]);&quot;','&quot;;TRIM([.A964]);&quot;','&quot;;TRIM([.B964]);&quot;'&quot;;[.$F$1])" office:value-type="string" office:string-value="insert into harmonization_table (table_name, column_name, valid_value, final_value) values ('sample_table','host_geo_origin','Asia:Thailand:Thailand:','Asia:Thailand:-:-');" calcext:value-type="string">
            <text:p>insert into harmonization_table (table_name, column_name, valid_value, final_value) values ('sample_table','host_geo_origin','Asia:Thailand:Thailand:','Asia:Thailand:-:-');</text:p>
          </table:table-cell>
          <table:table-cell/>
        </table:table-row>
        <table:table-row table:style-name="ro1">
          <table:table-cell office:value-type="string" calcext:value-type="string">
            <text:p>Asia:Thailand:Phuket:</text:p>
          </table:table-cell>
          <table:table-cell office:value-type="string" calcext:value-type="string">
            <text:p>Asia:Thailand:Phuke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5]);&quot;','&quot;;TRIM([.D965]);&quot;','&quot;;TRIM([.A965]);&quot;','&quot;;TRIM([.B965]);&quot;'&quot;;[.$F$1])" office:value-type="string" office:string-value="insert into harmonization_table (table_name, column_name, valid_value, final_value) values ('sample_table','host_geo_origin','Asia:Thailand:Phuket:','Asia:Thailand:Phuket:-');" calcext:value-type="string">
            <text:p>insert into harmonization_table (table_name, column_name, valid_value, final_value) values ('sample_table','host_geo_origin','Asia:Thailand:Phuket:','Asia:Thailand:Phuke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Tian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6]);&quot;','&quot;;TRIM([.D966]);&quot;','&quot;;TRIM([.A966]);&quot;','&quot;;TRIM([.B966]);&quot;'&quot;;[.$F$1])" office:value-type="string" office:string-value="insert into harmonization_table (table_name, column_name, valid_value, final_value) values ('sample_table','host_geo_origin','Asia:China:Hubei:Tianmen','Asia:China:Hubei:Tianmen');" calcext:value-type="string">
            <text:p>insert into harmonization_table (table_name, column_name, valid_value, final_value) values ('sample_table','host_geo_origin','Asia:China:Hubei:Tianmen','Asia:China:Hubei:Tianmen');</text:p>
          </table:table-cell>
          <table:table-cell/>
        </table:table-row>
        <table:table-row table:style-name="ro1">
          <table:table-cell office:value-type="string" calcext:value-type="string">
            <text:p>Europe:Turkey:Turkey:</text:p>
          </table:table-cell>
          <table:table-cell office:value-type="string" calcext:value-type="string">
            <text:p>Europe:Turke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7]);&quot;','&quot;;TRIM([.D967]);&quot;','&quot;;TRIM([.A967]);&quot;','&quot;;TRIM([.B967]);&quot;'&quot;;[.$F$1])" office:value-type="string" office:string-value="insert into harmonization_table (table_name, column_name, valid_value, final_value) values ('sample_table','host_geo_origin','Europe:Turkey:Turkey:','Europe:Turkey:-:-');" calcext:value-type="string">
            <text:p>insert into harmonization_table (table_name, column_name, valid_value, final_value) values ('sample_table','host_geo_origin','Europe:Turkey:Turkey:','Europe:Turkey:-:-');</text:p>
          </table:table-cell>
          <table:table-cell/>
        </table:table-row>
        <table:table-row table:style-name="ro1">
          <table:table-cell office:value-type="string" calcext:value-type="string">
            <text:p>Europe:Turkey:Kayseri:</text:p>
          </table:table-cell>
          <table:table-cell office:value-type="string" calcext:value-type="string">
            <text:p>Europe:Turkey:Kayse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8]);&quot;','&quot;;TRIM([.D968]);&quot;','&quot;;TRIM([.A968]);&quot;','&quot;;TRIM([.B968]);&quot;'&quot;;[.$F$1])" office:value-type="string" office:string-value="insert into harmonization_table (table_name, column_name, valid_value, final_value) values ('sample_table','host_geo_origin','Europe:Turkey:Kayseri:','Europe:Turkey:Kayseri:-');" calcext:value-type="string">
            <text:p>insert into harmonization_table (table_name, column_name, valid_value, final_value) values ('sample_table','host_geo_origin','Europe:Turkey:Kayseri:','Europe:Turkey:Kayseri:-');</text:p>
          </table:table-cell>
          <table:table-cell/>
        </table:table-row>
        <table:table-row table:style-name="ro1">
          <table:table-cell office:value-type="string" calcext:value-type="string">
            <text:p>Europe:Turkey:Istanbul:</text:p>
          </table:table-cell>
          <table:table-cell office:value-type="string" calcext:value-type="string">
            <text:p>Europe:Turkey:Istanb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9]);&quot;','&quot;;TRIM([.D969]);&quot;','&quot;;TRIM([.A969]);&quot;','&quot;;TRIM([.B969]);&quot;'&quot;;[.$F$1])" office:value-type="string" office:string-value="insert into harmonization_table (table_name, column_name, valid_value, final_value) values ('sample_table','host_geo_origin','Europe:Turkey:Istanbul:','Europe:Turkey:Istanbul:-');" calcext:value-type="string">
            <text:p>insert into harmonization_table (table_name, column_name, valid_value, final_value) values ('sample_table','host_geo_origin','Europe:Turkey:Istanbul:','Europe:Turkey:Istanbul:-');</text:p>
          </table:table-cell>
          <table:table-cell/>
        </table:table-row>
        <table:table-row table:style-name="ro1">
          <table:table-cell office:value-type="string" calcext:value-type="string">
            <text:p>Europe:Turkey:Denizli:</text:p>
          </table:table-cell>
          <table:table-cell office:value-type="string" calcext:value-type="string">
            <text:p>Europe:Turkey:Denizl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0]);&quot;','&quot;;TRIM([.D970]);&quot;','&quot;;TRIM([.A970]);&quot;','&quot;;TRIM([.B970]);&quot;'&quot;;[.$F$1])" office:value-type="string" office:string-value="insert into harmonization_table (table_name, column_name, valid_value, final_value) values ('sample_table','host_geo_origin','Europe:Turkey:Denizli:','Europe:Turkey:Denizli:-');" calcext:value-type="string">
            <text:p>insert into harmonization_table (table_name, column_name, valid_value, final_value) values ('sample_table','host_geo_origin','Europe:Turkey:Denizli:','Europe:Turkey:Denizli:-');</text:p>
          </table:table-cell>
          <table:table-cell/>
        </table:table-row>
        <table:table-row table:style-name="ro1">
          <table:table-cell office:value-type="string" calcext:value-type="string">
            <text:p>Europe:Turkey:Ankara:</text:p>
          </table:table-cell>
          <table:table-cell office:value-type="string" calcext:value-type="string">
            <text:p>Europe:Turkey:Ank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1]);&quot;','&quot;;TRIM([.D971]);&quot;','&quot;;TRIM([.A971]);&quot;','&quot;;TRIM([.B971]);&quot;'&quot;;[.$F$1])" office:value-type="string" office:string-value="insert into harmonization_table (table_name, column_name, valid_value, final_value) values ('sample_table','host_geo_origin','Europe:Turkey:Ankara:','Europe:Turkey:Ankara:-');" calcext:value-type="string">
            <text:p>insert into harmonization_table (table_name, column_name, valid_value, final_value) values ('sample_table','host_geo_origin','Europe:Turkey:Ankara:','Europe:Turkey:Ankara:-');</text:p>
          </table:table-cell>
          <table:table-cell/>
        </table:table-row>
        <table:table-row table:style-name="ro1">
          <table:table-cell office:value-type="string" calcext:value-type="string">
            <text:p>Europe:Turkey:Kocaeli:</text:p>
          </table:table-cell>
          <table:table-cell office:value-type="string" calcext:value-type="string">
            <text:p>Europe:Turkey:Kocael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2]);&quot;','&quot;;TRIM([.D972]);&quot;','&quot;;TRIM([.A972]);&quot;','&quot;;TRIM([.B972]);&quot;'&quot;;[.$F$1])" office:value-type="string" office:string-value="insert into harmonization_table (table_name, column_name, valid_value, final_value) values ('sample_table','host_geo_origin','Europe:Turkey:Kocaeli:','Europe:Turkey:Kocaeli:-');" calcext:value-type="string">
            <text:p>insert into harmonization_table (table_name, column_name, valid_value, final_value) values ('sample_table','host_geo_origin','Europe:Turkey:Kocaeli:','Europe:Turkey:Kocaeli:-');</text:p>
          </table:table-cell>
          <table:table-cell/>
        </table:table-row>
        <table:table-row table:style-name="ro1">
          <table:table-cell office:value-type="string" calcext:value-type="string">
            <text:p>Europe:Turkey:Tokat:</text:p>
          </table:table-cell>
          <table:table-cell office:value-type="string" calcext:value-type="string">
            <text:p>Europe:Turkey:Tok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3]);&quot;','&quot;;TRIM([.D973]);&quot;','&quot;;TRIM([.A973]);&quot;','&quot;;TRIM([.B973]);&quot;'&quot;;[.$F$1])" office:value-type="string" office:string-value="insert into harmonization_table (table_name, column_name, valid_value, final_value) values ('sample_table','host_geo_origin','Europe:Turkey:Tokat:','Europe:Turkey:Tokat:-');" calcext:value-type="string">
            <text:p>insert into harmonization_table (table_name, column_name, valid_value, final_value) values ('sample_table','host_geo_origin','Europe:Turkey:Tokat:','Europe:Turkey:Tokat:-');</text:p>
          </table:table-cell>
          <table:table-cell/>
        </table:table-row>
        <table:table-row table:style-name="ro1">
          <table:table-cell office:value-type="string" calcext:value-type="string">
            <text:p>Europe:Turkey:Agri:</text:p>
          </table:table-cell>
          <table:table-cell office:value-type="string" calcext:value-type="string">
            <text:p>Europe:Turkey:Ag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4]);&quot;','&quot;;TRIM([.D974]);&quot;','&quot;;TRIM([.A974]);&quot;','&quot;;TRIM([.B974]);&quot;'&quot;;[.$F$1])" office:value-type="string" office:string-value="insert into harmonization_table (table_name, column_name, valid_value, final_value) values ('sample_table','host_geo_origin','Europe:Turkey:Agri:','Europe:Turkey:Agri:-');" calcext:value-type="string">
            <text:p>insert into harmonization_table (table_name, column_name, valid_value, final_value) values ('sample_table','host_geo_origin','Europe:Turkey:Agri:','Europe:Turkey:Agri:-');</text:p>
          </table:table-cell>
          <table:table-cell/>
        </table:table-row>
        <table:table-row table:style-name="ro1">
          <table:table-cell office:value-type="string" calcext:value-type="string">
            <text:p>Europe:Turkey:Afyon:</text:p>
          </table:table-cell>
          <table:table-cell office:value-type="string" calcext:value-type="string">
            <text:p>Europe:Turkey:Afy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5]);&quot;','&quot;;TRIM([.D975]);&quot;','&quot;;TRIM([.A975]);&quot;','&quot;;TRIM([.B975]);&quot;'&quot;;[.$F$1])" office:value-type="string" office:string-value="insert into harmonization_table (table_name, column_name, valid_value, final_value) values ('sample_table','host_geo_origin','Europe:Turkey:Afyon:','Europe:Turkey:Afyon:-');" calcext:value-type="string">
            <text:p>insert into harmonization_table (table_name, column_name, valid_value, final_value) values ('sample_table','host_geo_origin','Europe:Turkey:Afyon:','Europe:Turkey:Afyon:-');</text:p>
          </table:table-cell>
          <table:table-cell/>
        </table:table-row>
        <table:table-row table:style-name="ro1">
          <table:table-cell office:value-type="string" calcext:value-type="string">
            <text:p>Europe:Turkey:Mardin:</text:p>
          </table:table-cell>
          <table:table-cell office:value-type="string" calcext:value-type="string">
            <text:p>Europe:Turkey:Mard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6]);&quot;','&quot;;TRIM([.D976]);&quot;','&quot;;TRIM([.A976]);&quot;','&quot;;TRIM([.B976]);&quot;'&quot;;[.$F$1])" office:value-type="string" office:string-value="insert into harmonization_table (table_name, column_name, valid_value, final_value) values ('sample_table','host_geo_origin','Europe:Turkey:Mardin:','Europe:Turkey:Mardin:-');" calcext:value-type="string">
            <text:p>insert into harmonization_table (table_name, column_name, valid_value, final_value) values ('sample_table','host_geo_origin','Europe:Turkey:Mardin:','Europe:Turkey:Mardin:-');</text:p>
          </table:table-cell>
          <table:table-cell/>
        </table:table-row>
        <table:table-row table:style-name="ro1">
          <table:table-cell office:value-type="string" calcext:value-type="string">
            <text:p>Europe:Turkey:Balikesir:</text:p>
          </table:table-cell>
          <table:table-cell office:value-type="string" calcext:value-type="string">
            <text:p>Europe:Turkey:Balikes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7]);&quot;','&quot;;TRIM([.D977]);&quot;','&quot;;TRIM([.A977]);&quot;','&quot;;TRIM([.B977]);&quot;'&quot;;[.$F$1])" office:value-type="string" office:string-value="insert into harmonization_table (table_name, column_name, valid_value, final_value) values ('sample_table','host_geo_origin','Europe:Turkey:Balikesir:','Europe:Turkey:Balikesir:-');" calcext:value-type="string">
            <text:p>insert into harmonization_table (table_name, column_name, valid_value, final_value) values ('sample_table','host_geo_origin','Europe:Turkey:Balikesir:','Europe:Turkey:Balikesir:-');</text:p>
          </table:table-cell>
          <table:table-cell/>
        </table:table-row>
        <table:table-row table:style-name="ro1">
          <table:table-cell office:value-type="string" calcext:value-type="string">
            <text:p>Europe:Turkey:Eskisehir:</text:p>
          </table:table-cell>
          <table:table-cell office:value-type="string" calcext:value-type="string">
            <text:p>Europe:Turkey:Eskiseh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8]);&quot;','&quot;;TRIM([.D978]);&quot;','&quot;;TRIM([.A978]);&quot;','&quot;;TRIM([.B978]);&quot;'&quot;;[.$F$1])" office:value-type="string" office:string-value="insert into harmonization_table (table_name, column_name, valid_value, final_value) values ('sample_table','host_geo_origin','Europe:Turkey:Eskisehir:','Europe:Turkey:Eskisehir:-');" calcext:value-type="string">
            <text:p>insert into harmonization_table (table_name, column_name, valid_value, final_value) values ('sample_table','host_geo_origin','Europe:Turkey:Eskisehir:','Europe:Turkey:Eskisehir:-');</text:p>
          </table:table-cell>
          <table:table-cell/>
        </table:table-row>
        <table:table-row table:style-name="ro1">
          <table:table-cell office:value-type="string" calcext:value-type="string">
            <text:p>Europe:Turkey:Konya:</text:p>
          </table:table-cell>
          <table:table-cell office:value-type="string" calcext:value-type="string">
            <text:p>Europe:Turkey:Ko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9]);&quot;','&quot;;TRIM([.D979]);&quot;','&quot;;TRIM([.A979]);&quot;','&quot;;TRIM([.B979]);&quot;'&quot;;[.$F$1])" office:value-type="string" office:string-value="insert into harmonization_table (table_name, column_name, valid_value, final_value) values ('sample_table','host_geo_origin','Europe:Turkey:Konya:','Europe:Turkey:Konya:-');" calcext:value-type="string">
            <text:p>insert into harmonization_table (table_name, column_name, valid_value, final_value) values ('sample_table','host_geo_origin','Europe:Turkey:Konya:','Europe:Turkey:Konya:-');</text:p>
          </table:table-cell>
          <table:table-cell/>
        </table:table-row>
        <table:table-row table:style-name="ro1">
          <table:table-cell office:value-type="string" calcext:value-type="string">
            <text:p>Europe:Turkey:Karaman:</text:p>
          </table:table-cell>
          <table:table-cell office:value-type="string" calcext:value-type="string">
            <text:p>Europe:Turkey:Kara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0]);&quot;','&quot;;TRIM([.D980]);&quot;','&quot;;TRIM([.A980]);&quot;','&quot;;TRIM([.B980]);&quot;'&quot;;[.$F$1])" office:value-type="string" office:string-value="insert into harmonization_table (table_name, column_name, valid_value, final_value) values ('sample_table','host_geo_origin','Europe:Turkey:Karaman:','Europe:Turkey:Karaman:-');" calcext:value-type="string">
            <text:p>insert into harmonization_table (table_name, column_name, valid_value, final_value) values ('sample_table','host_geo_origin','Europe:Turkey:Karaman:','Europe:Turkey:Karaman:-');</text:p>
          </table:table-cell>
          <table:table-cell/>
        </table:table-row>
        <table:table-row table:style-name="ro1">
          <table:table-cell office:value-type="string" calcext:value-type="string">
            <text:p>Europe:Turkey:Kastamonu:</text:p>
          </table:table-cell>
          <table:table-cell office:value-type="string" calcext:value-type="string">
            <text:p>Europe:Turkey:Kastamon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1]);&quot;','&quot;;TRIM([.D981]);&quot;','&quot;;TRIM([.A981]);&quot;','&quot;;TRIM([.B981]);&quot;'&quot;;[.$F$1])" office:value-type="string" office:string-value="insert into harmonization_table (table_name, column_name, valid_value, final_value) values ('sample_table','host_geo_origin','Europe:Turkey:Kastamonu:','Europe:Turkey:Kastamonu:-');" calcext:value-type="string">
            <text:p>insert into harmonization_table (table_name, column_name, valid_value, final_value) values ('sample_table','host_geo_origin','Europe:Turkey:Kastamonu:','Europe:Turkey:Kastamonu:-');</text:p>
          </table:table-cell>
          <table:table-cell/>
        </table:table-row>
        <table:table-row table:style-name="ro1">
          <table:table-cell office:value-type="string" calcext:value-type="string">
            <text:p>Europe:Turkey:Nevsehir:</text:p>
          </table:table-cell>
          <table:table-cell office:value-type="string" calcext:value-type="string">
            <text:p>Europe:Turkey:Nevseh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2]);&quot;','&quot;;TRIM([.D982]);&quot;','&quot;;TRIM([.A982]);&quot;','&quot;;TRIM([.B982]);&quot;'&quot;;[.$F$1])" office:value-type="string" office:string-value="insert into harmonization_table (table_name, column_name, valid_value, final_value) values ('sample_table','host_geo_origin','Europe:Turkey:Nevsehir:','Europe:Turkey:Nevsehir:-');" calcext:value-type="string">
            <text:p>insert into harmonization_table (table_name, column_name, valid_value, final_value) values ('sample_table','host_geo_origin','Europe:Turkey:Nevsehir:','Europe:Turkey:Nevsehir:-');</text:p>
          </table:table-cell>
          <table:table-cell/>
        </table:table-row>
        <table:table-row table:style-name="ro1">
          <table:table-cell office:value-type="string" calcext:value-type="string">
            <text:p>Europe:Turkey:Tekirdag:</text:p>
          </table:table-cell>
          <table:table-cell office:value-type="string" calcext:value-type="string">
            <text:p>Europe:Turkey:Tekirda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3]);&quot;','&quot;;TRIM([.D983]);&quot;','&quot;;TRIM([.A983]);&quot;','&quot;;TRIM([.B983]);&quot;'&quot;;[.$F$1])" office:value-type="string" office:string-value="insert into harmonization_table (table_name, column_name, valid_value, final_value) values ('sample_table','host_geo_origin','Europe:Turkey:Tekirdag:','Europe:Turkey:Tekirdag:-');" calcext:value-type="string">
            <text:p>insert into harmonization_table (table_name, column_name, valid_value, final_value) values ('sample_table','host_geo_origin','Europe:Turkey:Tekirdag:','Europe:Turkey:Tekirdag:-');</text:p>
          </table:table-cell>
          <table:table-cell/>
        </table:table-row>
        <table:table-row table:style-name="ro1">
          <table:table-cell office:value-type="string" calcext:value-type="string">
            <text:p>Europe:Turkey:Siirt:</text:p>
          </table:table-cell>
          <table:table-cell office:value-type="string" calcext:value-type="string">
            <text:p>Europe:Turkey:Sii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4]);&quot;','&quot;;TRIM([.D984]);&quot;','&quot;;TRIM([.A984]);&quot;','&quot;;TRIM([.B984]);&quot;'&quot;;[.$F$1])" office:value-type="string" office:string-value="insert into harmonization_table (table_name, column_name, valid_value, final_value) values ('sample_table','host_geo_origin','Europe:Turkey:Siirt:','Europe:Turkey:Siirt:-');" calcext:value-type="string">
            <text:p>insert into harmonization_table (table_name, column_name, valid_value, final_value) values ('sample_table','host_geo_origin','Europe:Turkey:Siirt:','Europe:Turkey:Siirt:-');</text:p>
          </table:table-cell>
          <table:table-cell/>
        </table:table-row>
        <table:table-row table:style-name="ro1">
          <table:table-cell office:value-type="string" calcext:value-type="string">
            <text:p>Europe:Turkey:Aksaray:</text:p>
          </table:table-cell>
          <table:table-cell office:value-type="string" calcext:value-type="string">
            <text:p>Europe:Turkey:Aksara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5]);&quot;','&quot;;TRIM([.D985]);&quot;','&quot;;TRIM([.A985]);&quot;','&quot;;TRIM([.B985]);&quot;'&quot;;[.$F$1])" office:value-type="string" office:string-value="insert into harmonization_table (table_name, column_name, valid_value, final_value) values ('sample_table','host_geo_origin','Europe:Turkey:Aksaray:','Europe:Turkey:Aksaray:-');" calcext:value-type="string">
            <text:p>insert into harmonization_table (table_name, column_name, valid_value, final_value) values ('sample_table','host_geo_origin','Europe:Turkey:Aksaray:','Europe:Turkey:Aksaray:-');</text:p>
          </table:table-cell>
          <table:table-cell/>
        </table:table-row>
        <table:table-row table:style-name="ro1">
          <table:table-cell office:value-type="string" calcext:value-type="string">
            <text:p>Europe:Turkey:Sakarya:</text:p>
          </table:table-cell>
          <table:table-cell office:value-type="string" calcext:value-type="string">
            <text:p>Europe:Turkey:Sakar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6]);&quot;','&quot;;TRIM([.D986]);&quot;','&quot;;TRIM([.A986]);&quot;','&quot;;TRIM([.B986]);&quot;'&quot;;[.$F$1])" office:value-type="string" office:string-value="insert into harmonization_table (table_name, column_name, valid_value, final_value) values ('sample_table','host_geo_origin','Europe:Turkey:Sakarya:','Europe:Turkey:Sakarya:-');" calcext:value-type="string">
            <text:p>insert into harmonization_table (table_name, column_name, valid_value, final_value) values ('sample_table','host_geo_origin','Europe:Turkey:Sakarya:','Europe:Turkey:Sakarya:-');</text:p>
          </table:table-cell>
          <table:table-cell/>
        </table:table-row>
        <table:table-row table:style-name="ro1">
          <table:table-cell office:value-type="string" calcext:value-type="string">
            <text:p>Europe:Turkey:Canakkale:</text:p>
          </table:table-cell>
          <table:table-cell office:value-type="string" calcext:value-type="string">
            <text:p>Europe:Turkey:Canakka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7]);&quot;','&quot;;TRIM([.D987]);&quot;','&quot;;TRIM([.A987]);&quot;','&quot;;TRIM([.B987]);&quot;'&quot;;[.$F$1])" office:value-type="string" office:string-value="insert into harmonization_table (table_name, column_name, valid_value, final_value) values ('sample_table','host_geo_origin','Europe:Turkey:Canakkale:','Europe:Turkey:Canakkale:-');" calcext:value-type="string">
            <text:p>insert into harmonization_table (table_name, column_name, valid_value, final_value) values ('sample_table','host_geo_origin','Europe:Turkey:Canakkale:','Europe:Turkey:Canakkale:-');</text:p>
          </table:table-cell>
          <table:table-cell/>
        </table:table-row>
        <table:table-row table:style-name="ro1">
          <table:table-cell office:value-type="string" calcext:value-type="string">
            <text:p>Europe:Turkey:AdÄ±yaman:</text:p>
          </table:table-cell>
          <table:table-cell office:value-type="string" calcext:value-type="string">
            <text:p>Europe:Turkey:Adiya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8]);&quot;','&quot;;TRIM([.D988]);&quot;','&quot;;TRIM([.A988]);&quot;','&quot;;TRIM([.B988]);&quot;'&quot;;[.$F$1])" office:value-type="string" office:string-value="insert into harmonization_table (table_name, column_name, valid_value, final_value) values ('sample_table','host_geo_origin','Europe:Turkey:AdÄ±yaman:','Europe:Turkey:Adiyaman:-');" calcext:value-type="string">
            <text:p>insert into harmonization_table (table_name, column_name, valid_value, final_value) values ('sample_table','host_geo_origin','Europe:Turkey:AdÄ±yaman:','Europe:Turkey:Adiyam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Interior Alask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9]);&quot;','&quot;;TRIM([.D989]);&quot;','&quot;;TRIM([.A989]);&quot;','&quot;;TRIM([.B989]);&quot;'&quot;;[.$F$1])" office:value-type="string" office:string-value="insert into harmonization_table (table_name, column_name, valid_value, final_value) values ('sample_table','host_geo_origin','North America:USA:Alaska:Interior Alaska','North America:USA:Alaska:Interior Alaska');" calcext:value-type="string">
            <text:p>insert into harmonization_table (table_name, column_name, valid_value, final_value) values ('sample_table','host_geo_origin','North America:USA:Alaska:Interior Alaska','North America:USA:Alaska:Interior Alask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Anchorag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0]);&quot;','&quot;;TRIM([.D990]);&quot;','&quot;;TRIM([.A990]);&quot;','&quot;;TRIM([.B990]);&quot;'&quot;;[.$F$1])" office:value-type="string" office:string-value="insert into harmonization_table (table_name, column_name, valid_value, final_value) values ('sample_table','host_geo_origin','North America:USA:Alaska:Anchorage','North America:USA:Alaska:Anchorage');" calcext:value-type="string">
            <text:p>insert into harmonization_table (table_name, column_name, valid_value, final_value) values ('sample_table','host_geo_origin','North America:USA:Alaska:Anchorage','North America:USA:Alaska:Anchorag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Southeast Alask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1]);&quot;','&quot;;TRIM([.D991]);&quot;','&quot;;TRIM([.A991]);&quot;','&quot;;TRIM([.B991]);&quot;'&quot;;[.$F$1])" office:value-type="string" office:string-value="insert into harmonization_table (table_name, column_name, valid_value, final_value) values ('sample_table','host_geo_origin','North America:USA:Alaska:Southeast Alaska','North America:USA:Alaska:Southeast Alaska');" calcext:value-type="string">
            <text:p>insert into harmonization_table (table_name, column_name, valid_value, final_value) values ('sample_table','host_geo_origin','North America:USA:Alaska:Southeast Alaska','North America:USA:Alaska:Southeast Alask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Fairbank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2]);&quot;','&quot;;TRIM([.D992]);&quot;','&quot;;TRIM([.A992]);&quot;','&quot;;TRIM([.B992]);&quot;'&quot;;[.$F$1])" office:value-type="string" office:string-value="insert into harmonization_table (table_name, column_name, valid_value, final_value) values ('sample_table','host_geo_origin','North America:USA:Alaska:Fairbanks','North America:USA:Alaska:Fairbanks');" calcext:value-type="string">
            <text:p>insert into harmonization_table (table_name, column_name, valid_value, final_value) values ('sample_table','host_geo_origin','North America:USA:Alaska:Fairbanks','North America:USA:Alaska:Fairbank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Mat-S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3]);&quot;','&quot;;TRIM([.D993]);&quot;','&quot;;TRIM([.A993]);&quot;','&quot;;TRIM([.B993]);&quot;'&quot;;[.$F$1])" office:value-type="string" office:string-value="insert into harmonization_table (table_name, column_name, valid_value, final_value) values ('sample_table','host_geo_origin','North America:USA:Alaska:Mat-Su','North America:USA:Alaska:Mat-Su');" calcext:value-type="string">
            <text:p>insert into harmonization_table (table_name, column_name, valid_value, final_value) values ('sample_table','host_geo_origin','North America:USA:Alaska:Mat-Su','North America:USA:Alaska:Mat-Su');</text:p>
          </table:table-cell>
          <table:table-cell/>
        </table:table-row>
        <table:table-row table:style-name="ro1">
          <table:table-cell office:value-type="string" calcext:value-type="string">
            <text:p>North America:USA:Alabama:</text:p>
          </table:table-cell>
          <table:table-cell office:value-type="string" calcext:value-type="string">
            <text:p>North America:USA:Alab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4]);&quot;','&quot;;TRIM([.D994]);&quot;','&quot;;TRIM([.A994]);&quot;','&quot;;TRIM([.B994]);&quot;'&quot;;[.$F$1])" office:value-type="string" office:string-value="insert into harmonization_table (table_name, column_name, valid_value, final_value) values ('sample_table','host_geo_origin','North America:USA:Alabama:','North America:USA:Alabama:-');" calcext:value-type="string">
            <text:p>insert into harmonization_table (table_name, column_name, valid_value, final_value) values ('sample_table','host_geo_origin','North America:USA:Alabama:','North America:USA:Alabama:-');</text:p>
          </table:table-cell>
          <table:table-cell/>
        </table:table-row>
        <table:table-row table:style-name="ro1">
          <table:table-cell office:value-type="string" calcext:value-type="string">
            <text:p>North America:USA:Arkansas:</text:p>
          </table:table-cell>
          <table:table-cell office:value-type="string" calcext:value-type="string">
            <text:p>North America:USA:Ar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5]);&quot;','&quot;;TRIM([.D995]);&quot;','&quot;;TRIM([.A995]);&quot;','&quot;;TRIM([.B995]);&quot;'&quot;;[.$F$1])" office:value-type="string" office:string-value="insert into harmonization_table (table_name, column_name, valid_value, final_value) values ('sample_table','host_geo_origin','North America:USA:Arkansas:','North America:USA:Arkansas:-');" calcext:value-type="string">
            <text:p>insert into harmonization_table (table_name, column_name, valid_value, final_value) values ('sample_table','host_geo_origin','North America:USA:Arkansas:','North America:USA:Arkansas:-');</text:p>
          </table:table-cell>
          <table:table-cell/>
        </table:table-row>
        <table:table-row table:style-name="ro1">
          <table:table-cell office:value-type="string" calcext:value-type="string">
            <text:p>North America:USA:Arizona: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6]);&quot;','&quot;;TRIM([.D996]);&quot;','&quot;;TRIM([.A996]);&quot;','&quot;;TRIM([.B996]);&quot;'&quot;;[.$F$1])" office:value-type="string" office:string-value="insert into harmonization_table (table_name, column_name, valid_value, final_value) values ('sample_table','host_geo_origin','North America:USA:Arizona:','North America:USA:Arizona:-');" calcext:value-type="string">
            <text:p>insert into harmonization_table (table_name, column_name, valid_value, final_value) values ('sample_table','host_geo_origin','North America:USA:Arizona:','North America:USA:Arizo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rizona:Phoeni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7]);&quot;','&quot;;TRIM([.D997]);&quot;','&quot;;TRIM([.A997]);&quot;','&quot;;TRIM([.B997]);&quot;'&quot;;[.$F$1])" office:value-type="string" office:string-value="insert into harmonization_table (table_name, column_name, valid_value, final_value) values ('sample_table','host_geo_origin','North America:USA:Arizona:Phoenix','North America:USA:Arizona:Phoenix');" calcext:value-type="string">
            <text:p>insert into harmonization_table (table_name, column_name, valid_value, final_value) values ('sample_table','host_geo_origin','North America:USA:Arizona:Phoenix','North America:USA:Arizona:Phoenix');</text:p>
          </table:table-cell>
          <table:table-cell/>
        </table:table-row>
        <table:table-row table:style-name="ro1">
          <table:table-cell office:value-type="string" calcext:value-type="string">
            <text:p>North America:USA:California: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8]);&quot;','&quot;;TRIM([.D998]);&quot;','&quot;;TRIM([.A998]);&quot;','&quot;;TRIM([.B998]);&quot;'&quot;;[.$F$1])" office:value-type="string" office:string-value="insert into harmonization_table (table_name, column_name, valid_value, final_value) values ('sample_table','host_geo_origin','North America:USA:California:','North America:USA:California:-');" calcext:value-type="string">
            <text:p>insert into harmonization_table (table_name, column_name, valid_value, final_value) values ('sample_table','host_geo_origin','North America:USA:California:','North America:USA:Californ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Francis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9]);&quot;','&quot;;TRIM([.D999]);&quot;','&quot;;TRIM([.A999]);&quot;','&quot;;TRIM([.B999]);&quot;'&quot;;[.$F$1])" office:value-type="string" office:string-value="insert into harmonization_table (table_name, column_name, valid_value, final_value) values ('sample_table','host_geo_origin','North America:USA:California:San Francisco','North America:USA:California:San Francisco');" calcext:value-type="string">
            <text:p>insert into harmonization_table (table_name, column_name, valid_value, final_value) values ('sample_table','host_geo_origin','North America:USA:California:San Francisco','North America:USA:California:San Francisc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Grand Princess:Grand Princess cruise shi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0]);&quot;','&quot;;TRIM([.D1000]);&quot;','&quot;;TRIM([.A1000]);&quot;','&quot;;TRIM([.B1000]);&quot;'&quot;;[.$F$1])" office:value-type="string" office:string-value="insert into harmonization_table (table_name, column_name, valid_value, final_value) values ('sample_table','host_geo_origin','North America:USA:Grand Princess:Grand Princess cruise ship','North America:USA:Grand Princess:Grand Princess cruise ship');" calcext:value-type="string">
            <text:p>insert into harmonization_table (table_name, column_name, valid_value, final_value) values ('sample_table','host_geo_origin','North America:USA:Grand Princess:Grand Princess cruise ship','North America:USA:Grand Princess:Grand Princess cruise shi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Mate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1]);&quot;','&quot;;TRIM([.D1001]);&quot;','&quot;;TRIM([.A1001]);&quot;','&quot;;TRIM([.B1001]);&quot;'&quot;;[.$F$1])" office:value-type="string" office:string-value="insert into harmonization_table (table_name, column_name, valid_value, final_value) values ('sample_table','host_geo_origin','North America:USA:California:San Mateo County','North America:USA:California:San Mateo County');" calcext:value-type="string">
            <text:p>insert into harmonization_table (table_name, column_name, valid_value, final_value) values ('sample_table','host_geo_origin','North America:USA:California:San Mateo County','North America:USA:California:San Mate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Mar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2]);&quot;','&quot;;TRIM([.D1002]);&quot;','&quot;;TRIM([.A1002]);&quot;','&quot;;TRIM([.B1002]);&quot;'&quot;;[.$F$1])" office:value-type="string" office:string-value="insert into harmonization_table (table_name, column_name, valid_value, final_value) values ('sample_table','host_geo_origin','North America:USA:California:Marin County','North America:USA:California:Marin County');" calcext:value-type="string">
            <text:p>insert into harmonization_table (table_name, column_name, valid_value, final_value) values ('sample_table','host_geo_origin','North America:USA:California:Marin County','North America:USA:California:Mar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Grand Princess:Sonom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3]);&quot;','&quot;;TRIM([.D1003]);&quot;','&quot;;TRIM([.A1003]);&quot;','&quot;;TRIM([.B1003]);&quot;'&quot;;[.$F$1])" office:value-type="string" office:string-value="insert into harmonization_table (table_name, column_name, valid_value, final_value) values ('sample_table','host_geo_origin','North America:USA:Grand Princess:Sonoma County','North America:USA:Grand Princess:Sonoma County');" calcext:value-type="string">
            <text:p>insert into harmonization_table (table_name, column_name, valid_value, final_value) values ('sample_table','host_geo_origin','North America:USA:Grand Princess:Sonoma County','North America:USA:Grand Princess:Sonom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olan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4]);&quot;','&quot;;TRIM([.D1004]);&quot;','&quot;;TRIM([.A1004]);&quot;','&quot;;TRIM([.B1004]);&quot;'&quot;;[.$F$1])" office:value-type="string" office:string-value="insert into harmonization_table (table_name, column_name, valid_value, final_value) values ('sample_table','host_geo_origin','North America:USA:California:Solano County','North America:USA:California:Solano County');" calcext:value-type="string">
            <text:p>insert into harmonization_table (table_name, column_name, valid_value, final_value) values ('sample_table','host_geo_origin','North America:USA:California:Solano County','North America:USA:California:Solan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Joaqu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5]);&quot;','&quot;;TRIM([.D1005]);&quot;','&quot;;TRIM([.A1005]);&quot;','&quot;;TRIM([.B1005]);&quot;'&quot;;[.$F$1])" office:value-type="string" office:string-value="insert into harmonization_table (table_name, column_name, valid_value, final_value) values ('sample_table','host_geo_origin','North America:USA:California:San Joaquin County','North America:USA:California:San Joaquin County');" calcext:value-type="string">
            <text:p>insert into harmonization_table (table_name, column_name, valid_value, final_value) values ('sample_table','host_geo_origin','North America:USA:California:San Joaquin County','North America:USA:California:San Joaqu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crament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6]);&quot;','&quot;;TRIM([.D1006]);&quot;','&quot;;TRIM([.A1006]);&quot;','&quot;;TRIM([.B1006]);&quot;'&quot;;[.$F$1])" office:value-type="string" office:string-value="insert into harmonization_table (table_name, column_name, valid_value, final_value) values ('sample_table','host_geo_origin','North America:USA:California:Sacramento County','North America:USA:California:Sacramento County');" calcext:value-type="string">
            <text:p>insert into harmonization_table (table_name, column_name, valid_value, final_value) values ('sample_table','host_geo_origin','North America:USA:California:Sacramento County','North America:USA:California:Sacrament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Grand Princess cruise shi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7]);&quot;','&quot;;TRIM([.D1007]);&quot;','&quot;;TRIM([.A1007]);&quot;','&quot;;TRIM([.B1007]);&quot;'&quot;;[.$F$1])" office:value-type="string" office:string-value="insert into harmonization_table (table_name, column_name, valid_value, final_value) values ('sample_table','host_geo_origin','North America:USA:California:Grand Princess cruise ship','North America:USA:California:Grand Princess cruise ship');" calcext:value-type="string">
            <text:p>insert into harmonization_table (table_name, column_name, valid_value, final_value) values ('sample_table','host_geo_origin','North America:USA:California:Grand Princess cruise ship','North America:USA:California:Grand Princess cruise shi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ta Clar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8]);&quot;','&quot;;TRIM([.D1008]);&quot;','&quot;;TRIM([.A1008]);&quot;','&quot;;TRIM([.B1008]);&quot;'&quot;;[.$F$1])" office:value-type="string" office:string-value="insert into harmonization_table (table_name, column_name, valid_value, final_value) values ('sample_table','host_geo_origin','North America:USA:California:Santa Clara County','North America:USA:California:Santa Clara County');" calcext:value-type="string">
            <text:p>insert into harmonization_table (table_name, column_name, valid_value, final_value) values ('sample_table','host_geo_origin','North America:USA:California:Santa Clara County','North America:USA:California:Santa Clar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Dav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9]);&quot;','&quot;;TRIM([.D1009]);&quot;','&quot;;TRIM([.A1009]);&quot;','&quot;;TRIM([.B1009]);&quot;'&quot;;[.$F$1])" office:value-type="string" office:string-value="insert into harmonization_table (table_name, column_name, valid_value, final_value) values ('sample_table','host_geo_origin','North America:USA:California:Davis','North America:USA:California:Davis');" calcext:value-type="string">
            <text:p>insert into harmonization_table (table_name, column_name, valid_value, final_value) values ('sample_table','host_geo_origin','North America:USA:California:Davis','North America:USA:California:Dav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Alamed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0]);&quot;','&quot;;TRIM([.D1010]);&quot;','&quot;;TRIM([.A1010]);&quot;','&quot;;TRIM([.B1010]);&quot;'&quot;;[.$F$1])" office:value-type="string" office:string-value="insert into harmonization_table (table_name, column_name, valid_value, final_value) values ('sample_table','host_geo_origin','North America:USA:California:Alameda County','North America:USA:California:Alameda County');" calcext:value-type="string">
            <text:p>insert into harmonization_table (table_name, column_name, valid_value, final_value) values ('sample_table','host_geo_origin','North America:USA:California:Alameda County','North America:USA:California:Alameda County');</text:p>
          </table:table-cell>
          <table:table-cell/>
        </table:table-row>
        <table:table-row table:style-name="ro1">
          <table:table-cell office:value-type="string" calcext:value-type="string">
            <text:p>Europe:Belgium:Honnelles:</text:p>
          </table:table-cell>
          <table:table-cell office:value-type="string" calcext:value-type="string">
            <text:p>Europe:Belgium:Honn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1]);&quot;','&quot;;TRIM([.D1011]);&quot;','&quot;;TRIM([.A1011]);&quot;','&quot;;TRIM([.B1011]);&quot;'&quot;;[.$F$1])" office:value-type="string" office:string-value="insert into harmonization_table (table_name, column_name, valid_value, final_value) values ('sample_table','host_geo_origin','Europe:Belgium:Honnelles:','Europe:Belgium:Honnelles:-');" calcext:value-type="string">
            <text:p>insert into harmonization_table (table_name, column_name, valid_value, final_value) values ('sample_table','host_geo_origin','Europe:Belgium:Honnelles:','Europe:Belgium:Honnell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Luis Obisp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2]);&quot;','&quot;;TRIM([.D1012]);&quot;','&quot;;TRIM([.A1012]);&quot;','&quot;;TRIM([.B1012]);&quot;'&quot;;[.$F$1])" office:value-type="string" office:string-value="insert into harmonization_table (table_name, column_name, valid_value, final_value) values ('sample_table','host_geo_origin','North America:USA:California:San Luis Obispo County','North America:USA:California:San Luis Obispo County');" calcext:value-type="string">
            <text:p>insert into harmonization_table (table_name, column_name, valid_value, final_value) values ('sample_table','host_geo_origin','North America:USA:California:San Luis Obispo County','North America:USA:California:San Luis Obisp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Humbold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3]);&quot;','&quot;;TRIM([.D1013]);&quot;','&quot;;TRIM([.A1013]);&quot;','&quot;;TRIM([.B1013]);&quot;'&quot;;[.$F$1])" office:value-type="string" office:string-value="insert into harmonization_table (table_name, column_name, valid_value, final_value) values ('sample_table','host_geo_origin','North America:USA:California:Humboldt County','North America:USA:California:Humboldt County');" calcext:value-type="string">
            <text:p>insert into harmonization_table (table_name, column_name, valid_value, final_value) values ('sample_table','host_geo_origin','North America:USA:California:Humboldt County','North America:USA:California:Humboldt County');</text:p>
          </table:table-cell>
          <table:table-cell/>
        </table:table-row>
        <table:table-row table:style-name="ro1">
          <table:table-cell office:value-type="string" calcext:value-type="string">
            <text:p>Europe:Belgium:Schoten:</text:p>
          </table:table-cell>
          <table:table-cell office:value-type="string" calcext:value-type="string">
            <text:p>Europe:Belgium:Scho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4]);&quot;','&quot;;TRIM([.D1014]);&quot;','&quot;;TRIM([.A1014]);&quot;','&quot;;TRIM([.B1014]);&quot;'&quot;;[.$F$1])" office:value-type="string" office:string-value="insert into harmonization_table (table_name, column_name, valid_value, final_value) values ('sample_table','host_geo_origin','Europe:Belgium:Schoten:','Europe:Belgium:Schoten:-');" calcext:value-type="string">
            <text:p>insert into harmonization_table (table_name, column_name, valid_value, final_value) values ('sample_table','host_geo_origin','Europe:Belgium:Schoten:','Europe:Belgium:Schoten:-');</text:p>
          </table:table-cell>
          <table:table-cell/>
        </table:table-row>
        <table:table-row table:style-name="ro1">
          <table:table-cell office:value-type="string" calcext:value-type="string">
            <text:p>Europe:Belgium:Kalmthout:</text:p>
          </table:table-cell>
          <table:table-cell office:value-type="string" calcext:value-type="string">
            <text:p>Europe:Belgium:Kalmtho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5]);&quot;','&quot;;TRIM([.D1015]);&quot;','&quot;;TRIM([.A1015]);&quot;','&quot;;TRIM([.B1015]);&quot;'&quot;;[.$F$1])" office:value-type="string" office:string-value="insert into harmonization_table (table_name, column_name, valid_value, final_value) values ('sample_table','host_geo_origin','Europe:Belgium:Kalmthout:','Europe:Belgium:Kalmthout:-');" calcext:value-type="string">
            <text:p>insert into harmonization_table (table_name, column_name, valid_value, final_value) values ('sample_table','host_geo_origin','Europe:Belgium:Kalmthout:','Europe:Belgium:Kalmthout:-');</text:p>
          </table:table-cell>
          <table:table-cell/>
        </table:table-row>
        <table:table-row table:style-name="ro1">
          <table:table-cell office:value-type="string" calcext:value-type="string">
            <text:p>Europe:Belgium:Wevelgem:</text:p>
          </table:table-cell>
          <table:table-cell office:value-type="string" calcext:value-type="string">
            <text:p>Europe:Belgium:Wevelg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6]);&quot;','&quot;;TRIM([.D1016]);&quot;','&quot;;TRIM([.A1016]);&quot;','&quot;;TRIM([.B1016]);&quot;'&quot;;[.$F$1])" office:value-type="string" office:string-value="insert into harmonization_table (table_name, column_name, valid_value, final_value) values ('sample_table','host_geo_origin','Europe:Belgium:Wevelgem:','Europe:Belgium:Wevelgem:-');" calcext:value-type="string">
            <text:p>insert into harmonization_table (table_name, column_name, valid_value, final_value) values ('sample_table','host_geo_origin','Europe:Belgium:Wevelgem:','Europe:Belgium:Wevelgem:-');</text:p>
          </table:table-cell>
          <table:table-cell/>
        </table:table-row>
        <table:table-row table:style-name="ro1">
          <table:table-cell office:value-type="string" calcext:value-type="string">
            <text:p>Europe:Belgium:Alken:</text:p>
          </table:table-cell>
          <table:table-cell office:value-type="string" calcext:value-type="string">
            <text:p>Europe:Belgium:Al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7]);&quot;','&quot;;TRIM([.D1017]);&quot;','&quot;;TRIM([.A1017]);&quot;','&quot;;TRIM([.B1017]);&quot;'&quot;;[.$F$1])" office:value-type="string" office:string-value="insert into harmonization_table (table_name, column_name, valid_value, final_value) values ('sample_table','host_geo_origin','Europe:Belgium:Alken:','Europe:Belgium:Alken:-');" calcext:value-type="string">
            <text:p>insert into harmonization_table (table_name, column_name, valid_value, final_value) values ('sample_table','host_geo_origin','Europe:Belgium:Alken:','Europe:Belgium:Alken:-');</text:p>
          </table:table-cell>
          <table:table-cell/>
        </table:table-row>
        <table:table-row table:style-name="ro1">
          <table:table-cell office:value-type="string" calcext:value-type="string">
            <text:p>Europe:Belgium:Dalhem:</text:p>
          </table:table-cell>
          <table:table-cell office:value-type="string" calcext:value-type="string">
            <text:p>Europe:Belgium:Dalh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8]);&quot;','&quot;;TRIM([.D1018]);&quot;','&quot;;TRIM([.A1018]);&quot;','&quot;;TRIM([.B1018]);&quot;'&quot;;[.$F$1])" office:value-type="string" office:string-value="insert into harmonization_table (table_name, column_name, valid_value, final_value) values ('sample_table','host_geo_origin','Europe:Belgium:Dalhem:','Europe:Belgium:Dalhem:-');" calcext:value-type="string">
            <text:p>insert into harmonization_table (table_name, column_name, valid_value, final_value) values ('sample_table','host_geo_origin','Europe:Belgium:Dalhem:','Europe:Belgium:Dalhem:-');</text:p>
          </table:table-cell>
          <table:table-cell/>
        </table:table-row>
        <table:table-row table:style-name="ro1">
          <table:table-cell office:value-type="string" calcext:value-type="string">
            <text:p>Europe:Belgium:Nevele:</text:p>
          </table:table-cell>
          <table:table-cell office:value-type="string" calcext:value-type="string">
            <text:p>Europe:Belgium:Neve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9]);&quot;','&quot;;TRIM([.D1019]);&quot;','&quot;;TRIM([.A1019]);&quot;','&quot;;TRIM([.B1019]);&quot;'&quot;;[.$F$1])" office:value-type="string" office:string-value="insert into harmonization_table (table_name, column_name, valid_value, final_value) values ('sample_table','host_geo_origin','Europe:Belgium:Nevele:','Europe:Belgium:Nevele:-');" calcext:value-type="string">
            <text:p>insert into harmonization_table (table_name, column_name, valid_value, final_value) values ('sample_table','host_geo_origin','Europe:Belgium:Nevele:','Europe:Belgium:Nevel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0]);&quot;','&quot;;TRIM([.D1020]);&quot;','&quot;;TRIM([.A1020]);&quot;','&quot;;TRIM([.B1020]);&quot;'&quot;;[.$F$1])" office:value-type="string" office:string-value="insert into harmonization_table (table_name, column_name, valid_value, final_value) values ('sample_table','host_geo_origin','North America:USA:California:San Diego County','North America:USA:California:San Diego County');" calcext:value-type="string">
            <text:p>insert into harmonization_table (table_name, column_name, valid_value, final_value) values ('sample_table','host_geo_origin','North America:USA:California: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Europe:Belgium:Tervuren:</text:p>
          </table:table-cell>
          <table:table-cell office:value-type="string" calcext:value-type="string">
            <text:p>Europe:Belgium:Tervu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1]);&quot;','&quot;;TRIM([.D1021]);&quot;','&quot;;TRIM([.A1021]);&quot;','&quot;;TRIM([.B1021]);&quot;'&quot;;[.$F$1])" office:value-type="string" office:string-value="insert into harmonization_table (table_name, column_name, valid_value, final_value) values ('sample_table','host_geo_origin','Europe:Belgium:Tervuren:','Europe:Belgium:Tervuren:-');" calcext:value-type="string">
            <text:p>insert into harmonization_table (table_name, column_name, valid_value, final_value) values ('sample_table','host_geo_origin','Europe:Belgium:Tervuren:','Europe:Belgium:Tervuren:-');</text:p>
          </table:table-cell>
          <table:table-cell/>
        </table:table-row>
        <table:table-row table:style-name="ro1">
          <table:table-cell office:value-type="string" calcext:value-type="string">
            <text:p>Europe:Belgium:Bonheiden:</text:p>
          </table:table-cell>
          <table:table-cell office:value-type="string" calcext:value-type="string">
            <text:p>Europe:Belgium:Bonh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2]);&quot;','&quot;;TRIM([.D1022]);&quot;','&quot;;TRIM([.A1022]);&quot;','&quot;;TRIM([.B1022]);&quot;'&quot;;[.$F$1])" office:value-type="string" office:string-value="insert into harmonization_table (table_name, column_name, valid_value, final_value) values ('sample_table','host_geo_origin','Europe:Belgium:Bonheiden:','Europe:Belgium:Bonheiden:-');" calcext:value-type="string">
            <text:p>insert into harmonization_table (table_name, column_name, valid_value, final_value) values ('sample_table','host_geo_origin','Europe:Belgium:Bonheiden:','Europe:Belgium:Bonheiden:-');</text:p>
          </table:table-cell>
          <table:table-cell/>
        </table:table-row>
        <table:table-row table:style-name="ro1">
          <table:table-cell office:value-type="string" calcext:value-type="string">
            <text:p>Europe:Belgium:Doornik:</text:p>
          </table:table-cell>
          <table:table-cell office:value-type="string" calcext:value-type="string">
            <text:p>Europe:Belgium:Door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3]);&quot;','&quot;;TRIM([.D1023]);&quot;','&quot;;TRIM([.A1023]);&quot;','&quot;;TRIM([.B1023]);&quot;'&quot;;[.$F$1])" office:value-type="string" office:string-value="insert into harmonization_table (table_name, column_name, valid_value, final_value) values ('sample_table','host_geo_origin','Europe:Belgium:Doornik:','Europe:Belgium:Doornik:-');" calcext:value-type="string">
            <text:p>insert into harmonization_table (table_name, column_name, valid_value, final_value) values ('sample_table','host_geo_origin','Europe:Belgium:Doornik:','Europe:Belgium:Doornik:-');</text:p>
          </table:table-cell>
          <table:table-cell/>
        </table:table-row>
        <table:table-row table:style-name="ro1">
          <table:table-cell office:value-type="string" calcext:value-type="string">
            <text:p>Europe:Belgium:Boutersem:</text:p>
          </table:table-cell>
          <table:table-cell office:value-type="string" calcext:value-type="string">
            <text:p>Europe:Belgium:Bouters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4]);&quot;','&quot;;TRIM([.D1024]);&quot;','&quot;;TRIM([.A1024]);&quot;','&quot;;TRIM([.B1024]);&quot;'&quot;;[.$F$1])" office:value-type="string" office:string-value="insert into harmonization_table (table_name, column_name, valid_value, final_value) values ('sample_table','host_geo_origin','Europe:Belgium:Boutersem:','Europe:Belgium:Boutersem:-');" calcext:value-type="string">
            <text:p>insert into harmonization_table (table_name, column_name, valid_value, final_value) values ('sample_table','host_geo_origin','Europe:Belgium:Boutersem:','Europe:Belgium:Boutersem:-');</text:p>
          </table:table-cell>
          <table:table-cell/>
        </table:table-row>
        <table:table-row table:style-name="ro1">
          <table:table-cell office:value-type="string" calcext:value-type="string">
            <text:p>Europe:Belgium:Gent:</text:p>
          </table:table-cell>
          <table:table-cell office:value-type="string" calcext:value-type="string">
            <text:p>Europe:Belgium:Ge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5]);&quot;','&quot;;TRIM([.D1025]);&quot;','&quot;;TRIM([.A1025]);&quot;','&quot;;TRIM([.B1025]);&quot;'&quot;;[.$F$1])" office:value-type="string" office:string-value="insert into harmonization_table (table_name, column_name, valid_value, final_value) values ('sample_table','host_geo_origin','Europe:Belgium:Gent:','Europe:Belgium:Gent:-');" calcext:value-type="string">
            <text:p>insert into harmonization_table (table_name, column_name, valid_value, final_value) values ('sample_table','host_geo_origin','Europe:Belgium:Gent:','Europe:Belgium:Gent:-');</text:p>
          </table:table-cell>
          <table:table-cell/>
        </table:table-row>
        <table:table-row table:style-name="ro1">
          <table:table-cell office:value-type="string" calcext:value-type="string">
            <text:p>Europe:Belgium:Deinze:</text:p>
          </table:table-cell>
          <table:table-cell office:value-type="string" calcext:value-type="string">
            <text:p>Europe:Belgium:Dein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6]);&quot;','&quot;;TRIM([.D1026]);&quot;','&quot;;TRIM([.A1026]);&quot;','&quot;;TRIM([.B1026]);&quot;'&quot;;[.$F$1])" office:value-type="string" office:string-value="insert into harmonization_table (table_name, column_name, valid_value, final_value) values ('sample_table','host_geo_origin','Europe:Belgium:Deinze:','Europe:Belgium:Deinze:-');" calcext:value-type="string">
            <text:p>insert into harmonization_table (table_name, column_name, valid_value, final_value) values ('sample_table','host_geo_origin','Europe:Belgium:Deinze:','Europe:Belgium:Deinz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Die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7]);&quot;','&quot;;TRIM([.D1027]);&quot;','&quot;;TRIM([.A1027]);&quot;','&quot;;TRIM([.B1027]);&quot;'&quot;;[.$F$1])" office:value-type="string" office:string-value="insert into harmonization_table (table_name, column_name, valid_value, final_value) values ('sample_table','host_geo_origin','North America:USA:California:San Diego','North America:USA:California:San Diego');" calcext:value-type="string">
            <text:p>insert into harmonization_table (table_name, column_name, valid_value, final_value) values ('sample_table','host_geo_origin','North America:USA:California:San Diego','North America:USA:California:San Diego');</text:p>
          </table:table-cell>
          <table:table-cell/>
        </table:table-row>
        <table:table-row table:style-name="ro1">
          <table:table-cell office:value-type="string" calcext:value-type="string">
            <text:p>Europe:Belgium:Merelbeke:</text:p>
          </table:table-cell>
          <table:table-cell office:value-type="string" calcext:value-type="string">
            <text:p>Europe:Belgium:Merelbek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8]);&quot;','&quot;;TRIM([.D1028]);&quot;','&quot;;TRIM([.A1028]);&quot;','&quot;;TRIM([.B1028]);&quot;'&quot;;[.$F$1])" office:value-type="string" office:string-value="insert into harmonization_table (table_name, column_name, valid_value, final_value) values ('sample_table','host_geo_origin','Europe:Belgium:Merelbeke:','Europe:Belgium:Merelbeke:-');" calcext:value-type="string">
            <text:p>insert into harmonization_table (table_name, column_name, valid_value, final_value) values ('sample_table','host_geo_origin','Europe:Belgium:Merelbeke:','Europe:Belgium:Merelbeke:-');</text:p>
          </table:table-cell>
          <table:table-cell/>
        </table:table-row>
        <table:table-row table:style-name="ro1">
          <table:table-cell office:value-type="string" calcext:value-type="string">
            <text:p>Europe:Belgium:Hemiksem:</text:p>
          </table:table-cell>
          <table:table-cell office:value-type="string" calcext:value-type="string">
            <text:p>Europe:Belgium:Hemiks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9]);&quot;','&quot;;TRIM([.D1029]);&quot;','&quot;;TRIM([.A1029]);&quot;','&quot;;TRIM([.B1029]);&quot;'&quot;;[.$F$1])" office:value-type="string" office:string-value="insert into harmonization_table (table_name, column_name, valid_value, final_value) values ('sample_table','host_geo_origin','Europe:Belgium:Hemiksem:','Europe:Belgium:Hemiksem:-');" calcext:value-type="string">
            <text:p>insert into harmonization_table (table_name, column_name, valid_value, final_value) values ('sample_table','host_geo_origin','Europe:Belgium:Hemiksem:','Europe:Belgium:Hemiksem:-');</text:p>
          </table:table-cell>
          <table:table-cell/>
        </table:table-row>
        <table:table-row table:style-name="ro1">
          <table:table-cell office:value-type="string" calcext:value-type="string">
            <text:p>Europe:Belgium:Komen:</text:p>
          </table:table-cell>
          <table:table-cell office:value-type="string" calcext:value-type="string">
            <text:p>Europe:Belgium:Kom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0]);&quot;','&quot;;TRIM([.D1030]);&quot;','&quot;;TRIM([.A1030]);&quot;','&quot;;TRIM([.B1030]);&quot;'&quot;;[.$F$1])" office:value-type="string" office:string-value="insert into harmonization_table (table_name, column_name, valid_value, final_value) values ('sample_table','host_geo_origin','Europe:Belgium:Komen:','Europe:Belgium:Komen:-');" calcext:value-type="string">
            <text:p>insert into harmonization_table (table_name, column_name, valid_value, final_value) values ('sample_table','host_geo_origin','Europe:Belgium:Komen:','Europe:Belgium:Komen:-');</text:p>
          </table:table-cell>
          <table:table-cell/>
        </table:table-row>
        <table:table-row table:style-name="ro1">
          <table:table-cell office:value-type="string" calcext:value-type="string">
            <text:p>Europe:Belgium:Lummen:</text:p>
          </table:table-cell>
          <table:table-cell office:value-type="string" calcext:value-type="string">
            <text:p>Europe:Belgium:Lumm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1]);&quot;','&quot;;TRIM([.D1031]);&quot;','&quot;;TRIM([.A1031]);&quot;','&quot;;TRIM([.B1031]);&quot;'&quot;;[.$F$1])" office:value-type="string" office:string-value="insert into harmonization_table (table_name, column_name, valid_value, final_value) values ('sample_table','host_geo_origin','Europe:Belgium:Lummen:','Europe:Belgium:Lummen:-');" calcext:value-type="string">
            <text:p>insert into harmonization_table (table_name, column_name, valid_value, final_value) values ('sample_table','host_geo_origin','Europe:Belgium:Lummen:','Europe:Belgium:Lummen:-');</text:p>
          </table:table-cell>
          <table:table-cell/>
        </table:table-row>
        <table:table-row table:style-name="ro1">
          <table:table-cell office:value-type="string" calcext:value-type="string">
            <text:p>Europe:Belgium:Bierbeek:</text:p>
          </table:table-cell>
          <table:table-cell office:value-type="string" calcext:value-type="string">
            <text:p>Europe:Belgium:Bier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2]);&quot;','&quot;;TRIM([.D1032]);&quot;','&quot;;TRIM([.A1032]);&quot;','&quot;;TRIM([.B1032]);&quot;'&quot;;[.$F$1])" office:value-type="string" office:string-value="insert into harmonization_table (table_name, column_name, valid_value, final_value) values ('sample_table','host_geo_origin','Europe:Belgium:Bierbeek:','Europe:Belgium:Bierbeek:-');" calcext:value-type="string">
            <text:p>insert into harmonization_table (table_name, column_name, valid_value, final_value) values ('sample_table','host_geo_origin','Europe:Belgium:Bierbeek:','Europe:Belgium:Bierbeek:-');</text:p>
          </table:table-cell>
          <table:table-cell/>
        </table:table-row>
        <table:table-row table:style-name="ro1">
          <table:table-cell office:value-type="string" calcext:value-type="string">
            <text:p>Europe:Belgium:Herstal:</text:p>
          </table:table-cell>
          <table:table-cell office:value-type="string" calcext:value-type="string">
            <text:p>Europe:Belgium:Hers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3]);&quot;','&quot;;TRIM([.D1033]);&quot;','&quot;;TRIM([.A1033]);&quot;','&quot;;TRIM([.B1033]);&quot;'&quot;;[.$F$1])" office:value-type="string" office:string-value="insert into harmonization_table (table_name, column_name, valid_value, final_value) values ('sample_table','host_geo_origin','Europe:Belgium:Herstal:','Europe:Belgium:Herstal:-');" calcext:value-type="string">
            <text:p>insert into harmonization_table (table_name, column_name, valid_value, final_value) values ('sample_table','host_geo_origin','Europe:Belgium:Herstal:','Europe:Belgium:Hersta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Tournai:Bland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4]);&quot;','&quot;;TRIM([.D1034]);&quot;','&quot;;TRIM([.A1034]);&quot;','&quot;;TRIM([.B1034]);&quot;'&quot;;[.$F$1])" office:value-type="string" office:string-value="insert into harmonization_table (table_name, column_name, valid_value, final_value) values ('sample_table','host_geo_origin','Europe:Belgium:Tournai:Blandain','Europe:Belgium:Tournai:Blandain');" calcext:value-type="string">
            <text:p>insert into harmonization_table (table_name, column_name, valid_value, final_value) values ('sample_table','host_geo_origin','Europe:Belgium:Tournai:Blandain','Europe:Belgium:Tournai:Bland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Alagoas:Macei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5]);&quot;','&quot;;TRIM([.D1035]);&quot;','&quot;;TRIM([.A1035]);&quot;','&quot;;TRIM([.B1035]);&quot;'&quot;;[.$F$1])" office:value-type="string" office:string-value="insert into harmonization_table (table_name, column_name, valid_value, final_value) values ('sample_table','host_geo_origin','South America:Brazil:Alagoas:Maceio','South America:Brazil:Alagoas:Maceio');" calcext:value-type="string">
            <text:p>insert into harmonization_table (table_name, column_name, valid_value, final_value) values ('sample_table','host_geo_origin','South America:Brazil:Alagoas:Maceio','South America:Brazil:Alagoas:Macei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Francisc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6]);&quot;','&quot;;TRIM([.D1036]);&quot;','&quot;;TRIM([.A1036]);&quot;','&quot;;TRIM([.B1036]);&quot;'&quot;;[.$F$1])" office:value-type="string" office:string-value="insert into harmonization_table (table_name, column_name, valid_value, final_value) values ('sample_table','host_geo_origin','North America:USA:California:San Francisco County','North America:USA:California:San Francisco County');" calcext:value-type="string">
            <text:p>insert into harmonization_table (table_name, column_name, valid_value, final_value) values ('sample_table','host_geo_origin','North America:USA:California:San Francisco County','North America:USA:California:San Francisc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Amazonas State:Manau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7]);&quot;','&quot;;TRIM([.D1037]);&quot;','&quot;;TRIM([.A1037]);&quot;','&quot;;TRIM([.B1037]);&quot;'&quot;;[.$F$1])" office:value-type="string" office:string-value="insert into harmonization_table (table_name, column_name, valid_value, final_value) values ('sample_table','host_geo_origin','South America:Brazil:Amazonas State:Manaus','South America:Brazil:Amazonas State:Manaus');" calcext:value-type="string">
            <text:p>insert into harmonization_table (table_name, column_name, valid_value, final_value) values ('sample_table','host_geo_origin','South America:Brazil:Amazonas State:Manaus','South America:Brazil:Amazonas State:Manau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Los Ange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8]);&quot;','&quot;;TRIM([.D1038]);&quot;','&quot;;TRIM([.A1038]);&quot;','&quot;;TRIM([.B1038]);&quot;'&quot;;[.$F$1])" office:value-type="string" office:string-value="insert into harmonization_table (table_name, column_name, valid_value, final_value) values ('sample_table','host_geo_origin','North America:USA:California:Los Angeles','North America:USA:California:Los Angeles');" calcext:value-type="string">
            <text:p>insert into harmonization_table (table_name, column_name, valid_value, final_value) values ('sample_table','host_geo_origin','North America:USA:California:Los Angeles','North America:USA:California:Los Angel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Orange County 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9]);&quot;','&quot;;TRIM([.D1039]);&quot;','&quot;;TRIM([.A1039]);&quot;','&quot;;TRIM([.B1039]);&quot;'&quot;;[.$F$1])" office:value-type="string" office:string-value="insert into harmonization_table (table_name, column_name, valid_value, final_value) values ('sample_table','host_geo_origin','North America:USA:California:Orange County CA','North America:USA:California:Orange County CA');" calcext:value-type="string">
            <text:p>insert into harmonization_table (table_name, column_name, valid_value, final_value) values ('sample_table','host_geo_origin','North America:USA:California:Orange County CA','North America:USA:California:Orange County CA');</text:p>
          </table:table-cell>
          <table:table-cell/>
        </table:table-row>
        <table:table-row table:style-name="ro1">
          <table:table-cell office:value-type="string" calcext:value-type="string">
            <text:p>South America:Brazil:Amapa:</text:p>
          </table:table-cell>
          <table:table-cell office:value-type="string" calcext:value-type="string">
            <text:p>South America:Brazil:Amap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0]);&quot;','&quot;;TRIM([.D1040]);&quot;','&quot;;TRIM([.A1040]);&quot;','&quot;;TRIM([.B1040]);&quot;'&quot;;[.$F$1])" office:value-type="string" office:string-value="insert into harmonization_table (table_name, column_name, valid_value, final_value) values ('sample_table','host_geo_origin','South America:Brazil:Amapa:','South America:Brazil:Amapa:-');" calcext:value-type="string">
            <text:p>insert into harmonization_table (table_name, column_name, valid_value, final_value) values ('sample_table','host_geo_origin','South America:Brazil:Amapa:','South America:Brazil:Amapa:-');</text:p>
          </table:table-cell>
          <table:table-cell/>
        </table:table-row>
        <table:table-row table:style-name="ro1">
          <table:table-cell office:value-type="string" calcext:value-type="string">
            <text:p>North America:USA:Colorado:</text:p>
          </table:table-cell>
          <table:table-cell office:value-type="string" calcext:value-type="string">
            <text:p>North America:USA:Colorad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1]);&quot;','&quot;;TRIM([.D1041]);&quot;','&quot;;TRIM([.A1041]);&quot;','&quot;;TRIM([.B1041]);&quot;'&quot;;[.$F$1])" office:value-type="string" office:string-value="insert into harmonization_table (table_name, column_name, valid_value, final_value) values ('sample_table','host_geo_origin','North America:USA:Colorado:','North America:USA:Colorado:-');" calcext:value-type="string">
            <text:p>insert into harmonization_table (table_name, column_name, valid_value, final_value) values ('sample_table','host_geo_origin','North America:USA:Colorado:','North America:USA:Colorado:-');</text:p>
          </table:table-cell>
          <table:table-cell/>
        </table:table-row>
        <table:table-row table:style-name="ro1">
          <table:table-cell office:value-type="string" calcext:value-type="string">
            <text:p>North America:USA:Connecticut: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2]);&quot;','&quot;;TRIM([.D1042]);&quot;','&quot;;TRIM([.A1042]);&quot;','&quot;;TRIM([.B1042]);&quot;'&quot;;[.$F$1])" office:value-type="string" office:string-value="insert into harmonization_table (table_name, column_name, valid_value, final_value) values ('sample_table','host_geo_origin','North America:USA:Connecticut:','North America:USA:Connecticut:-');" calcext:value-type="string">
            <text:p>insert into harmonization_table (table_name, column_name, valid_value, final_value) values ('sample_table','host_geo_origin','North America:USA:Connecticut:','North America:USA:Connecticu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Bahia:Feira de 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3]);&quot;','&quot;;TRIM([.D1043]);&quot;','&quot;;TRIM([.A1043]);&quot;','&quot;;TRIM([.B1043]);&quot;'&quot;;[.$F$1])" office:value-type="string" office:string-value="insert into harmonization_table (table_name, column_name, valid_value, final_value) values ('sample_table','host_geo_origin','South America:Brazil:Bahia:Feira de Santana','South America:Brazil:Bahia:Feira de Santana');" calcext:value-type="string">
            <text:p>insert into harmonization_table (table_name, column_name, valid_value, final_value) values ('sample_table','host_geo_origin','South America:Brazil:Bahia:Feira de Santana','South America:Brazil:Bahia:Feira de Sant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onnecticut:Fairfiel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4]);&quot;','&quot;;TRIM([.D1044]);&quot;','&quot;;TRIM([.A1044]);&quot;','&quot;;TRIM([.B1044]);&quot;'&quot;;[.$F$1])" office:value-type="string" office:string-value="insert into harmonization_table (table_name, column_name, valid_value, final_value) values ('sample_table','host_geo_origin','North America:USA:Connecticut:Fairfield County','North America:USA:Connecticut:Fairfield County');" calcext:value-type="string">
            <text:p>insert into harmonization_table (table_name, column_name, valid_value, final_value) values ('sample_table','host_geo_origin','North America:USA:Connecticut:Fairfield County','North America:USA:Connecticut:Fairfield County');</text:p>
          </table:table-cell>
          <table:table-cell/>
        </table:table-row>
        <table:table-row table:style-name="ro1">
          <table:table-cell office:value-type="string" calcext:value-type="string">
            <text:p>South America:Brazil:Minas Gerais:</text:p>
          </table:table-cell>
          <table:table-cell office:value-type="string" calcext:value-type="string">
            <text:p>South America:Brazil:Minas Ger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5]);&quot;','&quot;;TRIM([.D1045]);&quot;','&quot;;TRIM([.A1045]);&quot;','&quot;;TRIM([.B1045]);&quot;'&quot;;[.$F$1])" office:value-type="string" office:string-value="insert into harmonization_table (table_name, column_name, valid_value, final_value) values ('sample_table','host_geo_origin','South America:Brazil:Minas Gerais:','South America:Brazil:Minas Gerais:-');" calcext:value-type="string">
            <text:p>insert into harmonization_table (table_name, column_name, valid_value, final_value) values ('sample_table','host_geo_origin','South America:Brazil:Minas Gerais:','South America:Brazil:Minas Gerai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hio:Cincinnat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6]);&quot;','&quot;;TRIM([.D1046]);&quot;','&quot;;TRIM([.A1046]);&quot;','&quot;;TRIM([.B1046]);&quot;'&quot;;[.$F$1])" office:value-type="string" office:string-value="insert into harmonization_table (table_name, column_name, valid_value, final_value) values ('sample_table','host_geo_origin','North America:USA:Ohio:Cincinnati','North America:USA:Ohio:Cincinnati');" calcext:value-type="string">
            <text:p>insert into harmonization_table (table_name, column_name, valid_value, final_value) values ('sample_table','host_geo_origin','North America:USA:Ohio:Cincinnati','North America:USA:Ohio:Cincinnati');</text:p>
          </table:table-cell>
          <table:table-cell/>
        </table:table-row>
        <table:table-row table:style-name="ro1">
          <table:table-cell office:value-type="string" calcext:value-type="string">
            <text:p>North America:USA:Diamond Princess:</text:p>
          </table:table-cell>
          <table:table-cell office:value-type="string" calcext:value-type="string">
            <text:p>North America:USA:Diamond Princes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7]);&quot;','&quot;;TRIM([.D1047]);&quot;','&quot;;TRIM([.A1047]);&quot;','&quot;;TRIM([.B1047]);&quot;'&quot;;[.$F$1])" office:value-type="string" office:string-value="insert into harmonization_table (table_name, column_name, valid_value, final_value) values ('sample_table','host_geo_origin','North America:USA:Diamond Princess:','North America:USA:Diamond Princess:-');" calcext:value-type="string">
            <text:p>insert into harmonization_table (table_name, column_name, valid_value, final_value) values ('sample_table','host_geo_origin','North America:USA:Diamond Princess:','North America:USA:Diamond Princess:-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 DC:</text:p>
          </table:table-cell>
          <table:table-cell office:value-type="string" calcext:value-type="string">
            <text:p>North America:USA:Washington D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8]);&quot;','&quot;;TRIM([.D1048]);&quot;','&quot;;TRIM([.A1048]);&quot;','&quot;;TRIM([.B1048]);&quot;'&quot;;[.$F$1])" office:value-type="string" office:string-value="insert into harmonization_table (table_name, column_name, valid_value, final_value) values ('sample_table','host_geo_origin','North America:USA:Washington DC:','North America:USA:Washington DC:-');" calcext:value-type="string">
            <text:p>insert into harmonization_table (table_name, column_name, valid_value, final_value) values ('sample_table','host_geo_origin','North America:USA:Washington DC:','North America:USA:Washington DC:-');</text:p>
          </table:table-cell>
          <table:table-cell/>
        </table:table-row>
        <table:table-row table:style-name="ro1">
          <table:table-cell office:value-type="string" calcext:value-type="string">
            <text:p>North America:USA:Florida:</text:p>
          </table:table-cell>
          <table:table-cell office:value-type="string" calcext:value-type="string">
            <text:p>North America:USA:Flor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9]);&quot;','&quot;;TRIM([.D1049]);&quot;','&quot;;TRIM([.A1049]);&quot;','&quot;;TRIM([.B1049]);&quot;'&quot;;[.$F$1])" office:value-type="string" office:string-value="insert into harmonization_table (table_name, column_name, valid_value, final_value) values ('sample_table','host_geo_origin','North America:USA:Florida:','North America:USA:Florida:-');" calcext:value-type="string">
            <text:p>insert into harmonization_table (table_name, column_name, valid_value, final_value) values ('sample_table','host_geo_origin','North America:USA:Florida:','North America:USA:Florida:-');</text:p>
          </table:table-cell>
          <table:table-cell/>
        </table:table-row>
        <table:table-row table:style-name="ro1">
          <table:table-cell office:value-type="string" calcext:value-type="string">
            <text:p>North America:USA:Georgia: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0]);&quot;','&quot;;TRIM([.D1050]);&quot;','&quot;;TRIM([.A1050]);&quot;','&quot;;TRIM([.B1050]);&quot;'&quot;;[.$F$1])" office:value-type="string" office:string-value="insert into harmonization_table (table_name, column_name, valid_value, final_value) values ('sample_table','host_geo_origin','North America:USA:Georgia:','North America:USA:Georgia:-');" calcext:value-type="string">
            <text:p>insert into harmonization_table (table_name, column_name, valid_value, final_value) values ('sample_table','host_geo_origin','North America:USA:Georgia: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North America:USA:Hawaii:</text:p>
          </table:table-cell>
          <table:table-cell office:value-type="string" calcext:value-type="string">
            <text:p>North America:USA:Hawai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1]);&quot;','&quot;;TRIM([.D1051]);&quot;','&quot;;TRIM([.A1051]);&quot;','&quot;;TRIM([.B1051]);&quot;'&quot;;[.$F$1])" office:value-type="string" office:string-value="insert into harmonization_table (table_name, column_name, valid_value, final_value) values ('sample_table','host_geo_origin','North America:USA:Hawaii:','North America:USA:Hawaii:-');" calcext:value-type="string">
            <text:p>insert into harmonization_table (table_name, column_name, valid_value, final_value) values ('sample_table','host_geo_origin','North America:USA:Hawaii:','North America:USA:Hawaii:-');</text:p>
          </table:table-cell>
          <table:table-cell/>
        </table:table-row>
        <table:table-row table:style-name="ro1">
          <table:table-cell office:value-type="string" calcext:value-type="string">
            <text:p>North America:USA:Iowa: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2]);&quot;','&quot;;TRIM([.D1052]);&quot;','&quot;;TRIM([.A1052]);&quot;','&quot;;TRIM([.B1052]);&quot;'&quot;;[.$F$1])" office:value-type="string" office:string-value="insert into harmonization_table (table_name, column_name, valid_value, final_value) values ('sample_table','host_geo_origin','North America:USA:Iowa:','North America:USA:Iowa:-');" calcext:value-type="string">
            <text:p>insert into harmonization_table (table_name, column_name, valid_value, final_value) values ('sample_table','host_geo_origin','North America:USA:Iowa: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North America:USA:Idaho:</text:p>
          </table:table-cell>
          <table:table-cell office:value-type="string" calcext:value-type="string">
            <text:p>North America:USA:Idah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3]);&quot;','&quot;;TRIM([.D1053]);&quot;','&quot;;TRIM([.A1053]);&quot;','&quot;;TRIM([.B1053]);&quot;'&quot;;[.$F$1])" office:value-type="string" office:string-value="insert into harmonization_table (table_name, column_name, valid_value, final_value) values ('sample_table','host_geo_origin','North America:USA:Idaho:','North America:USA:Idaho:-');" calcext:value-type="string">
            <text:p>insert into harmonization_table (table_name, column_name, valid_value, final_value) values ('sample_table','host_geo_origin','North America:USA:Idaho:','North America:USA:Idah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Distrito Federal:Brasil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4]);&quot;','&quot;;TRIM([.D1054]);&quot;','&quot;;TRIM([.A1054]);&quot;','&quot;;TRIM([.B1054]);&quot;'&quot;;[.$F$1])" office:value-type="string" office:string-value="insert into harmonization_table (table_name, column_name, valid_value, final_value) values ('sample_table','host_geo_origin','South America:Brazil:Distrito Federal:Brasilia','South America:Brazil:Distrito Federal:Brasilia');" calcext:value-type="string">
            <text:p>insert into harmonization_table (table_name, column_name, valid_value, final_value) values ('sample_table','host_geo_origin','South America:Brazil:Distrito Federal:Brasilia','South America:Brazil:Distrito Federal:Brasilia');</text:p>
          </table:table-cell>
          <table:table-cell/>
        </table:table-row>
        <table:table-row table:style-name="ro1">
          <table:table-cell office:value-type="string" calcext:value-type="string">
            <text:p>North America:USA:Illinois: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5]);&quot;','&quot;;TRIM([.D1055]);&quot;','&quot;;TRIM([.A1055]);&quot;','&quot;;TRIM([.B1055]);&quot;'&quot;;[.$F$1])" office:value-type="string" office:string-value="insert into harmonization_table (table_name, column_name, valid_value, final_value) values ('sample_table','host_geo_origin','North America:USA:Illinois:','North America:USA:Illinois:-');" calcext:value-type="string">
            <text:p>insert into harmonization_table (table_name, column_name, valid_value, final_value) values ('sample_table','host_geo_origin','North America:USA:Illinois:','North America:USA:Illinoi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llinois:Chica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6]);&quot;','&quot;;TRIM([.D1056]);&quot;','&quot;;TRIM([.A1056]);&quot;','&quot;;TRIM([.B1056]);&quot;'&quot;;[.$F$1])" office:value-type="string" office:string-value="insert into harmonization_table (table_name, column_name, valid_value, final_value) values ('sample_table','host_geo_origin','North America:USA:Illinois:Chicago','North America:USA:Illinois:Chicago');" calcext:value-type="string">
            <text:p>insert into harmonization_table (table_name, column_name, valid_value, final_value) values ('sample_table','host_geo_origin','North America:USA:Illinois:Chicago','North America:USA:Illinois:Chicag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Espirito Santo:Vila Velh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7]);&quot;','&quot;;TRIM([.D1057]);&quot;','&quot;;TRIM([.A1057]);&quot;','&quot;;TRIM([.B1057]);&quot;'&quot;;[.$F$1])" office:value-type="string" office:string-value="insert into harmonization_table (table_name, column_name, valid_value, final_value) values ('sample_table','host_geo_origin','South America:Brazil:Espirito Santo:Vila Velha','South America:Brazil:Espirito Santo:Vila Velha');" calcext:value-type="string">
            <text:p>insert into harmonization_table (table_name, column_name, valid_value, final_value) values ('sample_table','host_geo_origin','South America:Brazil:Espirito Santo:Vila Velha','South America:Brazil:Espirito Santo:Vila Velha');</text:p>
          </table:table-cell>
          <table:table-cell/>
        </table:table-row>
        <table:table-row table:style-name="ro1">
          <table:table-cell office:value-type="string" calcext:value-type="string">
            <text:p>South America:Brazil:Goiais:</text:p>
          </table:table-cell>
          <table:table-cell office:value-type="string" calcext:value-type="string">
            <text:p>South America:Brazil:Goi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8]);&quot;','&quot;;TRIM([.D1058]);&quot;','&quot;;TRIM([.A1058]);&quot;','&quot;;TRIM([.B1058]);&quot;'&quot;;[.$F$1])" office:value-type="string" office:string-value="insert into harmonization_table (table_name, column_name, valid_value, final_value) values ('sample_table','host_geo_origin','South America:Brazil:Goiais:','South America:Brazil:Goiais:-');" calcext:value-type="string">
            <text:p>insert into harmonization_table (table_name, column_name, valid_value, final_value) values ('sample_table','host_geo_origin','South America:Brazil:Goiais:','South America:Brazil:Goiais:-');</text:p>
          </table:table-cell>
          <table:table-cell/>
        </table:table-row>
        <table:table-row table:style-name="ro1">
          <table:table-cell office:value-type="string" calcext:value-type="string">
            <text:p>South America:Brazil:Para:</text:p>
          </table:table-cell>
          <table:table-cell office:value-type="string" calcext:value-type="string">
            <text:p>South America:Brazil:P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9]);&quot;','&quot;;TRIM([.D1059]);&quot;','&quot;;TRIM([.A1059]);&quot;','&quot;;TRIM([.B1059]);&quot;'&quot;;[.$F$1])" office:value-type="string" office:string-value="insert into harmonization_table (table_name, column_name, valid_value, final_value) values ('sample_table','host_geo_origin','South America:Brazil:Para:','South America:Brazil:Para:-');" calcext:value-type="string">
            <text:p>insert into harmonization_table (table_name, column_name, valid_value, final_value) values ('sample_table','host_geo_origin','South America:Brazil:Para:','South America:Brazil:Pa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Rio de Janeiro:Rio de Janeir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0]);&quot;','&quot;;TRIM([.D1060]);&quot;','&quot;;TRIM([.A1060]);&quot;','&quot;;TRIM([.B1060]);&quot;'&quot;;[.$F$1])" office:value-type="string" office:string-value="insert into harmonization_table (table_name, column_name, valid_value, final_value) values ('sample_table','host_geo_origin','South America:Brazil:Rio de Janeiro:Rio de Janeiro','South America:Brazil:Rio de Janeiro:Rio de Janeiro');" calcext:value-type="string">
            <text:p>insert into harmonization_table (table_name, column_name, valid_value, final_value) values ('sample_table','host_geo_origin','South America:Brazil:Rio de Janeiro:Rio de Janeiro','South America:Brazil:Rio de Janeiro:Rio de Janeir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Rio de Janeiro:Niter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1]);&quot;','&quot;;TRIM([.D1061]);&quot;','&quot;;TRIM([.A1061]);&quot;','&quot;;TRIM([.B1061]);&quot;'&quot;;[.$F$1])" office:value-type="string" office:string-value="insert into harmonization_table (table_name, column_name, valid_value, final_value) values ('sample_table','host_geo_origin','South America:Brazil:Rio de Janeiro:Niteroi','South America:Brazil:Rio de Janeiro:Niteroi');" calcext:value-type="string">
            <text:p>insert into harmonization_table (table_name, column_name, valid_value, final_value) values ('sample_table','host_geo_origin','South America:Brazil:Rio de Janeiro:Niteroi','South America:Brazil:Rio de Janeiro:Niteroi');</text:p>
          </table:table-cell>
          <table:table-cell/>
        </table:table-row>
        <table:table-row table:style-name="ro1">
          <table:table-cell office:value-type="string" calcext:value-type="string">
            <text:p>North America:USA:Indiana:</text:p>
          </table:table-cell>
          <table:table-cell office:value-type="string" calcext:value-type="string">
            <text:p>North America:USA:Ind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2]);&quot;','&quot;;TRIM([.D1062]);&quot;','&quot;;TRIM([.A1062]);&quot;','&quot;;TRIM([.B1062]);&quot;'&quot;;[.$F$1])" office:value-type="string" office:string-value="insert into harmonization_table (table_name, column_name, valid_value, final_value) values ('sample_table','host_geo_origin','North America:USA:Indiana:','North America:USA:Indiana:-');" calcext:value-type="string">
            <text:p>insert into harmonization_table (table_name, column_name, valid_value, final_value) values ('sample_table','host_geo_origin','North America:USA:Indiana:','North America:USA:India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ndiana:Indianapol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3]);&quot;','&quot;;TRIM([.D1063]);&quot;','&quot;;TRIM([.A1063]);&quot;','&quot;;TRIM([.B1063]);&quot;'&quot;;[.$F$1])" office:value-type="string" office:string-value="insert into harmonization_table (table_name, column_name, valid_value, final_value) values ('sample_table','host_geo_origin','North America:USA:Indiana:Indianapolis','North America:USA:Indiana:Indianapolis');" calcext:value-type="string">
            <text:p>insert into harmonization_table (table_name, column_name, valid_value, final_value) values ('sample_table','host_geo_origin','North America:USA:Indiana:Indianapolis','North America:USA:Indiana:Indianapolis');</text:p>
          </table:table-cell>
          <table:table-cell/>
        </table:table-row>
        <table:table-row table:style-name="ro1">
          <table:table-cell office:value-type="string" calcext:value-type="string">
            <text:p>North America:USA:Kansas:</text:p>
          </table:table-cell>
          <table:table-cell office:value-type="string" calcext:value-type="string">
            <text:p>North America:USA: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4]);&quot;','&quot;;TRIM([.D1064]);&quot;','&quot;;TRIM([.A1064]);&quot;','&quot;;TRIM([.B1064]);&quot;'&quot;;[.$F$1])" office:value-type="string" office:string-value="insert into harmonization_table (table_name, column_name, valid_value, final_value) values ('sample_table','host_geo_origin','North America:USA:Kansas:','North America:USA:Kansas:-');" calcext:value-type="string">
            <text:p>insert into harmonization_table (table_name, column_name, valid_value, final_value) values ('sample_table','host_geo_origin','North America:USA:Kansas:','North America:USA:Kansas:-');</text:p>
          </table:table-cell>
          <table:table-cell/>
        </table:table-row>
        <table:table-row table:style-name="ro1">
          <table:table-cell office:value-type="string" calcext:value-type="string">
            <text:p>North America:USA:Louisiana:</text:p>
          </table:table-cell>
          <table:table-cell office:value-type="string" calcext:value-type="string">
            <text:p>North America:USA:Louis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5]);&quot;','&quot;;TRIM([.D1065]);&quot;','&quot;;TRIM([.A1065]);&quot;','&quot;;TRIM([.B1065]);&quot;'&quot;;[.$F$1])" office:value-type="string" office:string-value="insert into harmonization_table (table_name, column_name, valid_value, final_value) values ('sample_table','host_geo_origin','North America:USA:Louisiana:','North America:USA:Louisiana:-');" calcext:value-type="string">
            <text:p>insert into harmonization_table (table_name, column_name, valid_value, final_value) values ('sample_table','host_geo_origin','North America:USA:Louisiana:','North America:USA:Louisiana:-');</text:p>
          </table:table-cell>
          <table:table-cell/>
        </table:table-row>
        <table:table-row table:style-name="ro1">
          <table:table-cell office:value-type="string" calcext:value-type="string">
            <text:p>South America:Brazil:Rio de Janeiro:</text:p>
          </table:table-cell>
          <table:table-cell office:value-type="string" calcext:value-type="string">
            <text:p>South America:Brazil:Rio de Janei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6]);&quot;','&quot;;TRIM([.D1066]);&quot;','&quot;;TRIM([.A1066]);&quot;','&quot;;TRIM([.B1066]);&quot;'&quot;;[.$F$1])" office:value-type="string" office:string-value="insert into harmonization_table (table_name, column_name, valid_value, final_value) values ('sample_table','host_geo_origin','South America:Brazil:Rio de Janeiro:','South America:Brazil:Rio de Janeiro:-');" calcext:value-type="string">
            <text:p>insert into harmonization_table (table_name, column_name, valid_value, final_value) values ('sample_table','host_geo_origin','South America:Brazil:Rio de Janeiro:','South America:Brazil:Rio de Janei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Caddo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7]);&quot;','&quot;;TRIM([.D1067]);&quot;','&quot;;TRIM([.A1067]);&quot;','&quot;;TRIM([.B1067]);&quot;'&quot;;[.$F$1])" office:value-type="string" office:string-value="insert into harmonization_table (table_name, column_name, valid_value, final_value) values ('sample_table','host_geo_origin','North America:USA:Louisiana:Caddo Parish','North America:USA:Louisiana:Caddo Parish');" calcext:value-type="string">
            <text:p>insert into harmonization_table (table_name, column_name, valid_value, final_value) values ('sample_table','host_geo_origin','North America:USA:Louisiana:Caddo Parish','North America:USA:Louisiana:Caddo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East Feliciana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8]);&quot;','&quot;;TRIM([.D1068]);&quot;','&quot;;TRIM([.A1068]);&quot;','&quot;;TRIM([.B1068]);&quot;'&quot;;[.$F$1])" office:value-type="string" office:string-value="insert into harmonization_table (table_name, column_name, valid_value, final_value) values ('sample_table','host_geo_origin','North America:USA:Louisiana:East Feliciana Parish','North America:USA:Louisiana:East Feliciana Parish');" calcext:value-type="string">
            <text:p>insert into harmonization_table (table_name, column_name, valid_value, final_value) values ('sample_table','host_geo_origin','North America:USA:Louisiana:East Feliciana Parish','North America:USA:Louisiana:East Feliciana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East Baton Roug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9]);&quot;','&quot;;TRIM([.D1069]);&quot;','&quot;;TRIM([.A1069]);&quot;','&quot;;TRIM([.B1069]);&quot;'&quot;;[.$F$1])" office:value-type="string" office:string-value="insert into harmonization_table (table_name, column_name, valid_value, final_value) values ('sample_table','host_geo_origin','North America:USA:Louisiana:East Baton Rouge Parish','North America:USA:Louisiana:East Baton Rouge Parish');" calcext:value-type="string">
            <text:p>insert into harmonization_table (table_name, column_name, valid_value, final_value) values ('sample_table','host_geo_origin','North America:USA:Louisiana:East Baton Rouge Parish','North America:USA:Louisiana:East Baton Roug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Bienvill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0]);&quot;','&quot;;TRIM([.D1070]);&quot;','&quot;;TRIM([.A1070]);&quot;','&quot;;TRIM([.B1070]);&quot;'&quot;;[.$F$1])" office:value-type="string" office:string-value="insert into harmonization_table (table_name, column_name, valid_value, final_value) values ('sample_table','host_geo_origin','North America:USA:Louisiana:Bienville Parish','North America:USA:Louisiana:Bienville Parish');" calcext:value-type="string">
            <text:p>insert into harmonization_table (table_name, column_name, valid_value, final_value) values ('sample_table','host_geo_origin','North America:USA:Louisiana:Bienville Parish','North America:USA:Louisiana:Bienvill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Webster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1]);&quot;','&quot;;TRIM([.D1071]);&quot;','&quot;;TRIM([.A1071]);&quot;','&quot;;TRIM([.B1071]);&quot;'&quot;;[.$F$1])" office:value-type="string" office:string-value="insert into harmonization_table (table_name, column_name, valid_value, final_value) values ('sample_table','host_geo_origin','North America:USA:Louisiana:Webster Parish','North America:USA:Louisiana:Webster Parish');" calcext:value-type="string">
            <text:p>insert into harmonization_table (table_name, column_name, valid_value, final_value) values ('sample_table','host_geo_origin','North America:USA:Louisiana:Webster Parish','North America:USA:Louisiana:Webster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Morehous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2]);&quot;','&quot;;TRIM([.D1072]);&quot;','&quot;;TRIM([.A1072]);&quot;','&quot;;TRIM([.B1072]);&quot;'&quot;;[.$F$1])" office:value-type="string" office:string-value="insert into harmonization_table (table_name, column_name, valid_value, final_value) values ('sample_table','host_geo_origin','North America:USA:Louisiana:Morehouse Parish','North America:USA:Louisiana:Morehouse Parish');" calcext:value-type="string">
            <text:p>insert into harmonization_table (table_name, column_name, valid_value, final_value) values ('sample_table','host_geo_origin','North America:USA:Louisiana:Morehouse Parish','North America:USA:Louisiana:Morehous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Livingston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3]);&quot;','&quot;;TRIM([.D1073]);&quot;','&quot;;TRIM([.A1073]);&quot;','&quot;;TRIM([.B1073]);&quot;'&quot;;[.$F$1])" office:value-type="string" office:string-value="insert into harmonization_table (table_name, column_name, valid_value, final_value) values ('sample_table','host_geo_origin','North America:USA:Louisiana:Livingston Parish','North America:USA:Louisiana:Livingston Parish');" calcext:value-type="string">
            <text:p>insert into harmonization_table (table_name, column_name, valid_value, final_value) values ('sample_table','host_geo_origin','North America:USA:Louisiana:Livingston Parish','North America:USA:Louisiana:Livingston Parish');</text:p>
          </table:table-cell>
          <table:table-cell/>
        </table:table-row>
        <table:table-row table:style-name="ro1">
          <table:table-cell office:value-type="string" calcext:value-type="string">
            <text:p>South America:Brazil:Rio Grande do Sul:</text:p>
          </table:table-cell>
          <table:table-cell office:value-type="string" calcext:value-type="string">
            <text:p>South America:Brazil:Rio Grande do S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4]);&quot;','&quot;;TRIM([.D1074]);&quot;','&quot;;TRIM([.A1074]);&quot;','&quot;;TRIM([.B1074]);&quot;'&quot;;[.$F$1])" office:value-type="string" office:string-value="insert into harmonization_table (table_name, column_name, valid_value, final_value) values ('sample_table','host_geo_origin','South America:Brazil:Rio Grande do Sul:','South America:Brazil:Rio Grande do Sul:-');" calcext:value-type="string">
            <text:p>insert into harmonization_table (table_name, column_name, valid_value, final_value) values ('sample_table','host_geo_origin','South America:Brazil:Rio Grande do Sul:','South America:Brazil:Rio Grande do Su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Ibervill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5]);&quot;','&quot;;TRIM([.D1075]);&quot;','&quot;;TRIM([.A1075]);&quot;','&quot;;TRIM([.B1075]);&quot;'&quot;;[.$F$1])" office:value-type="string" office:string-value="insert into harmonization_table (table_name, column_name, valid_value, final_value) values ('sample_table','host_geo_origin','North America:USA:Louisiana:Iberville Parish','North America:USA:Louisiana:Iberville Parish');" calcext:value-type="string">
            <text:p>insert into harmonization_table (table_name, column_name, valid_value, final_value) values ('sample_table','host_geo_origin','North America:USA:Louisiana:Iberville Parish','North America:USA:Louisiana:Ibervill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nta Catarina:Join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6]);&quot;','&quot;;TRIM([.D1076]);&quot;','&quot;;TRIM([.A1076]);&quot;','&quot;;TRIM([.B1076]);&quot;'&quot;;[.$F$1])" office:value-type="string" office:string-value="insert into harmonization_table (table_name, column_name, valid_value, final_value) values ('sample_table','host_geo_origin','South America:Brazil:Santa Catarina:Joinville','South America:Brazil:Santa Catarina:Joinville');" calcext:value-type="string">
            <text:p>insert into harmonization_table (table_name, column_name, valid_value, final_value) values ('sample_table','host_geo_origin','South America:Brazil:Santa Catarina:Joinville','South America:Brazil:Santa Catarina:Join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Rapides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7]);&quot;','&quot;;TRIM([.D1077]);&quot;','&quot;;TRIM([.A1077]);&quot;','&quot;;TRIM([.B1077]);&quot;'&quot;;[.$F$1])" office:value-type="string" office:string-value="insert into harmonization_table (table_name, column_name, valid_value, final_value) values ('sample_table','host_geo_origin','North America:USA:Louisiana:Rapides Parish','North America:USA:Louisiana:Rapides Parish');" calcext:value-type="string">
            <text:p>insert into harmonization_table (table_name, column_name, valid_value, final_value) values ('sample_table','host_geo_origin','North America:USA:Louisiana:Rapides Parish','North America:USA:Louisiana:Rapides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Tensas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8]);&quot;','&quot;;TRIM([.D1078]);&quot;','&quot;;TRIM([.A1078]);&quot;','&quot;;TRIM([.B1078]);&quot;'&quot;;[.$F$1])" office:value-type="string" office:string-value="insert into harmonization_table (table_name, column_name, valid_value, final_value) values ('sample_table','host_geo_origin','North America:USA:Louisiana:Tensas Parish','North America:USA:Louisiana:Tensas Parish');" calcext:value-type="string">
            <text:p>insert into harmonization_table (table_name, column_name, valid_value, final_value) values ('sample_table','host_geo_origin','North America:USA:Louisiana:Tensas Parish','North America:USA:Louisiana:Tensas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nta Catarina:Florianopol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9]);&quot;','&quot;;TRIM([.D1079]);&quot;','&quot;;TRIM([.A1079]);&quot;','&quot;;TRIM([.B1079]);&quot;'&quot;;[.$F$1])" office:value-type="string" office:string-value="insert into harmonization_table (table_name, column_name, valid_value, final_value) values ('sample_table','host_geo_origin','South America:Brazil:Santa Catarina:Florianopolis','South America:Brazil:Santa Catarina:Florianopolis');" calcext:value-type="string">
            <text:p>insert into harmonization_table (table_name, column_name, valid_value, final_value) values ('sample_table','host_geo_origin','South America:Brazil:Santa Catarina:Florianopolis','South America:Brazil:Santa Catarina:Florianopol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Bossier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0]);&quot;','&quot;;TRIM([.D1080]);&quot;','&quot;;TRIM([.A1080]);&quot;','&quot;;TRIM([.B1080]);&quot;'&quot;;[.$F$1])" office:value-type="string" office:string-value="insert into harmonization_table (table_name, column_name, valid_value, final_value) values ('sample_table','host_geo_origin','North America:USA:Louisiana:Bossier Parish','North America:USA:Louisiana:Bossier Parish');" calcext:value-type="string">
            <text:p>insert into harmonization_table (table_name, column_name, valid_value, final_value) values ('sample_table','host_geo_origin','North America:USA:Louisiana:Bossier Parish','North America:USA:Louisiana:Bossier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Grant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1]);&quot;','&quot;;TRIM([.D1081]);&quot;','&quot;;TRIM([.A1081]);&quot;','&quot;;TRIM([.B1081]);&quot;'&quot;;[.$F$1])" office:value-type="string" office:string-value="insert into harmonization_table (table_name, column_name, valid_value, final_value) values ('sample_table','host_geo_origin','North America:USA:Louisiana:Grant Parish','North America:USA:Louisiana:Grant Parish');" calcext:value-type="string">
            <text:p>insert into harmonization_table (table_name, column_name, valid_value, final_value) values ('sample_table','host_geo_origin','North America:USA:Louisiana:Grant Parish','North America:USA:Louisiana:Grant Parish');</text:p>
          </table:table-cell>
          <table:table-cell/>
        </table:table-row>
        <table:table-row table:style-name="ro1">
          <table:table-cell office:value-type="string" calcext:value-type="string">
            <text:p>South America:Brazil:Sao Paulo:</text:p>
          </table:table-cell>
          <table:table-cell office:value-type="string" calcext:value-type="string">
            <text:p>South America:Brazil:Sao Pau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2]);&quot;','&quot;;TRIM([.D1082]);&quot;','&quot;;TRIM([.A1082]);&quot;','&quot;;TRIM([.B1082]);&quot;'&quot;;[.$F$1])" office:value-type="string" office:string-value="insert into harmonization_table (table_name, column_name, valid_value, final_value) values ('sample_table','host_geo_origin','South America:Brazil:Sao Paulo:','South America:Brazil:Sao Paulo:-');" calcext:value-type="string">
            <text:p>insert into harmonization_table (table_name, column_name, valid_value, final_value) values ('sample_table','host_geo_origin','South America:Brazil:Sao Paulo:','South America:Brazil:Sao Paul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DeSoto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3]);&quot;','&quot;;TRIM([.D1083]);&quot;','&quot;;TRIM([.A1083]);&quot;','&quot;;TRIM([.B1083]);&quot;'&quot;;[.$F$1])" office:value-type="string" office:string-value="insert into harmonization_table (table_name, column_name, valid_value, final_value) values ('sample_table','host_geo_origin','North America:USA:Louisiana:DeSoto Parish','North America:USA:Louisiana:DeSoto Parish');" calcext:value-type="string">
            <text:p>insert into harmonization_table (table_name, column_name, valid_value, final_value) values ('sample_table','host_geo_origin','North America:USA:Louisiana:DeSoto Parish','North America:USA:Louisiana:DeSoto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4]);&quot;','&quot;;TRIM([.D1084]);&quot;','&quot;;TRIM([.A1084]);&quot;','&quot;;TRIM([.B1084]);&quot;'&quot;;[.$F$1])" office:value-type="string" office:string-value="insert into harmonization_table (table_name, column_name, valid_value, final_value) values ('sample_table','host_geo_origin','North America:USA:Louisiana:New Orleans','North America:USA:Louisiana:New Orleans');" calcext:value-type="string">
            <text:p>insert into harmonization_table (table_name, column_name, valid_value, final_value) values ('sample_table','host_geo_origin','North America:USA:Louisiana:New Orleans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South America:Brazil:Brazil:</text:p>
          </table:table-cell>
          <table:table-cell office:value-type="string" calcext:value-type="string">
            <text:p>South America:Brazi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5]);&quot;','&quot;;TRIM([.D1085]);&quot;','&quot;;TRIM([.A1085]);&quot;','&quot;;TRIM([.B1085]);&quot;'&quot;;[.$F$1])" office:value-type="string" office:string-value="insert into harmonization_table (table_name, column_name, valid_value, final_value) values ('sample_table','host_geo_origin','South America:Brazil:Brazil:','South America:Brazil:-:-');" calcext:value-type="string">
            <text:p>insert into harmonization_table (table_name, column_name, valid_value, final_value) values ('sample_table','host_geo_origin','South America:Brazil:Brazil:','South America:Brazil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o Paulo:Sao Paul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6]);&quot;','&quot;;TRIM([.D1086]);&quot;','&quot;;TRIM([.A1086]);&quot;','&quot;;TRIM([.B1086]);&quot;'&quot;;[.$F$1])" office:value-type="string" office:string-value="insert into harmonization_table (table_name, column_name, valid_value, final_value) values ('sample_table','host_geo_origin','South America:Brazil:Sao Paulo:Sao Paulo','South America:Brazil:Sao Paulo:Sao Paulo');" calcext:value-type="string">
            <text:p>insert into harmonization_table (table_name, column_name, valid_value, final_value) values ('sample_table','host_geo_origin','South America:Brazil:Sao Paulo:Sao Paulo','South America:Brazil:Sao Paulo:Sao Paul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Massachusetts:Bos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7]);&quot;','&quot;;TRIM([.D1087]);&quot;','&quot;;TRIM([.A1087]);&quot;','&quot;;TRIM([.B1087]);&quot;'&quot;;[.$F$1])" office:value-type="string" office:string-value="insert into harmonization_table (table_name, column_name, valid_value, final_value) values ('sample_table','host_geo_origin','North America:USA:Massachusetts:Boston','North America:USA:Massachusetts:Boston');" calcext:value-type="string">
            <text:p>insert into harmonization_table (table_name, column_name, valid_value, final_value) values ('sample_table','host_geo_origin','North America:USA:Massachusetts:Boston','North America:USA:Massachusetts:Boston');</text:p>
          </table:table-cell>
          <table:table-cell/>
        </table:table-row>
        <table:table-row table:style-name="ro1">
          <table:table-cell office:value-type="string" calcext:value-type="string">
            <text:p>North America:USA:Massachusetts: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8]);&quot;','&quot;;TRIM([.D1088]);&quot;','&quot;;TRIM([.A1088]);&quot;','&quot;;TRIM([.B1088]);&quot;'&quot;;[.$F$1])" office:value-type="string" office:string-value="insert into harmonization_table (table_name, column_name, valid_value, final_value) values ('sample_table','host_geo_origin','North America:USA:Massachusetts:','North America:USA:Massachusetts:-');" calcext:value-type="string">
            <text:p>insert into harmonization_table (table_name, column_name, valid_value, final_value) values ('sample_table','host_geo_origin','North America:USA:Massachusetts: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North America:USA:Maryland:</text:p>
          </table:table-cell>
          <table:table-cell office:value-type="string" calcext:value-type="string">
            <text:p>North America:USA:Mary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9]);&quot;','&quot;;TRIM([.D1089]);&quot;','&quot;;TRIM([.A1089]);&quot;','&quot;;TRIM([.B1089]);&quot;'&quot;;[.$F$1])" office:value-type="string" office:string-value="insert into harmonization_table (table_name, column_name, valid_value, final_value) values ('sample_table','host_geo_origin','North America:USA:Maryland:','North America:USA:Maryland:-');" calcext:value-type="string">
            <text:p>insert into harmonization_table (table_name, column_name, valid_value, final_value) values ('sample_table','host_geo_origin','North America:USA:Maryland:','North America:USA:Maryland:-');</text:p>
          </table:table-cell>
          <table:table-cell/>
        </table:table-row>
        <table:table-row table:style-name="ro1">
          <table:table-cell office:value-type="string" calcext:value-type="string">
            <text:p>Asia:Brunei:Brunei:</text:p>
          </table:table-cell>
          <table:table-cell office:value-type="string" calcext:value-type="string">
            <text:p>Asia:Brunei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0]);&quot;','&quot;;TRIM([.D1090]);&quot;','&quot;;TRIM([.A1090]);&quot;','&quot;;TRIM([.B1090]);&quot;'&quot;;[.$F$1])" office:value-type="string" office:string-value="insert into harmonization_table (table_name, column_name, valid_value, final_value) values ('sample_table','host_geo_origin','Asia:Brunei:Brunei:','Asia:Brunei:-:-');" calcext:value-type="string">
            <text:p>insert into harmonization_table (table_name, column_name, valid_value, final_value) values ('sample_table','host_geo_origin','Asia:Brunei:Brunei:','Asia:Brunei:-:-');</text:p>
          </table:table-cell>
          <table:table-cell/>
        </table:table-row>
        <table:table-row table:style-name="ro1">
          <table:table-cell office:value-type="string" calcext:value-type="string">
            <text:p>North America:USA:Michigan: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1]);&quot;','&quot;;TRIM([.D1091]);&quot;','&quot;;TRIM([.A1091]);&quot;','&quot;;TRIM([.B1091]);&quot;'&quot;;[.$F$1])" office:value-type="string" office:string-value="insert into harmonization_table (table_name, column_name, valid_value, final_value) values ('sample_table','host_geo_origin','North America:USA:Michigan:','North America:USA:Michigan:-');" calcext:value-type="string">
            <text:p>insert into harmonization_table (table_name, column_name, valid_value, final_value) values ('sample_table','host_geo_origin','North America:USA:Michigan: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Asia:Cambodia:Sihanoukville:</text:p>
          </table:table-cell>
          <table:table-cell office:value-type="string" calcext:value-type="string">
            <text:p>Asia:Cambodia:Sihanoukvi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2]);&quot;','&quot;;TRIM([.D1092]);&quot;','&quot;;TRIM([.A1092]);&quot;','&quot;;TRIM([.B1092]);&quot;'&quot;;[.$F$1])" office:value-type="string" office:string-value="insert into harmonization_table (table_name, column_name, valid_value, final_value) values ('sample_table','host_geo_origin','Asia:Cambodia:Sihanoukville:','Asia:Cambodia:Sihanoukville:-');" calcext:value-type="string">
            <text:p>insert into harmonization_table (table_name, column_name, valid_value, final_value) values ('sample_table','host_geo_origin','Asia:Cambodia:Sihanoukville:','Asia:Cambodia:Sihanoukville:-');</text:p>
          </table:table-cell>
          <table:table-cell/>
        </table:table-row>
        <table:table-row table:style-name="ro1">
          <table:table-cell office:value-type="string" calcext:value-type="string">
            <text:p>North America:Canada:Quebec:</text:p>
          </table:table-cell>
          <table:table-cell office:value-type="string" calcext:value-type="string">
            <text:p>North America:Canada:Quebe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3]);&quot;','&quot;;TRIM([.D1093]);&quot;','&quot;;TRIM([.A1093]);&quot;','&quot;;TRIM([.B1093]);&quot;'&quot;;[.$F$1])" office:value-type="string" office:string-value="insert into harmonization_table (table_name, column_name, valid_value, final_value) values ('sample_table','host_geo_origin','North America:Canada:Quebec:','North America:Canada:Quebec:-');" calcext:value-type="string">
            <text:p>insert into harmonization_table (table_name, column_name, valid_value, final_value) values ('sample_table','host_geo_origin','North America:Canada:Quebec:','North America:Canada:Quebec:-');</text:p>
          </table:table-cell>
          <table:table-cell/>
        </table:table-row>
        <table:table-row table:style-name="ro1">
          <table:table-cell office:value-type="string" calcext:value-type="string">
            <text:p>North America:Canada:British Columbia:</text:p>
          </table:table-cell>
          <table:table-cell office:value-type="string" calcext:value-type="string">
            <text:p>North America:Canada:British Columb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4]);&quot;','&quot;;TRIM([.D1094]);&quot;','&quot;;TRIM([.A1094]);&quot;','&quot;;TRIM([.B1094]);&quot;'&quot;;[.$F$1])" office:value-type="string" office:string-value="insert into harmonization_table (table_name, column_name, valid_value, final_value) values ('sample_table','host_geo_origin','North America:Canada:British Columbia:','North America:Canada:British Columbia:-');" calcext:value-type="string">
            <text:p>insert into harmonization_table (table_name, column_name, valid_value, final_value) values ('sample_table','host_geo_origin','North America:Canada:British Columbia:','North America:Canada:British Columbia:-');</text:p>
          </table:table-cell>
          <table:table-cell/>
        </table:table-row>
        <table:table-row table:style-name="ro1">
          <table:table-cell office:value-type="string" calcext:value-type="string">
            <text:p>North America:USA:Minnesota: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5]);&quot;','&quot;;TRIM([.D1095]);&quot;','&quot;;TRIM([.A1095]);&quot;','&quot;;TRIM([.B1095]);&quot;'&quot;;[.$F$1])" office:value-type="string" office:string-value="insert into harmonization_table (table_name, column_name, valid_value, final_value) values ('sample_table','host_geo_origin','North America:USA:Minnesota:','North America:USA:Minnesota:-');" calcext:value-type="string">
            <text:p>insert into harmonization_table (table_name, column_name, valid_value, final_value) values ('sample_table','host_geo_origin','North America:USA:Minnesota: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North America:USA:Missouri:</text:p>
          </table:table-cell>
          <table:table-cell office:value-type="string" calcext:value-type="string">
            <text:p>North America:USA:Misso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6]);&quot;','&quot;;TRIM([.D1096]);&quot;','&quot;;TRIM([.A1096]);&quot;','&quot;;TRIM([.B1096]);&quot;'&quot;;[.$F$1])" office:value-type="string" office:string-value="insert into harmonization_table (table_name, column_name, valid_value, final_value) values ('sample_table','host_geo_origin','North America:USA:Missouri:','North America:USA:Missouri:-');" calcext:value-type="string">
            <text:p>insert into harmonization_table (table_name, column_name, valid_value, final_value) values ('sample_table','host_geo_origin','North America:USA:Missouri:','North America:USA:Missouri:-');</text:p>
          </table:table-cell>
          <table:table-cell/>
        </table:table-row>
        <table:table-row table:style-name="ro1">
          <table:table-cell office:value-type="string" calcext:value-type="string">
            <text:p>North America:USA:Montana:</text:p>
          </table:table-cell>
          <table:table-cell office:value-type="string" calcext:value-type="string">
            <text:p>North America:USA:Mont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7]);&quot;','&quot;;TRIM([.D1097]);&quot;','&quot;;TRIM([.A1097]);&quot;','&quot;;TRIM([.B1097]);&quot;'&quot;;[.$F$1])" office:value-type="string" office:string-value="insert into harmonization_table (table_name, column_name, valid_value, final_value) values ('sample_table','host_geo_origin','North America:USA:Montana:','North America:USA:Montana:-');" calcext:value-type="string">
            <text:p>insert into harmonization_table (table_name, column_name, valid_value, final_value) values ('sample_table','host_geo_origin','North America:USA:Montana:','North America:USA:Montana:-');</text:p>
          </table:table-cell>
          <table:table-cell/>
        </table:table-row>
        <table:table-row table:style-name="ro1">
          <table:table-cell office:value-type="string" calcext:value-type="string">
            <text:p>North America:USA:North Carolina: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8]);&quot;','&quot;;TRIM([.D1098]);&quot;','&quot;;TRIM([.A1098]);&quot;','&quot;;TRIM([.B1098]);&quot;'&quot;;[.$F$1])" office:value-type="string" office:string-value="insert into harmonization_table (table_name, column_name, valid_value, final_value) values ('sample_table','host_geo_origin','North America:USA:North Carolina:','North America:USA:North Carolina:-');" calcext:value-type="string">
            <text:p>insert into harmonization_table (table_name, column_name, valid_value, final_value) values ('sample_table','host_geo_origin','North America:USA:North Carolina: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North America:USA:Nebraska:</text:p>
          </table:table-cell>
          <table:table-cell office:value-type="string" calcext:value-type="string">
            <text:p>North America:USA:Nebr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9]);&quot;','&quot;;TRIM([.D1099]);&quot;','&quot;;TRIM([.A1099]);&quot;','&quot;;TRIM([.B1099]);&quot;'&quot;;[.$F$1])" office:value-type="string" office:string-value="insert into harmonization_table (table_name, column_name, valid_value, final_value) values ('sample_table','host_geo_origin','North America:USA:Nebraska:','North America:USA:Nebraska:-');" calcext:value-type="string">
            <text:p>insert into harmonization_table (table_name, column_name, valid_value, final_value) values ('sample_table','host_geo_origin','North America:USA:Nebraska:','North America:USA:Nebraska:-');</text:p>
          </table:table-cell>
          <table:table-cell/>
        </table:table-row>
        <table:table-row table:style-name="ro1">
          <table:table-cell office:value-type="string" calcext:value-type="string">
            <text:p>North America:USA:New Hampshire:</text:p>
          </table:table-cell>
          <table:table-cell office:value-type="string" calcext:value-type="string">
            <text:p>North America:USA:New Hampshi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0]);&quot;','&quot;;TRIM([.D1100]);&quot;','&quot;;TRIM([.A1100]);&quot;','&quot;;TRIM([.B1100]);&quot;'&quot;;[.$F$1])" office:value-type="string" office:string-value="insert into harmonization_table (table_name, column_name, valid_value, final_value) values ('sample_table','host_geo_origin','North America:USA:New Hampshire:','North America:USA:New Hampshire:-');" calcext:value-type="string">
            <text:p>insert into harmonization_table (table_name, column_name, valid_value, final_value) values ('sample_table','host_geo_origin','North America:USA:New Hampshire:','North America:USA:New Hampshire:-');</text:p>
          </table:table-cell>
          <table:table-cell/>
        </table:table-row>
        <table:table-row table:style-name="ro1">
          <table:table-cell office:value-type="string" calcext:value-type="string">
            <text:p>North America:USA:New Jersey: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1]);&quot;','&quot;;TRIM([.D1101]);&quot;','&quot;;TRIM([.A1101]);&quot;','&quot;;TRIM([.B1101]);&quot;'&quot;;[.$F$1])" office:value-type="string" office:string-value="insert into harmonization_table (table_name, column_name, valid_value, final_value) values ('sample_table','host_geo_origin','North America:USA:New Jersey:','North America:USA:New Jersey:-');" calcext:value-type="string">
            <text:p>insert into harmonization_table (table_name, column_name, valid_value, final_value) values ('sample_table','host_geo_origin','North America:USA:New Jersey:','North America:USA:New Jerse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Berge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2]);&quot;','&quot;;TRIM([.D1102]);&quot;','&quot;;TRIM([.A1102]);&quot;','&quot;;TRIM([.B1102]);&quot;'&quot;;[.$F$1])" office:value-type="string" office:string-value="insert into harmonization_table (table_name, column_name, valid_value, final_value) values ('sample_table','host_geo_origin','North America:USA:New Jersey:Bergen County','North America:USA:New Jersey:Bergen County');" calcext:value-type="string">
            <text:p>insert into harmonization_table (table_name, column_name, valid_value, final_value) values ('sample_table','host_geo_origin','North America:USA:New Jersey:Bergen County','North America:USA:New Jersey:Berge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Hud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3]);&quot;','&quot;;TRIM([.D1103]);&quot;','&quot;;TRIM([.A1103]);&quot;','&quot;;TRIM([.B1103]);&quot;'&quot;;[.$F$1])" office:value-type="string" office:string-value="insert into harmonization_table (table_name, column_name, valid_value, final_value) values ('sample_table','host_geo_origin','North America:USA:New Jersey:Hudson County','North America:USA:New Jersey:Hudson County');" calcext:value-type="string">
            <text:p>insert into harmonization_table (table_name, column_name, valid_value, final_value) values ('sample_table','host_geo_origin','North America:USA:New Jersey:Hudson County','North America:USA:New Jersey:Huds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4]);&quot;','&quot;;TRIM([.D1104]);&quot;','&quot;;TRIM([.A1104]);&quot;','&quot;;TRIM([.B1104]);&quot;'&quot;;[.$F$1])" office:value-type="string" office:string-value="insert into harmonization_table (table_name, column_name, valid_value, final_value) values ('sample_table','host_geo_origin','North America:USA:New York:','North America:USA:New York:-');" calcext:value-type="string">
            <text:p>insert into harmonization_table (table_name, column_name, valid_value, final_value) values ('sample_table','host_geo_origin','North America:USA:New York:','North America:USA:New Yor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Camde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5]);&quot;','&quot;;TRIM([.D1105]);&quot;','&quot;;TRIM([.A1105]);&quot;','&quot;;TRIM([.B1105]);&quot;'&quot;;[.$F$1])" office:value-type="string" office:string-value="insert into harmonization_table (table_name, column_name, valid_value, final_value) values ('sample_table','host_geo_origin','North America:USA:New Jersey:Camden County','North America:USA:New Jersey:Camden County');" calcext:value-type="string">
            <text:p>insert into harmonization_table (table_name, column_name, valid_value, final_value) values ('sample_table','host_geo_origin','North America:USA:New Jersey:Camden County','North America:USA:New Jersey:Camde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Essex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6]);&quot;','&quot;;TRIM([.D1106]);&quot;','&quot;;TRIM([.A1106]);&quot;','&quot;;TRIM([.B1106]);&quot;'&quot;;[.$F$1])" office:value-type="string" office:string-value="insert into harmonization_table (table_name, column_name, valid_value, final_value) values ('sample_table','host_geo_origin','North America:USA:New Jersey:Essex County','North America:USA:New Jersey:Essex County');" calcext:value-type="string">
            <text:p>insert into harmonization_table (table_name, column_name, valid_value, final_value) values ('sample_table','host_geo_origin','North America:USA:New Jersey:Essex County','North America:USA:New Jersey:Essex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Mexico:</text:p>
          </table:table-cell>
          <table:table-cell office:value-type="string" calcext:value-type="string">
            <text:p>North America:USA:New 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7]);&quot;','&quot;;TRIM([.D1107]);&quot;','&quot;;TRIM([.A1107]);&quot;','&quot;;TRIM([.B1107]);&quot;'&quot;;[.$F$1])" office:value-type="string" office:string-value="insert into harmonization_table (table_name, column_name, valid_value, final_value) values ('sample_table','host_geo_origin','North America:USA:New Mexico:','North America:USA:New Mexico:-');" calcext:value-type="string">
            <text:p>insert into harmonization_table (table_name, column_name, valid_value, final_value) values ('sample_table','host_geo_origin','North America:USA:New Mexico:','North America:USA:New Mexico:-');</text:p>
          </table:table-cell>
          <table:table-cell/>
        </table:table-row>
        <table:table-row table:style-name="ro1">
          <table:table-cell office:value-type="string" calcext:value-type="string">
            <text:p>North America:USA:Nevada:</text:p>
          </table:table-cell>
          <table:table-cell office:value-type="string" calcext:value-type="string">
            <text:p>North America:USA:Neva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8]);&quot;','&quot;;TRIM([.D1108]);&quot;','&quot;;TRIM([.A1108]);&quot;','&quot;;TRIM([.B1108]);&quot;'&quot;;[.$F$1])" office:value-type="string" office:string-value="insert into harmonization_table (table_name, column_name, valid_value, final_value) values ('sample_table','host_geo_origin','North America:USA:Nevada:','North America:USA:Nevada:-');" calcext:value-type="string">
            <text:p>insert into harmonization_table (table_name, column_name, valid_value, final_value) values ('sample_table','host_geo_origin','North America:USA:Nevada:','North America:USA:Nevad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okly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9]);&quot;','&quot;;TRIM([.D1109]);&quot;','&quot;;TRIM([.A1109]);&quot;','&quot;;TRIM([.B1109]);&quot;'&quot;;[.$F$1])" office:value-type="string" office:string-value="insert into harmonization_table (table_name, column_name, valid_value, final_value) values ('sample_table','host_geo_origin','North America:USA:New York:Brooklyn','North America:USA:New York:Brooklyn');" calcext:value-type="string">
            <text:p>insert into harmonization_table (table_name, column_name, valid_value, final_value) values ('sample_table','host_geo_origin','North America:USA:New York:Brooklyn','North America:USA:New York:Brookly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0]);&quot;','&quot;;TRIM([.D1110]);&quot;','&quot;;TRIM([.A1110]);&quot;','&quot;;TRIM([.B1110]);&quot;'&quot;;[.$F$1])" office:value-type="string" office:string-value="insert into harmonization_table (table_name, column_name, valid_value, final_value) values ('sample_table','host_geo_origin','North America:USA:New York:Nassau County','North America:USA:New York:Nassau County');" calcext:value-type="string">
            <text:p>insert into harmonization_table (table_name, column_name, valid_value, final_value) values ('sample_table','host_geo_origin','North America:USA:New York:Nassau County','North America:USA:New York:Nass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Quee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1]);&quot;','&quot;;TRIM([.D1111]);&quot;','&quot;;TRIM([.A1111]);&quot;','&quot;;TRIM([.B1111]);&quot;'&quot;;[.$F$1])" office:value-type="string" office:string-value="insert into harmonization_table (table_name, column_name, valid_value, final_value) values ('sample_table','host_geo_origin','North America:USA:New York:Queens','North America:USA:New York:Queens');" calcext:value-type="string">
            <text:p>insert into harmonization_table (table_name, column_name, valid_value, final_value) values ('sample_table','host_geo_origin','North America:USA:New York:Queens','North America:USA:New York:Quee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Manhatt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2]);&quot;','&quot;;TRIM([.D1112]);&quot;','&quot;;TRIM([.A1112]);&quot;','&quot;;TRIM([.B1112]);&quot;'&quot;;[.$F$1])" office:value-type="string" office:string-value="insert into harmonization_table (table_name, column_name, valid_value, final_value) values ('sample_table','host_geo_origin','North America:USA:New York:Manhattan','North America:USA:New York:Manhattan');" calcext:value-type="string">
            <text:p>insert into harmonization_table (table_name, column_name, valid_value, final_value) values ('sample_table','host_geo_origin','North America:USA:New York:Manhattan','North America:USA:New York:Manhatt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taten I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3]);&quot;','&quot;;TRIM([.D1113]);&quot;','&quot;;TRIM([.A1113]);&quot;','&quot;;TRIM([.B1113]);&quot;'&quot;;[.$F$1])" office:value-type="string" office:string-value="insert into harmonization_table (table_name, column_name, valid_value, final_value) values ('sample_table','host_geo_origin','North America:USA:New York:Staten Island','North America:USA:New York:Staten Island');" calcext:value-type="string">
            <text:p>insert into harmonization_table (table_name, column_name, valid_value, final_value) values ('sample_table','host_geo_origin','North America:USA:New York:Staten Island','North America:USA:New York:Staten I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n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4]);&quot;','&quot;;TRIM([.D1114]);&quot;','&quot;;TRIM([.A1114]);&quot;','&quot;;TRIM([.B1114]);&quot;'&quot;;[.$F$1])" office:value-type="string" office:string-value="insert into harmonization_table (table_name, column_name, valid_value, final_value) values ('sample_table','host_geo_origin','North America:USA:New York:Bronx','North America:USA:New York:Bronx');" calcext:value-type="string">
            <text:p>insert into harmonization_table (table_name, column_name, valid_value, final_value) values ('sample_table','host_geo_origin','North America:USA:New York:Bronx','North America:USA:New York:Bronx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5]);&quot;','&quot;;TRIM([.D1115]);&quot;','&quot;;TRIM([.A1115]);&quot;','&quot;;TRIM([.B1115]);&quot;'&quot;;[.$F$1])" office:value-type="string" office:string-value="insert into harmonization_table (table_name, column_name, valid_value, final_value) values ('sample_table','host_geo_origin','North America:USA:New York:Suffolk County','North America:USA:New York:Suffolk County');" calcext:value-type="string">
            <text:p>insert into harmonization_table (table_name, column_name, valid_value, final_value) values ('sample_table','host_geo_origin','North America:USA:New York:Suffolk County','North America:USA:New York:Suffolk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Manitoba:</text:p>
          </table:table-cell>
          <table:table-cell office:value-type="string" calcext:value-type="string">
            <text:p>North America:Canada:Manito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6]);&quot;','&quot;;TRIM([.D1116]);&quot;','&quot;;TRIM([.A1116]);&quot;','&quot;;TRIM([.B1116]);&quot;'&quot;;[.$F$1])" office:value-type="string" office:string-value="insert into harmonization_table (table_name, column_name, valid_value, final_value) values ('sample_table','host_geo_origin','North America:Canada:Manitoba:','North America:Canada:Manitoba:-');" calcext:value-type="string">
            <text:p>insert into harmonization_table (table_name, column_name, valid_value, final_value) values ('sample_table','host_geo_origin','North America:Canada:Manitoba:','North America:Canada:Manitob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Rocklan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7]);&quot;','&quot;;TRIM([.D1117]);&quot;','&quot;;TRIM([.A1117]);&quot;','&quot;;TRIM([.B1117]);&quot;'&quot;;[.$F$1])" office:value-type="string" office:string-value="insert into harmonization_table (table_name, column_name, valid_value, final_value) values ('sample_table','host_geo_origin','North America:USA:New York:Rockland County','North America:USA:New York:Rockland County');" calcext:value-type="string">
            <text:p>insert into harmonization_table (table_name, column_name, valid_value, final_value) values ('sample_table','host_geo_origin','North America:USA:New York:Rockland County','North America:USA:New York:Rockland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8]);&quot;','&quot;;TRIM([.D1118]);&quot;','&quot;;TRIM([.A1118]);&quot;','&quot;;TRIM([.B1118]);&quot;'&quot;;[.$F$1])" office:value-type="string" office:string-value="insert into harmonization_table (table_name, column_name, valid_value, final_value) values ('sample_table','host_geo_origin','North America:USA:New York:Suffolk county','North America:USA:New York:Suffolk county');" calcext:value-type="string">
            <text:p>insert into harmonization_table (table_name, column_name, valid_value, final_value) values ('sample_table','host_geo_origin','North America:USA:New York:Suffolk county','North America:USA:New York:Suffol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9]);&quot;','&quot;;TRIM([.D1119]);&quot;','&quot;;TRIM([.A1119]);&quot;','&quot;;TRIM([.B1119]);&quot;'&quot;;[.$F$1])" office:value-type="string" office:string-value="insert into harmonization_table (table_name, column_name, valid_value, final_value) values ('sample_table','host_geo_origin','North America:USA:New York:Nassau county','North America:USA:New York:Nassau county');" calcext:value-type="string">
            <text:p>insert into harmonization_table (table_name, column_name, valid_value, final_value) values ('sample_table','host_geo_origin','North America:USA:New York:Nassau county','North America:USA:New York:Nassau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New Brunswick:</text:p>
          </table:table-cell>
          <table:table-cell office:value-type="string" calcext:value-type="string">
            <text:p>North America:Canada:New Brunswic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0]);&quot;','&quot;;TRIM([.D1120]);&quot;','&quot;;TRIM([.A1120]);&quot;','&quot;;TRIM([.B1120]);&quot;'&quot;;[.$F$1])" office:value-type="string" office:string-value="insert into harmonization_table (table_name, column_name, valid_value, final_value) values ('sample_table','host_geo_origin','North America:Canada:New Brunswick:','North America:Canada:New Brunswick:-');" calcext:value-type="string">
            <text:p>insert into harmonization_table (table_name, column_name, valid_value, final_value) values ('sample_table','host_geo_origin','North America:Canada:New Brunswick:','North America:Canada:New Brunswic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Passaic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1]);&quot;','&quot;;TRIM([.D1121]);&quot;','&quot;;TRIM([.A1121]);&quot;','&quot;;TRIM([.B1121]);&quot;'&quot;;[.$F$1])" office:value-type="string" office:string-value="insert into harmonization_table (table_name, column_name, valid_value, final_value) values ('sample_table','host_geo_origin','North America:USA:New York:Passaic County','North America:USA:New York:Passaic County');" calcext:value-type="string">
            <text:p>insert into harmonization_table (table_name, column_name, valid_value, final_value) values ('sample_table','host_geo_origin','North America:USA:New York:Passaic County','North America:USA:New York:Passaic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Newfoundland and Labrador:</text:p>
          </table:table-cell>
          <table:table-cell office:value-type="string" calcext:value-type="string">
            <text:p>North America:Canada:Newfoundland and Labrado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2]);&quot;','&quot;;TRIM([.D1122]);&quot;','&quot;;TRIM([.A1122]);&quot;','&quot;;TRIM([.B1122]);&quot;'&quot;;[.$F$1])" office:value-type="string" office:string-value="insert into harmonization_table (table_name, column_name, valid_value, final_value) values ('sample_table','host_geo_origin','North America:Canada:Newfoundland and Labrador:','North America:Canada:Newfoundland and Labrador:-');" calcext:value-type="string">
            <text:p>insert into harmonization_table (table_name, column_name, valid_value, final_value) values ('sample_table','host_geo_origin','North America:Canada:Newfoundland and Labrador:','North America:Canada:Newfoundland and Labrador:-');</text:p>
          </table:table-cell>
          <table:table-cell/>
        </table:table-row>
        <table:table-row table:style-name="ro1">
          <table:table-cell office:value-type="string" calcext:value-type="string">
            <text:p>North America:Canada:Nova Scotia:</text:p>
          </table:table-cell>
          <table:table-cell office:value-type="string" calcext:value-type="string">
            <text:p>North America:Canada:Nova Scot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3]);&quot;','&quot;;TRIM([.D1123]);&quot;','&quot;;TRIM([.A1123]);&quot;','&quot;;TRIM([.B1123]);&quot;'&quot;;[.$F$1])" office:value-type="string" office:string-value="insert into harmonization_table (table_name, column_name, valid_value, final_value) values ('sample_table','host_geo_origin','North America:Canada:Nova Scotia:','North America:Canada:Nova Scotia:-');" calcext:value-type="string">
            <text:p>insert into harmonization_table (table_name, column_name, valid_value, final_value) values ('sample_table','host_geo_origin','North America:Canada:Nova Scotia:','North America:Canada:Nova Scotia:-');</text:p>
          </table:table-cell>
          <table:table-cell/>
        </table:table-row>
        <table:table-row table:style-name="ro1">
          <table:table-cell office:value-type="string" calcext:value-type="string">
            <text:p>North America:Canada:Ontario:</text:p>
          </table:table-cell>
          <table:table-cell office:value-type="string" calcext:value-type="string">
            <text:p>North America:Canada:Ontar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4]);&quot;','&quot;;TRIM([.D1124]);&quot;','&quot;;TRIM([.A1124]);&quot;','&quot;;TRIM([.B1124]);&quot;'&quot;;[.$F$1])" office:value-type="string" office:string-value="insert into harmonization_table (table_name, column_name, valid_value, final_value) values ('sample_table','host_geo_origin','North America:Canada:Ontario:','North America:Canada:Ontario:-');" calcext:value-type="string">
            <text:p>insert into harmonization_table (table_name, column_name, valid_value, final_value) values ('sample_table','host_geo_origin','North America:Canada:Ontario:','North America:Canada:Ontari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Westchester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5]);&quot;','&quot;;TRIM([.D1125]);&quot;','&quot;;TRIM([.A1125]);&quot;','&quot;;TRIM([.B1125]);&quot;'&quot;;[.$F$1])" office:value-type="string" office:string-value="insert into harmonization_table (table_name, column_name, valid_value, final_value) values ('sample_table','host_geo_origin','North America:USA:New York:Westchester County','North America:USA:New York:Westchester County');" calcext:value-type="string">
            <text:p>insert into harmonization_table (table_name, column_name, valid_value, final_value) values ('sample_table','host_geo_origin','North America:USA:New York:Westchester County','North America:USA:New York:Westchester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ew York Ci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6]);&quot;','&quot;;TRIM([.D1126]);&quot;','&quot;;TRIM([.A1126]);&quot;','&quot;;TRIM([.B1126]);&quot;'&quot;;[.$F$1])" office:value-type="string" office:string-value="insert into harmonization_table (table_name, column_name, valid_value, final_value) values ('sample_table','host_geo_origin','North America:USA:New York:New York City','North America:USA:New York:New York City');" calcext:value-type="string">
            <text:p>insert into harmonization_table (table_name, column_name, valid_value, final_value) values ('sample_table','host_geo_origin','North America:USA:New York:New York City','North America:USA:New York:New York Ci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arato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7]);&quot;','&quot;;TRIM([.D1127]);&quot;','&quot;;TRIM([.A1127]);&quot;','&quot;;TRIM([.B1127]);&quot;'&quot;;[.$F$1])" office:value-type="string" office:string-value="insert into harmonization_table (table_name, column_name, valid_value, final_value) values ('sample_table','host_geo_origin','North America:USA:New York:Saratoga County','North America:USA:New York:Saratoga County');" calcext:value-type="string">
            <text:p>insert into harmonization_table (table_name, column_name, valid_value, final_value) values ('sample_table','host_geo_origin','North America:USA:New York:Saratoga County','North America:USA:New York:Saratog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chenectad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8]);&quot;','&quot;;TRIM([.D1128]);&quot;','&quot;;TRIM([.A1128]);&quot;','&quot;;TRIM([.B1128]);&quot;'&quot;;[.$F$1])" office:value-type="string" office:string-value="insert into harmonization_table (table_name, column_name, valid_value, final_value) values ('sample_table','host_geo_origin','North America:USA:New York:Schenectady County','North America:USA:New York:Schenectady County');" calcext:value-type="string">
            <text:p>insert into harmonization_table (table_name, column_name, valid_value, final_value) values ('sample_table','host_geo_origin','North America:USA:New York:Schenectady County','North America:USA:New York:Schenectad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Richmon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9]);&quot;','&quot;;TRIM([.D1129]);&quot;','&quot;;TRIM([.A1129]);&quot;','&quot;;TRIM([.B1129]);&quot;'&quot;;[.$F$1])" office:value-type="string" office:string-value="insert into harmonization_table (table_name, column_name, valid_value, final_value) values ('sample_table','host_geo_origin','North America:USA:New York:Richmond County','North America:USA:New York:Richmond County');" calcext:value-type="string">
            <text:p>insert into harmonization_table (table_name, column_name, valid_value, final_value) values ('sample_table','host_geo_origin','North America:USA:New York:Richmond County','North America:USA:New York:Richmond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Orange County NY</text:p>
          </table:table-cell>
          <table:table-cell office:value-type="string" calcext:value-type="string">
            <text:p>North America:USA:New York:Orang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0]);&quot;','&quot;;TRIM([.D1130]);&quot;','&quot;;TRIM([.A1130]);&quot;','&quot;;TRIM([.B1130]);&quot;'&quot;;[.$F$1])" office:value-type="string" office:string-value="insert into harmonization_table (table_name, column_name, valid_value, final_value) values ('sample_table','host_geo_origin','North America:USA:New York:Orange County NY','North America:USA:New York:Orange County');" calcext:value-type="string">
            <text:p>insert into harmonization_table (table_name, column_name, valid_value, final_value) values ('sample_table','host_geo_origin','North America:USA:New York:Orange County NY','North America:USA:New York:Orang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Dutches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1]);&quot;','&quot;;TRIM([.D1131]);&quot;','&quot;;TRIM([.A1131]);&quot;','&quot;;TRIM([.B1131]);&quot;'&quot;;[.$F$1])" office:value-type="string" office:string-value="insert into harmonization_table (table_name, column_name, valid_value, final_value) values ('sample_table','host_geo_origin','North America:USA:New York:Dutchess County','North America:USA:New York:Dutchess County');" calcext:value-type="string">
            <text:p>insert into harmonization_table (table_name, column_name, valid_value, final_value) values ('sample_table','host_geo_origin','North America:USA:New York:Dutchess County','North America:USA:New York:Dutchess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lin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2]);&quot;','&quot;;TRIM([.D1132]);&quot;','&quot;;TRIM([.A1132]);&quot;','&quot;;TRIM([.B1132]);&quot;'&quot;;[.$F$1])" office:value-type="string" office:string-value="insert into harmonization_table (table_name, column_name, valid_value, final_value) values ('sample_table','host_geo_origin','North America:USA:New York:Clinton County','North America:USA:New York:Clinton County');" calcext:value-type="string">
            <text:p>insert into harmonization_table (table_name, column_name, valid_value, final_value) values ('sample_table','host_geo_origin','North America:USA:New York:Clinton County','North America:USA:New York:Clin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Ononda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3]);&quot;','&quot;;TRIM([.D1133]);&quot;','&quot;;TRIM([.A1133]);&quot;','&quot;;TRIM([.B1133]);&quot;'&quot;;[.$F$1])" office:value-type="string" office:string-value="insert into harmonization_table (table_name, column_name, valid_value, final_value) values ('sample_table','host_geo_origin','North America:USA:New York:Onondaga County','North America:USA:New York:Onondaga County');" calcext:value-type="string">
            <text:p>insert into harmonization_table (table_name, column_name, valid_value, final_value) values ('sample_table','host_geo_origin','North America:USA:New York:Onondaga County','North America:USA:New York:Onondag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om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4]);&quot;','&quot;;TRIM([.D1134]);&quot;','&quot;;TRIM([.A1134]);&quot;','&quot;;TRIM([.B1134]);&quot;'&quot;;[.$F$1])" office:value-type="string" office:string-value="insert into harmonization_table (table_name, column_name, valid_value, final_value) values ('sample_table','host_geo_origin','North America:USA:New York:Broome County','North America:USA:New York:Broome County');" calcext:value-type="string">
            <text:p>insert into harmonization_table (table_name, column_name, valid_value, final_value) values ('sample_table','host_geo_origin','North America:USA:New York:Broome County','North America:USA:New York:Broom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Ulster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5]);&quot;','&quot;;TRIM([.D1135]);&quot;','&quot;;TRIM([.A1135]);&quot;','&quot;;TRIM([.B1135]);&quot;'&quot;;[.$F$1])" office:value-type="string" office:string-value="insert into harmonization_table (table_name, column_name, valid_value, final_value) values ('sample_table','host_geo_origin','North America:USA:New York:Ulster County','North America:USA:New York:Ulster County');" calcext:value-type="string">
            <text:p>insert into harmonization_table (table_name, column_name, valid_value, final_value) values ('sample_table','host_geo_origin','North America:USA:New York:Ulster County','North America:USA:New York:Ulster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Putnam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6]);&quot;','&quot;;TRIM([.D1136]);&quot;','&quot;;TRIM([.A1136]);&quot;','&quot;;TRIM([.B1136]);&quot;'&quot;;[.$F$1])" office:value-type="string" office:string-value="insert into harmonization_table (table_name, column_name, valid_value, final_value) values ('sample_table','host_geo_origin','North America:USA:New York:Putnam County','North America:USA:New York:Putnam County');" calcext:value-type="string">
            <text:p>insert into harmonization_table (table_name, column_name, valid_value, final_value) values ('sample_table','host_geo_origin','North America:USA:New York:Putnam County','North America:USA:New York:Putnam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Jefferson County NY</text:p>
          </table:table-cell>
          <table:table-cell office:value-type="string" calcext:value-type="string">
            <text:p>North America:USA:New York:Jeffer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7]);&quot;','&quot;;TRIM([.D1137]);&quot;','&quot;;TRIM([.A1137]);&quot;','&quot;;TRIM([.B1137]);&quot;'&quot;;[.$F$1])" office:value-type="string" office:string-value="insert into harmonization_table (table_name, column_name, valid_value, final_value) values ('sample_table','host_geo_origin','North America:USA:New York:Jefferson County NY','North America:USA:New York:Jefferson County');" calcext:value-type="string">
            <text:p>insert into harmonization_table (table_name, column_name, valid_value, final_value) values ('sample_table','host_geo_origin','North America:USA:New York:Jefferson County NY','North America:USA:New York:Jeffer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Alban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8]);&quot;','&quot;;TRIM([.D1138]);&quot;','&quot;;TRIM([.A1138]);&quot;','&quot;;TRIM([.B1138]);&quot;'&quot;;[.$F$1])" office:value-type="string" office:string-value="insert into harmonization_table (table_name, column_name, valid_value, final_value) values ('sample_table','host_geo_origin','North America:USA:New York:Albany County','North America:USA:New York:Albany County');" calcext:value-type="string">
            <text:p>insert into harmonization_table (table_name, column_name, valid_value, final_value) values ('sample_table','host_geo_origin','North America:USA:New York:Albany County','North America:USA:New York:Alban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Montgomer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9]);&quot;','&quot;;TRIM([.D1139]);&quot;','&quot;;TRIM([.A1139]);&quot;','&quot;;TRIM([.B1139]);&quot;'&quot;;[.$F$1])" office:value-type="string" office:string-value="insert into harmonization_table (table_name, column_name, valid_value, final_value) values ('sample_table','host_geo_origin','North America:USA:New York:Montgomery County','North America:USA:New York:Montgomery County');" calcext:value-type="string">
            <text:p>insert into harmonization_table (table_name, column_name, valid_value, final_value) values ('sample_table','host_geo_origin','North America:USA:New York:Montgomery County','North America:USA:New York:Montgomer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ayu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0]);&quot;','&quot;;TRIM([.D1140]);&quot;','&quot;;TRIM([.A1140]);&quot;','&quot;;TRIM([.B1140]);&quot;'&quot;;[.$F$1])" office:value-type="string" office:string-value="insert into harmonization_table (table_name, column_name, valid_value, final_value) values ('sample_table','host_geo_origin','North America:USA:New York:Cayuga County','North America:USA:New York:Cayuga County');" calcext:value-type="string">
            <text:p>insert into harmonization_table (table_name, column_name, valid_value, final_value) values ('sample_table','host_geo_origin','North America:USA:New York:Cayuga County','North America:USA:New York:Cayuga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Franklin County NY</text:p>
          </table:table-cell>
          <table:table-cell office:value-type="string" calcext:value-type="string">
            <text:p>North America:USA:New York:Frankl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1]);&quot;','&quot;;TRIM([.D1141]);&quot;','&quot;;TRIM([.A1141]);&quot;','&quot;;TRIM([.B1141]);&quot;'&quot;;[.$F$1])" office:value-type="string" office:string-value="insert into harmonization_table (table_name, column_name, valid_value, final_value) values ('sample_table','host_geo_origin','North America:USA:New York:Franklin County NY','North America:USA:New York:Franklin County');" calcext:value-type="string">
            <text:p>insert into harmonization_table (table_name, column_name, valid_value, final_value) values ('sample_table','host_geo_origin','North America:USA:New York:Franklin County NY','North America:USA:New York:Frankl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henan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2]);&quot;','&quot;;TRIM([.D1142]);&quot;','&quot;;TRIM([.A1142]);&quot;','&quot;;TRIM([.B1142]);&quot;'&quot;;[.$F$1])" office:value-type="string" office:string-value="insert into harmonization_table (table_name, column_name, valid_value, final_value) values ('sample_table','host_geo_origin','North America:USA:New York:Chenango County','North America:USA:New York:Chenango County');" calcext:value-type="string">
            <text:p>insert into harmonization_table (table_name, column_name, valid_value, final_value) values ('sample_table','host_geo_origin','North America:USA:New York:Chenango County','North America:USA:New York:Chenango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Washington County NY</text:p>
          </table:table-cell>
          <table:table-cell office:value-type="string" calcext:value-type="string">
            <text:p>North America:USA:New York:Washing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3]);&quot;','&quot;;TRIM([.D1143]);&quot;','&quot;;TRIM([.A1143]);&quot;','&quot;;TRIM([.B1143]);&quot;'&quot;;[.$F$1])" office:value-type="string" office:string-value="insert into harmonization_table (table_name, column_name, valid_value, final_value) values ('sample_table','host_geo_origin','North America:USA:New York:Washington County NY','North America:USA:New York:Washington County');" calcext:value-type="string">
            <text:p>insert into harmonization_table (table_name, column_name, valid_value, final_value) values ('sample_table','host_geo_origin','North America:USA:New York:Washington County NY','North America:USA:New York:Washingt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Ohio:</text:p>
          </table:table-cell>
          <table:table-cell office:value-type="string" calcext:value-type="string">
            <text:p>North America:USA:Oh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4]);&quot;','&quot;;TRIM([.D1144]);&quot;','&quot;;TRIM([.A1144]);&quot;','&quot;;TRIM([.B1144]);&quot;'&quot;;[.$F$1])" office:value-type="string" office:string-value="insert into harmonization_table (table_name, column_name, valid_value, final_value) values ('sample_table','host_geo_origin','North America:USA:Ohio:','North America:USA:Ohio:-');" calcext:value-type="string">
            <text:p>insert into harmonization_table (table_name, column_name, valid_value, final_value) values ('sample_table','host_geo_origin','North America:USA:Ohio:','North America:USA:Ohio:-');</text:p>
          </table:table-cell>
          <table:table-cell/>
        </table:table-row>
        <table:table-row table:style-name="ro1">
          <table:table-cell office:value-type="string" calcext:value-type="string">
            <text:p>North America:USA:Ohio:Columbus OH</text:p>
          </table:table-cell>
          <table:table-cell office:value-type="string" calcext:value-type="string">
            <text:p>North America:USA:Ohio:Columbu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5]);&quot;','&quot;;TRIM([.D1145]);&quot;','&quot;;TRIM([.A1145]);&quot;','&quot;;TRIM([.B1145]);&quot;'&quot;;[.$F$1])" office:value-type="string" office:string-value="insert into harmonization_table (table_name, column_name, valid_value, final_value) values ('sample_table','host_geo_origin','North America:USA:Ohio:Columbus OH','North America:USA:Ohio:Columbus');" calcext:value-type="string">
            <text:p>insert into harmonization_table (table_name, column_name, valid_value, final_value) values ('sample_table','host_geo_origin','North America:USA:Ohio:Columbus OH','North America:USA:Ohio:Columbu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Columbi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6]);&quot;','&quot;;TRIM([.D1146]);&quot;','&quot;;TRIM([.A1146]);&quot;','&quot;;TRIM([.B1146]);&quot;'&quot;;[.$F$1])" office:value-type="string" office:string-value="insert into harmonization_table (table_name, column_name, valid_value, final_value) values ('sample_table','host_geo_origin','North America:USA:Oregon:Columbia County','North America:USA:Oregon:Columbia County');" calcext:value-type="string">
            <text:p>insert into harmonization_table (table_name, column_name, valid_value, final_value) values ('sample_table','host_geo_origin','North America:USA:Oregon:Columbia County','North America:USA:Oregon:Columbia County');</text:p>
          </table:table-cell>
          <table:table-cell/>
        </table:table-row>
        <table:table-row table:style-name="ro1">
          <table:table-cell office:value-type="string" calcext:value-type="string">
            <text:p>North America:USA:Oregon:Washington County OR</text:p>
          </table:table-cell>
          <table:table-cell office:value-type="string" calcext:value-type="string">
            <text:p>North America:USA:Oregon:Washing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7]);&quot;','&quot;;TRIM([.D1147]);&quot;','&quot;;TRIM([.A1147]);&quot;','&quot;;TRIM([.B1147]);&quot;'&quot;;[.$F$1])" office:value-type="string" office:string-value="insert into harmonization_table (table_name, column_name, valid_value, final_value) values ('sample_table','host_geo_origin','North America:USA:Oregon:Washington County OR','North America:USA:Oregon:Washington County');" calcext:value-type="string">
            <text:p>insert into harmonization_table (table_name, column_name, valid_value, final_value) values ('sample_table','host_geo_origin','North America:USA:Oregon:Washington County OR','North America:USA:Oregon:Washing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Multnoma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8]);&quot;','&quot;;TRIM([.D1148]);&quot;','&quot;;TRIM([.A1148]);&quot;','&quot;;TRIM([.B1148]);&quot;'&quot;;[.$F$1])" office:value-type="string" office:string-value="insert into harmonization_table (table_name, column_name, valid_value, final_value) values ('sample_table','host_geo_origin','North America:USA:Oregon:Multnomah County','North America:USA:Oregon:Multnomah County');" calcext:value-type="string">
            <text:p>insert into harmonization_table (table_name, column_name, valid_value, final_value) values ('sample_table','host_geo_origin','North America:USA:Oregon:Multnomah County','North America:USA:Oregon:Multnomah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Wasc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9]);&quot;','&quot;;TRIM([.D1149]);&quot;','&quot;;TRIM([.A1149]);&quot;','&quot;;TRIM([.B1149]);&quot;'&quot;;[.$F$1])" office:value-type="string" office:string-value="insert into harmonization_table (table_name, column_name, valid_value, final_value) values ('sample_table','host_geo_origin','North America:USA:Oregon:Wasco County','North America:USA:Oregon:Wasco County');" calcext:value-type="string">
            <text:p>insert into harmonization_table (table_name, column_name, valid_value, final_value) values ('sample_table','host_geo_origin','North America:USA:Oregon:Wasco County','North America:USA:Oregon:Wasco County');</text:p>
          </table:table-cell>
          <table:table-cell/>
        </table:table-row>
        <table:table-row table:style-name="ro1">
          <table:table-cell office:value-type="string" calcext:value-type="string">
            <text:p>North America:USA:Oregon:</text:p>
          </table:table-cell>
          <table:table-cell office:value-type="string" calcext:value-type="string">
            <text:p>North America:USA:Oreg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0]);&quot;','&quot;;TRIM([.D1150]);&quot;','&quot;;TRIM([.A1150]);&quot;','&quot;;TRIM([.B1150]);&quot;'&quot;;[.$F$1])" office:value-type="string" office:string-value="insert into harmonization_table (table_name, column_name, valid_value, final_value) values ('sample_table','host_geo_origin','North America:USA:Oregon:','North America:USA:Oregon:-');" calcext:value-type="string">
            <text:p>insert into harmonization_table (table_name, column_name, valid_value, final_value) values ('sample_table','host_geo_origin','North America:USA:Oregon:','North America:USA:Oregon:-');</text:p>
          </table:table-cell>
          <table:table-cell/>
        </table:table-row>
        <table:table-row table:style-name="ro1">
          <table:table-cell office:value-type="string" calcext:value-type="string">
            <text:p>North America:USA:Pennsylvania:</text:p>
          </table:table-cell>
          <table:table-cell office:value-type="string" calcext:value-type="string">
            <text:p>North America:USA:Pennsylv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1]);&quot;','&quot;;TRIM([.D1151]);&quot;','&quot;;TRIM([.A1151]);&quot;','&quot;;TRIM([.B1151]);&quot;'&quot;;[.$F$1])" office:value-type="string" office:string-value="insert into harmonization_table (table_name, column_name, valid_value, final_value) values ('sample_table','host_geo_origin','North America:USA:Pennsylvania:','North America:USA:Pennsylvania:-');" calcext:value-type="string">
            <text:p>insert into harmonization_table (table_name, column_name, valid_value, final_value) values ('sample_table','host_geo_origin','North America:USA:Pennsylvania:','North America:USA:Pennsylvan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Pennsylvania:Pittsburg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2]);&quot;','&quot;;TRIM([.D1152]);&quot;','&quot;;TRIM([.A1152]);&quot;','&quot;;TRIM([.B1152]);&quot;'&quot;;[.$F$1])" office:value-type="string" office:string-value="insert into harmonization_table (table_name, column_name, valid_value, final_value) values ('sample_table','host_geo_origin','North America:USA:Pennsylvania:Pittsburgh','North America:USA:Pennsylvania:Pittsburgh');" calcext:value-type="string">
            <text:p>insert into harmonization_table (table_name, column_name, valid_value, final_value) values ('sample_table','host_geo_origin','North America:USA:Pennsylvania:Pittsburgh','North America:USA:Pennsylvania:Pittsburgh');</text:p>
          </table:table-cell>
          <table:table-cell/>
        </table:table-row>
        <table:table-row table:style-name="ro1">
          <table:table-cell office:value-type="string" calcext:value-type="string">
            <text:p>North America:Canada:Saskatchewan:</text:p>
          </table:table-cell>
          <table:table-cell office:value-type="string" calcext:value-type="string">
            <text:p>North America:Canada:Saskatchew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3]);&quot;','&quot;;TRIM([.D1153]);&quot;','&quot;;TRIM([.A1153]);&quot;','&quot;;TRIM([.B1153]);&quot;'&quot;;[.$F$1])" office:value-type="string" office:string-value="insert into harmonization_table (table_name, column_name, valid_value, final_value) values ('sample_table','host_geo_origin','North America:Canada:Saskatchewan:','North America:Canada:Saskatchewan:-');" calcext:value-type="string">
            <text:p>insert into harmonization_table (table_name, column_name, valid_value, final_value) values ('sample_table','host_geo_origin','North America:Canada:Saskatchewan:','North America:Canada:Saskatchewan:-');</text:p>
          </table:table-cell>
          <table:table-cell/>
        </table:table-row>
        <table:table-row table:style-name="ro1">
          <table:table-cell office:value-type="string" calcext:value-type="string">
            <text:p>South America:Chile:Antofagasta:</text:p>
          </table:table-cell>
          <table:table-cell office:value-type="string" calcext:value-type="string">
            <text:p>South America:Chile:Antofagas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4]);&quot;','&quot;;TRIM([.D1154]);&quot;','&quot;;TRIM([.A1154]);&quot;','&quot;;TRIM([.B1154]);&quot;'&quot;;[.$F$1])" office:value-type="string" office:string-value="insert into harmonization_table (table_name, column_name, valid_value, final_value) values ('sample_table','host_geo_origin','South America:Chile:Antofagasta:','South America:Chile:Antofagasta:-');" calcext:value-type="string">
            <text:p>insert into harmonization_table (table_name, column_name, valid_value, final_value) values ('sample_table','host_geo_origin','South America:Chile:Antofagasta:','South America:Chile:Antofagasta:-');</text:p>
          </table:table-cell>
          <table:table-cell/>
        </table:table-row>
        <table:table-row table:style-name="ro1">
          <table:table-cell office:value-type="string" calcext:value-type="string">
            <text:p>North America:USA:Rhode Island:</text:p>
          </table:table-cell>
          <table:table-cell office:value-type="string" calcext:value-type="string">
            <text:p>North America:USA:Rhode I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5]);&quot;','&quot;;TRIM([.D1155]);&quot;','&quot;;TRIM([.A1155]);&quot;','&quot;;TRIM([.B1155]);&quot;'&quot;;[.$F$1])" office:value-type="string" office:string-value="insert into harmonization_table (table_name, column_name, valid_value, final_value) values ('sample_table','host_geo_origin','North America:USA:Rhode Island:','North America:USA:Rhode Island:-');" calcext:value-type="string">
            <text:p>insert into harmonization_table (table_name, column_name, valid_value, final_value) values ('sample_table','host_geo_origin','North America:USA:Rhode Island:','North America:USA:Rhode Island:-');</text:p>
          </table:table-cell>
          <table:table-cell/>
        </table:table-row>
        <table:table-row table:style-name="ro1">
          <table:table-cell office:value-type="string" calcext:value-type="string">
            <text:p>North America:USA:South Carolina: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6]);&quot;','&quot;;TRIM([.D1156]);&quot;','&quot;;TRIM([.A1156]);&quot;','&quot;;TRIM([.B1156]);&quot;'&quot;;[.$F$1])" office:value-type="string" office:string-value="insert into harmonization_table (table_name, column_name, valid_value, final_value) values ('sample_table','host_geo_origin','North America:USA:South Carolina:','North America:USA:South Carolina:-');" calcext:value-type="string">
            <text:p>insert into harmonization_table (table_name, column_name, valid_value, final_value) values ('sample_table','host_geo_origin','North America:USA:South Carolina: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South America:Chile:Chillan:</text:p>
          </table:table-cell>
          <table:table-cell office:value-type="string" calcext:value-type="string">
            <text:p>South America:Chile:Chil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7]);&quot;','&quot;;TRIM([.D1157]);&quot;','&quot;;TRIM([.A1157]);&quot;','&quot;;TRIM([.B1157]);&quot;'&quot;;[.$F$1])" office:value-type="string" office:string-value="insert into harmonization_table (table_name, column_name, valid_value, final_value) values ('sample_table','host_geo_origin','South America:Chile:Chillan:','South America:Chile:Chillan:-');" calcext:value-type="string">
            <text:p>insert into harmonization_table (table_name, column_name, valid_value, final_value) values ('sample_table','host_geo_origin','South America:Chile:Chillan:','South America:Chile:Chillan:-');</text:p>
          </table:table-cell>
          <table:table-cell/>
        </table:table-row>
        <table:table-row table:style-name="ro1">
          <table:table-cell office:value-type="string" calcext:value-type="string">
            <text:p>North America:USA:Texas: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8]);&quot;','&quot;;TRIM([.D1158]);&quot;','&quot;;TRIM([.A1158]);&quot;','&quot;;TRIM([.B1158]);&quot;'&quot;;[.$F$1])" office:value-type="string" office:string-value="insert into harmonization_table (table_name, column_name, valid_value, final_value) values ('sample_table','host_geo_origin','North America:USA:Texas:','North America:USA:Texas:-');" calcext:value-type="string">
            <text:p>insert into harmonization_table (table_name, column_name, valid_value, final_value) values ('sample_table','host_geo_origin','North America:USA:Texas: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South America:Chile:Concepcion:</text:p>
          </table:table-cell>
          <table:table-cell office:value-type="string" calcext:value-type="string">
            <text:p>South America:Chile:Concepc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9]);&quot;','&quot;;TRIM([.D1159]);&quot;','&quot;;TRIM([.A1159]);&quot;','&quot;;TRIM([.B1159]);&quot;'&quot;;[.$F$1])" office:value-type="string" office:string-value="insert into harmonization_table (table_name, column_name, valid_value, final_value) values ('sample_table','host_geo_origin','South America:Chile:Concepcion:','South America:Chile:Concepcion:-');" calcext:value-type="string">
            <text:p>insert into harmonization_table (table_name, column_name, valid_value, final_value) values ('sample_table','host_geo_origin','South America:Chile:Concepcion:','South America:Chile:Concepcion:-');</text:p>
          </table:table-cell>
          <table:table-cell/>
        </table:table-row>
        <table:table-row table:style-name="ro1">
          <table:table-cell office:value-type="string" calcext:value-type="string">
            <text:p>South America:Chile:Coyhaique:</text:p>
          </table:table-cell>
          <table:table-cell office:value-type="string" calcext:value-type="string">
            <text:p>South America:Chile:Coyhaiq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0]);&quot;','&quot;;TRIM([.D1160]);&quot;','&quot;;TRIM([.A1160]);&quot;','&quot;;TRIM([.B1160]);&quot;'&quot;;[.$F$1])" office:value-type="string" office:string-value="insert into harmonization_table (table_name, column_name, valid_value, final_value) values ('sample_table','host_geo_origin','South America:Chile:Coyhaique:','South America:Chile:Coyhaique:-');" calcext:value-type="string">
            <text:p>insert into harmonization_table (table_name, column_name, valid_value, final_value) values ('sample_table','host_geo_origin','South America:Chile:Coyhaique:','South America:Chile:Coyhaique:-');</text:p>
          </table:table-cell>
          <table:table-cell/>
        </table:table-row>
        <table:table-row table:style-name="ro1">
          <table:table-cell office:value-type="string" calcext:value-type="string">
            <text:p>South America:Chile:Puerto Montt:</text:p>
          </table:table-cell>
          <table:table-cell office:value-type="string" calcext:value-type="string">
            <text:p>South America:Chile:Puerto Mont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1]);&quot;','&quot;;TRIM([.D1161]);&quot;','&quot;;TRIM([.A1161]);&quot;','&quot;;TRIM([.B1161]);&quot;'&quot;;[.$F$1])" office:value-type="string" office:string-value="insert into harmonization_table (table_name, column_name, valid_value, final_value) values ('sample_table','host_geo_origin','South America:Chile:Puerto Montt:','South America:Chile:Puerto Montt:-');" calcext:value-type="string">
            <text:p>insert into harmonization_table (table_name, column_name, valid_value, final_value) values ('sample_table','host_geo_origin','South America:Chile:Puerto Montt:','South America:Chile:Puerto Montt:-');</text:p>
          </table:table-cell>
          <table:table-cell/>
        </table:table-row>
        <table:table-row table:style-name="ro1">
          <table:table-cell office:value-type="string" calcext:value-type="string">
            <text:p>South America:Chile:Punta Arenas:</text:p>
          </table:table-cell>
          <table:table-cell office:value-type="string" calcext:value-type="string">
            <text:p>South America:Chile:Punta Aren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2]);&quot;','&quot;;TRIM([.D1162]);&quot;','&quot;;TRIM([.A1162]);&quot;','&quot;;TRIM([.B1162]);&quot;'&quot;;[.$F$1])" office:value-type="string" office:string-value="insert into harmonization_table (table_name, column_name, valid_value, final_value) values ('sample_table','host_geo_origin','South America:Chile:Punta Arenas:','South America:Chile:Punta Arenas:-');" calcext:value-type="string">
            <text:p>insert into harmonization_table (table_name, column_name, valid_value, final_value) values ('sample_table','host_geo_origin','South America:Chile:Punta Arenas:','South America:Chile:Punta Arenas:-');</text:p>
          </table:table-cell>
          <table:table-cell/>
        </table:table-row>
        <table:table-row table:style-name="ro1">
          <table:table-cell office:value-type="string" calcext:value-type="string">
            <text:p>South America:Chile:Rancagua:</text:p>
          </table:table-cell>
          <table:table-cell office:value-type="string" calcext:value-type="string">
            <text:p>South America:Chile:Rancagu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3]);&quot;','&quot;;TRIM([.D1163]);&quot;','&quot;;TRIM([.A1163]);&quot;','&quot;;TRIM([.B1163]);&quot;'&quot;;[.$F$1])" office:value-type="string" office:string-value="insert into harmonization_table (table_name, column_name, valid_value, final_value) values ('sample_table','host_geo_origin','South America:Chile:Rancagua:','South America:Chile:Rancagua:-');" calcext:value-type="string">
            <text:p>insert into harmonization_table (table_name, column_name, valid_value, final_value) values ('sample_table','host_geo_origin','South America:Chile:Rancagua:','South America:Chile:Rancagu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Texas:Hous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4]);&quot;','&quot;;TRIM([.D1164]);&quot;','&quot;;TRIM([.A1164]);&quot;','&quot;;TRIM([.B1164]);&quot;'&quot;;[.$F$1])" office:value-type="string" office:string-value="insert into harmonization_table (table_name, column_name, valid_value, final_value) values ('sample_table','host_geo_origin','North America:USA:Texas:Houston','North America:USA:Texas:Houston');" calcext:value-type="string">
            <text:p>insert into harmonization_table (table_name, column_name, valid_value, final_value) values ('sample_table','host_geo_origin','North America:USA:Texas:Houston','North America:USA:Texas:Houston');</text:p>
          </table:table-cell>
          <table:table-cell/>
        </table:table-row>
        <table:table-row table:style-name="ro1">
          <table:table-cell office:value-type="string" calcext:value-type="string">
            <text:p>North America:USA:USA:</text:p>
          </table:table-cell>
          <table:table-cell office:value-type="string" calcext:value-type="string">
            <text:p>North America:USA:US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5]);&quot;','&quot;;TRIM([.D1165]);&quot;','&quot;;TRIM([.A1165]);&quot;','&quot;;TRIM([.B1165]);&quot;'&quot;;[.$F$1])" office:value-type="string" office:string-value="insert into harmonization_table (table_name, column_name, valid_value, final_value) values ('sample_table','host_geo_origin','North America:USA:USA:','North America:USA:USA:-');" calcext:value-type="string">
            <text:p>insert into harmonization_table (table_name, column_name, valid_value, final_value) values ('sample_table','host_geo_origin','North America:USA:USA:','North America:USA:USA:-');</text:p>
          </table:table-cell>
          <table:table-cell/>
        </table:table-row>
        <table:table-row table:style-name="ro1">
          <table:table-cell office:value-type="string" calcext:value-type="string">
            <text:p>South America:Chile:Santiago:</text:p>
          </table:table-cell>
          <table:table-cell office:value-type="string" calcext:value-type="string">
            <text:p>South America:Chile:Santiag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6]);&quot;','&quot;;TRIM([.D1166]);&quot;','&quot;;TRIM([.A1166]);&quot;','&quot;;TRIM([.B1166]);&quot;'&quot;;[.$F$1])" office:value-type="string" office:string-value="insert into harmonization_table (table_name, column_name, valid_value, final_value) values ('sample_table','host_geo_origin','South America:Chile:Santiago:','South America:Chile:Santiago:-');" calcext:value-type="string">
            <text:p>insert into harmonization_table (table_name, column_name, valid_value, final_value) values ('sample_table','host_geo_origin','South America:Chile:Santiago:','South America:Chile:Santiago:-');</text:p>
          </table:table-cell>
          <table:table-cell/>
        </table:table-row>
        <table:table-row table:style-name="ro1">
          <table:table-cell office:value-type="string" calcext:value-type="string">
            <text:p>North America:USA:Utah:</text:p>
          </table:table-cell>
          <table:table-cell office:value-type="string" calcext:value-type="string">
            <text:p>North America:USA:Ut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7]);&quot;','&quot;;TRIM([.D1167]);&quot;','&quot;;TRIM([.A1167]);&quot;','&quot;;TRIM([.B1167]);&quot;'&quot;;[.$F$1])" office:value-type="string" office:string-value="insert into harmonization_table (table_name, column_name, valid_value, final_value) values ('sample_table','host_geo_origin','North America:USA:Utah:','North America:USA:Utah:-');" calcext:value-type="string">
            <text:p>insert into harmonization_table (table_name, column_name, valid_value, final_value) values ('sample_table','host_geo_origin','North America:USA:Utah:','North America:USA:Utah:-');</text:p>
          </table:table-cell>
          <table:table-cell/>
        </table:table-row>
        <table:table-row table:style-name="ro1">
          <table:table-cell office:value-type="string" calcext:value-type="string">
            <text:p>North America:USA:Virginia: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8]);&quot;','&quot;;TRIM([.D1168]);&quot;','&quot;;TRIM([.A1168]);&quot;','&quot;;TRIM([.B1168]);&quot;'&quot;;[.$F$1])" office:value-type="string" office:string-value="insert into harmonization_table (table_name, column_name, valid_value, final_value) values ('sample_table','host_geo_origin','North America:USA:Virginia:','North America:USA:Virginia:-');" calcext:value-type="string">
            <text:p>insert into harmonization_table (table_name, column_name, valid_value, final_value) values ('sample_table','host_geo_origin','North America:USA:Virginia: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North America:USA:Virgin Islands:</text:p>
          </table:table-cell>
          <table:table-cell office:value-type="string" calcext:value-type="string">
            <text:p>North America:USA:Virgin Island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9]);&quot;','&quot;;TRIM([.D1169]);&quot;','&quot;;TRIM([.A1169]);&quot;','&quot;;TRIM([.B1169]);&quot;'&quot;;[.$F$1])" office:value-type="string" office:string-value="insert into harmonization_table (table_name, column_name, valid_value, final_value) values ('sample_table','host_geo_origin','North America:USA:Virgin Islands:','North America:USA:Virgin Islands:-');" calcext:value-type="string">
            <text:p>insert into harmonization_table (table_name, column_name, valid_value, final_value) values ('sample_table','host_geo_origin','North America:USA:Virgin Islands:','North America:USA:Virgin Islands:-');</text:p>
          </table:table-cell>
          <table:table-cell/>
        </table:table-row>
        <table:table-row table:style-name="ro1">
          <table:table-cell office:value-type="string" calcext:value-type="string">
            <text:p>North America:USA:Vermont:</text:p>
          </table:table-cell>
          <table:table-cell office:value-type="string" calcext:value-type="string">
            <text:p>North America:USA:Vermo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0]);&quot;','&quot;;TRIM([.D1170]);&quot;','&quot;;TRIM([.A1170]);&quot;','&quot;;TRIM([.B1170]);&quot;'&quot;;[.$F$1])" office:value-type="string" office:string-value="insert into harmonization_table (table_name, column_name, valid_value, final_value) values ('sample_table','host_geo_origin','North America:USA:Vermont:','North America:USA:Vermont:-');" calcext:value-type="string">
            <text:p>insert into harmonization_table (table_name, column_name, valid_value, final_value) values ('sample_table','host_geo_origin','North America:USA:Vermont:','North America:USA:Vermont:-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1]);&quot;','&quot;;TRIM([.D1171]);&quot;','&quot;;TRIM([.A1171]);&quot;','&quot;;TRIM([.B1171]);&quot;'&quot;;[.$F$1])" office:value-type="string" office:string-value="insert into harmonization_table (table_name, column_name, valid_value, final_value) values ('sample_table','host_geo_origin','North America:USA:Washington:','North America:USA:Washington:-');" calcext:value-type="string">
            <text:p>insert into harmonization_table (table_name, column_name, valid_value, final_value) values ('sample_table','host_geo_origin','North America:USA:Washington:','North America:USA:Washingt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ng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2]);&quot;','&quot;;TRIM([.D1172]);&quot;','&quot;;TRIM([.A1172]);&quot;','&quot;;TRIM([.B1172]);&quot;'&quot;;[.$F$1])" office:value-type="string" office:string-value="insert into harmonization_table (table_name, column_name, valid_value, final_value) values ('sample_table','host_geo_origin','North America:USA:Washington:King County','North America:USA:Washington:King County');" calcext:value-type="string">
            <text:p>insert into harmonization_table (table_name, column_name, valid_value, final_value) values ('sample_table','host_geo_origin','North America:USA:Washington:King County','North America:USA:Washington:King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nohomis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3]);&quot;','&quot;;TRIM([.D1173]);&quot;','&quot;;TRIM([.A1173]);&quot;','&quot;;TRIM([.B1173]);&quot;'&quot;;[.$F$1])" office:value-type="string" office:string-value="insert into harmonization_table (table_name, column_name, valid_value, final_value) values ('sample_table','host_geo_origin','North America:USA:Washington:Snohomish County','North America:USA:Washington:Snohomish County');" calcext:value-type="string">
            <text:p>insert into harmonization_table (table_name, column_name, valid_value, final_value) values ('sample_table','host_geo_origin','North America:USA:Washington:Snohomish County','North America:USA:Washington:Snohomish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Gran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4]);&quot;','&quot;;TRIM([.D1174]);&quot;','&quot;;TRIM([.A1174]);&quot;','&quot;;TRIM([.B1174]);&quot;'&quot;;[.$F$1])" office:value-type="string" office:string-value="insert into harmonization_table (table_name, column_name, valid_value, final_value) values ('sample_table','host_geo_origin','North America:USA:Washington:Grant County','North America:USA:Washington:Grant County');" calcext:value-type="string">
            <text:p>insert into harmonization_table (table_name, column_name, valid_value, final_value) values ('sample_table','host_geo_origin','North America:USA:Washington:Grant County','North America:USA:Washington:Grant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Whatcom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5]);&quot;','&quot;;TRIM([.D1175]);&quot;','&quot;;TRIM([.A1175]);&quot;','&quot;;TRIM([.B1175]);&quot;'&quot;;[.$F$1])" office:value-type="string" office:string-value="insert into harmonization_table (table_name, column_name, valid_value, final_value) values ('sample_table','host_geo_origin','North America:USA:Washington:Whatcom County','North America:USA:Washington:Whatcom County');" calcext:value-type="string">
            <text:p>insert into harmonization_table (table_name, column_name, valid_value, final_value) values ('sample_table','host_geo_origin','North America:USA:Washington:Whatcom County','North America:USA:Washington:Whatcom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Yakim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6]);&quot;','&quot;;TRIM([.D1176]);&quot;','&quot;;TRIM([.A1176]);&quot;','&quot;;TRIM([.B1176]);&quot;'&quot;;[.$F$1])" office:value-type="string" office:string-value="insert into harmonization_table (table_name, column_name, valid_value, final_value) values ('sample_table','host_geo_origin','North America:USA:Washington:Yakima County','North America:USA:Washington:Yakima County');" calcext:value-type="string">
            <text:p>insert into harmonization_table (table_name, column_name, valid_value, final_value) values ('sample_table','host_geo_origin','North America:USA:Washington:Yakima County','North America:USA:Washington:Yakim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Pierc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7]);&quot;','&quot;;TRIM([.D1177]);&quot;','&quot;;TRIM([.A1177]);&quot;','&quot;;TRIM([.B1177]);&quot;'&quot;;[.$F$1])" office:value-type="string" office:string-value="insert into harmonization_table (table_name, column_name, valid_value, final_value) values ('sample_table','host_geo_origin','North America:USA:Washington:Pierce County','North America:USA:Washington:Pierce County');" calcext:value-type="string">
            <text:p>insert into harmonization_table (table_name, column_name, valid_value, final_value) values ('sample_table','host_geo_origin','North America:USA:Washington:Pierce County','North America:USA:Washington:Pierc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Clar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8]);&quot;','&quot;;TRIM([.D1178]);&quot;','&quot;;TRIM([.A1178]);&quot;','&quot;;TRIM([.B1178]);&quot;'&quot;;[.$F$1])" office:value-type="string" office:string-value="insert into harmonization_table (table_name, column_name, valid_value, final_value) values ('sample_table','host_geo_origin','North America:USA:Washington:Clark County','North America:USA:Washington:Clark County');" calcext:value-type="string">
            <text:p>insert into harmonization_table (table_name, column_name, valid_value, final_value) values ('sample_table','host_geo_origin','North America:USA:Washington:Clark County','North America:USA:Washington:Clar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Thurs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9]);&quot;','&quot;;TRIM([.D1179]);&quot;','&quot;;TRIM([.A1179]);&quot;','&quot;;TRIM([.B1179]);&quot;'&quot;;[.$F$1])" office:value-type="string" office:string-value="insert into harmonization_table (table_name, column_name, valid_value, final_value) values ('sample_table','host_geo_origin','North America:USA:Washington:Thurston County','North America:USA:Washington:Thurston County');" calcext:value-type="string">
            <text:p>insert into harmonization_table (table_name, column_name, valid_value, final_value) values ('sample_table','host_geo_origin','North America:USA:Washington:Thurston County','North America:USA:Washington:Thurs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kagi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0]);&quot;','&quot;;TRIM([.D1180]);&quot;','&quot;;TRIM([.A1180]);&quot;','&quot;;TRIM([.B1180]);&quot;'&quot;;[.$F$1])" office:value-type="string" office:string-value="insert into harmonization_table (table_name, column_name, valid_value, final_value) values ('sample_table','host_geo_origin','North America:USA:Washington:Skagit County','North America:USA:Washington:Skagit County');" calcext:value-type="string">
            <text:p>insert into harmonization_table (table_name, column_name, valid_value, final_value) values ('sample_table','host_geo_origin','North America:USA:Washington:Skagit County','North America:USA:Washington:Skagit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Talca:</text:p>
          </table:table-cell>
          <table:table-cell office:value-type="string" calcext:value-type="string">
            <text:p>South America:Chile:Tal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1]);&quot;','&quot;;TRIM([.D1181]);&quot;','&quot;;TRIM([.A1181]);&quot;','&quot;;TRIM([.B1181]);&quot;'&quot;;[.$F$1])" office:value-type="string" office:string-value="insert into harmonization_table (table_name, column_name, valid_value, final_value) values ('sample_table','host_geo_origin','South America:Chile:Talca:','South America:Chile:Talca:-');" calcext:value-type="string">
            <text:p>insert into harmonization_table (table_name, column_name, valid_value, final_value) values ('sample_table','host_geo_origin','South America:Chile:Talca:','South America:Chile:Talc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Asot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2]);&quot;','&quot;;TRIM([.D1182]);&quot;','&quot;;TRIM([.A1182]);&quot;','&quot;;TRIM([.B1182]);&quot;'&quot;;[.$F$1])" office:value-type="string" office:string-value="insert into harmonization_table (table_name, column_name, valid_value, final_value) values ('sample_table','host_geo_origin','North America:USA:Washington:Asotin County','North America:USA:Washington:Asotin County');" calcext:value-type="string">
            <text:p>insert into harmonization_table (table_name, column_name, valid_value, final_value) values ('sample_table','host_geo_origin','North America:USA:Washington:Asotin County','North America:USA:Washington:Asot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Ben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3]);&quot;','&quot;;TRIM([.D1183]);&quot;','&quot;;TRIM([.A1183]);&quot;','&quot;;TRIM([.B1183]);&quot;'&quot;;[.$F$1])" office:value-type="string" office:string-value="insert into harmonization_table (table_name, column_name, valid_value, final_value) values ('sample_table','host_geo_origin','North America:USA:Washington:Benton County','North America:USA:Washington:Benton County');" calcext:value-type="string">
            <text:p>insert into harmonization_table (table_name, column_name, valid_value, final_value) values ('sample_table','host_geo_origin','North America:USA:Washington:Benton County','North America:USA:Washington:Bent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Franklin County WA</text:p>
          </table:table-cell>
          <table:table-cell office:value-type="string" calcext:value-type="string">
            <text:p>North America:USA:Washington:Frankl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4]);&quot;','&quot;;TRIM([.D1184]);&quot;','&quot;;TRIM([.A1184]);&quot;','&quot;;TRIM([.B1184]);&quot;'&quot;;[.$F$1])" office:value-type="string" office:string-value="insert into harmonization_table (table_name, column_name, valid_value, final_value) values ('sample_table','host_geo_origin','North America:USA:Washington:Franklin County WA','North America:USA:Washington:Franklin County');" calcext:value-type="string">
            <text:p>insert into harmonization_table (table_name, column_name, valid_value, final_value) values ('sample_table','host_geo_origin','North America:USA:Washington:Franklin County WA','North America:USA:Washington:Franklin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Adams County WA</text:p>
          </table:table-cell>
          <table:table-cell office:value-type="string" calcext:value-type="string">
            <text:p>North America:USA:Washington:Adam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5]);&quot;','&quot;;TRIM([.D1185]);&quot;','&quot;;TRIM([.A1185]);&quot;','&quot;;TRIM([.B1185]);&quot;'&quot;;[.$F$1])" office:value-type="string" office:string-value="insert into harmonization_table (table_name, column_name, valid_value, final_value) values ('sample_table','host_geo_origin','North America:USA:Washington:Adams County WA','North America:USA:Washington:Adams County');" calcext:value-type="string">
            <text:p>insert into harmonization_table (table_name, column_name, valid_value, final_value) values ('sample_table','host_geo_origin','North America:USA:Washington:Adams County WA','North America:USA:Washington:Adams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Temuco:</text:p>
          </table:table-cell>
          <table:table-cell office:value-type="string" calcext:value-type="string">
            <text:p>South America:Chile:Temu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6]);&quot;','&quot;;TRIM([.D1186]);&quot;','&quot;;TRIM([.A1186]);&quot;','&quot;;TRIM([.B1186]);&quot;'&quot;;[.$F$1])" office:value-type="string" office:string-value="insert into harmonization_table (table_name, column_name, valid_value, final_value) values ('sample_table','host_geo_origin','South America:Chile:Temuco:','South America:Chile:Temuco:-');" calcext:value-type="string">
            <text:p>insert into harmonization_table (table_name, column_name, valid_value, final_value) values ('sample_table','host_geo_origin','South America:Chile:Temuco:','South America:Chile:Temuc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Ma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7]);&quot;','&quot;;TRIM([.D1187]);&quot;','&quot;;TRIM([.A1187]);&quot;','&quot;;TRIM([.B1187]);&quot;'&quot;;[.$F$1])" office:value-type="string" office:string-value="insert into harmonization_table (table_name, column_name, valid_value, final_value) values ('sample_table','host_geo_origin','North America:USA:Washington:Mason County','North America:USA:Washington:Mason County');" calcext:value-type="string">
            <text:p>insert into harmonization_table (table_name, column_name, valid_value, final_value) values ('sample_table','host_geo_origin','North America:USA:Washington:Mason County','North America:USA:Washington:Mason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Valparaiso:</text:p>
          </table:table-cell>
          <table:table-cell office:value-type="string" calcext:value-type="string">
            <text:p>South America:Chile:Valparais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8]);&quot;','&quot;;TRIM([.D1188]);&quot;','&quot;;TRIM([.A1188]);&quot;','&quot;;TRIM([.B1188]);&quot;'&quot;;[.$F$1])" office:value-type="string" office:string-value="insert into harmonization_table (table_name, column_name, valid_value, final_value) values ('sample_table','host_geo_origin','South America:Chile:Valparaiso:','South America:Chile:Valparaiso:-');" calcext:value-type="string">
            <text:p>insert into harmonization_table (table_name, column_name, valid_value, final_value) values ('sample_table','host_geo_origin','South America:Chile:Valparaiso:','South America:Chile:Valparais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ttita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9]);&quot;','&quot;;TRIM([.D1189]);&quot;','&quot;;TRIM([.A1189]);&quot;','&quot;;TRIM([.B1189]);&quot;'&quot;;[.$F$1])" office:value-type="string" office:string-value="insert into harmonization_table (table_name, column_name, valid_value, final_value) values ('sample_table','host_geo_origin','North America:USA:Washington:Kittitas County','North America:USA:Washington:Kittitas County');" calcext:value-type="string">
            <text:p>insert into harmonization_table (table_name, column_name, valid_value, final_value) values ('sample_table','host_geo_origin','North America:USA:Washington:Kittitas County','North America:USA:Washington:Kittitas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Jefferson County WA</text:p>
          </table:table-cell>
          <table:table-cell office:value-type="string" calcext:value-type="string">
            <text:p>North America:USA:Washington:Jeffer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0]);&quot;','&quot;;TRIM([.D1190]);&quot;','&quot;;TRIM([.A1190]);&quot;','&quot;;TRIM([.B1190]);&quot;'&quot;;[.$F$1])" office:value-type="string" office:string-value="insert into harmonization_table (table_name, column_name, valid_value, final_value) values ('sample_table','host_geo_origin','North America:USA:Washington:Jefferson County WA','North America:USA:Washington:Jefferson County');" calcext:value-type="string">
            <text:p>insert into harmonization_table (table_name, column_name, valid_value, final_value) values ('sample_table','host_geo_origin','North America:USA:Washington:Jefferson County WA','North America:USA:Washington:Jeffer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1]);&quot;','&quot;;TRIM([.D1191]);&quot;','&quot;;TRIM([.A1191]);&quot;','&quot;;TRIM([.B1191]);&quot;'&quot;;[.$F$1])" office:value-type="string" office:string-value="insert into harmonization_table (table_name, column_name, valid_value, final_value) values ('sample_table','host_geo_origin','Asia:China:Hubei:Wuhan','Asia:China:Hubei:Wuhan');" calcext:value-type="string">
            <text:p>insert into harmonization_table (table_name, column_name, valid_value, final_value) values ('sample_table','host_geo_origin','Asia:China:Hubei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Asia:China:Chongqing:</text:p>
          </table:table-cell>
          <table:table-cell office:value-type="string" calcext:value-type="string">
            <text:p>Asia:China:Chongq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2]);&quot;','&quot;;TRIM([.D1192]);&quot;','&quot;;TRIM([.A1192]);&quot;','&quot;;TRIM([.B1192]);&quot;'&quot;;[.$F$1])" office:value-type="string" office:string-value="insert into harmonization_table (table_name, column_name, valid_value, final_value) values ('sample_table','host_geo_origin','Asia:China:Chongqing:','Asia:China:Chongqing:-');" calcext:value-type="string">
            <text:p>insert into harmonization_table (table_name, column_name, valid_value, final_value) values ('sample_table','host_geo_origin','Asia:China:Chongqing:','Asia:China:Chongq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Chongqing:Yongch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3]);&quot;','&quot;;TRIM([.D1193]);&quot;','&quot;;TRIM([.A1193]);&quot;','&quot;;TRIM([.B1193]);&quot;'&quot;;[.$F$1])" office:value-type="string" office:string-value="insert into harmonization_table (table_name, column_name, valid_value, final_value) values ('sample_table','host_geo_origin','Asia:China:Chongqing:Yongchuan','Asia:China:Chongqing:Yongchuan');" calcext:value-type="string">
            <text:p>insert into harmonization_table (table_name, column_name, valid_value, final_value) values ('sample_table','host_geo_origin','Asia:China:Chongqing:Yongchuan','Asia:China:Chongqing:Yongch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Chongqing:Zhongx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4]);&quot;','&quot;;TRIM([.D1194]);&quot;','&quot;;TRIM([.A1194]);&quot;','&quot;;TRIM([.B1194]);&quot;'&quot;;[.$F$1])" office:value-type="string" office:string-value="insert into harmonization_table (table_name, column_name, valid_value, final_value) values ('sample_table','host_geo_origin','Asia:China:Chongqing:Zhongxian','Asia:China:Chongqing:Zhongxian');" calcext:value-type="string">
            <text:p>insert into harmonization_table (table_name, column_name, valid_value, final_value) values ('sample_table','host_geo_origin','Asia:China:Chongqing:Zhongxian','Asia:China:Chongqing:Zhongxian');</text:p>
          </table:table-cell>
          <table:table-cell/>
        </table:table-row>
        <table:table-row table:style-name="ro1">
          <table:table-cell office:value-type="string" calcext:value-type="string">
            <text:p>South America:Colombia:Antioquia:</text:p>
          </table:table-cell>
          <table:table-cell office:value-type="string" calcext:value-type="string">
            <text:p>South America:Colombia:Antioqu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5]);&quot;','&quot;;TRIM([.D1195]);&quot;','&quot;;TRIM([.A1195]);&quot;','&quot;;TRIM([.B1195]);&quot;'&quot;;[.$F$1])" office:value-type="string" office:string-value="insert into harmonization_table (table_name, column_name, valid_value, final_value) values ('sample_table','host_geo_origin','South America:Colombia:Antioquia:','South America:Colombia:Antioquia:-');" calcext:value-type="string">
            <text:p>insert into harmonization_table (table_name, column_name, valid_value, final_value) values ('sample_table','host_geo_origin','South America:Colombia:Antioquia:','South America:Colombia:Antioquia:-');</text:p>
          </table:table-cell>
          <table:table-cell/>
        </table:table-row>
        <table:table-row table:style-name="ro1">
          <table:table-cell office:value-type="string" calcext:value-type="string">
            <text:p>South America:Colombia:Bogota:</text:p>
          </table:table-cell>
          <table:table-cell office:value-type="string" calcext:value-type="string">
            <text:p>South America:Colombia:Bog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6]);&quot;','&quot;;TRIM([.D1196]);&quot;','&quot;;TRIM([.A1196]);&quot;','&quot;;TRIM([.B1196]);&quot;'&quot;;[.$F$1])" office:value-type="string" office:string-value="insert into harmonization_table (table_name, column_name, valid_value, final_value) values ('sample_table','host_geo_origin','South America:Colombia:Bogota:','South America:Colombia:Bogota:-');" calcext:value-type="string">
            <text:p>insert into harmonization_table (table_name, column_name, valid_value, final_value) values ('sample_table','host_geo_origin','South America:Colombia:Bogota:','South America:Colombia:Bogota:-');</text:p>
          </table:table-cell>
          <table:table-cell/>
        </table:table-row>
        <table:table-row table:style-name="ro1">
          <table:table-cell office:value-type="string" calcext:value-type="string">
            <text:p>South America:Colombia:Colombia: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7]);&quot;','&quot;;TRIM([.D1197]);&quot;','&quot;;TRIM([.A1197]);&quot;','&quot;;TRIM([.B1197]);&quot;'&quot;;[.$F$1])" office:value-type="string" office:string-value="insert into harmonization_table (table_name, column_name, valid_value, final_value) values ('sample_table','host_geo_origin','South America:Colombia:Colombia:','South America:Colombia:-:-');" calcext:value-type="string">
            <text:p>insert into harmonization_table (table_name, column_name, valid_value, final_value) values ('sample_table','host_geo_origin','South America:Colombia:Colombia:','South America:Colombi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aldas:Anserm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8]);&quot;','&quot;;TRIM([.D1198]);&quot;','&quot;;TRIM([.A1198]);&quot;','&quot;;TRIM([.B1198]);&quot;'&quot;;[.$F$1])" office:value-type="string" office:string-value="insert into harmonization_table (table_name, column_name, valid_value, final_value) values ('sample_table','host_geo_origin','South America:Colombia:Caldas:Anserma','South America:Colombia:Caldas:Anserma');" calcext:value-type="string">
            <text:p>insert into harmonization_table (table_name, column_name, valid_value, final_value) values ('sample_table','host_geo_origin','South America:Colombia:Caldas:Anserma','South America:Colombia:Caldas:Anserm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Cal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9]);&quot;','&quot;;TRIM([.D1199]);&quot;','&quot;;TRIM([.A1199]);&quot;','&quot;;TRIM([.B1199]);&quot;'&quot;;[.$F$1])" office:value-type="string" office:string-value="insert into harmonization_table (table_name, column_name, valid_value, final_value) values ('sample_table','host_geo_origin','South America:Colombia:Valle del Cauca:Cali','South America:Colombia:Valle del Cauca:Cali');" calcext:value-type="string">
            <text:p>insert into harmonization_table (table_name, column_name, valid_value, final_value) values ('sample_table','host_geo_origin','South America:Colombia:Valle del Cauca:Cali','South America:Colombia:Valle del Cauca:Cal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Palm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0]);&quot;','&quot;;TRIM([.D1200]);&quot;','&quot;;TRIM([.A1200]);&quot;','&quot;;TRIM([.B1200]);&quot;'&quot;;[.$F$1])" office:value-type="string" office:string-value="insert into harmonization_table (table_name, column_name, valid_value, final_value) values ('sample_table','host_geo_origin','South America:Colombia:Valle del Cauca:Palmira','South America:Colombia:Valle del Cauca:Palmira');" calcext:value-type="string">
            <text:p>insert into harmonization_table (table_name, column_name, valid_value, final_value) values ('sample_table','host_geo_origin','South America:Colombia:Valle del Cauca:Palmira','South America:Colombia:Valle del Cauca:Palm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Tog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1]);&quot;','&quot;;TRIM([.D1201]);&quot;','&quot;;TRIM([.A1201]);&quot;','&quot;;TRIM([.B1201]);&quot;'&quot;;[.$F$1])" office:value-type="string" office:string-value="insert into harmonization_table (table_name, column_name, valid_value, final_value) values ('sample_table','host_geo_origin','South America:Colombia:Boyaca:Togui','South America:Colombia:Boyaca:Togui');" calcext:value-type="string">
            <text:p>insert into harmonization_table (table_name, column_name, valid_value, final_value) values ('sample_table','host_geo_origin','South America:Colombia:Boyaca:Togui','South America:Colombia:Boyaca:Togu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Umatill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2]);&quot;','&quot;;TRIM([.D1202]);&quot;','&quot;;TRIM([.A1202]);&quot;','&quot;;TRIM([.B1202]);&quot;'&quot;;[.$F$1])" office:value-type="string" office:string-value="insert into harmonization_table (table_name, column_name, valid_value, final_value) values ('sample_table','host_geo_origin','North America:USA:Washington:Umatilla County','North America:USA:Washington:Umatilla County');" calcext:value-type="string">
            <text:p>insert into harmonization_table (table_name, column_name, valid_value, final_value) values ('sample_table','host_geo_origin','North America:USA:Washington:Umatilla County','North America:USA:Washington:Umatill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Soach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3]);&quot;','&quot;;TRIM([.D1203]);&quot;','&quot;;TRIM([.A1203]);&quot;','&quot;;TRIM([.B1203]);&quot;'&quot;;[.$F$1])" office:value-type="string" office:string-value="insert into harmonization_table (table_name, column_name, valid_value, final_value) values ('sample_table','host_geo_origin','South America:Colombia:Cundinamarca:Soacha','South America:Colombia:Cundinamarca:Soacha');" calcext:value-type="string">
            <text:p>insert into harmonization_table (table_name, column_name, valid_value, final_value) values ('sample_table','host_geo_origin','South America:Colombia:Cundinamarca:Soacha','South America:Colombia:Cundinamarca:Soacha');</text:p>
          </table:table-cell>
          <table:table-cell/>
        </table:table-row>
        <table:table-row table:style-name="ro1">
          <table:table-cell office:value-type="string" calcext:value-type="string">
            <text:p>South America:Colombia:Cundinamarca:Madrid CO</text:p>
          </table:table-cell>
          <table:table-cell office:value-type="string" calcext:value-type="string">
            <text:p>South America:Colombia:Cundinamarca:Madr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4]);&quot;','&quot;;TRIM([.D1204]);&quot;','&quot;;TRIM([.A1204]);&quot;','&quot;;TRIM([.B1204]);&quot;'&quot;;[.$F$1])" office:value-type="string" office:string-value="insert into harmonization_table (table_name, column_name, valid_value, final_value) values ('sample_table','host_geo_origin','South America:Colombia:Cundinamarca:Madrid CO','South America:Colombia:Cundinamarca:Madrid');" calcext:value-type="string">
            <text:p>insert into harmonization_table (table_name, column_name, valid_value, final_value) values ('sample_table','host_geo_origin','South America:Colombia:Cundinamarca:Madrid CO','South America:Colombia:Cundinamarca:Madr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Zipaqu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5]);&quot;','&quot;;TRIM([.D1205]);&quot;','&quot;;TRIM([.A1205]);&quot;','&quot;;TRIM([.B1205]);&quot;'&quot;;[.$F$1])" office:value-type="string" office:string-value="insert into harmonization_table (table_name, column_name, valid_value, final_value) values ('sample_table','host_geo_origin','South America:Colombia:Cundinamarca:Zipaquira','South America:Colombia:Cundinamarca:Zipaquira');" calcext:value-type="string">
            <text:p>insert into harmonization_table (table_name, column_name, valid_value, final_value) values ('sample_table','host_geo_origin','South America:Colombia:Cundinamarca:Zipaquira','South America:Colombia:Cundinamarca:Zipaqu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Santa Sof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6]);&quot;','&quot;;TRIM([.D1206]);&quot;','&quot;;TRIM([.A1206]);&quot;','&quot;;TRIM([.B1206]);&quot;'&quot;;[.$F$1])" office:value-type="string" office:string-value="insert into harmonization_table (table_name, column_name, valid_value, final_value) values ('sample_table','host_geo_origin','South America:Colombia:Boyaca:Santa Sofia','South America:Colombia:Boyaca:Santa Sofia');" calcext:value-type="string">
            <text:p>insert into harmonization_table (table_name, column_name, valid_value, final_value) values ('sample_table','host_geo_origin','South America:Colombia:Boyaca:Santa Sofia','South America:Colombia:Boyaca:Santa Sof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Narino:Ipia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7]);&quot;','&quot;;TRIM([.D1207]);&quot;','&quot;;TRIM([.A1207]);&quot;','&quot;;TRIM([.B1207]);&quot;'&quot;;[.$F$1])" office:value-type="string" office:string-value="insert into harmonization_table (table_name, column_name, valid_value, final_value) values ('sample_table','host_geo_origin','South America:Colombia:Narino:Ipiales','South America:Colombia:Narino:Ipiales');" calcext:value-type="string">
            <text:p>insert into harmonization_table (table_name, column_name, valid_value, final_value) values ('sample_table','host_geo_origin','South America:Colombia:Narino:Ipiales','South America:Colombia:Narino:Ipial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hoco:Quib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8]);&quot;','&quot;;TRIM([.D1208]);&quot;','&quot;;TRIM([.A1208]);&quot;','&quot;;TRIM([.B1208]);&quot;'&quot;;[.$F$1])" office:value-type="string" office:string-value="insert into harmonization_table (table_name, column_name, valid_value, final_value) values ('sample_table','host_geo_origin','South America:Colombia:Choco:Quibdo','South America:Colombia:Choco:Quibdo');" calcext:value-type="string">
            <text:p>insert into harmonization_table (table_name, column_name, valid_value, final_value) values ('sample_table','host_geo_origin','South America:Colombia:Choco:Quibdo','South America:Colombia:Choco:Quib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Risaralda:Pere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9]);&quot;','&quot;;TRIM([.D1209]);&quot;','&quot;;TRIM([.A1209]);&quot;','&quot;;TRIM([.B1209]);&quot;'&quot;;[.$F$1])" office:value-type="string" office:string-value="insert into harmonization_table (table_name, column_name, valid_value, final_value) values ('sample_table','host_geo_origin','South America:Colombia:Risaralda:Pereira','South America:Colombia:Risaralda:Pereira');" calcext:value-type="string">
            <text:p>insert into harmonization_table (table_name, column_name, valid_value, final_value) values ('sample_table','host_geo_origin','South America:Colombia:Risaralda:Pereira','South America:Colombia:Risaralda:Pere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Huila:Nei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0]);&quot;','&quot;;TRIM([.D1210]);&quot;','&quot;;TRIM([.A1210]);&quot;','&quot;;TRIM([.B1210]);&quot;'&quot;;[.$F$1])" office:value-type="string" office:string-value="insert into harmonization_table (table_name, column_name, valid_value, final_value) values ('sample_table','host_geo_origin','South America:Colombia:Huila:Neiva','South America:Colombia:Huila:Neiva');" calcext:value-type="string">
            <text:p>insert into harmonization_table (table_name, column_name, valid_value, final_value) values ('sample_table','host_geo_origin','South America:Colombia:Huila:Neiva','South America:Colombia:Huila:Nei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Funz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1]);&quot;','&quot;;TRIM([.D1211]);&quot;','&quot;;TRIM([.A1211]);&quot;','&quot;;TRIM([.B1211]);&quot;'&quot;;[.$F$1])" office:value-type="string" office:string-value="insert into harmonization_table (table_name, column_name, valid_value, final_value) values ('sample_table','host_geo_origin','South America:Colombia:Cundinamarca:Funza','South America:Colombia:Cundinamarca:Funza');" calcext:value-type="string">
            <text:p>insert into harmonization_table (table_name, column_name, valid_value, final_value) values ('sample_table','host_geo_origin','South America:Colombia:Cundinamarca:Funza','South America:Colombia:Cundinamarca:Funz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Bu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2]);&quot;','&quot;;TRIM([.D1212]);&quot;','&quot;;TRIM([.A1212]);&quot;','&quot;;TRIM([.B1212]);&quot;'&quot;;[.$F$1])" office:value-type="string" office:string-value="insert into harmonization_table (table_name, column_name, valid_value, final_value) values ('sample_table','host_geo_origin','South America:Colombia:Valle del Cauca:Buga','South America:Colombia:Valle del Cauca:Buga');" calcext:value-type="string">
            <text:p>insert into harmonization_table (table_name, column_name, valid_value, final_value) values ('sample_table','host_geo_origin','South America:Colombia:Valle del Cauca:Buga','South America:Colombia:Valle del Cauca:Bu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Tolima:Ibagu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3]);&quot;','&quot;;TRIM([.D1213]);&quot;','&quot;;TRIM([.A1213]);&quot;','&quot;;TRIM([.B1213]);&quot;'&quot;;[.$F$1])" office:value-type="string" office:string-value="insert into harmonization_table (table_name, column_name, valid_value, final_value) values ('sample_table','host_geo_origin','South America:Colombia:Tolima:Ibague','South America:Colombia:Tolima:Ibague');" calcext:value-type="string">
            <text:p>insert into harmonization_table (table_name, column_name, valid_value, final_value) values ('sample_table','host_geo_origin','South America:Colombia:Tolima:Ibague','South America:Colombia:Tolima:Ibagu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Medel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4]);&quot;','&quot;;TRIM([.D1214]);&quot;','&quot;;TRIM([.A1214]);&quot;','&quot;;TRIM([.B1214]);&quot;'&quot;;[.$F$1])" office:value-type="string" office:string-value="insert into harmonization_table (table_name, column_name, valid_value, final_value) values ('sample_table','host_geo_origin','South America:Colombia:Antioquia:Medellin','South America:Colombia:Antioquia:Medellin');" calcext:value-type="string">
            <text:p>insert into harmonization_table (table_name, column_name, valid_value, final_value) values ('sample_table','host_geo_origin','South America:Colombia:Antioquia:Medellin','South America:Colombia:Antioquia:Medel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Enviga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5]);&quot;','&quot;;TRIM([.D1215]);&quot;','&quot;;TRIM([.A1215]);&quot;','&quot;;TRIM([.B1215]);&quot;'&quot;;[.$F$1])" office:value-type="string" office:string-value="insert into harmonization_table (table_name, column_name, valid_value, final_value) values ('sample_table','host_geo_origin','South America:Colombia:Antioquia:Envigado','South America:Colombia:Antioquia:Envigado');" calcext:value-type="string">
            <text:p>insert into harmonization_table (table_name, column_name, valid_value, final_value) values ('sample_table','host_geo_origin','South America:Colombia:Antioquia:Envigado','South America:Colombia:Antioquia:Enviga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Itag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6]);&quot;','&quot;;TRIM([.D1216]);&quot;','&quot;;TRIM([.A1216]);&quot;','&quot;;TRIM([.B1216]);&quot;'&quot;;[.$F$1])" office:value-type="string" office:string-value="insert into harmonization_table (table_name, column_name, valid_value, final_value) values ('sample_table','host_geo_origin','South America:Colombia:Antioquia:Itagui','South America:Colombia:Antioquia:Itagui');" calcext:value-type="string">
            <text:p>insert into harmonization_table (table_name, column_name, valid_value, final_value) values ('sample_table','host_geo_origin','South America:Colombia:Antioquia:Itagui','South America:Colombia:Antioquia:Itagu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Sabane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7]);&quot;','&quot;;TRIM([.D1217]);&quot;','&quot;;TRIM([.A1217]);&quot;','&quot;;TRIM([.B1217]);&quot;'&quot;;[.$F$1])" office:value-type="string" office:string-value="insert into harmonization_table (table_name, column_name, valid_value, final_value) values ('sample_table','host_geo_origin','South America:Colombia:Antioquia:Sabaneta','South America:Colombia:Antioquia:Sabaneta');" calcext:value-type="string">
            <text:p>insert into harmonization_table (table_name, column_name, valid_value, final_value) values ('sample_table','host_geo_origin','South America:Colombia:Antioquia:Sabaneta','South America:Colombia:Antioquia:Sabane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Chocon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8]);&quot;','&quot;;TRIM([.D1218]);&quot;','&quot;;TRIM([.A1218]);&quot;','&quot;;TRIM([.B1218]);&quot;'&quot;;[.$F$1])" office:value-type="string" office:string-value="insert into harmonization_table (table_name, column_name, valid_value, final_value) values ('sample_table','host_geo_origin','South America:Colombia:Cundinamarca:Choconta','South America:Colombia:Cundinamarca:Choconta');" calcext:value-type="string">
            <text:p>insert into harmonization_table (table_name, column_name, valid_value, final_value) values ('sample_table','host_geo_origin','South America:Colombia:Cundinamarca:Choconta','South America:Colombia:Cundinamarca:Chocon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Tulu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9]);&quot;','&quot;;TRIM([.D1219]);&quot;','&quot;;TRIM([.A1219]);&quot;','&quot;;TRIM([.B1219]);&quot;'&quot;;[.$F$1])" office:value-type="string" office:string-value="insert into harmonization_table (table_name, column_name, valid_value, final_value) values ('sample_table','host_geo_origin','South America:Colombia:Valle del Cauca:Tulua','South America:Colombia:Valle del Cauca:Tulua');" calcext:value-type="string">
            <text:p>insert into harmonization_table (table_name, column_name, valid_value, final_value) values ('sample_table','host_geo_origin','South America:Colombia:Valle del Cauca:Tulua','South America:Colombia:Valle del Cauca:Tulu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Magdalena:Santa Mar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0]);&quot;','&quot;;TRIM([.D1220]);&quot;','&quot;;TRIM([.A1220]);&quot;','&quot;;TRIM([.B1220]);&quot;'&quot;;[.$F$1])" office:value-type="string" office:string-value="insert into harmonization_table (table_name, column_name, valid_value, final_value) values ('sample_table','host_geo_origin','South America:Colombia:Magdalena:Santa Marta','South America:Colombia:Magdalena:Santa Marta');" calcext:value-type="string">
            <text:p>insert into harmonization_table (table_name, column_name, valid_value, final_value) values ('sample_table','host_geo_origin','South America:Colombia:Magdalena:Santa Marta','South America:Colombia:Magdalena:Santa Mar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Trujill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1]);&quot;','&quot;;TRIM([.D1221]);&quot;','&quot;;TRIM([.A1221]);&quot;','&quot;;TRIM([.B1221]);&quot;'&quot;;[.$F$1])" office:value-type="string" office:string-value="insert into harmonization_table (table_name, column_name, valid_value, final_value) values ('sample_table','host_geo_origin','South America:Colombia:Valle del Cauca:Trujillo','South America:Colombia:Valle del Cauca:Trujillo');" calcext:value-type="string">
            <text:p>insert into harmonization_table (table_name, column_name, valid_value, final_value) values ('sample_table','host_geo_origin','South America:Colombia:Valle del Cauca:Trujillo','South America:Colombia:Valle del Cauca:Trujill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Andalu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2]);&quot;','&quot;;TRIM([.D1222]);&quot;','&quot;;TRIM([.A1222]);&quot;','&quot;;TRIM([.B1222]);&quot;'&quot;;[.$F$1])" office:value-type="string" office:string-value="insert into harmonization_table (table_name, column_name, valid_value, final_value) values ('sample_table','host_geo_origin','South America:Colombia:Valle del Cauca:Andalucia','South America:Colombia:Valle del Cauca:Andalucia');" calcext:value-type="string">
            <text:p>insert into harmonization_table (table_name, column_name, valid_value, final_value) values ('sample_table','host_geo_origin','South America:Colombia:Valle del Cauca:Andalucia','South America:Colombia:Valle del Cauca:Andaluc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Jamund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3]);&quot;','&quot;;TRIM([.D1223]);&quot;','&quot;;TRIM([.A1223]);&quot;','&quot;;TRIM([.B1223]);&quot;'&quot;;[.$F$1])" office:value-type="string" office:string-value="insert into harmonization_table (table_name, column_name, valid_value, final_value) values ('sample_table','host_geo_origin','South America:Colombia:Valle del Cauca:Jamundi','South America:Colombia:Valle del Cauca:Jamundi');" calcext:value-type="string">
            <text:p>insert into harmonization_table (table_name, column_name, valid_value, final_value) values ('sample_table','host_geo_origin','South America:Colombia:Valle del Cauca:Jamundi','South America:Colombia:Valle del Cauca:Jamund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El cerrit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4]);&quot;','&quot;;TRIM([.D1224]);&quot;','&quot;;TRIM([.A1224]);&quot;','&quot;;TRIM([.B1224]);&quot;'&quot;;[.$F$1])" office:value-type="string" office:string-value="insert into harmonization_table (table_name, column_name, valid_value, final_value) values ('sample_table','host_geo_origin','South America:Colombia:Valle del Cauca:El cerrito','South America:Colombia:Valle del Cauca:El cerrito');" calcext:value-type="string">
            <text:p>insert into harmonization_table (table_name, column_name, valid_value, final_value) values ('sample_table','host_geo_origin','South America:Colombia:Valle del Cauca:El cerrito','South America:Colombia:Valle del Cauca:El cerrit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5]);&quot;','&quot;;TRIM([.D1225]);&quot;','&quot;;TRIM([.A1225]);&quot;','&quot;;TRIM([.B1225]);&quot;'&quot;;[.$F$1])" office:value-type="string" office:string-value="insert into harmonization_table (table_name, column_name, valid_value, final_value) values ('sample_table','host_geo_origin','South America:Colombia:Boyaca:Santana','South America:Colombia:Boyaca:Santana');" calcext:value-type="string">
            <text:p>insert into harmonization_table (table_name, column_name, valid_value, final_value) values ('sample_table','host_geo_origin','South America:Colombia:Boyaca:Santana','South America:Colombia:Boyaca:Sant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esar:Valledup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6]);&quot;','&quot;;TRIM([.D1226]);&quot;','&quot;;TRIM([.A1226]);&quot;','&quot;;TRIM([.B1226]);&quot;'&quot;;[.$F$1])" office:value-type="string" office:string-value="insert into harmonization_table (table_name, column_name, valid_value, final_value) values ('sample_table','host_geo_origin','South America:Colombia:Cesar:Valledupar','South America:Colombia:Cesar:Valledupar');" calcext:value-type="string">
            <text:p>insert into harmonization_table (table_name, column_name, valid_value, final_value) values ('sample_table','host_geo_origin','South America:Colombia:Cesar:Valledupar','South America:Colombia:Cesar:Valledup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Caji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7]);&quot;','&quot;;TRIM([.D1227]);&quot;','&quot;;TRIM([.A1227]);&quot;','&quot;;TRIM([.B1227]);&quot;'&quot;;[.$F$1])" office:value-type="string" office:string-value="insert into harmonization_table (table_name, column_name, valid_value, final_value) values ('sample_table','host_geo_origin','South America:Colombia:Cundinamarca:Cajica','South America:Colombia:Cundinamarca:Cajica');" calcext:value-type="string">
            <text:p>insert into harmonization_table (table_name, column_name, valid_value, final_value) values ('sample_table','host_geo_origin','South America:Colombia:Cundinamarca:Cajica','South America:Colombia:Cundinamarca:Cajica');</text:p>
          </table:table-cell>
          <table:table-cell/>
        </table:table-row>
        <table:table-row table:style-name="ro1">
          <table:table-cell office:value-type="string" calcext:value-type="string">
            <text:p>South America:Colombia:Norte de santander:CÃºcuta</text:p>
          </table:table-cell>
          <table:table-cell office:value-type="string" calcext:value-type="string">
            <text:p>South America:Colombia:Norte de santander:Cucu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8]);&quot;','&quot;;TRIM([.D1228]);&quot;','&quot;;TRIM([.A1228]);&quot;','&quot;;TRIM([.B1228]);&quot;'&quot;;[.$F$1])" office:value-type="string" office:string-value="insert into harmonization_table (table_name, column_name, valid_value, final_value) values ('sample_table','host_geo_origin','South America:Colombia:Norte de santander:CÃºcuta','South America:Colombia:Norte de santander:Cucuta');" calcext:value-type="string">
            <text:p>insert into harmonization_table (table_name, column_name, valid_value, final_value) values ('sample_table','host_geo_origin','South America:Colombia:Norte de santander:CÃºcuta','South America:Colombia:Norte de santander:Cucu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Meta:Villavicenci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9]);&quot;','&quot;;TRIM([.D1229]);&quot;','&quot;;TRIM([.A1229]);&quot;','&quot;;TRIM([.B1229]);&quot;'&quot;;[.$F$1])" office:value-type="string" office:string-value="insert into harmonization_table (table_name, column_name, valid_value, final_value) values ('sample_table','host_geo_origin','South America:Colombia:Meta:Villavicencio','South America:Colombia:Meta:Villavicencio');" calcext:value-type="string">
            <text:p>insert into harmonization_table (table_name, column_name, valid_value, final_value) values ('sample_table','host_geo_origin','South America:Colombia:Meta:Villavicencio','South America:Colombia:Meta:Villavicenci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Risaralda:Dosquebrad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0]);&quot;','&quot;;TRIM([.D1230]);&quot;','&quot;;TRIM([.A1230]);&quot;','&quot;;TRIM([.B1230]);&quot;'&quot;;[.$F$1])" office:value-type="string" office:string-value="insert into harmonization_table (table_name, column_name, valid_value, final_value) values ('sample_table','host_geo_origin','South America:Colombia:Risaralda:Dosquebradas','South America:Colombia:Risaralda:Dosquebradas');" calcext:value-type="string">
            <text:p>insert into harmonization_table (table_name, column_name, valid_value, final_value) values ('sample_table','host_geo_origin','South America:Colombia:Risaralda:Dosquebradas','South America:Colombia:Risaralda:Dosquebrad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Yumb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1]);&quot;','&quot;;TRIM([.D1231]);&quot;','&quot;;TRIM([.A1231]);&quot;','&quot;;TRIM([.B1231]);&quot;'&quot;;[.$F$1])" office:value-type="string" office:string-value="insert into harmonization_table (table_name, column_name, valid_value, final_value) values ('sample_table','host_geo_origin','South America:Colombia:Valle del Cauca:Yumbo','South America:Colombia:Valle del Cauca:Yumbo');" calcext:value-type="string">
            <text:p>insert into harmonization_table (table_name, column_name, valid_value, final_value) values ('sample_table','host_geo_origin','South America:Colombia:Valle del Cauca:Yumbo','South America:Colombia:Valle del Cauca:Yumb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Pach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2]);&quot;','&quot;;TRIM([.D1232]);&quot;','&quot;;TRIM([.A1232]);&quot;','&quot;;TRIM([.B1232]);&quot;'&quot;;[.$F$1])" office:value-type="string" office:string-value="insert into harmonization_table (table_name, column_name, valid_value, final_value) values ('sample_table','host_geo_origin','South America:Colombia:Cundinamarca:Pacho','South America:Colombia:Cundinamarca:Pacho');" calcext:value-type="string">
            <text:p>insert into harmonization_table (table_name, column_name, valid_value, final_value) values ('sample_table','host_geo_origin','South America:Colombia:Cundinamarca:Pacho','South America:Colombia:Cundinamarca:Pach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ordoba:Tierral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3]);&quot;','&quot;;TRIM([.D1233]);&quot;','&quot;;TRIM([.A1233]);&quot;','&quot;;TRIM([.B1233]);&quot;'&quot;;[.$F$1])" office:value-type="string" office:string-value="insert into harmonization_table (table_name, column_name, valid_value, final_value) values ('sample_table','host_geo_origin','South America:Colombia:Cordoba:Tierralta','South America:Colombia:Cordoba:Tierralta');" calcext:value-type="string">
            <text:p>insert into harmonization_table (table_name, column_name, valid_value, final_value) values ('sample_table','host_geo_origin','South America:Colombia:Cordoba:Tierralta','South America:Colombia:Cordoba:Tierral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ordoba:Mont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4]);&quot;','&quot;;TRIM([.D1234]);&quot;','&quot;;TRIM([.A1234]);&quot;','&quot;;TRIM([.B1234]);&quot;'&quot;;[.$F$1])" office:value-type="string" office:string-value="insert into harmonization_table (table_name, column_name, valid_value, final_value) values ('sample_table','host_geo_origin','South America:Colombia:Cordoba:Monteria','South America:Colombia:Cordoba:Monteria');" calcext:value-type="string">
            <text:p>insert into harmonization_table (table_name, column_name, valid_value, final_value) values ('sample_table','host_geo_origin','South America:Colombia:Cordoba:Monteria','South America:Colombia:Cordoba:Mont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rk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5]);&quot;','&quot;;TRIM([.D1235]);&quot;','&quot;;TRIM([.A1235]);&quot;','&quot;;TRIM([.B1235]);&quot;'&quot;;[.$F$1])" office:value-type="string" office:string-value="insert into harmonization_table (table_name, column_name, valid_value, final_value) values ('sample_table','host_geo_origin','North America:USA:Washington:Kirkland','North America:USA:Washington:Kirkland');" calcext:value-type="string">
            <text:p>insert into harmonization_table (table_name, column_name, valid_value, final_value) values ('sample_table','host_geo_origin','North America:USA:Washington:Kirkland','North America:USA:Washington:Kirk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Alajuela:San Rafael de Alajue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6]);&quot;','&quot;;TRIM([.D1236]);&quot;','&quot;;TRIM([.A1236]);&quot;','&quot;;TRIM([.B1236]);&quot;'&quot;;[.$F$1])" office:value-type="string" office:string-value="insert into harmonization_table (table_name, column_name, valid_value, final_value) values ('sample_table','host_geo_origin','North America:Costa Rica:Alajuela:San Rafael de Alajuela','North America:Costa Rica:Alajuela:San Rafael de Alajuela');" calcext:value-type="string">
            <text:p>insert into harmonization_table (table_name, column_name, valid_value, final_value) values ('sample_table','host_geo_origin','North America:Costa Rica:Alajuela:San Rafael de Alajuela','North America:Costa Rica:Alajuela:San Rafael de Alajue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Heredia:San Rafael Here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7]);&quot;','&quot;;TRIM([.D1237]);&quot;','&quot;;TRIM([.A1237]);&quot;','&quot;;TRIM([.B1237]);&quot;'&quot;;[.$F$1])" office:value-type="string" office:string-value="insert into harmonization_table (table_name, column_name, valid_value, final_value) values ('sample_table','host_geo_origin','North America:Costa Rica:Heredia:San Rafael Heredia','North America:Costa Rica:Heredia:San Rafael Heredia');" calcext:value-type="string">
            <text:p>insert into harmonization_table (table_name, column_name, valid_value, final_value) values ('sample_table','host_geo_origin','North America:Costa Rica:Heredia:San Rafael Heredia','North America:Costa Rica:Heredia:San Rafael Here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Cartago:La Uni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8]);&quot;','&quot;;TRIM([.D1238]);&quot;','&quot;;TRIM([.A1238]);&quot;','&quot;;TRIM([.B1238]);&quot;'&quot;;[.$F$1])" office:value-type="string" office:string-value="insert into harmonization_table (table_name, column_name, valid_value, final_value) values ('sample_table','host_geo_origin','North America:Costa Rica:Cartago:La Union','North America:Costa Rica:Cartago:La Union');" calcext:value-type="string">
            <text:p>insert into harmonization_table (table_name, column_name, valid_value, final_value) values ('sample_table','host_geo_origin','North America:Costa Rica:Cartago:La Union','North America:Costa Rica:Cartago:La Uni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San Jose:Tib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9]);&quot;','&quot;;TRIM([.D1239]);&quot;','&quot;;TRIM([.A1239]);&quot;','&quot;;TRIM([.B1239]);&quot;'&quot;;[.$F$1])" office:value-type="string" office:string-value="insert into harmonization_table (table_name, column_name, valid_value, final_value) values ('sample_table','host_geo_origin','North America:Costa Rica:San Jose:Tibas','North America:Costa Rica:San Jose:Tibas');" calcext:value-type="string">
            <text:p>insert into harmonization_table (table_name, column_name, valid_value, final_value) values ('sample_table','host_geo_origin','North America:Costa Rica:San Jose:Tibas','North America:Costa Rica:San Jose:Tib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eatt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0]);&quot;','&quot;;TRIM([.D1240]);&quot;','&quot;;TRIM([.A1240]);&quot;','&quot;;TRIM([.B1240]);&quot;'&quot;;[.$F$1])" office:value-type="string" office:string-value="insert into harmonization_table (table_name, column_name, valid_value, final_value) values ('sample_table','host_geo_origin','North America:USA:Washington:Seattle','North America:USA:Washington:Seattle');" calcext:value-type="string">
            <text:p>insert into harmonization_table (table_name, column_name, valid_value, final_value) values ('sample_table','host_geo_origin','North America:USA:Washington:Seattle','North America:USA:Washington:Seatt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Alajuela:Oroti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1]);&quot;','&quot;;TRIM([.D1241]);&quot;','&quot;;TRIM([.A1241]);&quot;','&quot;;TRIM([.B1241]);&quot;'&quot;;[.$F$1])" office:value-type="string" office:string-value="insert into harmonization_table (table_name, column_name, valid_value, final_value) values ('sample_table','host_geo_origin','North America:Costa Rica:Alajuela:Orotina','North America:Costa Rica:Alajuela:Orotina');" calcext:value-type="string">
            <text:p>insert into harmonization_table (table_name, column_name, valid_value, final_value) values ('sample_table','host_geo_origin','North America:Costa Rica:Alajuela:Orotina','North America:Costa Rica:Alajuela:Orotina');</text:p>
          </table:table-cell>
          <table:table-cell/>
        </table:table-row>
        <table:table-row table:style-name="ro1">
          <table:table-cell office:value-type="string" calcext:value-type="string">
            <text:p>Europe:Croatia:Split:</text:p>
          </table:table-cell>
          <table:table-cell office:value-type="string" calcext:value-type="string">
            <text:p>Europe:Croatia:Spli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2]);&quot;','&quot;;TRIM([.D1242]);&quot;','&quot;;TRIM([.A1242]);&quot;','&quot;;TRIM([.B1242]);&quot;'&quot;;[.$F$1])" office:value-type="string" office:string-value="insert into harmonization_table (table_name, column_name, valid_value, final_value) values ('sample_table','host_geo_origin','Europe:Croatia:Split:','Europe:Croatia:Split:-');" calcext:value-type="string">
            <text:p>insert into harmonization_table (table_name, column_name, valid_value, final_value) values ('sample_table','host_geo_origin','Europe:Croatia:Split:','Europe:Croatia:Split:-');</text:p>
          </table:table-cell>
          <table:table-cell/>
        </table:table-row>
        <table:table-row table:style-name="ro1">
          <table:table-cell office:value-type="string" calcext:value-type="string">
            <text:p>Europe:Croatia:Koprivnica:</text:p>
          </table:table-cell>
          <table:table-cell office:value-type="string" calcext:value-type="string">
            <text:p>Europe:Croatia:Koprivni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3]);&quot;','&quot;;TRIM([.D1243]);&quot;','&quot;;TRIM([.A1243]);&quot;','&quot;;TRIM([.B1243]);&quot;'&quot;;[.$F$1])" office:value-type="string" office:string-value="insert into harmonization_table (table_name, column_name, valid_value, final_value) values ('sample_table','host_geo_origin','Europe:Croatia:Koprivnica:','Europe:Croatia:Koprivnica:-');" calcext:value-type="string">
            <text:p>insert into harmonization_table (table_name, column_name, valid_value, final_value) values ('sample_table','host_geo_origin','Europe:Croatia:Koprivnica:','Europe:Croatia:Koprivnica:-');</text:p>
          </table:table-cell>
          <table:table-cell/>
        </table:table-row>
        <table:table-row table:style-name="ro1">
          <table:table-cell office:value-type="string" calcext:value-type="string">
            <text:p>Europe:Croatia:Istria:</text:p>
          </table:table-cell>
          <table:table-cell office:value-type="string" calcext:value-type="string">
            <text:p>Europe:Croatia:Ist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4]);&quot;','&quot;;TRIM([.D1244]);&quot;','&quot;;TRIM([.A1244]);&quot;','&quot;;TRIM([.B1244]);&quot;'&quot;;[.$F$1])" office:value-type="string" office:string-value="insert into harmonization_table (table_name, column_name, valid_value, final_value) values ('sample_table','host_geo_origin','Europe:Croatia:Istria:','Europe:Croatia:Istria:-');" calcext:value-type="string">
            <text:p>insert into harmonization_table (table_name, column_name, valid_value, final_value) values ('sample_table','host_geo_origin','Europe:Croatia:Istria:','Europe:Croatia:Istria:-');</text:p>
          </table:table-cell>
          <table:table-cell/>
        </table:table-row>
        <table:table-row table:style-name="ro1">
          <table:table-cell office:value-type="string" calcext:value-type="string">
            <text:p>Europe:Croatia:Dubrovnik:</text:p>
          </table:table-cell>
          <table:table-cell office:value-type="string" calcext:value-type="string">
            <text:p>Europe:Croatia:Dubrov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5]);&quot;','&quot;;TRIM([.D1245]);&quot;','&quot;;TRIM([.A1245]);&quot;','&quot;;TRIM([.B1245]);&quot;'&quot;;[.$F$1])" office:value-type="string" office:string-value="insert into harmonization_table (table_name, column_name, valid_value, final_value) values ('sample_table','host_geo_origin','Europe:Croatia:Dubrovnik:','Europe:Croatia:Dubrovnik:-');" calcext:value-type="string">
            <text:p>insert into harmonization_table (table_name, column_name, valid_value, final_value) values ('sample_table','host_geo_origin','Europe:Croatia:Dubrovnik:','Europe:Croatia:Dubrovnik:-');</text:p>
          </table:table-cell>
          <table:table-cell/>
        </table:table-row>
        <table:table-row table:style-name="ro1">
          <table:table-cell office:value-type="string" calcext:value-type="string">
            <text:p>Europe:Croatia:Varazdin:</text:p>
          </table:table-cell>
          <table:table-cell office:value-type="string" calcext:value-type="string">
            <text:p>Europe:Croatia:Varazdin Coun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6]);&quot;','&quot;;TRIM([.D1246]);&quot;','&quot;;TRIM([.A1246]);&quot;','&quot;;TRIM([.B1246]);&quot;'&quot;;[.$F$1])" office:value-type="string" office:string-value="insert into harmonization_table (table_name, column_name, valid_value, final_value) values ('sample_table','host_geo_origin','Europe:Croatia:Varazdin:','Europe:Croatia:Varazdin County:-');" calcext:value-type="string">
            <text:p>insert into harmonization_table (table_name, column_name, valid_value, final_value) values ('sample_table','host_geo_origin','Europe:Croatia:Varazdin:','Europe:Croatia:Varazdin County:-');</text:p>
          </table:table-cell>
          <table:table-cell/>
        </table:table-row>
        <table:table-row table:style-name="ro1">
          <table:table-cell office:value-type="string" calcext:value-type="string">
            <text:p>Europe:Croatia:Osijek:</text:p>
          </table:table-cell>
          <table:table-cell office:value-type="string" calcext:value-type="string">
            <text:p>Europe:Croatia:Osij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7]);&quot;','&quot;;TRIM([.D1247]);&quot;','&quot;;TRIM([.A1247]);&quot;','&quot;;TRIM([.B1247]);&quot;'&quot;;[.$F$1])" office:value-type="string" office:string-value="insert into harmonization_table (table_name, column_name, valid_value, final_value) values ('sample_table','host_geo_origin','Europe:Croatia:Osijek:','Europe:Croatia:Osijek:-');" calcext:value-type="string">
            <text:p>insert into harmonization_table (table_name, column_name, valid_value, final_value) values ('sample_table','host_geo_origin','Europe:Croatia:Osijek:','Europe:Croatia:Osije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La Cross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8]);&quot;','&quot;;TRIM([.D1248]);&quot;','&quot;;TRIM([.A1248]);&quot;','&quot;;TRIM([.B1248]);&quot;'&quot;;[.$F$1])" office:value-type="string" office:string-value="insert into harmonization_table (table_name, column_name, valid_value, final_value) values ('sample_table','host_geo_origin','North America:USA:Wisconsin:La Crosse County','North America:USA:Wisconsin:La Crosse County');" calcext:value-type="string">
            <text:p>insert into harmonization_table (table_name, column_name, valid_value, final_value) values ('sample_table','host_geo_origin','North America:USA:Wisconsin:La Crosse County','North America:USA:Wisconsin:La Crosse County');</text:p>
          </table:table-cell>
          <table:table-cell/>
        </table:table-row>
        <table:table-row table:style-name="ro1">
          <table:table-cell office:value-type="string" calcext:value-type="string">
            <text:p>North America:USA:Wisconsin: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9]);&quot;','&quot;;TRIM([.D1249]);&quot;','&quot;;TRIM([.A1249]);&quot;','&quot;;TRIM([.B1249]);&quot;'&quot;;[.$F$1])" office:value-type="string" office:string-value="insert into harmonization_table (table_name, column_name, valid_value, final_value) values ('sample_table','host_geo_origin','North America:USA:Wisconsin:','North America:USA:Wisconsin:-');" calcext:value-type="string">
            <text:p>insert into harmonization_table (table_name, column_name, valid_value, final_value) values ('sample_table','host_geo_origin','North America:USA:Wisconsin:','North America:USA:Wisconsi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nro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0]);&quot;','&quot;;TRIM([.D1250]);&quot;','&quot;;TRIM([.A1250]);&quot;','&quot;;TRIM([.B1250]);&quot;'&quot;;[.$F$1])" office:value-type="string" office:string-value="insert into harmonization_table (table_name, column_name, valid_value, final_value) values ('sample_table','host_geo_origin','North America:USA:Wisconsin:Monroe County','North America:USA:Wisconsin:Monroe County');" calcext:value-type="string">
            <text:p>insert into harmonization_table (table_name, column_name, valid_value, final_value) values ('sample_table','host_geo_origin','North America:USA:Wisconsin:Monroe County','North America:USA:Wisconsin:Monro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ck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1]);&quot;','&quot;;TRIM([.D1251]);&quot;','&quot;;TRIM([.A1251]);&quot;','&quot;;TRIM([.B1251]);&quot;'&quot;;[.$F$1])" office:value-type="string" office:string-value="insert into harmonization_table (table_name, column_name, valid_value, final_value) values ('sample_table','host_geo_origin','North America:USA:Wisconsin:Jackson County','North America:USA:Wisconsin:Jackson County');" calcext:value-type="string">
            <text:p>insert into harmonization_table (table_name, column_name, valid_value, final_value) values ('sample_table','host_geo_origin','North America:USA:Wisconsin:Jackson County','North America:USA:Wisconsin:Jack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Minnesota:Winon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2]);&quot;','&quot;;TRIM([.D1252]);&quot;','&quot;;TRIM([.A1252]);&quot;','&quot;;TRIM([.B1252]);&quot;'&quot;;[.$F$1])" office:value-type="string" office:string-value="insert into harmonization_table (table_name, column_name, valid_value, final_value) values ('sample_table','host_geo_origin','North America:USA:Minnesota:Winona County','North America:USA:Minnesota:Winona County');" calcext:value-type="string">
            <text:p>insert into harmonization_table (table_name, column_name, valid_value, final_value) values ('sample_table','host_geo_origin','North America:USA:Minnesota:Winona County','North America:USA:Minnesota:Winon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Adams County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3]);&quot;','&quot;;TRIM([.D1253]);&quot;','&quot;;TRIM([.A1253]);&quot;','&quot;;TRIM([.B1253]);&quot;'&quot;;[.$F$1])" office:value-type="string" office:string-value="insert into harmonization_table (table_name, column_name, valid_value, final_value) values ('sample_table','host_geo_origin','North America:USA:Wisconsin:Adams County WI','North America:USA:Wisconsin:Adams County WI');" calcext:value-type="string">
            <text:p>insert into harmonization_table (table_name, column_name, valid_value, final_value) values ('sample_table','host_geo_origin','North America:USA:Wisconsin:Adams County WI','North America:USA:Wisconsin:Adams County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Allamake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4]);&quot;','&quot;;TRIM([.D1254]);&quot;','&quot;;TRIM([.A1254]);&quot;','&quot;;TRIM([.B1254]);&quot;'&quot;;[.$F$1])" office:value-type="string" office:string-value="insert into harmonization_table (table_name, column_name, valid_value, final_value) values ('sample_table','host_geo_origin','North America:USA:Iowa:Allamakee County','North America:USA:Iowa:Allamakee County');" calcext:value-type="string">
            <text:p>insert into harmonization_table (table_name, column_name, valid_value, final_value) values ('sample_table','host_geo_origin','North America:USA:Iowa:Allamakee County','North America:USA:Iowa:Allamake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Winneshie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5]);&quot;','&quot;;TRIM([.D1255]);&quot;','&quot;;TRIM([.A1255]);&quot;','&quot;;TRIM([.B1255]);&quot;'&quot;;[.$F$1])" office:value-type="string" office:string-value="insert into harmonization_table (table_name, column_name, valid_value, final_value) values ('sample_table','host_geo_origin','North America:USA:Iowa:Winneshiek County','North America:USA:Iowa:Winneshiek County');" calcext:value-type="string">
            <text:p>insert into harmonization_table (table_name, column_name, valid_value, final_value) values ('sample_table','host_geo_origin','North America:USA:Iowa:Winneshiek County','North America:USA:Iowa:Winneshie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rempeale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6]);&quot;','&quot;;TRIM([.D1256]);&quot;','&quot;;TRIM([.A1256]);&quot;','&quot;;TRIM([.B1256]);&quot;'&quot;;[.$F$1])" office:value-type="string" office:string-value="insert into harmonization_table (table_name, column_name, valid_value, final_value) values ('sample_table','host_geo_origin','North America:USA:Wisconsin:Trempealeau County','North America:USA:Wisconsin:Trempealeau County');" calcext:value-type="string">
            <text:p>insert into harmonization_table (table_name, column_name, valid_value, final_value) values ('sample_table','host_geo_origin','North America:USA:Wisconsin:Trempealeau County','North America:USA:Wisconsin:Trempeale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une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7]);&quot;','&quot;;TRIM([.D1257]);&quot;','&quot;;TRIM([.A1257]);&quot;','&quot;;TRIM([.B1257]);&quot;'&quot;;[.$F$1])" office:value-type="string" office:string-value="insert into harmonization_table (table_name, column_name, valid_value, final_value) values ('sample_table','host_geo_origin','North America:USA:Wisconsin:Juneau County','North America:USA:Wisconsin:Juneau County');" calcext:value-type="string">
            <text:p>insert into harmonization_table (table_name, column_name, valid_value, final_value) values ('sample_table','host_geo_origin','North America:USA:Wisconsin:Juneau County','North America:USA:Wisconsin:June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Vern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8]);&quot;','&quot;;TRIM([.D1258]);&quot;','&quot;;TRIM([.A1258]);&quot;','&quot;;TRIM([.B1258]);&quot;'&quot;;[.$F$1])" office:value-type="string" office:string-value="insert into harmonization_table (table_name, column_name, valid_value, final_value) values ('sample_table','host_geo_origin','North America:USA:Wisconsin:Vernon County','North America:USA:Wisconsin:Vernon County');" calcext:value-type="string">
            <text:p>insert into harmonization_table (table_name, column_name, valid_value, final_value) values ('sample_table','host_geo_origin','North America:USA:Wisconsin:Vernon County','North America:USA:Wisconsin:Vern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Fayett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9]);&quot;','&quot;;TRIM([.D1259]);&quot;','&quot;;TRIM([.A1259]);&quot;','&quot;;TRIM([.B1259]);&quot;'&quot;;[.$F$1])" office:value-type="string" office:string-value="insert into harmonization_table (table_name, column_name, valid_value, final_value) values ('sample_table','host_geo_origin','North America:USA:Iowa:Fayette County','North America:USA:Iowa:Fayette County');" calcext:value-type="string">
            <text:p>insert into harmonization_table (table_name, column_name, valid_value, final_value) values ('sample_table','host_geo_origin','North America:USA:Iowa:Fayette County','North America:USA:Iowa:Fayett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0]);&quot;','&quot;;TRIM([.D1260]);&quot;','&quot;;TRIM([.A1260]);&quot;','&quot;;TRIM([.B1260]);&quot;'&quot;;[.$F$1])" office:value-type="string" office:string-value="insert into harmonization_table (table_name, column_name, valid_value, final_value) values ('sample_table','host_geo_origin','North America:USA:Wisconsin:Madison','North America:USA:Wisconsin:Madison');" calcext:value-type="string">
            <text:p>insert into harmonization_table (table_name, column_name, valid_value, final_value) values ('sample_table','host_geo_origin','North America:USA:Wisconsin:Madison','North America:USA:Wisconsin:Madis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Dan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1]);&quot;','&quot;;TRIM([.D1261]);&quot;','&quot;;TRIM([.A1261]);&quot;','&quot;;TRIM([.B1261]);&quot;'&quot;;[.$F$1])" office:value-type="string" office:string-value="insert into harmonization_table (table_name, column_name, valid_value, final_value) values ('sample_table','host_geo_origin','North America:USA:Wisconsin:Dane County','North America:USA:Wisconsin:Dane County');" calcext:value-type="string">
            <text:p>insert into harmonization_table (table_name, column_name, valid_value, final_value) values ('sample_table','host_geo_origin','North America:USA:Wisconsin:Dane County','North America:USA:Wisconsin:Dane County');</text:p>
          </table:table-cell>
          <table:table-cell/>
        </table:table-row>
        <table:table-row table:style-name="ro1">
          <table:table-cell office:value-type="string" calcext:value-type="string">
            <text:p>Europe:Croatia:VaraÅ¾din County:</text:p>
          </table:table-cell>
          <table:table-cell office:value-type="string" calcext:value-type="string">
            <text:p>Europe:Croatia:Varazdin Coun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2]);&quot;','&quot;;TRIM([.D1262]);&quot;','&quot;;TRIM([.A1262]);&quot;','&quot;;TRIM([.B1262]);&quot;'&quot;;[.$F$1])" office:value-type="string" office:string-value="insert into harmonization_table (table_name, column_name, valid_value, final_value) values ('sample_table','host_geo_origin','Europe:Croatia:VaraÅ¾din County:','Europe:Croatia:Varazdin County:-');" calcext:value-type="string">
            <text:p>insert into harmonization_table (table_name, column_name, valid_value, final_value) values ('sample_table','host_geo_origin','Europe:Croatia:VaraÅ¾din County:','Europe:Croatia:Varazdin Count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Fitch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3]);&quot;','&quot;;TRIM([.D1263]);&quot;','&quot;;TRIM([.A1263]);&quot;','&quot;;TRIM([.B1263]);&quot;'&quot;;[.$F$1])" office:value-type="string" office:string-value="insert into harmonization_table (table_name, column_name, valid_value, final_value) values ('sample_table','host_geo_origin','North America:USA:Wisconsin:Fitchburg','North America:USA:Wisconsin:Fitchburg');" calcext:value-type="string">
            <text:p>insert into harmonization_table (table_name, column_name, valid_value, final_value) values ('sample_table','host_geo_origin','North America:USA:Wisconsin:Fitchburg','North America:USA:Wisconsin:Fitchburg');</text:p>
          </table:table-cell>
          <table:table-cell/>
        </table:table-row>
        <table:table-row table:style-name="ro1">
          <table:table-cell office:value-type="string" calcext:value-type="string">
            <text:p>Europe:Czech Republic:Prague:</text:p>
          </table:table-cell>
          <table:table-cell office:value-type="string" calcext:value-type="string">
            <text:p>Europe:Czech Republic:Prag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4]);&quot;','&quot;;TRIM([.D1264]);&quot;','&quot;;TRIM([.A1264]);&quot;','&quot;;TRIM([.B1264]);&quot;'&quot;;[.$F$1])" office:value-type="string" office:string-value="insert into harmonization_table (table_name, column_name, valid_value, final_value) values ('sample_table','host_geo_origin','Europe:Czech Republic:Prague:','Europe:Czech Republic:Prague:-');" calcext:value-type="string">
            <text:p>insert into harmonization_table (table_name, column_name, valid_value, final_value) values ('sample_table','host_geo_origin','Europe:Czech Republic:Prague:','Europe:Czech Republic:Pragu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pring Gre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5]);&quot;','&quot;;TRIM([.D1265]);&quot;','&quot;;TRIM([.A1265]);&quot;','&quot;;TRIM([.B1265]);&quot;'&quot;;[.$F$1])" office:value-type="string" office:string-value="insert into harmonization_table (table_name, column_name, valid_value, final_value) values ('sample_table','host_geo_origin','North America:USA:Wisconsin:Spring Green','North America:USA:Wisconsin:Spring Green');" calcext:value-type="string">
            <text:p>insert into harmonization_table (table_name, column_name, valid_value, final_value) values ('sample_table','host_geo_origin','North America:USA:Wisconsin:Spring Green','North America:USA:Wisconsin:Spring Gre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iddle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6]);&quot;','&quot;;TRIM([.D1266]);&quot;','&quot;;TRIM([.A1266]);&quot;','&quot;;TRIM([.B1266]);&quot;'&quot;;[.$F$1])" office:value-type="string" office:string-value="insert into harmonization_table (table_name, column_name, valid_value, final_value) values ('sample_table','host_geo_origin','North America:USA:Wisconsin:Middleton','North America:USA:Wisconsin:Middleton');" calcext:value-type="string">
            <text:p>insert into harmonization_table (table_name, column_name, valid_value, final_value) values ('sample_table','host_geo_origin','North America:USA:Wisconsin:Middleton','North America:USA:Wisconsin:Middle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unt Hore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7]);&quot;','&quot;;TRIM([.D1267]);&quot;','&quot;;TRIM([.A1267]);&quot;','&quot;;TRIM([.B1267]);&quot;'&quot;;[.$F$1])" office:value-type="string" office:string-value="insert into harmonization_table (table_name, column_name, valid_value, final_value) values ('sample_table','host_geo_origin','North America:USA:Wisconsin:Mount Horeb','North America:USA:Wisconsin:Mount Horeb');" calcext:value-type="string">
            <text:p>insert into harmonization_table (table_name, column_name, valid_value, final_value) values ('sample_table','host_geo_origin','North America:USA:Wisconsin:Mount Horeb','North America:USA:Wisconsin:Mount Horeb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ttage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8]);&quot;','&quot;;TRIM([.D1268]);&quot;','&quot;;TRIM([.A1268]);&quot;','&quot;;TRIM([.B1268]);&quot;'&quot;;[.$F$1])" office:value-type="string" office:string-value="insert into harmonization_table (table_name, column_name, valid_value, final_value) values ('sample_table','host_geo_origin','North America:USA:Wisconsin:Cottage Grove','North America:USA:Wisconsin:Cottage Grove');" calcext:value-type="string">
            <text:p>insert into harmonization_table (table_name, column_name, valid_value, final_value) values ('sample_table','host_geo_origin','North America:USA:Wisconsin:Cottage Grove','North America:USA:Wisconsin:Cottage Grov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ross Plai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9]);&quot;','&quot;;TRIM([.D1269]);&quot;','&quot;;TRIM([.A1269]);&quot;','&quot;;TRIM([.B1269]);&quot;'&quot;;[.$F$1])" office:value-type="string" office:string-value="insert into harmonization_table (table_name, column_name, valid_value, final_value) values ('sample_table','host_geo_origin','North America:USA:Wisconsin:Cross Plains','North America:USA:Wisconsin:Cross Plains');" calcext:value-type="string">
            <text:p>insert into harmonization_table (table_name, column_name, valid_value, final_value) values ('sample_table','host_geo_origin','North America:USA:Wisconsin:Cross Plains','North America:USA:Wisconsin:Cross Plai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lorado Spring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0]);&quot;','&quot;;TRIM([.D1270]);&quot;','&quot;;TRIM([.A1270]);&quot;','&quot;;TRIM([.B1270]);&quot;'&quot;;[.$F$1])" office:value-type="string" office:string-value="insert into harmonization_table (table_name, column_name, valid_value, final_value) values ('sample_table','host_geo_origin','North America:USA:Wisconsin:Colorado Springs','North America:USA:Wisconsin:Colorado Springs');" calcext:value-type="string">
            <text:p>insert into harmonization_table (table_name, column_name, valid_value, final_value) values ('sample_table','host_geo_origin','North America:USA:Wisconsin:Colorado Springs','North America:USA:Wisconsin:Colorado Spring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elle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1]);&quot;','&quot;;TRIM([.D1271]);&quot;','&quot;;TRIM([.A1271]);&quot;','&quot;;TRIM([.B1271]);&quot;'&quot;;[.$F$1])" office:value-type="string" office:string-value="insert into harmonization_table (table_name, column_name, valid_value, final_value) values ('sample_table','host_geo_origin','North America:USA:Wisconsin:Belleville','North America:USA:Wisconsin:Belleville');" calcext:value-type="string">
            <text:p>insert into harmonization_table (table_name, column_name, valid_value, final_value) values ('sample_table','host_geo_origin','North America:USA:Wisconsin:Belleville','North America:USA:Wisconsin:Belle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tough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2]);&quot;','&quot;;TRIM([.D1272]);&quot;','&quot;;TRIM([.A1272]);&quot;','&quot;;TRIM([.B1272]);&quot;'&quot;;[.$F$1])" office:value-type="string" office:string-value="insert into harmonization_table (table_name, column_name, valid_value, final_value) values ('sample_table','host_geo_origin','North America:USA:Wisconsin:Stoughton','North America:USA:Wisconsin:Stoughton');" calcext:value-type="string">
            <text:p>insert into harmonization_table (table_name, column_name, valid_value, final_value) values ('sample_table','host_geo_origin','North America:USA:Wisconsin:Stoughton','North America:USA:Wisconsin:Stough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illpoi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3]);&quot;','&quot;;TRIM([.D1273]);&quot;','&quot;;TRIM([.A1273]);&quot;','&quot;;TRIM([.B1273]);&quot;'&quot;;[.$F$1])" office:value-type="string" office:string-value="insert into harmonization_table (table_name, column_name, valid_value, final_value) values ('sample_table','host_geo_origin','North America:USA:Wisconsin:Hillpoint','North America:USA:Wisconsin:Hillpoint');" calcext:value-type="string">
            <text:p>insert into harmonization_table (table_name, column_name, valid_value, final_value) values ('sample_table','host_geo_origin','North America:USA:Wisconsin:Hillpoint','North America:USA:Wisconsin:Hillpoi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Verona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4]);&quot;','&quot;;TRIM([.D1274]);&quot;','&quot;;TRIM([.A1274]);&quot;','&quot;;TRIM([.B1274]);&quot;'&quot;;[.$F$1])" office:value-type="string" office:string-value="insert into harmonization_table (table_name, column_name, valid_value, final_value) values ('sample_table','host_geo_origin','North America:USA:Wisconsin:Verona WI','North America:USA:Wisconsin:Verona WI');" calcext:value-type="string">
            <text:p>insert into harmonization_table (table_name, column_name, valid_value, final_value) values ('sample_table','host_geo_origin','North America:USA:Wisconsin:Verona WI','North America:USA:Wisconsin:Verona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oly Cr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5]);&quot;','&quot;;TRIM([.D1275]);&quot;','&quot;;TRIM([.A1275]);&quot;','&quot;;TRIM([.B1275]);&quot;'&quot;;[.$F$1])" office:value-type="string" office:string-value="insert into harmonization_table (table_name, column_name, valid_value, final_value) values ('sample_table','host_geo_origin','North America:USA:Wisconsin:Holy Cross','North America:USA:Wisconsin:Holy Cross');" calcext:value-type="string">
            <text:p>insert into harmonization_table (table_name, column_name, valid_value, final_value) values ('sample_table','host_geo_origin','North America:USA:Wisconsin:Holy Cross','North America:USA:Wisconsin:Holy Cros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Czech Republic:Vysocina Region:Bela - Ledec na Sazav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6]);&quot;','&quot;;TRIM([.D1276]);&quot;','&quot;;TRIM([.A1276]);&quot;','&quot;;TRIM([.B1276]);&quot;'&quot;;[.$F$1])" office:value-type="string" office:string-value="insert into harmonization_table (table_name, column_name, valid_value, final_value) values ('sample_table','host_geo_origin','Europe:Czech Republic:Vysocina Region:Bela - Ledec na Sazavou','Europe:Czech Republic:Vysocina Region:Bela - Ledec na Sazavou');" calcext:value-type="string">
            <text:p>insert into harmonization_table (table_name, column_name, valid_value, final_value) values ('sample_table','host_geo_origin','Europe:Czech Republic:Vysocina Region:Bela - Ledec na Sazavou','Europe:Czech Republic:Vysocina Region:Bela - Ledec na Sazav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un Prari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7]);&quot;','&quot;;TRIM([.D1277]);&quot;','&quot;;TRIM([.A1277]);&quot;','&quot;;TRIM([.B1277]);&quot;'&quot;;[.$F$1])" office:value-type="string" office:string-value="insert into harmonization_table (table_name, column_name, valid_value, final_value) values ('sample_table','host_geo_origin','North America:USA:Wisconsin:Sun Prarie','North America:USA:Wisconsin:Sun Prarie');" calcext:value-type="string">
            <text:p>insert into harmonization_table (table_name, column_name, valid_value, final_value) values ('sample_table','host_geo_origin','North America:USA:Wisconsin:Sun Prarie','North America:USA:Wisconsin:Sun Prari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ichland Cent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8]);&quot;','&quot;;TRIM([.D1278]);&quot;','&quot;;TRIM([.A1278]);&quot;','&quot;;TRIM([.B1278]);&quot;'&quot;;[.$F$1])" office:value-type="string" office:string-value="insert into harmonization_table (table_name, column_name, valid_value, final_value) values ('sample_table','host_geo_origin','North America:USA:Wisconsin:Richland Center','North America:USA:Wisconsin:Richland Center');" calcext:value-type="string">
            <text:p>insert into harmonization_table (table_name, column_name, valid_value, final_value) values ('sample_table','host_geo_origin','North America:USA:Wisconsin:Richland Center','North America:USA:Wisconsin:Richland Cent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elo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9]);&quot;','&quot;;TRIM([.D1279]);&quot;','&quot;;TRIM([.A1279]);&quot;','&quot;;TRIM([.B1279]);&quot;'&quot;;[.$F$1])" office:value-type="string" office:string-value="insert into harmonization_table (table_name, column_name, valid_value, final_value) values ('sample_table','host_geo_origin','North America:USA:Wisconsin:Beloit','North America:USA:Wisconsin:Beloit');" calcext:value-type="string">
            <text:p>insert into harmonization_table (table_name, column_name, valid_value, final_value) values ('sample_table','host_geo_origin','North America:USA:Wisconsin:Beloit','North America:USA:Wisconsin:Beloi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usco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0]);&quot;','&quot;;TRIM([.D1280]);&quot;','&quot;;TRIM([.A1280]);&quot;','&quot;;TRIM([.B1280]);&quot;'&quot;;[.$F$1])" office:value-type="string" office:string-value="insert into harmonization_table (table_name, column_name, valid_value, final_value) values ('sample_table','host_geo_origin','North America:USA:Wisconsin:Muscoda','North America:USA:Wisconsin:Muscoda');" calcext:value-type="string">
            <text:p>insert into harmonization_table (table_name, column_name, valid_value, final_value) values ('sample_table','host_geo_origin','North America:USA:Wisconsin:Muscoda','North America:USA:Wisconsin:Muscod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auna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1]);&quot;','&quot;;TRIM([.D1281]);&quot;','&quot;;TRIM([.A1281]);&quot;','&quot;;TRIM([.B1281]);&quot;'&quot;;[.$F$1])" office:value-type="string" office:string-value="insert into harmonization_table (table_name, column_name, valid_value, final_value) values ('sample_table','host_geo_origin','North America:USA:Wisconsin:Waunakee','North America:USA:Wisconsin:Waunakee');" calcext:value-type="string">
            <text:p>insert into harmonization_table (table_name, column_name, valid_value, final_value) values ('sample_table','host_geo_origin','North America:USA:Wisconsin:Waunakee','North America:USA:Wisconsin:Wauna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DeFor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2]);&quot;','&quot;;TRIM([.D1282]);&quot;','&quot;;TRIM([.A1282]);&quot;','&quot;;TRIM([.B1282]);&quot;'&quot;;[.$F$1])" office:value-type="string" office:string-value="insert into harmonization_table (table_name, column_name, valid_value, final_value) values ('sample_table','host_geo_origin','North America:USA:Wisconsin:DeForest','North America:USA:Wisconsin:DeForest');" calcext:value-type="string">
            <text:p>insert into harmonization_table (table_name, column_name, valid_value, final_value) values ('sample_table','host_geo_origin','North America:USA:Wisconsin:DeForest','North America:USA:Wisconsin:DeForest');</text:p>
          </table:table-cell>
          <table:table-cell/>
        </table:table-row>
        <table:table-row table:style-name="ro1">
          <table:table-cell office:value-type="string" calcext:value-type="string">
            <text:p>Europe:Czech Republic:Usti nad Labem:</text:p>
          </table:table-cell>
          <table:table-cell office:value-type="string" calcext:value-type="string">
            <text:p>Europe:Czech Republic:Usti nad Lab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3]);&quot;','&quot;;TRIM([.D1283]);&quot;','&quot;;TRIM([.A1283]);&quot;','&quot;;TRIM([.B1283]);&quot;'&quot;;[.$F$1])" office:value-type="string" office:string-value="insert into harmonization_table (table_name, column_name, valid_value, final_value) values ('sample_table','host_geo_origin','Europe:Czech Republic:Usti nad Labem:','Europe:Czech Republic:Usti nad Labem:-');" calcext:value-type="string">
            <text:p>insert into harmonization_table (table_name, column_name, valid_value, final_value) values ('sample_table','host_geo_origin','Europe:Czech Republic:Usti nad Labem:','Europe:Czech Republic:Usti nad Labe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oma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4]);&quot;','&quot;;TRIM([.D1284]);&quot;','&quot;;TRIM([.A1284]);&quot;','&quot;;TRIM([.B1284]);&quot;'&quot;;[.$F$1])" office:value-type="string" office:string-value="insert into harmonization_table (table_name, column_name, valid_value, final_value) values ('sample_table','host_geo_origin','North America:USA:Wisconsin:Tomah','North America:USA:Wisconsin:Tomah');" calcext:value-type="string">
            <text:p>insert into harmonization_table (table_name, column_name, valid_value, final_value) values ('sample_table','host_geo_origin','North America:USA:Wisconsin:Tomah','North America:USA:Wisconsin:Toma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auwato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5]);&quot;','&quot;;TRIM([.D1285]);&quot;','&quot;;TRIM([.A1285]);&quot;','&quot;;TRIM([.B1285]);&quot;'&quot;;[.$F$1])" office:value-type="string" office:string-value="insert into harmonization_table (table_name, column_name, valid_value, final_value) values ('sample_table','host_geo_origin','North America:USA:Wisconsin:Wauwatosa','North America:USA:Wisconsin:Wauwatosa');" calcext:value-type="string">
            <text:p>insert into harmonization_table (table_name, column_name, valid_value, final_value) values ('sample_table','host_geo_origin','North America:USA:Wisconsin:Wauwatosa','North America:USA:Wisconsin:Wauwato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6]);&quot;','&quot;;TRIM([.D1286]);&quot;','&quot;;TRIM([.A1286]);&quot;','&quot;;TRIM([.B1286]);&quot;'&quot;;[.$F$1])" office:value-type="string" office:string-value="insert into harmonization_table (table_name, column_name, valid_value, final_value) values ('sample_table','host_geo_origin','North America:USA:Wisconsin:Milwaukee','North America:USA:Wisconsin:Milwaukee');" calcext:value-type="string">
            <text:p>insert into harmonization_table (table_name, column_name, valid_value, final_value) values ('sample_table','host_geo_origin','North America:USA:Wisconsin:Milwaukee','North America:USA:Wisconsin:Mil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Oak Cree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7]);&quot;','&quot;;TRIM([.D1287]);&quot;','&quot;;TRIM([.A1287]);&quot;','&quot;;TRIM([.B1287]);&quot;'&quot;;[.$F$1])" office:value-type="string" office:string-value="insert into harmonization_table (table_name, column_name, valid_value, final_value) values ('sample_table','host_geo_origin','North America:USA:Wisconsin:Oak Creek','North America:USA:Wisconsin:Oak Creek');" calcext:value-type="string">
            <text:p>insert into harmonization_table (table_name, column_name, valid_value, final_value) values ('sample_table','host_geo_origin','North America:USA:Wisconsin:Oak Creek','North America:USA:Wisconsin:Oak Cree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Elm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8]);&quot;','&quot;;TRIM([.D1288]);&quot;','&quot;;TRIM([.A1288]);&quot;','&quot;;TRIM([.B1288]);&quot;'&quot;;[.$F$1])" office:value-type="string" office:string-value="insert into harmonization_table (table_name, column_name, valid_value, final_value) values ('sample_table','host_geo_origin','North America:USA:Wisconsin:Elm Grove','North America:USA:Wisconsin:Elm Grove');" calcext:value-type="string">
            <text:p>insert into harmonization_table (table_name, column_name, valid_value, final_value) values ('sample_table','host_geo_origin','North America:USA:Wisconsin:Elm Grove','North America:USA:Wisconsin:Elm Grov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Pe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9]);&quot;','&quot;;TRIM([.D1289]);&quot;','&quot;;TRIM([.A1289]);&quot;','&quot;;TRIM([.B1289]);&quot;'&quot;;[.$F$1])" office:value-type="string" office:string-value="insert into harmonization_table (table_name, column_name, valid_value, final_value) values ('sample_table','host_geo_origin','North America:USA:Wisconsin:Pewaukee','North America:USA:Wisconsin:Pewaukee');" calcext:value-type="string">
            <text:p>insert into harmonization_table (table_name, column_name, valid_value, final_value) values ('sample_table','host_geo_origin','North America:USA:Wisconsin:Pewaukee','North America:USA:Wisconsin:Pe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0]);&quot;','&quot;;TRIM([.D1290]);&quot;','&quot;;TRIM([.A1290]);&quot;','&quot;;TRIM([.B1290]);&quot;'&quot;;[.$F$1])" office:value-type="string" office:string-value="insert into harmonization_table (table_name, column_name, valid_value, final_value) values ('sample_table','host_geo_origin','North America:USA:Wisconsin:Greenfield','North America:USA:Wisconsin:Greenfield');" calcext:value-type="string">
            <text:p>insert into harmonization_table (table_name, column_name, valid_value, final_value) values ('sample_table','host_geo_origin','North America:USA:Wisconsin:Greenfield','North America:USA:Wisconsin:Greenfi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New Ber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1]);&quot;','&quot;;TRIM([.D1291]);&quot;','&quot;;TRIM([.A1291]);&quot;','&quot;;TRIM([.B1291]);&quot;'&quot;;[.$F$1])" office:value-type="string" office:string-value="insert into harmonization_table (table_name, column_name, valid_value, final_value) values ('sample_table','host_geo_origin','North America:USA:Wisconsin:New Berlin','North America:USA:Wisconsin:New Berlin');" calcext:value-type="string">
            <text:p>insert into harmonization_table (table_name, column_name, valid_value, final_value) values ('sample_table','host_geo_origin','North America:USA:Wisconsin:New Berlin','North America:USA:Wisconsin:New Ber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af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2]);&quot;','&quot;;TRIM([.D1292]);&quot;','&quot;;TRIM([.A1292]);&quot;','&quot;;TRIM([.B1292]);&quot;'&quot;;[.$F$1])" office:value-type="string" office:string-value="insert into harmonization_table (table_name, column_name, valid_value, final_value) values ('sample_table','host_geo_origin','North America:USA:Wisconsin:Grafton','North America:USA:Wisconsin:Grafton');" calcext:value-type="string">
            <text:p>insert into harmonization_table (table_name, column_name, valid_value, final_value) values ('sample_table','host_geo_origin','North America:USA:Wisconsin:Grafton','North America:USA:Wisconsin:Grafton');</text:p>
          </table:table-cell>
          <table:table-cell/>
        </table:table-row>
        <table:table-row table:style-name="ro1">
          <table:table-cell office:value-type="string" calcext:value-type="string">
            <text:p>Europe:Czech Republic:Czech Republic:</text:p>
          </table:table-cell>
          <table:table-cell office:value-type="string" calcext:value-type="string">
            <text:p>Europe:Czech Republic:Czech Republi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3]);&quot;','&quot;;TRIM([.D1293]);&quot;','&quot;;TRIM([.A1293]);&quot;','&quot;;TRIM([.B1293]);&quot;'&quot;;[.$F$1])" office:value-type="string" office:string-value="insert into harmonization_table (table_name, column_name, valid_value, final_value) values ('sample_table','host_geo_origin','Europe:Czech Republic:Czech Republic:','Europe:Czech Republic:Czech Republic:-');" calcext:value-type="string">
            <text:p>insert into harmonization_table (table_name, column_name, valid_value, final_value) values ('sample_table','host_geo_origin','Europe:Czech Republic:Czech Republic:','Europe:Czech Republic:Czech Republic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ck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4]);&quot;','&quot;;TRIM([.D1294]);&quot;','&quot;;TRIM([.A1294]);&quot;','&quot;;TRIM([.B1294]);&quot;'&quot;;[.$F$1])" office:value-type="string" office:string-value="insert into harmonization_table (table_name, column_name, valid_value, final_value) values ('sample_table','host_geo_origin','North America:USA:Wisconsin:Jackson','North America:USA:Wisconsin:Jackson');" calcext:value-type="string">
            <text:p>insert into harmonization_table (table_name, column_name, valid_value, final_value) values ('sample_table','host_geo_origin','North America:USA:Wisconsin:Jackson','North America:USA:Wisconsin:Jacks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ok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5]);&quot;','&quot;;TRIM([.D1295]);&quot;','&quot;;TRIM([.A1295]);&quot;','&quot;;TRIM([.B1295]);&quot;'&quot;;[.$F$1])" office:value-type="string" office:string-value="insert into harmonization_table (table_name, column_name, valid_value, final_value) values ('sample_table','host_geo_origin','North America:USA:Wisconsin:Brookfield','North America:USA:Wisconsin:Brookfield');" calcext:value-type="string">
            <text:p>insert into harmonization_table (table_name, column_name, valid_value, final_value) values ('sample_table','host_geo_origin','North America:USA:Wisconsin:Brookfield','North America:USA:Wisconsin:Brookfi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ampbells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6]);&quot;','&quot;;TRIM([.D1296]);&quot;','&quot;;TRIM([.A1296]);&quot;','&quot;;TRIM([.B1296]);&quot;'&quot;;[.$F$1])" office:value-type="string" office:string-value="insert into harmonization_table (table_name, column_name, valid_value, final_value) values ('sample_table','host_geo_origin','North America:USA:Wisconsin:Campbellsport','North America:USA:Wisconsin:Campbellsport');" calcext:value-type="string">
            <text:p>insert into harmonization_table (table_name, column_name, valid_value, final_value) values ('sample_table','host_geo_origin','North America:USA:Wisconsin:Campbellsport','North America:USA:Wisconsin:Campbellspo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equ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7]);&quot;','&quot;;TRIM([.D1297]);&quot;','&quot;;TRIM([.A1297]);&quot;','&quot;;TRIM([.B1297]);&quot;'&quot;;[.$F$1])" office:value-type="string" office:string-value="insert into harmonization_table (table_name, column_name, valid_value, final_value) values ('sample_table','host_geo_origin','North America:USA:Wisconsin:Mequon','North America:USA:Wisconsin:Mequon');" calcext:value-type="string">
            <text:p>insert into harmonization_table (table_name, column_name, valid_value, final_value) values ('sample_table','host_geo_origin','North America:USA:Wisconsin:Mequon','North America:USA:Wisconsin:Mequ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Frank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8]);&quot;','&quot;;TRIM([.D1298]);&quot;','&quot;;TRIM([.A1298]);&quot;','&quot;;TRIM([.B1298]);&quot;'&quot;;[.$F$1])" office:value-type="string" office:string-value="insert into harmonization_table (table_name, column_name, valid_value, final_value) values ('sample_table','host_geo_origin','North America:USA:Wisconsin:Franklin','North America:USA:Wisconsin:Franklin');" calcext:value-type="string">
            <text:p>insert into harmonization_table (table_name, column_name, valid_value, final_value) values ('sample_table','host_geo_origin','North America:USA:Wisconsin:Franklin','North America:USA:Wisconsin:Frank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outh 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9]);&quot;','&quot;;TRIM([.D1299]);&quot;','&quot;;TRIM([.A1299]);&quot;','&quot;;TRIM([.B1299]);&quot;'&quot;;[.$F$1])" office:value-type="string" office:string-value="insert into harmonization_table (table_name, column_name, valid_value, final_value) values ('sample_table','host_geo_origin','North America:USA:Wisconsin:South Milwaukee','North America:USA:Wisconsin:South Milwaukee');" calcext:value-type="string">
            <text:p>insert into harmonization_table (table_name, column_name, valid_value, final_value) values ('sample_table','host_geo_origin','North America:USA:Wisconsin:South Milwaukee','North America:USA:Wisconsin:South Mil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lenda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0]);&quot;','&quot;;TRIM([.D1300]);&quot;','&quot;;TRIM([.A1300]);&quot;','&quot;;TRIM([.B1300]);&quot;'&quot;;[.$F$1])" office:value-type="string" office:string-value="insert into harmonization_table (table_name, column_name, valid_value, final_value) values ('sample_table','host_geo_origin','North America:USA:Wisconsin:Glendale','North America:USA:Wisconsin:Glendale');" calcext:value-type="string">
            <text:p>insert into harmonization_table (table_name, column_name, valid_value, final_value) values ('sample_table','host_geo_origin','North America:USA:Wisconsin:Glendale','North America:USA:Wisconsin:Glenda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udah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1]);&quot;','&quot;;TRIM([.D1301]);&quot;','&quot;;TRIM([.A1301]);&quot;','&quot;;TRIM([.B1301]);&quot;'&quot;;[.$F$1])" office:value-type="string" office:string-value="insert into harmonization_table (table_name, column_name, valid_value, final_value) values ('sample_table','host_geo_origin','North America:USA:Wisconsin:Cudahy','North America:USA:Wisconsin:Cudahy');" calcext:value-type="string">
            <text:p>insert into harmonization_table (table_name, column_name, valid_value, final_value) values ('sample_table','host_geo_origin','North America:USA:Wisconsin:Cudahy','North America:USA:Wisconsin:Cudah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hitefish B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2]);&quot;','&quot;;TRIM([.D1302]);&quot;','&quot;;TRIM([.A1302]);&quot;','&quot;;TRIM([.B1302]);&quot;'&quot;;[.$F$1])" office:value-type="string" office:string-value="insert into harmonization_table (table_name, column_name, valid_value, final_value) values ('sample_table','host_geo_origin','North America:USA:Wisconsin:Whitefish Bay','North America:USA:Wisconsin:Whitefish Bay');" calcext:value-type="string">
            <text:p>insert into harmonization_table (table_name, column_name, valid_value, final_value) values ('sample_table','host_geo_origin','North America:USA:Wisconsin:Whitefish Bay','North America:USA:Wisconsin:Whitefish Ba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hien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3]);&quot;','&quot;;TRIM([.D1303]);&quot;','&quot;;TRIM([.A1303]);&quot;','&quot;;TRIM([.B1303]);&quot;'&quot;;[.$F$1])" office:value-type="string" office:string-value="insert into harmonization_table (table_name, column_name, valid_value, final_value) values ('sample_table','host_geo_origin','North America:USA:Wisconsin:Thiensville','North America:USA:Wisconsin:Thiensville');" calcext:value-type="string">
            <text:p>insert into harmonization_table (table_name, column_name, valid_value, final_value) values ('sample_table','host_geo_origin','North America:USA:Wisconsin:Thiensville','North America:USA:Wisconsin:Thiens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Port Washing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4]);&quot;','&quot;;TRIM([.D1304]);&quot;','&quot;;TRIM([.A1304]);&quot;','&quot;;TRIM([.B1304]);&quot;'&quot;;[.$F$1])" office:value-type="string" office:string-value="insert into harmonization_table (table_name, column_name, valid_value, final_value) values ('sample_table','host_geo_origin','North America:USA:Wisconsin:Port Washington','North America:USA:Wisconsin:Port Washington');" calcext:value-type="string">
            <text:p>insert into harmonization_table (table_name, column_name, valid_value, final_value) values ('sample_table','host_geo_origin','North America:USA:Wisconsin:Port Washington','North America:USA:Wisconsin:Port Washing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ac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5]);&quot;','&quot;;TRIM([.D1305]);&quot;','&quot;;TRIM([.A1305]);&quot;','&quot;;TRIM([.B1305]);&quot;'&quot;;[.$F$1])" office:value-type="string" office:string-value="insert into harmonization_table (table_name, column_name, valid_value, final_value) values ('sample_table','host_geo_origin','North America:USA:Wisconsin:Racine','North America:USA:Wisconsin:Racine');" calcext:value-type="string">
            <text:p>insert into harmonization_table (table_name, column_name, valid_value, final_value) values ('sample_table','host_geo_origin','North America:USA:Wisconsin:Racine','North America:USA:Wisconsin:Raci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iver Hi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6]);&quot;','&quot;;TRIM([.D1306]);&quot;','&quot;;TRIM([.A1306]);&quot;','&quot;;TRIM([.B1306]);&quot;'&quot;;[.$F$1])" office:value-type="string" office:string-value="insert into harmonization_table (table_name, column_name, valid_value, final_value) values ('sample_table','host_geo_origin','North America:USA:Wisconsin:River Hills','North America:USA:Wisconsin:River Hills');" calcext:value-type="string">
            <text:p>insert into harmonization_table (table_name, column_name, valid_value, final_value) values ('sample_table','host_geo_origin','North America:USA:Wisconsin:River Hills','North America:USA:Wisconsin:River Hill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eater Milwaukee Are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7]);&quot;','&quot;;TRIM([.D1307]);&quot;','&quot;;TRIM([.A1307]);&quot;','&quot;;TRIM([.B1307]);&quot;'&quot;;[.$F$1])" office:value-type="string" office:string-value="insert into harmonization_table (table_name, column_name, valid_value, final_value) values ('sample_table','host_geo_origin','North America:USA:Wisconsin:Greater Milwaukee Area','North America:USA:Wisconsin:Greater Milwaukee Area');" calcext:value-type="string">
            <text:p>insert into harmonization_table (table_name, column_name, valid_value, final_value) values ('sample_table','host_geo_origin','North America:USA:Wisconsin:Greater Milwaukee Area','North America:USA:Wisconsin:Greater Milwaukee Are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lumbus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8]);&quot;','&quot;;TRIM([.D1308]);&quot;','&quot;;TRIM([.A1308]);&quot;','&quot;;TRIM([.B1308]);&quot;'&quot;;[.$F$1])" office:value-type="string" office:string-value="insert into harmonization_table (table_name, column_name, valid_value, final_value) values ('sample_table','host_geo_origin','North America:USA:Wisconsin:Columbus WI','North America:USA:Wisconsin:Columbus WI');" calcext:value-type="string">
            <text:p>insert into harmonization_table (table_name, column_name, valid_value, final_value) values ('sample_table','host_geo_origin','North America:USA:Wisconsin:Columbus WI','North America:USA:Wisconsin:Columbus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auk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9]);&quot;','&quot;;TRIM([.D1309]);&quot;','&quot;;TRIM([.A1309]);&quot;','&quot;;TRIM([.B1309]);&quot;'&quot;;[.$F$1])" office:value-type="string" office:string-value="insert into harmonization_table (table_name, column_name, valid_value, final_value) values ('sample_table','host_geo_origin','North America:USA:Wisconsin:Saukville','North America:USA:Wisconsin:Saukville');" calcext:value-type="string">
            <text:p>insert into harmonization_table (table_name, column_name, valid_value, final_value) values ('sample_table','host_geo_origin','North America:USA:Wisconsin:Saukville','North America:USA:Wisconsin:Sauk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ling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0]);&quot;','&quot;;TRIM([.D1310]);&quot;','&quot;;TRIM([.A1310]);&quot;','&quot;;TRIM([.B1310]);&quot;'&quot;;[.$F$1])" office:value-type="string" office:string-value="insert into harmonization_table (table_name, column_name, valid_value, final_value) values ('sample_table','host_geo_origin','North America:USA:Wisconsin:Slinger','North America:USA:Wisconsin:Slinger');" calcext:value-type="string">
            <text:p>insert into harmonization_table (table_name, column_name, valid_value, final_value) values ('sample_table','host_geo_origin','North America:USA:Wisconsin:Slinger','North America:USA:Wisconsin:Sling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artfor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1]);&quot;','&quot;;TRIM([.D1311]);&quot;','&quot;;TRIM([.A1311]);&quot;','&quot;;TRIM([.B1311]);&quot;'&quot;;[.$F$1])" office:value-type="string" office:string-value="insert into harmonization_table (table_name, column_name, valid_value, final_value) values ('sample_table','host_geo_origin','North America:USA:Wisconsin:Hartford','North America:USA:Wisconsin:Hartford');" calcext:value-type="string">
            <text:p>insert into harmonization_table (table_name, column_name, valid_value, final_value) values ('sample_table','host_geo_origin','North America:USA:Wisconsin:Hartford','North America:USA:Wisconsin:Hartfor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aysi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2]);&quot;','&quot;;TRIM([.D1312]);&quot;','&quot;;TRIM([.A1312]);&quot;','&quot;;TRIM([.B1312]);&quot;'&quot;;[.$F$1])" office:value-type="string" office:string-value="insert into harmonization_table (table_name, column_name, valid_value, final_value) values ('sample_table','host_geo_origin','North America:USA:Wisconsin:Bayside','North America:USA:Wisconsin:Bayside');" calcext:value-type="string">
            <text:p>insert into harmonization_table (table_name, column_name, valid_value, final_value) values ('sample_table','host_geo_origin','North America:USA:Wisconsin:Bayside','North America:USA:Wisconsin:Baysi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wn De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3]);&quot;','&quot;;TRIM([.D1313]);&quot;','&quot;;TRIM([.A1313]);&quot;','&quot;;TRIM([.B1313]);&quot;'&quot;;[.$F$1])" office:value-type="string" office:string-value="insert into harmonization_table (table_name, column_name, valid_value, final_value) values ('sample_table','host_geo_origin','North America:USA:Wisconsin:Brown Deer','North America:USA:Wisconsin:Brown Deer');" calcext:value-type="string">
            <text:p>insert into harmonization_table (table_name, column_name, valid_value, final_value) values ('sample_table','host_geo_origin','North America:USA:Wisconsin:Brown Deer','North America:USA:Wisconsin:Brown De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Oregon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4]);&quot;','&quot;;TRIM([.D1314]);&quot;','&quot;;TRIM([.A1314]);&quot;','&quot;;TRIM([.B1314]);&quot;'&quot;;[.$F$1])" office:value-type="string" office:string-value="insert into harmonization_table (table_name, column_name, valid_value, final_value) values ('sample_table','host_geo_origin','North America:USA:Wisconsin:Oregon WI','North America:USA:Wisconsin:Oregon WI');" calcext:value-type="string">
            <text:p>insert into harmonization_table (table_name, column_name, valid_value, final_value) values ('sample_table','host_geo_origin','North America:USA:Wisconsin:Oregon WI','North America:USA:Wisconsin:Oregon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ne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5]);&quot;','&quot;;TRIM([.D1315]);&quot;','&quot;;TRIM([.A1315]);&quot;','&quot;;TRIM([.B1315]);&quot;'&quot;;[.$F$1])" office:value-type="string" office:string-value="insert into harmonization_table (table_name, column_name, valid_value, final_value) values ('sample_table','host_geo_origin','North America:USA:Wisconsin:Janesville','North America:USA:Wisconsin:Janesville');" calcext:value-type="string">
            <text:p>insert into harmonization_table (table_name, column_name, valid_value, final_value) values ('sample_table','host_geo_origin','North America:USA:Wisconsin:Janesville','North America:USA:Wisconsin:Janes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arsha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6]);&quot;','&quot;;TRIM([.D1316]);&quot;','&quot;;TRIM([.A1316]);&quot;','&quot;;TRIM([.B1316]);&quot;'&quot;;[.$F$1])" office:value-type="string" office:string-value="insert into harmonization_table (table_name, column_name, valid_value, final_value) values ('sample_table','host_geo_origin','North America:USA:Wisconsin:Marshall','North America:USA:Wisconsin:Marshall');" calcext:value-type="string">
            <text:p>insert into harmonization_table (table_name, column_name, valid_value, final_value) values ('sample_table','host_geo_origin','North America:USA:Wisconsin:Marshall','North America:USA:Wisconsin:Marshal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hippewa Fa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7]);&quot;','&quot;;TRIM([.D1317]);&quot;','&quot;;TRIM([.A1317]);&quot;','&quot;;TRIM([.B1317]);&quot;'&quot;;[.$F$1])" office:value-type="string" office:string-value="insert into harmonization_table (table_name, column_name, valid_value, final_value) values ('sample_table','host_geo_origin','North America:USA:Wisconsin:Chippewa Falls','North America:USA:Wisconsin:Chippewa Falls');" calcext:value-type="string">
            <text:p>insert into harmonization_table (table_name, column_name, valid_value, final_value) values ('sample_table','host_geo_origin','North America:USA:Wisconsin:Chippewa Falls','North America:USA:Wisconsin:Chippewa Fall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oklyn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8]);&quot;','&quot;;TRIM([.D1318]);&quot;','&quot;;TRIM([.A1318]);&quot;','&quot;;TRIM([.B1318]);&quot;'&quot;;[.$F$1])" office:value-type="string" office:string-value="insert into harmonization_table (table_name, column_name, valid_value, final_value) values ('sample_table','host_geo_origin','North America:USA:Wisconsin:Brooklyn WI','North America:USA:Wisconsin:Brooklyn WI');" calcext:value-type="string">
            <text:p>insert into harmonization_table (table_name, column_name, valid_value, final_value) values ('sample_table','host_geo_origin','North America:USA:Wisconsin:Brooklyn WI','North America:USA:Wisconsin:Brooklyn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n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9]);&quot;','&quot;;TRIM([.D1319]);&quot;','&quot;;TRIM([.A1319]);&quot;','&quot;;TRIM([.B1319]);&quot;'&quot;;[.$F$1])" office:value-type="string" office:string-value="insert into harmonization_table (table_name, column_name, valid_value, final_value) values ('sample_table','host_geo_origin','North America:USA:Wisconsin:Monona','North America:USA:Wisconsin:Monona');" calcext:value-type="string">
            <text:p>insert into harmonization_table (table_name, column_name, valid_value, final_value) values ('sample_table','host_geo_origin','North America:USA:Wisconsin:Monona','North America:USA:Wisconsin:Mono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lanchard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0]);&quot;','&quot;;TRIM([.D1320]);&quot;','&quot;;TRIM([.A1320]);&quot;','&quot;;TRIM([.B1320]);&quot;'&quot;;[.$F$1])" office:value-type="string" office:string-value="insert into harmonization_table (table_name, column_name, valid_value, final_value) values ('sample_table','host_geo_origin','North America:USA:Wisconsin:Blanchardville','North America:USA:Wisconsin:Blanchardville');" calcext:value-type="string">
            <text:p>insert into harmonization_table (table_name, column_name, valid_value, final_value) values ('sample_table','host_geo_origin','North America:USA:Wisconsin:Blanchardville','North America:USA:Wisconsin:Blanchardville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Kinshasa:</text:p>
          </table:table-cell>
          <table:table-cell office:value-type="string" calcext:value-type="string">
            <text:p>Africa:Democratic Republic of the Congo:Kinshas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1]);&quot;','&quot;;TRIM([.D1321]);&quot;','&quot;;TRIM([.A1321]);&quot;','&quot;;TRIM([.B1321]);&quot;'&quot;;[.$F$1])" office:value-type="string" office:string-value="insert into harmonization_table (table_name, column_name, valid_value, final_value) values ('sample_table','host_geo_origin','Africa:Democratic Republic of the Congo:Kinshasa:','Africa:Democratic Republic of the Congo:Kinshasa:-');" calcext:value-type="string">
            <text:p>insert into harmonization_table (table_name, column_name, valid_value, final_value) values ('sample_table','host_geo_origin','Africa:Democratic Republic of the Congo:Kinshasa:','Africa:Democratic Republic of the Congo:Kinshasa:-');</text:p>
          </table:table-cell>
          <table:table-cell/>
        </table:table-row>
        <table:table-row table:style-name="ro1">
          <table:table-cell office:value-type="string" calcext:value-type="string">
            <text:p>North America:USA:Wyoming:</text:p>
          </table:table-cell>
          <table:table-cell office:value-type="string" calcext:value-type="string">
            <text:p>North America:USA:Wyom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2]);&quot;','&quot;;TRIM([.D1322]);&quot;','&quot;;TRIM([.A1322]);&quot;','&quot;;TRIM([.B1322]);&quot;'&quot;;[.$F$1])" office:value-type="string" office:string-value="insert into harmonization_table (table_name, column_name, valid_value, final_value) values ('sample_table','host_geo_origin','North America:USA:Wyoming:','North America:USA:Wyoming:-');" calcext:value-type="string">
            <text:p>insert into harmonization_table (table_name, column_name, valid_value, final_value) values ('sample_table','host_geo_origin','North America:USA:Wyoming:','North America:USA:Wyoming:-');</text:p>
          </table:table-cell>
          <table:table-cell/>
        </table:table-row>
        <table:table-row table:style-name="ro1">
          <table:table-cell office:value-type="string" calcext:value-type="string">
            <text:p>Africa:Uganda:Uganda:</text:p>
          </table:table-cell>
          <table:table-cell office:value-type="string" calcext:value-type="string">
            <text:p>Africa:Ugand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3]);&quot;','&quot;;TRIM([.D1323]);&quot;','&quot;;TRIM([.A1323]);&quot;','&quot;;TRIM([.B1323]);&quot;'&quot;;[.$F$1])" office:value-type="string" office:string-value="insert into harmonization_table (table_name, column_name, valid_value, final_value) values ('sample_table','host_geo_origin','Africa:Uganda:Uganda:','Africa:Uganda:-:-');" calcext:value-type="string">
            <text:p>insert into harmonization_table (table_name, column_name, valid_value, final_value) values ('sample_table','host_geo_origin','Africa:Uganda:Uganda:','Africa:Uganda:-:-');</text:p>
          </table:table-cell>
          <table:table-cell/>
        </table:table-row>
        <table:table-row table:style-name="ro1">
          <table:table-cell office:value-type="string" calcext:value-type="string">
            <text:p>Asia:United Arab Emirates:United Arab Emirates:</text:p>
          </table:table-cell>
          <table:table-cell office:value-type="string" calcext:value-type="string">
            <text:p>Asia:United Arab Emirates:United Arab Emirat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4]);&quot;','&quot;;TRIM([.D1324]);&quot;','&quot;;TRIM([.A1324]);&quot;','&quot;;TRIM([.B1324]);&quot;'&quot;;[.$F$1])" office:value-type="string" office:string-value="insert into harmonization_table (table_name, column_name, valid_value, final_value) values ('sample_table','host_geo_origin','Asia:United Arab Emirates:United Arab Emirates:','Asia:United Arab Emirates:United Arab Emirates:-');" calcext:value-type="string">
            <text:p>insert into harmonization_table (table_name, column_name, valid_value, final_value) values ('sample_table','host_geo_origin','Asia:United Arab Emirates:United Arab Emirates:','Asia:United Arab Emirates:United Arab Emirates:-');</text:p>
          </table:table-cell>
          <table:table-cell/>
        </table:table-row>
        <table:table-row table:style-name="ro1">
          <table:table-cell office:value-type="string" calcext:value-type="string">
            <text:p>South America:Uruguay:Montevideo:</text:p>
          </table:table-cell>
          <table:table-cell office:value-type="string" calcext:value-type="string">
            <text:p>South America:Uruguay:Montevide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5]);&quot;','&quot;;TRIM([.D1325]);&quot;','&quot;;TRIM([.A1325]);&quot;','&quot;;TRIM([.B1325]);&quot;'&quot;;[.$F$1])" office:value-type="string" office:string-value="insert into harmonization_table (table_name, column_name, valid_value, final_value) values ('sample_table','host_geo_origin','South America:Uruguay:Montevideo:','South America:Uruguay:Montevideo:-');" calcext:value-type="string">
            <text:p>insert into harmonization_table (table_name, column_name, valid_value, final_value) values ('sample_table','host_geo_origin','South America:Uruguay:Montevideo:','South America:Uruguay:Montevideo:-');</text:p>
          </table:table-cell>
          <table:table-cell/>
        </table:table-row>
        <table:table-row table:style-name="ro1">
          <table:table-cell office:value-type="string" calcext:value-type="string">
            <text:p>Asia:Vietnam:Ho Chi Minh City:</text:p>
          </table:table-cell>
          <table:table-cell office:value-type="string" calcext:value-type="string">
            <text:p>Asia:Vietnam:Ho Chi Minh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6]);&quot;','&quot;;TRIM([.D1326]);&quot;','&quot;;TRIM([.A1326]);&quot;','&quot;;TRIM([.B1326]);&quot;'&quot;;[.$F$1])" office:value-type="string" office:string-value="insert into harmonization_table (table_name, column_name, valid_value, final_value) values ('sample_table','host_geo_origin','Asia:Vietnam:Ho Chi Minh City:','Asia:Vietnam:Ho Chi Minh City:-');" calcext:value-type="string">
            <text:p>insert into harmonization_table (table_name, column_name, valid_value, final_value) values ('sample_table','host_geo_origin','Asia:Vietnam:Ho Chi Minh City:','Asia:Vietnam:Ho Chi Minh City:-');</text:p>
          </table:table-cell>
          <table:table-cell/>
        </table:table-row>
        <table:table-row table:style-name="ro1">
          <table:table-cell office:value-type="string" calcext:value-type="string">
            <text:p>Asia:Vietnam:Thanh Hoa:</text:p>
          </table:table-cell>
          <table:table-cell office:value-type="string" calcext:value-type="string">
            <text:p>Asia:Vietnam:Thanh Ho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7]);&quot;','&quot;;TRIM([.D1327]);&quot;','&quot;;TRIM([.A1327]);&quot;','&quot;;TRIM([.B1327]);&quot;'&quot;;[.$F$1])" office:value-type="string" office:string-value="insert into harmonization_table (table_name, column_name, valid_value, final_value) values ('sample_table','host_geo_origin','Asia:Vietnam:Thanh Hoa:','Asia:Vietnam:Thanh Hoa:-');" calcext:value-type="string">
            <text:p>insert into harmonization_table (table_name, column_name, valid_value, final_value) values ('sample_table','host_geo_origin','Asia:Vietnam:Thanh Hoa:','Asia:Vietnam:Thanh Hoa:-');</text:p>
          </table:table-cell>
          <table:table-cell/>
        </table:table-row>
        <table:table-row table:style-name="ro1">
          <table:table-cell office:value-type="string" calcext:value-type="string">
            <text:p>Asia:Vietnam:Quangning:</text:p>
          </table:table-cell>
          <table:table-cell office:value-type="string" calcext:value-type="string">
            <text:p>Asia:Vietnam:Quangn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8]);&quot;','&quot;;TRIM([.D1328]);&quot;','&quot;;TRIM([.A1328]);&quot;','&quot;;TRIM([.B1328]);&quot;'&quot;;[.$F$1])" office:value-type="string" office:string-value="insert into harmonization_table (table_name, column_name, valid_value, final_value) values ('sample_table','host_geo_origin','Asia:Vietnam:Quangning:','Asia:Vietnam:Quangning:-');" calcext:value-type="string">
            <text:p>insert into harmonization_table (table_name, column_name, valid_value, final_value) values ('sample_table','host_geo_origin','Asia:Vietnam:Quangning:','Asia:Vietnam:Quangn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Vietnam:Red River Delta:Han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9]);&quot;','&quot;;TRIM([.D1329]);&quot;','&quot;;TRIM([.A1329]);&quot;','&quot;;TRIM([.B1329]);&quot;'&quot;;[.$F$1])" office:value-type="string" office:string-value="insert into harmonization_table (table_name, column_name, valid_value, final_value) values ('sample_table','host_geo_origin','Asia:Vietnam:Red River Delta:Hanoi','Asia:Vietnam:Red River Delta:Hanoi');" calcext:value-type="string">
            <text:p>insert into harmonization_table (table_name, column_name, valid_value, final_value) values ('sample_table','host_geo_origin','Asia:Vietnam:Red River Delta:Hanoi','Asia:Vietnam:Red River Delta:Hanoi');</text:p>
          </table:table-cell>
          <table:table-cell/>
        </table:table-row>
        <table:table-row table:style-name="ro1">
          <table:table-cell office:value-type="string" calcext:value-type="string">
            <text:p>Asia:Vietnam:Vinhphuc:</text:p>
          </table:table-cell>
          <table:table-cell office:value-type="string" calcext:value-type="string">
            <text:p>Asia:Vietnam:Vinhphu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0]);&quot;','&quot;;TRIM([.D1330]);&quot;','&quot;;TRIM([.A1330]);&quot;','&quot;;TRIM([.B1330]);&quot;'&quot;;[.$F$1])" office:value-type="string" office:string-value="insert into harmonization_table (table_name, column_name, valid_value, final_value) values ('sample_table','host_geo_origin','Asia:Vietnam:Vinhphuc:','Asia:Vietnam:Vinhphuc:-');" calcext:value-type="string">
            <text:p>insert into harmonization_table (table_name, column_name, valid_value, final_value) values ('sample_table','host_geo_origin','Asia:Vietnam:Vinhphuc:','Asia:Vietnam:Vinhphuc:-');</text:p>
          </table:table-cell>
          <table:table-cell/>
        </table:table-row>
        <table:table-row table:style-name="ro1">
          <table:table-cell office:value-type="string" calcext:value-type="string">
            <text:p>Asia:Vietnam:Vietnam:</text:p>
          </table:table-cell>
          <table:table-cell office:value-type="string" calcext:value-type="string">
            <text:p>Asia:Vietnam:Vietn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1]);&quot;','&quot;;TRIM([.D1331]);&quot;','&quot;;TRIM([.A1331]);&quot;','&quot;;TRIM([.B1331]);&quot;'&quot;;[.$F$1])" office:value-type="string" office:string-value="insert into harmonization_table (table_name, column_name, valid_value, final_value) values ('sample_table','host_geo_origin','Asia:Vietnam:Vietnam:','Asia:Vietnam:Vietnam:-');" calcext:value-type="string">
            <text:p>insert into harmonization_table (table_name, column_name, valid_value, final_value) values ('sample_table','host_geo_origin','Asia:Vietnam:Vietnam:','Asia:Vietnam:Vietnam:-');</text:p>
          </table:table-cell>
          <table:table-cell/>
        </table:table-row>
        <table:table-row table:style-name="ro1">
          <table:table-cell office:value-type="string" calcext:value-type="string">
            <text:p>Europe:United Kingdom:Wales: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2]);&quot;','&quot;;TRIM([.D1332]);&quot;','&quot;;TRIM([.A1332]);&quot;','&quot;;TRIM([.B1332]);&quot;'&quot;;[.$F$1])" office:value-type="string" office:string-value="insert into harmonization_table (table_name, column_name, valid_value, final_value) values ('sample_table','host_geo_origin','Europe:United Kingdom:Wales:','Europe:United Kingdom:Wales:-');" calcext:value-type="string">
            <text:p>insert into harmonization_table (table_name, column_name, valid_value, final_value) values ('sample_table','host_geo_origin','Europe:United Kingdom:Wales:','Europe:United Kingdom:Wal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Wales:Cardif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3]);&quot;','&quot;;TRIM([.D1333]);&quot;','&quot;;TRIM([.A1333]);&quot;','&quot;;TRIM([.B1333]);&quot;'&quot;;[.$F$1])" office:value-type="string" office:string-value="insert into harmonization_table (table_name, column_name, valid_value, final_value) values ('sample_table','host_geo_origin','Europe:United Kingdom:Wales:Cardiff','Europe:United Kingdom:Wales:Cardiff');" calcext:value-type="string">
            <text:p>insert into harmonization_table (table_name, column_name, valid_value, final_value) values ('sample_table','host_geo_origin','Europe:United Kingdom:Wales:Cardiff','Europe:United Kingdom:Wales:Cardiff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Sud Kivu:</text:p>
          </table:table-cell>
          <table:table-cell office:value-type="string" calcext:value-type="string">
            <text:p>Africa:Democratic Republic of the Congo:Sud Kiv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4]);&quot;','&quot;;TRIM([.D1334]);&quot;','&quot;;TRIM([.A1334]);&quot;','&quot;;TRIM([.B1334]);&quot;'&quot;;[.$F$1])" office:value-type="string" office:string-value="insert into harmonization_table (table_name, column_name, valid_value, final_value) values ('sample_table','host_geo_origin','Africa:Democratic Republic of the Congo:Sud Kivu:','Africa:Democratic Republic of the Congo:Sud Kivu:-');" calcext:value-type="string">
            <text:p>insert into harmonization_table (table_name, column_name, valid_value, final_value) values ('sample_table','host_geo_origin','Africa:Democratic Republic of the Congo:Sud Kivu:','Africa:Democratic Republic of the Congo:Sud Kivu:-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Democratic Republic of the Congo:</text:p>
          </table:table-cell>
          <table:table-cell office:value-type="string" calcext:value-type="string">
            <text:p>Africa:Democratic Republic of the Congo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5]);&quot;','&quot;;TRIM([.D1335]);&quot;','&quot;;TRIM([.A1335]);&quot;','&quot;;TRIM([.B1335]);&quot;'&quot;;[.$F$1])" office:value-type="string" office:string-value="insert into harmonization_table (table_name, column_name, valid_value, final_value) values ('sample_table','host_geo_origin','Africa:Democratic Republic of the Congo:Democratic Republic of the Congo:','Africa:Democratic Republic of the Congo:-:-');" calcext:value-type="string">
            <text:p>insert into harmonization_table (table_name, column_name, valid_value, final_value) values ('sample_table','host_geo_origin','Africa:Democratic Republic of the Congo:Democratic Republic of the Congo:','Africa:Democratic Republic of the Congo:-:-');</text:p>
          </table:table-cell>
          <table:table-cell/>
        </table:table-row>
        <table:table-row table:style-name="ro1">
          <table:table-cell office:value-type="string" calcext:value-type="string">
            <text:p>Europe:Denmark:Denmark:</text:p>
          </table:table-cell>
          <table:table-cell office:value-type="string" calcext:value-type="string">
            <text:p>Europe:Denmark:Denma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6]);&quot;','&quot;;TRIM([.D1336]);&quot;','&quot;;TRIM([.A1336]);&quot;','&quot;;TRIM([.B1336]);&quot;'&quot;;[.$F$1])" office:value-type="string" office:string-value="insert into harmonization_table (table_name, column_name, valid_value, final_value) values ('sample_table','host_geo_origin','Europe:Denmark:Denmark:','Europe:Denmark:Denmark:-');" calcext:value-type="string">
            <text:p>insert into harmonization_table (table_name, column_name, valid_value, final_value) values ('sample_table','host_geo_origin','Europe:Denmark:Denmark:','Europe:Denmark:Denmar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Xiny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7]);&quot;','&quot;;TRIM([.D1337]);&quot;','&quot;;TRIM([.A1337]);&quot;','&quot;;TRIM([.B1337]);&quot;'&quot;;[.$F$1])" office:value-type="string" office:string-value="insert into harmonization_table (table_name, column_name, valid_value, final_value) values ('sample_table','host_geo_origin','Asia:China:Jiangxi:Xinyu','Asia:China:Jiangxi:Xinyu');" calcext:value-type="string">
            <text:p>insert into harmonization_table (table_name, column_name, valid_value, final_value) values ('sample_table','host_geo_origin','Asia:China:Jiangxi:Xinyu','Asia:China:Jiangxi:Xinyu');</text:p>
          </table:table-cell>
          <table:table-cell/>
        </table:table-row>
        <table:table-row table:style-name="ro1">
          <table:table-cell office:value-type="string" calcext:value-type="string">
            <text:p>Asia:China:Yunnan:</text:p>
          </table:table-cell>
          <table:table-cell office:value-type="string" calcext:value-type="string">
            <text:p>Asia:China:Yun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8]);&quot;','&quot;;TRIM([.D1338]);&quot;','&quot;;TRIM([.A1338]);&quot;','&quot;;TRIM([.B1338]);&quot;'&quot;;[.$F$1])" office:value-type="string" office:string-value="insert into harmonization_table (table_name, column_name, valid_value, final_value) values ('sample_table','host_geo_origin','Asia:China:Yunnan:','Asia:China:Yunnan:-');" calcext:value-type="string">
            <text:p>insert into harmonization_table (table_name, column_name, valid_value, final_value) values ('sample_table','host_geo_origin','Asia:China:Yunnan:','Asia:China:Yunn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Kunm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9]);&quot;','&quot;;TRIM([.D1339]);&quot;','&quot;;TRIM([.A1339]);&quot;','&quot;;TRIM([.B1339]);&quot;'&quot;;[.$F$1])" office:value-type="string" office:string-value="insert into harmonization_table (table_name, column_name, valid_value, final_value) values ('sample_table','host_geo_origin','Asia:China:Yunnan:Kunming','Asia:China:Yunnan:Kunming');" calcext:value-type="string">
            <text:p>insert into harmonization_table (table_name, column_name, valid_value, final_value) values ('sample_table','host_geo_origin','Asia:China:Yunnan:Kunming','Asia:China:Yunnan:Kunming');</text:p>
          </table:table-cell>
          <table:table-cell/>
        </table:table-row>
        <table:table-row table:style-name="ro1">
          <table:table-cell office:value-type="string" calcext:value-type="string">
            <text:p>Asia:China:Zhejiang:</text:p>
          </table:table-cell>
          <table:table-cell office:value-type="string" calcext:value-type="string">
            <text:p>Asia:China:Zhejia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0]);&quot;','&quot;;TRIM([.D1340]);&quot;','&quot;;TRIM([.A1340]);&quot;','&quot;;TRIM([.B1340]);&quot;'&quot;;[.$F$1])" office:value-type="string" office:string-value="insert into harmonization_table (table_name, column_name, valid_value, final_value) values ('sample_table','host_geo_origin','Asia:China:Zhejiang:','Asia:China:Zhejiang:-');" calcext:value-type="string">
            <text:p>insert into harmonization_table (table_name, column_name, valid_value, final_value) values ('sample_table','host_geo_origin','Asia:China:Zhejiang:','Asia:China:Zhejia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Pu'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1]);&quot;','&quot;;TRIM([.D1341]);&quot;','&quot;;TRIM([.A1341]);&quot;','&quot;;TRIM([.B1341]);&quot;'&quot;;[.$F$1])" office:value-type="string" office:string-value="insert into harmonization_table (table_name, column_name, valid_value, final_value) values ('sample_table','host_geo_origin','Asia:China:Yunnan:Pu'er','Asia:China:Yunnan:Pu'er');" calcext:value-type="string">
            <text:p>insert into harmonization_table (table_name, column_name, valid_value, final_value) values ('sample_table','host_geo_origin','Asia:China:Yunnan:Pu'er','Asia:China:Yunnan:Pu'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Xishuangban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2]);&quot;','&quot;;TRIM([.D1342]);&quot;','&quot;;TRIM([.A1342]);&quot;','&quot;;TRIM([.B1342]);&quot;'&quot;;[.$F$1])" office:value-type="string" office:string-value="insert into harmonization_table (table_name, column_name, valid_value, final_value) values ('sample_table','host_geo_origin','Asia:China:Yunnan:Xishuangbanna','Asia:China:Yunnan:Xishuangbanna');" calcext:value-type="string">
            <text:p>insert into harmonization_table (table_name, column_name, valid_value, final_value) values ('sample_table','host_geo_origin','Asia:China:Yunnan:Xishuangbanna','Asia:China:Yunnan:Xishuangbanna');</text:p>
          </table:table-cell>
          <table:table-cell/>
        </table:table-row>
        <table:table-row table:style-name="ro1">
          <table:table-cell office:value-type="string" calcext:value-type="string">
            <text:p>Europe:Netherlands:Milheeze:</text:p>
          </table:table-cell>
          <table:table-cell office:value-type="string" calcext:value-type="string">
            <text:p>Europe:Netherlands:Milhee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3]);&quot;','&quot;;TRIM([.D1343]);&quot;','&quot;;TRIM([.A1343]);&quot;','&quot;;TRIM([.B1343]);&quot;'&quot;;[.$F$1])" office:value-type="string" office:string-value="insert into harmonization_table (table_name, column_name, valid_value, final_value) values ('sample_table','host_geo_origin','Europe:Netherlands:Milheeze:','Europe:Netherlands:Milheeze:-');" calcext:value-type="string">
            <text:p>insert into harmonization_table (table_name, column_name, valid_value, final_value) values ('sample_table','host_geo_origin','Europe:Netherlands:Milheeze:','Europe:Netherlands:Milheeze:-');</text:p>
          </table:table-cell>
          <table:table-cell/>
        </table:table-row>
        <table:table-row table:style-name="ro1">
          <table:table-cell office:value-type="string" calcext:value-type="string">
            <text:p>Asia:China:China: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4]);&quot;','&quot;;TRIM([.D1344]);&quot;','&quot;;TRIM([.A1344]);&quot;','&quot;;TRIM([.B1344]);&quot;'&quot;;[.$F$1])" office:value-type="string" office:string-value="insert into harmonization_table (table_name, column_name, valid_value, final_value) values ('sample_table','host_geo_origin','Asia:China:China:','Asia:China:-:-');" calcext:value-type="string">
            <text:p>insert into harmonization_table (table_name, column_name, valid_value, final_value) values ('sample_table','host_geo_origin','Asia:China:China:','Asia:China:-:-');</text:p>
          </table:table-cell>
          <table:table-cell/>
        </table:table-row>
        <table:table-row table:style-name="ro1">
          <table:table-cell office:value-type="string" calcext:value-type="string">
            <text:p>Asia:China:Guangxi:</text:p>
          </table:table-cell>
          <table:table-cell office:value-type="string" calcext:value-type="string">
            <text:p>Asia:China:Guangx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5]);&quot;','&quot;;TRIM([.D1345]);&quot;','&quot;;TRIM([.A1345]);&quot;','&quot;;TRIM([.B1345]);&quot;'&quot;;[.$F$1])" office:value-type="string" office:string-value="insert into harmonization_table (table_name, column_name, valid_value, final_value) values ('sample_table','host_geo_origin','Asia:China:Guangxi:','Asia:China:Guangxi:-');" calcext:value-type="string">
            <text:p>insert into harmonization_table (table_name, column_name, valid_value, final_value) values ('sample_table','host_geo_origin','Asia:China:Guangxi:','Asia:China:Guangxi:-');</text:p>
          </table:table-cell>
          <table:table-cell/>
        </table:table-row>
        <table:table-row table:style-name="ro1">
          <table:table-cell office:value-type="string" calcext:value-type="string">
            <text:p>Europe:Denmark:Copenhagen:</text:p>
          </table:table-cell>
          <table:table-cell office:value-type="string" calcext:value-type="string">
            <text:p>Europe:Denmark:Copenha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6]);&quot;','&quot;;TRIM([.D1346]);&quot;','&quot;;TRIM([.A1346]);&quot;','&quot;;TRIM([.B1346]);&quot;'&quot;;[.$F$1])" office:value-type="string" office:string-value="insert into harmonization_table (table_name, column_name, valid_value, final_value) values ('sample_table','host_geo_origin','Europe:Denmark:Copenhagen:','Europe:Denmark:Copenhagen:-');" calcext:value-type="string">
            <text:p>insert into harmonization_table (table_name, column_name, valid_value, final_value) values ('sample_table','host_geo_origin','Europe:Denmark:Copenhagen:','Europe:Denmark:Copenhagen:-');</text:p>
          </table:table-cell>
          <table:table-cell/>
        </table:table-row>
        <table:table-row table:style-name="ro1">
          <table:table-cell office:value-type="string" calcext:value-type="string">
            <text:p>South America:Ecuador:Quito:</text:p>
          </table:table-cell>
          <table:table-cell office:value-type="string" calcext:value-type="string">
            <text:p>South America:Ecuador:Qui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7]);&quot;','&quot;;TRIM([.D1347]);&quot;','&quot;;TRIM([.A1347]);&quot;','&quot;;TRIM([.B1347]);&quot;'&quot;;[.$F$1])" office:value-type="string" office:string-value="insert into harmonization_table (table_name, column_name, valid_value, final_value) values ('sample_table','host_geo_origin','South America:Ecuador:Quito:','South America:Ecuador:Quito:-');" calcext:value-type="string">
            <text:p>insert into harmonization_table (table_name, column_name, valid_value, final_value) values ('sample_table','host_geo_origin','South America:Ecuador:Quito:','South America:Ecuador:Quito:-');</text:p>
          </table:table-cell>
          <table:table-cell/>
        </table:table-row>
        <table:table-row table:style-name="ro1">
          <table:table-cell office:value-type="string" calcext:value-type="string">
            <text:p>South America:Ecuador:Pichincha:</text:p>
          </table:table-cell>
          <table:table-cell office:value-type="string" calcext:value-type="string">
            <text:p>South America:Ecuador:Pichinc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8]);&quot;','&quot;;TRIM([.D1348]);&quot;','&quot;;TRIM([.A1348]);&quot;','&quot;;TRIM([.B1348]);&quot;'&quot;;[.$F$1])" office:value-type="string" office:string-value="insert into harmonization_table (table_name, column_name, valid_value, final_value) values ('sample_table','host_geo_origin','South America:Ecuador:Pichincha:','South America:Ecuador:Pichincha:-');" calcext:value-type="string">
            <text:p>insert into harmonization_table (table_name, column_name, valid_value, final_value) values ('sample_table','host_geo_origin','South America:Ecuador:Pichincha:','South America:Ecuador:Pichincha:-');</text:p>
          </table:table-cell>
          <table:table-cell/>
        </table:table-row>
        <table:table-row table:style-name="ro1">
          <table:table-cell office:value-type="string" calcext:value-type="string">
            <text:p>Africa:Egypt:Egypt:</text:p>
          </table:table-cell>
          <table:table-cell office:value-type="string" calcext:value-type="string">
            <text:p>Africa:Egypt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9]);&quot;','&quot;;TRIM([.D1349]);&quot;','&quot;;TRIM([.A1349]);&quot;','&quot;;TRIM([.B1349]);&quot;'&quot;;[.$F$1])" office:value-type="string" office:string-value="insert into harmonization_table (table_name, column_name, valid_value, final_value) values ('sample_table','host_geo_origin','Africa:Egypt:Egypt:','Africa:Egypt:-:-');" calcext:value-type="string">
            <text:p>insert into harmonization_table (table_name, column_name, valid_value, final_value) values ('sample_table','host_geo_origin','Africa:Egypt:Egypt:','Africa:Egypt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Su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0]);&quot;','&quot;;TRIM([.D1350]);&quot;','&quot;;TRIM([.A1350]);&quot;','&quot;;TRIM([.B1350]);&quot;'&quot;;[.$F$1])" office:value-type="string" office:string-value="insert into harmonization_table (table_name, column_name, valid_value, final_value) values ('sample_table','host_geo_origin','Asia:China:Anhui:Suzhou','Asia:China:Anhui:Suzhou');" calcext:value-type="string">
            <text:p>insert into harmonization_table (table_name, column_name, valid_value, final_value) values ('sample_table','host_geo_origin','Asia:China:Anhui:Suzhou','Asia:China:Anhui:Su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New South Wales:Tweed Head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1]);&quot;','&quot;;TRIM([.D1351]);&quot;','&quot;;TRIM([.A1351]);&quot;','&quot;;TRIM([.B1351]);&quot;'&quot;;[.$F$1])" office:value-type="string" office:string-value="insert into harmonization_table (table_name, column_name, valid_value, final_value) values ('sample_table','host_geo_origin','Oceania:Australia:New South Wales:Tweed Heads','Oceania:Australia:New South Wales:Tweed Heads');" calcext:value-type="string">
            <text:p>insert into harmonization_table (table_name, column_name, valid_value, final_value) values ('sample_table','host_geo_origin','Oceania:Australia:New South Wales:Tweed Heads','Oceania:Australia:New South Wales:Tweed Heads');</text:p>
          </table:table-cell>
          <table:table-cell/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2]);&quot;','&quot;;TRIM([.D1352]);&quot;','&quot;;TRIM([.A1352]);&quot;','&quot;;TRIM([.B1352]);&quot;'&quot;;[.$F$1])" office:value-type="string" office:string-value="insert into harmonization_table (table_name, column_name, valid_value, final_value) values ('sample_table','host_geo_origin','Oceania:Australia:Northern Territory:','Oceania:Australia:Northern Territory:-');" calcext:value-type="string">
            <text:p>insert into harmonization_table (table_name, column_name, valid_value, final_value) values ('sample_table','host_geo_origin','Oceania:Australia:Northern Territory:','Oceania:Australia:Northern Territory:-');</text:p>
          </table:table-cell>
          <table:table-cell/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3]);&quot;','&quot;;TRIM([.D1353]);&quot;','&quot;;TRIM([.A1353]);&quot;','&quot;;TRIM([.B1353]);&quot;'&quot;;[.$F$1])" office:value-type="string" office:string-value="insert into harmonization_table (table_name, column_name, valid_value, final_value) values ('sample_table','host_geo_origin','Oceania:Australia:Northern territory:','Oceania:Australia:Northern Territory:-');" calcext:value-type="string">
            <text:p>insert into harmonization_table (table_name, column_name, valid_value, final_value) values ('sample_table','host_geo_origin','Oceania:Australia:Northern territory:','Oceania:Australia:Northern Territor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Gold Coa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4]);&quot;','&quot;;TRIM([.D1354]);&quot;','&quot;;TRIM([.A1354]);&quot;','&quot;;TRIM([.B1354]);&quot;'&quot;;[.$F$1])" office:value-type="string" office:string-value="insert into harmonization_table (table_name, column_name, valid_value, final_value) values ('sample_table','host_geo_origin','Oceania:Australia:Queensland:Gold Coast','Oceania:Australia:Queensland:Gold Coast');" calcext:value-type="string">
            <text:p>insert into harmonization_table (table_name, column_name, valid_value, final_value) values ('sample_table','host_geo_origin','Oceania:Australia:Queensland:Gold Coast','Oceania:Australia:Queensland:Gold Coa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Rockhamp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5]);&quot;','&quot;;TRIM([.D1355]);&quot;','&quot;;TRIM([.A1355]);&quot;','&quot;;TRIM([.B1355]);&quot;'&quot;;[.$F$1])" office:value-type="string" office:string-value="insert into harmonization_table (table_name, column_name, valid_value, final_value) values ('sample_table','host_geo_origin','Oceania:Australia:Queensland:Rockhampton','Oceania:Australia:Queensland:Rockhampton');" calcext:value-type="string">
            <text:p>insert into harmonization_table (table_name, column_name, valid_value, final_value) values ('sample_table','host_geo_origin','Oceania:Australia:Queensland:Rockhampton','Oceania:Australia:Queensland:Rockhamp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Brisba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6]);&quot;','&quot;;TRIM([.D1356]);&quot;','&quot;;TRIM([.A1356]);&quot;','&quot;;TRIM([.B1356]);&quot;'&quot;;[.$F$1])" office:value-type="string" office:string-value="insert into harmonization_table (table_name, column_name, valid_value, final_value) values ('sample_table','host_geo_origin','Oceania:Australia:Queensland:Brisbane','Oceania:Australia:Queensland:Brisbane');" calcext:value-type="string">
            <text:p>insert into harmonization_table (table_name, column_name, valid_value, final_value) values ('sample_table','host_geo_origin','Oceania:Australia:Queensland:Brisbane','Oceania:Australia:Queensland:Brisba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Sunshine Coa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7]);&quot;','&quot;;TRIM([.D1357]);&quot;','&quot;;TRIM([.A1357]);&quot;','&quot;;TRIM([.B1357]);&quot;'&quot;;[.$F$1])" office:value-type="string" office:string-value="insert into harmonization_table (table_name, column_name, valid_value, final_value) values ('sample_table','host_geo_origin','Oceania:Australia:Queensland:Sunshine Coast','Oceania:Australia:Queensland:Sunshine Coast');" calcext:value-type="string">
            <text:p>insert into harmonization_table (table_name, column_name, valid_value, final_value) values ('sample_table','host_geo_origin','Oceania:Australia:Queensland:Sunshine Coast','Oceania:Australia:Queensland:Sunshine Coa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Southeast Queen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8]);&quot;','&quot;;TRIM([.D1358]);&quot;','&quot;;TRIM([.A1358]);&quot;','&quot;;TRIM([.B1358]);&quot;'&quot;;[.$F$1])" office:value-type="string" office:string-value="insert into harmonization_table (table_name, column_name, valid_value, final_value) values ('sample_table','host_geo_origin','Oceania:Australia:Queensland:Southeast Queensland','Oceania:Australia:Queensland:Southeast Queensland');" calcext:value-type="string">
            <text:p>insert into harmonization_table (table_name, column_name, valid_value, final_value) values ('sample_table','host_geo_origin','Oceania:Australia:Queensland:Southeast Queensland','Oceania:Australia:Queensland:Southeast Queen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Northern Queen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9]);&quot;','&quot;;TRIM([.D1359]);&quot;','&quot;;TRIM([.A1359]);&quot;','&quot;;TRIM([.B1359]);&quot;'&quot;;[.$F$1])" office:value-type="string" office:string-value="insert into harmonization_table (table_name, column_name, valid_value, final_value) values ('sample_table','host_geo_origin','Oceania:Australia:Queensland:Northern Queensland','Oceania:Australia:Queensland:Northern Queensland');" calcext:value-type="string">
            <text:p>insert into harmonization_table (table_name, column_name, valid_value, final_value) values ('sample_table','host_geo_origin','Oceania:Australia:Queensland:Northern Queensland','Oceania:Australia:Queensland:Northern Queen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Cair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0]);&quot;','&quot;;TRIM([.D1360]);&quot;','&quot;;TRIM([.A1360]);&quot;','&quot;;TRIM([.B1360]);&quot;'&quot;;[.$F$1])" office:value-type="string" office:string-value="insert into harmonization_table (table_name, column_name, valid_value, final_value) values ('sample_table','host_geo_origin','Oceania:Australia:Queensland:Cairns','Oceania:Australia:Queensland:Cairns');" calcext:value-type="string">
            <text:p>insert into harmonization_table (table_name, column_name, valid_value, final_value) values ('sample_table','host_geo_origin','Oceania:Australia:Queensland:Cairns','Oceania:Australia:Queensland:Cairns');</text:p>
          </table:table-cell>
          <table:table-cell/>
        </table:table-row>
        <table:table-row table:style-name="ro1">
          <table:table-cell office:value-type="string" calcext:value-type="string">
            <text:p>Oceania:Australia:South Australia:</text:p>
          </table:table-cell>
          <table:table-cell office:value-type="string" calcext:value-type="string">
            <text:p>Oceania:Australia:South Austra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1]);&quot;','&quot;;TRIM([.D1361]);&quot;','&quot;;TRIM([.A1361]);&quot;','&quot;;TRIM([.B1361]);&quot;'&quot;;[.$F$1])" office:value-type="string" office:string-value="insert into harmonization_table (table_name, column_name, valid_value, final_value) values ('sample_table','host_geo_origin','Oceania:Australia:South Australia:','Oceania:Australia:South Australia:-');" calcext:value-type="string">
            <text:p>insert into harmonization_table (table_name, column_name, valid_value, final_value) values ('sample_table','host_geo_origin','Oceania:Australia:South Australia:','Oceania:Australia:South Australia:-');</text:p>
          </table:table-cell>
          <table:table-cell/>
        </table:table-row>
        <table:table-row table:style-name="ro1">
          <table:table-cell office:value-type="string" calcext:value-type="string">
            <text:p>South America:Argentina:Argentina:</text:p>
          </table:table-cell>
          <table:table-cell office:value-type="string" calcext:value-type="string">
            <text:p>South America:Argent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2]);&quot;','&quot;;TRIM([.D1362]);&quot;','&quot;;TRIM([.A1362]);&quot;','&quot;;TRIM([.B1362]);&quot;'&quot;;[.$F$1])" office:value-type="string" office:string-value="insert into harmonization_table (table_name, column_name, valid_value, final_value) values ('sample_table','host_geo_origin','South America:Argentina:Argentina:','South America:Argentina:-:-');" calcext:value-type="string">
            <text:p>insert into harmonization_table (table_name, column_name, valid_value, final_value) values ('sample_table','host_geo_origin','South America:Argentina:Argentina:','South America:Argentin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Victoria:Clay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3]);&quot;','&quot;;TRIM([.D1363]);&quot;','&quot;;TRIM([.A1363]);&quot;','&quot;;TRIM([.B1363]);&quot;'&quot;;[.$F$1])" office:value-type="string" office:string-value="insert into harmonization_table (table_name, column_name, valid_value, final_value) values ('sample_table','host_geo_origin','Oceania:Australia:Victoria:Clayton','Oceania:Australia:Victoria:Clayton');" calcext:value-type="string">
            <text:p>insert into harmonization_table (table_name, column_name, valid_value, final_value) values ('sample_table','host_geo_origin','Oceania:Australia:Victoria:Clayton','Oceania:Australia:Victoria:Clay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4]);&quot;','&quot;;TRIM([.D1364]);&quot;','&quot;;TRIM([.A1364]);&quot;','&quot;;TRIM([.B1364]);&quot;'&quot;;[.$F$1])" office:value-type="string" office:string-value="insert into harmonization_table (table_name, column_name, valid_value, final_value) values ('sample_table','host_geo_origin','Oceania:Australia:Victoria:Melbourne','Oceania:Australia:Victoria:Melbourne');" calcext:value-type="string">
            <text:p>insert into harmonization_table (table_name, column_name, valid_value, final_value) values ('sample_table','host_geo_origin','Oceania:Australia:Victoria:Melbourne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2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5]);&quot;','&quot;;TRIM([.D1365]);&quot;','&quot;;TRIM([.A1365]);&quot;','&quot;;TRIM([.B1365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6]);&quot;','&quot;;TRIM([.D1366]);&quot;','&quot;;TRIM([.A1366]);&quot;','&quot;;TRIM([.B1366]);&quot;'&quot;;[.$F$1])" office:value-type="string" office:string-value="insert into harmonization_table (table_name, column_name, valid_value, final_value) values ('sample_table','host_sex','male','male');" calcext:value-type="string">
            <text:p>insert into harmonization_table (table_name, column_name, valid_value, final_value) values ('sample_table','host_sex','male','mal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5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7]);&quot;','&quot;;TRIM([.D1367]);&quot;','&quot;;TRIM([.A1367]);&quot;','&quot;;TRIM([.B1367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8]);&quot;','&quot;;TRIM([.D1368]);&quot;','&quot;;TRIM([.A1368]);&quot;','&quot;;TRIM([.B1368]);&quot;'&quot;;[.$F$1])" office:value-type="string" office:string-value="insert into harmonization_table (table_name, column_name, valid_value, final_value) values ('sample_table','host_sex','Male','male');" calcext:value-type="string">
            <text:p>insert into harmonization_table (table_name, column_name, valid_value, final_value) values ('sample_table','host_sex','Male','male');</text:p>
          </table:table-cell>
          <table:table-cell/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female <text:s text:c="4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9]);&quot;','&quot;;TRIM([.D1369]);&quot;','&quot;;TRIM([.A1369]);&quot;','&quot;;TRIM([.B1369]);&quot;'&quot;;[.$F$1])" office:value-type="string" office:string-value="insert into harmonization_table (table_name, column_name, valid_value, final_value) values ('sample_table','host_sex','Woman','female');" calcext:value-type="string">
            <text:p>insert into harmonization_table (table_name, column_name, valid_value, final_value) values ('sample_table','host_sex','Woman','femal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70]);&quot;','&quot;;TRIM([.D1370]);&quot;','&quot;;TRIM([.A1370]);&quot;','&quot;;TRIM([.B1370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table:style-name="ce3" office:value-type="string" calcext:value-type="string">
            <text:p>2019-01-19</text:p>
          </table:table-cell>
          <table:table-cell table:style-name="ce3" office:value-type="string" calcext:value-type="string">
            <text:p>2020-01-19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collection_date</text:p>
          </table:table-cell>
          <table:table-cell table:formula="of:=CONCATENATE([.$E$1];&quot;'&quot;;TRIM([.C1371]);&quot;','&quot;;TRIM([.D1371]);&quot;','&quot;;TRIM([.A1371]);&quot;','&quot;;TRIM([.B1371]);&quot;'&quot;;[.$F$1])" office:value-type="string" office:string-value="insert into harmonization_table (table_name, column_name, valid_value, final_value) values ('sample_table','collection_date','2019-01-19','2020-01-19');" calcext:value-type="string">
            <text:p>insert into harmonization_table (table_name, column_name, valid_value, final_value) values ('sample_table','collection_date','2019-01-19','2020-01-19');</text:p>
          </table:table-cell>
          <table:table-cell/>
        </table:table-row>
        <table:table-row table:style-name="ro1"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2:08:34.2326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3T18:30:28.540805066</meta:creation-date>
    <dc:date>2020-07-02T12:24:39.502306000</dc:date>
    <meta:editing-duration>PT48M42S</meta:editing-duration>
    <meta:editing-cycles>10</meta:editing-cycles>
    <meta:generator>LibreOffice/6.4.4.2$MacOSX_X86_64 LibreOffice_project/3d775be2011f3886db32dfd395a6a6d1ca2630ff</meta:generator>
    <meta:document-statistic meta:table-count="6" meta:cell-count="9644" meta:object-count="0"/>
  </office:meta>
</office:document-meta>
</file>